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2283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55in"/>
    </style:style>
    <style:style style:name="co18" style:family="table-column">
      <style:table-column-properties fo:break-before="auto" style:column-width="0.5602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8256in"/>
    </style:style>
    <style:style style:name="co22" style:family="table-column">
      <style:table-column-properties fo:break-before="auto" style:column-width="0.4752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2.1437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1.7075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0.4217in"/>
    </style:style>
    <style:style style:name="co29" style:family="table-column">
      <style:table-column-properties fo:break-before="auto" style:column-width="0.4319in"/>
    </style:style>
    <style:style style:name="co30" style:family="table-column">
      <style:table-column-properties fo:break-before="auto" style:column-width="0.4429in"/>
    </style:style>
    <style:style style:name="co31" style:family="table-column">
      <style:table-column-properties fo:break-before="auto" style:column-width="0.3673in"/>
    </style:style>
    <style:style style:name="co32" style:family="table-column">
      <style:table-column-properties fo:break-before="auto" style:column-width="0.4102in"/>
    </style:style>
    <style:style style:name="co33" style:family="table-column">
      <style:table-column-properties fo:break-before="auto" style:column-width="1.4181in"/>
    </style:style>
    <style:style style:name="co34" style:family="table-column">
      <style:table-column-properties fo:break-before="auto" style:column-width="0.3138in"/>
    </style:style>
    <style:style style:name="co35" style:family="table-column">
      <style:table-column-properties fo:break-before="auto" style:column-width="0.2602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3783in"/>
    </style:style>
    <style:style style:name="co38" style:family="table-column">
      <style:table-column-properties fo:break-before="auto" style:column-width="0.3457in"/>
    </style:style>
    <style:style style:name="co39" style:family="table-column">
      <style:table-column-properties fo:break-before="auto" style:column-width="0.7854in"/>
    </style:style>
    <style:style style:name="co40" style:family="table-column">
      <style:table-column-properties fo:break-before="auto" style:column-width="0.861in"/>
    </style:style>
    <style:style style:name="co41" style:family="table-column">
      <style:table-column-properties fo:break-before="auto" style:column-width="0.2819in"/>
    </style:style>
    <style:style style:name="co42" style:family="table-column">
      <style:table-column-properties fo:break-before="auto" style:column-width="1.7291in"/>
    </style:style>
    <style:style style:name="co43" style:family="table-column">
      <style:table-column-properties fo:break-before="auto" style:column-width="1.3327in"/>
    </style:style>
    <style:style style:name="co44" style:family="table-column">
      <style:table-column-properties fo:break-before="auto" style:column-width="0.5819in"/>
    </style:style>
    <style:style style:name="co45" style:family="table-column">
      <style:table-column-properties fo:break-before="auto" style:column-width="0.8071in"/>
    </style:style>
    <style:style style:name="co46" style:family="table-column">
      <style:table-column-properties fo:break-before="auto" style:column-width="0.7217in"/>
    </style:style>
    <style:style style:name="co47" style:family="table-column">
      <style:table-column-properties fo:break-before="auto" style:column-width="0.5283in"/>
    </style:style>
    <style:style style:name="co48" style:family="table-column">
      <style:table-column-properties fo:break-before="auto" style:column-width="0.5929in"/>
    </style:style>
    <style:style style:name="co49" style:family="table-column">
      <style:table-column-properties fo:break-before="auto" style:column-width="0.6354in"/>
    </style:style>
    <style:style style:name="co50" style:family="table-column">
      <style:table-column-properties fo:break-before="auto" style:column-width="0.3252in"/>
    </style:style>
    <style:style style:name="co51" style:family="table-column">
      <style:table-column-properties fo:break-before="auto" style:column-width="0.9102in"/>
    </style:style>
    <style:style style:name="co52" style:family="table-column">
      <style:table-column-properties fo:break-before="auto" style:column-width="2.072in"/>
    </style:style>
    <style:style style:name="co53" style:family="table-column">
      <style:table-column-properties fo:break-before="auto" style:column-width="0.2835in"/>
    </style:style>
    <style:style style:name="co54" style:family="table-column">
      <style:table-column-properties fo:break-before="auto" style:column-width="0.3047in"/>
    </style:style>
    <style:style style:name="co55" style:family="table-column">
      <style:table-column-properties fo:break-before="auto" style:column-width="0.3154in"/>
    </style:style>
    <style:style style:name="co56" style:family="table-column">
      <style:table-column-properties fo:break-before="auto" style:column-width="0.2937in"/>
    </style:style>
    <style:style style:name="co57" style:family="table-column">
      <style:table-column-properties fo:break-before="auto" style:column-width="0.2in"/>
    </style:style>
    <style:style style:name="co58" style:family="table-column">
      <style:table-column-properties fo:break-before="auto" style:column-width="1.6437in"/>
    </style:style>
    <style:style style:name="co59" style:family="table-column">
      <style:table-column-properties fo:break-before="auto" style:column-width="1.2898in"/>
    </style:style>
    <style:style style:name="co60" style:family="table-column">
      <style:table-column-properties fo:break-before="auto" style:column-width="1.1307in"/>
    </style:style>
    <style:style style:name="co61" style:family="table-column">
      <style:table-column-properties fo:break-before="auto" style:column-width="0.9047in"/>
    </style:style>
    <style:style style:name="co62" style:family="table-column">
      <style:table-column-properties fo:break-before="auto" style:column-width="0.4118in"/>
    </style:style>
    <style:style style:name="co63" style:family="table-column">
      <style:table-column-properties fo:break-before="auto" style:column-width="1.611in"/>
    </style:style>
    <style:style style:name="co64" style:family="table-column">
      <style:table-column-properties fo:break-before="auto" style:column-width="0.6909in"/>
    </style:style>
    <style:style style:name="co65" style:family="table-column">
      <style:table-column-properties fo:break-before="auto" style:column-width="0.3264in"/>
    </style:style>
    <style:style style:name="co66" style:family="table-column">
      <style:table-column-properties fo:break-before="auto" style:column-width="0.4654in"/>
    </style:style>
    <style:style style:name="co67" style:family="table-column">
      <style:table-column-properties fo:break-before="auto" style:column-width="1.302in"/>
    </style:style>
    <style:style style:name="co68" style:family="table-column">
      <style:table-column-properties fo:break-before="auto" style:column-width="4.5in"/>
    </style:style>
    <style:style style:name="co69" style:family="table-column">
      <style:table-column-properties fo:break-before="auto" style:column-width="1.8902in"/>
    </style:style>
    <style:style style:name="co70" style:family="table-column">
      <style:table-column-properties fo:break-before="auto" style:column-width="0.8193in"/>
    </style:style>
    <style:style style:name="co71" style:family="table-column">
      <style:table-column-properties fo:break-before="auto" style:column-width="0.3366in"/>
    </style:style>
    <style:style style:name="co72" style:family="table-column">
      <style:table-column-properties fo:break-before="auto" style:column-width="1.6984in"/>
    </style:style>
    <style:style style:name="co73" style:family="table-column">
      <style:table-column-properties fo:break-before="auto" style:column-width="0.9374in"/>
    </style:style>
    <style:style style:name="co74" style:family="table-column">
      <style:table-column-properties fo:break-before="auto" style:column-width="0.3472in"/>
    </style:style>
    <style:style style:name="co75" style:family="table-column">
      <style:table-column-properties fo:break-before="auto" style:column-width="4.4in"/>
    </style:style>
    <style:style style:name="co76" style:family="table-column">
      <style:table-column-properties fo:break-before="auto" style:column-width="4.4098in"/>
    </style:style>
    <style:style style:name="co77" style:family="table-column">
      <style:table-column-properties fo:break-before="auto" style:column-width="1.1929in"/>
    </style:style>
    <style:style style:name="co78" style:family="table-column">
      <style:table-column-properties fo:break-before="auto" style:column-width="0.6465in"/>
    </style:style>
    <style:style style:name="co79" style:family="table-column">
      <style:table-column-properties fo:break-before="auto" style:column-width="0.9146in"/>
    </style:style>
    <style:style style:name="co80" style:family="table-column">
      <style:table-column-properties fo:break-before="auto" style:column-width="1.6972in"/>
    </style:style>
    <style:style style:name="co81" style:family="table-column">
      <style:table-column-properties fo:break-before="auto" style:column-width="0.6898in"/>
    </style:style>
    <style:style style:name="co82" style:family="table-column">
      <style:table-column-properties fo:break-before="auto" style:column-width="1.3543in"/>
    </style:style>
    <style:style style:name="co83" style:family="table-column">
      <style:table-column-properties fo:break-before="auto" style:column-width="0.3571in"/>
    </style:style>
    <style:style style:name="co84" style:family="table-column">
      <style:table-column-properties fo:break-before="auto" style:column-width="0.9898in"/>
    </style:style>
    <style:style style:name="co85" style:family="table-column">
      <style:table-column-properties fo:break-before="auto" style:column-width="1.5362in"/>
    </style:style>
    <style:style style:name="co86" style:family="table-column">
      <style:table-column-properties fo:break-before="auto" style:column-width="0.3465in"/>
    </style:style>
    <style:style style:name="co87" style:family="table-column">
      <style:table-column-properties fo:break-before="auto" style:column-width="1.322in"/>
    </style:style>
    <style:style style:name="co88" style:family="table-column">
      <style:table-column-properties fo:break-before="auto" style:column-width="1.2256in"/>
    </style:style>
    <style:style style:name="co89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37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37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38"/>
    <style:style style:name="ce31" style:family="table-cell" style:parent-style-name="Default" style:data-style-name="N138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37"/>
    <style:style style:name="ce33" style:family="table-cell" style:parent-style-name="Default" style:data-style-name="N137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 style:data-style-name="N14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42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 style:data-style-name="N138">
      <style:table-cell-properties style:text-align-source="fix" style:repeat-content="false"/>
      <style:paragraph-properties fo:text-align="end" fo:margin-left="0in"/>
    </style:style>
    <style:style style:name="ce41" style:family="table-cell" style:parent-style-name="Default" style:data-style-name="N138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23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5" style:family="table-cell" style:parent-style-name="Default" style:data-style-name="N138">
      <style:table-cell-properties fo:background-color="#dddddd"/>
      <style:text-properties fo:font-style="italic" style:font-style-asian="italic" style:font-style-complex="italic"/>
    </style:style>
    <style:style style:name="ce46" style:family="table-cell" style:parent-style-name="Default">
      <style:table-cell-properties fo:wrap-option="wrap"/>
    </style:style>
    <style:style style:name="ce7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start" fo:margin-left="0in"/>
    </style:style>
    <style:style style:name="ce114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in"/>
    </style:style>
    <style:style style:name="ce86" style:family="table-cell" style:parent-style-name="Default" style:data-style-name="N142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85" style:family="table-cell" style:parent-style-name="Default" style:data-style-name="N121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in"/>
    </style:style>
    <style:style style:name="ce87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8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19" style:family="table-cell" style:parent-style-name="Default" style:data-style-name="N3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in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start" fo:margin-left="0in"/>
    </style:style>
    <style:style style:name="ce121" style:family="table-cell" style:parent-style-name="Default" style:data-style-name="N3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in"/>
    </style:style>
    <style:style style:name="ce92" style:family="table-cell" style:parent-style-name="Default">
      <style:table-cell-properties fo:background-color="#ffffd7" style:text-align-source="fix" style:repeat-content="false" fo:wrap-option="wrap" fo:border="0.74pt solid #000000" style:vertical-align="top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in"/>
    </style:style>
    <style:style style:name="ce126" style:family="table-cell" style:parent-style-name="Default" style:data-style-name="N0">
      <style:table-cell-properties fo:background-color="#ffffd7" style:text-align-source="fix" style:repeat-content="false"/>
      <style:paragraph-properties fo:text-align="center" fo:margin-left="0in"/>
    </style:style>
    <style:style style:name="ce98" style:family="table-cell" style:parent-style-name="Default" style:data-style-name="N142">
      <style:table-cell-properties fo:background-color="#ffffd7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order-bottom="0.06pt solid #000000" fo:background-color="#ffffd7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3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eeeeee"/>
    </style:style>
    <style:style style:name="ce131" style:family="table-cell" style:parent-style-name="Default">
      <style:table-cell-properties fo:border="0.74pt solid #000000"/>
    </style:style>
    <style:style style:name="ce97" style:family="table-cell" style:parent-style-name="Default">
      <style:text-properties fo:color="#eeeeee"/>
    </style:style>
    <style:style style:name="ce95" style:family="table-cell" style:parent-style-name="Default" style:data-style-name="N142">
      <style:table-cell-properties style:text-align-source="fix" style:repeat-content="false"/>
      <style:paragraph-properties fo:text-align="center" fo:margin-left="0in"/>
      <style:text-properties fo:color="#eeeeee"/>
    </style:style>
    <style:style style:name="ce134" style:family="table-cell" style:parent-style-name="Default" style:data-style-name="N1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99" style:family="table-cell" style:parent-style-name="Default" style:data-style-name="N99">
      <style:text-properties fo:color="#eeeeee"/>
    </style:style>
    <style:style style:name="ce100" style:family="table-cell" style:parent-style-name="Default">
      <style:text-properties style:use-window-font-color="true"/>
    </style:style>
    <style:style style:name="ce101" style:family="table-cell" style:parent-style-name="Default">
      <style:table-cell-properties style:vertical-align="top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in"/>
    </style:style>
    <style:style style:name="ce14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</style:style>
    <style:style style:name="ce103" style:family="table-cell" style:parent-style-name="Default" style:data-style-name="N142">
      <style:table-cell-properties style:text-align-source="fix" style:repeat-content="false" style:vertical-align="top"/>
      <style:paragraph-properties fo:text-align="center" fo:margin-left="0in"/>
    </style:style>
    <style:style style:name="ce142" style:family="table-cell" style:parent-style-name="Default" style:data-style-name="N3">
      <style:table-cell-properties style:text-align-source="fix" style:repeat-content="false" style:vertical-align="top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value-type" style:repeat-content="false" style:vertical-align="top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42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1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value-type" style:repeat-content="false" fo:wrap-option="wrap" style:vertical-align="top"/>
    </style:style>
    <style:style style:name="ce113" style:family="table-cell" style:parent-style-name="Default">
      <style:table-cell-properties fo:wrap-option="wrap" style:vertical-align="top"/>
    </style:style>
    <style:style style:name="ce1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56" style:family="table-cell" style:parent-style-name="Default" style:data-style-name="N3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ArmorType)" table:allow-empty-cell="true" table:display-list="unsorted" table:base-cell-address="Enemies.B6">
          <table:error-message table:message-type="stop" table:display="true"/>
        </table:content-validation>
        <table:content-validation table:name="val2" table:condition="of:cell-content-is-in-list(HitDice)" table:allow-empty-cell="true" table:display-list="unsorted" table:base-cell-address="Enemies.D6">
          <table:error-message table:message-type="stop" table:display="true"/>
        </table:content-validation>
        <table:content-validation table:name="val3" table:condition="of:cell-content-is-in-list(Weapons)" table:allow-empty-cell="false" table:display-list="unsorted" table:base-cell-address="Enemies.H6"/>
        <table:content-validation table:name="val4" table:condition="of:cell-content-is-in-list(&quot;Yes&quot;;&quot;No&quot;)" table:allow-empty-cell="true" table:display-list="unsorted" table:base-cell-address="Enemies.I6">
          <table:error-message table:message-type="stop" table:display="true"/>
        </table:content-validation>
        <table:content-validation table:name="val5" table:condition="of:cell-content-is-in-list(Size)" table:allow-empty-cell="true" table:display-list="unsorted" table:base-cell-address="Enemies.R6">
          <table:error-message table:message-type="stop" table:display="true"/>
        </table:content-validation>
        <table:content-validation table:name="val6" table:condition="of:cell-content-is-in-list(&quot;Monster&quot;;&quot;Fighter&quot;;&quot;Rogue&quot;;&quot;Spellcaster&quot;;&quot;Fighter-Rogue&quot;;&quot;Fighter-Spellcaster&quot;;&quot;Rogue-Spellcaster&quot;)" table:allow-empty-cell="true" table:display-list="unsorted" table:base-cell-address="EnemyBuilder.B10">
          <table:error-message table:message-type="stop" table:display="true"/>
        </table:content-validation>
        <table:content-validation table:name="val7" table:base-cell-address="EnemyBuilder.B3">
          <table:error-message table:message-type="stop" table:display="true"/>
        </table:content-validation>
        <table:content-validation table:name="val8" table:condition="of:cell-content-is-in-list(HitDice)" table:allow-empty-cell="true" table:display-list="unsorted" table:base-cell-address="EnemyBuilder.B5">
          <table:error-message table:message-type="stop" table:display="true"/>
        </table:content-validation>
        <table:content-validation table:name="val9" table:condition="of:cell-content-is-in-list(Size)" table:allow-empty-cell="true" table:display-list="unsorted" table:base-cell-address="EnemyBuilder.B6">
          <table:error-message table:message-type="stop" table:display="true"/>
        </table:content-validation>
        <table:content-validation table:name="val10" table:condition="of:cell-content-is-in-list(ArmorType)" table:allow-empty-cell="true" table:display-list="unsorted" table:base-cell-address="EnemyBuilder.B9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EnemyBuilder.B17">
          <table:error-message table:message-type="stop" table:display="true"/>
        </table:content-validation>
      </table:content-validations>
      <table:table table:name="Class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7"/>
        <table:table-column table:style-name="co9" table:default-cell-style-name="ce3"/>
        <table:table-column table:style-name="co3" table:default-cell-style-name="ce3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table:style-name="Default" table:number-columns-repeated="12"/>
          <table:table-cell office:value-type="float" office:value="5.5" calcext:value-type="float">
            <text:p>5.5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FIGHTER</text:p>
          </table:table-cell>
          <table:table-cell table:style-name="Default" table:number-columns-repeated="13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6] &amp; &quot;d6+&quot; &amp; ([.A6]*2)" office:value-type="string" office:string-value="1d6+2" calcext:value-type="string">
            <text:p>1d6+2</text:p>
          </table:table-cell>
          <table:table-cell table:formula="of:=ROUNDUP([.A6]*2/3)" office:value-type="float" office:value="1" calcext:value-type="float">
            <text:p>+1</text:p>
          </table:table-cell>
          <table:table-cell table:formula="of:=ROUNDDOWN([.A6]*(4/15))" office:value-type="float" office:value="0" calcext:value-type="float">
            <text:p>+0</text:p>
          </table:table-cell>
          <table:table-cell table:formula="of:=ROUND([.A6]*(2/3))" office:value-type="float" office:value="1" calcext:value-type="float">
            <text:p>+1</text:p>
          </table:table-cell>
          <table:table-cell table:formula="of:=ROUNDUP([.A6]*0.75)" office:value-type="float" office:value="1" calcext:value-type="float">
            <text:p>+1</text:p>
          </table:table-cell>
          <table:table-cell table:formula="of:=ROUNDDOWN([.A6]*2/3)" office:value-type="float" office:value="0" calcext:value-type="float">
            <text:p>+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office:value-type="float" office:value="8" calcext:value-type="float">
            <text:p>8</text:p>
          </table:table-cell>
          <table:table-cell table:style-name="ce5" table:formula="of:=ROUND(AVERAGE([.F6:.H6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,000</text:p>
          </table:table-cell>
          <table:table-cell table:formula="of:=[.A7] &amp; &quot;d6+&quot; &amp; ([.A7]*2)" office:value-type="string" office:string-value="2d6+4" calcext:value-type="string">
            <text:p>2d6+4</text:p>
          </table:table-cell>
          <table:table-cell table:formula="of:=ROUNDUP([.A7]*2/3)" office:value-type="float" office:value="2" calcext:value-type="float">
            <text:p>+2</text:p>
          </table:table-cell>
          <table:table-cell table:formula="of:=ROUNDDOWN([.A7]*(4/15))" office:value-type="float" office:value="0" calcext:value-type="float">
            <text:p>+0</text:p>
          </table:table-cell>
          <table:table-cell table:formula="of:=ROUND([.A7]*(2/3))" office:value-type="float" office:value="1" calcext:value-type="float">
            <text:p>+1</text:p>
          </table:table-cell>
          <table:table-cell table:formula="of:=ROUNDUP([.A7]*0.75)" office:value-type="float" office:value="2" calcext:value-type="float">
            <text:p>+2</text:p>
          </table:table-cell>
          <table:table-cell table:formula="of:=ROUNDDOWN([.A7]*2/3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table:formula="of:=[.$M$1]*[.A7]" office:value-type="float" office:value="11" calcext:value-type="float">
            <text:p>11</text:p>
          </table:table-cell>
          <table:table-cell table:style-name="ce5" table:formula="of:=ROUND(AVERAGE([.F7:.H7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2" office:value-type="float" office:value="4000" calcext:value-type="float">
            <text:p>4,000</text:p>
          </table:table-cell>
          <table:table-cell table:formula="of:=[.A8] &amp; &quot;d6+&quot; &amp; ([.A8]*2)" office:value-type="string" office:string-value="3d6+6" calcext:value-type="string">
            <text:p>3d6+6</text:p>
          </table:table-cell>
          <table:table-cell table:formula="of:=ROUNDUP([.A8]*2/3)" office:value-type="float" office:value="2" calcext:value-type="float">
            <text:p>+2</text:p>
          </table:table-cell>
          <table:table-cell table:formula="of:=ROUNDDOWN([.A8]*(4/15))" office:value-type="float" office:value="0" calcext:value-type="float">
            <text:p>+0</text:p>
          </table:table-cell>
          <table:table-cell table:formula="of:=ROUND([.A8]*(2/3))" office:value-type="float" office:value="2" calcext:value-type="float">
            <text:p>+2</text:p>
          </table:table-cell>
          <table:table-cell table:formula="of:=ROUNDUP([.A8]*0.75)" office:value-type="float" office:value="3" calcext:value-type="float">
            <text:p>+3</text:p>
          </table:table-cell>
          <table:table-cell table:formula="of:=ROUNDDOWN([.A8]*2/3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6]+1" office:value-type="float" office:value="2" calcext:value-type="float">
            <text:p>2</text:p>
          </table:table-cell>
          <table:table-cell table:formula="of:=[.L6]-1" office:value-type="float" office:value="13" calcext:value-type="float">
            <text:p>13+</text:p>
          </table:table-cell>
          <table:table-cell table:formula="of:=[.$M$1]*[.A8]" office:value-type="float" office:value="16.5" calcext:value-type="float">
            <text:p>16.5</text:p>
          </table:table-cell>
          <table:table-cell table:style-name="ce5" table:formula="of:=ROUND(AVERAGE([.F8:.H8]))" office:value-type="float" office:value="2" calcext:value-type="float">
            <text:p>+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8000" calcext:value-type="float">
            <text:p>8,000</text:p>
          </table:table-cell>
          <table:table-cell table:formula="of:=[.A9] &amp; &quot;d6+&quot; &amp; ([.A9]*2)" office:value-type="string" office:string-value="4d6+8" calcext:value-type="string">
            <text:p>4d6+8</text:p>
          </table:table-cell>
          <table:table-cell table:formula="of:=ROUNDUP([.A9]*2/3)" office:value-type="float" office:value="3" calcext:value-type="float">
            <text:p>+3</text:p>
          </table:table-cell>
          <table:table-cell table:formula="of:=ROUNDDOWN([.A9]*(4/15))" office:value-type="float" office:value="1" calcext:value-type="float">
            <text:p>+1</text:p>
          </table:table-cell>
          <table:table-cell table:formula="of:=ROUND([.A9]*(2/3))" office:value-type="float" office:value="3" calcext:value-type="float">
            <text:p>+3</text:p>
          </table:table-cell>
          <table:table-cell table:formula="of:=ROUNDUP([.A9]*0.75)" office:value-type="float" office:value="3" calcext:value-type="float">
            <text:p>+3</text:p>
          </table:table-cell>
          <table:table-cell table:formula="of:=ROUNDDOWN([.A9]*2/3)" office:value-type="float" office:value="2" calcext:value-type="float">
            <text:p>+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7]+1" office:value-type="float" office:value="2" calcext:value-type="float">
            <text:p>2</text:p>
          </table:table-cell>
          <table:table-cell table:formula="of:=[.L7]-1" office:value-type="float" office:value="13" calcext:value-type="float">
            <text:p>13+</text:p>
          </table:table-cell>
          <table:table-cell table:formula="of:=[.$M$1]*[.A9]" office:value-type="float" office:value="22" calcext:value-type="float">
            <text:p>22</text:p>
          </table:table-cell>
          <table:table-cell table:style-name="ce5" table:formula="of:=ROUND(AVERAGE([.F9:.H9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16000" calcext:value-type="float">
            <text:p>16,000</text:p>
          </table:table-cell>
          <table:table-cell table:formula="of:=[.A10] &amp; &quot;d6+&quot; &amp; ([.A10]*2)" office:value-type="string" office:string-value="5d6+10" calcext:value-type="string">
            <text:p>5d6+10</text:p>
          </table:table-cell>
          <table:table-cell table:formula="of:=ROUNDUP([.A10]*2/3)" office:value-type="float" office:value="4" calcext:value-type="float">
            <text:p>+4</text:p>
          </table:table-cell>
          <table:table-cell table:formula="of:=ROUNDDOWN([.A10]*(4/15))" office:value-type="float" office:value="1" calcext:value-type="float">
            <text:p>+1</text:p>
          </table:table-cell>
          <table:table-cell table:formula="of:=ROUND([.A10]*(2/3))" office:value-type="float" office:value="3" calcext:value-type="float">
            <text:p>+3</text:p>
          </table:table-cell>
          <table:table-cell table:formula="of:=ROUNDUP([.A10]*0.75)" office:value-type="float" office:value="4" calcext:value-type="float">
            <text:p>+4</text:p>
          </table:table-cell>
          <table:table-cell table:formula="of:=ROUNDDOWN([.A10]*2/3)" office:value-type="float" office:value="3" calcext:value-type="float">
            <text:p>+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8]+1" office:value-type="float" office:value="3" calcext:value-type="float">
            <text:p>3</text:p>
          </table:table-cell>
          <table:table-cell table:formula="of:=[.L8]-1" office:value-type="float" office:value="12" calcext:value-type="float">
            <text:p>12+</text:p>
          </table:table-cell>
          <table:table-cell table:formula="of:=[.$M$1]*[.A10]" office:value-type="float" office:value="27.5" calcext:value-type="float">
            <text:p>27.5</text:p>
          </table:table-cell>
          <table:table-cell table:style-name="ce5" table:formula="of:=ROUND(AVERAGE([.F10:.H10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32000" calcext:value-type="float">
            <text:p>32,000</text:p>
          </table:table-cell>
          <table:table-cell table:formula="of:=[.A11] &amp; &quot;d6+&quot; &amp; ([.A11]*2)" office:value-type="string" office:string-value="6d6+12" calcext:value-type="string">
            <text:p>6d6+12</text:p>
          </table:table-cell>
          <table:table-cell table:formula="of:=ROUNDUP([.A11]*2/3)" office:value-type="float" office:value="4" calcext:value-type="float">
            <text:p>+4</text:p>
          </table:table-cell>
          <table:table-cell table:formula="of:=ROUNDDOWN([.A11]*(4/15))" office:value-type="float" office:value="1" calcext:value-type="float">
            <text:p>+1</text:p>
          </table:table-cell>
          <table:table-cell table:formula="of:=ROUND([.A11]*(2/3))" office:value-type="float" office:value="4" calcext:value-type="float">
            <text:p>+4</text:p>
          </table:table-cell>
          <table:table-cell table:formula="of:=ROUNDUP([.A11]*0.75)" office:value-type="float" office:value="5" calcext:value-type="float">
            <text:p>+5</text:p>
          </table:table-cell>
          <table:table-cell table:formula="of:=ROUNDDOWN([.A11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7]+1" office:value-type="float" office:value="2" calcext:value-type="float">
            <text:p>2</text:p>
          </table:table-cell>
          <table:table-cell table:formula="of:=[.K9]+1" office:value-type="float" office:value="3" calcext:value-type="float">
            <text:p>3</text:p>
          </table:table-cell>
          <table:table-cell table:formula="of:=[.L9]-1" office:value-type="float" office:value="12" calcext:value-type="float">
            <text:p>12+</text:p>
          </table:table-cell>
          <table:table-cell table:formula="of:=[.$M$1]*[.A11]" office:value-type="float" office:value="33" calcext:value-type="float">
            <text:p>33</text:p>
          </table:table-cell>
          <table:table-cell table:style-name="ce5" table:formula="of:=ROUND(AVERAGE([.F11:.H11]))" office:value-type="float" office:value="4" calcext:value-type="float">
            <text:p>+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64000" calcext:value-type="float">
            <text:p>64,000</text:p>
          </table:table-cell>
          <table:table-cell table:formula="of:=[.A12] &amp; &quot;d6+&quot; &amp; ([.A12]*2)" office:value-type="string" office:string-value="7d6+14" calcext:value-type="string">
            <text:p>7d6+14</text:p>
          </table:table-cell>
          <table:table-cell table:formula="of:=ROUNDUP([.A12]*2/3)" office:value-type="float" office:value="5" calcext:value-type="float">
            <text:p>+5</text:p>
          </table:table-cell>
          <table:table-cell table:formula="of:=ROUNDDOWN([.A12]*(4/15))" office:value-type="float" office:value="1" calcext:value-type="float">
            <text:p>+1</text:p>
          </table:table-cell>
          <table:table-cell table:formula="of:=ROUND([.A12]*(2/3))" office:value-type="float" office:value="5" calcext:value-type="float">
            <text:p>+5</text:p>
          </table:table-cell>
          <table:table-cell table:formula="of:=ROUNDUP([.A12]*0.75)" office:value-type="float" office:value="6" calcext:value-type="float">
            <text:p>+6</text:p>
          </table:table-cell>
          <table:table-cell table:formula="of:=ROUNDDOWN([.A12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8]+1" office:value-type="float" office:value="2" calcext:value-type="float">
            <text:p>2</text:p>
          </table:table-cell>
          <table:table-cell table:formula="of:=[.K10]+1" office:value-type="float" office:value="4" calcext:value-type="float">
            <text:p>4</text:p>
          </table:table-cell>
          <table:table-cell table:formula="of:=[.L10]-1" office:value-type="float" office:value="11" calcext:value-type="float">
            <text:p>11+</text:p>
          </table:table-cell>
          <table:table-cell table:formula="of:=[.$M$1]*[.A12]" office:value-type="float" office:value="38.5" calcext:value-type="float">
            <text:p>38.5</text:p>
          </table:table-cell>
          <table:table-cell table:style-name="ce5" table:formula="of:=ROUND(AVERAGE([.F12:.H12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,000</text:p>
          </table:table-cell>
          <table:table-cell table:formula="of:=[.A13] &amp; &quot;d6+&quot; &amp; ([.A13]*2)" office:value-type="string" office:string-value="8d6+16" calcext:value-type="string">
            <text:p>8d6+16</text:p>
          </table:table-cell>
          <table:table-cell table:formula="of:=ROUNDUP([.A13]*2/3)" office:value-type="float" office:value="6" calcext:value-type="float">
            <text:p>+6</text:p>
          </table:table-cell>
          <table:table-cell table:formula="of:=ROUNDDOWN([.A13]*(4/15))" office:value-type="float" office:value="2" calcext:value-type="float">
            <text:p>+2</text:p>
          </table:table-cell>
          <table:table-cell table:formula="of:=ROUND([.A13]*(2/3))" office:value-type="float" office:value="5" calcext:value-type="float">
            <text:p>+5</text:p>
          </table:table-cell>
          <table:table-cell table:formula="of:=ROUNDUP([.A13]*0.75)" office:value-type="float" office:value="6" calcext:value-type="float">
            <text:p>+6</text:p>
          </table:table-cell>
          <table:table-cell table:formula="of:=ROUNDDOWN([.A13]*2/3)" office:value-type="float" office:value="5" calcext:value-type="float">
            <text:p>+5</text:p>
          </table:table-cell>
          <table:table-cell table:formula="of:=[.I9]+2" office:value-type="float" office:value="6" calcext:value-type="float">
            <text:p>6</text:p>
          </table:table-cell>
          <table:table-cell table:formula="of:=[.J9]+1" office:value-type="float" office:value="2" calcext:value-type="float">
            <text:p>2</text:p>
          </table:table-cell>
          <table:table-cell table:formula="of:=[.K11]+1" office:value-type="float" office:value="4" calcext:value-type="float">
            <text:p>4</text:p>
          </table:table-cell>
          <table:table-cell table:formula="of:=[.L11]-1" office:value-type="float" office:value="11" calcext:value-type="float">
            <text:p>11+</text:p>
          </table:table-cell>
          <table:table-cell table:formula="of:=[.$M$1]*[.A13]" office:value-type="float" office:value="44" calcext:value-type="float">
            <text:p>44</text:p>
          </table:table-cell>
          <table:table-cell table:style-name="ce5" table:formula="of:=ROUND(AVERAGE([.F13:.H13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240000" calcext:value-type="float">
            <text:p>240,000</text:p>
          </table:table-cell>
          <table:table-cell table:formula="of:=[.A14] &amp; &quot;d6+&quot; &amp; ([.A14]*2)" office:value-type="string" office:string-value="9d6+18" calcext:value-type="string">
            <text:p>9d6+18</text:p>
          </table:table-cell>
          <table:table-cell table:formula="of:=ROUNDUP([.A14]*2/3)" office:value-type="float" office:value="6" calcext:value-type="float">
            <text:p>+6</text:p>
          </table:table-cell>
          <table:table-cell table:formula="of:=ROUNDDOWN([.A14]*(4/15))" office:value-type="float" office:value="2" calcext:value-type="float">
            <text:p>+2</text:p>
          </table:table-cell>
          <table:table-cell table:formula="of:=ROUND([.A14]*(2/3))" office:value-type="float" office:value="6" calcext:value-type="float">
            <text:p>+6</text:p>
          </table:table-cell>
          <table:table-cell table:formula="of:=ROUNDUP([.A14]*0.75)" office:value-type="float" office:value="7" calcext:value-type="float">
            <text:p>+7</text:p>
          </table:table-cell>
          <table:table-cell table:formula="of:=ROUNDDOWN([.A14]*2/3)" office:value-type="float" office:value="6" calcext:value-type="float">
            <text:p>+6</text:p>
          </table:table-cell>
          <table:table-cell table:formula="of:=[.I10]+2" office:value-type="float" office:value="6" calcext:value-type="float">
            <text:p>6</text:p>
          </table:table-cell>
          <table:table-cell table:formula="of:=[.J10]+1" office:value-type="float" office:value="2" calcext:value-type="float">
            <text:p>2</text:p>
          </table:table-cell>
          <table:table-cell table:formula="of:=[.K12]+1" office:value-type="float" office:value="5" calcext:value-type="float">
            <text:p>5</text:p>
          </table:table-cell>
          <table:table-cell table:formula="of:=[.L12]-1" office:value-type="float" office:value="10" calcext:value-type="float">
            <text:p>10+</text:p>
          </table:table-cell>
          <table:table-cell table:formula="of:=[.$M$1]*[.A14]" office:value-type="float" office:value="49.5" calcext:value-type="float">
            <text:p>49.5</text:p>
          </table:table-cell>
          <table:table-cell table:style-name="ce5" table:formula="of:=ROUND(AVERAGE([.F14:.H14]))" office:value-type="float" office:value="6" calcext:value-type="float">
            <text:p>+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120000" office:value-type="float" office:value="360000" calcext:value-type="float">
            <text:p>360,000</text:p>
          </table:table-cell>
          <table:table-cell table:formula="of:=[.A15] &amp; &quot;d6+&quot; &amp; ([.A15]*2)" office:value-type="string" office:string-value="10d6+20" calcext:value-type="string">
            <text:p>10d6+20</text:p>
          </table:table-cell>
          <table:table-cell table:formula="of:=ROUNDUP([.A15]*2/3)" office:value-type="float" office:value="7" calcext:value-type="float">
            <text:p>+7</text:p>
          </table:table-cell>
          <table:table-cell table:formula="of:=ROUNDDOWN([.A15]*(4/15))" office:value-type="float" office:value="2" calcext:value-type="float">
            <text:p>+2</text:p>
          </table:table-cell>
          <table:table-cell table:formula="of:=ROUND([.A15]*(2/3))" office:value-type="float" office:value="7" calcext:value-type="float">
            <text:p>+7</text:p>
          </table:table-cell>
          <table:table-cell table:formula="of:=ROUNDUP([.A15]*0.75)" office:value-type="float" office:value="8" calcext:value-type="float">
            <text:p>+8</text:p>
          </table:table-cell>
          <table:table-cell table:formula="of:=ROUNDDOWN([.A15]*2/3)" office:value-type="float" office:value="6" calcext:value-type="float">
            <text:p>+6</text:p>
          </table:table-cell>
          <table:table-cell table:formula="of:=[.I11]+2" office:value-type="float" office:value="6" calcext:value-type="float">
            <text:p>6</text:p>
          </table:table-cell>
          <table:table-cell table:formula="of:=[.J11]+1" office:value-type="float" office:value="3" calcext:value-type="float">
            <text:p>3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-1" office:value-type="float" office:value="10" calcext:value-type="float">
            <text:p>10+</text:p>
          </table:table-cell>
          <table:table-cell table:formula="of:=[.$M$1]*[.A15]" office:value-type="float" office:value="55" calcext:value-type="float">
            <text:p>55</text:p>
          </table:table-cell>
          <table:table-cell table:style-name="ce5" table:formula="of:=ROUND(AVERAGE([.F15:.H15]))" office:value-type="float" office:value="7" calcext:value-type="float">
            <text:p>+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120000" office:value-type="float" office:value="480000" calcext:value-type="float">
            <text:p>480,000</text:p>
          </table:table-cell>
          <table:table-cell table:formula="of:=&quot;10d6+&quot; &amp; ([.A16]*2)" office:value-type="string" office:string-value="10d6+22" calcext:value-type="string">
            <text:p>10d6+22</text:p>
          </table:table-cell>
          <table:table-cell table:formula="of:=ROUNDUP([.A16]*2/3)" office:value-type="float" office:value="8" calcext:value-type="float">
            <text:p>+8</text:p>
          </table:table-cell>
          <table:table-cell table:formula="of:=ROUNDDOWN([.A16]*(4/15))" office:value-type="float" office:value="2" calcext:value-type="float">
            <text:p>+2</text:p>
          </table:table-cell>
          <table:table-cell table:formula="of:=ROUND([.A16]*(2/3))" office:value-type="float" office:value="7" calcext:value-type="float">
            <text:p>+7</text:p>
          </table:table-cell>
          <table:table-cell table:formula="of:=ROUNDUP([.A16]*0.75)" office:value-type="float" office:value="9" calcext:value-type="float">
            <text:p>+9</text:p>
          </table:table-cell>
          <table:table-cell table:formula="of:=ROUNDDOWN([.A16]*2/3)" office:value-type="float" office:value="7" calcext:value-type="float">
            <text:p>+7</text:p>
          </table:table-cell>
          <table:table-cell table:formula="of:=[.I12]+2" office:value-type="float" office:value="6" calcext:value-type="float">
            <text:p>6</text:p>
          </table:table-cell>
          <table:table-cell table:formula="of:=[.J12]+1" office:value-type="float" office:value="3" calcext:value-type="float">
            <text:p>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-1" office:value-type="float" office:value="9" calcext:value-type="float">
            <text:p>9+</text:p>
          </table:table-cell>
          <table:table-cell table:formula="of:=[.M15]+2" office:value-type="float" office:value="57" calcext:value-type="float">
            <text:p>57</text:p>
          </table:table-cell>
          <table:table-cell table:style-name="ce5" table:formula="of:=ROUND(AVERAGE([.F16:.H16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120000" office:value-type="float" office:value="600000" calcext:value-type="float">
            <text:p>600,000</text:p>
          </table:table-cell>
          <table:table-cell table:formula="of:=&quot;10d6+&quot; &amp; ([.A17]*2)" office:value-type="string" office:string-value="10d6+24" calcext:value-type="string">
            <text:p>10d6+24</text:p>
          </table:table-cell>
          <table:table-cell table:formula="of:=ROUNDUP([.A17]*2/3)" office:value-type="float" office:value="8" calcext:value-type="float">
            <text:p>+8</text:p>
          </table:table-cell>
          <table:table-cell table:formula="of:=ROUNDDOWN([.A17]*(4/15))" office:value-type="float" office:value="3" calcext:value-type="float">
            <text:p>+3</text:p>
          </table:table-cell>
          <table:table-cell table:formula="of:=ROUND([.A17]*(2/3))" office:value-type="float" office:value="8" calcext:value-type="float">
            <text:p>+8</text:p>
          </table:table-cell>
          <table:table-cell table:formula="of:=ROUNDUP([.A17]*0.75)" office:value-type="float" office:value="9" calcext:value-type="float">
            <text:p>+9</text:p>
          </table:table-cell>
          <table:table-cell table:formula="of:=ROUNDDOWN([.A17]*2/3)" office:value-type="float" office:value="8" calcext:value-type="float">
            <text:p>+8</text:p>
          </table:table-cell>
          <table:table-cell table:formula="of:=[.I13]+2" office:value-type="float" office:value="8" calcext:value-type="float">
            <text:p>8</text:p>
          </table:table-cell>
          <table:table-cell table:formula="of:=[.J13]+1" office:value-type="float" office:value="3" calcext:value-type="float">
            <text:p>3</text:p>
          </table:table-cell>
          <table:table-cell table:formula="of:=[.K15]+1" office:value-type="float" office:value="6" calcext:value-type="float">
            <text:p>6</text:p>
          </table:table-cell>
          <table:table-cell table:formula="of:=[.L15]-1" office:value-type="float" office:value="9" calcext:value-type="float">
            <text:p>9+</text:p>
          </table:table-cell>
          <table:table-cell table:formula="of:=[.M16]+2" office:value-type="float" office:value="59" calcext:value-type="float">
            <text:p>59</text:p>
          </table:table-cell>
          <table:table-cell table:style-name="ce5" table:formula="of:=ROUND(AVERAGE([.F17:.H17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120000" office:value-type="float" office:value="720000" calcext:value-type="float">
            <text:p>720,000</text:p>
          </table:table-cell>
          <table:table-cell table:formula="of:=&quot;10d6+&quot; &amp; ([.A18]*2)" office:value-type="string" office:string-value="10d6+26" calcext:value-type="string">
            <text:p>10d6+26</text:p>
          </table:table-cell>
          <table:table-cell table:formula="of:=ROUNDUP([.A18]*2/3)" office:value-type="float" office:value="9" calcext:value-type="float">
            <text:p>+9</text:p>
          </table:table-cell>
          <table:table-cell table:formula="of:=ROUNDDOWN([.A18]*(4/15))" office:value-type="float" office:value="3" calcext:value-type="float">
            <text:p>+3</text:p>
          </table:table-cell>
          <table:table-cell table:formula="of:=ROUND([.A18]*(2/3))" office:value-type="float" office:value="9" calcext:value-type="float">
            <text:p>+9</text:p>
          </table:table-cell>
          <table:table-cell table:formula="of:=ROUNDUP([.A18]*0.75)" office:value-type="float" office:value="10" calcext:value-type="float">
            <text:p>+10</text:p>
          </table:table-cell>
          <table:table-cell table:formula="of:=ROUNDDOWN([.A18]*2/3)" office:value-type="float" office:value="8" calcext:value-type="float">
            <text:p>+8</text:p>
          </table:table-cell>
          <table:table-cell table:formula="of:=[.I14]+2" office:value-type="float" office:value="8" calcext:value-type="float">
            <text:p>8</text:p>
          </table:table-cell>
          <table:table-cell table:formula="of:=[.J14]+1" office:value-type="float" office:value="3" calcext:value-type="float">
            <text:p>3</text:p>
          </table:table-cell>
          <table:table-cell table:formula="of:=[.K16]+1" office:value-type="float" office:value="7" calcext:value-type="float">
            <text:p>7</text:p>
          </table:table-cell>
          <table:table-cell table:formula="of:=[.L16]-1" office:value-type="float" office:value="8" calcext:value-type="float">
            <text:p>8+</text:p>
          </table:table-cell>
          <table:table-cell table:formula="of:=[.M17]+2" office:value-type="float" office:value="61" calcext:value-type="float">
            <text:p>61</text:p>
          </table:table-cell>
          <table:table-cell table:style-name="ce5" table:formula="of:=ROUND(AVERAGE([.F18:.H18]))" office:value-type="float" office:value="9" calcext:value-type="float">
            <text:p>+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120000" office:value-type="float" office:value="840000" calcext:value-type="float">
            <text:p>840,000</text:p>
          </table:table-cell>
          <table:table-cell table:formula="of:=&quot;10d6+&quot; &amp; ([.A19]*2)" office:value-type="string" office:string-value="10d6+28" calcext:value-type="string">
            <text:p>10d6+28</text:p>
          </table:table-cell>
          <table:table-cell table:formula="of:=ROUNDUP([.A19]*2/3)" office:value-type="float" office:value="10" calcext:value-type="float">
            <text:p>+10</text:p>
          </table:table-cell>
          <table:table-cell table:formula="of:=ROUNDDOWN([.A19]*(4/15))" office:value-type="float" office:value="3" calcext:value-type="float">
            <text:p>+3</text:p>
          </table:table-cell>
          <table:table-cell table:formula="of:=ROUND([.A19]*(2/3))" office:value-type="float" office:value="9" calcext:value-type="float">
            <text:p>+9</text:p>
          </table:table-cell>
          <table:table-cell table:formula="of:=ROUNDUP([.A19]*0.75)" office:value-type="float" office:value="11" calcext:value-type="float">
            <text:p>+11</text:p>
          </table:table-cell>
          <table:table-cell table:formula="of:=ROUNDDOWN([.A19]*2/3)" office:value-type="float" office:value="9" calcext:value-type="float">
            <text:p>+9</text:p>
          </table:table-cell>
          <table:table-cell table:formula="of:=[.I15]+2" office:value-type="float" office:value="8" calcext:value-type="float">
            <text:p>8</text:p>
          </table:table-cell>
          <table:table-cell table:formula="of:=[.J15]+1" office:value-type="float" office:value="4" calcext:value-type="float">
            <text:p>4</text:p>
          </table:table-cell>
          <table:table-cell table:formula="of:=[.K17]+1" office:value-type="float" office:value="7" calcext:value-type="float">
            <text:p>7</text:p>
          </table:table-cell>
          <table:table-cell table:formula="of:=[.L17]-1" office:value-type="float" office:value="8" calcext:value-type="float">
            <text:p>8+</text:p>
          </table:table-cell>
          <table:table-cell table:formula="of:=[.M18]+2" office:value-type="float" office:value="63" calcext:value-type="float">
            <text:p>63</text:p>
          </table:table-cell>
          <table:table-cell table:style-name="ce5" table:formula="of:=ROUND(AVERAGE([.F19:.H19]))" office:value-type="float" office:value="10" calcext:value-type="float">
            <text:p>+1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120000" office:value-type="float" office:value="960000" calcext:value-type="float">
            <text:p>960,000</text:p>
          </table:table-cell>
          <table:table-cell table:formula="of:=&quot;10d6+&quot; &amp; ([.A20]*2)" office:value-type="string" office:string-value="10d6+30" calcext:value-type="string">
            <text:p>10d6+30</text:p>
          </table:table-cell>
          <table:table-cell table:formula="of:=ROUNDUP([.A20]*2/3)" office:value-type="float" office:value="10" calcext:value-type="float">
            <text:p>+10</text:p>
          </table:table-cell>
          <table:table-cell table:formula="of:=ROUNDDOWN([.A20]*(4/15))" office:value-type="float" office:value="4" calcext:value-type="float">
            <text:p>+4</text:p>
          </table:table-cell>
          <table:table-cell table:formula="of:=ROUND([.A20]*(2/3))" office:value-type="float" office:value="10" calcext:value-type="float">
            <text:p>+10</text:p>
          </table:table-cell>
          <table:table-cell table:formula="of:=ROUNDUP([.A20]*0.75)" office:value-type="float" office:value="12" calcext:value-type="float">
            <text:p>+12</text:p>
          </table:table-cell>
          <table:table-cell table:formula="of:=ROUNDDOWN([.A20]*2/3)" office:value-type="float" office:value="10" calcext:value-type="float">
            <text:p>+10</text:p>
          </table:table-cell>
          <table:table-cell table:formula="of:=[.I16]+2" office:value-type="float" office:value="8" calcext:value-type="float">
            <text:p>8</text:p>
          </table:table-cell>
          <table:table-cell table:formula="of:=[.J16]+1" office:value-type="float" office:value="4" calcext:value-type="float">
            <text:p>4</text:p>
          </table:table-cell>
          <table:table-cell table:formula="of:=[.K18]+1" office:value-type="float" office:value="8" calcext:value-type="float">
            <text:p>8</text:p>
          </table:table-cell>
          <table:table-cell table:formula="of:=[.L18]-1" office:value-type="float" office:value="7" calcext:value-type="float">
            <text:p>7+</text:p>
          </table:table-cell>
          <table:table-cell table:formula="of:=[.M19]+2" office:value-type="float" office:value="65" calcext:value-type="float">
            <text:p>65</text:p>
          </table:table-cell>
          <table:table-cell table:style-name="ce5" table:formula="of:=ROUND(AVERAGE([.F20:.H20]))" office:value-type="float" office:value="11" calcext:value-type="float">
            <text:p>+11</text:p>
          </table:table-cell>
          <table:table-cell table:number-columns-repeated="15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11"/>
          <table:table-cell office:value-type="float" office:value="3.5" calcext:value-type="float">
            <text:p>3.5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] &amp; &quot;d6&quot;" office:value-type="string" office:string-value="1d6" calcext:value-type="string">
            <text:p>1d6</text:p>
          </table:table-cell>
          <table:table-cell office:value-type="float" office:value="0" calcext:value-type="float">
            <text:p>+0</text:p>
          </table:table-cell>
          <table:table-cell table:formula="of:=ROUNDDOWN([.A25]/3)" office:value-type="float" office:value="0" calcext:value-type="float">
            <text:p>+0</text:p>
          </table:table-cell>
          <table:table-cell table:formula="of:=ROUNDUP([.A25]*(0.75))" office:value-type="float" office:value="1" calcext:value-type="float">
            <text:p>+1</text:p>
          </table:table-cell>
          <table:table-cell table:formula="of:=ROUND([.A25]*(2/3))" office:value-type="float" office:value="1" calcext:value-type="float">
            <text:p>+1</text:p>
          </table:table-cell>
          <table:table-cell table:formula="of:=ROUNDDOWN([.A25]*2/3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+&quot; &amp; (ROUNDDOWN(([.A25]-1)/4)+1) &amp; &quot;d4&quot;" office:value-type="string" office:string-value="+1d4" calcext:value-type="string">
            <text:p>+1d4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25:.H25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 table:formula="of:=[.A26] &amp; &quot;d6&quot;" office:value-type="string" office:string-value="2d6" calcext:value-type="string">
            <text:p>2d6</text:p>
          </table:table-cell>
          <table:table-cell table:formula="of:=ROUND([.A26]/2)" office:value-type="float" office:value="1" calcext:value-type="float">
            <text:p>+1</text:p>
          </table:table-cell>
          <table:table-cell table:formula="of:=ROUNDDOWN([.A26]/3)" office:value-type="float" office:value="0" calcext:value-type="float">
            <text:p>+0</text:p>
          </table:table-cell>
          <table:table-cell table:formula="of:=ROUNDUP([.A26]*(0.75))" office:value-type="float" office:value="2" calcext:value-type="float">
            <text:p>+2</text:p>
          </table:table-cell>
          <table:table-cell table:formula="of:=ROUND([.A26]*(2/3))" office:value-type="float" office:value="1" calcext:value-type="float">
            <text:p>+1</text:p>
          </table:table-cell>
          <table:table-cell table:formula="of:=ROUNDDOWN([.A26]*2/3)" office:value-type="float" office:value="1" calcext:value-type="float">
            <text:p>+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6]-1)/4)+1) &amp; &quot;d4&quot;" office:value-type="string" office:string-value="+1d4" calcext:value-type="string">
            <text:p>+1d4</text:p>
          </table:table-cell>
          <table:table-cell table:formula="of:=[.$M$22]*[.A26]" office:value-type="float" office:value="7" calcext:value-type="float">
            <text:p>7</text:p>
          </table:table-cell>
          <table:table-cell table:style-name="ce5" table:formula="of:=ROUND(AVERAGE([.F26:.H26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]*2" office:value-type="float" office:value="3000" calcext:value-type="float">
            <text:p>3,000</text:p>
          </table:table-cell>
          <table:table-cell table:formula="of:=[.A27] &amp; &quot;d6&quot;" office:value-type="string" office:string-value="3d6" calcext:value-type="string">
            <text:p>3d6</text:p>
          </table:table-cell>
          <table:table-cell table:formula="of:=ROUND([.A27]/2)" office:value-type="float" office:value="2" calcext:value-type="float">
            <text:p>+2</text:p>
          </table:table-cell>
          <table:table-cell table:formula="of:=ROUNDDOWN([.A27]/3)" office:value-type="float" office:value="1" calcext:value-type="float">
            <text:p>+1</text:p>
          </table:table-cell>
          <table:table-cell table:formula="of:=ROUNDUP([.A27]*(0.75))" office:value-type="float" office:value="3" calcext:value-type="float">
            <text:p>+3</text:p>
          </table:table-cell>
          <table:table-cell table:formula="of:=ROUND([.A27]*(2/3))" office:value-type="float" office:value="2" calcext:value-type="float">
            <text:p>+2</text:p>
          </table:table-cell>
          <table:table-cell table:formula="of:=ROUNDDOWN([.A27]*2/3)" office:value-type="float" office:value="2" calcext:value-type="float">
            <text:p>+2</text:p>
          </table:table-cell>
          <table:table-cell table:formula="of:=[.I25]+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7]-1)/4)+1) &amp; &quot;d4&quot;" office:value-type="string" office:string-value="+1d4" calcext:value-type="string">
            <text:p>+1d4</text:p>
          </table:table-cell>
          <table:table-cell table:formula="of:=[.$M$22]*[.A27]" office:value-type="float" office:value="10.5" calcext:value-type="float">
            <text:p>10.5</text:p>
          </table:table-cell>
          <table:table-cell table:style-name="ce5" table:formula="of:=ROUND(AVERAGE([.F27:.H27]))" office:value-type="float" office:value="2" calcext:value-type="float">
            <text:p>+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]*2" office:value-type="float" office:value="6000" calcext:value-type="float">
            <text:p>6,000</text:p>
          </table:table-cell>
          <table:table-cell table:formula="of:=[.A28] &amp; &quot;d6&quot;" office:value-type="string" office:string-value="4d6" calcext:value-type="string">
            <text:p>4d6</text:p>
          </table:table-cell>
          <table:table-cell table:formula="of:=ROUND([.A28]/2)" office:value-type="float" office:value="2" calcext:value-type="float">
            <text:p>+2</text:p>
          </table:table-cell>
          <table:table-cell table:formula="of:=ROUNDDOWN([.A28]/3)" office:value-type="float" office:value="1" calcext:value-type="float">
            <text:p>+1</text:p>
          </table:table-cell>
          <table:table-cell table:formula="of:=ROUNDUP([.A28]*(0.75))" office:value-type="float" office:value="3" calcext:value-type="float">
            <text:p>+3</text:p>
          </table:table-cell>
          <table:table-cell table:formula="of:=ROUND([.A28]*(2/3))" office:value-type="float" office:value="3" calcext:value-type="float">
            <text:p>+3</text:p>
          </table:table-cell>
          <table:table-cell table:formula="of:=ROUNDDOWN([.A28]*2/3)" office:value-type="float" office:value="2" calcext:value-type="float">
            <text:p>+2</text:p>
          </table:table-cell>
          <table:table-cell table:formula="of:=[.I26]+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25]+1" office:value-type="float" office:value="2" calcext:value-type="float">
            <text:p>2</text:p>
          </table:table-cell>
          <table:table-cell table:formula="of:=&quot;+&quot; &amp; (ROUNDDOWN(([.A28]-1)/4)+1) &amp; &quot;d4&quot;" office:value-type="string" office:string-value="+1d4" calcext:value-type="string">
            <text:p>+1d4</text:p>
          </table:table-cell>
          <table:table-cell table:formula="of:=[.$M$22]*[.A28]" office:value-type="float" office:value="14" calcext:value-type="float">
            <text:p>14</text:p>
          </table:table-cell>
          <table:table-cell table:style-name="ce5" table:formula="of:=ROUND(AVERAGE([.F28:.H28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8]*2" office:value-type="float" office:value="12000" calcext:value-type="float">
            <text:p>12,000</text:p>
          </table:table-cell>
          <table:table-cell table:formula="of:=[.A29] &amp; &quot;d6&quot;" office:value-type="string" office:string-value="5d6" calcext:value-type="string">
            <text:p>5d6</text:p>
          </table:table-cell>
          <table:table-cell table:formula="of:=ROUND([.A29]/2)" office:value-type="float" office:value="3" calcext:value-type="float">
            <text:p>+3</text:p>
          </table:table-cell>
          <table:table-cell table:formula="of:=ROUNDDOWN([.A29]/3)" office:value-type="float" office:value="1" calcext:value-type="float">
            <text:p>+1</text:p>
          </table:table-cell>
          <table:table-cell table:formula="of:=ROUNDUP([.A29]*(0.75))" office:value-type="float" office:value="4" calcext:value-type="float">
            <text:p>+4</text:p>
          </table:table-cell>
          <table:table-cell table:formula="of:=ROUND([.A29]*(2/3))" office:value-type="float" office:value="3" calcext:value-type="float">
            <text:p>+3</text:p>
          </table:table-cell>
          <table:table-cell table:formula="of:=ROUNDDOWN([.A29]*2/3)" office:value-type="float" office:value="3" calcext:value-type="float">
            <text:p>+3</text:p>
          </table:table-cell>
          <table:table-cell table:formula="of:=[.I27]+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K26]+1" office:value-type="float" office:value="2" calcext:value-type="float">
            <text:p>2</text:p>
          </table:table-cell>
          <table:table-cell table:formula="of:=&quot;+&quot; &amp; (ROUNDDOWN(([.A29]-1)/4)+1) &amp; &quot;d4&quot;" office:value-type="string" office:string-value="+2d4" calcext:value-type="string">
            <text:p>+2d4</text:p>
          </table:table-cell>
          <table:table-cell table:formula="of:=[.$M$22]*[.A29]" office:value-type="float" office:value="17.5" calcext:value-type="float">
            <text:p>17.5</text:p>
          </table:table-cell>
          <table:table-cell table:style-name="ce5" table:formula="of:=ROUND(AVERAGE([.F29:.H29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]*2" office:value-type="float" office:value="24000" calcext:value-type="float">
            <text:p>24,000</text:p>
          </table:table-cell>
          <table:table-cell table:formula="of:=[.A30] &amp; &quot;d6&quot;" office:value-type="string" office:string-value="6d6" calcext:value-type="string">
            <text:p>6d6</text:p>
          </table:table-cell>
          <table:table-cell table:formula="of:=ROUND([.A30]/2)" office:value-type="float" office:value="3" calcext:value-type="float">
            <text:p>+3</text:p>
          </table:table-cell>
          <table:table-cell table:formula="of:=ROUNDDOWN([.A30]/3)" office:value-type="float" office:value="2" calcext:value-type="float">
            <text:p>+2</text:p>
          </table:table-cell>
          <table:table-cell table:formula="of:=ROUNDUP([.A30]*(0.75))" office:value-type="float" office:value="5" calcext:value-type="float">
            <text:p>+5</text:p>
          </table:table-cell>
          <table:table-cell table:formula="of:=ROUND([.A30]*(2/3))" office:value-type="float" office:value="4" calcext:value-type="float">
            <text:p>+4</text:p>
          </table:table-cell>
          <table:table-cell table:formula="of:=ROUNDDOWN([.A30]*2/3)" office:value-type="float" office:value="4" calcext:value-type="float">
            <text:p>+4</text:p>
          </table:table-cell>
          <table:table-cell table:formula="of:=[.I28]+2" office:value-type="float" office:value="8" calcext:value-type="float">
            <text:p>8</text:p>
          </table:table-cell>
          <table:table-cell table:formula="of:=[.J26]+1" office:value-type="float" office:value="2" calcext:value-type="float">
            <text:p>2</text:p>
          </table:table-cell>
          <table:table-cell table:formula="of:=[.K27]+1" office:value-type="float" office:value="2" calcext:value-type="float">
            <text:p>2</text:p>
          </table:table-cell>
          <table:table-cell table:formula="of:=&quot;+&quot; &amp; (ROUNDDOWN(([.A30]-1)/4)+1) &amp; &quot;d4&quot;" office:value-type="string" office:string-value="+2d4" calcext:value-type="string">
            <text:p>+2d4</text:p>
          </table:table-cell>
          <table:table-cell table:formula="of:=[.$M$22]*[.A30]" office:value-type="float" office:value="21" calcext:value-type="float">
            <text:p>21</text:p>
          </table:table-cell>
          <table:table-cell table:style-name="ce5" table:formula="of:=ROUND(AVERAGE([.F30:.H30]))" office:value-type="float" office:value="4" calcext:value-type="float">
            <text:p>+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0]*2" office:value-type="float" office:value="48000" calcext:value-type="float">
            <text:p>48,000</text:p>
          </table:table-cell>
          <table:table-cell table:formula="of:=[.A31] &amp; &quot;d6&quot;" office:value-type="string" office:string-value="7d6" calcext:value-type="string">
            <text:p>7d6</text:p>
          </table:table-cell>
          <table:table-cell table:formula="of:=ROUND([.A31]/2)" office:value-type="float" office:value="4" calcext:value-type="float">
            <text:p>+4</text:p>
          </table:table-cell>
          <table:table-cell table:formula="of:=ROUNDDOWN([.A31]/3)" office:value-type="float" office:value="2" calcext:value-type="float">
            <text:p>+2</text:p>
          </table:table-cell>
          <table:table-cell table:formula="of:=ROUNDUP([.A31]*(0.75))" office:value-type="float" office:value="6" calcext:value-type="float">
            <text:p>+6</text:p>
          </table:table-cell>
          <table:table-cell table:formula="of:=ROUND([.A31]*(2/3))" office:value-type="float" office:value="5" calcext:value-type="float">
            <text:p>+5</text:p>
          </table:table-cell>
          <table:table-cell table:formula="of:=ROUNDDOWN([.A31]*2/3)" office:value-type="float" office:value="4" calcext:value-type="float">
            <text:p>+4</text:p>
          </table:table-cell>
          <table:table-cell table:formula="of:=[.I29]+2" office:value-type="float" office:value="10" calcext:value-type="float">
            <text:p>10</text:p>
          </table:table-cell>
          <table:table-cell table:formula="of:=[.J27]+1" office:value-type="float" office:value="2" calcext:value-type="float">
            <text:p>2</text:p>
          </table:table-cell>
          <table:table-cell table:formula="of:=[.K28]+1" office:value-type="float" office:value="3" calcext:value-type="float">
            <text:p>3</text:p>
          </table:table-cell>
          <table:table-cell table:formula="of:=&quot;+&quot; &amp; (ROUNDDOWN(([.A31]-1)/4)+1) &amp; &quot;d4&quot;" office:value-type="string" office:string-value="+2d4" calcext:value-type="string">
            <text:p>+2d4</text:p>
          </table:table-cell>
          <table:table-cell table:formula="of:=[.$M$22]*[.A31]" office:value-type="float" office:value="24.5" calcext:value-type="float">
            <text:p>24.5</text:p>
          </table:table-cell>
          <table:table-cell table:style-name="ce5" table:formula="of:=ROUND(AVERAGE([.F31:.H31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1]*2" office:value-type="float" office:value="96000" calcext:value-type="float">
            <text:p>96,000</text:p>
          </table:table-cell>
          <table:table-cell table:formula="of:=[.A32] &amp; &quot;d6&quot;" office:value-type="string" office:string-value="8d6" calcext:value-type="string">
            <text:p>8d6</text:p>
          </table:table-cell>
          <table:table-cell table:formula="of:=ROUND([.A32]/2)" office:value-type="float" office:value="4" calcext:value-type="float">
            <text:p>+4</text:p>
          </table:table-cell>
          <table:table-cell table:formula="of:=ROUNDDOWN([.A32]/3)" office:value-type="float" office:value="2" calcext:value-type="float">
            <text:p>+2</text:p>
          </table:table-cell>
          <table:table-cell table:formula="of:=ROUNDUP([.A32]*(0.75))" office:value-type="float" office:value="6" calcext:value-type="float">
            <text:p>+6</text:p>
          </table:table-cell>
          <table:table-cell table:formula="of:=ROUND([.A32]*(2/3))" office:value-type="float" office:value="5" calcext:value-type="float">
            <text:p>+5</text:p>
          </table:table-cell>
          <table:table-cell table:formula="of:=ROUNDDOWN([.A32]*2/3)" office:value-type="float" office:value="5" calcext:value-type="float">
            <text:p>+5</text:p>
          </table:table-cell>
          <table:table-cell table:formula="of:=[.I30]+2" office:value-type="float" office:value="10" calcext:value-type="float">
            <text:p>10</text:p>
          </table:table-cell>
          <table:table-cell table:formula="of:=[.J28]+1" office:value-type="float" office:value="2" calcext:value-type="float">
            <text:p>2</text:p>
          </table:table-cell>
          <table:table-cell table:formula="of:=[.K29]+1" office:value-type="float" office:value="3" calcext:value-type="float">
            <text:p>3</text:p>
          </table:table-cell>
          <table:table-cell table:formula="of:=&quot;+&quot; &amp; (ROUNDDOWN(([.A32]-1)/4)+1) &amp; &quot;d4&quot;" office:value-type="string" office:string-value="+2d4" calcext:value-type="string">
            <text:p>+2d4</text:p>
          </table:table-cell>
          <table:table-cell table:formula="of:=[.$M$22]*[.A32]" office:value-type="float" office:value="28" calcext:value-type="float">
            <text:p>28</text:p>
          </table:table-cell>
          <table:table-cell table:style-name="ce5" table:formula="of:=ROUND(AVERAGE([.F32:.H32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000" calcext:value-type="float">
            <text:p>190,000</text:p>
          </table:table-cell>
          <table:table-cell table:formula="of:=[.A33] &amp; &quot;d6&quot;" office:value-type="string" office:string-value="9d6" calcext:value-type="string">
            <text:p>9d6</text:p>
          </table:table-cell>
          <table:table-cell table:formula="of:=ROUND([.A33]/2)" office:value-type="float" office:value="5" calcext:value-type="float">
            <text:p>+5</text:p>
          </table:table-cell>
          <table:table-cell table:formula="of:=ROUNDDOWN([.A33]/3)" office:value-type="float" office:value="3" calcext:value-type="float">
            <text:p>+3</text:p>
          </table:table-cell>
          <table:table-cell table:formula="of:=ROUNDUP([.A33]*(0.75))" office:value-type="float" office:value="7" calcext:value-type="float">
            <text:p>+7</text:p>
          </table:table-cell>
          <table:table-cell table:formula="of:=ROUND([.A33]*(2/3))" office:value-type="float" office:value="6" calcext:value-type="float">
            <text:p>+6</text:p>
          </table:table-cell>
          <table:table-cell table:formula="of:=ROUNDDOWN([.A33]*2/3)" office:value-type="float" office:value="6" calcext:value-type="float">
            <text:p>+6</text:p>
          </table:table-cell>
          <table:table-cell table:formula="of:=[.I31]+2" office:value-type="float" office:value="12" calcext:value-type="float">
            <text:p>12</text:p>
          </table:table-cell>
          <table:table-cell table:formula="of:=[.J29]+1" office:value-type="float" office:value="2" calcext:value-type="float">
            <text:p>2</text:p>
          </table:table-cell>
          <table:table-cell table:formula="of:=[.K30]+1" office:value-type="float" office:value="3" calcext:value-type="float">
            <text:p>3</text:p>
          </table:table-cell>
          <table:table-cell table:formula="of:=&quot;+&quot; &amp; (ROUNDDOWN(([.A33]-1)/4)+1) &amp; &quot;d4&quot;" office:value-type="string" office:string-value="+3d4" calcext:value-type="string">
            <text:p>+3d4</text:p>
          </table:table-cell>
          <table:table-cell table:formula="of:=[.$M$22]*[.A33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6" calcext:value-type="float">
            <text:p>+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3]+100000" office:value-type="float" office:value="290000" calcext:value-type="float">
            <text:p>290,000</text:p>
          </table:table-cell>
          <table:table-cell table:formula="of:=[.A34] &amp; &quot;d6&quot;" office:value-type="string" office:string-value="10d6" calcext:value-type="string">
            <text:p>10d6</text:p>
          </table:table-cell>
          <table:table-cell table:formula="of:=ROUND([.A34]/2)" office:value-type="float" office:value="5" calcext:value-type="float">
            <text:p>+5</text:p>
          </table:table-cell>
          <table:table-cell table:formula="of:=ROUNDDOWN([.A34]/3)" office:value-type="float" office:value="3" calcext:value-type="float">
            <text:p>+3</text:p>
          </table:table-cell>
          <table:table-cell table:formula="of:=ROUNDUP([.A34]*(0.75))" office:value-type="float" office:value="8" calcext:value-type="float">
            <text:p>+8</text:p>
          </table:table-cell>
          <table:table-cell table:formula="of:=ROUND([.A34]*(2/3))" office:value-type="float" office:value="7" calcext:value-type="float">
            <text:p>+7</text:p>
          </table:table-cell>
          <table:table-cell table:formula="of:=ROUNDDOWN([.A34]*2/3)" office:value-type="float" office:value="6" calcext:value-type="float">
            <text:p>+6</text:p>
          </table:table-cell>
          <table:table-cell table:formula="of:=[.I32]+2" office:value-type="float" office:value="12" calcext:value-type="float">
            <text:p>12</text:p>
          </table:table-cell>
          <table:table-cell table:formula="of:=[.J30]+1" office:value-type="float" office:value="3" calcext:value-type="float">
            <text:p>3</text:p>
          </table:table-cell>
          <table:table-cell table:formula="of:=[.K31]+1" office:value-type="float" office:value="4" calcext:value-type="float">
            <text:p>4</text:p>
          </table:table-cell>
          <table:table-cell table:formula="of:=&quot;+&quot; &amp; (ROUNDDOWN(([.A34]-1)/4)+1) &amp; &quot;d4&quot;" office:value-type="string" office:string-value="+3d4" calcext:value-type="string">
            <text:p>+3d4</text:p>
          </table:table-cell>
          <table:table-cell table:formula="of:=[.$M$22]*[.A34]" office:value-type="float" office:value="35" calcext:value-type="float">
            <text:p>35</text:p>
          </table:table-cell>
          <table:table-cell table:style-name="ce5" table:formula="of:=ROUND(AVERAGE([.F34:.H34]))" office:value-type="float" office:value="7" calcext:value-type="float">
            <text:p>+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4]+100000" office:value-type="float" office:value="390000" calcext:value-type="float">
            <text:p>390,000</text:p>
          </table:table-cell>
          <table:table-cell table:formula="of:=&quot;10d6+&quot; &amp; ([.A35]-10)" office:value-type="string" office:string-value="10d6+1" calcext:value-type="string">
            <text:p>10d6+1</text:p>
          </table:table-cell>
          <table:table-cell table:formula="of:=ROUND([.A35]/2)" office:value-type="float" office:value="6" calcext:value-type="float">
            <text:p>+6</text:p>
          </table:table-cell>
          <table:table-cell table:formula="of:=ROUNDDOWN([.A35]/3)" office:value-type="float" office:value="3" calcext:value-type="float">
            <text:p>+3</text:p>
          </table:table-cell>
          <table:table-cell table:formula="of:=ROUNDUP([.A35]*(0.75))" office:value-type="float" office:value="9" calcext:value-type="float">
            <text:p>+9</text:p>
          </table:table-cell>
          <table:table-cell table:formula="of:=ROUND([.A35]*(2/3))" office:value-type="float" office:value="7" calcext:value-type="float">
            <text:p>+7</text:p>
          </table:table-cell>
          <table:table-cell table:formula="of:=ROUNDDOWN([.A35]*2/3)" office:value-type="float" office:value="7" calcext:value-type="float">
            <text:p>+7</text:p>
          </table:table-cell>
          <table:table-cell table:formula="of:=[.I33]+2" office:value-type="float" office:value="14" calcext:value-type="float">
            <text:p>14</text:p>
          </table:table-cell>
          <table:table-cell table:formula="of:=[.J31]+1" office:value-type="float" office:value="3" calcext:value-type="float">
            <text:p>3</text:p>
          </table:table-cell>
          <table:table-cell table:formula="of:=[.K32]+1" office:value-type="float" office:value="4" calcext:value-type="float">
            <text:p>4</text:p>
          </table:table-cell>
          <table:table-cell table:formula="of:=&quot;+&quot; &amp; (ROUNDDOWN(([.A35]-1)/4)+1) &amp; &quot;d4&quot;" office:value-type="string" office:string-value="+3d4" calcext:value-type="string">
            <text:p>+3d4</text:p>
          </table:table-cell>
          <table:table-cell table:formula="of:=[.M34]+1" office:value-type="float" office:value="36" calcext:value-type="float">
            <text:p>36</text:p>
          </table:table-cell>
          <table:table-cell table:style-name="ce5" table:formula="of:=ROUND(AVERAGE([.F35:.H35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5]+100000" office:value-type="float" office:value="490000" calcext:value-type="float">
            <text:p>490,000</text:p>
          </table:table-cell>
          <table:table-cell table:formula="of:=&quot;10d6+&quot; &amp; ([.A36]-10)" office:value-type="string" office:string-value="10d6+2" calcext:value-type="string">
            <text:p>10d6+2</text:p>
          </table:table-cell>
          <table:table-cell table:formula="of:=ROUND([.A36]/2)" office:value-type="float" office:value="6" calcext:value-type="float">
            <text:p>+6</text:p>
          </table:table-cell>
          <table:table-cell table:formula="of:=ROUNDDOWN([.A36]/3)" office:value-type="float" office:value="4" calcext:value-type="float">
            <text:p>+4</text:p>
          </table:table-cell>
          <table:table-cell table:formula="of:=ROUNDUP([.A36]*(0.75))" office:value-type="float" office:value="9" calcext:value-type="float">
            <text:p>+9</text:p>
          </table:table-cell>
          <table:table-cell table:formula="of:=ROUND([.A36]*(2/3))" office:value-type="float" office:value="8" calcext:value-type="float">
            <text:p>+8</text:p>
          </table:table-cell>
          <table:table-cell table:formula="of:=ROUNDDOWN([.A36]*2/3)" office:value-type="float" office:value="8" calcext:value-type="float">
            <text:p>+8</text:p>
          </table:table-cell>
          <table:table-cell table:formula="of:=[.I34]+2" office:value-type="float" office:value="14" calcext:value-type="float">
            <text:p>14</text:p>
          </table:table-cell>
          <table:table-cell table:formula="of:=[.J32]+1" office:value-type="float" office:value="3" calcext:value-type="float">
            <text:p>3</text:p>
          </table:table-cell>
          <table:table-cell table:formula="of:=[.K33]+1" office:value-type="float" office:value="4" calcext:value-type="float">
            <text:p>4</text:p>
          </table:table-cell>
          <table:table-cell table:formula="of:=&quot;+&quot; &amp; (ROUNDDOWN(([.A36]-1)/4)+1) &amp; &quot;d4&quot;" office:value-type="string" office:string-value="+3d4" calcext:value-type="string">
            <text:p>+3d4</text:p>
          </table:table-cell>
          <table:table-cell table:formula="of:=[.M35]+1" office:value-type="float" office:value="37" calcext:value-type="float">
            <text:p>37</text:p>
          </table:table-cell>
          <table:table-cell table:style-name="ce5" table:formula="of:=ROUND(AVERAGE([.F36:.H36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6]+100000" office:value-type="float" office:value="590000" calcext:value-type="float">
            <text:p>590,000</text:p>
          </table:table-cell>
          <table:table-cell table:formula="of:=&quot;10d6+&quot; &amp; ([.A37]-10)" office:value-type="string" office:string-value="10d6+3" calcext:value-type="string">
            <text:p>10d6+3</text:p>
          </table:table-cell>
          <table:table-cell table:formula="of:=ROUND([.A37]/2)" office:value-type="float" office:value="7" calcext:value-type="float">
            <text:p>+7</text:p>
          </table:table-cell>
          <table:table-cell table:formula="of:=ROUNDDOWN([.A37]/3)" office:value-type="float" office:value="4" calcext:value-type="float">
            <text:p>+4</text:p>
          </table:table-cell>
          <table:table-cell table:formula="of:=ROUNDUP([.A37]*(0.75))" office:value-type="float" office:value="10" calcext:value-type="float">
            <text:p>+10</text:p>
          </table:table-cell>
          <table:table-cell table:formula="of:=ROUND([.A37]*(2/3))" office:value-type="float" office:value="9" calcext:value-type="float">
            <text:p>+9</text:p>
          </table:table-cell>
          <table:table-cell table:formula="of:=ROUNDDOWN([.A37]*2/3)" office:value-type="float" office:value="8" calcext:value-type="float">
            <text:p>+8</text:p>
          </table:table-cell>
          <table:table-cell table:formula="of:=[.I35]+2" office:value-type="float" office:value="16" calcext:value-type="float">
            <text:p>16</text:p>
          </table:table-cell>
          <table:table-cell table:formula="of:=[.J33]+1" office:value-type="float" office:value="3" calcext:value-type="float">
            <text:p>3</text:p>
          </table:table-cell>
          <table:table-cell table:formula="of:=[.K34]+1" office:value-type="float" office:value="5" calcext:value-type="float">
            <text:p>5</text:p>
          </table:table-cell>
          <table:table-cell table:formula="of:=&quot;+&quot; &amp; (ROUNDDOWN(([.A37]-1)/4)+1) &amp; &quot;d4&quot;" office:value-type="string" office:string-value="+4d4" calcext:value-type="string">
            <text:p>+4d4</text:p>
          </table:table-cell>
          <table:table-cell table:formula="of:=[.M36]+1" office:value-type="float" office:value="38" calcext:value-type="float">
            <text:p>38</text:p>
          </table:table-cell>
          <table:table-cell table:style-name="ce5" table:formula="of:=ROUND(AVERAGE([.F37:.H37]))" office:value-type="float" office:value="9" calcext:value-type="float">
            <text:p>+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7]+100000" office:value-type="float" office:value="690000" calcext:value-type="float">
            <text:p>690,000</text:p>
          </table:table-cell>
          <table:table-cell table:formula="of:=&quot;10d6+&quot; &amp; ([.A38]-10)" office:value-type="string" office:string-value="10d6+4" calcext:value-type="string">
            <text:p>10d6+4</text:p>
          </table:table-cell>
          <table:table-cell table:formula="of:=ROUND([.A38]/2)" office:value-type="float" office:value="7" calcext:value-type="float">
            <text:p>+7</text:p>
          </table:table-cell>
          <table:table-cell table:formula="of:=ROUNDDOWN([.A38]/3)" office:value-type="float" office:value="4" calcext:value-type="float">
            <text:p>+4</text:p>
          </table:table-cell>
          <table:table-cell table:formula="of:=ROUNDUP([.A38]*(0.75))" office:value-type="float" office:value="11" calcext:value-type="float">
            <text:p>+11</text:p>
          </table:table-cell>
          <table:table-cell table:formula="of:=ROUND([.A38]*(2/3))" office:value-type="float" office:value="9" calcext:value-type="float">
            <text:p>+9</text:p>
          </table:table-cell>
          <table:table-cell table:formula="of:=ROUNDDOWN([.A38]*2/3)" office:value-type="float" office:value="9" calcext:value-type="float">
            <text:p>+9</text:p>
          </table:table-cell>
          <table:table-cell table:formula="of:=[.I36]+2" office:value-type="float" office:value="16" calcext:value-type="float">
            <text:p>16</text:p>
          </table:table-cell>
          <table:table-cell table:formula="of:=[.J34]+1" office:value-type="float" office:value="4" calcext:value-type="float">
            <text:p>4</text:p>
          </table:table-cell>
          <table:table-cell table:formula="of:=[.K35]+1" office:value-type="float" office:value="5" calcext:value-type="float">
            <text:p>5</text:p>
          </table:table-cell>
          <table:table-cell table:formula="of:=&quot;+&quot; &amp; (ROUNDDOWN(([.A38]-1)/4)+1) &amp; &quot;d4&quot;" office:value-type="string" office:string-value="+4d4" calcext:value-type="string">
            <text:p>+4d4</text:p>
          </table:table-cell>
          <table:table-cell table:formula="of:=[.M37]+1" office:value-type="float" office:value="39" calcext:value-type="float">
            <text:p>39</text:p>
          </table:table-cell>
          <table:table-cell table:style-name="ce5" table:formula="of:=ROUND(AVERAGE([.F38:.H38]))" office:value-type="float" office:value="10" calcext:value-type="float">
            <text:p>+1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8]+100000" office:value-type="float" office:value="790000" calcext:value-type="float">
            <text:p>790,000</text:p>
          </table:table-cell>
          <table:table-cell table:formula="of:=&quot;10d6+&quot; &amp; ([.A39]-10)" office:value-type="string" office:string-value="10d6+5" calcext:value-type="string">
            <text:p>10d6+5</text:p>
          </table:table-cell>
          <table:table-cell table:formula="of:=ROUND([.A39]/2)" office:value-type="float" office:value="8" calcext:value-type="float">
            <text:p>+8</text:p>
          </table:table-cell>
          <table:table-cell table:formula="of:=ROUNDDOWN([.A39]/3)" office:value-type="float" office:value="5" calcext:value-type="float">
            <text:p>+5</text:p>
          </table:table-cell>
          <table:table-cell table:formula="of:=ROUNDUP([.A39]*(0.75))" office:value-type="float" office:value="12" calcext:value-type="float">
            <text:p>+12</text:p>
          </table:table-cell>
          <table:table-cell table:formula="of:=ROUND([.A39]*(2/3))" office:value-type="float" office:value="10" calcext:value-type="float">
            <text:p>+10</text:p>
          </table:table-cell>
          <table:table-cell table:formula="of:=ROUNDDOWN([.A39]*2/3)" office:value-type="float" office:value="10" calcext:value-type="float">
            <text:p>+10</text:p>
          </table:table-cell>
          <table:table-cell table:formula="of:=[.I37]+2" office:value-type="float" office:value="18" calcext:value-type="float">
            <text:p>18</text:p>
          </table:table-cell>
          <table:table-cell table:formula="of:=[.J35]+1" office:value-type="float" office:value="4" calcext:value-type="float">
            <text:p>4</text:p>
          </table:table-cell>
          <table:table-cell table:formula="of:=[.K36]+1" office:value-type="float" office:value="5" calcext:value-type="float">
            <text:p>5</text:p>
          </table:table-cell>
          <table:table-cell table:formula="of:=&quot;+&quot; &amp; (ROUNDDOWN(([.A39]-1)/4)+1) &amp; &quot;d4&quot;" office:value-type="string" office:string-value="+4d4" calcext:value-type="string">
            <text:p>+4d4</text:p>
          </table:table-cell>
          <table:table-cell table:formula="of:=[.M38]+1" office:value-type="float" office:value="40" calcext:value-type="float">
            <text:p>40</text:p>
          </table:table-cell>
          <table:table-cell table:style-name="ce5" table:formula="of:=ROUND(AVERAGE([.F39:.H39]))" office:value-type="float" office:value="11" calcext:value-type="float">
            <text:p>+11</text:p>
          </table:table-cell>
          <table:table-cell table:number-columns-repeated="15"/>
        </table:table-row>
        <table:table-row table:style-name="ro1"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formula="of:=ROUND([.L43]^[.$K$40])" office:value-type="float" office:value="1" calcext:value-type="float">
            <text:p>1</text:p>
          </table:table-cell>
          <table:table-cell table:style-name="Default" table:formula="of:=ROUND([.M43]^[.$K$40])" office:value-type="float" office:value="4" calcext:value-type="float">
            <text:p>4</text:p>
          </table:table-cell>
          <table:table-cell table:style-name="Default" table:formula="of:=ROUND([.N43]^[.$K$40])" office:value-type="float" office:value="9" calcext:value-type="float">
            <text:p>9</text:p>
          </table:table-cell>
          <table:table-cell table:formula="of:=ROUND([.O43]^[.$K$40])" office:value-type="float" office:value="16" calcext:value-type="float">
            <text:p>16</text:p>
          </table:table-cell>
          <table:table-cell table:formula="of:=ROUND([.P43]^[.$K$40])" office:value-type="float" office:value="25" calcext:value-type="float">
            <text:p>25</text:p>
          </table:table-cell>
          <table:table-cell table:formula="of:=ROUND([.Q43]^[.$K$40])" office:value-type="float" office:value="36" calcext:value-type="float">
            <text:p>36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MAGE</text:p>
          </table:table-cell>
          <table:table-cell table:style-name="Default" table:number-columns-repeated="10"/>
          <table:table-cell table:style-name="Default" office:value-type="float" office:value="10" calcext:value-type="float">
            <text:p>10</text:p>
          </table:table-cell>
          <table:table-cell table:style-name="Default" table:formula="of:=[.$L$41]*[.M43]" office:value-type="float" office:value="20" calcext:value-type="float">
            <text:p>20</text:p>
          </table:table-cell>
          <table:table-cell table:style-name="Default" table:formula="of:=[.$L$41]*[.N43]" office:value-type="float" office:value="30" calcext:value-type="float">
            <text:p>30</text:p>
          </table:table-cell>
          <table:table-cell table:formula="of:=[.$L$41]*[.O43]" office:value-type="float" office:value="40" calcext:value-type="float">
            <text:p>40</text:p>
          </table:table-cell>
          <table:table-cell table:formula="of:=[.$L$41]*[.P43]" office:value-type="float" office:value="50" calcext:value-type="float">
            <text:p>50</text:p>
          </table:table-cell>
          <table:table-cell table:formula="of:=[.$L$41]*[.Q43]" office:value-type="float" office:value="60" calcext:value-type="float">
            <text:p>60</text:p>
          </table:table-cell>
          <table:table-cell table:style-name="ce2" office:value-type="string" calcext:value-type="string">
            <text:p>Spell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6" table:number-rows-spanned="1">
            <text:p>Prepared Spells</text:p>
          </table:table-cell>
          <table:covered-table-cell table:number-columns-repeated="2" table:style-name="Default"/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17" office:value-type="string" calcext:value-type="string" table:number-columns-spanned="3" table:number-rows-spanned="1">
            <text:p>Spell Prep</text:p>
          </table:table-cell>
          <table:covered-table-cell table:style-name="ce21"/>
          <table:covered-table-cell table:style-name="ce23"/>
          <table:table-cell table:style-name="ce27" office:value-type="string" calcext:value-type="string" table:number-columns-spanned="6" table:number-rows-spanned="1">
            <text:p>Spell Learning</text:p>
          </table:table-cell>
          <table:covered-table-cell table:number-columns-repeated="4" table:style-name="ce21"/>
          <table:covered-table-cell table:style-name="ce23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style-name="ce18" office:value-type="string" calcext:value-type="string">
            <text:p>Time</text:p>
          </table:table-cell>
          <table:table-cell table:style-name="ce2" office:value-type="string" calcext:value-type="string">
            <text:p>Hours</text:p>
          </table:table-cell>
          <table:table-cell table:style-name="ce24" office:value-type="string" calcext:value-type="string">
            <text:p>Minutes</text:p>
          </table:table-cell>
          <table:table-cell table:style-name="ce18" office:value-type="string" calcext:value-type="string">
            <text:p>Pag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Weeks</text:p>
          </table:table-cell>
          <table:table-cell table:style-name="ce24" office:value-type="string" calcext:value-type="string">
            <text:p>D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4] &amp; &quot;d4&quot;" office:value-type="string" office:string-value="1d4" calcext:value-type="string">
            <text:p>1d4</text:p>
          </table:table-cell>
          <table:table-cell office:value-type="float" office:value="0" calcext:value-type="float">
            <text:p>+0</text:p>
          </table:table-cell>
          <table:table-cell table:formula="of:=ROUNDDOWN([.A44]/5)" office:value-type="float" office:value="0" calcext:value-type="float">
            <text:p>+0</text:p>
          </table:table-cell>
          <table:table-cell table:formula="of:=ROUND([.A44]*(2/3))" office:value-type="float" office:value="1" calcext:value-type="float">
            <text:p>+1</text:p>
          </table:table-cell>
          <table:table-cell table:formula="of:=ROUNDDOWN([.A44]*(2/3))" office:value-type="float" office:value="0" calcext:value-type="float">
            <text:p>+0</text:p>
          </table:table-cell>
          <table:table-cell table:formula="of:=ROUNDUP([.A44]*0.75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44]&amp;&quot;d6&quot;" office:value-type="string" office:string-value="1d6" calcext:value-type="string">
            <text:p>1d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4]*[.$R$40]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44:.H44]))" office:value-type="float" office:value="1" calcext:value-type="float">
            <text:p>+1</text:p>
          </table:table-cell>
          <table:table-cell table:style-name="ce19" table:formula="of:=[.L44]*[.$L$41]+IF([.M44]=&quot;--&quot;;0;[.M44]*[.$M$41])+IF([.N44]=&quot;--&quot;;0;[.N44]*[.$N$41])+IF([.O44]=&quot;--&quot;;0;[.O44]*[.$O$41])+IF([.P44]=&quot;--&quot;;0;[.P44]*[.$P$41])+IF([.Q44]=&quot;--&quot;;0;[.Q44]*[.$Q$41])" office:value-type="float" office:value="10" calcext:value-type="float">
            <text:p>10h</text:p>
          </table:table-cell>
          <table:table-cell table:style-name="ce3" table:formula="of:=ROUNDDOWN([.U44]/60)" office:value-type="float" office:value="0" calcext:value-type="float">
            <text:p>0</text:p>
          </table:table-cell>
          <table:table-cell table:style-name="ce25" table:formula="of:=([.U44]-([.V44]*60))" office:value-type="float" office:value="10" calcext:value-type="float">
            <text:p>10</text:p>
          </table:table-cell>
          <table:table-cell table:style-name="ce28" table:formula="of:=[.L44]*[.$L$40] + IF([.M44]=&quot;--&quot;;0;[.M44]*[.$M$40]) + IF([.N44]=&quot;--&quot;;0;[.N44]*[.$N$40]) + IF([.O44]=&quot;--&quot;;0;[.O44]*[.$O$40]) + IF([.P44]=&quot;--&quot;;0;[.P44]*[.$P$40]) + IF([.Q44]=&quot;--&quot;;0;[.Q44]*[.$Q$40])" office:value-type="float" office:value="1" calcext:value-type="float">
            <text:p>1</text:p>
          </table:table-cell>
          <table:table-cell table:style-name="ce16" table:formula="of:=[.X44]*100" office:value-type="float" office:value="100" calcext:value-type="float">
            <text:p>100sp</text:p>
          </table:table-cell>
          <table:table-cell table:style-name="ce32" table:formula="of:=[.X44]*10" office:value-type="float" office:value="10" calcext:value-type="float">
            <text:p>10h</text:p>
          </table:table-cell>
          <table:table-cell table:style-name="ce3" table:formula="of:=ROUNDDOWN([.Z44]/10)" office:value-type="float" office:value="1" calcext:value-type="float">
            <text:p>1</text:p>
          </table:table-cell>
          <table:table-cell table:style-name="ce3" table:formula="of:=ROUNDDOWN([.AA44]/7)" office:value-type="float" office:value="0" calcext:value-type="float">
            <text:p>0</text:p>
          </table:table-cell>
          <table:table-cell table:style-name="ce25" table:formula="of:=[.AA44]-([.AB44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,500</text:p>
          </table:table-cell>
          <table:table-cell table:formula="of:=[.A45] &amp; &quot;d4&quot;" office:value-type="string" office:string-value="2d4" calcext:value-type="string">
            <text:p>2d4</text:p>
          </table:table-cell>
          <table:table-cell office:value-type="float" office:value="0" calcext:value-type="float">
            <text:p>+0</text:p>
          </table:table-cell>
          <table:table-cell table:formula="of:=ROUNDDOWN([.A45]/5)" office:value-type="float" office:value="0" calcext:value-type="float">
            <text:p>+0</text:p>
          </table:table-cell>
          <table:table-cell table:formula="of:=ROUND([.A45]*(2/3))" office:value-type="float" office:value="1" calcext:value-type="float">
            <text:p>+1</text:p>
          </table:table-cell>
          <table:table-cell table:formula="of:=ROUNDDOWN([.A45]*(2/3))" office:value-type="float" office:value="1" calcext:value-type="float">
            <text:p>+1</text:p>
          </table:table-cell>
          <table:table-cell table:formula="of:=ROUNDUP([.A45]*0.75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5]&amp;&quot;d6&quot;" office:value-type="string" office:string-value="2d6" calcext:value-type="string">
            <text:p>2d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5]*[.$R$40])" office:value-type="float" office:value="11" calcext:value-type="float">
            <text:p>11+</text:p>
          </table:table-cell>
          <table:table-cell table:style-name="ce3" table:formula="of:=[.A45]*[.$S$41]" office:value-type="float" office:value="5" calcext:value-type="float">
            <text:p>5</text:p>
          </table:table-cell>
          <table:table-cell table:style-name="ce5" table:formula="of:=ROUND(AVERAGE([.F45:.H45]))" office:value-type="float" office:value="1" calcext:value-type="float">
            <text:p>+1</text:p>
          </table:table-cell>
          <table:table-cell table:style-name="ce19" table:formula="of:=[.L45]*[.$L$41]+IF([.M45]=&quot;--&quot;;0;[.M45]*[.$M$41])+IF([.N45]=&quot;--&quot;;0;[.N45]*[.$N$41])+IF([.O45]=&quot;--&quot;;0;[.O45]*[.$O$41])+IF([.P45]=&quot;--&quot;;0;[.P45]*[.$P$41])+IF([.Q45]=&quot;--&quot;;0;[.Q45]*[.$Q$41])" office:value-type="float" office:value="20" calcext:value-type="float">
            <text:p>20h</text:p>
          </table:table-cell>
          <table:table-cell table:style-name="ce3" table:formula="of:=ROUNDDOWN([.U45]/60)" office:value-type="float" office:value="0" calcext:value-type="float">
            <text:p>0</text:p>
          </table:table-cell>
          <table:table-cell table:style-name="ce25" table:formula="of:=([.U45]-([.V45]*60))" office:value-type="float" office:value="20" calcext:value-type="float">
            <text:p>20</text:p>
          </table:table-cell>
          <table:table-cell table:style-name="ce28" table:formula="of:=[.L45]*[.$L$40] + IF([.M45]=&quot;--&quot;;0;[.M45]*[.$M$40]) + IF([.N45]=&quot;--&quot;;0;[.N45]*[.$N$40]) + IF([.O45]=&quot;--&quot;;0;[.O45]*[.$O$40]) + IF([.P45]=&quot;--&quot;;0;[.P45]*[.$P$40]) + IF([.Q45]=&quot;--&quot;;0;[.Q45]*[.$Q$40])" office:value-type="float" office:value="2" calcext:value-type="float">
            <text:p>2</text:p>
          </table:table-cell>
          <table:table-cell table:style-name="ce16" table:formula="of:=[.X45]*100" office:value-type="float" office:value="200" calcext:value-type="float">
            <text:p>200sp</text:p>
          </table:table-cell>
          <table:table-cell table:style-name="ce32" table:formula="of:=[.X45]*10" office:value-type="float" office:value="20" calcext:value-type="float">
            <text:p>20h</text:p>
          </table:table-cell>
          <table:table-cell table:style-name="ce3" table:formula="of:=ROUNDDOWN([.Z45]/10)" office:value-type="float" office:value="2" calcext:value-type="float">
            <text:p>2</text:p>
          </table:table-cell>
          <table:table-cell table:style-name="ce3" table:formula="of:=ROUNDDOWN([.AA45]/7)" office:value-type="float" office:value="0" calcext:value-type="float">
            <text:p>0</text:p>
          </table:table-cell>
          <table:table-cell table:style-name="ce25" table:formula="of:=[.AA45]-([.AB45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*2" office:value-type="float" office:value="5000" calcext:value-type="float">
            <text:p>5,000</text:p>
          </table:table-cell>
          <table:table-cell table:formula="of:=[.A46] &amp; &quot;d4&quot;" office:value-type="string" office:string-value="3d4" calcext:value-type="string">
            <text:p>3d4</text:p>
          </table:table-cell>
          <table:table-cell office:value-type="float" office:value="1" calcext:value-type="float">
            <text:p>+1</text:p>
          </table:table-cell>
          <table:table-cell table:formula="of:=ROUNDDOWN([.A46]/5)" office:value-type="float" office:value="0" calcext:value-type="float">
            <text:p>+0</text:p>
          </table:table-cell>
          <table:table-cell table:formula="of:=ROUND([.A46]*(2/3))" office:value-type="float" office:value="2" calcext:value-type="float">
            <text:p>+2</text:p>
          </table:table-cell>
          <table:table-cell table:formula="of:=ROUNDDOWN([.A46]*(2/3))" office:value-type="float" office:value="2" calcext:value-type="float">
            <text:p>+2</text:p>
          </table:table-cell>
          <table:table-cell table:formula="of:=ROUNDUP([.A46]*0.75)" office:value-type="float" office:value="3" calcext:value-type="float">
            <text:p>+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6]&amp;&quot;d6&quot;" office:value-type="string" office:string-value="3d6" calcext:value-type="string">
            <text:p>3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6]*[.$R$40])" office:value-type="float" office:value="12" calcext:value-type="float">
            <text:p>12+</text:p>
          </table:table-cell>
          <table:table-cell table:style-name="ce3" table:formula="of:=[.A46]*[.$S$41]" office:value-type="float" office:value="7.5" calcext:value-type="float">
            <text:p>7.5</text:p>
          </table:table-cell>
          <table:table-cell table:style-name="ce5" table:formula="of:=ROUND(AVERAGE([.F46:.H46]))" office:value-type="float" office:value="2" calcext:value-type="float">
            <text:p>+2</text:p>
          </table:table-cell>
          <table:table-cell table:style-name="ce19" table:formula="of:=[.L46]*[.$L$41]+IF([.M46]=&quot;--&quot;;0;[.M46]*[.$M$41])+IF([.N46]=&quot;--&quot;;0;[.N46]*[.$N$41])+IF([.O46]=&quot;--&quot;;0;[.O46]*[.$O$41])+IF([.P46]=&quot;--&quot;;0;[.P46]*[.$P$41])+IF([.Q46]=&quot;--&quot;;0;[.Q46]*[.$Q$41])" office:value-type="float" office:value="40" calcext:value-type="float">
            <text:p>40h</text:p>
          </table:table-cell>
          <table:table-cell table:style-name="ce3" table:formula="of:=ROUNDDOWN([.U46]/60)" office:value-type="float" office:value="0" calcext:value-type="float">
            <text:p>0</text:p>
          </table:table-cell>
          <table:table-cell table:style-name="ce25" table:formula="of:=([.U46]-([.V46]*60))" office:value-type="float" office:value="40" calcext:value-type="float">
            <text:p>40</text:p>
          </table:table-cell>
          <table:table-cell table:style-name="ce28" table:formula="of:=[.L46]*[.$L$40] + IF([.M46]=&quot;--&quot;;0;[.M46]*[.$M$40]) + IF([.N46]=&quot;--&quot;;0;[.N46]*[.$N$40]) + IF([.O46]=&quot;--&quot;;0;[.O46]*[.$O$40]) + IF([.P46]=&quot;--&quot;;0;[.P46]*[.$P$40]) + IF([.Q46]=&quot;--&quot;;0;[.Q46]*[.$Q$40])" office:value-type="float" office:value="6" calcext:value-type="float">
            <text:p>6</text:p>
          </table:table-cell>
          <table:table-cell table:style-name="ce16" table:formula="of:=[.X46]*100" office:value-type="float" office:value="600" calcext:value-type="float">
            <text:p>600sp</text:p>
          </table:table-cell>
          <table:table-cell table:style-name="ce32" table:formula="of:=[.X46]*10" office:value-type="float" office:value="60" calcext:value-type="float">
            <text:p>60h</text:p>
          </table:table-cell>
          <table:table-cell table:style-name="ce3" table:formula="of:=ROUNDDOWN([.Z46]/10)" office:value-type="float" office:value="6" calcext:value-type="float">
            <text:p>6</text:p>
          </table:table-cell>
          <table:table-cell table:style-name="ce3" table:formula="of:=ROUNDDOWN([.AA46]/7)" office:value-type="float" office:value="0" calcext:value-type="float">
            <text:p>0</text:p>
          </table:table-cell>
          <table:table-cell table:style-name="ce25" table:formula="of:=[.AA46]-([.AB46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6]*2" office:value-type="float" office:value="10000" calcext:value-type="float">
            <text:p>10,000</text:p>
          </table:table-cell>
          <table:table-cell table:formula="of:=[.A47] &amp; &quot;d4&quot;" office:value-type="string" office:string-value="4d4" calcext:value-type="string">
            <text:p>4d4</text:p>
          </table:table-cell>
          <table:table-cell office:value-type="float" office:value="1" calcext:value-type="float">
            <text:p>+1</text:p>
          </table:table-cell>
          <table:table-cell table:formula="of:=ROUNDDOWN([.A47]/5)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formula="of:=ROUNDDOWN([.A47]*(2/3))"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7]&amp;&quot;d6&quot;" office:value-type="string" office:string-value="4d6" calcext:value-type="string">
            <text:p>4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7]*[.$R$40])" office:value-type="float" office:value="13" calcext:value-type="float">
            <text:p>13+</text:p>
          </table:table-cell>
          <table:table-cell table:style-name="ce3" table:formula="of:=[.A47]*[.$S$41]" office:value-type="float" office:value="10" calcext:value-type="float">
            <text:p>10</text:p>
          </table:table-cell>
          <table:table-cell table:style-name="ce5" table:formula="of:=ROUND(AVERAGE([.F47:.H47]))" office:value-type="float" office:value="3" calcext:value-type="float">
            <text:p>+3</text:p>
          </table:table-cell>
          <table:table-cell table:style-name="ce19" table:formula="of:=[.L47]*[.$L$41]+IF([.M47]=&quot;--&quot;;0;[.M47]*[.$M$41])+IF([.N47]=&quot;--&quot;;0;[.N47]*[.$N$41])+IF([.O47]=&quot;--&quot;;0;[.O47]*[.$O$41])+IF([.P47]=&quot;--&quot;;0;[.P47]*[.$P$41])+IF([.Q47]=&quot;--&quot;;0;[.Q47]*[.$Q$41])" office:value-type="float" office:value="60" calcext:value-type="float">
            <text:p>60h</text:p>
          </table:table-cell>
          <table:table-cell table:style-name="ce3" table:formula="of:=ROUNDDOWN([.U47]/60)" office:value-type="float" office:value="1" calcext:value-type="float">
            <text:p>1</text:p>
          </table:table-cell>
          <table:table-cell table:style-name="ce25" table:formula="of:=([.U47]-([.V47]*60))" office:value-type="float" office:value="0" calcext:value-type="float">
            <text:p>0</text:p>
          </table:table-cell>
          <table:table-cell table:style-name="ce28" table:formula="of:=[.L47]*[.$L$40] + IF([.M47]=&quot;--&quot;;0;[.M47]*[.$M$40]) + IF([.N47]=&quot;--&quot;;0;[.N47]*[.$N$40]) + IF([.O47]=&quot;--&quot;;0;[.O47]*[.$O$40]) + IF([.P47]=&quot;--&quot;;0;[.P47]*[.$P$40]) + IF([.Q47]=&quot;--&quot;;0;[.Q47]*[.$Q$40])" office:value-type="float" office:value="10" calcext:value-type="float">
            <text:p>10</text:p>
          </table:table-cell>
          <table:table-cell table:style-name="ce16" table:formula="of:=[.X47]*100" office:value-type="float" office:value="1000" calcext:value-type="float">
            <text:p>1,000sp</text:p>
          </table:table-cell>
          <table:table-cell table:style-name="ce32" table:formula="of:=[.X47]*10" office:value-type="float" office:value="100" calcext:value-type="float">
            <text:p>100h</text:p>
          </table:table-cell>
          <table:table-cell table:style-name="ce3" table:formula="of:=ROUNDDOWN([.Z47]/10)" office:value-type="float" office:value="10" calcext:value-type="float">
            <text:p>10</text:p>
          </table:table-cell>
          <table:table-cell table:style-name="ce3" table:formula="of:=ROUNDDOWN([.AA47]/7)" office:value-type="float" office:value="1" calcext:value-type="float">
            <text:p>1</text:p>
          </table:table-cell>
          <table:table-cell table:style-name="ce25" table:formula="of:=[.AA47]-([.AB47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*2" office:value-type="float" office:value="20000" calcext:value-type="float">
            <text:p>20,000</text:p>
          </table:table-cell>
          <table:table-cell table:formula="of:=[.A48] &amp; &quot;d4&quot;" office:value-type="string" office:string-value="5d4" calcext:value-type="string">
            <text:p>5d4</text:p>
          </table:table-cell>
          <table:table-cell office:value-type="float" office:value="1" calcext:value-type="float">
            <text:p>+1</text:p>
          </table:table-cell>
          <table:table-cell table:formula="of:=ROUNDDOWN([.A48]/5)" office:value-type="float" office:value="1" calcext:value-type="float">
            <text:p>+1</text:p>
          </table:table-cell>
          <table:table-cell table:formula="of:=ROUND([.A48]*(2/3))" office:value-type="float" office:value="3" calcext:value-type="float">
            <text:p>+3</text:p>
          </table:table-cell>
          <table:table-cell table:formula="of:=ROUNDDOWN([.A48]*(2/3))" office:value-type="float" office:value="3" calcext:value-type="float">
            <text:p>+3</text:p>
          </table:table-cell>
          <table:table-cell table:formula="of:=ROUNDUP([.A48]*0.75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]&amp;&quot;d6&quot;" office:value-type="string" office:string-value="5d6" calcext:value-type="string">
            <text:p>5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8]*[.$R$40])" office:value-type="float" office:value="14" calcext:value-type="float">
            <text:p>14+</text:p>
          </table:table-cell>
          <table:table-cell table:style-name="ce3" table:formula="of:=[.A48]*[.$S$41]" office:value-type="float" office:value="12.5" calcext:value-type="float">
            <text:p>12.5</text:p>
          </table:table-cell>
          <table:table-cell table:style-name="ce5" table:formula="of:=ROUND(AVERAGE([.F48:.H48]))" office:value-type="float" office:value="3" calcext:value-type="float">
            <text:p>+3</text:p>
          </table:table-cell>
          <table:table-cell table:style-name="ce19" table:formula="of:=[.L48]*[.$L$41]+IF([.M48]=&quot;--&quot;;0;[.M48]*[.$M$41])+IF([.N48]=&quot;--&quot;;0;[.N48]*[.$N$41])+IF([.O48]=&quot;--&quot;;0;[.O48]*[.$O$41])+IF([.P48]=&quot;--&quot;;0;[.P48]*[.$P$41])+IF([.Q48]=&quot;--&quot;;0;[.Q48]*[.$Q$41])" office:value-type="float" office:value="90" calcext:value-type="float">
            <text:p>90h</text:p>
          </table:table-cell>
          <table:table-cell table:style-name="ce3" table:formula="of:=ROUNDDOWN([.U48]/60)" office:value-type="float" office:value="1" calcext:value-type="float">
            <text:p>1</text:p>
          </table:table-cell>
          <table:table-cell table:style-name="ce25" table:formula="of:=([.U48]-([.V48]*60))" office:value-type="float" office:value="30" calcext:value-type="float">
            <text:p>30</text:p>
          </table:table-cell>
          <table:table-cell table:style-name="ce28" table:formula="of:=[.L48]*[.$L$40] + IF([.M48]=&quot;--&quot;;0;[.M48]*[.$M$40]) + IF([.N48]=&quot;--&quot;;0;[.N48]*[.$N$40]) + IF([.O48]=&quot;--&quot;;0;[.O48]*[.$O$40]) + IF([.P48]=&quot;--&quot;;0;[.P48]*[.$P$40]) + IF([.Q48]=&quot;--&quot;;0;[.Q48]*[.$Q$40])" office:value-type="float" office:value="19" calcext:value-type="float">
            <text:p>19</text:p>
          </table:table-cell>
          <table:table-cell table:style-name="ce16" table:formula="of:=[.X48]*100" office:value-type="float" office:value="1900" calcext:value-type="float">
            <text:p>1,900sp</text:p>
          </table:table-cell>
          <table:table-cell table:style-name="ce32" table:formula="of:=[.X48]*10" office:value-type="float" office:value="190" calcext:value-type="float">
            <text:p>190h</text:p>
          </table:table-cell>
          <table:table-cell table:style-name="ce3" table:formula="of:=ROUNDDOWN([.Z48]/10)" office:value-type="float" office:value="19" calcext:value-type="float">
            <text:p>19</text:p>
          </table:table-cell>
          <table:table-cell table:style-name="ce3" table:formula="of:=ROUNDDOWN([.AA48]/7)" office:value-type="float" office:value="2" calcext:value-type="float">
            <text:p>2</text:p>
          </table:table-cell>
          <table:table-cell table:style-name="ce25" table:formula="of:=[.AA48]-([.AB48]*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8]*2" office:value-type="float" office:value="40000" calcext:value-type="float">
            <text:p>40,000</text:p>
          </table:table-cell>
          <table:table-cell table:formula="of:=[.A49] &amp; &quot;d4&quot;" office:value-type="string" office:string-value="6d4" calcext:value-type="string">
            <text:p>6d4</text:p>
          </table:table-cell>
          <table:table-cell office:value-type="float" office:value="2" calcext:value-type="float">
            <text:p>+2</text:p>
          </table:table-cell>
          <table:table-cell table:formula="of:=ROUNDDOWN([.A49]/5)" office:value-type="float" office:value="1" calcext:value-type="float">
            <text:p>+1</text:p>
          </table:table-cell>
          <table:table-cell table:formula="of:=ROUND([.A49]*(2/3))" office:value-type="float" office:value="4" calcext:value-type="float">
            <text:p>+4</text:p>
          </table:table-cell>
          <table:table-cell table:formula="of:=ROUNDDOWN([.A49]*(2/3))" office:value-type="float" office:value="4" calcext:value-type="float">
            <text:p>+4</text:p>
          </table:table-cell>
          <table:table-cell table:formula="of:=ROUNDUP([.A49]*0.75)" office:value-type="float" office:value="5" calcext:value-type="float">
            <text:p>+5</text:p>
          </table:table-cell>
          <table:table-cell office:value-type="float" office:value="4" calcext:value-type="float">
            <text:p>4</text:p>
          </table:table-cell>
          <table:table-cell table:formula="of:=[.J45]+1" office:value-type="float" office:value="2" calcext:value-type="float">
            <text:p>2</text:p>
          </table:table-cell>
          <table:table-cell table:formula="of:=[.A49]&amp;&quot;d6&quot;" office:value-type="string" office:string-value="6d6" calcext:value-type="string">
            <text:p>6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9]*[.$R$40])" office:value-type="float" office:value="14" calcext:value-type="float">
            <text:p>14+</text:p>
          </table:table-cell>
          <table:table-cell table:style-name="ce3" table:formula="of:=[.A49]*[.$S$41]" office:value-type="float" office:value="15" calcext:value-type="float">
            <text:p>15</text:p>
          </table:table-cell>
          <table:table-cell table:style-name="ce5" table:formula="of:=ROUND(AVERAGE([.F49:.H49]))" office:value-type="float" office:value="4" calcext:value-type="float">
            <text:p>+4</text:p>
          </table:table-cell>
          <table:table-cell table:style-name="ce19" table:formula="of:=[.L49]*[.$L$41]+IF([.M49]=&quot;--&quot;;0;[.M49]*[.$M$41])+IF([.N49]=&quot;--&quot;;0;[.N49]*[.$N$41])+IF([.O49]=&quot;--&quot;;0;[.O49]*[.$O$41])+IF([.P49]=&quot;--&quot;;0;[.P49]*[.$P$41])+IF([.Q49]=&quot;--&quot;;0;[.Q49]*[.$Q$41])" office:value-type="float" office:value="130" calcext:value-type="float">
            <text:p>130h</text:p>
          </table:table-cell>
          <table:table-cell table:style-name="ce3" table:formula="of:=ROUNDDOWN([.U49]/60)" office:value-type="float" office:value="2" calcext:value-type="float">
            <text:p>2</text:p>
          </table:table-cell>
          <table:table-cell table:style-name="ce25" table:formula="of:=([.U49]-([.V49]*60))" office:value-type="float" office:value="10" calcext:value-type="float">
            <text:p>10</text:p>
          </table:table-cell>
          <table:table-cell table:style-name="ce28" table:formula="of:=[.L49]*[.$L$40] + IF([.M49]=&quot;--&quot;;0;[.M49]*[.$M$40]) + IF([.N49]=&quot;--&quot;;0;[.N49]*[.$N$40]) + IF([.O49]=&quot;--&quot;;0;[.O49]*[.$O$40]) + IF([.P49]=&quot;--&quot;;0;[.P49]*[.$P$40]) + IF([.Q49]=&quot;--&quot;;0;[.Q49]*[.$Q$40])" office:value-type="float" office:value="29" calcext:value-type="float">
            <text:p>29</text:p>
          </table:table-cell>
          <table:table-cell table:style-name="ce16" table:formula="of:=[.X49]*100" office:value-type="float" office:value="2900" calcext:value-type="float">
            <text:p>2,900sp</text:p>
          </table:table-cell>
          <table:table-cell table:style-name="ce32" table:formula="of:=[.X49]*10" office:value-type="float" office:value="290" calcext:value-type="float">
            <text:p>290h</text:p>
          </table:table-cell>
          <table:table-cell table:style-name="ce3" table:formula="of:=ROUNDDOWN([.Z49]/10)" office:value-type="float" office:value="29" calcext:value-type="float">
            <text:p>29</text:p>
          </table:table-cell>
          <table:table-cell table:style-name="ce3" table:formula="of:=ROUNDDOWN([.AA49]/7)" office:value-type="float" office:value="4" calcext:value-type="float">
            <text:p>4</text:p>
          </table:table-cell>
          <table:table-cell table:style-name="ce25" table:formula="of:=[.AA49]-([.AB49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*2" office:value-type="float" office:value="80000" calcext:value-type="float">
            <text:p>80,000</text:p>
          </table:table-cell>
          <table:table-cell table:formula="of:=[.A50] &amp; &quot;d4&quot;" office:value-type="string" office:string-value="7d4" calcext:value-type="string">
            <text:p>7d4</text:p>
          </table:table-cell>
          <table:table-cell office:value-type="float" office:value="2" calcext:value-type="float">
            <text:p>+2</text:p>
          </table:table-cell>
          <table:table-cell table:formula="of:=ROUNDDOWN([.A50]/5)" office:value-type="float" office:value="1" calcext:value-type="float">
            <text:p>+1</text:p>
          </table:table-cell>
          <table:table-cell table:formula="of:=ROUND([.A50]*(2/3))" office:value-type="float" office:value="5" calcext:value-type="float">
            <text:p>+5</text:p>
          </table:table-cell>
          <table:table-cell table:formula="of:=ROUNDDOWN([.A50]*(2/3))" office:value-type="float" office:value="4" calcext:value-type="float">
            <text:p>+4</text:p>
          </table:table-cell>
          <table:table-cell table:formula="of:=ROUNDUP([.A50]*0.75)" office:value-type="float" office:value="6" calcext:value-type="float">
            <text:p>+6</text:p>
          </table:table-cell>
          <table:table-cell office:value-type="float" office:value="4" calcext:value-type="float">
            <text:p>4</text:p>
          </table:table-cell>
          <table:table-cell table:formula="of:=[.J46]+1" office:value-type="float" office:value="2" calcext:value-type="float">
            <text:p>2</text:p>
          </table:table-cell>
          <table:table-cell table:formula="of:=[.A50]&amp;&quot;d6&quot;" office:value-type="string" office:string-value="7d6" calcext:value-type="string">
            <text:p>7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0]*[.$R$40])" office:value-type="float" office:value="15" calcext:value-type="float">
            <text:p>15+</text:p>
          </table:table-cell>
          <table:table-cell table:style-name="ce3" table:formula="of:=[.A50]*[.$S$41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5" calcext:value-type="float">
            <text:p>+5</text:p>
          </table:table-cell>
          <table:table-cell table:style-name="ce19" table:formula="of:=[.L50]*[.$L$41]+IF([.M50]=&quot;--&quot;;0;[.M50]*[.$M$41])+IF([.N50]=&quot;--&quot;;0;[.N50]*[.$N$41])+IF([.O50]=&quot;--&quot;;0;[.O50]*[.$O$41])+IF([.P50]=&quot;--&quot;;0;[.P50]*[.$P$41])+IF([.Q50]=&quot;--&quot;;0;[.Q50]*[.$Q$41])" office:value-type="float" office:value="170" calcext:value-type="float">
            <text:p>170h</text:p>
          </table:table-cell>
          <table:table-cell table:style-name="ce3" table:formula="of:=ROUNDDOWN([.U50]/60)" office:value-type="float" office:value="2" calcext:value-type="float">
            <text:p>2</text:p>
          </table:table-cell>
          <table:table-cell table:style-name="ce25" table:formula="of:=([.U50]-([.V50]*60))" office:value-type="float" office:value="50" calcext:value-type="float">
            <text:p>50</text:p>
          </table:table-cell>
          <table:table-cell table:style-name="ce28" table:formula="of:=[.L50]*[.$L$40] + IF([.M50]=&quot;--&quot;;0;[.M50]*[.$M$40]) + IF([.N50]=&quot;--&quot;;0;[.N50]*[.$N$40]) + IF([.O50]=&quot;--&quot;;0;[.O50]*[.$O$40]) + IF([.P50]=&quot;--&quot;;0;[.P50]*[.$P$40]) + IF([.Q50]=&quot;--&quot;;0;[.Q50]*[.$Q$40])" office:value-type="float" office:value="45" calcext:value-type="float">
            <text:p>45</text:p>
          </table:table-cell>
          <table:table-cell table:style-name="ce16" table:formula="of:=[.X50]*100" office:value-type="float" office:value="4500" calcext:value-type="float">
            <text:p>4,500sp</text:p>
          </table:table-cell>
          <table:table-cell table:style-name="ce32" table:formula="of:=[.X50]*10" office:value-type="float" office:value="450" calcext:value-type="float">
            <text:p>450h</text:p>
          </table:table-cell>
          <table:table-cell table:style-name="ce3" table:formula="of:=ROUNDDOWN([.Z50]/10)" office:value-type="float" office:value="45" calcext:value-type="float">
            <text:p>45</text:p>
          </table:table-cell>
          <table:table-cell table:style-name="ce3" table:formula="of:=ROUNDDOWN([.AA50]/7)" office:value-type="float" office:value="6" calcext:value-type="float">
            <text:p>6</text:p>
          </table:table-cell>
          <table:table-cell table:style-name="ce25" table:formula="of:=[.AA50]-([.AB50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0]*2" office:value-type="float" office:value="160000" calcext:value-type="float">
            <text:p>160,000</text:p>
          </table:table-cell>
          <table:table-cell table:formula="of:=[.A51] &amp; &quot;d4&quot;" office:value-type="string" office:string-value="8d4" calcext:value-type="string">
            <text:p>8d4</text:p>
          </table:table-cell>
          <table:table-cell office:value-type="float" office:value="3" calcext:value-type="float">
            <text:p>+3</text:p>
          </table:table-cell>
          <table:table-cell table:formula="of:=ROUNDDOWN([.A51]/5)" office:value-type="float" office:value="1" calcext:value-type="float">
            <text:p>+1</text:p>
          </table:table-cell>
          <table:table-cell table:formula="of:=ROUND([.A51]*(2/3))" office:value-type="float" office:value="5" calcext:value-type="float">
            <text:p>+5</text:p>
          </table:table-cell>
          <table:table-cell table:formula="of:=ROUNDDOWN([.A51]*(2/3))" office:value-type="float" office:value="5" calcext:value-type="float">
            <text:p>+5</text:p>
          </table:table-cell>
          <table:table-cell table:formula="of:=ROUNDUP([.A51]*0.75)" office:value-type="float" office:value="6" calcext:value-type="float">
            <text:p>+6</text:p>
          </table:table-cell>
          <table:table-cell table:formula="of:=[.I47]+2" office:value-type="float" office:value="6" calcext:value-type="float">
            <text:p>6</text:p>
          </table:table-cell>
          <table:table-cell table:formula="of:=[.J47]+1" office:value-type="float" office:value="2" calcext:value-type="float">
            <text:p>2</text:p>
          </table:table-cell>
          <table:table-cell table:formula="of:=[.A51]&amp;&quot;d6&quot;" office:value-type="string" office:string-value="8d6" calcext:value-type="string">
            <text:p>8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1]*[.$R$40])" office:value-type="float" office:value="16" calcext:value-type="float">
            <text:p>16+</text:p>
          </table:table-cell>
          <table:table-cell table:style-name="ce3" table:formula="of:=[.A51]*[.$S$41]" office:value-type="float" office:value="20" calcext:value-type="float">
            <text:p>20</text:p>
          </table:table-cell>
          <table:table-cell table:style-name="ce5" table:formula="of:=ROUND(AVERAGE([.F51:.H51]))" office:value-type="float" office:value="5" calcext:value-type="float">
            <text:p>+5</text:p>
          </table:table-cell>
          <table:table-cell table:style-name="ce19" table:formula="of:=[.L51]*[.$L$41]+IF([.M51]=&quot;--&quot;;0;[.M51]*[.$M$41])+IF([.N51]=&quot;--&quot;;0;[.N51]*[.$N$41])+IF([.O51]=&quot;--&quot;;0;[.O51]*[.$O$41])+IF([.P51]=&quot;--&quot;;0;[.P51]*[.$P$41])+IF([.Q51]=&quot;--&quot;;0;[.Q51]*[.$Q$41])" office:value-type="float" office:value="230" calcext:value-type="float">
            <text:p>230h</text:p>
          </table:table-cell>
          <table:table-cell table:style-name="ce3" table:formula="of:=ROUNDDOWN([.U51]/60)" office:value-type="float" office:value="3" calcext:value-type="float">
            <text:p>3</text:p>
          </table:table-cell>
          <table:table-cell table:style-name="ce25" table:formula="of:=([.U51]-([.V51]*60))" office:value-type="float" office:value="50" calcext:value-type="float">
            <text:p>50</text:p>
          </table:table-cell>
          <table:table-cell table:style-name="ce28" table:formula="of:=[.L51]*[.$L$40] + IF([.M51]=&quot;--&quot;;0;[.M51]*[.$M$40]) + IF([.N51]=&quot;--&quot;;0;[.N51]*[.$N$40]) + IF([.O51]=&quot;--&quot;;0;[.O51]*[.$O$40]) + IF([.P51]=&quot;--&quot;;0;[.P51]*[.$P$40]) + IF([.Q51]=&quot;--&quot;;0;[.Q51]*[.$Q$40])" office:value-type="float" office:value="65" calcext:value-type="float">
            <text:p>65</text:p>
          </table:table-cell>
          <table:table-cell table:style-name="ce16" table:formula="of:=[.X51]*100" office:value-type="float" office:value="6500" calcext:value-type="float">
            <text:p>6,500sp</text:p>
          </table:table-cell>
          <table:table-cell table:style-name="ce32" table:formula="of:=[.X51]*10" office:value-type="float" office:value="650" calcext:value-type="float">
            <text:p>650h</text:p>
          </table:table-cell>
          <table:table-cell table:style-name="ce3" table:formula="of:=ROUNDDOWN([.Z51]/10)" office:value-type="float" office:value="65" calcext:value-type="float">
            <text:p>65</text:p>
          </table:table-cell>
          <table:table-cell table:style-name="ce3" table:formula="of:=ROUNDDOWN([.AA51]/7)" office:value-type="float" office:value="9" calcext:value-type="float">
            <text:p>9</text:p>
          </table:table-cell>
          <table:table-cell table:style-name="ce25" table:formula="of:=[.AA51]-([.AB51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*2" office:value-type="float" office:value="320000" calcext:value-type="float">
            <text:p>320,000</text:p>
          </table:table-cell>
          <table:table-cell table:formula="of:=[.A52] &amp; &quot;d4&quot;" office:value-type="string" office:string-value="9d4" calcext:value-type="string">
            <text:p>9d4</text:p>
          </table:table-cell>
          <table:table-cell office:value-type="float" office:value="3" calcext:value-type="float">
            <text:p>+3</text:p>
          </table:table-cell>
          <table:table-cell table:formula="of:=ROUNDDOWN([.A52]/5)" office:value-type="float" office:value="1" calcext:value-type="float">
            <text:p>+1</text:p>
          </table:table-cell>
          <table:table-cell table:formula="of:=ROUND([.A52]*(2/3))" office:value-type="float" office:value="6" calcext:value-type="float">
            <text:p>+6</text:p>
          </table:table-cell>
          <table:table-cell table:formula="of:=ROUNDDOWN([.A52]*(2/3))" office:value-type="float" office:value="6" calcext:value-type="float">
            <text:p>+6</text:p>
          </table:table-cell>
          <table:table-cell table:formula="of:=ROUNDUP([.A52]*0.75)" office:value-type="float" office:value="7" calcext:value-type="float">
            <text:p>+7</text:p>
          </table:table-cell>
          <table:table-cell table:formula="of:=[.I48]+2" office:value-type="float" office:value="6" calcext:value-type="float">
            <text:p>6</text:p>
          </table:table-cell>
          <table:table-cell table:formula="of:=[.J48]+1" office:value-type="float" office:value="2" calcext:value-type="float">
            <text:p>2</text:p>
          </table:table-cell>
          <table:table-cell table:formula="of:=[.A52]&amp;&quot;d6&quot;" office:value-type="string" office:string-value="9d6" calcext:value-type="string">
            <text:p>9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2]*[.$R$40])" office:value-type="float" office:value="16" calcext:value-type="float">
            <text:p>16+</text:p>
          </table:table-cell>
          <table:table-cell table:style-name="ce3" table:formula="of:=[.A52]*[.$S$41]" office:value-type="float" office:value="22.5" calcext:value-type="float">
            <text:p>22.5</text:p>
          </table:table-cell>
          <table:table-cell table:style-name="ce5" table:formula="of:=ROUND(AVERAGE([.F52:.H52]))" office:value-type="float" office:value="6" calcext:value-type="float">
            <text:p>+6</text:p>
          </table:table-cell>
          <table:table-cell table:style-name="ce19" table:formula="of:=[.L52]*[.$L$41]+IF([.M52]=&quot;--&quot;;0;[.M52]*[.$M$41])+IF([.N52]=&quot;--&quot;;0;[.N52]*[.$N$41])+IF([.O52]=&quot;--&quot;;0;[.O52]*[.$O$41])+IF([.P52]=&quot;--&quot;;0;[.P52]*[.$P$41])+IF([.Q52]=&quot;--&quot;;0;[.Q52]*[.$Q$41])" office:value-type="float" office:value="280" calcext:value-type="float">
            <text:p>280h</text:p>
          </table:table-cell>
          <table:table-cell table:style-name="ce3" table:formula="of:=ROUNDDOWN([.U52]/60)" office:value-type="float" office:value="4" calcext:value-type="float">
            <text:p>4</text:p>
          </table:table-cell>
          <table:table-cell table:style-name="ce25" table:formula="of:=([.U52]-([.V52]*60))" office:value-type="float" office:value="40" calcext:value-type="float">
            <text:p>40</text:p>
          </table:table-cell>
          <table:table-cell table:style-name="ce28" table:formula="of:=[.L52]*[.$L$40] + IF([.M52]=&quot;--&quot;;0;[.M52]*[.$M$40]) + IF([.N52]=&quot;--&quot;;0;[.N52]*[.$N$40]) + IF([.O52]=&quot;--&quot;;0;[.O52]*[.$O$40]) + IF([.P52]=&quot;--&quot;;0;[.P52]*[.$P$40]) + IF([.Q52]=&quot;--&quot;;0;[.Q52]*[.$Q$40])" office:value-type="float" office:value="90" calcext:value-type="float">
            <text:p>90</text:p>
          </table:table-cell>
          <table:table-cell table:style-name="ce16" table:formula="of:=[.X52]*100" office:value-type="float" office:value="9000" calcext:value-type="float">
            <text:p>9,000sp</text:p>
          </table:table-cell>
          <table:table-cell table:style-name="ce32" table:formula="of:=[.X52]*10" office:value-type="float" office:value="900" calcext:value-type="float">
            <text:p>900h</text:p>
          </table:table-cell>
          <table:table-cell table:style-name="ce3" table:formula="of:=ROUNDDOWN([.Z52]/10)" office:value-type="float" office:value="90" calcext:value-type="float">
            <text:p>90</text:p>
          </table:table-cell>
          <table:table-cell table:style-name="ce3" table:formula="of:=ROUNDDOWN([.AA52]/7)" office:value-type="float" office:value="12" calcext:value-type="float">
            <text:p>12</text:p>
          </table:table-cell>
          <table:table-cell table:style-name="ce25" table:formula="of:=[.AA52]-([.AB52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+150000" office:value-type="float" office:value="470000" calcext:value-type="float">
            <text:p>470,000</text:p>
          </table:table-cell>
          <table:table-cell table:formula="of:=[.A53] &amp; &quot;d4&quot;" office:value-type="string" office:string-value="10d4" calcext:value-type="string">
            <text:p>10d4</text:p>
          </table:table-cell>
          <table:table-cell office:value-type="float" office:value="3" calcext:value-type="float">
            <text:p>+3</text:p>
          </table:table-cell>
          <table:table-cell table:formula="of:=ROUNDDOWN([.A53]/5)" office:value-type="float" office:value="2" calcext:value-type="float">
            <text:p>+2</text:p>
          </table:table-cell>
          <table:table-cell table:formula="of:=ROUND([.A53]*(2/3))" office:value-type="float" office:value="7" calcext:value-type="float">
            <text:p>+7</text:p>
          </table:table-cell>
          <table:table-cell table:formula="of:=ROUNDDOWN([.A53]*(2/3))" office:value-type="float" office:value="6" calcext:value-type="float">
            <text:p>+6</text:p>
          </table:table-cell>
          <table:table-cell table:formula="of:=ROUNDUP([.A53]*0.75)" office:value-type="float" office:value="8" calcext:value-type="float">
            <text:p>+8</text:p>
          </table:table-cell>
          <table:table-cell table:formula="of:=[.I49]+2" office:value-type="float" office:value="6" calcext:value-type="float">
            <text:p>6</text:p>
          </table:table-cell>
          <table:table-cell table:formula="of:=[.J49]+1" office:value-type="float" office:value="3" calcext:value-type="float">
            <text:p>3</text:p>
          </table:table-cell>
          <table:table-cell table:formula="of:=[.A53]&amp;&quot;d6&quot;" office:value-type="string" office:string-value="10d6" calcext:value-type="string">
            <text:p>10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3]*[.$R$40])" office:value-type="float" office:value="17" calcext:value-type="float">
            <text:p>17+</text:p>
          </table:table-cell>
          <table:table-cell table:style-name="ce3" table:formula="of:=[.A53]*[.$S$41]" office:value-type="float" office:value="25" calcext:value-type="float">
            <text:p>25</text:p>
          </table:table-cell>
          <table:table-cell table:style-name="ce5" table:formula="of:=ROUND(AVERAGE([.F53:.H53]))" office:value-type="float" office:value="7" calcext:value-type="float">
            <text:p>+7</text:p>
          </table:table-cell>
          <table:table-cell table:style-name="ce19" table:formula="of:=[.L53]*[.$L$41]+IF([.M53]=&quot;--&quot;;0;[.M53]*[.$M$41])+IF([.N53]=&quot;--&quot;;0;[.N53]*[.$N$41])+IF([.O53]=&quot;--&quot;;0;[.O53]*[.$O$41])+IF([.P53]=&quot;--&quot;;0;[.P53]*[.$P$41])+IF([.Q53]=&quot;--&quot;;0;[.Q53]*[.$Q$41])" office:value-type="float" office:value="370" calcext:value-type="float">
            <text:p>370h</text:p>
          </table:table-cell>
          <table:table-cell table:style-name="ce3" table:formula="of:=ROUNDDOWN([.U53]/60)" office:value-type="float" office:value="6" calcext:value-type="float">
            <text:p>6</text:p>
          </table:table-cell>
          <table:table-cell table:style-name="ce25" table:formula="of:=([.U53]-([.V53]*60))" office:value-type="float" office:value="10" calcext:value-type="float">
            <text:p>10</text:p>
          </table:table-cell>
          <table:table-cell table:style-name="ce28" table:formula="of:=[.L53]*[.$L$40] + IF([.M53]=&quot;--&quot;;0;[.M53]*[.$M$40]) + IF([.N53]=&quot;--&quot;;0;[.N53]*[.$N$40]) + IF([.O53]=&quot;--&quot;;0;[.O53]*[.$O$40]) + IF([.P53]=&quot;--&quot;;0;[.P53]*[.$P$40]) + IF([.Q53]=&quot;--&quot;;0;[.Q53]*[.$Q$40])" office:value-type="float" office:value="125" calcext:value-type="float">
            <text:p>125</text:p>
          </table:table-cell>
          <table:table-cell table:style-name="ce16" table:formula="of:=[.X53]*100" office:value-type="float" office:value="12500" calcext:value-type="float">
            <text:p>12,500sp</text:p>
          </table:table-cell>
          <table:table-cell table:style-name="ce32" table:formula="of:=[.X53]*10" office:value-type="float" office:value="1250" calcext:value-type="float">
            <text:p>1,250h</text:p>
          </table:table-cell>
          <table:table-cell table:style-name="ce3" table:formula="of:=ROUNDDOWN([.Z53]/10)" office:value-type="float" office:value="125" calcext:value-type="float">
            <text:p>125</text:p>
          </table:table-cell>
          <table:table-cell table:style-name="ce3" table:formula="of:=ROUNDDOWN([.AA53]/7)" office:value-type="float" office:value="17" calcext:value-type="float">
            <text:p>17</text:p>
          </table:table-cell>
          <table:table-cell table:style-name="ce25" table:formula="of:=[.AA53]-([.AB53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+150000" office:value-type="float" office:value="620000" calcext:value-type="float">
            <text:p>620,000</text:p>
          </table:table-cell>
          <table:table-cell table:formula="of:=&quot;10d4+&quot; &amp; ([.A54]-10)" office:value-type="string" office:string-value="10d4+1" calcext:value-type="string">
            <text:p>10d4+1</text:p>
          </table:table-cell>
          <table:table-cell office:value-type="float" office:value="4" calcext:value-type="float">
            <text:p>+4</text:p>
          </table:table-cell>
          <table:table-cell table:formula="of:=ROUNDDOWN([.A54]/5)" office:value-type="float" office:value="2" calcext:value-type="float">
            <text:p>+2</text:p>
          </table:table-cell>
          <table:table-cell table:formula="of:=ROUND([.A54]*(2/3))" office:value-type="float" office:value="7" calcext:value-type="float">
            <text:p>+7</text:p>
          </table:table-cell>
          <table:table-cell table:formula="of:=ROUNDDOWN([.A54]*(2/3))" office:value-type="float" office:value="7" calcext:value-type="float">
            <text:p>+7</text:p>
          </table:table-cell>
          <table:table-cell table:formula="of:=ROUNDUP([.A54]*0.75)" office:value-type="float" office:value="9" calcext:value-type="float">
            <text:p>+9</text:p>
          </table:table-cell>
          <table:table-cell table:formula="of:=[.I50]+2" office:value-type="float" office:value="6" calcext:value-type="float">
            <text:p>6</text:p>
          </table:table-cell>
          <table:table-cell table:formula="of:=[.J50]+1" office:value-type="float" office:value="3" calcext:value-type="float">
            <text:p>3</text:p>
          </table:table-cell>
          <table:table-cell table:formula="of:=[.A54]&amp;&quot;d6&quot;" office:value-type="string" office:string-value="11d6" calcext:value-type="string">
            <text:p>11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10+ROUND([.A54]*[.$R$40])" office:value-type="float" office:value="18" calcext:value-type="float">
            <text:p>18+</text:p>
          </table:table-cell>
          <table:table-cell table:style-name="ce3" table:formula="of:=[.S53]+1" office:value-type="float" office:value="26" calcext:value-type="float">
            <text:p>26</text:p>
          </table:table-cell>
          <table:table-cell table:style-name="ce5" table:formula="of:=ROUND(AVERAGE([.F54:.H54]))" office:value-type="float" office:value="8" calcext:value-type="float">
            <text:p>+8</text:p>
          </table:table-cell>
          <table:table-cell table:style-name="ce19" table:formula="of:=[.L54]*[.$L$41]+IF([.M54]=&quot;--&quot;;0;[.M54]*[.$M$41])+IF([.N54]=&quot;--&quot;;0;[.N54]*[.$N$41])+IF([.O54]=&quot;--&quot;;0;[.O54]*[.$O$41])+IF([.P54]=&quot;--&quot;;0;[.P54]*[.$P$41])+IF([.Q54]=&quot;--&quot;;0;[.Q54]*[.$Q$41])" office:value-type="float" office:value="430" calcext:value-type="float">
            <text:p>430h</text:p>
          </table:table-cell>
          <table:table-cell table:style-name="ce3" table:formula="of:=ROUNDDOWN([.U54]/60)" office:value-type="float" office:value="7" calcext:value-type="float">
            <text:p>7</text:p>
          </table:table-cell>
          <table:table-cell table:style-name="ce25" table:formula="of:=([.U54]-([.V54]*60))" office:value-type="float" office:value="10" calcext:value-type="float">
            <text:p>10</text:p>
          </table:table-cell>
          <table:table-cell table:style-name="ce28" table:formula="of:=[.L54]*[.$L$40] + IF([.M54]=&quot;--&quot;;0;[.M54]*[.$M$40]) + IF([.N54]=&quot;--&quot;;0;[.N54]*[.$N$40]) + IF([.O54]=&quot;--&quot;;0;[.O54]*[.$O$40]) + IF([.P54]=&quot;--&quot;;0;[.P54]*[.$P$40]) + IF([.Q54]=&quot;--&quot;;0;[.Q54]*[.$Q$40])" office:value-type="float" office:value="161" calcext:value-type="float">
            <text:p>161</text:p>
          </table:table-cell>
          <table:table-cell table:style-name="ce16" table:formula="of:=[.X54]*100" office:value-type="float" office:value="16100" calcext:value-type="float">
            <text:p>16,100sp</text:p>
          </table:table-cell>
          <table:table-cell table:style-name="ce32" table:formula="of:=[.X54]*10" office:value-type="float" office:value="1610" calcext:value-type="float">
            <text:p>1,610h</text:p>
          </table:table-cell>
          <table:table-cell table:style-name="ce3" table:formula="of:=ROUNDDOWN([.Z54]/10)" office:value-type="float" office:value="161" calcext:value-type="float">
            <text:p>161</text:p>
          </table:table-cell>
          <table:table-cell table:style-name="ce3" table:formula="of:=ROUNDDOWN([.AA54]/7)" office:value-type="float" office:value="23" calcext:value-type="float">
            <text:p>23</text:p>
          </table:table-cell>
          <table:table-cell table:style-name="ce25" table:formula="of:=[.AA54]-([.AB54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4]+150000" office:value-type="float" office:value="770000" calcext:value-type="float">
            <text:p>770,000</text:p>
          </table:table-cell>
          <table:table-cell table:formula="of:=&quot;10d4+&quot; &amp; ([.A55]-10)" office:value-type="string" office:string-value="10d4+2" calcext:value-type="string">
            <text:p>10d4+2</text:p>
          </table:table-cell>
          <table:table-cell office:value-type="float" office:value="4" calcext:value-type="float">
            <text:p>+4</text:p>
          </table:table-cell>
          <table:table-cell table:formula="of:=ROUNDDOWN([.A55]/5)" office:value-type="float" office:value="2" calcext:value-type="float">
            <text:p>+2</text:p>
          </table:table-cell>
          <table:table-cell table:formula="of:=ROUND([.A55]*(2/3))" office:value-type="float" office:value="8" calcext:value-type="float">
            <text:p>+8</text:p>
          </table:table-cell>
          <table:table-cell table:formula="of:=ROUNDDOWN([.A55]*(2/3))" office:value-type="float" office:value="8" calcext:value-type="float">
            <text:p>+8</text:p>
          </table:table-cell>
          <table:table-cell table:formula="of:=ROUNDUP([.A55]*0.75)" office:value-type="float" office:value="9" calcext:value-type="float">
            <text:p>+9</text:p>
          </table:table-cell>
          <table:table-cell table:formula="of:=[.I51]+2" office:value-type="float" office:value="8" calcext:value-type="float">
            <text:p>8</text:p>
          </table:table-cell>
          <table:table-cell table:formula="of:=[.J51]+1" office:value-type="float" office:value="3" calcext:value-type="float">
            <text:p>3</text:p>
          </table:table-cell>
          <table:table-cell table:formula="of:=[.A55]&amp;&quot;d6&quot;" office:value-type="string" office:string-value="12d6" calcext:value-type="string">
            <text:p>12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10+ROUND([.A55]*[.$R$40])" office:value-type="float" office:value="18" calcext:value-type="float">
            <text:p>18+</text:p>
          </table:table-cell>
          <table:table-cell table:style-name="ce3" table:formula="of:=[.S54]+1" office:value-type="float" office:value="27" calcext:value-type="float">
            <text:p>27</text:p>
          </table:table-cell>
          <table:table-cell table:style-name="ce5" table:formula="of:=ROUND(AVERAGE([.F55:.H55]))" office:value-type="float" office:value="8" calcext:value-type="float">
            <text:p>+8</text:p>
          </table:table-cell>
          <table:table-cell table:style-name="ce19" table:formula="of:=[.L55]*[.$L$41]+IF([.M55]=&quot;--&quot;;0;[.M55]*[.$M$41])+IF([.N55]=&quot;--&quot;;0;[.N55]*[.$N$41])+IF([.O55]=&quot;--&quot;;0;[.O55]*[.$O$41])+IF([.P55]=&quot;--&quot;;0;[.P55]*[.$P$41])+IF([.Q55]=&quot;--&quot;;0;[.Q55]*[.$Q$41])" office:value-type="float" office:value="550" calcext:value-type="float">
            <text:p>550h</text:p>
          </table:table-cell>
          <table:table-cell table:style-name="ce3" table:formula="of:=ROUNDDOWN([.U55]/60)" office:value-type="float" office:value="9" calcext:value-type="float">
            <text:p>9</text:p>
          </table:table-cell>
          <table:table-cell table:style-name="ce25" table:formula="of:=([.U55]-([.V55]*60))" office:value-type="float" office:value="10" calcext:value-type="float">
            <text:p>10</text:p>
          </table:table-cell>
          <table:table-cell table:style-name="ce28" table:formula="of:=[.L55]*[.$L$40] + IF([.M55]=&quot;--&quot;;0;[.M55]*[.$M$40]) + IF([.N55]=&quot;--&quot;;0;[.N55]*[.$N$40]) + IF([.O55]=&quot;--&quot;;0;[.O55]*[.$O$40]) + IF([.P55]=&quot;--&quot;;0;[.P55]*[.$P$40]) + IF([.Q55]=&quot;--&quot;;0;[.Q55]*[.$Q$40])" office:value-type="float" office:value="217" calcext:value-type="float">
            <text:p>217</text:p>
          </table:table-cell>
          <table:table-cell table:style-name="ce16" table:formula="of:=[.X55]*100" office:value-type="float" office:value="21700" calcext:value-type="float">
            <text:p>21,700sp</text:p>
          </table:table-cell>
          <table:table-cell table:style-name="ce32" table:formula="of:=[.X55]*10" office:value-type="float" office:value="2170" calcext:value-type="float">
            <text:p>2,170h</text:p>
          </table:table-cell>
          <table:table-cell table:style-name="ce3" table:formula="of:=ROUNDDOWN([.Z55]/10)" office:value-type="float" office:value="217" calcext:value-type="float">
            <text:p>217</text:p>
          </table:table-cell>
          <table:table-cell table:style-name="ce3" table:formula="of:=ROUNDDOWN([.AA55]/7)" office:value-type="float" office:value="31" calcext:value-type="float">
            <text:p>31</text:p>
          </table:table-cell>
          <table:table-cell table:style-name="ce25" table:formula="of:=[.AA55]-([.AB55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+150000" office:value-type="float" office:value="920000" calcext:value-type="float">
            <text:p>920,000</text:p>
          </table:table-cell>
          <table:table-cell table:formula="of:=&quot;10d4+&quot; &amp; ([.A56]-10)" office:value-type="string" office:string-value="10d4+3" calcext:value-type="string">
            <text:p>10d4+3</text:p>
          </table:table-cell>
          <table:table-cell office:value-type="float" office:value="4" calcext:value-type="float">
            <text:p>+4</text:p>
          </table:table-cell>
          <table:table-cell table:formula="of:=ROUNDDOWN([.A56]/5)" office:value-type="float" office:value="2" calcext:value-type="float">
            <text:p>+2</text:p>
          </table:table-cell>
          <table:table-cell table:formula="of:=ROUND([.A56]*(2/3))" office:value-type="float" office:value="9" calcext:value-type="float">
            <text:p>+9</text:p>
          </table:table-cell>
          <table:table-cell table:formula="of:=ROUNDDOWN([.A56]*(2/3))" office:value-type="float" office:value="8" calcext:value-type="float">
            <text:p>+8</text:p>
          </table:table-cell>
          <table:table-cell table:formula="of:=ROUNDUP([.A56]*0.75)" office:value-type="float" office:value="10" calcext:value-type="float">
            <text:p>+10</text:p>
          </table:table-cell>
          <table:table-cell table:formula="of:=[.I52]+2" office:value-type="float" office:value="8" calcext:value-type="float">
            <text:p>8</text:p>
          </table:table-cell>
          <table:table-cell table:formula="of:=[.J52]+1" office:value-type="float" office:value="3" calcext:value-type="float">
            <text:p>3</text:p>
          </table:table-cell>
          <table:table-cell table:formula="of:=[.A56]&amp;&quot;d6&quot;" office:value-type="string" office:string-value="13d6" calcext:value-type="string">
            <text:p>13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6]*[.$R$40])" office:value-type="float" office:value="19" calcext:value-type="float">
            <text:p>19+</text:p>
          </table:table-cell>
          <table:table-cell table:style-name="ce3" table:formula="of:=[.S55]+1" office:value-type="float" office:value="28" calcext:value-type="float">
            <text:p>28</text:p>
          </table:table-cell>
          <table:table-cell table:style-name="ce5" table:formula="of:=ROUND(AVERAGE([.F56:.H56]))" office:value-type="float" office:value="9" calcext:value-type="float">
            <text:p>+9</text:p>
          </table:table-cell>
          <table:table-cell table:style-name="ce19" table:formula="of:=[.L56]*[.$L$41]+IF([.M56]=&quot;--&quot;;0;[.M56]*[.$M$41])+IF([.N56]=&quot;--&quot;;0;[.N56]*[.$N$41])+IF([.O56]=&quot;--&quot;;0;[.O56]*[.$O$41])+IF([.P56]=&quot;--&quot;;0;[.P56]*[.$P$41])+IF([.Q56]=&quot;--&quot;;0;[.Q56]*[.$Q$41])" office:value-type="float" office:value="600" calcext:value-type="float">
            <text:p>600h</text:p>
          </table:table-cell>
          <table:table-cell table:style-name="ce3" table:formula="of:=ROUNDDOWN([.U56]/60)" office:value-type="float" office:value="10" calcext:value-type="float">
            <text:p>10</text:p>
          </table:table-cell>
          <table:table-cell table:style-name="ce25" table:formula="of:=([.U56]-([.V56]*60))" office:value-type="float" office:value="0" calcext:value-type="float">
            <text:p>0</text:p>
          </table:table-cell>
          <table:table-cell table:style-name="ce28" table:formula="of:=[.L56]*[.$L$40] + IF([.M56]=&quot;--&quot;;0;[.M56]*[.$M$40]) + IF([.N56]=&quot;--&quot;;0;[.N56]*[.$N$40]) + IF([.O56]=&quot;--&quot;;0;[.O56]*[.$O$40]) + IF([.P56]=&quot;--&quot;;0;[.P56]*[.$P$40]) + IF([.Q56]=&quot;--&quot;;0;[.Q56]*[.$Q$40])" office:value-type="float" office:value="242" calcext:value-type="float">
            <text:p>242</text:p>
          </table:table-cell>
          <table:table-cell table:style-name="ce16" table:formula="of:=[.X56]*100" office:value-type="float" office:value="24200" calcext:value-type="float">
            <text:p>24,200sp</text:p>
          </table:table-cell>
          <table:table-cell table:style-name="ce32" table:formula="of:=[.X56]*10" office:value-type="float" office:value="2420" calcext:value-type="float">
            <text:p>2,420h</text:p>
          </table:table-cell>
          <table:table-cell table:style-name="ce3" table:formula="of:=ROUNDDOWN([.Z56]/10)" office:value-type="float" office:value="242" calcext:value-type="float">
            <text:p>242</text:p>
          </table:table-cell>
          <table:table-cell table:style-name="ce3" table:formula="of:=ROUNDDOWN([.AA56]/7)" office:value-type="float" office:value="34" calcext:value-type="float">
            <text:p>34</text:p>
          </table:table-cell>
          <table:table-cell table:style-name="ce25" table:formula="of:=[.AA56]-([.AB56]*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6]+150000" office:value-type="float" office:value="1070000" calcext:value-type="float">
            <text:p>1,070,000</text:p>
          </table:table-cell>
          <table:table-cell table:formula="of:=&quot;10d4+&quot; &amp; ([.A57]-10)" office:value-type="string" office:string-value="10d4+4" calcext:value-type="string">
            <text:p>10d4+4</text:p>
          </table:table-cell>
          <table:table-cell office:value-type="float" office:value="5" calcext:value-type="float">
            <text:p>+5</text:p>
          </table:table-cell>
          <table:table-cell table:formula="of:=ROUNDDOWN([.A57]/5)" office:value-type="float" office:value="2" calcext:value-type="float">
            <text:p>+2</text:p>
          </table:table-cell>
          <table:table-cell table:formula="of:=ROUND([.A57]*(2/3))" office:value-type="float" office:value="9" calcext:value-type="float">
            <text:p>+9</text:p>
          </table:table-cell>
          <table:table-cell table:formula="of:=ROUNDDOWN([.A57]*(2/3))" office:value-type="float" office:value="9" calcext:value-type="float">
            <text:p>+9</text:p>
          </table:table-cell>
          <table:table-cell table:formula="of:=ROUNDUP([.A57]*0.75)" office:value-type="float" office:value="11" calcext:value-type="float">
            <text:p>+11</text:p>
          </table:table-cell>
          <table:table-cell table:formula="of:=[.I53]+2" office:value-type="float" office:value="8" calcext:value-type="float">
            <text:p>8</text:p>
          </table:table-cell>
          <table:table-cell table:formula="of:=[.J53]+1" office:value-type="float" office:value="4" calcext:value-type="float">
            <text:p>4</text:p>
          </table:table-cell>
          <table:table-cell table:formula="of:=[.A57]&amp;&quot;d6&quot;" office:value-type="string" office:string-value="14d6" calcext:value-type="string">
            <text:p>14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7]*[.$R$40])" office:value-type="float" office:value="20" calcext:value-type="float">
            <text:p>20+</text:p>
          </table:table-cell>
          <table:table-cell table:style-name="ce3" table:formula="of:=[.S56]+1" office:value-type="float" office:value="29" calcext:value-type="float">
            <text:p>29</text:p>
          </table:table-cell>
          <table:table-cell table:style-name="ce5" table:formula="of:=ROUND(AVERAGE([.F57:.H57]))" office:value-type="float" office:value="10" calcext:value-type="float">
            <text:p>+10</text:p>
          </table:table-cell>
          <table:table-cell table:style-name="ce19" table:formula="of:=[.L57]*[.$L$41]+IF([.M57]=&quot;--&quot;;0;[.M57]*[.$M$41])+IF([.N57]=&quot;--&quot;;0;[.N57]*[.$N$41])+IF([.O57]=&quot;--&quot;;0;[.O57]*[.$O$41])+IF([.P57]=&quot;--&quot;;0;[.P57]*[.$P$41])+IF([.Q57]=&quot;--&quot;;0;[.Q57]*[.$Q$41])" office:value-type="float" office:value="640" calcext:value-type="float">
            <text:p>640h</text:p>
          </table:table-cell>
          <table:table-cell table:style-name="ce3" table:formula="of:=ROUNDDOWN([.U57]/60)" office:value-type="float" office:value="10" calcext:value-type="float">
            <text:p>10</text:p>
          </table:table-cell>
          <table:table-cell table:style-name="ce25" table:formula="of:=([.U57]-([.V57]*60))" office:value-type="float" office:value="40" calcext:value-type="float">
            <text:p>40</text:p>
          </table:table-cell>
          <table:table-cell table:style-name="ce28" table:formula="of:=[.L57]*[.$L$40] + IF([.M57]=&quot;--&quot;;0;[.M57]*[.$M$40]) + IF([.N57]=&quot;--&quot;;0;[.N57]*[.$N$40]) + IF([.O57]=&quot;--&quot;;0;[.O57]*[.$O$40]) + IF([.P57]=&quot;--&quot;;0;[.P57]*[.$P$40]) + IF([.Q57]=&quot;--&quot;;0;[.Q57]*[.$Q$40])" office:value-type="float" office:value="252" calcext:value-type="float">
            <text:p>252</text:p>
          </table:table-cell>
          <table:table-cell table:style-name="ce16" table:formula="of:=[.X57]*100" office:value-type="float" office:value="25200" calcext:value-type="float">
            <text:p>25,200sp</text:p>
          </table:table-cell>
          <table:table-cell table:style-name="ce32" table:formula="of:=[.X57]*10" office:value-type="float" office:value="2520" calcext:value-type="float">
            <text:p>2,520h</text:p>
          </table:table-cell>
          <table:table-cell table:style-name="ce3" table:formula="of:=ROUNDDOWN([.Z57]/10)" office:value-type="float" office:value="252" calcext:value-type="float">
            <text:p>252</text:p>
          </table:table-cell>
          <table:table-cell table:style-name="ce3" table:formula="of:=ROUNDDOWN([.AA57]/7)" office:value-type="float" office:value="36" calcext:value-type="float">
            <text:p>36</text:p>
          </table:table-cell>
          <table:table-cell table:style-name="ce25" table:formula="of:=[.AA57]-([.AB57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+150000" office:value-type="float" office:value="1220000" calcext:value-type="float">
            <text:p>1,220,000</text:p>
          </table:table-cell>
          <table:table-cell table:formula="of:=&quot;10d4+&quot; &amp; ([.A58]-10)" office:value-type="string" office:string-value="10d4+5" calcext:value-type="string">
            <text:p>10d4+5</text:p>
          </table:table-cell>
          <table:table-cell office:value-type="float" office:value="5" calcext:value-type="float">
            <text:p>+5</text:p>
          </table:table-cell>
          <table:table-cell table:formula="of:=ROUNDDOWN([.A58]/5)" office:value-type="float" office:value="3" calcext:value-type="float">
            <text:p>+3</text:p>
          </table:table-cell>
          <table:table-cell table:formula="of:=ROUND([.A58]*(2/3))" office:value-type="float" office:value="10" calcext:value-type="float">
            <text:p>+10</text:p>
          </table:table-cell>
          <table:table-cell table:formula="of:=ROUNDDOWN([.A58]*(2/3))" office:value-type="float" office:value="10" calcext:value-type="float">
            <text:p>+10</text:p>
          </table:table-cell>
          <table:table-cell table:formula="of:=ROUNDUP([.A58]*0.75)" office:value-type="float" office:value="12" calcext:value-type="float">
            <text:p>+12</text:p>
          </table:table-cell>
          <table:table-cell table:formula="of:=[.I54]+2" office:value-type="float" office:value="8" calcext:value-type="float">
            <text:p>8</text:p>
          </table:table-cell>
          <table:table-cell table:formula="of:=[.J54]+1" office:value-type="float" office:value="4" calcext:value-type="float">
            <text:p>4</text:p>
          </table:table-cell>
          <table:table-cell table:formula="of:=[.A58]&amp;&quot;d6&quot;" office:value-type="string" office:string-value="15d6" calcext:value-type="string">
            <text:p>15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7" table:formula="of:=10+ROUND([.A58]*[.$R$40])" office:value-type="float" office:value="21" calcext:value-type="float">
            <text:p>21+</text:p>
          </table:table-cell>
          <table:table-cell table:style-name="ce3" table:formula="of:=[.S57]+1" office:value-type="float" office:value="30" calcext:value-type="float">
            <text:p>30</text:p>
          </table:table-cell>
          <table:table-cell table:style-name="ce5" table:formula="of:=ROUND(AVERAGE([.F58:.H58]))" office:value-type="float" office:value="11" calcext:value-type="float">
            <text:p>+11</text:p>
          </table:table-cell>
          <table:table-cell table:style-name="ce20" table:formula="of:=[.L58]*[.$L$41]+IF([.M58]=&quot;--&quot;;0;[.M58]*[.$M$41])+IF([.N58]=&quot;--&quot;;0;[.N58]*[.$N$41])+IF([.O58]=&quot;--&quot;;0;[.O58]*[.$O$41])+IF([.P58]=&quot;--&quot;;0;[.P58]*[.$P$41])+IF([.Q58]=&quot;--&quot;;0;[.Q58]*[.$Q$41])" office:value-type="float" office:value="700" calcext:value-type="float">
            <text:p>700h</text:p>
          </table:table-cell>
          <table:table-cell table:style-name="ce22" table:formula="of:=ROUNDDOWN([.U58]/60)" office:value-type="float" office:value="11" calcext:value-type="float">
            <text:p>11</text:p>
          </table:table-cell>
          <table:table-cell table:style-name="ce26" table:formula="of:=([.U58]-([.V58]*60))" office:value-type="float" office:value="40" calcext:value-type="float">
            <text:p>40</text:p>
          </table:table-cell>
          <table:table-cell table:style-name="ce29" table:formula="of:=[.L58]*[.$L$40] + IF([.M58]=&quot;--&quot;;0;[.M58]*[.$M$40]) + IF([.N58]=&quot;--&quot;;0;[.N58]*[.$N$40]) + IF([.O58]=&quot;--&quot;;0;[.O58]*[.$O$40]) + IF([.P58]=&quot;--&quot;;0;[.P58]*[.$P$40]) + IF([.Q58]=&quot;--&quot;;0;[.Q58]*[.$Q$40])" office:value-type="float" office:value="288" calcext:value-type="float">
            <text:p>288</text:p>
          </table:table-cell>
          <table:table-cell table:style-name="ce31" table:formula="of:=[.X58]*100" office:value-type="float" office:value="28800" calcext:value-type="float">
            <text:p>28,800sp</text:p>
          </table:table-cell>
          <table:table-cell table:style-name="ce33" table:formula="of:=[.X58]*10" office:value-type="float" office:value="2880" calcext:value-type="float">
            <text:p>2,880h</text:p>
          </table:table-cell>
          <table:table-cell table:style-name="ce22" table:formula="of:=ROUNDDOWN([.Z58]/10)" office:value-type="float" office:value="288" calcext:value-type="float">
            <text:p>288</text:p>
          </table:table-cell>
          <table:table-cell table:style-name="ce22" table:formula="of:=ROUNDDOWN([.AA58]/7)" office:value-type="float" office:value="41" calcext:value-type="float">
            <text:p>41</text:p>
          </table:table-cell>
          <table:table-cell table:style-name="ce26" table:formula="of:=[.AA58]-([.AB58]*7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2"/>
          <table:table-cell office:value-type="float" office:value="4.5" calcext:value-type="float">
            <text:p>4.5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+[.B25])*[.$B$61])" office:value-type="float" office:value="0" calcext:value-type="float">
            <text:p>0</text:p>
          </table:table-cell>
          <table:table-cell table:formula="of:=[.A63] &amp; &quot;d6+&quot; &amp; [.A63]" office:value-type="string" office:string-value="1d6+1" calcext:value-type="string">
            <text:p>1d6+1</text:p>
          </table:table-cell>
          <table:table-cell table:formula="of:=ROUND(AVERAGE([.D6];[.D25]))" office:value-type="float" office:value="1" calcext:value-type="float">
            <text:p>+1</text:p>
          </table:table-cell>
          <table:table-cell table:formula="of:=ROUNDDOWN(AVERAGE([.E6];[.E25]))" office:value-type="float" office:value="0" calcext:value-type="float">
            <text:p>+0</text:p>
          </table:table-cell>
          <table:table-cell table:formula="of:=ROUND(AVERAGE([.F6];[.F25]))" office:value-type="float" office:value="1" calcext:value-type="float">
            <text:p>+1</text:p>
          </table:table-cell>
          <table:table-cell table:formula="of:=ROUND(AVERAGE([.G6];[.G25]))" office:value-type="float" office:value="1" calcext:value-type="float">
            <text:p>+1</text:p>
          </table:table-cell>
          <table:table-cell table:formula="of:=ROUND(AVERAGE([.H6];[.H25]))" office:value-type="float" office:value="0" calcext:value-type="float">
            <text:p>+0</text:p>
          </table:table-cell>
          <table:table-cell table:formula="of:=ROUND(AVERAGE([.I6];[.I25]))" office:value-type="float" office:value="3" calcext:value-type="float">
            <text:p>3</text:p>
          </table:table-cell>
          <table:table-cell table:formula="of:=ROUND(AVERAGE([.J6];[.J25]))" office:value-type="float" office:value="0" calcext:value-type="float">
            <text:p>0</text:p>
          </table:table-cell>
          <table:table-cell table:formula="of:=ROUND(AVERAGE([.K6];[.K25]))" office:value-type="float" office:value="1" calcext:value-type="float">
            <text:p>1</text:p>
          </table:table-cell>
          <table:table-cell table:formula="of:=LOOKUP(ROUND([.A63]*0.8);[.$A$6:.$A$20];[.$L$6:.$L$20])" office:value-type="float" office:value="14" calcext:value-type="float">
            <text:p>14+</text:p>
          </table:table-cell>
          <table:table-cell table:style-name="ce7" table:formula="of:=LOOKUP(ROUND([.A63]*0.8);[.$A$25:.$A$39];[.$L$25:.$L$39]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63:.H63]))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+[.B26])*[.$B$61])" office:value-type="float" office:value="2100" calcext:value-type="float">
            <text:p>2,100</text:p>
          </table:table-cell>
          <table:table-cell table:formula="of:=[.A64] &amp; &quot;d6+&quot; &amp; [.A64]" office:value-type="string" office:string-value="2d6+2" calcext:value-type="string">
            <text:p>2d6+2</text:p>
          </table:table-cell>
          <table:table-cell table:formula="of:=ROUND(AVERAGE([.D7];[.D26]))" office:value-type="float" office:value="2" calcext:value-type="float">
            <text:p>+2</text:p>
          </table:table-cell>
          <table:table-cell table:formula="of:=ROUNDDOWN(AVERAGE([.E7];[.E26]))" office:value-type="float" office:value="0" calcext:value-type="float">
            <text:p>+0</text:p>
          </table:table-cell>
          <table:table-cell table:formula="of:=ROUND(AVERAGE([.F7];[.F26]))" office:value-type="float" office:value="2" calcext:value-type="float">
            <text:p>+2</text:p>
          </table:table-cell>
          <table:table-cell table:formula="of:=ROUND(AVERAGE([.G7];[.G26]))" office:value-type="float" office:value="2" calcext:value-type="float">
            <text:p>+2</text:p>
          </table:table-cell>
          <table:table-cell table:formula="of:=ROUND(AVERAGE([.H7];[.H26]))" office:value-type="float" office:value="1" calcext:value-type="float">
            <text:p>+1</text:p>
          </table:table-cell>
          <table:table-cell table:formula="of:=ROUND(AVERAGE([.I7];[.I26]))" office:value-type="float" office:value="3" calcext:value-type="float">
            <text:p>3</text:p>
          </table:table-cell>
          <table:table-cell table:formula="of:=ROUND(AVERAGE([.J7];[.J26]))" office:value-type="float" office:value="1" calcext:value-type="float">
            <text:p>1</text:p>
          </table:table-cell>
          <table:table-cell table:formula="of:=ROUND(AVERAGE([.K7];[.K26]))" office:value-type="float" office:value="1" calcext:value-type="float">
            <text:p>1</text:p>
          </table:table-cell>
          <table:table-cell table:formula="of:=LOOKUP(ROUND([.A64]*0.8);[.$A$6:.$A$20];[.$L$6:.$L$20])" office:value-type="float" office:value="14" calcext:value-type="float">
            <text:p>14+</text:p>
          </table:table-cell>
          <table:table-cell table:style-name="ce7" table:formula="of:=LOOKUP(ROUND([.A64]*0.8);[.$A$25:.$A$39];[.$L$25:.$L$39])" office:value-type="string" office:string-value="+1d4" calcext:value-type="string">
            <text:p>+1d4</text:p>
          </table:table-cell>
          <table:table-cell table:formula="of:=[.A64]*[.$N$60]" office:value-type="float" office:value="9" calcext:value-type="float">
            <text:p>9</text:p>
          </table:table-cell>
          <table:table-cell table:style-name="ce5" table:formula="of:=ROUND(AVERAGE([.F64:.H64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+[.B27])*[.$B$61])" office:value-type="float" office:value="4200" calcext:value-type="float">
            <text:p>4,200</text:p>
          </table:table-cell>
          <table:table-cell table:formula="of:=[.A65] &amp; &quot;d6+&quot; &amp; [.A65]" office:value-type="string" office:string-value="3d6+3" calcext:value-type="string">
            <text:p>3d6+3</text:p>
          </table:table-cell>
          <table:table-cell table:formula="of:=ROUND(AVERAGE([.D8];[.D27]))" office:value-type="float" office:value="2" calcext:value-type="float">
            <text:p>+2</text:p>
          </table:table-cell>
          <table:table-cell table:formula="of:=ROUNDDOWN(AVERAGE([.E8];[.E27]))" office:value-type="float" office:value="0" calcext:value-type="float">
            <text:p>+0</text:p>
          </table:table-cell>
          <table:table-cell table:formula="of:=ROUND(AVERAGE([.F8];[.F27]))" office:value-type="float" office:value="3" calcext:value-type="float">
            <text:p>+3</text:p>
          </table:table-cell>
          <table:table-cell office:value-type="float" office:value="2" calcext:value-type="float">
            <text:p>+2</text:p>
          </table:table-cell>
          <table:table-cell table:formula="of:=ROUND(AVERAGE([.H8];[.H27]))" office:value-type="float" office:value="2" calcext:value-type="float">
            <text:p>+2</text:p>
          </table:table-cell>
          <table:table-cell table:formula="of:=ROUND(AVERAGE([.I8];[.I27]))" office:value-type="float" office:value="4" calcext:value-type="float">
            <text:p>4</text:p>
          </table:table-cell>
          <table:table-cell table:formula="of:=ROUND(AVERAGE([.J8];[.J27]))" office:value-type="float" office:value="1" calcext:value-type="float">
            <text:p>1</text:p>
          </table:table-cell>
          <table:table-cell table:formula="of:=ROUND(AVERAGE([.K8];[.K27]))" office:value-type="float" office:value="2" calcext:value-type="float">
            <text:p>2</text:p>
          </table:table-cell>
          <table:table-cell table:formula="of:=LOOKUP(ROUND([.A65]*0.8);[.$A$6:.$A$20];[.$L$6:.$L$20])" office:value-type="float" office:value="14" calcext:value-type="float">
            <text:p>14+</text:p>
          </table:table-cell>
          <table:table-cell table:style-name="ce7" table:formula="of:=LOOKUP(ROUND([.A65]*0.8);[.$A$25:.$A$39];[.$L$25:.$L$39])" office:value-type="string" office:string-value="+1d4" calcext:value-type="string">
            <text:p>+1d4</text:p>
          </table:table-cell>
          <table:table-cell table:formula="of:=[.A65]*[.$N$60]" office:value-type="float" office:value="13.5" calcext:value-type="float">
            <text:p>13.5</text:p>
          </table:table-cell>
          <table:table-cell table:style-name="ce5" table:formula="of:=ROUND(AVERAGE([.F65:.H65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+[.B28])*[.$B$61])" office:value-type="float" office:value="8400" calcext:value-type="float">
            <text:p>8,400</text:p>
          </table:table-cell>
          <table:table-cell table:formula="of:=[.A66] &amp; &quot;d6+&quot; &amp; [.A66]" office:value-type="string" office:string-value="4d6+4" calcext:value-type="string">
            <text:p>4d6+4</text:p>
          </table:table-cell>
          <table:table-cell table:formula="of:=ROUND(AVERAGE([.D9];[.D28]))" office:value-type="float" office:value="3" calcext:value-type="float">
            <text:p>+3</text:p>
          </table:table-cell>
          <table:table-cell table:formula="of:=ROUNDDOWN(AVERAGE([.E9];[.E28]))" office:value-type="float" office:value="1" calcext:value-type="float">
            <text:p>+1</text:p>
          </table:table-cell>
          <table:table-cell table:formula="of:=ROUND(AVERAGE([.F9];[.F28]))" office:value-type="float" office:value="3" calcext:value-type="float">
            <text:p>+3</text:p>
          </table:table-cell>
          <table:table-cell table:formula="of:=ROUND(AVERAGE([.G9];[.G28]))" office:value-type="float" office:value="3" calcext:value-type="float">
            <text:p>+3</text:p>
          </table:table-cell>
          <table:table-cell table:formula="of:=ROUND(AVERAGE([.H9];[.H28]))" office:value-type="float" office:value="2" calcext:value-type="float">
            <text:p>+2</text:p>
          </table:table-cell>
          <table:table-cell table:formula="of:=ROUND(AVERAGE([.I9];[.I28]))" office:value-type="float" office:value="5" calcext:value-type="float">
            <text:p>5</text:p>
          </table:table-cell>
          <table:table-cell table:formula="of:=ROUND(AVERAGE([.J9];[.J28]))" office:value-type="float" office:value="1" calcext:value-type="float">
            <text:p>1</text:p>
          </table:table-cell>
          <table:table-cell table:formula="of:=ROUND(AVERAGE([.K9];[.K28]))" office:value-type="float" office:value="2" calcext:value-type="float">
            <text:p>2</text:p>
          </table:table-cell>
          <table:table-cell table:formula="of:=LOOKUP(ROUND([.A66]*0.8);[.$A$6:.$A$20];[.$L$6:.$L$20])" office:value-type="float" office:value="13" calcext:value-type="float">
            <text:p>13+</text:p>
          </table:table-cell>
          <table:table-cell table:style-name="ce7" table:formula="of:=LOOKUP(ROUND([.A66]*0.8);[.$A$25:.$A$39];[.$L$25:.$L$39])" office:value-type="string" office:string-value="+1d4" calcext:value-type="string">
            <text:p>+1d4</text:p>
          </table:table-cell>
          <table:table-cell table:formula="of:=[.A66]*[.$N$60]" office:value-type="float" office:value="18" calcext:value-type="float">
            <text:p>18</text:p>
          </table:table-cell>
          <table:table-cell table:style-name="ce5" table:formula="of:=ROUND(AVERAGE([.F66:.H66]))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+[.B29])*[.$B$61];-3)" office:value-type="float" office:value="17000" calcext:value-type="float">
            <text:p>17,000</text:p>
          </table:table-cell>
          <table:table-cell table:formula="of:=[.A67] &amp; &quot;d6+&quot; &amp; [.A67]" office:value-type="string" office:string-value="5d6+5" calcext:value-type="string">
            <text:p>5d6+5</text:p>
          </table:table-cell>
          <table:table-cell table:formula="of:=ROUND(AVERAGE([.D10];[.D29]))" office:value-type="float" office:value="4" calcext:value-type="float">
            <text:p>+4</text:p>
          </table:table-cell>
          <table:table-cell table:formula="of:=ROUNDDOWN(AVERAGE([.E10];[.E29]))" office:value-type="float" office:value="1" calcext:value-type="float">
            <text:p>+1</text:p>
          </table:table-cell>
          <table:table-cell table:formula="of:=ROUND(AVERAGE([.F10];[.F29]))" office:value-type="float" office:value="4" calcext:value-type="float">
            <text:p>+4</text:p>
          </table:table-cell>
          <table:table-cell table:formula="of:=ROUND(AVERAGE([.G10];[.G29]))" office:value-type="float" office:value="4" calcext:value-type="float">
            <text:p>+4</text:p>
          </table:table-cell>
          <table:table-cell table:formula="of:=ROUND(AVERAGE([.H10];[.H29]))" office:value-type="float" office:value="3" calcext:value-type="float">
            <text:p>+3</text:p>
          </table:table-cell>
          <table:table-cell table:formula="of:=ROUND(AVERAGE([.I10];[.I29]))" office:value-type="float" office:value="6" calcext:value-type="float">
            <text:p>6</text:p>
          </table:table-cell>
          <table:table-cell table:formula="of:=ROUND(AVERAGE([.J10];[.J29]))" office:value-type="float" office:value="1" calcext:value-type="float">
            <text:p>1</text:p>
          </table:table-cell>
          <table:table-cell table:formula="of:=ROUND(AVERAGE([.K10];[.K29]))" office:value-type="float" office:value="3" calcext:value-type="float">
            <text:p>3</text:p>
          </table:table-cell>
          <table:table-cell table:formula="of:=LOOKUP(ROUND([.A67]*0.8);[.$A$6:.$A$20];[.$L$6:.$L$20])" office:value-type="float" office:value="13" calcext:value-type="float">
            <text:p>13+</text:p>
          </table:table-cell>
          <table:table-cell table:style-name="ce7" table:formula="of:=LOOKUP(ROUND([.A67]*0.8);[.$A$25:.$A$39];[.$L$25:.$L$39])" office:value-type="string" office:string-value="+1d4" calcext:value-type="string">
            <text:p>+1d4</text:p>
          </table:table-cell>
          <table:table-cell table:formula="of:=[.A67]*[.$N$60]" office:value-type="float" office:value="22.5" calcext:value-type="float">
            <text:p>22.5</text:p>
          </table:table-cell>
          <table:table-cell table:style-name="ce5" table:formula="of:=ROUND(AVERAGE([.F67:.H67]))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+[.B30])*[.$B$61];-3)" office:value-type="float" office:value="34000" calcext:value-type="float">
            <text:p>34,000</text:p>
          </table:table-cell>
          <table:table-cell table:formula="of:=[.A68] &amp; &quot;d6+&quot; &amp; [.A68]" office:value-type="string" office:string-value="6d6+6" calcext:value-type="string">
            <text:p>6d6+6</text:p>
          </table:table-cell>
          <table:table-cell table:formula="of:=ROUND(AVERAGE([.D11];[.D30]))" office:value-type="float" office:value="4" calcext:value-type="float">
            <text:p>+4</text:p>
          </table:table-cell>
          <table:table-cell table:formula="of:=ROUNDDOWN(AVERAGE([.E11];[.E30]))" office:value-type="float" office:value="1" calcext:value-type="float">
            <text:p>+1</text:p>
          </table:table-cell>
          <table:table-cell table:formula="of:=ROUND(AVERAGE([.F11];[.F30]))" office:value-type="float" office:value="5" calcext:value-type="float">
            <text:p>+5</text:p>
          </table:table-cell>
          <table:table-cell table:formula="of:=ROUND(AVERAGE([.G11];[.G30]))" office:value-type="float" office:value="5" calcext:value-type="float">
            <text:p>+5</text:p>
          </table:table-cell>
          <table:table-cell table:formula="of:=ROUND(AVERAGE([.H11];[.H30]))" office:value-type="float" office:value="4" calcext:value-type="float">
            <text:p>+4</text:p>
          </table:table-cell>
          <table:table-cell table:formula="of:=ROUND(AVERAGE([.I11];[.I30]))" office:value-type="float" office:value="6" calcext:value-type="float">
            <text:p>6</text:p>
          </table:table-cell>
          <table:table-cell table:formula="of:=ROUND(AVERAGE([.J11];[.J30]))" office:value-type="float" office:value="2" calcext:value-type="float">
            <text:p>2</text:p>
          </table:table-cell>
          <table:table-cell table:formula="of:=ROUND(AVERAGE([.K11];[.K30]))" office:value-type="float" office:value="3" calcext:value-type="float">
            <text:p>3</text:p>
          </table:table-cell>
          <table:table-cell table:formula="of:=LOOKUP(ROUND([.A68]*0.8);[.$A$6:.$A$20];[.$L$6:.$L$20])" office:value-type="float" office:value="12" calcext:value-type="float">
            <text:p>12+</text:p>
          </table:table-cell>
          <table:table-cell table:style-name="ce7" table:formula="of:=LOOKUP(ROUND([.A68]*0.8);[.$A$25:.$A$39];[.$L$25:.$L$39])" office:value-type="string" office:string-value="+2d4" calcext:value-type="string">
            <text:p>+2d4</text:p>
          </table:table-cell>
          <table:table-cell table:formula="of:=[.A68]*[.$N$60]" office:value-type="float" office:value="27" calcext:value-type="float">
            <text:p>27</text:p>
          </table:table-cell>
          <table:table-cell table:style-name="ce5" table:formula="of:=ROUND(AVERAGE([.F68:.H68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+[.B31])*[.$B$61];-3)" office:value-type="float" office:value="67000" calcext:value-type="float">
            <text:p>67,000</text:p>
          </table:table-cell>
          <table:table-cell table:formula="of:=[.A69] &amp; &quot;d6+&quot; &amp; [.A69]" office:value-type="string" office:string-value="7d6+7" calcext:value-type="string">
            <text:p>7d6+7</text:p>
          </table:table-cell>
          <table:table-cell table:formula="of:=ROUND(AVERAGE([.D12];[.D31]))" office:value-type="float" office:value="5" calcext:value-type="float">
            <text:p>+5</text:p>
          </table:table-cell>
          <table:table-cell table:formula="of:=ROUNDDOWN(AVERAGE([.E12];[.E31]))" office:value-type="float" office:value="1" calcext:value-type="float">
            <text:p>+1</text:p>
          </table:table-cell>
          <table:table-cell table:formula="of:=ROUND(AVERAGE([.F12];[.F31]))" office:value-type="float" office:value="6" calcext:value-type="float">
            <text:p>+6</text:p>
          </table:table-cell>
          <table:table-cell table:formula="of:=ROUND(AVERAGE([.G12];[.G31]))" office:value-type="float" office:value="6" calcext:value-type="float">
            <text:p>+6</text:p>
          </table:table-cell>
          <table:table-cell table:formula="of:=ROUND(AVERAGE([.H12];[.H31]))" office:value-type="float" office:value="4" calcext:value-type="float">
            <text:p>+4</text:p>
          </table:table-cell>
          <table:table-cell table:formula="of:=ROUND(AVERAGE([.I12];[.I31]))" office:value-type="float" office:value="7" calcext:value-type="float">
            <text:p>7</text:p>
          </table:table-cell>
          <table:table-cell table:formula="of:=ROUND(AVERAGE([.J12];[.J31]))" office:value-type="float" office:value="2" calcext:value-type="float">
            <text:p>2</text:p>
          </table:table-cell>
          <table:table-cell table:formula="of:=ROUND(AVERAGE([.K12];[.K31]))" office:value-type="float" office:value="4" calcext:value-type="float">
            <text:p>4</text:p>
          </table:table-cell>
          <table:table-cell table:formula="of:=LOOKUP(ROUND([.A69]*0.8);[.$A$6:.$A$20];[.$L$6:.$L$20])" office:value-type="float" office:value="12" calcext:value-type="float">
            <text:p>12+</text:p>
          </table:table-cell>
          <table:table-cell table:style-name="ce7" table:formula="of:=LOOKUP(ROUND([.A69]*0.8);[.$A$25:.$A$39];[.$L$25:.$L$39])" office:value-type="string" office:string-value="+2d4" calcext:value-type="string">
            <text:p>+2d4</text:p>
          </table:table-cell>
          <table:table-cell table:formula="of:=[.A69]*[.$N$60]" office:value-type="float" office:value="31.5" calcext:value-type="float">
            <text:p>31.5</text:p>
          </table:table-cell>
          <table:table-cell table:style-name="ce5" table:formula="of:=ROUND(AVERAGE([.F69:.H69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+[.B32])*[.$B$61];-3)" office:value-type="float" office:value="130000" calcext:value-type="float">
            <text:p>130,000</text:p>
          </table:table-cell>
          <table:table-cell table:formula="of:=[.A70] &amp; &quot;d6+&quot; &amp; [.A70]" office:value-type="string" office:string-value="8d6+8" calcext:value-type="string">
            <text:p>8d6+8</text:p>
          </table:table-cell>
          <table:table-cell table:formula="of:=ROUND(AVERAGE([.D13];[.D32]))" office:value-type="float" office:value="5" calcext:value-type="float">
            <text:p>+5</text:p>
          </table:table-cell>
          <table:table-cell table:formula="of:=ROUNDDOWN(AVERAGE([.E13];[.E32]))" office:value-type="float" office:value="2" calcext:value-type="float">
            <text:p>+2</text:p>
          </table:table-cell>
          <table:table-cell table:formula="of:=ROUND(AVERAGE([.F13];[.F32]))" office:value-type="float" office:value="6" calcext:value-type="float">
            <text:p>+6</text:p>
          </table:table-cell>
          <table:table-cell table:formula="of:=ROUND(AVERAGE([.G13];[.G32]))" office:value-type="float" office:value="6" calcext:value-type="float">
            <text:p>+6</text:p>
          </table:table-cell>
          <table:table-cell table:formula="of:=ROUND(AVERAGE([.H13];[.H32]))" office:value-type="float" office:value="5" calcext:value-type="float">
            <text:p>+5</text:p>
          </table:table-cell>
          <table:table-cell table:formula="of:=ROUND(AVERAGE([.I13];[.I32]))" office:value-type="float" office:value="8" calcext:value-type="float">
            <text:p>8</text:p>
          </table:table-cell>
          <table:table-cell table:formula="of:=ROUND(AVERAGE([.J13];[.J32]))" office:value-type="float" office:value="2" calcext:value-type="float">
            <text:p>2</text:p>
          </table:table-cell>
          <table:table-cell table:formula="of:=ROUND(AVERAGE([.K13];[.K32]))" office:value-type="float" office:value="4" calcext:value-type="float">
            <text:p>4</text:p>
          </table:table-cell>
          <table:table-cell table:formula="of:=LOOKUP(ROUND([.A70]*0.8);[.$A$6:.$A$20];[.$L$6:.$L$20])" office:value-type="float" office:value="12" calcext:value-type="float">
            <text:p>12+</text:p>
          </table:table-cell>
          <table:table-cell table:style-name="ce7" table:formula="of:=LOOKUP(ROUND([.A70]*0.8);[.$A$25:.$A$39];[.$L$25:.$L$39])" office:value-type="string" office:string-value="+2d4" calcext:value-type="string">
            <text:p>+2d4</text:p>
          </table:table-cell>
          <table:table-cell table:formula="of:=[.A70]*[.$N$60]" office:value-type="float" office:value="36" calcext:value-type="float">
            <text:p>36</text:p>
          </table:table-cell>
          <table:table-cell table:style-name="ce5" table:formula="of:=ROUND(AVERAGE([.F70:.H70]))" office:value-type="float" office:value="6" calcext:value-type="float">
            <text:p>+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+[.B33])*[.$B$61];-4)" office:value-type="float" office:value="260000" calcext:value-type="float">
            <text:p>260,000</text:p>
          </table:table-cell>
          <table:table-cell table:formula="of:=[.A71] &amp; &quot;d6+&quot; &amp; [.A71]" office:value-type="string" office:string-value="9d6+9" calcext:value-type="string">
            <text:p>9d6+9</text:p>
          </table:table-cell>
          <table:table-cell table:formula="of:=ROUND(AVERAGE([.D14];[.D33]))" office:value-type="float" office:value="6" calcext:value-type="float">
            <text:p>+6</text:p>
          </table:table-cell>
          <table:table-cell table:formula="of:=ROUNDDOWN(AVERAGE([.E14];[.E33]))" office:value-type="float" office:value="2" calcext:value-type="float">
            <text:p>+2</text:p>
          </table:table-cell>
          <table:table-cell table:formula="of:=ROUND(AVERAGE([.F14];[.F33]))" office:value-type="float" office:value="7" calcext:value-type="float">
            <text:p>+7</text:p>
          </table:table-cell>
          <table:table-cell table:formula="of:=ROUND(AVERAGE([.G14];[.G33]))" office:value-type="float" office:value="7" calcext:value-type="float">
            <text:p>+7</text:p>
          </table:table-cell>
          <table:table-cell table:formula="of:=ROUND(AVERAGE([.H14];[.H33]))" office:value-type="float" office:value="6" calcext:value-type="float">
            <text:p>+6</text:p>
          </table:table-cell>
          <table:table-cell table:formula="of:=ROUND(AVERAGE([.I14];[.I33]))" office:value-type="float" office:value="9" calcext:value-type="float">
            <text:p>9</text:p>
          </table:table-cell>
          <table:table-cell table:formula="of:=ROUND(AVERAGE([.J14];[.J33]))" office:value-type="float" office:value="2" calcext:value-type="float">
            <text:p>2</text:p>
          </table:table-cell>
          <table:table-cell table:formula="of:=ROUND(AVERAGE([.K14];[.K33]))" office:value-type="float" office:value="4" calcext:value-type="float">
            <text:p>4</text:p>
          </table:table-cell>
          <table:table-cell table:formula="of:=LOOKUP(ROUND([.A71]*0.8);[.$A$6:.$A$20];[.$L$6:.$L$20])" office:value-type="float" office:value="11" calcext:value-type="float">
            <text:p>11+</text:p>
          </table:table-cell>
          <table:table-cell table:style-name="ce7" table:formula="of:=LOOKUP(ROUND([.A71]*0.8);[.$A$25:.$A$39];[.$L$25:.$L$39])" office:value-type="string" office:string-value="+2d4" calcext:value-type="string">
            <text:p>+2d4</text:p>
          </table:table-cell>
          <table:table-cell table:formula="of:=[.A71]*[.$N$60]" office:value-type="float" office:value="40.5" calcext:value-type="float">
            <text:p>40.5</text:p>
          </table:table-cell>
          <table:table-cell table:style-name="ce5" table:formula="of:=ROUND(AVERAGE([.F71:.H71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+[.B34])*[.$B$61];-4)" office:value-type="float" office:value="390000" calcext:value-type="float">
            <text:p>390,000</text:p>
          </table:table-cell>
          <table:table-cell table:formula="of:=[.A72] &amp; &quot;d6+&quot; &amp; [.A72]" office:value-type="string" office:string-value="10d6+10" calcext:value-type="string">
            <text:p>10d6+10</text:p>
          </table:table-cell>
          <table:table-cell table:formula="of:=ROUND(AVERAGE([.D15];[.D34]))" office:value-type="float" office:value="6" calcext:value-type="float">
            <text:p>+6</text:p>
          </table:table-cell>
          <table:table-cell table:formula="of:=ROUNDDOWN(AVERAGE([.E15];[.E34]))" office:value-type="float" office:value="2" calcext:value-type="float">
            <text:p>+2</text:p>
          </table:table-cell>
          <table:table-cell table:formula="of:=ROUND(AVERAGE([.F15];[.F34]))" office:value-type="float" office:value="8" calcext:value-type="float">
            <text:p>+8</text:p>
          </table:table-cell>
          <table:table-cell table:formula="of:=ROUND(AVERAGE([.G15];[.G34]))" office:value-type="float" office:value="8" calcext:value-type="float">
            <text:p>+8</text:p>
          </table:table-cell>
          <table:table-cell table:formula="of:=ROUND(AVERAGE([.H15];[.H34]))" office:value-type="float" office:value="6" calcext:value-type="float">
            <text:p>+6</text:p>
          </table:table-cell>
          <table:table-cell table:formula="of:=ROUND(AVERAGE([.I15];[.I34]))" office:value-type="float" office:value="9" calcext:value-type="float">
            <text:p>9</text:p>
          </table:table-cell>
          <table:table-cell table:formula="of:=ROUND(AVERAGE([.J15];[.J34]))" office:value-type="float" office:value="3" calcext:value-type="float">
            <text:p>3</text:p>
          </table:table-cell>
          <table:table-cell table:formula="of:=ROUND(AVERAGE([.K15];[.K34]))" office:value-type="float" office:value="5" calcext:value-type="float">
            <text:p>5</text:p>
          </table:table-cell>
          <table:table-cell table:formula="of:=LOOKUP(ROUND([.A72]*0.8);[.$A$6:.$A$20];[.$L$6:.$L$20])" office:value-type="float" office:value="11" calcext:value-type="float">
            <text:p>11+</text:p>
          </table:table-cell>
          <table:table-cell table:style-name="ce7" table:formula="of:=LOOKUP(ROUND([.A72]*0.8);[.$A$25:.$A$39];[.$L$25:.$L$39])" office:value-type="string" office:string-value="+2d4" calcext:value-type="string">
            <text:p>+2d4</text:p>
          </table:table-cell>
          <table:table-cell table:formula="of:=[.A72]*[.$N$60]" office:value-type="float" office:value="45" calcext:value-type="float">
            <text:p>45</text:p>
          </table:table-cell>
          <table:table-cell table:style-name="ce5" table:formula="of:=ROUND(AVERAGE([.F72:.H72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+[.B35])*[.$B$61];-4)" office:value-type="float" office:value="520000" calcext:value-type="float">
            <text:p>520,000</text:p>
          </table:table-cell>
          <table:table-cell table:formula="of:=&quot;10d6+&quot; &amp; ((([.A73]-10)*2)+10)" office:value-type="string" office:string-value="10d6+12" calcext:value-type="string">
            <text:p>10d6+12</text:p>
          </table:table-cell>
          <table:table-cell table:formula="of:=ROUND(AVERAGE([.D16];[.D35]))" office:value-type="float" office:value="7" calcext:value-type="float">
            <text:p>+7</text:p>
          </table:table-cell>
          <table:table-cell table:formula="of:=ROUNDDOWN(AVERAGE([.E16];[.E35]))" office:value-type="float" office:value="2" calcext:value-type="float">
            <text:p>+2</text:p>
          </table:table-cell>
          <table:table-cell table:formula="of:=ROUND(AVERAGE([.F16];[.F35]))" office:value-type="float" office:value="8" calcext:value-type="float">
            <text:p>+8</text:p>
          </table:table-cell>
          <table:table-cell table:formula="of:=ROUND(AVERAGE([.G16];[.G35]))" office:value-type="float" office:value="8" calcext:value-type="float">
            <text:p>+8</text:p>
          </table:table-cell>
          <table:table-cell table:formula="of:=ROUND(AVERAGE([.H16];[.H35]))" office:value-type="float" office:value="7" calcext:value-type="float">
            <text:p>+7</text:p>
          </table:table-cell>
          <table:table-cell table:formula="of:=ROUND(AVERAGE([.I16];[.I35]))" office:value-type="float" office:value="10" calcext:value-type="float">
            <text:p>10</text:p>
          </table:table-cell>
          <table:table-cell table:formula="of:=ROUND(AVERAGE([.J16];[.J35]))" office:value-type="float" office:value="3" calcext:value-type="float">
            <text:p>3</text:p>
          </table:table-cell>
          <table:table-cell table:formula="of:=ROUND(AVERAGE([.K16];[.K35]))" office:value-type="float" office:value="5" calcext:value-type="float">
            <text:p>5</text:p>
          </table:table-cell>
          <table:table-cell table:formula="of:=LOOKUP(ROUND([.A73]*0.8);[.$A$6:.$A$20];[.$L$6:.$L$20])" office:value-type="float" office:value="10" calcext:value-type="float">
            <text:p>10+</text:p>
          </table:table-cell>
          <table:table-cell table:style-name="ce7" table:formula="of:=LOOKUP(ROUND([.A73]*0.8);[.$A$25:.$A$39];[.$L$25:.$L$39])" office:value-type="string" office:string-value="+3d4" calcext:value-type="string">
            <text:p>+3d4</text:p>
          </table:table-cell>
          <table:table-cell table:formula="of:=[.N72]+2" office:value-type="float" office:value="47" calcext:value-type="float">
            <text:p>47</text:p>
          </table:table-cell>
          <table:table-cell table:style-name="ce5" table:formula="of:=ROUND(AVERAGE([.F73:.H73]))" office:value-type="float" office:value="8" calcext:value-type="float">
            <text:p>+8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+[.B36])*[.$B$61];-4)" office:value-type="float" office:value="650000" calcext:value-type="float">
            <text:p>650,000</text:p>
          </table:table-cell>
          <table:table-cell table:formula="of:=&quot;10d6+&quot; &amp; ((([.A74]-10)*2)+10)" office:value-type="string" office:string-value="10d6+14" calcext:value-type="string">
            <text:p>10d6+14</text:p>
          </table:table-cell>
          <table:table-cell table:formula="of:=ROUND(AVERAGE([.D17];[.D36]))" office:value-type="float" office:value="7" calcext:value-type="float">
            <text:p>+7</text:p>
          </table:table-cell>
          <table:table-cell table:formula="of:=ROUNDDOWN(AVERAGE([.E17];[.E36]))" office:value-type="float" office:value="3" calcext:value-type="float">
            <text:p>+3</text:p>
          </table:table-cell>
          <table:table-cell table:formula="of:=ROUND(AVERAGE([.F17];[.F36]))" office:value-type="float" office:value="9" calcext:value-type="float">
            <text:p>+9</text:p>
          </table:table-cell>
          <table:table-cell table:formula="of:=ROUND(AVERAGE([.G17];[.G36]))" office:value-type="float" office:value="9" calcext:value-type="float">
            <text:p>+9</text:p>
          </table:table-cell>
          <table:table-cell table:formula="of:=ROUND(AVERAGE([.H17];[.H36]))" office:value-type="float" office:value="8" calcext:value-type="float">
            <text:p>+8</text:p>
          </table:table-cell>
          <table:table-cell table:formula="of:=ROUND(AVERAGE([.I17];[.I36]))" office:value-type="float" office:value="11" calcext:value-type="float">
            <text:p>11</text:p>
          </table:table-cell>
          <table:table-cell table:formula="of:=ROUND(AVERAGE([.J17];[.J36]))" office:value-type="float" office:value="3" calcext:value-type="float">
            <text:p>3</text:p>
          </table:table-cell>
          <table:table-cell table:formula="of:=ROUND(AVERAGE([.K17];[.K36]))" office:value-type="float" office:value="5" calcext:value-type="float">
            <text:p>5</text:p>
          </table:table-cell>
          <table:table-cell table:formula="of:=LOOKUP(ROUND([.A74]*0.8);[.$A$6:.$A$20];[.$L$6:.$L$20])" office:value-type="float" office:value="10" calcext:value-type="float">
            <text:p>10+</text:p>
          </table:table-cell>
          <table:table-cell table:style-name="ce7" table:formula="of:=LOOKUP(ROUND([.A74]*0.8);[.$A$25:.$A$39];[.$L$25:.$L$39])" office:value-type="string" office:string-value="+3d4" calcext:value-type="string">
            <text:p>+3d4</text:p>
          </table:table-cell>
          <table:table-cell table:formula="of:=[.N73]+2" office:value-type="float" office:value="49" calcext:value-type="float">
            <text:p>49</text:p>
          </table:table-cell>
          <table:table-cell table:style-name="ce5" table:formula="of:=ROUND(AVERAGE([.F74:.H74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+[.B37])*[.$B$61];-4)" office:value-type="float" office:value="790000" calcext:value-type="float">
            <text:p>790,000</text:p>
          </table:table-cell>
          <table:table-cell table:formula="of:=&quot;10d6+&quot; &amp; ((([.A75]-10)*2)+10)" office:value-type="string" office:string-value="10d6+16" calcext:value-type="string">
            <text:p>10d6+16</text:p>
          </table:table-cell>
          <table:table-cell table:formula="of:=ROUND(AVERAGE([.D18];[.D37]))" office:value-type="float" office:value="8" calcext:value-type="float">
            <text:p>+8</text:p>
          </table:table-cell>
          <table:table-cell table:formula="of:=ROUNDDOWN(AVERAGE([.E18];[.E37]))" office:value-type="float" office:value="3" calcext:value-type="float">
            <text:p>+3</text:p>
          </table:table-cell>
          <table:table-cell table:formula="of:=ROUND(AVERAGE([.F18];[.F37]))" office:value-type="float" office:value="10" calcext:value-type="float">
            <text:p>+10</text:p>
          </table:table-cell>
          <table:table-cell table:formula="of:=ROUND(AVERAGE([.G18];[.G37]))" office:value-type="float" office:value="10" calcext:value-type="float">
            <text:p>+10</text:p>
          </table:table-cell>
          <table:table-cell table:formula="of:=ROUND(AVERAGE([.H18];[.H37]))" office:value-type="float" office:value="8" calcext:value-type="float">
            <text:p>+8</text:p>
          </table:table-cell>
          <table:table-cell table:formula="of:=ROUND(AVERAGE([.I18];[.I37]))" office:value-type="float" office:value="12" calcext:value-type="float">
            <text:p>12</text:p>
          </table:table-cell>
          <table:table-cell table:formula="of:=ROUND(AVERAGE([.J18];[.J37]))" office:value-type="float" office:value="3" calcext:value-type="float">
            <text:p>3</text:p>
          </table:table-cell>
          <table:table-cell table:formula="of:=ROUND(AVERAGE([.K18];[.K37]))" office:value-type="float" office:value="6" calcext:value-type="float">
            <text:p>6</text:p>
          </table:table-cell>
          <table:table-cell table:formula="of:=LOOKUP(ROUND([.A75]*0.8);[.$A$6:.$A$20];[.$L$6:.$L$20])" office:value-type="float" office:value="10" calcext:value-type="float">
            <text:p>10+</text:p>
          </table:table-cell>
          <table:table-cell table:style-name="ce7" table:formula="of:=LOOKUP(ROUND([.A75]*0.8);[.$A$25:.$A$39];[.$L$25:.$L$39])" office:value-type="string" office:string-value="+3d4" calcext:value-type="string">
            <text:p>+3d4</text:p>
          </table:table-cell>
          <table:table-cell table:formula="of:=[.N74]+2" office:value-type="float" office:value="51" calcext:value-type="float">
            <text:p>51</text:p>
          </table:table-cell>
          <table:table-cell table:style-name="ce5" table:formula="of:=ROUND(AVERAGE([.F75:.H75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+[.B38])*[.$B$61];-4)" office:value-type="float" office:value="920000" calcext:value-type="float">
            <text:p>920,000</text:p>
          </table:table-cell>
          <table:table-cell table:formula="of:=&quot;10d6+&quot; &amp; ((([.A76]-10)*2)+10)" office:value-type="string" office:string-value="10d6+18" calcext:value-type="string">
            <text:p>10d6+18</text:p>
          </table:table-cell>
          <table:table-cell table:formula="of:=ROUND(AVERAGE([.D19];[.D38]))" office:value-type="float" office:value="9" calcext:value-type="float">
            <text:p>+9</text:p>
          </table:table-cell>
          <table:table-cell table:formula="of:=ROUNDDOWN(AVERAGE([.E19];[.E38]))" office:value-type="float" office:value="3" calcext:value-type="float">
            <text:p>+3</text:p>
          </table:table-cell>
          <table:table-cell table:formula="of:=ROUND(AVERAGE([.F19];[.F38]))" office:value-type="float" office:value="10" calcext:value-type="float">
            <text:p>+10</text:p>
          </table:table-cell>
          <table:table-cell table:formula="of:=ROUND(AVERAGE([.G19];[.G38]))" office:value-type="float" office:value="10" calcext:value-type="float">
            <text:p>+10</text:p>
          </table:table-cell>
          <table:table-cell table:formula="of:=ROUND(AVERAGE([.H19];[.H38]))" office:value-type="float" office:value="9" calcext:value-type="float">
            <text:p>+9</text:p>
          </table:table-cell>
          <table:table-cell table:formula="of:=ROUND(AVERAGE([.I19];[.I38]))" office:value-type="float" office:value="12" calcext:value-type="float">
            <text:p>12</text:p>
          </table:table-cell>
          <table:table-cell table:formula="of:=ROUND(AVERAGE([.J19];[.J38]))" office:value-type="float" office:value="4" calcext:value-type="float">
            <text:p>4</text:p>
          </table:table-cell>
          <table:table-cell table:formula="of:=ROUND(AVERAGE([.K19];[.K38]))" office:value-type="float" office:value="6" calcext:value-type="float">
            <text:p>6</text:p>
          </table:table-cell>
          <table:table-cell table:formula="of:=LOOKUP(ROUND([.A76]*0.8);[.$A$6:.$A$20];[.$L$6:.$L$20])" office:value-type="float" office:value="9" calcext:value-type="float">
            <text:p>9+</text:p>
          </table:table-cell>
          <table:table-cell table:style-name="ce7" table:formula="of:=LOOKUP(ROUND([.A76]*0.8);[.$A$25:.$A$39];[.$L$25:.$L$39])" office:value-type="string" office:string-value="+3d4" calcext:value-type="string">
            <text:p>+3d4</text:p>
          </table:table-cell>
          <table:table-cell table:formula="of:=[.N75]+2" office:value-type="float" office:value="53" calcext:value-type="float">
            <text:p>53</text:p>
          </table:table-cell>
          <table:table-cell table:style-name="ce5" table:formula="of:=ROUND(AVERAGE([.F76:.H76]))" office:value-type="float" office:value="10" calcext:value-type="float">
            <text:p>+1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+[.B39])*[.$B$61];-4)" office:value-type="float" office:value="1050000" calcext:value-type="float">
            <text:p>1,050,000</text:p>
          </table:table-cell>
          <table:table-cell table:formula="of:=&quot;10d6+&quot; &amp; ((([.A77]-10)*2)+10)" office:value-type="string" office:string-value="10d6+20" calcext:value-type="string">
            <text:p>10d6+20</text:p>
          </table:table-cell>
          <table:table-cell table:formula="of:=ROUND(AVERAGE([.D20];[.D39]))" office:value-type="float" office:value="9" calcext:value-type="float">
            <text:p>+9</text:p>
          </table:table-cell>
          <table:table-cell table:formula="of:=ROUNDDOWN(AVERAGE([.E20];[.E39]))" office:value-type="float" office:value="4" calcext:value-type="float">
            <text:p>+4</text:p>
          </table:table-cell>
          <table:table-cell table:formula="of:=ROUND(AVERAGE([.F20];[.F39]))" office:value-type="float" office:value="11" calcext:value-type="float">
            <text:p>+11</text:p>
          </table:table-cell>
          <table:table-cell table:formula="of:=ROUND(AVERAGE([.G20];[.G39]))" office:value-type="float" office:value="11" calcext:value-type="float">
            <text:p>+11</text:p>
          </table:table-cell>
          <table:table-cell table:formula="of:=ROUND(AVERAGE([.H20];[.H39]))" office:value-type="float" office:value="10" calcext:value-type="float">
            <text:p>+10</text:p>
          </table:table-cell>
          <table:table-cell table:formula="of:=ROUND(AVERAGE([.I20];[.I39]))" office:value-type="float" office:value="13" calcext:value-type="float">
            <text:p>13</text:p>
          </table:table-cell>
          <table:table-cell table:formula="of:=ROUND(AVERAGE([.J20];[.J39]))" office:value-type="float" office:value="4" calcext:value-type="float">
            <text:p>4</text:p>
          </table:table-cell>
          <table:table-cell table:formula="of:=ROUND(AVERAGE([.K20];[.K39]))" office:value-type="float" office:value="7" calcext:value-type="float">
            <text:p>7</text:p>
          </table:table-cell>
          <table:table-cell table:formula="of:=LOOKUP(ROUND([.A77]*0.8);[.$A$6:.$A$20];[.$L$6:.$L$20])" office:value-type="float" office:value="9" calcext:value-type="float">
            <text:p>9+</text:p>
          </table:table-cell>
          <table:table-cell table:style-name="ce7" table:formula="of:=LOOKUP(ROUND([.A77]*0.8);[.$A$25:.$A$39];[.$L$25:.$L$39])" office:value-type="string" office:string-value="+3d4" calcext:value-type="string">
            <text:p>+3d4</text:p>
          </table:table-cell>
          <table:table-cell table:formula="of:=[.N76]+2" office:value-type="float" office:value="55" calcext:value-type="float">
            <text:p>55</text:p>
          </table:table-cell>
          <table:table-cell table:style-name="ce5" table:formula="of:=ROUND(AVERAGE([.F77:.H77]))" office:value-type="float" office:value="11" calcext:value-type="float">
            <text:p>+11</text:p>
          </table:table-cell>
          <table:table-cell table:number-columns-repeated="14"/>
        </table:table-row>
        <table:table-row table:style-name="ro1">
          <table:table-cell table:style-name="Default" table:number-columns-repeated="14"/>
          <table:table-cell table:style-name="ce5"/>
          <table:table-cell table:number-columns-repeated="1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*[.$B$80]) + ([.B44]/2);-2)" office:value-type="float" office:value="0" calcext:value-type="float">
            <text:p>0</text:p>
          </table:table-cell>
          <table:table-cell table:formula="of:=[.A82] &amp; &quot;d6&quot;" office:value-type="string" office:string-value="1d6" calcext:value-type="string">
            <text:p>1d6</text:p>
          </table:table-cell>
          <table:table-cell table:formula="of:=ROUND(AVERAGE([.D6];[.D44]))" office:value-type="float" office:value="1" calcext:value-type="float">
            <text:p>+1</text:p>
          </table:table-cell>
          <table:table-cell table:formula="of:=ROUND(AVERAGE([.E6];[.E44]))" office:value-type="float" office:value="0" calcext:value-type="float">
            <text:p>+0</text:p>
          </table:table-cell>
          <table:table-cell table:formula="of:=ROUND(AVERAGE([.F6];[.F44]))" office:value-type="float" office:value="1" calcext:value-type="float">
            <text:p>+1</text:p>
          </table:table-cell>
          <table:table-cell table:formula="of:=ROUND(AVERAGE([.G6];[.G44]))" office:value-type="float" office:value="1" calcext:value-type="float">
            <text:p>+1</text:p>
          </table:table-cell>
          <table:table-cell table:formula="of:=ROUND(AVERAGE([.H6];[.H44]))" office:value-type="float" office:value="1" calcext:value-type="float">
            <text:p>+1</text:p>
          </table:table-cell>
          <table:table-cell table:formula="of:=ROUND(AVERAGE([.I6];[.I44]))" office:value-type="float" office:value="2" calcext:value-type="float">
            <text:p>2</text:p>
          </table:table-cell>
          <table:table-cell table:formula="of:=ROUND(AVERAGE([.J6];[.J44]))" office:value-type="float" office:value="0" calcext:value-type="float">
            <text:p>0</text:p>
          </table:table-cell>
          <table:table-cell table:formula="of:=LOOKUP(ROUND([.A82]/2);[.$A$6:.$A$20];[.$K$6:.$K$20])" office:value-type="float" office:value="1" calcext:value-type="float">
            <text:p>1</text:p>
          </table:table-cell>
          <table:table-cell table:style-name="ce3" table:formula="of:=ROUNDDOWN([.A82]/2)" office:value-type="float" office:value="0" calcext:value-type="float">
            <text:p>0</text:p>
          </table:table-cell>
          <table:table-cell table:formula="of:=[.L82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82]/3)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82:.H82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*[.$B$80]) + ([.B45]/2);-2)" office:value-type="float" office:value="2300" calcext:value-type="float">
            <text:p>2,300</text:p>
          </table:table-cell>
          <table:table-cell table:formula="of:=[.A83] &amp; &quot;d6&quot;" office:value-type="string" office:string-value="2d6" calcext:value-type="string">
            <text:p>2d6</text:p>
          </table:table-cell>
          <table:table-cell table:formula="of:=ROUND(AVERAGE([.D7];[.D45]))" office:value-type="float" office:value="1" calcext:value-type="float">
            <text:p>+1</text:p>
          </table:table-cell>
          <table:table-cell table:formula="of:=ROUND(AVERAGE([.E7];[.E45]))" office:value-type="float" office:value="0" calcext:value-type="float">
            <text:p>+0</text:p>
          </table:table-cell>
          <table:table-cell table:formula="of:=ROUND(AVERAGE([.F7];[.F45]))" office:value-type="float" office:value="1" calcext:value-type="float">
            <text:p>+1</text:p>
          </table:table-cell>
          <table:table-cell table:formula="of:=ROUND(AVERAGE([.G7];[.G45]))" office:value-type="float" office:value="2" calcext:value-type="float">
            <text:p>+2</text:p>
          </table:table-cell>
          <table:table-cell table:formula="of:=ROUND(AVERAGE([.H7];[.H45]))" office:value-type="float" office:value="2" calcext:value-type="float">
            <text:p>+2</text:p>
          </table:table-cell>
          <table:table-cell table:formula="of:=ROUND(AVERAGE([.I7];[.I45]))" office:value-type="float" office:value="2" calcext:value-type="float">
            <text:p>2</text:p>
          </table:table-cell>
          <table:table-cell table:formula="of:=ROUND(AVERAGE([.J7];[.J45]))" office:value-type="float" office:value="1" calcext:value-type="float">
            <text:p>1</text:p>
          </table:table-cell>
          <table:table-cell table:formula="of:=LOOKUP(ROUND([.A83]/2);[.$A$6:.$A$20];[.$K$6:.$K$20])" office:value-type="float" office:value="1" calcext:value-type="float">
            <text:p>1</text:p>
          </table:table-cell>
          <table:table-cell table:style-name="ce3" table:formula="of:=ROUNDDOWN([.A83]/2)" office:value-type="float" office:value="1" calcext:value-type="float">
            <text:p>1</text:p>
          </table:table-cell>
          <table:table-cell table:formula="of:=[.L83]&amp;&quot;d6&quot;" office:value-type="string" office:string-value="1d6" calcext:value-type="string">
            <text:p>1d6</text:p>
          </table:table-cell>
          <table:table-cell table:formula="of:=LOOKUP([.$L83];[.$A$44:.$A$58];[.L$44:.L$58])" office:value-type="float" office:value="1" calcext:value-type="float">
            <text:p>1</text:p>
          </table:table-cell>
          <table:table-cell table:style-name="ce3" table:formula="of:=LOOKUP([.$L83];[.$A$44:.$A$58];[.M$44:.M$58])" office:value-type="string" office:string-value="--" calcext:value-type="string">
            <text:p>--</text:p>
          </table:table-cell>
          <table:table-cell table:style-name="ce3" table:formula="of:=LOOKUP([.$L83];[.$A$44:.$A$58];[.N$44:.N$58])" office:value-type="string" office:string-value="--" calcext:value-type="string">
            <text:p>--</text:p>
          </table:table-cell>
          <table:table-cell table:style-name="ce3" table:formula="of:=LOOKUP([.$L83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$Q$79]*[.A83]" office:value-type="float" office:value="7" calcext:value-type="float">
            <text:p>7</text:p>
          </table:table-cell>
          <table:table-cell table:style-name="ce5" table:formula="of:=ROUND(AVERAGE([.F83:.H83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*[.$B$80]) + ([.B46]/2);-2)" office:value-type="float" office:value="4500" calcext:value-type="float">
            <text:p>4,500</text:p>
          </table:table-cell>
          <table:table-cell table:formula="of:=[.A84] &amp; &quot;d6&quot;" office:value-type="string" office:string-value="3d6" calcext:value-type="string">
            <text:p>3d6</text:p>
          </table:table-cell>
          <table:table-cell table:formula="of:=ROUND(AVERAGE([.D8];[.D46]))" office:value-type="float" office:value="2" calcext:value-type="float">
            <text:p>+2</text:p>
          </table:table-cell>
          <table:table-cell table:formula="of:=ROUND(AVERAGE([.E8];[.E46]))" office:value-type="float" office:value="0" calcext:value-type="float">
            <text:p>+0</text:p>
          </table:table-cell>
          <table:table-cell table:formula="of:=ROUND(AVERAGE([.F8];[.F46]))" office:value-type="float" office:value="2" calcext:value-type="float">
            <text:p>+2</text:p>
          </table:table-cell>
          <table:table-cell table:formula="of:=ROUND(AVERAGE([.G8];[.G46]))" office:value-type="float" office:value="3" calcext:value-type="float">
            <text:p>+3</text:p>
          </table:table-cell>
          <table:table-cell table:formula="of:=ROUND(AVERAGE([.H8];[.H46]))" office:value-type="float" office:value="3" calcext:value-type="float">
            <text:p>+3</text:p>
          </table:table-cell>
          <table:table-cell table:formula="of:=ROUND(AVERAGE([.I8];[.I46]))" office:value-type="float" office:value="2" calcext:value-type="float">
            <text:p>2</text:p>
          </table:table-cell>
          <table:table-cell table:formula="of:=ROUND(AVERAGE([.J8];[.J46]))" office:value-type="float" office:value="1" calcext:value-type="float">
            <text:p>1</text:p>
          </table:table-cell>
          <table:table-cell table:formula="of:=LOOKUP(ROUND([.A84]/2);[.$A$6:.$A$20];[.$K$6:.$K$20])" office:value-type="float" office:value="1" calcext:value-type="float">
            <text:p>1</text:p>
          </table:table-cell>
          <table:table-cell table:style-name="ce3" table:formula="of:=ROUNDDOWN([.A84]/2)" office:value-type="float" office:value="1" calcext:value-type="float">
            <text:p>1</text:p>
          </table:table-cell>
          <table:table-cell table:formula="of:=[.L84]&amp;&quot;d6&quot;" office:value-type="string" office:string-value="1d6" calcext:value-type="string">
            <text:p>1d6</text:p>
          </table:table-cell>
          <table:table-cell table:formula="of:=LOOKUP([.$L84];[.$A$44:.$A$58];[.L$44:.L$58])" office:value-type="float" office:value="1" calcext:value-type="float">
            <text:p>1</text:p>
          </table:table-cell>
          <table:table-cell table:style-name="ce3" table:formula="of:=LOOKUP([.$L84];[.$A$44:.$A$58];[.M$44:.M$58])" office:value-type="string" office:string-value="--" calcext:value-type="string">
            <text:p>--</text:p>
          </table:table-cell>
          <table:table-cell table:style-name="ce3" table:formula="of:=LOOKUP([.$L84];[.$A$44:.$A$58];[.N$44:.N$58])" office:value-type="string" office:string-value="--" calcext:value-type="string">
            <text:p>--</text:p>
          </table:table-cell>
          <table:table-cell table:style-name="ce3" table:formula="of:=LOOKUP([.$L84];[.$A$44:.$A$58];[.O$44:.O$58])" office:value-type="string" office:string-value="--" calcext:value-type="string">
            <text:p>--</text:p>
          </table:table-cell>
          <table:table-cell table:style-name="ce7" table:formula="of:=10+ROUND([.A84]/3)" office:value-type="float" office:value="11" calcext:value-type="float">
            <text:p>11+</text:p>
          </table:table-cell>
          <table:table-cell table:style-name="ce3" table:formula="of:=[.$Q$79]*[.A84]" office:value-type="float" office:value="10.5" calcext:value-type="float">
            <text:p>10.5</text:p>
          </table:table-cell>
          <table:table-cell table:style-name="ce5" table:formula="of:=ROUND(AVERAGE([.F84:.H8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*[.$B$80]) + ([.B47]/2);-2)" office:value-type="float" office:value="9000" calcext:value-type="float">
            <text:p>9,000</text:p>
          </table:table-cell>
          <table:table-cell table:formula="of:=[.A85] &amp; &quot;d6&quot;" office:value-type="string" office:string-value="4d6" calcext:value-type="string">
            <text:p>4d6</text:p>
          </table:table-cell>
          <table:table-cell table:formula="of:=ROUND(AVERAGE([.D9];[.D47]))" office:value-type="float" office:value="2" calcext:value-type="float">
            <text:p>+2</text:p>
          </table:table-cell>
          <table:table-cell table:formula="of:=ROUND(AVERAGE([.E9];[.E47]))" office:value-type="float" office:value="1" calcext:value-type="float">
            <text:p>+1</text:p>
          </table:table-cell>
          <table:table-cell table:formula="of:=ROUND(AVERAGE([.F9];[.F47]))" office:value-type="float" office:value="3" calcext:value-type="float">
            <text:p>+3</text:p>
          </table:table-cell>
          <table:table-cell table:formula="of:=ROUND(AVERAGE([.G9];[.G47]))" office:value-type="float" office:value="3" calcext:value-type="float">
            <text:p>+3</text:p>
          </table:table-cell>
          <table:table-cell table:formula="of:=ROUND(AVERAGE([.H9];[.H47]))" office:value-type="float" office:value="3" calcext:value-type="float">
            <text:p>+3</text:p>
          </table:table-cell>
          <table:table-cell table:formula="of:=ROUND(AVERAGE([.I9];[.I47]))" office:value-type="float" office:value="4" calcext:value-type="float">
            <text:p>4</text:p>
          </table:table-cell>
          <table:table-cell table:formula="of:=ROUND(AVERAGE([.J9];[.J47]))" office:value-type="float" office:value="1" calcext:value-type="float">
            <text:p>1</text:p>
          </table:table-cell>
          <table:table-cell table:formula="of:=LOOKUP(ROUND([.A85]/2);[.$A$6:.$A$20];[.$K$6:.$K$20])" office:value-type="float" office:value="1" calcext:value-type="float">
            <text:p>1</text:p>
          </table:table-cell>
          <table:table-cell table:style-name="ce3" table:formula="of:=ROUNDDOWN([.A85]/2)" office:value-type="float" office:value="2" calcext:value-type="float">
            <text:p>2</text:p>
          </table:table-cell>
          <table:table-cell table:formula="of:=[.L85]&amp;&quot;d6&quot;" office:value-type="string" office:string-value="2d6" calcext:value-type="string">
            <text:p>2d6</text:p>
          </table:table-cell>
          <table:table-cell table:formula="of:=LOOKUP([.$L85];[.$A$44:.$A$58];[.L$44:.L$58])" office:value-type="float" office:value="2" calcext:value-type="float">
            <text:p>2</text:p>
          </table:table-cell>
          <table:table-cell table:style-name="ce3" table:formula="of:=LOOKUP([.$L85];[.$A$44:.$A$58];[.M$44:.M$58])" office:value-type="string" office:string-value="--" calcext:value-type="string">
            <text:p>--</text:p>
          </table:table-cell>
          <table:table-cell table:style-name="ce3" table:formula="of:=LOOKUP([.$L85];[.$A$44:.$A$58];[.N$44:.N$58])" office:value-type="string" office:string-value="--" calcext:value-type="string">
            <text:p>--</text:p>
          </table:table-cell>
          <table:table-cell table:style-name="ce3" table:formula="of:=LOOKUP([.$L85];[.$A$44:.$A$58];[.O$44:.O$58])" office:value-type="string" office:string-value="--" calcext:value-type="string">
            <text:p>--</text:p>
          </table:table-cell>
          <table:table-cell table:style-name="ce7" table:formula="of:=10+ROUND([.A85]/3)" office:value-type="float" office:value="11" calcext:value-type="float">
            <text:p>11+</text:p>
          </table:table-cell>
          <table:table-cell table:style-name="ce3" table:formula="of:=[.$Q$79]*[.A85]" office:value-type="float" office:value="14" calcext:value-type="float">
            <text:p>14</text:p>
          </table:table-cell>
          <table:table-cell table:style-name="ce5" table:formula="of:=ROUND(AVERAGE([.F85:.H85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*[.$B$80]) + ([.B48]/2);-3)" office:value-type="float" office:value="18000" calcext:value-type="float">
            <text:p>18,000</text:p>
          </table:table-cell>
          <table:table-cell table:formula="of:=[.A86] &amp; &quot;d6&quot;" office:value-type="string" office:string-value="5d6" calcext:value-type="string">
            <text:p>5d6</text:p>
          </table:table-cell>
          <table:table-cell table:formula="of:=ROUND(AVERAGE([.D10];[.D48]))" office:value-type="float" office:value="3" calcext:value-type="float">
            <text:p>+3</text:p>
          </table:table-cell>
          <table:table-cell table:formula="of:=ROUND(AVERAGE([.E10];[.E48]))" office:value-type="float" office:value="1" calcext:value-type="float">
            <text:p>+1</text:p>
          </table:table-cell>
          <table:table-cell table:formula="of:=ROUND(AVERAGE([.F10];[.F48]))" office:value-type="float" office:value="3" calcext:value-type="float">
            <text:p>+3</text:p>
          </table:table-cell>
          <table:table-cell table:formula="of:=ROUND(AVERAGE([.G10];[.G48]))" office:value-type="float" office:value="4" calcext:value-type="float">
            <text:p>+4</text:p>
          </table:table-cell>
          <table:table-cell table:formula="of:=ROUND(AVERAGE([.H10];[.H48]))" office:value-type="float" office:value="4" calcext:value-type="float">
            <text:p>+4</text:p>
          </table:table-cell>
          <table:table-cell table:formula="of:=ROUND(AVERAGE([.I10];[.I48]))" office:value-type="float" office:value="4" calcext:value-type="float">
            <text:p>4</text:p>
          </table:table-cell>
          <table:table-cell table:formula="of:=ROUND(AVERAGE([.J10];[.J48]))" office:value-type="float" office:value="1" calcext:value-type="float">
            <text:p>1</text:p>
          </table:table-cell>
          <table:table-cell table:formula="of:=LOOKUP(ROUND([.A86]/2);[.$A$6:.$A$20];[.$K$6:.$K$20])" office:value-type="float" office:value="2" calcext:value-type="float">
            <text:p>2</text:p>
          </table:table-cell>
          <table:table-cell table:style-name="ce3" table:formula="of:=ROUNDDOWN([.A86]/2)" office:value-type="float" office:value="2" calcext:value-type="float">
            <text:p>2</text:p>
          </table:table-cell>
          <table:table-cell table:formula="of:=[.L86]&amp;&quot;d6&quot;" office:value-type="string" office:string-value="2d6" calcext:value-type="string">
            <text:p>2d6</text:p>
          </table:table-cell>
          <table:table-cell table:formula="of:=LOOKUP([.$L86];[.$A$44:.$A$58];[.L$44:.L$58])" office:value-type="float" office:value="2" calcext:value-type="float">
            <text:p>2</text:p>
          </table:table-cell>
          <table:table-cell table:style-name="ce3" table:formula="of:=LOOKUP([.$L86];[.$A$44:.$A$58];[.M$44:.M$58])" office:value-type="string" office:string-value="--" calcext:value-type="string">
            <text:p>--</text:p>
          </table:table-cell>
          <table:table-cell table:style-name="ce3" table:formula="of:=LOOKUP([.$L86];[.$A$44:.$A$58];[.N$44:.N$58])" office:value-type="string" office:string-value="--" calcext:value-type="string">
            <text:p>--</text:p>
          </table:table-cell>
          <table:table-cell table:style-name="ce3" table:formula="of:=LOOKUP([.$L86];[.$A$44:.$A$58];[.O$44:.O$58])" office:value-type="string" office:string-value="--" calcext:value-type="string">
            <text:p>--</text:p>
          </table:table-cell>
          <table:table-cell table:style-name="ce7" table:formula="of:=10+ROUND([.A86]/3)" office:value-type="float" office:value="12" calcext:value-type="float">
            <text:p>12+</text:p>
          </table:table-cell>
          <table:table-cell table:style-name="ce3" table:formula="of:=[.$Q$79]*[.A86]" office:value-type="float" office:value="17.5" calcext:value-type="float">
            <text:p>17.5</text:p>
          </table:table-cell>
          <table:table-cell table:style-name="ce5" table:formula="of:=ROUND(AVERAGE([.F86:.H86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*[.$B$80]) + ([.B49]/2);-3)" office:value-type="float" office:value="36000" calcext:value-type="float">
            <text:p>36,000</text:p>
          </table:table-cell>
          <table:table-cell table:formula="of:=[.A87] &amp; &quot;d6&quot;" office:value-type="string" office:string-value="6d6" calcext:value-type="string">
            <text:p>6d6</text:p>
          </table:table-cell>
          <table:table-cell table:formula="of:=ROUND(AVERAGE([.D11];[.D49]))" office:value-type="float" office:value="3" calcext:value-type="float">
            <text:p>+3</text:p>
          </table:table-cell>
          <table:table-cell table:formula="of:=ROUND(AVERAGE([.E11];[.E49]))" office:value-type="float" office:value="1" calcext:value-type="float">
            <text:p>+1</text:p>
          </table:table-cell>
          <table:table-cell table:formula="of:=ROUND(AVERAGE([.F11];[.F49]))" office:value-type="float" office:value="4" calcext:value-type="float">
            <text:p>+4</text:p>
          </table:table-cell>
          <table:table-cell table:formula="of:=ROUND(AVERAGE([.G11];[.G49]))" office:value-type="float" office:value="5" calcext:value-type="float">
            <text:p>+5</text:p>
          </table:table-cell>
          <table:table-cell table:formula="of:=ROUND(AVERAGE([.H11];[.H49]))" office:value-type="float" office:value="5" calcext:value-type="float">
            <text:p>+5</text:p>
          </table:table-cell>
          <table:table-cell table:formula="of:=ROUND(AVERAGE([.I11];[.I49]))" office:value-type="float" office:value="4" calcext:value-type="float">
            <text:p>4</text:p>
          </table:table-cell>
          <table:table-cell table:formula="of:=ROUND(AVERAGE([.J11];[.J49]))" office:value-type="float" office:value="2" calcext:value-type="float">
            <text:p>2</text:p>
          </table:table-cell>
          <table:table-cell table:formula="of:=LOOKUP(ROUND([.A87]/2);[.$A$6:.$A$20];[.$K$6:.$K$20])" office:value-type="float" office:value="2" calcext:value-type="float">
            <text:p>2</text:p>
          </table:table-cell>
          <table:table-cell table:style-name="ce3" table:formula="of:=ROUNDDOWN([.A87]/2)" office:value-type="float" office:value="3" calcext:value-type="float">
            <text:p>3</text:p>
          </table:table-cell>
          <table:table-cell table:formula="of:=[.L87]&amp;&quot;d6&quot;" office:value-type="string" office:string-value="3d6" calcext:value-type="string">
            <text:p>3d6</text:p>
          </table:table-cell>
          <table:table-cell table:formula="of:=LOOKUP([.$L87];[.$A$44:.$A$58];[.L$44:.L$58])" office:value-type="float" office:value="2" calcext:value-type="float">
            <text:p>2</text:p>
          </table:table-cell>
          <table:table-cell table:style-name="ce3" table:formula="of:=LOOKUP([.$L87];[.$A$44:.$A$58];[.M$44:.M$58])" office:value-type="float" office:value="1" calcext:value-type="float">
            <text:p>1</text:p>
          </table:table-cell>
          <table:table-cell table:style-name="ce3" table:formula="of:=LOOKUP([.$L87];[.$A$44:.$A$58];[.N$44:.N$58])" office:value-type="string" office:string-value="--" calcext:value-type="string">
            <text:p>--</text:p>
          </table:table-cell>
          <table:table-cell table:style-name="ce3" table:formula="of:=LOOKUP([.$L87];[.$A$44:.$A$58];[.O$44:.O$58])" office:value-type="string" office:string-value="--" calcext:value-type="string">
            <text:p>--</text:p>
          </table:table-cell>
          <table:table-cell table:style-name="ce7" table:formula="of:=10+ROUND([.A87]/3)" office:value-type="float" office:value="12" calcext:value-type="float">
            <text:p>12+</text:p>
          </table:table-cell>
          <table:table-cell table:style-name="ce3" table:formula="of:=[.$Q$79]*[.A87]" office:value-type="float" office:value="21" calcext:value-type="float">
            <text:p>21</text:p>
          </table:table-cell>
          <table:table-cell table:style-name="ce5" table:formula="of:=ROUND(AVERAGE([.F87:.H8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*[.$B$80]) + ([.B50]/2);-3)" office:value-type="float" office:value="72000" calcext:value-type="float">
            <text:p>72,000</text:p>
          </table:table-cell>
          <table:table-cell table:formula="of:=[.A88] &amp; &quot;d6&quot;" office:value-type="string" office:string-value="7d6" calcext:value-type="string">
            <text:p>7d6</text:p>
          </table:table-cell>
          <table:table-cell table:formula="of:=ROUND(AVERAGE([.D12];[.D50]))" office:value-type="float" office:value="4" calcext:value-type="float">
            <text:p>+4</text:p>
          </table:table-cell>
          <table:table-cell table:formula="of:=ROUND(AVERAGE([.E12];[.E50]))" office:value-type="float" office:value="1" calcext:value-type="float">
            <text:p>+1</text:p>
          </table:table-cell>
          <table:table-cell table:formula="of:=ROUND(AVERAGE([.F12];[.F50]))" office:value-type="float" office:value="5" calcext:value-type="float">
            <text:p>+5</text:p>
          </table:table-cell>
          <table:table-cell table:formula="of:=ROUND(AVERAGE([.G12];[.G50]))" office:value-type="float" office:value="5" calcext:value-type="float">
            <text:p>+5</text:p>
          </table:table-cell>
          <table:table-cell table:formula="of:=ROUND(AVERAGE([.H12];[.H50]))" office:value-type="float" office:value="5" calcext:value-type="float">
            <text:p>+5</text:p>
          </table:table-cell>
          <table:table-cell table:formula="of:=ROUND(AVERAGE([.I12];[.I50]))" office:value-type="float" office:value="4" calcext:value-type="float">
            <text:p>4</text:p>
          </table:table-cell>
          <table:table-cell table:formula="of:=ROUND(AVERAGE([.J12];[.J50]))" office:value-type="float" office:value="2" calcext:value-type="float">
            <text:p>2</text:p>
          </table:table-cell>
          <table:table-cell table:formula="of:=LOOKUP(ROUND([.A88]/2);[.$A$6:.$A$20];[.$K$6:.$K$20])" office:value-type="float" office:value="2" calcext:value-type="float">
            <text:p>2</text:p>
          </table:table-cell>
          <table:table-cell table:style-name="ce3" table:formula="of:=ROUNDDOWN([.A88]/2)" office:value-type="float" office:value="3" calcext:value-type="float">
            <text:p>3</text:p>
          </table:table-cell>
          <table:table-cell table:formula="of:=[.L88]&amp;&quot;d6&quot;" office:value-type="string" office:string-value="3d6" calcext:value-type="string">
            <text:p>3d6</text:p>
          </table:table-cell>
          <table:table-cell table:formula="of:=LOOKUP([.$L88];[.$A$44:.$A$58];[.L$44:.L$58])" office:value-type="float" office:value="2" calcext:value-type="float">
            <text:p>2</text:p>
          </table:table-cell>
          <table:table-cell table:style-name="ce3" table:formula="of:=LOOKUP([.$L88];[.$A$44:.$A$58];[.M$44:.M$58])" office:value-type="float" office:value="1" calcext:value-type="float">
            <text:p>1</text:p>
          </table:table-cell>
          <table:table-cell table:style-name="ce3" table:formula="of:=LOOKUP([.$L88];[.$A$44:.$A$58];[.N$44:.N$58])" office:value-type="string" office:string-value="--" calcext:value-type="string">
            <text:p>--</text:p>
          </table:table-cell>
          <table:table-cell table:style-name="ce3" table:formula="of:=LOOKUP([.$L88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$Q$79]*[.A88]" office:value-type="float" office:value="24.5" calcext:value-type="float">
            <text:p>24.5</text:p>
          </table:table-cell>
          <table:table-cell table:style-name="ce5" table:formula="of:=ROUND(AVERAGE([.F88:.H88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*[.$B$80]) + ([.B51]/2);-4)" office:value-type="float" office:value="140000" calcext:value-type="float">
            <text:p>140,000</text:p>
          </table:table-cell>
          <table:table-cell table:formula="of:=[.A89] &amp; &quot;d6&quot;" office:value-type="string" office:string-value="8d6" calcext:value-type="string">
            <text:p>8d6</text:p>
          </table:table-cell>
          <table:table-cell table:formula="of:=ROUND(AVERAGE([.D13];[.D51]))" office:value-type="float" office:value="5" calcext:value-type="float">
            <text:p>+5</text:p>
          </table:table-cell>
          <table:table-cell table:formula="of:=ROUND(AVERAGE([.E13];[.E51]))" office:value-type="float" office:value="2" calcext:value-type="float">
            <text:p>+2</text:p>
          </table:table-cell>
          <table:table-cell table:formula="of:=ROUND(AVERAGE([.F13];[.F51]))" office:value-type="float" office:value="5" calcext:value-type="float">
            <text:p>+5</text:p>
          </table:table-cell>
          <table:table-cell table:formula="of:=ROUND(AVERAGE([.G13];[.G51]))" office:value-type="float" office:value="6" calcext:value-type="float">
            <text:p>+6</text:p>
          </table:table-cell>
          <table:table-cell table:formula="of:=ROUND(AVERAGE([.H13];[.H51]))" office:value-type="float" office:value="6" calcext:value-type="float">
            <text:p>+6</text:p>
          </table:table-cell>
          <table:table-cell table:formula="of:=ROUND(AVERAGE([.I13];[.I51]))" office:value-type="float" office:value="6" calcext:value-type="float">
            <text:p>6</text:p>
          </table:table-cell>
          <table:table-cell table:formula="of:=ROUND(AVERAGE([.J13];[.J51]))" office:value-type="float" office:value="2" calcext:value-type="float">
            <text:p>2</text:p>
          </table:table-cell>
          <table:table-cell table:formula="of:=LOOKUP(ROUND([.A89]/2);[.$A$6:.$A$20];[.$K$6:.$K$20])" office:value-type="float" office:value="2" calcext:value-type="float">
            <text:p>2</text:p>
          </table:table-cell>
          <table:table-cell table:style-name="ce3" table:formula="of:=ROUNDDOWN([.A89]/2)" office:value-type="float" office:value="4" calcext:value-type="float">
            <text:p>4</text:p>
          </table:table-cell>
          <table:table-cell table:formula="of:=[.L89]&amp;&quot;d6&quot;" office:value-type="string" office:string-value="4d6" calcext:value-type="string">
            <text:p>4d6</text:p>
          </table:table-cell>
          <table:table-cell table:formula="of:=LOOKUP([.$L89];[.$A$44:.$A$58];[.L$44:.L$58])" office:value-type="float" office:value="2" calcext:value-type="float">
            <text:p>2</text:p>
          </table:table-cell>
          <table:table-cell table:style-name="ce3" table:formula="of:=LOOKUP([.$L89];[.$A$44:.$A$58];[.M$44:.M$58])" office:value-type="float" office:value="2" calcext:value-type="float">
            <text:p>2</text:p>
          </table:table-cell>
          <table:table-cell table:style-name="ce3" table:formula="of:=LOOKUP([.$L89];[.$A$44:.$A$58];[.N$44:.N$58])" office:value-type="string" office:string-value="--" calcext:value-type="string">
            <text:p>--</text:p>
          </table:table-cell>
          <table:table-cell table:style-name="ce3" table:formula="of:=LOOKUP([.$L89];[.$A$44:.$A$58];[.O$44:.O$58])" office:value-type="string" office:string-value="--" calcext:value-type="string">
            <text:p>--</text:p>
          </table:table-cell>
          <table:table-cell table:style-name="ce7" table:formula="of:=10+ROUND([.A89]/3)" office:value-type="float" office:value="13" calcext:value-type="float">
            <text:p>13+</text:p>
          </table:table-cell>
          <table:table-cell table:style-name="ce3" table:formula="of:=[.$Q$79]*[.A89]" office:value-type="float" office:value="28" calcext:value-type="float">
            <text:p>28</text:p>
          </table:table-cell>
          <table:table-cell table:style-name="ce5" table:formula="of:=ROUND(AVERAGE([.F89:.H89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*[.$B$80]) + ([.B52]/2);-4)" office:value-type="float" office:value="280000" calcext:value-type="float">
            <text:p>280,000</text:p>
          </table:table-cell>
          <table:table-cell table:formula="of:=[.A90] &amp; &quot;d6&quot;" office:value-type="string" office:string-value="9d6" calcext:value-type="string">
            <text:p>9d6</text:p>
          </table:table-cell>
          <table:table-cell table:formula="of:=ROUND(AVERAGE([.D14];[.D52]))" office:value-type="float" office:value="5" calcext:value-type="float">
            <text:p>+5</text:p>
          </table:table-cell>
          <table:table-cell table:formula="of:=ROUND(AVERAGE([.E14];[.E52]))" office:value-type="float" office:value="2" calcext:value-type="float">
            <text:p>+2</text:p>
          </table:table-cell>
          <table:table-cell table:formula="of:=ROUND(AVERAGE([.F14];[.F52]))" office:value-type="float" office:value="6" calcext:value-type="float">
            <text:p>+6</text:p>
          </table:table-cell>
          <table:table-cell table:formula="of:=ROUND(AVERAGE([.G14];[.G52]))" office:value-type="float" office:value="7" calcext:value-type="float">
            <text:p>+7</text:p>
          </table:table-cell>
          <table:table-cell table:formula="of:=ROUND(AVERAGE([.H14];[.H52]))" office:value-type="float" office:value="7" calcext:value-type="float">
            <text:p>+7</text:p>
          </table:table-cell>
          <table:table-cell table:formula="of:=ROUND(AVERAGE([.I14];[.I52]))" office:value-type="float" office:value="6" calcext:value-type="float">
            <text:p>6</text:p>
          </table:table-cell>
          <table:table-cell table:formula="of:=ROUND(AVERAGE([.J14];[.J52]))" office:value-type="float" office:value="2" calcext:value-type="float">
            <text:p>2</text:p>
          </table:table-cell>
          <table:table-cell table:formula="of:=LOOKUP(ROUND([.A90]/2);[.$A$6:.$A$20];[.$K$6:.$K$20])" office:value-type="float" office:value="3" calcext:value-type="float">
            <text:p>3</text:p>
          </table:table-cell>
          <table:table-cell table:style-name="ce3" table:formula="of:=ROUNDDOWN([.A90]/2)" office:value-type="float" office:value="4" calcext:value-type="float">
            <text:p>4</text:p>
          </table:table-cell>
          <table:table-cell table:formula="of:=[.L90]&amp;&quot;d6&quot;" office:value-type="string" office:string-value="4d6" calcext:value-type="string">
            <text:p>4d6</text:p>
          </table:table-cell>
          <table:table-cell table:formula="of:=LOOKUP([.$L90];[.$A$44:.$A$58];[.L$44:.L$58])" office:value-type="float" office:value="2" calcext:value-type="float">
            <text:p>2</text:p>
          </table:table-cell>
          <table:table-cell table:style-name="ce3" table:formula="of:=LOOKUP([.$L90];[.$A$44:.$A$58];[.M$44:.M$58])" office:value-type="float" office:value="2" calcext:value-type="float">
            <text:p>2</text:p>
          </table:table-cell>
          <table:table-cell table:style-name="ce3" table:formula="of:=LOOKUP([.$L90];[.$A$44:.$A$58];[.N$44:.N$58])" office:value-type="string" office:string-value="--" calcext:value-type="string">
            <text:p>--</text:p>
          </table:table-cell>
          <table:table-cell table:style-name="ce3" table:formula="of:=LOOKUP([.$L9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0]" office:value-type="float" office:value="31.5" calcext:value-type="float">
            <text:p>31.5</text:p>
          </table:table-cell>
          <table:table-cell table:style-name="ce5" table:formula="of:=ROUND(AVERAGE([.F90:.H9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*[.$B$80]) + ([.B53]/2);-4)" office:value-type="float" office:value="420000" calcext:value-type="float">
            <text:p>420,000</text:p>
          </table:table-cell>
          <table:table-cell table:formula="of:=[.A91] &amp; &quot;d6&quot;" office:value-type="string" office:string-value="10d6" calcext:value-type="string">
            <text:p>10d6</text:p>
          </table:table-cell>
          <table:table-cell table:formula="of:=ROUND(AVERAGE([.D15];[.D53]))" office:value-type="float" office:value="5" calcext:value-type="float">
            <text:p>+5</text:p>
          </table:table-cell>
          <table:table-cell table:formula="of:=ROUND(AVERAGE([.E15];[.E53]))" office:value-type="float" office:value="2" calcext:value-type="float">
            <text:p>+2</text:p>
          </table:table-cell>
          <table:table-cell table:formula="of:=ROUND(AVERAGE([.F15];[.F53]))" office:value-type="float" office:value="7" calcext:value-type="float">
            <text:p>+7</text:p>
          </table:table-cell>
          <table:table-cell table:formula="of:=ROUND(AVERAGE([.G15];[.G53]))" office:value-type="float" office:value="7" calcext:value-type="float">
            <text:p>+7</text:p>
          </table:table-cell>
          <table:table-cell table:formula="of:=ROUND(AVERAGE([.H15];[.H53]))" office:value-type="float" office:value="7" calcext:value-type="float">
            <text:p>+7</text:p>
          </table:table-cell>
          <table:table-cell table:formula="of:=ROUND(AVERAGE([.I15];[.I53]))" office:value-type="float" office:value="6" calcext:value-type="float">
            <text:p>6</text:p>
          </table:table-cell>
          <table:table-cell table:formula="of:=ROUND(AVERAGE([.J15];[.J53]))" office:value-type="float" office:value="3" calcext:value-type="float">
            <text:p>3</text:p>
          </table:table-cell>
          <table:table-cell table:formula="of:=LOOKUP(ROUND([.A91]/2);[.$A$6:.$A$20];[.$K$6:.$K$20])" office:value-type="float" office:value="3" calcext:value-type="float">
            <text:p>3</text:p>
          </table:table-cell>
          <table:table-cell table:style-name="ce3" table:formula="of:=ROUNDDOWN([.A91]/2)" office:value-type="float" office:value="5" calcext:value-type="float">
            <text:p>5</text:p>
          </table:table-cell>
          <table:table-cell table:formula="of:=[.L91]&amp;&quot;d6&quot;" office:value-type="string" office:string-value="5d6" calcext:value-type="string">
            <text:p>5d6</text:p>
          </table:table-cell>
          <table:table-cell table:formula="of:=LOOKUP([.$L91];[.$A$44:.$A$58];[.L$44:.L$58])" office:value-type="float" office:value="2" calcext:value-type="float">
            <text:p>2</text:p>
          </table:table-cell>
          <table:table-cell table:style-name="ce3" table:formula="of:=LOOKUP([.$L91];[.$A$44:.$A$58];[.M$44:.M$58])" office:value-type="float" office:value="2" calcext:value-type="float">
            <text:p>2</text:p>
          </table:table-cell>
          <table:table-cell table:style-name="ce3" table:formula="of:=LOOKUP([.$L91];[.$A$44:.$A$58];[.N$44:.N$58])" office:value-type="float" office:value="1" calcext:value-type="float">
            <text:p>1</text:p>
          </table:table-cell>
          <table:table-cell table:style-name="ce3" table:formula="of:=LOOKUP([.$L91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1]" office:value-type="float" office:value="35" calcext:value-type="float">
            <text:p>35</text:p>
          </table:table-cell>
          <table:table-cell table:style-name="ce5" table:formula="of:=ROUND(AVERAGE([.F91:.H91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*[.$B$80]) + ([.B54]/2);-4)" office:value-type="float" office:value="550000" calcext:value-type="float">
            <text:p>550,000</text:p>
          </table:table-cell>
          <table:table-cell table:formula="of:=&quot;10d6+&quot; &amp; ([.A92]-10)" office:value-type="string" office:string-value="10d6+1" calcext:value-type="string">
            <text:p>10d6+1</text:p>
          </table:table-cell>
          <table:table-cell table:formula="of:=ROUND(AVERAGE([.D16];[.D54]))" office:value-type="float" office:value="6" calcext:value-type="float">
            <text:p>+6</text:p>
          </table:table-cell>
          <table:table-cell table:formula="of:=ROUND(AVERAGE([.E16];[.E54]))" office:value-type="float" office:value="2" calcext:value-type="float">
            <text:p>+2</text:p>
          </table:table-cell>
          <table:table-cell table:formula="of:=ROUND(AVERAGE([.F16];[.F54]))" office:value-type="float" office:value="7" calcext:value-type="float">
            <text:p>+7</text:p>
          </table:table-cell>
          <table:table-cell table:formula="of:=ROUND(AVERAGE([.G16];[.G54]))" office:value-type="float" office:value="8" calcext:value-type="float">
            <text:p>+8</text:p>
          </table:table-cell>
          <table:table-cell table:formula="of:=ROUND(AVERAGE([.H16];[.H54]))" office:value-type="float" office:value="8" calcext:value-type="float">
            <text:p>+8</text:p>
          </table:table-cell>
          <table:table-cell table:formula="of:=ROUND(AVERAGE([.I16];[.I54]))" office:value-type="float" office:value="6" calcext:value-type="float">
            <text:p>6</text:p>
          </table:table-cell>
          <table:table-cell table:formula="of:=ROUND(AVERAGE([.J16];[.J54]))" office:value-type="float" office:value="3" calcext:value-type="float">
            <text:p>3</text:p>
          </table:table-cell>
          <table:table-cell table:formula="of:=LOOKUP(ROUND([.A92]/2);[.$A$6:.$A$20];[.$K$6:.$K$20])" office:value-type="float" office:value="3" calcext:value-type="float">
            <text:p>3</text:p>
          </table:table-cell>
          <table:table-cell table:style-name="ce3" table:formula="of:=ROUNDDOWN([.A92]/2)" office:value-type="float" office:value="5" calcext:value-type="float">
            <text:p>5</text:p>
          </table:table-cell>
          <table:table-cell table:formula="of:=[.L92]&amp;&quot;d6&quot;" office:value-type="string" office:string-value="5d6" calcext:value-type="string">
            <text:p>5d6</text:p>
          </table:table-cell>
          <table:table-cell table:formula="of:=LOOKUP([.$L92];[.$A$44:.$A$58];[.L$44:.L$58])" office:value-type="float" office:value="2" calcext:value-type="float">
            <text:p>2</text:p>
          </table:table-cell>
          <table:table-cell table:style-name="ce3" table:formula="of:=LOOKUP([.$L92];[.$A$44:.$A$58];[.M$44:.M$58])" office:value-type="float" office:value="2" calcext:value-type="float">
            <text:p>2</text:p>
          </table:table-cell>
          <table:table-cell table:style-name="ce3" table:formula="of:=LOOKUP([.$L92];[.$A$44:.$A$58];[.N$44:.N$58])" office:value-type="float" office:value="1" calcext:value-type="float">
            <text:p>1</text:p>
          </table:table-cell>
          <table:table-cell table:style-name="ce3" table:formula="of:=LOOKUP([.$L9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1]+1" office:value-type="float" office:value="36" calcext:value-type="float">
            <text:p>36</text:p>
          </table:table-cell>
          <table:table-cell table:style-name="ce5" table:formula="of:=ROUND(AVERAGE([.F92:.H92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*[.$B$80]) + ([.B55]/2);-4)" office:value-type="float" office:value="690000" calcext:value-type="float">
            <text:p>690,000</text:p>
          </table:table-cell>
          <table:table-cell table:formula="of:=&quot;10d6+&quot; &amp; ([.A93]-10)" office:value-type="string" office:string-value="10d6+2" calcext:value-type="string">
            <text:p>10d6+2</text:p>
          </table:table-cell>
          <table:table-cell table:formula="of:=ROUND(AVERAGE([.D17];[.D55]))" office:value-type="float" office:value="6" calcext:value-type="float">
            <text:p>+6</text:p>
          </table:table-cell>
          <table:table-cell table:formula="of:=ROUND(AVERAGE([.E17];[.E55]))" office:value-type="float" office:value="3" calcext:value-type="float">
            <text:p>+3</text:p>
          </table:table-cell>
          <table:table-cell table:formula="of:=ROUND(AVERAGE([.F17];[.F55]))" office:value-type="float" office:value="8" calcext:value-type="float">
            <text:p>+8</text:p>
          </table:table-cell>
          <table:table-cell table:formula="of:=ROUND(AVERAGE([.G17];[.G55]))" office:value-type="float" office:value="9" calcext:value-type="float">
            <text:p>+9</text:p>
          </table:table-cell>
          <table:table-cell table:formula="of:=ROUND(AVERAGE([.H17];[.H55]))" office:value-type="float" office:value="9" calcext:value-type="float">
            <text:p>+9</text:p>
          </table:table-cell>
          <table:table-cell table:formula="of:=ROUND(AVERAGE([.I17];[.I55]))" office:value-type="float" office:value="8" calcext:value-type="float">
            <text:p>8</text:p>
          </table:table-cell>
          <table:table-cell table:formula="of:=ROUND(AVERAGE([.J17];[.J55]))" office:value-type="float" office:value="3" calcext:value-type="float">
            <text:p>3</text:p>
          </table:table-cell>
          <table:table-cell table:formula="of:=LOOKUP(ROUND([.A93]/2);[.$A$6:.$A$20];[.$K$6:.$K$20])" office:value-type="float" office:value="3" calcext:value-type="float">
            <text:p>3</text:p>
          </table:table-cell>
          <table:table-cell table:style-name="ce3" table:formula="of:=ROUNDDOWN([.A93]/2)" office:value-type="float" office:value="6" calcext:value-type="float">
            <text:p>6</text:p>
          </table:table-cell>
          <table:table-cell table:formula="of:=[.L93]&amp;&quot;d6&quot;" office:value-type="string" office:string-value="6d6" calcext:value-type="string">
            <text:p>6d6</text:p>
          </table:table-cell>
          <table:table-cell table:formula="of:=LOOKUP([.$L93];[.$A$44:.$A$58];[.L$44:.L$58])" office:value-type="float" office:value="3" calcext:value-type="float">
            <text:p>3</text:p>
          </table:table-cell>
          <table:table-cell table:style-name="ce3" table:formula="of:=LOOKUP([.$L93];[.$A$44:.$A$58];[.M$44:.M$58])" office:value-type="float" office:value="2" calcext:value-type="float">
            <text:p>2</text:p>
          </table:table-cell>
          <table:table-cell table:style-name="ce3" table:formula="of:=LOOKUP([.$L93];[.$A$44:.$A$58];[.N$44:.N$58])" office:value-type="float" office:value="2" calcext:value-type="float">
            <text:p>2</text:p>
          </table:table-cell>
          <table:table-cell table:style-name="ce3" table:formula="of:=LOOKUP([.$L93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2]+1" office:value-type="float" office:value="37" calcext:value-type="float">
            <text:p>37</text:p>
          </table:table-cell>
          <table:table-cell table:style-name="ce5" table:formula="of:=ROUND(AVERAGE([.F93:.H9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*[.$B$80]) + ([.B56]/2);-4)" office:value-type="float" office:value="820000" calcext:value-type="float">
            <text:p>820,000</text:p>
          </table:table-cell>
          <table:table-cell table:formula="of:=&quot;10d6+&quot; &amp; ([.A94]-10)" office:value-type="string" office:string-value="10d6+3" calcext:value-type="string">
            <text:p>10d6+3</text:p>
          </table:table-cell>
          <table:table-cell table:formula="of:=ROUND(AVERAGE([.D18];[.D56]))" office:value-type="float" office:value="7" calcext:value-type="float">
            <text:p>+7</text:p>
          </table:table-cell>
          <table:table-cell table:formula="of:=ROUND(AVERAGE([.E18];[.E56]))" office:value-type="float" office:value="3" calcext:value-type="float">
            <text:p>+3</text:p>
          </table:table-cell>
          <table:table-cell table:formula="of:=ROUND(AVERAGE([.F18];[.F56]))" office:value-type="float" office:value="9" calcext:value-type="float">
            <text:p>+9</text:p>
          </table:table-cell>
          <table:table-cell table:formula="of:=ROUND(AVERAGE([.G18];[.G56]))" office:value-type="float" office:value="9" calcext:value-type="float">
            <text:p>+9</text:p>
          </table:table-cell>
          <table:table-cell table:formula="of:=ROUND(AVERAGE([.H18];[.H56]))" office:value-type="float" office:value="9" calcext:value-type="float">
            <text:p>+9</text:p>
          </table:table-cell>
          <table:table-cell table:formula="of:=ROUND(AVERAGE([.I18];[.I56]))" office:value-type="float" office:value="8" calcext:value-type="float">
            <text:p>8</text:p>
          </table:table-cell>
          <table:table-cell table:formula="of:=ROUND(AVERAGE([.J18];[.J56]))" office:value-type="float" office:value="3" calcext:value-type="float">
            <text:p>3</text:p>
          </table:table-cell>
          <table:table-cell table:formula="of:=LOOKUP(ROUND([.A94]/2);[.$A$6:.$A$20];[.$K$6:.$K$20])" office:value-type="float" office:value="4" calcext:value-type="float">
            <text:p>4</text:p>
          </table:table-cell>
          <table:table-cell table:style-name="ce3" table:formula="of:=ROUNDDOWN([.A94]/2)" office:value-type="float" office:value="6" calcext:value-type="float">
            <text:p>6</text:p>
          </table:table-cell>
          <table:table-cell table:formula="of:=[.L94]&amp;&quot;d6&quot;" office:value-type="string" office:string-value="6d6" calcext:value-type="string">
            <text:p>6d6</text:p>
          </table:table-cell>
          <table:table-cell table:formula="of:=LOOKUP([.$L94];[.$A$44:.$A$58];[.L$44:.L$58])" office:value-type="float" office:value="3" calcext:value-type="float">
            <text:p>3</text:p>
          </table:table-cell>
          <table:table-cell table:style-name="ce3" table:formula="of:=LOOKUP([.$L94];[.$A$44:.$A$58];[.M$44:.M$58])" office:value-type="float" office:value="2" calcext:value-type="float">
            <text:p>2</text:p>
          </table:table-cell>
          <table:table-cell table:style-name="ce3" table:formula="of:=LOOKUP([.$L94];[.$A$44:.$A$58];[.N$44:.N$58])" office:value-type="float" office:value="2" calcext:value-type="float">
            <text:p>2</text:p>
          </table:table-cell>
          <table:table-cell table:style-name="ce3" table:formula="of:=LOOKUP([.$L94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3]+1" office:value-type="float" office:value="38" calcext:value-type="float">
            <text:p>38</text:p>
          </table:table-cell>
          <table:table-cell table:style-name="ce5" table:formula="of:=ROUND(AVERAGE([.F94:.H94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*[.$B$80]) + ([.B57]/2);-4)" office:value-type="float" office:value="960000" calcext:value-type="float">
            <text:p>960,000</text:p>
          </table:table-cell>
          <table:table-cell table:formula="of:=&quot;10d6+&quot; &amp; ([.A95]-10)" office:value-type="string" office:string-value="10d6+4" calcext:value-type="string">
            <text:p>10d6+4</text:p>
          </table:table-cell>
          <table:table-cell table:formula="of:=ROUND(AVERAGE([.D19];[.D57]))" office:value-type="float" office:value="8" calcext:value-type="float">
            <text:p>+8</text:p>
          </table:table-cell>
          <table:table-cell table:formula="of:=ROUND(AVERAGE([.E19];[.E57]))" office:value-type="float" office:value="3" calcext:value-type="float">
            <text:p>+3</text:p>
          </table:table-cell>
          <table:table-cell table:formula="of:=ROUND(AVERAGE([.F19];[.F57]))" office:value-type="float" office:value="9" calcext:value-type="float">
            <text:p>+9</text:p>
          </table:table-cell>
          <table:table-cell table:formula="of:=ROUND(AVERAGE([.G19];[.G57]))" office:value-type="float" office:value="10" calcext:value-type="float">
            <text:p>+10</text:p>
          </table:table-cell>
          <table:table-cell table:formula="of:=ROUND(AVERAGE([.H19];[.H57]))" office:value-type="float" office:value="10" calcext:value-type="float">
            <text:p>+10</text:p>
          </table:table-cell>
          <table:table-cell table:formula="of:=ROUND(AVERAGE([.I19];[.I57]))" office:value-type="float" office:value="8" calcext:value-type="float">
            <text:p>8</text:p>
          </table:table-cell>
          <table:table-cell table:formula="of:=ROUND(AVERAGE([.J19];[.J57]))" office:value-type="float" office:value="4" calcext:value-type="float">
            <text:p>4</text:p>
          </table:table-cell>
          <table:table-cell table:formula="of:=LOOKUP(ROUND([.A95]/2);[.$A$6:.$A$20];[.$K$6:.$K$20])" office:value-type="float" office:value="4" calcext:value-type="float">
            <text:p>4</text:p>
          </table:table-cell>
          <table:table-cell table:style-name="ce3" table:formula="of:=ROUNDDOWN([.A95]/2)" office:value-type="float" office:value="7" calcext:value-type="float">
            <text:p>7</text:p>
          </table:table-cell>
          <table:table-cell table:formula="of:=[.L95]&amp;&quot;d6&quot;" office:value-type="string" office:string-value="7d6" calcext:value-type="string">
            <text:p>7d6</text:p>
          </table:table-cell>
          <table:table-cell table:formula="of:=LOOKUP([.$L95];[.$A$44:.$A$58];[.L$44:.L$58])" office:value-type="float" office:value="3" calcext:value-type="float">
            <text:p>3</text:p>
          </table:table-cell>
          <table:table-cell table:style-name="ce3" table:formula="of:=LOOKUP([.$L95];[.$A$44:.$A$58];[.M$44:.M$58])" office:value-type="float" office:value="2" calcext:value-type="float">
            <text:p>2</text:p>
          </table:table-cell>
          <table:table-cell table:style-name="ce3" table:formula="of:=LOOKUP([.$L95];[.$A$44:.$A$58];[.N$44:.N$58])" office:value-type="float" office:value="2" calcext:value-type="float">
            <text:p>2</text:p>
          </table:table-cell>
          <table:table-cell table:style-name="ce3" table:formula="of:=LOOKUP([.$L95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4]+1" office:value-type="float" office:value="39" calcext:value-type="float">
            <text:p>39</text:p>
          </table:table-cell>
          <table:table-cell table:style-name="ce5" table:formula="of:=ROUND(AVERAGE([.F95:.H95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*[.$B$80]) + ([.B58]/2);-4)" office:value-type="float" office:value="1090000" calcext:value-type="float">
            <text:p>1,090,000</text:p>
          </table:table-cell>
          <table:table-cell table:formula="of:=&quot;10d6+&quot; &amp; ([.A96]-10)" office:value-type="string" office:string-value="10d6+5" calcext:value-type="string">
            <text:p>10d6+5</text:p>
          </table:table-cell>
          <table:table-cell table:formula="of:=ROUND(AVERAGE([.D20];[.D58]))" office:value-type="float" office:value="8" calcext:value-type="float">
            <text:p>+8</text:p>
          </table:table-cell>
          <table:table-cell table:formula="of:=ROUND(AVERAGE([.E20];[.E58]))" office:value-type="float" office:value="4" calcext:value-type="float">
            <text:p>+4</text:p>
          </table:table-cell>
          <table:table-cell table:formula="of:=ROUND(AVERAGE([.F20];[.F58]))" office:value-type="float" office:value="10" calcext:value-type="float">
            <text:p>+10</text:p>
          </table:table-cell>
          <table:table-cell table:formula="of:=ROUND(AVERAGE([.G20];[.G58]))" office:value-type="float" office:value="11" calcext:value-type="float">
            <text:p>+11</text:p>
          </table:table-cell>
          <table:table-cell table:formula="of:=ROUND(AVERAGE([.H20];[.H58]))" office:value-type="float" office:value="11" calcext:value-type="float">
            <text:p>+11</text:p>
          </table:table-cell>
          <table:table-cell table:formula="of:=ROUND(AVERAGE([.I20];[.I58]))" office:value-type="float" office:value="8" calcext:value-type="float">
            <text:p>8</text:p>
          </table:table-cell>
          <table:table-cell table:formula="of:=ROUND(AVERAGE([.J20];[.J58]))" office:value-type="float" office:value="4" calcext:value-type="float">
            <text:p>4</text:p>
          </table:table-cell>
          <table:table-cell table:formula="of:=LOOKUP(ROUND([.A96]/2);[.$A$6:.$A$20];[.$K$6:.$K$20])" office:value-type="float" office:value="4" calcext:value-type="float">
            <text:p>4</text:p>
          </table:table-cell>
          <table:table-cell table:style-name="ce3" table:formula="of:=ROUNDDOWN([.A96]/2)" office:value-type="float" office:value="7" calcext:value-type="float">
            <text:p>7</text:p>
          </table:table-cell>
          <table:table-cell table:formula="of:=[.L96]&amp;&quot;d6&quot;" office:value-type="string" office:string-value="7d6" calcext:value-type="string">
            <text:p>7d6</text:p>
          </table:table-cell>
          <table:table-cell table:formula="of:=LOOKUP([.$L96];[.$A$44:.$A$58];[.L$44:.L$58])" office:value-type="float" office:value="3" calcext:value-type="float">
            <text:p>3</text:p>
          </table:table-cell>
          <table:table-cell table:style-name="ce3" table:formula="of:=LOOKUP([.$L96];[.$A$44:.$A$58];[.M$44:.M$58])" office:value-type="float" office:value="2" calcext:value-type="float">
            <text:p>2</text:p>
          </table:table-cell>
          <table:table-cell table:style-name="ce3" table:formula="of:=LOOKUP([.$L96];[.$A$44:.$A$58];[.N$44:.N$58])" office:value-type="float" office:value="2" calcext:value-type="float">
            <text:p>2</text:p>
          </table:table-cell>
          <table:table-cell table:style-name="ce3" table:formula="of:=LOOKUP([.$L96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95]+1" office:value-type="float" office:value="40" calcext:value-type="float">
            <text:p>40</text:p>
          </table:table-cell>
          <table:table-cell table:style-name="ce5" table:formula="of:=ROUND(AVERAGE([.F96:.H96]))" office:value-type="float" office:value="11" calcext:value-type="float">
            <text:p>+11</text:p>
          </table:table-cell>
          <table:table-cell table:number-columns-repeated="9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Default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25]*[.$B$99])+([.B44]/2))" office:value-type="float" office:value="0" calcext:value-type="float">
            <text:p>0</text:p>
          </table:table-cell>
          <table:table-cell table:formula="of:=[.A101]&amp;&quot;d5&quot;" office:value-type="string" office:string-value="1d5" calcext:value-type="string">
            <text:p>1d5</text:p>
          </table:table-cell>
          <table:table-cell table:formula="of:=ROUND(AVERAGE([.D25];[.D44]))" office:value-type="float" office:value="0" calcext:value-type="float">
            <text:p>+0</text:p>
          </table:table-cell>
          <table:table-cell table:formula="of:=ROUND(AVERAGE([.E25];[.E44]))" office:value-type="float" office:value="0" calcext:value-type="float">
            <text:p>+0</text:p>
          </table:table-cell>
          <table:table-cell table:formula="of:=ROUND(AVERAGE([.F25];[.F44]))" office:value-type="float" office:value="1" calcext:value-type="float">
            <text:p>+1</text:p>
          </table:table-cell>
          <table:table-cell table:formula="of:=ROUND(AVERAGE([.G25];[.G44]))" office:value-type="float" office:value="1" calcext:value-type="float">
            <text:p>+1</text:p>
          </table:table-cell>
          <table:table-cell table:formula="of:=ROUND(AVERAGE([.H25];[.H44]))" office:value-type="float" office:value="1" calcext:value-type="float">
            <text:p>+1</text:p>
          </table:table-cell>
          <table:table-cell table:formula="of:=ROUND(AVERAGE([.I25];[.I44]))" office:value-type="float" office:value="3" calcext:value-type="float">
            <text:p>3</text:p>
          </table:table-cell>
          <table:table-cell table:formula="of:=ROUND(AVERAGE([.J25];[.J44]))" office:value-type="float" office:value="0" calcext:value-type="float">
            <text:p>0</text:p>
          </table:table-cell>
          <table:table-cell table:formula="of:=LOOKUP(ROUND([.A101]/2);[.$A$25:.$A$39];[.$K$25:.$K$39])" office:value-type="float" office:value="1" calcext:value-type="float">
            <text:p>1</text:p>
          </table:table-cell>
          <table:table-cell table:style-name="ce3" table:formula="of:=ROUNDDOWN([.A101]/2)" office:value-type="float" office:value="0" calcext:value-type="float">
            <text:p>0</text:p>
          </table:table-cell>
          <table:table-cell table:formula="of:=[.L101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101]/3)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1:.H101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26]*[.$B$99])+([.B45]/2))" office:value-type="float" office:value="2000" calcext:value-type="float">
            <text:p>2,000</text:p>
          </table:table-cell>
          <table:table-cell table:formula="of:=[.A102]&amp;&quot;d5&quot;" office:value-type="string" office:string-value="2d5" calcext:value-type="string">
            <text:p>2d5</text:p>
          </table:table-cell>
          <table:table-cell table:formula="of:=ROUND(AVERAGE([.D26];[.D45]))" office:value-type="float" office:value="1" calcext:value-type="float">
            <text:p>+1</text:p>
          </table:table-cell>
          <table:table-cell table:formula="of:=ROUND(AVERAGE([.E26];[.E45]))" office:value-type="float" office:value="0" calcext:value-type="float">
            <text:p>+0</text:p>
          </table:table-cell>
          <table:table-cell table:formula="of:=ROUND(AVERAGE([.F26];[.F45]))" office:value-type="float" office:value="2" calcext:value-type="float">
            <text:p>+2</text:p>
          </table:table-cell>
          <table:table-cell table:formula="of:=ROUND(AVERAGE([.G26];[.G45]))" office:value-type="float" office:value="1" calcext:value-type="float">
            <text:p>+1</text:p>
          </table:table-cell>
          <table:table-cell table:formula="of:=ROUND(AVERAGE([.H26];[.H45]))" office:value-type="float" office:value="2" calcext:value-type="float">
            <text:p>+2</text:p>
          </table:table-cell>
          <table:table-cell table:formula="of:=ROUND(AVERAGE([.I26];[.I45]))" office:value-type="float" office:value="3" calcext:value-type="float">
            <text:p>3</text:p>
          </table:table-cell>
          <table:table-cell table:formula="of:=ROUND(AVERAGE([.J26];[.J45]))" office:value-type="float" office:value="1" calcext:value-type="float">
            <text:p>1</text:p>
          </table:table-cell>
          <table:table-cell table:formula="of:=LOOKUP(ROUND([.A102]/2);[.$A$25:.$A$39];[.$K$25:.$K$39])" office:value-type="float" office:value="1" calcext:value-type="float">
            <text:p>1</text:p>
          </table:table-cell>
          <table:table-cell table:style-name="ce3" table:formula="of:=ROUNDDOWN([.A102]/2)" office:value-type="float" office:value="1" calcext:value-type="float">
            <text:p>1</text:p>
          </table:table-cell>
          <table:table-cell table:formula="of:=[.L102]&amp;&quot;d6&quot;" office:value-type="string" office:string-value="1d6" calcext:value-type="string">
            <text:p>1d6</text:p>
          </table:table-cell>
          <table:table-cell table:formula="of:=LOOKUP([.$L102];[.$A$44:.$A$58];[.L$44:.L$58])" office:value-type="float" office:value="1" calcext:value-type="float">
            <text:p>1</text:p>
          </table:table-cell>
          <table:table-cell table:style-name="ce3" table:formula="of:=LOOKUP([.$L102];[.$A$44:.$A$58];[.M$44:.M$58])" office:value-type="string" office:string-value="--" calcext:value-type="string">
            <text:p>--</text:p>
          </table:table-cell>
          <table:table-cell table:style-name="ce3" table:formula="of:=LOOKUP([.$L102];[.$A$44:.$A$58];[.N$44:.N$58])" office:value-type="string" office:string-value="--" calcext:value-type="string">
            <text:p>--</text:p>
          </table:table-cell>
          <table:table-cell table:style-name="ce3" table:formula="of:=LOOKUP([.$L102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A102]*[.$Q$98]" office:value-type="float" office:value="6" calcext:value-type="float">
            <text:p>6</text:p>
          </table:table-cell>
          <table:table-cell table:style-name="ce5" table:formula="of:=ROUND(AVERAGE([.F102:.H102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27]*[.$B$99])+([.B46]/2))" office:value-type="float" office:value="4000" calcext:value-type="float">
            <text:p>4,000</text:p>
          </table:table-cell>
          <table:table-cell table:formula="of:=[.A103]&amp;&quot;d5&quot;" office:value-type="string" office:string-value="3d5" calcext:value-type="string">
            <text:p>3d5</text:p>
          </table:table-cell>
          <table:table-cell table:formula="of:=ROUND(AVERAGE([.D27];[.D46]))" office:value-type="float" office:value="2" calcext:value-type="float">
            <text:p>+2</text:p>
          </table:table-cell>
          <table:table-cell table:formula="of:=ROUND(AVERAGE([.E27];[.E46]))" office:value-type="float" office:value="1" calcext:value-type="float">
            <text:p>+1</text:p>
          </table:table-cell>
          <table:table-cell table:formula="of:=ROUND(AVERAGE([.F27];[.F46]))" office:value-type="float" office:value="3" calcext:value-type="float">
            <text:p>+3</text:p>
          </table:table-cell>
          <table:table-cell table:formula="of:=ROUND(AVERAGE([.G27];[.G46]))" office:value-type="float" office:value="2" calcext:value-type="float">
            <text:p>+2</text:p>
          </table:table-cell>
          <table:table-cell table:formula="of:=ROUND(AVERAGE([.H27];[.H46]))" office:value-type="float" office:value="3" calcext:value-type="float">
            <text:p>+3</text:p>
          </table:table-cell>
          <table:table-cell table:formula="of:=ROUND(AVERAGE([.I27];[.I46]))" office:value-type="float" office:value="4" calcext:value-type="float">
            <text:p>4</text:p>
          </table:table-cell>
          <table:table-cell table:formula="of:=ROUND(AVERAGE([.J27];[.J46]))" office:value-type="float" office:value="1" calcext:value-type="float">
            <text:p>1</text:p>
          </table:table-cell>
          <table:table-cell table:formula="of:=LOOKUP(ROUND([.A103]/2);[.$A$25:.$A$39];[.$K$25:.$K$39])" office:value-type="float" office:value="1" calcext:value-type="float">
            <text:p>1</text:p>
          </table:table-cell>
          <table:table-cell table:style-name="ce3" table:formula="of:=ROUNDDOWN([.A103]/2)" office:value-type="float" office:value="1" calcext:value-type="float">
            <text:p>1</text:p>
          </table:table-cell>
          <table:table-cell table:formula="of:=[.L103]&amp;&quot;d6&quot;" office:value-type="string" office:string-value="1d6" calcext:value-type="string">
            <text:p>1d6</text:p>
          </table:table-cell>
          <table:table-cell table:formula="of:=LOOKUP([.$L103];[.$A$44:.$A$58];[.L$44:.L$58])" office:value-type="float" office:value="1" calcext:value-type="float">
            <text:p>1</text:p>
          </table:table-cell>
          <table:table-cell table:style-name="ce3" table:formula="of:=LOOKUP([.$L103];[.$A$44:.$A$58];[.M$44:.M$58])" office:value-type="string" office:string-value="--" calcext:value-type="string">
            <text:p>--</text:p>
          </table:table-cell>
          <table:table-cell table:style-name="ce3" table:formula="of:=LOOKUP([.$L103];[.$A$44:.$A$58];[.N$44:.N$58])" office:value-type="string" office:string-value="--" calcext:value-type="string">
            <text:p>--</text:p>
          </table:table-cell>
          <table:table-cell table:style-name="ce3" table:formula="of:=LOOKUP([.$L103];[.$A$44:.$A$58];[.O$44:.O$58])" office:value-type="string" office:string-value="--" calcext:value-type="string">
            <text:p>--</text:p>
          </table:table-cell>
          <table:table-cell table:style-name="ce7" table:formula="of:=10+ROUND([.A103]/3)" office:value-type="float" office:value="11" calcext:value-type="float">
            <text:p>11+</text:p>
          </table:table-cell>
          <table:table-cell table:style-name="ce3" table:formula="of:=[.A103]*[.$Q$98]" office:value-type="float" office:value="9" calcext:value-type="float">
            <text:p>9</text:p>
          </table:table-cell>
          <table:table-cell table:style-name="ce5" table:formula="of:=ROUND(AVERAGE([.F103:.H103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28]*[.$B$99])+([.B47]/2))" office:value-type="float" office:value="8000" calcext:value-type="float">
            <text:p>8,000</text:p>
          </table:table-cell>
          <table:table-cell table:formula="of:=[.A104]&amp;&quot;d5&quot;" office:value-type="string" office:string-value="4d5" calcext:value-type="string">
            <text:p>4d5</text:p>
          </table:table-cell>
          <table:table-cell table:formula="of:=ROUND(AVERAGE([.D28];[.D47]))" office:value-type="float" office:value="2" calcext:value-type="float">
            <text:p>+2</text:p>
          </table:table-cell>
          <table:table-cell table:formula="of:=ROUND(AVERAGE([.E28];[.E47]))" office:value-type="float" office:value="1" calcext:value-type="float">
            <text:p>+1</text:p>
          </table:table-cell>
          <table:table-cell table:formula="of:=ROUND(AVERAGE([.F28];[.F47]))" office:value-type="float" office:value="3" calcext:value-type="float">
            <text:p>+3</text:p>
          </table:table-cell>
          <table:table-cell table:formula="of:=ROUND(AVERAGE([.G28];[.G47]))" office:value-type="float" office:value="3" calcext:value-type="float">
            <text:p>+3</text:p>
          </table:table-cell>
          <table:table-cell table:formula="of:=ROUND(AVERAGE([.H28];[.H47]))" office:value-type="float" office:value="3" calcext:value-type="float">
            <text:p>+3</text:p>
          </table:table-cell>
          <table:table-cell table:formula="of:=ROUND(AVERAGE([.I28];[.I47]))" office:value-type="float" office:value="5" calcext:value-type="float">
            <text:p>5</text:p>
          </table:table-cell>
          <table:table-cell table:formula="of:=ROUND(AVERAGE([.J28];[.J47]))" office:value-type="float" office:value="1" calcext:value-type="float">
            <text:p>1</text:p>
          </table:table-cell>
          <table:table-cell table:formula="of:=LOOKUP(ROUND([.A104]/2);[.$A$25:.$A$39];[.$K$25:.$K$39])" office:value-type="float" office:value="1" calcext:value-type="float">
            <text:p>1</text:p>
          </table:table-cell>
          <table:table-cell table:style-name="ce3" table:formula="of:=ROUNDDOWN([.A104]/2)" office:value-type="float" office:value="2" calcext:value-type="float">
            <text:p>2</text:p>
          </table:table-cell>
          <table:table-cell table:formula="of:=[.L104]&amp;&quot;d6&quot;" office:value-type="string" office:string-value="2d6" calcext:value-type="string">
            <text:p>2d6</text:p>
          </table:table-cell>
          <table:table-cell table:formula="of:=LOOKUP([.$L104];[.$A$44:.$A$58];[.L$44:.L$58])" office:value-type="float" office:value="2" calcext:value-type="float">
            <text:p>2</text:p>
          </table:table-cell>
          <table:table-cell table:style-name="ce3" table:formula="of:=LOOKUP([.$L104];[.$A$44:.$A$58];[.M$44:.M$58])" office:value-type="string" office:string-value="--" calcext:value-type="string">
            <text:p>--</text:p>
          </table:table-cell>
          <table:table-cell table:style-name="ce3" table:formula="of:=LOOKUP([.$L104];[.$A$44:.$A$58];[.N$44:.N$58])" office:value-type="string" office:string-value="--" calcext:value-type="string">
            <text:p>--</text:p>
          </table:table-cell>
          <table:table-cell table:style-name="ce3" table:formula="of:=LOOKUP([.$L104];[.$A$44:.$A$58];[.O$44:.O$58])" office:value-type="string" office:string-value="--" calcext:value-type="string">
            <text:p>--</text:p>
          </table:table-cell>
          <table:table-cell table:style-name="ce7" table:formula="of:=10+ROUND([.A104]/3)" office:value-type="float" office:value="11" calcext:value-type="float">
            <text:p>11+</text:p>
          </table:table-cell>
          <table:table-cell table:style-name="ce3" table:formula="of:=[.A104]*[.$Q$98]" office:value-type="float" office:value="12" calcext:value-type="float">
            <text:p>12</text:p>
          </table:table-cell>
          <table:table-cell table:style-name="ce5" table:formula="of:=ROUND(AVERAGE([.F104:.H10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29]*[.$B$99])+([.B48]/2))" office:value-type="float" office:value="16000" calcext:value-type="float">
            <text:p>16,000</text:p>
          </table:table-cell>
          <table:table-cell table:formula="of:=[.A105]&amp;&quot;d5&quot;" office:value-type="string" office:string-value="5d5" calcext:value-type="string">
            <text:p>5d5</text:p>
          </table:table-cell>
          <table:table-cell table:formula="of:=ROUND(AVERAGE([.D29];[.D48]))" office:value-type="float" office:value="2" calcext:value-type="float">
            <text:p>+2</text:p>
          </table:table-cell>
          <table:table-cell table:formula="of:=ROUND(AVERAGE([.E29];[.E48]))" office:value-type="float" office:value="1" calcext:value-type="float">
            <text:p>+1</text:p>
          </table:table-cell>
          <table:table-cell table:formula="of:=ROUND(AVERAGE([.F29];[.F48]))" office:value-type="float" office:value="4" calcext:value-type="float">
            <text:p>+4</text:p>
          </table:table-cell>
          <table:table-cell table:formula="of:=ROUND(AVERAGE([.G29];[.G48]))" office:value-type="float" office:value="3" calcext:value-type="float">
            <text:p>+3</text:p>
          </table:table-cell>
          <table:table-cell table:formula="of:=ROUND(AVERAGE([.H29];[.H48]))" office:value-type="float" office:value="4" calcext:value-type="float">
            <text:p>+4</text:p>
          </table:table-cell>
          <table:table-cell table:formula="of:=ROUND(AVERAGE([.I29];[.I48]))" office:value-type="float" office:value="6" calcext:value-type="float">
            <text:p>6</text:p>
          </table:table-cell>
          <table:table-cell table:formula="of:=ROUND(AVERAGE([.J29];[.J48]))" office:value-type="float" office:value="1" calcext:value-type="float">
            <text:p>1</text:p>
          </table:table-cell>
          <table:table-cell table:formula="of:=LOOKUP(ROUND([.A105]/2);[.$A$25:.$A$39];[.$K$25:.$K$39])" office:value-type="float" office:value="1" calcext:value-type="float">
            <text:p>1</text:p>
          </table:table-cell>
          <table:table-cell table:style-name="ce3" table:formula="of:=ROUNDDOWN([.A105]/2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[.$A$44:.$A$58];[.L$44:.L$58])" office:value-type="float" office:value="2" calcext:value-type="float">
            <text:p>2</text:p>
          </table:table-cell>
          <table:table-cell table:style-name="ce3" table:formula="of:=LOOKUP([.$L105];[.$A$44:.$A$58];[.M$44:.M$58])" office:value-type="string" office:string-value="--" calcext:value-type="string">
            <text:p>--</text:p>
          </table:table-cell>
          <table:table-cell table:style-name="ce3" table:formula="of:=LOOKUP([.$L105];[.$A$44:.$A$58];[.N$44:.N$58])" office:value-type="string" office:string-value="--" calcext:value-type="string">
            <text:p>--</text:p>
          </table:table-cell>
          <table:table-cell table:style-name="ce3" table:formula="of:=LOOKUP([.$L105];[.$A$44:.$A$58];[.O$44:.O$58])" office:value-type="string" office:string-value="--" calcext:value-type="string">
            <text:p>--</text:p>
          </table:table-cell>
          <table:table-cell table:style-name="ce7" table:formula="of:=10+ROUND([.A105]/3)" office:value-type="float" office:value="12" calcext:value-type="float">
            <text:p>12+</text:p>
          </table:table-cell>
          <table:table-cell table:style-name="ce3" table:formula="of:=[.A105]*[.$Q$98]" office:value-type="float" office:value="15" calcext:value-type="float">
            <text:p>15</text:p>
          </table:table-cell>
          <table:table-cell table:style-name="ce5" table:formula="of:=ROUND(AVERAGE([.F105:.H105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30]*[.$B$99])+([.B49]/2))" office:value-type="float" office:value="32000" calcext:value-type="float">
            <text:p>32,000</text:p>
          </table:table-cell>
          <table:table-cell table:formula="of:=[.A106]&amp;&quot;d5&quot;" office:value-type="string" office:string-value="6d5" calcext:value-type="string">
            <text:p>6d5</text:p>
          </table:table-cell>
          <table:table-cell table:formula="of:=ROUND(AVERAGE([.D30];[.D49]))" office:value-type="float" office:value="3" calcext:value-type="float">
            <text:p>+3</text:p>
          </table:table-cell>
          <table:table-cell table:formula="of:=ROUND(AVERAGE([.E30];[.E49]))" office:value-type="float" office:value="2" calcext:value-type="float">
            <text:p>+2</text:p>
          </table:table-cell>
          <table:table-cell table:formula="of:=ROUND(AVERAGE([.F30];[.F49]))" office:value-type="float" office:value="5" calcext:value-type="float">
            <text:p>+5</text:p>
          </table:table-cell>
          <table:table-cell table:formula="of:=ROUND(AVERAGE([.G30];[.G49]))" office:value-type="float" office:value="4" calcext:value-type="float">
            <text:p>+4</text:p>
          </table:table-cell>
          <table:table-cell table:formula="of:=ROUND(AVERAGE([.H30];[.H49]))" office:value-type="float" office:value="5" calcext:value-type="float">
            <text:p>+5</text:p>
          </table:table-cell>
          <table:table-cell table:formula="of:=ROUND(AVERAGE([.I30];[.I49]))" office:value-type="float" office:value="6" calcext:value-type="float">
            <text:p>6</text:p>
          </table:table-cell>
          <table:table-cell table:formula="of:=ROUND(AVERAGE([.J30];[.J49]))" office:value-type="float" office:value="2" calcext:value-type="float">
            <text:p>2</text:p>
          </table:table-cell>
          <table:table-cell table:formula="of:=LOOKUP(ROUND([.A106]/2);[.$A$25:.$A$39];[.$K$25:.$K$39])" office:value-type="float" office:value="1" calcext:value-type="float">
            <text:p>1</text:p>
          </table:table-cell>
          <table:table-cell table:style-name="ce3" table:formula="of:=ROUNDDOWN([.A106]/2)" office:value-type="float" office:value="3" calcext:value-type="float">
            <text:p>3</text:p>
          </table:table-cell>
          <table:table-cell table:formula="of:=[.L106]&amp;&quot;d6&quot;" office:value-type="string" office:string-value="3d6" calcext:value-type="string">
            <text:p>3d6</text:p>
          </table:table-cell>
          <table:table-cell table:formula="of:=LOOKUP([.$L106];[.$A$44:.$A$58];[.L$44:.L$58])" office:value-type="float" office:value="2" calcext:value-type="float">
            <text:p>2</text:p>
          </table:table-cell>
          <table:table-cell table:style-name="ce3" table:formula="of:=LOOKUP([.$L106];[.$A$44:.$A$58];[.M$44:.M$58])" office:value-type="float" office:value="1" calcext:value-type="float">
            <text:p>1</text:p>
          </table:table-cell>
          <table:table-cell table:style-name="ce3" table:formula="of:=LOOKUP([.$L106];[.$A$44:.$A$58];[.N$44:.N$58])" office:value-type="string" office:string-value="--" calcext:value-type="string">
            <text:p>--</text:p>
          </table:table-cell>
          <table:table-cell table:style-name="ce3" table:formula="of:=LOOKUP([.$L106];[.$A$44:.$A$58];[.O$44:.O$58])" office:value-type="string" office:string-value="--" calcext:value-type="string">
            <text:p>--</text:p>
          </table:table-cell>
          <table:table-cell table:style-name="ce7" table:formula="of:=10+ROUND([.A106]/3)" office:value-type="float" office:value="12" calcext:value-type="float">
            <text:p>12+</text:p>
          </table:table-cell>
          <table:table-cell table:style-name="ce3" table:formula="of:=[.A106]*[.$Q$98]" office:value-type="float" office:value="18" calcext:value-type="float">
            <text:p>18</text:p>
          </table:table-cell>
          <table:table-cell table:style-name="ce5" table:formula="of:=ROUND(AVERAGE([.F106:.H106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31]*[.$B$99])+([.B50]/2))" office:value-type="float" office:value="64000" calcext:value-type="float">
            <text:p>64,000</text:p>
          </table:table-cell>
          <table:table-cell table:formula="of:=[.A107]&amp;&quot;d5&quot;" office:value-type="string" office:string-value="7d5" calcext:value-type="string">
            <text:p>7d5</text:p>
          </table:table-cell>
          <table:table-cell table:formula="of:=ROUND(AVERAGE([.D31];[.D50]))" office:value-type="float" office:value="3" calcext:value-type="float">
            <text:p>+3</text:p>
          </table:table-cell>
          <table:table-cell table:formula="of:=ROUND(AVERAGE([.E31];[.E50]))" office:value-type="float" office:value="2" calcext:value-type="float">
            <text:p>+2</text:p>
          </table:table-cell>
          <table:table-cell table:formula="of:=ROUND(AVERAGE([.F31];[.F50]))" office:value-type="float" office:value="6" calcext:value-type="float">
            <text:p>+6</text:p>
          </table:table-cell>
          <table:table-cell table:formula="of:=ROUND(AVERAGE([.G31];[.G50]))" office:value-type="float" office:value="5" calcext:value-type="float">
            <text:p>+5</text:p>
          </table:table-cell>
          <table:table-cell table:formula="of:=ROUND(AVERAGE([.H31];[.H50]))" office:value-type="float" office:value="5" calcext:value-type="float">
            <text:p>+5</text:p>
          </table:table-cell>
          <table:table-cell table:formula="of:=ROUND(AVERAGE([.I31];[.I50]))" office:value-type="float" office:value="7" calcext:value-type="float">
            <text:p>7</text:p>
          </table:table-cell>
          <table:table-cell table:formula="of:=ROUND(AVERAGE([.J31];[.J50]))" office:value-type="float" office:value="2" calcext:value-type="float">
            <text:p>2</text:p>
          </table:table-cell>
          <table:table-cell table:formula="of:=LOOKUP(ROUND([.A107]/2);[.$A$25:.$A$39];[.$K$25:.$K$39])" office:value-type="float" office:value="2" calcext:value-type="float">
            <text:p>2</text:p>
          </table:table-cell>
          <table:table-cell table:style-name="ce3" table:formula="of:=ROUNDDOWN([.A107]/2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[.$A$44:.$A$58];[.L$44:.L$58])" office:value-type="float" office:value="2" calcext:value-type="float">
            <text:p>2</text:p>
          </table:table-cell>
          <table:table-cell table:style-name="ce3" table:formula="of:=LOOKUP([.$L107];[.$A$44:.$A$58];[.M$44:.M$58])" office:value-type="float" office:value="1" calcext:value-type="float">
            <text:p>1</text:p>
          </table:table-cell>
          <table:table-cell table:style-name="ce3" table:formula="of:=LOOKUP([.$L107];[.$A$44:.$A$58];[.N$44:.N$58])" office:value-type="string" office:string-value="--" calcext:value-type="string">
            <text:p>--</text:p>
          </table:table-cell>
          <table:table-cell table:style-name="ce3" table:formula="of:=LOOKUP([.$L107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A107]*[.$Q$98]" office:value-type="float" office:value="21" calcext:value-type="float">
            <text:p>21</text:p>
          </table:table-cell>
          <table:table-cell table:style-name="ce5" table:formula="of:=ROUND(AVERAGE([.F107:.H10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32]*[.$B$99])+([.B51]/2))" office:value-type="float" office:value="128000" calcext:value-type="float">
            <text:p>128,000</text:p>
          </table:table-cell>
          <table:table-cell table:formula="of:=[.A108]&amp;&quot;d5&quot;" office:value-type="string" office:string-value="8d5" calcext:value-type="string">
            <text:p>8d5</text:p>
          </table:table-cell>
          <table:table-cell table:formula="of:=ROUND(AVERAGE([.D32];[.D51]))" office:value-type="float" office:value="4" calcext:value-type="float">
            <text:p>+4</text:p>
          </table:table-cell>
          <table:table-cell table:formula="of:=ROUND(AVERAGE([.E32];[.E51]))" office:value-type="float" office:value="2" calcext:value-type="float">
            <text:p>+2</text:p>
          </table:table-cell>
          <table:table-cell table:formula="of:=ROUND(AVERAGE([.F32];[.F51]))" office:value-type="float" office:value="6" calcext:value-type="float">
            <text:p>+6</text:p>
          </table:table-cell>
          <table:table-cell table:formula="of:=ROUND(AVERAGE([.G32];[.G51]))" office:value-type="float" office:value="5" calcext:value-type="float">
            <text:p>+5</text:p>
          </table:table-cell>
          <table:table-cell table:formula="of:=ROUND(AVERAGE([.H32];[.H51]))" office:value-type="float" office:value="6" calcext:value-type="float">
            <text:p>+6</text:p>
          </table:table-cell>
          <table:table-cell table:formula="of:=ROUND(AVERAGE([.I32];[.I51]))" office:value-type="float" office:value="8" calcext:value-type="float">
            <text:p>8</text:p>
          </table:table-cell>
          <table:table-cell table:formula="of:=ROUND(AVERAGE([.J32];[.J51]))" office:value-type="float" office:value="2" calcext:value-type="float">
            <text:p>2</text:p>
          </table:table-cell>
          <table:table-cell table:formula="of:=LOOKUP(ROUND([.A108]/2);[.$A$25:.$A$39];[.$K$25:.$K$39])" office:value-type="float" office:value="2" calcext:value-type="float">
            <text:p>2</text:p>
          </table:table-cell>
          <table:table-cell table:style-name="ce3" table:formula="of:=ROUNDDOWN([.A108]/2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[.$A$44:.$A$58];[.L$44:.L$58])" office:value-type="float" office:value="2" calcext:value-type="float">
            <text:p>2</text:p>
          </table:table-cell>
          <table:table-cell table:style-name="ce3" table:formula="of:=LOOKUP([.$L108];[.$A$44:.$A$58];[.M$44:.M$58])" office:value-type="float" office:value="2" calcext:value-type="float">
            <text:p>2</text:p>
          </table:table-cell>
          <table:table-cell table:style-name="ce3" table:formula="of:=LOOKUP([.$L108];[.$A$44:.$A$58];[.N$44:.N$58])" office:value-type="string" office:string-value="--" calcext:value-type="string">
            <text:p>--</text:p>
          </table:table-cell>
          <table:table-cell table:style-name="ce3" table:formula="of:=LOOKUP([.$L108];[.$A$44:.$A$58];[.O$44:.O$58])" office:value-type="string" office:string-value="--" calcext:value-type="string">
            <text:p>--</text:p>
          </table:table-cell>
          <table:table-cell table:style-name="ce7" table:formula="of:=10+ROUND([.A108]/3)" office:value-type="float" office:value="13" calcext:value-type="float">
            <text:p>13+</text:p>
          </table:table-cell>
          <table:table-cell table:style-name="ce3" table:formula="of:=[.A108]*[.$Q$98]" office:value-type="float" office:value="24" calcext:value-type="float">
            <text:p>24</text:p>
          </table:table-cell>
          <table:table-cell table:style-name="ce5" table:formula="of:=ROUND(AVERAGE([.F108:.H108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33]*[.$B$99])+([.B52]/2);-4)" office:value-type="float" office:value="260000" calcext:value-type="float">
            <text:p>260,000</text:p>
          </table:table-cell>
          <table:table-cell table:formula="of:=[.A109]&amp;&quot;d5&quot;" office:value-type="string" office:string-value="9d5" calcext:value-type="string">
            <text:p>9d5</text:p>
          </table:table-cell>
          <table:table-cell table:formula="of:=ROUND(AVERAGE([.D33];[.D52]))" office:value-type="float" office:value="4" calcext:value-type="float">
            <text:p>+4</text:p>
          </table:table-cell>
          <table:table-cell table:formula="of:=ROUND(AVERAGE([.E33];[.E52]))" office:value-type="float" office:value="2" calcext:value-type="float">
            <text:p>+2</text:p>
          </table:table-cell>
          <table:table-cell table:formula="of:=ROUND(AVERAGE([.F33];[.F52]))" office:value-type="float" office:value="7" calcext:value-type="float">
            <text:p>+7</text:p>
          </table:table-cell>
          <table:table-cell table:formula="of:=ROUND(AVERAGE([.G33];[.G52]))" office:value-type="float" office:value="6" calcext:value-type="float">
            <text:p>+6</text:p>
          </table:table-cell>
          <table:table-cell table:formula="of:=ROUND(AVERAGE([.H33];[.H52]))" office:value-type="float" office:value="7" calcext:value-type="float">
            <text:p>+7</text:p>
          </table:table-cell>
          <table:table-cell table:formula="of:=ROUND(AVERAGE([.I33];[.I52]))" office:value-type="float" office:value="9" calcext:value-type="float">
            <text:p>9</text:p>
          </table:table-cell>
          <table:table-cell table:formula="of:=ROUND(AVERAGE([.J33];[.J52]))" office:value-type="float" office:value="2" calcext:value-type="float">
            <text:p>2</text:p>
          </table:table-cell>
          <table:table-cell table:formula="of:=LOOKUP(ROUND([.A109]/2);[.$A$25:.$A$39];[.$K$25:.$K$39])" office:value-type="float" office:value="2" calcext:value-type="float">
            <text:p>2</text:p>
          </table:table-cell>
          <table:table-cell table:style-name="ce3" table:formula="of:=ROUNDDOWN([.A109]/2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[.$A$44:.$A$58];[.L$44:.L$58])" office:value-type="float" office:value="2" calcext:value-type="float">
            <text:p>2</text:p>
          </table:table-cell>
          <table:table-cell table:style-name="ce3" table:formula="of:=LOOKUP([.$L109];[.$A$44:.$A$58];[.M$44:.M$58])" office:value-type="float" office:value="2" calcext:value-type="float">
            <text:p>2</text:p>
          </table:table-cell>
          <table:table-cell table:style-name="ce3" table:formula="of:=LOOKUP([.$L109];[.$A$44:.$A$58];[.N$44:.N$58])" office:value-type="string" office:string-value="--" calcext:value-type="string">
            <text:p>--</text:p>
          </table:table-cell>
          <table:table-cell table:style-name="ce3" table:formula="of:=LOOKUP([.$L109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09]*[.$Q$98]" office:value-type="float" office:value="27" calcext:value-type="float">
            <text:p>27</text:p>
          </table:table-cell>
          <table:table-cell table:style-name="ce5" table:formula="of:=ROUND(AVERAGE([.F109:.H109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34]*[.$B$99])+([.B53]/2);-4)" office:value-type="float" office:value="380000" calcext:value-type="float">
            <text:p>380,000</text:p>
          </table:table-cell>
          <table:table-cell table:formula="of:=[.A110]&amp;&quot;d5&quot;" office:value-type="string" office:string-value="10d5" calcext:value-type="string">
            <text:p>10d5</text:p>
          </table:table-cell>
          <table:table-cell table:formula="of:=ROUND(AVERAGE([.D34];[.D53]))" office:value-type="float" office:value="4" calcext:value-type="float">
            <text:p>+4</text:p>
          </table:table-cell>
          <table:table-cell table:formula="of:=ROUND(AVERAGE([.E34];[.E53]))" office:value-type="float" office:value="3" calcext:value-type="float">
            <text:p>+3</text:p>
          </table:table-cell>
          <table:table-cell table:formula="of:=ROUND(AVERAGE([.F34];[.F53]))" office:value-type="float" office:value="8" calcext:value-type="float">
            <text:p>+8</text:p>
          </table:table-cell>
          <table:table-cell table:formula="of:=ROUND(AVERAGE([.G34];[.G53]))" office:value-type="float" office:value="7" calcext:value-type="float">
            <text:p>+7</text:p>
          </table:table-cell>
          <table:table-cell table:formula="of:=ROUND(AVERAGE([.H34];[.H53]))" office:value-type="float" office:value="7" calcext:value-type="float">
            <text:p>+7</text:p>
          </table:table-cell>
          <table:table-cell table:formula="of:=ROUND(AVERAGE([.I34];[.I53]))" office:value-type="float" office:value="9" calcext:value-type="float">
            <text:p>9</text:p>
          </table:table-cell>
          <table:table-cell table:formula="of:=ROUND(AVERAGE([.J34];[.J53]))" office:value-type="float" office:value="3" calcext:value-type="float">
            <text:p>3</text:p>
          </table:table-cell>
          <table:table-cell table:formula="of:=LOOKUP(ROUND([.A110]/2);[.$A$25:.$A$39];[.$K$25:.$K$39])" office:value-type="float" office:value="2" calcext:value-type="float">
            <text:p>2</text:p>
          </table:table-cell>
          <table:table-cell table:style-name="ce3" table:formula="of:=ROUNDDOWN([.A110]/2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[.$A$44:.$A$58];[.L$44:.L$58])" office:value-type="float" office:value="2" calcext:value-type="float">
            <text:p>2</text:p>
          </table:table-cell>
          <table:table-cell table:style-name="ce3" table:formula="of:=LOOKUP([.$L110];[.$A$44:.$A$58];[.M$44:.M$58])" office:value-type="float" office:value="2" calcext:value-type="float">
            <text:p>2</text:p>
          </table:table-cell>
          <table:table-cell table:style-name="ce3" table:formula="of:=LOOKUP([.$L110];[.$A$44:.$A$58];[.N$44:.N$58])" office:value-type="float" office:value="1" calcext:value-type="float">
            <text:p>1</text:p>
          </table:table-cell>
          <table:table-cell table:style-name="ce3" table:formula="of:=LOOKUP([.$L11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10]*[.$Q$98]" office:value-type="float" office:value="30" calcext:value-type="float">
            <text:p>30</text:p>
          </table:table-cell>
          <table:table-cell table:style-name="ce5" table:formula="of:=ROUND(AVERAGE([.F110:.H11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35]*[.$B$99])+([.B54]/2);-4)" office:value-type="float" office:value="510000" calcext:value-type="float">
            <text:p>510,000</text:p>
          </table:table-cell>
          <table:table-cell table:formula="of:=[.$C$110]&amp; &quot;+&quot; &amp; ([.A111]-10)" office:value-type="string" office:string-value="10d5+1" calcext:value-type="string">
            <text:p>10d5+1</text:p>
          </table:table-cell>
          <table:table-cell table:formula="of:=ROUND(AVERAGE([.D35];[.D54]))" office:value-type="float" office:value="5" calcext:value-type="float">
            <text:p>+5</text:p>
          </table:table-cell>
          <table:table-cell table:formula="of:=ROUND(AVERAGE([.E35];[.E54]))" office:value-type="float" office:value="3" calcext:value-type="float">
            <text:p>+3</text:p>
          </table:table-cell>
          <table:table-cell table:formula="of:=ROUND(AVERAGE([.F35];[.F54]))" office:value-type="float" office:value="8" calcext:value-type="float">
            <text:p>+8</text:p>
          </table:table-cell>
          <table:table-cell table:formula="of:=ROUND(AVERAGE([.G35];[.G54]))" office:value-type="float" office:value="7" calcext:value-type="float">
            <text:p>+7</text:p>
          </table:table-cell>
          <table:table-cell table:formula="of:=ROUND(AVERAGE([.H35];[.H54]))" office:value-type="float" office:value="8" calcext:value-type="float">
            <text:p>+8</text:p>
          </table:table-cell>
          <table:table-cell table:formula="of:=ROUND(AVERAGE([.I35];[.I54]))" office:value-type="float" office:value="10" calcext:value-type="float">
            <text:p>10</text:p>
          </table:table-cell>
          <table:table-cell table:formula="of:=ROUND(AVERAGE([.J35];[.J54]))" office:value-type="float" office:value="3" calcext:value-type="float">
            <text:p>3</text:p>
          </table:table-cell>
          <table:table-cell table:formula="of:=LOOKUP(ROUND([.A111]/2);[.$A$25:.$A$39];[.$K$25:.$K$39])" office:value-type="float" office:value="2" calcext:value-type="float">
            <text:p>2</text:p>
          </table:table-cell>
          <table:table-cell table:style-name="ce3" table:formula="of:=ROUNDDOWN([.A111]/2)" office:value-type="float" office:value="5" calcext:value-type="float">
            <text:p>5</text:p>
          </table:table-cell>
          <table:table-cell table:formula="of:=[.L111]&amp;&quot;d6&quot;" office:value-type="string" office:string-value="5d6" calcext:value-type="string">
            <text:p>5d6</text:p>
          </table:table-cell>
          <table:table-cell table:formula="of:=LOOKUP([.$L111];[.$A$44:.$A$58];[.L$44:.L$58])" office:value-type="float" office:value="2" calcext:value-type="float">
            <text:p>2</text:p>
          </table:table-cell>
          <table:table-cell table:style-name="ce3" table:formula="of:=LOOKUP([.$L111];[.$A$44:.$A$58];[.M$44:.M$58])" office:value-type="float" office:value="2" calcext:value-type="float">
            <text:p>2</text:p>
          </table:table-cell>
          <table:table-cell table:style-name="ce3" table:formula="of:=LOOKUP([.$L111];[.$A$44:.$A$58];[.N$44:.N$58])" office:value-type="float" office:value="1" calcext:value-type="float">
            <text:p>1</text:p>
          </table:table-cell>
          <table:table-cell table:style-name="ce3" table:formula="of:=LOOKUP([.$L111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0]+1" office:value-type="float" office:value="31" calcext:value-type="float">
            <text:p>31</text:p>
          </table:table-cell>
          <table:table-cell table:style-name="ce5" table:formula="of:=ROUND(AVERAGE([.F111:.H111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36]*[.$B$99])+([.B55]/2);-4)" office:value-type="float" office:value="630000" calcext:value-type="float">
            <text:p>630,000</text:p>
          </table:table-cell>
          <table:table-cell table:formula="of:=[.$C$110]&amp; &quot;+&quot; &amp; ([.A112]-10)" office:value-type="string" office:string-value="10d5+2" calcext:value-type="string">
            <text:p>10d5+2</text:p>
          </table:table-cell>
          <table:table-cell table:formula="of:=ROUND(AVERAGE([.D36];[.D55]))" office:value-type="float" office:value="5" calcext:value-type="float">
            <text:p>+5</text:p>
          </table:table-cell>
          <table:table-cell table:formula="of:=ROUND(AVERAGE([.E36];[.E55]))" office:value-type="float" office:value="3" calcext:value-type="float">
            <text:p>+3</text:p>
          </table:table-cell>
          <table:table-cell table:formula="of:=ROUND(AVERAGE([.F36];[.F55]))" office:value-type="float" office:value="9" calcext:value-type="float">
            <text:p>+9</text:p>
          </table:table-cell>
          <table:table-cell table:formula="of:=ROUND(AVERAGE([.G36];[.G55]))" office:value-type="float" office:value="8" calcext:value-type="float">
            <text:p>+8</text:p>
          </table:table-cell>
          <table:table-cell table:formula="of:=ROUND(AVERAGE([.H36];[.H55]))" office:value-type="float" office:value="9" calcext:value-type="float">
            <text:p>+9</text:p>
          </table:table-cell>
          <table:table-cell table:formula="of:=ROUND(AVERAGE([.I36];[.I55]))" office:value-type="float" office:value="11" calcext:value-type="float">
            <text:p>11</text:p>
          </table:table-cell>
          <table:table-cell table:formula="of:=ROUND(AVERAGE([.J36];[.J55]))" office:value-type="float" office:value="3" calcext:value-type="float">
            <text:p>3</text:p>
          </table:table-cell>
          <table:table-cell table:formula="of:=LOOKUP(ROUND([.A112]/2);[.$A$25:.$A$39];[.$K$25:.$K$39])" office:value-type="float" office:value="2" calcext:value-type="float">
            <text:p>2</text:p>
          </table:table-cell>
          <table:table-cell table:style-name="ce3" table:formula="of:=ROUNDDOWN([.A112]/2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[.$A$44:.$A$58];[.L$44:.L$58])" office:value-type="float" office:value="3" calcext:value-type="float">
            <text:p>3</text:p>
          </table:table-cell>
          <table:table-cell table:style-name="ce3" table:formula="of:=LOOKUP([.$L112];[.$A$44:.$A$58];[.M$44:.M$58])" office:value-type="float" office:value="2" calcext:value-type="float">
            <text:p>2</text:p>
          </table:table-cell>
          <table:table-cell table:style-name="ce3" table:formula="of:=LOOKUP([.$L112];[.$A$44:.$A$58];[.N$44:.N$58])" office:value-type="float" office:value="2" calcext:value-type="float">
            <text:p>2</text:p>
          </table:table-cell>
          <table:table-cell table:style-name="ce3" table:formula="of:=LOOKUP([.$L11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1]+1" office:value-type="float" office:value="32" calcext:value-type="float">
            <text:p>32</text:p>
          </table:table-cell>
          <table:table-cell table:style-name="ce5" table:formula="of:=ROUND(AVERAGE([.F112:.H112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37]*[.$B$99])+([.B56]/2);-4)" office:value-type="float" office:value="760000" calcext:value-type="float">
            <text:p>760,000</text:p>
          </table:table-cell>
          <table:table-cell table:formula="of:=[.$C$110]&amp; &quot;+&quot; &amp; ([.A113]-10)" office:value-type="string" office:string-value="10d5+3" calcext:value-type="string">
            <text:p>10d5+3</text:p>
          </table:table-cell>
          <table:table-cell table:formula="of:=ROUND(AVERAGE([.D37];[.D56]))" office:value-type="float" office:value="6" calcext:value-type="float">
            <text:p>+6</text:p>
          </table:table-cell>
          <table:table-cell table:formula="of:=ROUND(AVERAGE([.E37];[.E56]))" office:value-type="float" office:value="3" calcext:value-type="float">
            <text:p>+3</text:p>
          </table:table-cell>
          <table:table-cell table:formula="of:=ROUND(AVERAGE([.F37];[.F56]))" office:value-type="float" office:value="10" calcext:value-type="float">
            <text:p>+10</text:p>
          </table:table-cell>
          <table:table-cell table:formula="of:=ROUND(AVERAGE([.G37];[.G56]))" office:value-type="float" office:value="9" calcext:value-type="float">
            <text:p>+9</text:p>
          </table:table-cell>
          <table:table-cell table:formula="of:=ROUND(AVERAGE([.H37];[.H56]))" office:value-type="float" office:value="9" calcext:value-type="float">
            <text:p>+9</text:p>
          </table:table-cell>
          <table:table-cell table:formula="of:=ROUND(AVERAGE([.I37];[.I56]))" office:value-type="float" office:value="12" calcext:value-type="float">
            <text:p>12</text:p>
          </table:table-cell>
          <table:table-cell table:formula="of:=ROUND(AVERAGE([.J37];[.J56]))" office:value-type="float" office:value="3" calcext:value-type="float">
            <text:p>3</text:p>
          </table:table-cell>
          <table:table-cell table:formula="of:=LOOKUP(ROUND([.A113]/2);[.$A$25:.$A$39];[.$K$25:.$K$39])" office:value-type="float" office:value="3" calcext:value-type="float">
            <text:p>3</text:p>
          </table:table-cell>
          <table:table-cell table:style-name="ce3" table:formula="of:=ROUNDDOWN([.A113]/2)" office:value-type="float" office:value="6" calcext:value-type="float">
            <text:p>6</text:p>
          </table:table-cell>
          <table:table-cell table:formula="of:=[.L113]&amp;&quot;d6&quot;" office:value-type="string" office:string-value="6d6" calcext:value-type="string">
            <text:p>6d6</text:p>
          </table:table-cell>
          <table:table-cell table:formula="of:=LOOKUP([.$L113];[.$A$44:.$A$58];[.L$44:.L$58])" office:value-type="float" office:value="3" calcext:value-type="float">
            <text:p>3</text:p>
          </table:table-cell>
          <table:table-cell table:style-name="ce3" table:formula="of:=LOOKUP([.$L113];[.$A$44:.$A$58];[.M$44:.M$58])" office:value-type="float" office:value="2" calcext:value-type="float">
            <text:p>2</text:p>
          </table:table-cell>
          <table:table-cell table:style-name="ce3" table:formula="of:=LOOKUP([.$L113];[.$A$44:.$A$58];[.N$44:.N$58])" office:value-type="float" office:value="2" calcext:value-type="float">
            <text:p>2</text:p>
          </table:table-cell>
          <table:table-cell table:style-name="ce3" table:formula="of:=LOOKUP([.$L113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2]+1" office:value-type="float" office:value="33" calcext:value-type="float">
            <text:p>33</text:p>
          </table:table-cell>
          <table:table-cell table:style-name="ce5" table:formula="of:=ROUND(AVERAGE([.F113:.H11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38]*[.$B$99])+([.B57]/2);-4)" office:value-type="float" office:value="880000" calcext:value-type="float">
            <text:p>880,000</text:p>
          </table:table-cell>
          <table:table-cell table:formula="of:=[.$C$110]&amp; &quot;+&quot; &amp; ([.A114]-10)" office:value-type="string" office:string-value="10d5+4" calcext:value-type="string">
            <text:p>10d5+4</text:p>
          </table:table-cell>
          <table:table-cell table:formula="of:=ROUND(AVERAGE([.D38];[.D57]))" office:value-type="float" office:value="6" calcext:value-type="float">
            <text:p>+6</text:p>
          </table:table-cell>
          <table:table-cell table:formula="of:=ROUND(AVERAGE([.E38];[.E57]))" office:value-type="float" office:value="3" calcext:value-type="float">
            <text:p>+3</text:p>
          </table:table-cell>
          <table:table-cell table:formula="of:=ROUND(AVERAGE([.F38];[.F57]))" office:value-type="float" office:value="10" calcext:value-type="float">
            <text:p>+10</text:p>
          </table:table-cell>
          <table:table-cell table:formula="of:=ROUND(AVERAGE([.G38];[.G57]))" office:value-type="float" office:value="9" calcext:value-type="float">
            <text:p>+9</text:p>
          </table:table-cell>
          <table:table-cell table:formula="of:=ROUND(AVERAGE([.H38];[.H57]))" office:value-type="float" office:value="10" calcext:value-type="float">
            <text:p>+10</text:p>
          </table:table-cell>
          <table:table-cell table:formula="of:=ROUND(AVERAGE([.I38];[.I57]))" office:value-type="float" office:value="12" calcext:value-type="float">
            <text:p>12</text:p>
          </table:table-cell>
          <table:table-cell table:formula="of:=ROUND(AVERAGE([.J38];[.J57]))" office:value-type="float" office:value="4" calcext:value-type="float">
            <text:p>4</text:p>
          </table:table-cell>
          <table:table-cell table:formula="of:=LOOKUP(ROUND([.A114]/2);[.$A$25:.$A$39];[.$K$25:.$K$39])" office:value-type="float" office:value="3" calcext:value-type="float">
            <text:p>3</text:p>
          </table:table-cell>
          <table:table-cell table:style-name="ce3" table:formula="of:=ROUNDDOWN([.A114]/2)" office:value-type="float" office:value="7" calcext:value-type="float">
            <text:p>7</text:p>
          </table:table-cell>
          <table:table-cell table:formula="of:=[.L114]&amp;&quot;d6&quot;" office:value-type="string" office:string-value="7d6" calcext:value-type="string">
            <text:p>7d6</text:p>
          </table:table-cell>
          <table:table-cell table:formula="of:=LOOKUP([.$L114];[.$A$44:.$A$58];[.L$44:.L$58])" office:value-type="float" office:value="3" calcext:value-type="float">
            <text:p>3</text:p>
          </table:table-cell>
          <table:table-cell table:style-name="ce3" table:formula="of:=LOOKUP([.$L114];[.$A$44:.$A$58];[.M$44:.M$58])" office:value-type="float" office:value="2" calcext:value-type="float">
            <text:p>2</text:p>
          </table:table-cell>
          <table:table-cell table:style-name="ce3" table:formula="of:=LOOKUP([.$L114];[.$A$44:.$A$58];[.N$44:.N$58])" office:value-type="float" office:value="2" calcext:value-type="float">
            <text:p>2</text:p>
          </table:table-cell>
          <table:table-cell table:style-name="ce3" table:formula="of:=LOOKUP([.$L114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3]+1" office:value-type="float" office:value="34" calcext:value-type="float">
            <text:p>34</text:p>
          </table:table-cell>
          <table:table-cell table:style-name="ce5" table:formula="of:=ROUND(AVERAGE([.F114:.H114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39]*[.$B$99])+([.B58]/2);-4)" office:value-type="float" office:value="1010000" calcext:value-type="float">
            <text:p>1,010,000</text:p>
          </table:table-cell>
          <table:table-cell table:formula="of:=[.$C$110]&amp; &quot;+&quot; &amp; ([.A115]-10)" office:value-type="string" office:string-value="10d5+5" calcext:value-type="string">
            <text:p>10d5+5</text:p>
          </table:table-cell>
          <table:table-cell table:formula="of:=ROUND(AVERAGE([.D39];[.D58]))" office:value-type="float" office:value="7" calcext:value-type="float">
            <text:p>+7</text:p>
          </table:table-cell>
          <table:table-cell table:formula="of:=ROUND(AVERAGE([.E39];[.E58]))" office:value-type="float" office:value="4" calcext:value-type="float">
            <text:p>+4</text:p>
          </table:table-cell>
          <table:table-cell table:formula="of:=ROUND(AVERAGE([.F39];[.F58]))" office:value-type="float" office:value="11" calcext:value-type="float">
            <text:p>+11</text:p>
          </table:table-cell>
          <table:table-cell table:formula="of:=ROUND(AVERAGE([.G39];[.G58]))" office:value-type="float" office:value="10" calcext:value-type="float">
            <text:p>+10</text:p>
          </table:table-cell>
          <table:table-cell table:formula="of:=ROUND(AVERAGE([.H39];[.H58]))" office:value-type="float" office:value="11" calcext:value-type="float">
            <text:p>+11</text:p>
          </table:table-cell>
          <table:table-cell table:formula="of:=ROUND(AVERAGE([.I39];[.I58]))" office:value-type="float" office:value="13" calcext:value-type="float">
            <text:p>13</text:p>
          </table:table-cell>
          <table:table-cell table:formula="of:=ROUND(AVERAGE([.J39];[.J58]))" office:value-type="float" office:value="4" calcext:value-type="float">
            <text:p>4</text:p>
          </table:table-cell>
          <table:table-cell table:formula="of:=LOOKUP(ROUND([.A115]/2);[.$A$25:.$A$39];[.$K$25:.$K$39])" office:value-type="float" office:value="3" calcext:value-type="float">
            <text:p>3</text:p>
          </table:table-cell>
          <table:table-cell table:style-name="ce3" table:formula="of:=ROUNDDOWN([.A115]/2)" office:value-type="float" office:value="7" calcext:value-type="float">
            <text:p>7</text:p>
          </table:table-cell>
          <table:table-cell table:formula="of:=[.L115]&amp;&quot;d6&quot;" office:value-type="string" office:string-value="7d6" calcext:value-type="string">
            <text:p>7d6</text:p>
          </table:table-cell>
          <table:table-cell table:formula="of:=LOOKUP([.$L115];[.$A$44:.$A$58];[.L$44:.L$58])" office:value-type="float" office:value="3" calcext:value-type="float">
            <text:p>3</text:p>
          </table:table-cell>
          <table:table-cell table:style-name="ce3" table:formula="of:=LOOKUP([.$L115];[.$A$44:.$A$58];[.M$44:.M$58])" office:value-type="float" office:value="2" calcext:value-type="float">
            <text:p>2</text:p>
          </table:table-cell>
          <table:table-cell table:style-name="ce3" table:formula="of:=LOOKUP([.$L115];[.$A$44:.$A$58];[.N$44:.N$58])" office:value-type="float" office:value="2" calcext:value-type="float">
            <text:p>2</text:p>
          </table:table-cell>
          <table:table-cell table:style-name="ce3" table:formula="of:=LOOKUP([.$L115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114]+1" office:value-type="float" office:value="35" calcext:value-type="float">
            <text:p>35</text:p>
          </table:table-cell>
          <table:table-cell table:style-name="ce5" table:formula="of:=ROUND(AVERAGE([.F115:.H115]))" office:value-type="float" office:value="11" calcext:value-type="float">
            <text:p>+11</text:p>
          </table:table-cell>
          <table:table-cell table:number-columns-repeated="9"/>
        </table:table-row>
      </table:table>
      <table:table table:name="OptionalClasses" table:style-name="ta1">
        <table:table-column table:style-name="co20" table:default-cell-style-name="ce3"/>
        <table:table-column table:style-name="co20" table:default-cell-style-name="ce4"/>
        <table:table-column table:style-name="co20" table:default-cell-style-name="ce14"/>
        <table:table-column table:style-name="co20" table:number-columns-repeated="5" table:default-cell-style-name="ce5"/>
        <table:table-column table:style-name="co20" table:number-columns-repeated="3" table:default-cell-style-name="ce15"/>
        <table:table-column table:style-name="co20" table:number-columns-repeated="5" table:default-cell-style-name="ce3"/>
        <table:table-column table:style-name="co20" table:default-cell-style-name="Default"/>
        <table:table-column table:style-name="co20" table:default-cell-style-name="ce3"/>
        <table:table-column table:style-name="co20" table:number-columns-repeated="4" table:default-cell-style-name="Default"/>
        <table:table-row table:style-name="ro1" table:number-rows-repeated="4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];Levels;FighterXP)*2/3) + (LOOKUP([.A8];Levels;RogueXP)/3);-2)" office:value-type="float" office:value="0" calcext:value-type="float">
            <text:p>0</text:p>
          </table:table-cell>
          <table:table-cell table:formula="of:=[.A8]&amp;&quot;d6+&quot;&amp;[.A8]" office:value-type="string" office:string-value="1d6+1" calcext:value-type="string">
            <text:p>1d6+1</text:p>
          </table:table-cell>
          <table:table-cell table:formula="of:=ROUND((LOOKUP([.$A8];Levels;FighterAB)*2/3) + LOOKUP([.$A8];Levels;RogueAB)/3)" office:value-type="float" office:value="1" calcext:value-type="float">
            <text:p>+1</text:p>
          </table:table-cell>
          <table:table-cell table:formula="of:=ROUND((LOOKUP([.$A8];Levels;FighterInit)*2/3) + LOOKUP([.$A8];Levels;RogueInit)/3)" office:value-type="float" office:value="0" calcext:value-type="float">
            <text:p>+0</text:p>
          </table:table-cell>
          <table:table-cell table:formula="of:=ROUND((LOOKUP([.$A8];Levels;FighterEvade)*2/3) + LOOKUP([.$A8];Levels;RogueEvade)/3)" office:value-type="float" office:value="1" calcext:value-type="float">
            <text:p>+1</text:p>
          </table:table-cell>
          <table:table-cell table:formula="of:=ROUND((LOOKUP([.$A8];Levels;FighterHardy)*2/3) + LOOKUP([.$A8];Levels;RogueHardy)/3)" office:value-type="float" office:value="1" calcext:value-type="float">
            <text:p>+1</text:p>
          </table:table-cell>
          <table:table-cell table:formula="of:=ROUND((LOOKUP([.$A8];Levels;FighterSpirit)*2/3) + LOOKUP([.$A8];Levels;RogueSpirit)/3)" office:value-type="float" office:value="0" calcext:value-type="float">
            <text:p>+0</text:p>
          </table:table-cell>
          <table:table-cell table:formula="of:=ROUND((LOOKUP([.$A8];Levels;FighterSkills)*2/3) + LOOKUP([.$A8];Levels;RogueSkills)/3)" office:value-type="float" office:value="3" calcext:value-type="float">
            <text:p>3</text:p>
          </table:table-cell>
          <table:table-cell table:formula="of:=ROUND((LOOKUP([.$A8];Levels;FighterTraits)*2/3) + LOOKUP([.$A8];Levels;RogueTraits)/3)" office:value-type="float" office:value="0" calcext:value-type="float">
            <text:p>0</text:p>
          </table:table-cell>
          <table:table-cell table:formula="of:=ROUND((LOOKUP([.$A8];Levels;FighterKnacks)*2/3) + LOOKUP([.$A8];Levels;RogueKnacks)/3)" office:value-type="float" office:value="1" calcext:value-type="float">
            <text:p>1</text:p>
          </table:table-cell>
          <table:table-cell table:style-name="ce7" table:formula="of:=LOOKUP(ROUND([.A8]*2/3);Levels;CombatMastery)" office:value-type="float" office:value="14" calcext:value-type="float">
            <text:p>14+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8:.H8]))" office:value-type="float" office:value="1" calcext:value-type="float">
            <text:p>+1</text:p>
          </table:table-cell>
          <table:table-cell table:style-name="ce5" table:formula="of:=SUM([.F8:.H8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9];Levels;FighterXP)*2/3) + (LOOKUP([.A9];Levels;RogueXP)/3);-2)" office:value-type="float" office:value="1800" calcext:value-type="float">
            <text:p>1,800</text:p>
          </table:table-cell>
          <table:table-cell table:formula="of:=[.A9]&amp;&quot;d6+&quot;&amp;[.A9]" office:value-type="string" office:string-value="2d6+2" calcext:value-type="string">
            <text:p>2d6+2</text:p>
          </table:table-cell>
          <table:table-cell table:formula="of:=ROUND((LOOKUP([.$A9];Levels;FighterAB)*2/3) + LOOKUP([.$A9];Levels;RogueAB)/3)" office:value-type="float" office:value="2" calcext:value-type="float">
            <text:p>+2</text:p>
          </table:table-cell>
          <table:table-cell table:formula="of:=ROUND((LOOKUP([.$A9];Levels;FighterInit)*2/3) + LOOKUP([.$A9];Levels;RogueInit)/3)" office:value-type="float" office:value="0" calcext:value-type="float">
            <text:p>+0</text:p>
          </table:table-cell>
          <table:table-cell table:formula="of:=ROUND((LOOKUP([.$A9];Levels;FighterEvade)*2/3) + LOOKUP([.$A9];Levels;RogueEvade)/3)" office:value-type="float" office:value="1" calcext:value-type="float">
            <text:p>+1</text:p>
          </table:table-cell>
          <table:table-cell table:formula="of:=ROUND((LOOKUP([.$A9];Levels;FighterHardy)*2/3) + LOOKUP([.$A9];Levels;RogueHardy)/3)" office:value-type="float" office:value="2" calcext:value-type="float">
            <text:p>+2</text:p>
          </table:table-cell>
          <table:table-cell table:formula="of:=ROUND((LOOKUP([.$A9];Levels;FighterSpirit)*2/3) + LOOKUP([.$A9];Levels;RogueSpirit)/3)" office:value-type="float" office:value="1" calcext:value-type="float">
            <text:p>+1</text:p>
          </table:table-cell>
          <table:table-cell table:formula="of:=ROUND((LOOKUP([.$A9];Levels;FighterSkills)*2/3) + LOOKUP([.$A9];Levels;RogueSkills)/3)" office:value-type="float" office:value="3" calcext:value-type="float">
            <text:p>3</text:p>
          </table:table-cell>
          <table:table-cell table:formula="of:=ROUND((LOOKUP([.$A9];Levels;FighterTraits)*2/3) + LOOKUP([.$A9];Levels;RogueTraits)/3)" office:value-type="float" office:value="1" calcext:value-type="float">
            <text:p>1</text:p>
          </table:table-cell>
          <table:table-cell table:formula="of:=ROUND((LOOKUP([.$A9];Levels;FighterKnacks)*2/3) + LOOKUP([.$A9];Levels;RogueKnacks)/3)" office:value-type="float" office:value="1" calcext:value-type="float">
            <text:p>1</text:p>
          </table:table-cell>
          <table:table-cell table:style-name="ce7" table:formula="of:=LOOKUP(ROUND([.A9]*2/3);Levels;CombatMastery)" office:value-type="float" office:value="14" calcext:value-type="float">
            <text:p>14+</text:p>
          </table:table-cell>
          <table:table-cell table:formula="of:=[.A9]*[.$M$5]" office:value-type="float" office:value="9" calcext:value-type="float">
            <text:p>9</text:p>
          </table:table-cell>
          <table:table-cell table:style-name="ce5" table:formula="of:=ROUND(AVERAGE([.F9:.H9]))" office:value-type="float" office:value="1" calcext:value-type="float">
            <text:p>+1</text:p>
          </table:table-cell>
          <table:table-cell table:style-name="ce5" table:formula="of:=SUM([.F9:.H9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];Levels;FighterXP)*2/3) + (LOOKUP([.A10];Levels;RogueXP)/3);-2)" office:value-type="float" office:value="3700" calcext:value-type="float">
            <text:p>3,700</text:p>
          </table:table-cell>
          <table:table-cell table:formula="of:=[.A10]&amp;&quot;d6+&quot;&amp;[.A10]" office:value-type="string" office:string-value="3d6+3" calcext:value-type="string">
            <text:p>3d6+3</text:p>
          </table:table-cell>
          <table:table-cell table:formula="of:=ROUND((LOOKUP([.$A10];Levels;FighterAB)*2/3) + LOOKUP([.$A10];Levels;RogueAB)/3)" office:value-type="float" office:value="2" calcext:value-type="float">
            <text:p>+2</text:p>
          </table:table-cell>
          <table:table-cell table:formula="of:=ROUND((LOOKUP([.$A10];Levels;FighterInit)*2/3) + LOOKUP([.$A10];Levels;RogueInit)/3)" office:value-type="float" office:value="0" calcext:value-type="float">
            <text:p>+0</text:p>
          </table:table-cell>
          <table:table-cell table:formula="of:=ROUND((LOOKUP([.$A10];Levels;FighterEvade)*2/3) + LOOKUP([.$A10];Levels;RogueEvade)/3)" office:value-type="float" office:value="2" calcext:value-type="float">
            <text:p>+2</text:p>
          </table:table-cell>
          <table:table-cell table:formula="of:=ROUND((LOOKUP([.$A10];Levels;FighterHardy)*2/3) + LOOKUP([.$A10];Levels;RogueHardy)/3)" office:value-type="float" office:value="3" calcext:value-type="float">
            <text:p>+3</text:p>
          </table:table-cell>
          <table:table-cell table:formula="of:=ROUND((LOOKUP([.$A10];Levels;FighterSpirit)*2/3) + LOOKUP([.$A10];Levels;RogueSpirit)/3)" office:value-type="float" office:value="2" calcext:value-type="float">
            <text:p>+2</text:p>
          </table:table-cell>
          <table:table-cell table:formula="of:=ROUND((LOOKUP([.$A10];Levels;FighterSkills)*2/3) + LOOKUP([.$A10];Levels;RogueSkills)/3)" office:value-type="float" office:value="3" calcext:value-type="float">
            <text:p>3</text:p>
          </table:table-cell>
          <table:table-cell table:formula="of:=ROUND((LOOKUP([.$A10];Levels;FighterTraits)*2/3) + LOOKUP([.$A10];Levels;RogueTraits)/3)" office:value-type="float" office:value="1" calcext:value-type="float">
            <text:p>1</text:p>
          </table:table-cell>
          <table:table-cell table:formula="of:=ROUND((LOOKUP([.$A10];Levels;FighterKnacks)*2/3) + LOOKUP([.$A10];Levels;RogueKnacks)/3)" office:value-type="float" office:value="2" calcext:value-type="float">
            <text:p>2</text:p>
          </table:table-cell>
          <table:table-cell table:style-name="ce7" table:formula="of:=LOOKUP(ROUND([.A10]*2/3);Levels;CombatMastery)" office:value-type="float" office:value="14" calcext:value-type="float">
            <text:p>14+</text:p>
          </table:table-cell>
          <table:table-cell table:formula="of:=[.A10]*[.$M$5]" office:value-type="float" office:value="13.5" calcext:value-type="float">
            <text:p>13.5</text:p>
          </table:table-cell>
          <table:table-cell table:style-name="ce5" table:formula="of:=ROUND(AVERAGE([.F10:.H10]))" office:value-type="float" office:value="2" calcext:value-type="float">
            <text:p>+2</text:p>
          </table:table-cell>
          <table:table-cell table:style-name="ce5" table:formula="of:=SUM([.F10:.H10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1];Levels;FighterXP)*2/3) + (LOOKUP([.A11];Levels;RogueXP)/3);-2)" office:value-type="float" office:value="7300" calcext:value-type="float">
            <text:p>7,300</text:p>
          </table:table-cell>
          <table:table-cell table:formula="of:=[.A11]&amp;&quot;d6+&quot;&amp;[.A11]" office:value-type="string" office:string-value="4d6+4" calcext:value-type="string">
            <text:p>4d6+4</text:p>
          </table:table-cell>
          <table:table-cell table:formula="of:=ROUND((LOOKUP([.$A11];Levels;FighterAB)*2/3) + LOOKUP([.$A11];Levels;RogueAB)/3)" office:value-type="float" office:value="3" calcext:value-type="float">
            <text:p>+3</text:p>
          </table:table-cell>
          <table:table-cell table:formula="of:=ROUND((LOOKUP([.$A11];Levels;FighterInit)*2/3) + LOOKUP([.$A11];Levels;RogueInit)/3)" office:value-type="float" office:value="1" calcext:value-type="float">
            <text:p>+1</text:p>
          </table:table-cell>
          <table:table-cell table:formula="of:=ROUND((LOOKUP([.$A11];Levels;FighterEvade)*2/3) + LOOKUP([.$A11];Levels;RogueEvade)/3)" office:value-type="float" office:value="3" calcext:value-type="float">
            <text:p>+3</text:p>
          </table:table-cell>
          <table:table-cell table:formula="of:=ROUND((LOOKUP([.$A11];Levels;FighterHardy)*2/3) + LOOKUP([.$A11];Levels;RogueHardy)/3)" office:value-type="float" office:value="3" calcext:value-type="float">
            <text:p>+3</text:p>
          </table:table-cell>
          <table:table-cell table:formula="of:=ROUND((LOOKUP([.$A11];Levels;FighterSpirit)*2/3) + LOOKUP([.$A11];Levels;RogueSpirit)/3)" office:value-type="float" office:value="2" calcext:value-type="float">
            <text:p>+2</text:p>
          </table:table-cell>
          <table:table-cell table:formula="of:=ROUND((LOOKUP([.$A11];Levels;FighterSkills)*2/3) + LOOKUP([.$A11];Levels;RogueSkills)/3)" office:value-type="float" office:value="5" calcext:value-type="float">
            <text:p>5</text:p>
          </table:table-cell>
          <table:table-cell table:formula="of:=ROUND((LOOKUP([.$A11];Levels;FighterTraits)*2/3) + LOOKUP([.$A11];Levels;RogueTraits)/3)" office:value-type="float" office:value="1" calcext:value-type="float">
            <text:p>1</text:p>
          </table:table-cell>
          <table:table-cell table:formula="of:=ROUND((LOOKUP([.$A11];Levels;FighterKnacks)*2/3) + LOOKUP([.$A11];Levels;RogueKnacks)/3)" office:value-type="float" office:value="2" calcext:value-type="float">
            <text:p>2</text:p>
          </table:table-cell>
          <table:table-cell table:style-name="ce7" table:formula="of:=LOOKUP(ROUND([.A11]*2/3);Levels;CombatMastery)" office:value-type="float" office:value="13" calcext:value-type="float">
            <text:p>13+</text:p>
          </table:table-cell>
          <table:table-cell table:formula="of:=[.A11]*[.$M$5]" office:value-type="float" office:value="18" calcext:value-type="float">
            <text:p>18</text:p>
          </table:table-cell>
          <table:table-cell table:style-name="ce5" table:formula="of:=ROUND(AVERAGE([.F11:.H11]))" office:value-type="float" office:value="3" calcext:value-type="float">
            <text:p>+3</text:p>
          </table:table-cell>
          <table:table-cell table:style-name="ce5" table:formula="of:=SUM([.F11:.H11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2];Levels;FighterXP)*2/3) + (LOOKUP([.A12];Levels;RogueXP)/3);-3)" office:value-type="float" office:value="15000" calcext:value-type="float">
            <text:p>15,000</text:p>
          </table:table-cell>
          <table:table-cell table:formula="of:=[.A12]&amp;&quot;d6+&quot;&amp;[.A12]" office:value-type="string" office:string-value="5d6+5" calcext:value-type="string">
            <text:p>5d6+5</text:p>
          </table:table-cell>
          <table:table-cell table:formula="of:=ROUND((LOOKUP([.$A12];Levels;FighterAB)*2/3) + LOOKUP([.$A12];Levels;RogueAB)/3)" office:value-type="float" office:value="4" calcext:value-type="float">
            <text:p>+4</text:p>
          </table:table-cell>
          <table:table-cell table:formula="of:=ROUND((LOOKUP([.$A12];Levels;FighterInit)*2/3) + LOOKUP([.$A12];Levels;RogueInit)/3)" office:value-type="float" office:value="1" calcext:value-type="float">
            <text:p>+1</text:p>
          </table:table-cell>
          <table:table-cell table:formula="of:=ROUND((LOOKUP([.$A12];Levels;FighterEvade)*2/3) + LOOKUP([.$A12];Levels;RogueEvade)/3)" office:value-type="float" office:value="3" calcext:value-type="float">
            <text:p>+3</text:p>
          </table:table-cell>
          <table:table-cell table:formula="of:=ROUND((LOOKUP([.$A12];Levels;FighterHardy)*2/3) + LOOKUP([.$A12];Levels;RogueHardy)/3)" office:value-type="float" office:value="4" calcext:value-type="float">
            <text:p>+4</text:p>
          </table:table-cell>
          <table:table-cell table:formula="of:=ROUND((LOOKUP([.$A12];Levels;FighterSpirit)*2/3) + LOOKUP([.$A12];Levels;RogueSpirit)/3)" office:value-type="float" office:value="3" calcext:value-type="float">
            <text:p>+3</text:p>
          </table:table-cell>
          <table:table-cell table:formula="of:=ROUND((LOOKUP([.$A12];Levels;FighterSkills)*2/3) + LOOKUP([.$A12];Levels;RogueSkills)/3)" office:value-type="float" office:value="5" calcext:value-type="float">
            <text:p>5</text:p>
          </table:table-cell>
          <table:table-cell table:formula="of:=ROUND((LOOKUP([.$A12];Levels;FighterTraits)*2/3) + LOOKUP([.$A12];Levels;RogueTraits)/3)" office:value-type="float" office:value="1" calcext:value-type="float">
            <text:p>1</text:p>
          </table:table-cell>
          <table:table-cell table:formula="of:=ROUND((LOOKUP([.$A12];Levels;FighterKnacks)*2/3) + LOOKUP([.$A12];Levels;RogueKnacks)/3)" office:value-type="float" office:value="3" calcext:value-type="float">
            <text:p>3</text:p>
          </table:table-cell>
          <table:table-cell table:style-name="ce7" table:formula="of:=LOOKUP(ROUND([.A12]*2/3);Levels;CombatMastery)" office:value-type="float" office:value="13" calcext:value-type="float">
            <text:p>13+</text:p>
          </table:table-cell>
          <table:table-cell table:formula="of:=[.A12]*[.$M$5]" office:value-type="float" office:value="22.5" calcext:value-type="float">
            <text:p>22.5</text:p>
          </table:table-cell>
          <table:table-cell table:style-name="ce5" table:formula="of:=ROUND(AVERAGE([.F12:.H12]))" office:value-type="float" office:value="3" calcext:value-type="float">
            <text:p>+3</text:p>
          </table:table-cell>
          <table:table-cell table:style-name="ce5" table:formula="of:=SUM([.F12:.H12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3];Levels;FighterXP)*2/3) + (LOOKUP([.A13];Levels;RogueXP)/3);-3)" office:value-type="float" office:value="29000" calcext:value-type="float">
            <text:p>29,000</text:p>
          </table:table-cell>
          <table:table-cell table:formula="of:=[.A13]&amp;&quot;d6+&quot;&amp;[.A13]" office:value-type="string" office:string-value="6d6+6" calcext:value-type="string">
            <text:p>6d6+6</text:p>
          </table:table-cell>
          <table:table-cell table:formula="of:=ROUND((LOOKUP([.$A13];Levels;FighterAB)*2/3) + LOOKUP([.$A13];Levels;RogueAB)/3)" office:value-type="float" office:value="4" calcext:value-type="float">
            <text:p>+4</text:p>
          </table:table-cell>
          <table:table-cell table:formula="of:=ROUND((LOOKUP([.$A13];Levels;FighterInit)*2/3) + LOOKUP([.$A13];Levels;RogueInit)/3)" office:value-type="float" office:value="1" calcext:value-type="float">
            <text:p>+1</text:p>
          </table:table-cell>
          <table:table-cell table:formula="of:=ROUND((LOOKUP([.$A13];Levels;FighterEvade)*2/3) + LOOKUP([.$A13];Levels;RogueEvade)/3)" office:value-type="float" office:value="4" calcext:value-type="float">
            <text:p>+4</text:p>
          </table:table-cell>
          <table:table-cell table:formula="of:=ROUND((LOOKUP([.$A13];Levels;FighterHardy)*2/3) + LOOKUP([.$A13];Levels;RogueHardy)/3)" office:value-type="float" office:value="5" calcext:value-type="float">
            <text:p>+5</text:p>
          </table:table-cell>
          <table:table-cell table:formula="of:=ROUND((LOOKUP([.$A13];Levels;FighterSpirit)*2/3) + LOOKUP([.$A13];Levels;RogueSpirit)/3)" office:value-type="float" office:value="4" calcext:value-type="float">
            <text:p>+4</text:p>
          </table:table-cell>
          <table:table-cell table:formula="of:=ROUND((LOOKUP([.$A13];Levels;FighterSkills)*2/3) + LOOKUP([.$A13];Levels;RogueSkills)/3)" office:value-type="float" office:value="5" calcext:value-type="float">
            <text:p>5</text:p>
          </table:table-cell>
          <table:table-cell table:formula="of:=ROUND((LOOKUP([.$A13];Levels;FighterTraits)*2/3) + LOOKUP([.$A13];Levels;RogueTraits)/3)" office:value-type="float" office:value="2" calcext:value-type="float">
            <text:p>2</text:p>
          </table:table-cell>
          <table:table-cell table:formula="of:=ROUND((LOOKUP([.$A13];Levels;FighterKnacks)*2/3) + LOOKUP([.$A13];Levels;RogueKnacks)/3)" office:value-type="float" office:value="3" calcext:value-type="float">
            <text:p>3</text:p>
          </table:table-cell>
          <table:table-cell table:style-name="ce7" table:formula="of:=LOOKUP(ROUND([.A13]*2/3);Levels;CombatMastery)" office:value-type="float" office:value="13" calcext:value-type="float">
            <text:p>13+</text:p>
          </table:table-cell>
          <table:table-cell table:formula="of:=[.A13]*[.$M$5]" office:value-type="float" office:value="27" calcext:value-type="float">
            <text:p>27</text:p>
          </table:table-cell>
          <table:table-cell table:style-name="ce5" table:formula="of:=ROUND(AVERAGE([.F13:.H13]))" office:value-type="float" office:value="4" calcext:value-type="float">
            <text:p>+4</text:p>
          </table:table-cell>
          <table:table-cell table:style-name="ce5" table:formula="of:=SUM([.F13:.H13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4];Levels;FighterXP)*2/3) + (LOOKUP([.A14];Levels;RogueXP)/3);-3)" office:value-type="float" office:value="59000" calcext:value-type="float">
            <text:p>59,000</text:p>
          </table:table-cell>
          <table:table-cell table:formula="of:=[.A14]&amp;&quot;d6+&quot;&amp;[.A14]" office:value-type="string" office:string-value="7d6+7" calcext:value-type="string">
            <text:p>7d6+7</text:p>
          </table:table-cell>
          <table:table-cell table:formula="of:=ROUND((LOOKUP([.$A14];Levels;FighterAB)*2/3) + LOOKUP([.$A14];Levels;RogueAB)/3)" office:value-type="float" office:value="5" calcext:value-type="float">
            <text:p>+5</text:p>
          </table:table-cell>
          <table:table-cell table:formula="of:=ROUND((LOOKUP([.$A14];Levels;FighterInit)*2/3) + LOOKUP([.$A14];Levels;RogueInit)/3)" office:value-type="float" office:value="1" calcext:value-type="float">
            <text:p>+1</text:p>
          </table:table-cell>
          <table:table-cell table:formula="of:=ROUND((LOOKUP([.$A14];Levels;FighterEvade)*2/3) + LOOKUP([.$A14];Levels;RogueEvade)/3)" office:value-type="float" office:value="5" calcext:value-type="float">
            <text:p>+5</text:p>
          </table:table-cell>
          <table:table-cell table:formula="of:=ROUND((LOOKUP([.$A14];Levels;FighterHardy)*2/3) + LOOKUP([.$A14];Levels;RogueHardy)/3)" office:value-type="float" office:value="6" calcext:value-type="float">
            <text:p>+6</text:p>
          </table:table-cell>
          <table:table-cell table:formula="of:=ROUND((LOOKUP([.$A14];Levels;FighterSpirit)*2/3) + LOOKUP([.$A14];Levels;RogueSpirit)/3)" office:value-type="float" office:value="4" calcext:value-type="float">
            <text:p>+4</text:p>
          </table:table-cell>
          <table:table-cell table:formula="of:=ROUND((LOOKUP([.$A14];Levels;FighterSkills)*2/3) + LOOKUP([.$A14];Levels;RogueSkills)/3)" office:value-type="float" office:value="6" calcext:value-type="float">
            <text:p>6</text:p>
          </table:table-cell>
          <table:table-cell table:formula="of:=ROUND((LOOKUP([.$A14];Levels;FighterTraits)*2/3) + LOOKUP([.$A14];Levels;RogueTraits)/3)" office:value-type="float" office:value="2" calcext:value-type="float">
            <text:p>2</text:p>
          </table:table-cell>
          <table:table-cell table:formula="of:=ROUND((LOOKUP([.$A14];Levels;FighterKnacks)*2/3) + LOOKUP([.$A14];Levels;RogueKnacks)/3)" office:value-type="float" office:value="4" calcext:value-type="float">
            <text:p>4</text:p>
          </table:table-cell>
          <table:table-cell table:style-name="ce7" table:formula="of:=LOOKUP(ROUND([.A14]*2/3);Levels;CombatMastery)" office:value-type="float" office:value="12" calcext:value-type="float">
            <text:p>12+</text:p>
          </table:table-cell>
          <table:table-cell table:formula="of:=[.A14]*[.$M$5]" office:value-type="float" office:value="31.5" calcext:value-type="float">
            <text:p>31.5</text:p>
          </table:table-cell>
          <table:table-cell table:style-name="ce5" table:formula="of:=ROUND(AVERAGE([.F14:.H14]))" office:value-type="float" office:value="5" calcext:value-type="float">
            <text:p>+5</text:p>
          </table:table-cell>
          <table:table-cell table:style-name="ce5" table:formula="of:=SUM([.F14:.H14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5];Levels;FighterXP)*2/3) + (LOOKUP([.A15];Levels;RogueXP)/3);-3)" office:value-type="float" office:value="112000" calcext:value-type="float">
            <text:p>112,000</text:p>
          </table:table-cell>
          <table:table-cell table:formula="of:=[.A15]&amp;&quot;d6+&quot;&amp;[.A15]" office:value-type="string" office:string-value="8d6+8" calcext:value-type="string">
            <text:p>8d6+8</text:p>
          </table:table-cell>
          <table:table-cell table:formula="of:=ROUND((LOOKUP([.$A15];Levels;FighterAB)*2/3) + LOOKUP([.$A15];Levels;RogueAB)/3)" office:value-type="float" office:value="5" calcext:value-type="float">
            <text:p>+5</text:p>
          </table:table-cell>
          <table:table-cell table:formula="of:=ROUND((LOOKUP([.$A15];Levels;FighterInit)*2/3) + LOOKUP([.$A15];Levels;RogueInit)/3)" office:value-type="float" office:value="2" calcext:value-type="float">
            <text:p>+2</text:p>
          </table:table-cell>
          <table:table-cell table:formula="of:=ROUND((LOOKUP([.$A15];Levels;FighterEvade)*2/3) + LOOKUP([.$A15];Levels;RogueEvade)/3)" office:value-type="float" office:value="5" calcext:value-type="float">
            <text:p>+5</text:p>
          </table:table-cell>
          <table:table-cell table:formula="of:=ROUND((LOOKUP([.$A15];Levels;FighterHardy)*2/3) + LOOKUP([.$A15];Levels;RogueHardy)/3)" office:value-type="float" office:value="6" calcext:value-type="float">
            <text:p>+6</text:p>
          </table:table-cell>
          <table:table-cell table:formula="of:=ROUND((LOOKUP([.$A15];Levels;FighterSpirit)*2/3) + LOOKUP([.$A15];Levels;RogueSpirit)/3)" office:value-type="float" office:value="5" calcext:value-type="float">
            <text:p>+5</text:p>
          </table:table-cell>
          <table:table-cell table:formula="of:=ROUND((LOOKUP([.$A15];Levels;FighterSkills)*2/3) + LOOKUP([.$A15];Levels;RogueSkills)/3)" office:value-type="float" office:value="7" calcext:value-type="float">
            <text:p>7</text:p>
          </table:table-cell>
          <table:table-cell table:formula="of:=ROUND((LOOKUP([.$A15];Levels;FighterTraits)*2/3) + LOOKUP([.$A15];Levels;RogueTraits)/3)" office:value-type="float" office:value="2" calcext:value-type="float">
            <text:p>2</text:p>
          </table:table-cell>
          <table:table-cell table:formula="of:=ROUND((LOOKUP([.$A15];Levels;FighterKnacks)*2/3) + LOOKUP([.$A15];Levels;RogueKnacks)/3)" office:value-type="float" office:value="4" calcext:value-type="float">
            <text:p>4</text:p>
          </table:table-cell>
          <table:table-cell table:style-name="ce7" table:formula="of:=LOOKUP(ROUND([.A15]*2/3);Levels;CombatMastery)" office:value-type="float" office:value="12" calcext:value-type="float">
            <text:p>12+</text:p>
          </table:table-cell>
          <table:table-cell table:formula="of:=[.A15]*[.$M$5]" office:value-type="float" office:value="36" calcext:value-type="float">
            <text:p>36</text:p>
          </table:table-cell>
          <table:table-cell table:style-name="ce5" table:formula="of:=ROUND(AVERAGE([.F15:.H15]))" office:value-type="float" office:value="5" calcext:value-type="float">
            <text:p>+5</text:p>
          </table:table-cell>
          <table:table-cell table:style-name="ce5" table:formula="of:=SUM([.F15:.H15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6];Levels;FighterXP)*2/3) + (LOOKUP([.A16];Levels;RogueXP)/3);-4)" office:value-type="float" office:value="220000" calcext:value-type="float">
            <text:p>220,000</text:p>
          </table:table-cell>
          <table:table-cell table:formula="of:=[.A16]&amp;&quot;d6+&quot;&amp;[.A16]" office:value-type="string" office:string-value="9d6+9" calcext:value-type="string">
            <text:p>9d6+9</text:p>
          </table:table-cell>
          <table:table-cell table:formula="of:=ROUND((LOOKUP([.$A16];Levels;FighterAB)*2/3) + LOOKUP([.$A16];Levels;RogueAB)/3)" office:value-type="float" office:value="6" calcext:value-type="float">
            <text:p>+6</text:p>
          </table:table-cell>
          <table:table-cell table:formula="of:=ROUND((LOOKUP([.$A16];Levels;FighterInit)*2/3) + LOOKUP([.$A16];Levels;RogueInit)/3)" office:value-type="float" office:value="2" calcext:value-type="float">
            <text:p>+2</text:p>
          </table:table-cell>
          <table:table-cell table:formula="of:=ROUND((LOOKUP([.$A16];Levels;FighterEvade)*2/3) + LOOKUP([.$A16];Levels;RogueEvade)/3)" office:value-type="float" office:value="6" calcext:value-type="float">
            <text:p>+6</text:p>
          </table:table-cell>
          <table:table-cell table:formula="of:=ROUND((LOOKUP([.$A16];Levels;FighterHardy)*2/3) + LOOKUP([.$A16];Levels;RogueHardy)/3)" office:value-type="float" office:value="7" calcext:value-type="float">
            <text:p>+7</text:p>
          </table:table-cell>
          <table:table-cell table:formula="of:=ROUND((LOOKUP([.$A16];Levels;FighterSpirit)*2/3) + LOOKUP([.$A16];Levels;RogueSpirit)/3)" office:value-type="float" office:value="6" calcext:value-type="float">
            <text:p>+6</text:p>
          </table:table-cell>
          <table:table-cell table:formula="of:=ROUND((LOOKUP([.$A16];Levels;FighterSkills)*2/3) + LOOKUP([.$A16];Levels;RogueSkills)/3)" office:value-type="float" office:value="8" calcext:value-type="float">
            <text:p>8</text:p>
          </table:table-cell>
          <table:table-cell table:formula="of:=ROUND((LOOKUP([.$A16];Levels;FighterTraits)*2/3) + LOOKUP([.$A16];Levels;RogueTraits)/3)" office:value-type="float" office:value="2" calcext:value-type="float">
            <text:p>2</text:p>
          </table:table-cell>
          <table:table-cell table:formula="of:=ROUND((LOOKUP([.$A16];Levels;FighterKnacks)*2/3) + LOOKUP([.$A16];Levels;RogueKnacks)/3)" office:value-type="float" office:value="4" calcext:value-type="float">
            <text:p>4</text:p>
          </table:table-cell>
          <table:table-cell table:style-name="ce7" table:formula="of:=LOOKUP(ROUND([.A16]*2/3);Levels;CombatMastery)" office:value-type="float" office:value="12" calcext:value-type="float">
            <text:p>12+</text:p>
          </table:table-cell>
          <table:table-cell table:formula="of:=[.A16]*[.$M$5]" office:value-type="float" office:value="40.5" calcext:value-type="float">
            <text:p>40.5</text:p>
          </table:table-cell>
          <table:table-cell table:style-name="ce5" table:formula="of:=ROUND(AVERAGE([.F16:.H16]))" office:value-type="float" office:value="6" calcext:value-type="float">
            <text:p>+6</text:p>
          </table:table-cell>
          <table:table-cell table:style-name="ce5" table:formula="of:=SUM([.F16:.H16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7];Levels;FighterXP)*2/3) + (LOOKUP([.A17];Levels;RogueXP)/3);-4)" office:value-type="float" office:value="340000" calcext:value-type="float">
            <text:p>340,000</text:p>
          </table:table-cell>
          <table:table-cell table:formula="of:=[.A17]&amp;&quot;d6+&quot;&amp;[.A17]" office:value-type="string" office:string-value="10d6+10" calcext:value-type="string">
            <text:p>10d6+10</text:p>
          </table:table-cell>
          <table:table-cell table:formula="of:=ROUND((LOOKUP([.$A17];Levels;FighterAB)*2/3) + LOOKUP([.$A17];Levels;RogueAB)/3)" office:value-type="float" office:value="6" calcext:value-type="float">
            <text:p>+6</text:p>
          </table:table-cell>
          <table:table-cell table:formula="of:=ROUND((LOOKUP([.$A17];Levels;FighterInit)*2/3) + LOOKUP([.$A17];Levels;RogueInit)/3)" office:value-type="float" office:value="2" calcext:value-type="float">
            <text:p>+2</text:p>
          </table:table-cell>
          <table:table-cell table:formula="of:=ROUND((LOOKUP([.$A17];Levels;FighterEvade)*2/3) + LOOKUP([.$A17];Levels;RogueEvade)/3)" office:value-type="float" office:value="7" calcext:value-type="float">
            <text:p>+7</text:p>
          </table:table-cell>
          <table:table-cell table:formula="of:=ROUND((LOOKUP([.$A17];Levels;FighterHardy)*2/3) + LOOKUP([.$A17];Levels;RogueHardy)/3)" office:value-type="float" office:value="8" calcext:value-type="float">
            <text:p>+8</text:p>
          </table:table-cell>
          <table:table-cell table:formula="of:=ROUND((LOOKUP([.$A17];Levels;FighterSpirit)*2/3) + LOOKUP([.$A17];Levels;RogueSpirit)/3)" office:value-type="float" office:value="6" calcext:value-type="float">
            <text:p>+6</text:p>
          </table:table-cell>
          <table:table-cell table:formula="of:=ROUND((LOOKUP([.$A17];Levels;FighterSkills)*2/3) + LOOKUP([.$A17];Levels;RogueSkills)/3)" office:value-type="float" office:value="8" calcext:value-type="float">
            <text:p>8</text:p>
          </table:table-cell>
          <table:table-cell table:formula="of:=ROUND((LOOKUP([.$A17];Levels;FighterTraits)*2/3) + LOOKUP([.$A17];Levels;RogueTraits)/3)" office:value-type="float" office:value="3" calcext:value-type="float">
            <text:p>3</text:p>
          </table:table-cell>
          <table:table-cell table:formula="of:=ROUND((LOOKUP([.$A17];Levels;FighterKnacks)*2/3) + LOOKUP([.$A17];Levels;RogueKnacks)/3)" office:value-type="float" office:value="5" calcext:value-type="float">
            <text:p>5</text:p>
          </table:table-cell>
          <table:table-cell table:style-name="ce7" table:formula="of:=LOOKUP(ROUND([.A17]*2/3);Levels;CombatMastery)" office:value-type="float" office:value="11" calcext:value-type="float">
            <text:p>11+</text:p>
          </table:table-cell>
          <table:table-cell table:formula="of:=[.A17]*[.$M$5]" office:value-type="float" office:value="45" calcext:value-type="float">
            <text:p>45</text:p>
          </table:table-cell>
          <table:table-cell table:style-name="ce5" table:formula="of:=ROUND(AVERAGE([.F17:.H17]))" office:value-type="float" office:value="7" calcext:value-type="float">
            <text:p>+7</text:p>
          </table:table-cell>
          <table:table-cell table:style-name="ce5" table:formula="of:=SUM([.F17:.H17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8];Levels;FighterXP)*2/3) + (LOOKUP([.A18];Levels;RogueXP)/3);-4)" office:value-type="float" office:value="450000" calcext:value-type="float">
            <text:p>450,000</text:p>
          </table:table-cell>
          <table:table-cell table:formula="of:=&quot;10d6+&quot; &amp; (10+([.A18]-10)*2)" office:value-type="string" office:string-value="10d6+12" calcext:value-type="string">
            <text:p>10d6+12</text:p>
          </table:table-cell>
          <table:table-cell table:formula="of:=ROUND((LOOKUP([.$A18];Levels;FighterAB)*2/3) + LOOKUP([.$A18];Levels;RogueAB)/3)" office:value-type="float" office:value="7" calcext:value-type="float">
            <text:p>+7</text:p>
          </table:table-cell>
          <table:table-cell table:formula="of:=ROUND((LOOKUP([.$A18];Levels;FighterInit)*2/3) + LOOKUP([.$A18];Levels;RogueInit)/3)" office:value-type="float" office:value="2" calcext:value-type="float">
            <text:p>+2</text:p>
          </table:table-cell>
          <table:table-cell table:formula="of:=ROUND((LOOKUP([.$A18];Levels;FighterEvade)*2/3) + LOOKUP([.$A18];Levels;RogueEvade)/3)" office:value-type="float" office:value="8" calcext:value-type="float">
            <text:p>+8</text:p>
          </table:table-cell>
          <table:table-cell table:formula="of:=ROUND((LOOKUP([.$A18];Levels;FighterHardy)*2/3) + LOOKUP([.$A18];Levels;RogueHardy)/3)" office:value-type="float" office:value="8" calcext:value-type="float">
            <text:p>+8</text:p>
          </table:table-cell>
          <table:table-cell table:formula="of:=ROUND((LOOKUP([.$A18];Levels;FighterSpirit)*2/3) + LOOKUP([.$A18];Levels;RogueSpirit)/3)" office:value-type="float" office:value="7" calcext:value-type="float">
            <text:p>+7</text:p>
          </table:table-cell>
          <table:table-cell table:formula="of:=ROUND((LOOKUP([.$A18];Levels;FighterSkills)*2/3) + LOOKUP([.$A18];Levels;RogueSkills)/3)" office:value-type="float" office:value="9" calcext:value-type="float">
            <text:p>9</text:p>
          </table:table-cell>
          <table:table-cell table:formula="of:=ROUND((LOOKUP([.$A18];Levels;FighterTraits)*2/3) + LOOKUP([.$A18];Levels;RogueTraits)/3)" office:value-type="float" office:value="3" calcext:value-type="float">
            <text:p>3</text:p>
          </table:table-cell>
          <table:table-cell table:formula="of:=ROUND((LOOKUP([.$A18];Levels;FighterKnacks)*2/3) + LOOKUP([.$A18];Levels;RogueKnacks)/3)" office:value-type="float" office:value="5" calcext:value-type="float">
            <text:p>5</text:p>
          </table:table-cell>
          <table:table-cell table:style-name="ce7" table:formula="of:=LOOKUP(ROUND([.A18]*2/3);Levels;CombatMastery)" office:value-type="float" office:value="11" calcext:value-type="float">
            <text:p>11+</text:p>
          </table:table-cell>
          <table:table-cell table:formula="of:=[.M17]+2" office:value-type="float" office:value="47" calcext:value-type="float">
            <text:p>47</text:p>
          </table:table-cell>
          <table:table-cell table:style-name="ce5" table:formula="of:=ROUND(AVERAGE([.F18:.H18]))" office:value-type="float" office:value="8" calcext:value-type="float">
            <text:p>+8</text:p>
          </table:table-cell>
          <table:table-cell table:style-name="ce5" table:formula="of:=SUM([.F18:.H18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9];Levels;FighterXP)*2/3) + (LOOKUP([.A19];Levels;RogueXP)/3);-4)" office:value-type="float" office:value="560000" calcext:value-type="float">
            <text:p>560,000</text:p>
          </table:table-cell>
          <table:table-cell table:formula="of:=&quot;10d6+&quot; &amp; (10+([.A19]-10)*2)" office:value-type="string" office:string-value="10d6+14" calcext:value-type="string">
            <text:p>10d6+14</text:p>
          </table:table-cell>
          <table:table-cell table:formula="of:=ROUND((LOOKUP([.$A19];Levels;FighterAB)*2/3) + LOOKUP([.$A19];Levels;RogueAB)/3)" office:value-type="float" office:value="7" calcext:value-type="float">
            <text:p>+7</text:p>
          </table:table-cell>
          <table:table-cell table:formula="of:=ROUND((LOOKUP([.$A19];Levels;FighterInit)*2/3) + LOOKUP([.$A19];Levels;RogueInit)/3)" office:value-type="float" office:value="3" calcext:value-type="float">
            <text:p>+3</text:p>
          </table:table-cell>
          <table:table-cell table:formula="of:=ROUND((LOOKUP([.$A19];Levels;FighterEvade)*2/3) + LOOKUP([.$A19];Levels;RogueEvade)/3)" office:value-type="float" office:value="8" calcext:value-type="float">
            <text:p>+8</text:p>
          </table:table-cell>
          <table:table-cell table:formula="of:=ROUND((LOOKUP([.$A19];Levels;FighterHardy)*2/3) + LOOKUP([.$A19];Levels;RogueHardy)/3)" office:value-type="float" office:value="9" calcext:value-type="float">
            <text:p>+9</text:p>
          </table:table-cell>
          <table:table-cell table:formula="of:=ROUND((LOOKUP([.$A19];Levels;FighterSpirit)*2/3) + LOOKUP([.$A19];Levels;RogueSpirit)/3)" office:value-type="float" office:value="8" calcext:value-type="float">
            <text:p>+8</text:p>
          </table:table-cell>
          <table:table-cell table:formula="of:=ROUND((LOOKUP([.$A19];Levels;FighterSkills)*2/3) + LOOKUP([.$A19];Levels;RogueSkills)/3)" office:value-type="float" office:value="10" calcext:value-type="float">
            <text:p>10</text:p>
          </table:table-cell>
          <table:table-cell table:formula="of:=ROUND((LOOKUP([.$A19];Levels;FighterTraits)*2/3) + LOOKUP([.$A19];Levels;RogueTraits)/3)" office:value-type="float" office:value="3" calcext:value-type="float">
            <text:p>3</text:p>
          </table:table-cell>
          <table:table-cell table:formula="of:=ROUND((LOOKUP([.$A19];Levels;FighterKnacks)*2/3) + LOOKUP([.$A19];Levels;RogueKnacks)/3)" office:value-type="float" office:value="5" calcext:value-type="float">
            <text:p>5</text:p>
          </table:table-cell>
          <table:table-cell table:style-name="ce7" table:formula="of:=LOOKUP(ROUND([.A19]*2/3);Levels;CombatMastery)" office:value-type="float" office:value="11" calcext:value-type="float">
            <text:p>11+</text:p>
          </table:table-cell>
          <table:table-cell table:formula="of:=[.M18]+2" office:value-type="float" office:value="49" calcext:value-type="float">
            <text:p>49</text:p>
          </table:table-cell>
          <table:table-cell table:style-name="ce5" table:formula="of:=ROUND(AVERAGE([.F19:.H19]))" office:value-type="float" office:value="8" calcext:value-type="float">
            <text:p>+8</text:p>
          </table:table-cell>
          <table:table-cell table:style-name="ce5" table:formula="of:=SUM([.F19:.H19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20];Levels;FighterXP)*2/3) + (LOOKUP([.A20];Levels;RogueXP)/3);-4)" office:value-type="float" office:value="680000" calcext:value-type="float">
            <text:p>680,000</text:p>
          </table:table-cell>
          <table:table-cell table:formula="of:=&quot;10d6+&quot; &amp; (10+([.A20]-10)*2)" office:value-type="string" office:string-value="10d6+16" calcext:value-type="string">
            <text:p>10d6+16</text:p>
          </table:table-cell>
          <table:table-cell table:formula="of:=ROUND((LOOKUP([.$A20];Levels;FighterAB)*2/3) + LOOKUP([.$A20];Levels;RogueAB)/3)" office:value-type="float" office:value="8" calcext:value-type="float">
            <text:p>+8</text:p>
          </table:table-cell>
          <table:table-cell table:formula="of:=ROUND((LOOKUP([.$A20];Levels;FighterInit)*2/3) + LOOKUP([.$A20];Levels;RogueInit)/3)" office:value-type="float" office:value="3" calcext:value-type="float">
            <text:p>+3</text:p>
          </table:table-cell>
          <table:table-cell table:formula="of:=ROUND((LOOKUP([.$A20];Levels;FighterEvade)*2/3) + LOOKUP([.$A20];Levels;RogueEvade)/3)" office:value-type="float" office:value="9" calcext:value-type="float">
            <text:p>+9</text:p>
          </table:table-cell>
          <table:table-cell table:formula="of:=ROUND((LOOKUP([.$A20];Levels;FighterHardy)*2/3) + LOOKUP([.$A20];Levels;RogueHardy)/3)" office:value-type="float" office:value="10" calcext:value-type="float">
            <text:p>+10</text:p>
          </table:table-cell>
          <table:table-cell table:formula="of:=ROUND((LOOKUP([.$A20];Levels;FighterSpirit)*2/3) + LOOKUP([.$A20];Levels;RogueSpirit)/3)" office:value-type="float" office:value="8" calcext:value-type="float">
            <text:p>+8</text:p>
          </table:table-cell>
          <table:table-cell table:formula="of:=ROUND((LOOKUP([.$A20];Levels;FighterSkills)*2/3) + LOOKUP([.$A20];Levels;RogueSkills)/3)" office:value-type="float" office:value="11" calcext:value-type="float">
            <text:p>11</text:p>
          </table:table-cell>
          <table:table-cell table:formula="of:=ROUND((LOOKUP([.$A20];Levels;FighterTraits)*2/3) + LOOKUP([.$A20];Levels;RogueTraits)/3)" office:value-type="float" office:value="3" calcext:value-type="float">
            <text:p>3</text:p>
          </table:table-cell>
          <table:table-cell table:formula="of:=ROUND((LOOKUP([.$A20];Levels;FighterKnacks)*2/3) + LOOKUP([.$A20];Levels;RogueKnacks)/3)" office:value-type="float" office:value="6" calcext:value-type="float">
            <text:p>6</text:p>
          </table:table-cell>
          <table:table-cell table:style-name="ce7" table:formula="of:=LOOKUP(ROUND([.A20]*2/3);Levels;CombatMastery)" office:value-type="float" office:value="10" calcext:value-type="float">
            <text:p>10+</text:p>
          </table:table-cell>
          <table:table-cell table:formula="of:=[.M19]+2" office:value-type="float" office:value="51" calcext:value-type="float">
            <text:p>51</text:p>
          </table:table-cell>
          <table:table-cell table:style-name="ce5" table:formula="of:=ROUND(AVERAGE([.F20:.H20]))" office:value-type="float" office:value="9" calcext:value-type="float">
            <text:p>+9</text:p>
          </table:table-cell>
          <table:table-cell table:style-name="ce5" table:formula="of:=SUM([.F20:.H20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21];Levels;FighterXP)*2/3) + (LOOKUP([.A21];Levels;RogueXP)/3);-4)" office:value-type="float" office:value="790000" calcext:value-type="float">
            <text:p>790,000</text:p>
          </table:table-cell>
          <table:table-cell table:formula="of:=&quot;10d6+&quot; &amp; (10+([.A21]-10)*2)" office:value-type="string" office:string-value="10d6+18" calcext:value-type="string">
            <text:p>10d6+18</text:p>
          </table:table-cell>
          <table:table-cell table:formula="of:=ROUND((LOOKUP([.$A21];Levels;FighterAB)*2/3) + LOOKUP([.$A21];Levels;RogueAB)/3)" office:value-type="float" office:value="9" calcext:value-type="float">
            <text:p>+9</text:p>
          </table:table-cell>
          <table:table-cell table:formula="of:=ROUND((LOOKUP([.$A21];Levels;FighterInit)*2/3) + LOOKUP([.$A21];Levels;RogueInit)/3)" office:value-type="float" office:value="3" calcext:value-type="float">
            <text:p>+3</text:p>
          </table:table-cell>
          <table:table-cell table:formula="of:=ROUND((LOOKUP([.$A21];Levels;FighterEvade)*2/3) + LOOKUP([.$A21];Levels;RogueEvade)/3)" office:value-type="float" office:value="10" calcext:value-type="float">
            <text:p>+10</text:p>
          </table:table-cell>
          <table:table-cell table:formula="of:=ROUND((LOOKUP([.$A21];Levels;FighterHardy)*2/3) + LOOKUP([.$A21];Levels;RogueHardy)/3)" office:value-type="float" office:value="10" calcext:value-type="float">
            <text:p>+10</text:p>
          </table:table-cell>
          <table:table-cell table:formula="of:=ROUND((LOOKUP([.$A21];Levels;FighterSpirit)*2/3) + LOOKUP([.$A21];Levels;RogueSpirit)/3)" office:value-type="float" office:value="9" calcext:value-type="float">
            <text:p>+9</text:p>
          </table:table-cell>
          <table:table-cell table:formula="of:=ROUND((LOOKUP([.$A21];Levels;FighterSkills)*2/3) + LOOKUP([.$A21];Levels;RogueSkills)/3)" office:value-type="float" office:value="11" calcext:value-type="float">
            <text:p>11</text:p>
          </table:table-cell>
          <table:table-cell table:formula="of:=ROUND((LOOKUP([.$A21];Levels;FighterTraits)*2/3) + LOOKUP([.$A21];Levels;RogueTraits)/3)" office:value-type="float" office:value="4" calcext:value-type="float">
            <text:p>4</text:p>
          </table:table-cell>
          <table:table-cell table:formula="of:=ROUND((LOOKUP([.$A21];Levels;FighterKnacks)*2/3) + LOOKUP([.$A21];Levels;RogueKnacks)/3)" office:value-type="float" office:value="6" calcext:value-type="float">
            <text:p>6</text:p>
          </table:table-cell>
          <table:table-cell table:style-name="ce7" table:formula="of:=LOOKUP(ROUND([.A21]*2/3);Levels;CombatMastery)" office:value-type="float" office:value="10" calcext:value-type="float">
            <text:p>10+</text:p>
          </table:table-cell>
          <table:table-cell table:formula="of:=[.M20]+2" office:value-type="float" office:value="53" calcext:value-type="float">
            <text:p>53</text:p>
          </table:table-cell>
          <table:table-cell table:style-name="ce5" table:formula="of:=ROUND(AVERAGE([.F21:.H21]))" office:value-type="float" office:value="10" calcext:value-type="float">
            <text:p>+10</text:p>
          </table:table-cell>
          <table:table-cell table:style-name="ce5" table:formula="of:=SUM([.F21:.H21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22];Levels;FighterXP)*2/3) + (LOOKUP([.A22];Levels;RogueXP)/3);-4)" office:value-type="float" office:value="900000" calcext:value-type="float">
            <text:p>900,000</text:p>
          </table:table-cell>
          <table:table-cell table:formula="of:=&quot;10d6+&quot; &amp; (10+([.A22]-10)*2)" office:value-type="string" office:string-value="10d6+20" calcext:value-type="string">
            <text:p>10d6+20</text:p>
          </table:table-cell>
          <table:table-cell table:formula="of:=ROUND((LOOKUP([.$A22];Levels;FighterAB)*2/3) + LOOKUP([.$A22];Levels;RogueAB)/3)" office:value-type="float" office:value="9" calcext:value-type="float">
            <text:p>+9</text:p>
          </table:table-cell>
          <table:table-cell table:formula="of:=ROUND((LOOKUP([.$A22];Levels;FighterInit)*2/3) + LOOKUP([.$A22];Levels;RogueInit)/3)" office:value-type="float" office:value="4" calcext:value-type="float">
            <text:p>+4</text:p>
          </table:table-cell>
          <table:table-cell table:formula="of:=ROUND((LOOKUP([.$A22];Levels;FighterEvade)*2/3) + LOOKUP([.$A22];Levels;RogueEvade)/3)" office:value-type="float" office:value="11" calcext:value-type="float">
            <text:p>+11</text:p>
          </table:table-cell>
          <table:table-cell table:formula="of:=ROUND((LOOKUP([.$A22];Levels;FighterHardy)*2/3) + LOOKUP([.$A22];Levels;RogueHardy)/3)" office:value-type="float" office:value="11" calcext:value-type="float">
            <text:p>+11</text:p>
          </table:table-cell>
          <table:table-cell table:formula="of:=ROUND((LOOKUP([.$A22];Levels;FighterSpirit)*2/3) + LOOKUP([.$A22];Levels;RogueSpirit)/3)" office:value-type="float" office:value="10" calcext:value-type="float">
            <text:p>+10</text:p>
          </table:table-cell>
          <table:table-cell table:formula="of:=ROUND((LOOKUP([.$A22];Levels;FighterSkills)*2/3) + LOOKUP([.$A22];Levels;RogueSkills)/3)" office:value-type="float" office:value="11" calcext:value-type="float">
            <text:p>11</text:p>
          </table:table-cell>
          <table:table-cell table:formula="of:=ROUND((LOOKUP([.$A22];Levels;FighterTraits)*2/3) + LOOKUP([.$A22];Levels;RogueTraits)/3)" office:value-type="float" office:value="4" calcext:value-type="float">
            <text:p>4</text:p>
          </table:table-cell>
          <table:table-cell table:formula="of:=ROUND((LOOKUP([.$A22];Levels;FighterKnacks)*2/3) + LOOKUP([.$A22];Levels;RogueKnacks)/3)" office:value-type="float" office:value="7" calcext:value-type="float">
            <text:p>7</text:p>
          </table:table-cell>
          <table:table-cell table:style-name="ce7" table:formula="of:=LOOKUP(ROUND([.A22]*2/3);Levels;CombatMastery)" office:value-type="float" office:value="10" calcext:value-type="float">
            <text:p>10+</text:p>
          </table:table-cell>
          <table:table-cell table:formula="of:=[.M21]+2" office:value-type="float" office:value="55" calcext:value-type="float">
            <text:p>55</text:p>
          </table:table-cell>
          <table:table-cell table:style-name="ce5" table:formula="of:=ROUND(AVERAGE([.F22:.H22]))" office:value-type="float" office:value="11" calcext:value-type="float">
            <text:p>+11</text:p>
          </table:table-cell>
          <table:table-cell table:style-name="ce5" table:formula="of:=SUM([.F22:.H22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FIGHTER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27];Levels;FighterXP)/3) + (LOOKUP([.A27];Levels;RogueXP)*2/3);-2)" office:value-type="float" office:value="0" calcext:value-type="float">
            <text:p>0</text:p>
          </table:table-cell>
          <table:table-cell table:formula="of:=[.A27]&amp;&quot;d6+&quot;&amp;[.A27]" office:value-type="string" office:string-value="1d6+1" calcext:value-type="string">
            <text:p>1d6+1</text:p>
          </table:table-cell>
          <table:table-cell table:formula="of:=ROUND((LOOKUP([.$A27];Levels;FighterAB)/3) + LOOKUP([.$A27];Levels;RogueAB)*2/3)" office:value-type="float" office:value="0" calcext:value-type="float">
            <text:p>+0</text:p>
          </table:table-cell>
          <table:table-cell table:formula="of:=ROUND((LOOKUP([.$A27];Levels;FighterInit)/3) + LOOKUP([.$A27];Levels;RogueInit)*2/3)" office:value-type="float" office:value="0" calcext:value-type="float">
            <text:p>+0</text:p>
          </table:table-cell>
          <table:table-cell table:formula="of:=ROUND((LOOKUP([.$A27];Levels;FighterEvade)/3) + LOOKUP([.$A27];Levels;RogueEvade)*2/3)" office:value-type="float" office:value="1" calcext:value-type="float">
            <text:p>+1</text:p>
          </table:table-cell>
          <table:table-cell table:formula="of:=ROUND((LOOKUP([.$A27];Levels;FighterHardy)/3) + LOOKUP([.$A27];Levels;RogueHardy)*2/3)" office:value-type="float" office:value="1" calcext:value-type="float">
            <text:p>+1</text:p>
          </table:table-cell>
          <table:table-cell table:formula="of:=ROUND((LOOKUP([.$A27];Levels;FighterSpirit)/3) + LOOKUP([.$A27];Levels;RogueSpirit)*2/3)" office:value-type="float" office:value="0" calcext:value-type="float">
            <text:p>+0</text:p>
          </table:table-cell>
          <table:table-cell table:formula="of:=ROUND((LOOKUP([.$A27];Levels;FighterSkills)/3) + LOOKUP([.$A27];Levels;RogueSkills)*2/3)" office:value-type="float" office:value="3" calcext:value-type="float">
            <text:p>3</text:p>
          </table:table-cell>
          <table:table-cell table:formula="of:=ROUND((LOOKUP([.$A27];Levels;FighterTraits)/3) + LOOKUP([.$A27];Levels;RogueTraits)*2/3)" office:value-type="float" office:value="0" calcext:value-type="float">
            <text:p>0</text:p>
          </table:table-cell>
          <table:table-cell table:formula="of:=ROUND((LOOKUP([.$A27];Levels;FighterKnacks)/3) + LOOKUP([.$A27];Levels;RogueKnacks)*2/3)" office:value-type="float" office:value="1" calcext:value-type="float">
            <text:p>1</text:p>
          </table:table-cell>
          <table:table-cell table:style-name="ce7" table:formula="of:=LOOKUP(ROUND([.A27]*2/3);Levels;SneakAttack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27:.H27]))" office:value-type="float" office:value="1" calcext:value-type="float">
            <text:p>+1</text:p>
          </table:table-cell>
          <table:table-cell table:style-name="ce5" table:formula="of:=SUM([.F27:.H27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28];Levels;FighterXP)/3) + (LOOKUP([.A28];Levels;RogueXP)*2/3);-2)" office:value-type="float" office:value="1700" calcext:value-type="float">
            <text:p>1,700</text:p>
          </table:table-cell>
          <table:table-cell table:formula="of:=[.A28]&amp;&quot;d6+&quot;&amp;[.A28]" office:value-type="string" office:string-value="2d6+2" calcext:value-type="string">
            <text:p>2d6+2</text:p>
          </table:table-cell>
          <table:table-cell table:formula="of:=ROUND((LOOKUP([.$A28];Levels;FighterAB)/3) + LOOKUP([.$A28];Levels;RogueAB)*2/3)" office:value-type="float" office:value="1" calcext:value-type="float">
            <text:p>+1</text:p>
          </table:table-cell>
          <table:table-cell table:formula="of:=ROUND((LOOKUP([.$A28];Levels;FighterInit)/3) + LOOKUP([.$A28];Levels;RogueInit)*2/3)" office:value-type="float" office:value="0" calcext:value-type="float">
            <text:p>+0</text:p>
          </table:table-cell>
          <table:table-cell table:formula="of:=ROUND((LOOKUP([.$A28];Levels;FighterEvade)/3) + LOOKUP([.$A28];Levels;RogueEvade)*2/3)" office:value-type="float" office:value="2" calcext:value-type="float">
            <text:p>+2</text:p>
          </table:table-cell>
          <table:table-cell table:formula="of:=ROUND((LOOKUP([.$A28];Levels;FighterHardy)/3) + LOOKUP([.$A28];Levels;RogueHardy)*2/3)" office:value-type="float" office:value="1" calcext:value-type="float">
            <text:p>+1</text:p>
          </table:table-cell>
          <table:table-cell table:formula="of:=ROUND((LOOKUP([.$A28];Levels;FighterSpirit)/3) + LOOKUP([.$A28];Levels;RogueSpirit)*2/3)" office:value-type="float" office:value="1" calcext:value-type="float">
            <text:p>+1</text:p>
          </table:table-cell>
          <table:table-cell table:formula="of:=ROUND((LOOKUP([.$A28];Levels;FighterSkills)/3) + LOOKUP([.$A28];Levels;RogueSkills)*2/3)" office:value-type="float" office:value="3" calcext:value-type="float">
            <text:p>3</text:p>
          </table:table-cell>
          <table:table-cell table:formula="of:=ROUND((LOOKUP([.$A28];Levels;FighterTraits)/3) + LOOKUP([.$A28];Levels;RogueTraits)*2/3)" office:value-type="float" office:value="1" calcext:value-type="float">
            <text:p>1</text:p>
          </table:table-cell>
          <table:table-cell table:formula="of:=ROUND((LOOKUP([.$A28];Levels;FighterKnacks)/3) + LOOKUP([.$A28];Levels;RogueKnacks)*2/3)" office:value-type="float" office:value="1" calcext:value-type="float">
            <text:p>1</text:p>
          </table:table-cell>
          <table:table-cell table:style-name="ce7" table:formula="of:=LOOKUP(ROUND([.A28]*2/3);Levels;SneakAttack)" office:value-type="string" office:string-value="+1d4" calcext:value-type="string">
            <text:p>+1d4</text:p>
          </table:table-cell>
          <table:table-cell table:formula="of:=[.A28]*[.$M$5]" office:value-type="float" office:value="9" calcext:value-type="float">
            <text:p>9</text:p>
          </table:table-cell>
          <table:table-cell table:style-name="ce5" table:formula="of:=ROUND(AVERAGE([.F28:.H28]))" office:value-type="float" office:value="1" calcext:value-type="float">
            <text:p>+1</text:p>
          </table:table-cell>
          <table:table-cell table:style-name="ce5" table:formula="of:=SUM([.F28:.H28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29];Levels;FighterXP)/3) + (LOOKUP([.A29];Levels;RogueXP)*2/3);-2)" office:value-type="float" office:value="3300" calcext:value-type="float">
            <text:p>3,300</text:p>
          </table:table-cell>
          <table:table-cell table:formula="of:=[.A29]&amp;&quot;d6+&quot;&amp;[.A29]" office:value-type="string" office:string-value="3d6+3" calcext:value-type="string">
            <text:p>3d6+3</text:p>
          </table:table-cell>
          <table:table-cell table:formula="of:=ROUND((LOOKUP([.$A29];Levels;FighterAB)/3) + LOOKUP([.$A29];Levels;RogueAB)*2/3)" office:value-type="float" office:value="2" calcext:value-type="float">
            <text:p>+2</text:p>
          </table:table-cell>
          <table:table-cell table:formula="of:=ROUND((LOOKUP([.$A29];Levels;FighterInit)/3) + LOOKUP([.$A29];Levels;RogueInit)*2/3)" office:value-type="float" office:value="1" calcext:value-type="float">
            <text:p>+1</text:p>
          </table:table-cell>
          <table:table-cell table:formula="of:=ROUND((LOOKUP([.$A29];Levels;FighterEvade)/3) + LOOKUP([.$A29];Levels;RogueEvade)*2/3)" office:value-type="float" office:value="3" calcext:value-type="float">
            <text:p>+3</text:p>
          </table:table-cell>
          <table:table-cell table:formula="of:=ROUND((LOOKUP([.$A29];Levels;FighterHardy)/3) + LOOKUP([.$A29];Levels;RogueHardy)*2/3)" office:value-type="float" office:value="2" calcext:value-type="float">
            <text:p>+2</text:p>
          </table:table-cell>
          <table:table-cell table:formula="of:=ROUND((LOOKUP([.$A29];Levels;FighterSpirit)/3) + LOOKUP([.$A29];Levels;RogueSpirit)*2/3)" office:value-type="float" office:value="2" calcext:value-type="float">
            <text:p>+2</text:p>
          </table:table-cell>
          <table:table-cell table:formula="of:=ROUND((LOOKUP([.$A29];Levels;FighterSkills)/3) + LOOKUP([.$A29];Levels;RogueSkills)*2/3)" office:value-type="float" office:value="5" calcext:value-type="float">
            <text:p>5</text:p>
          </table:table-cell>
          <table:table-cell table:formula="of:=ROUND((LOOKUP([.$A29];Levels;FighterTraits)/3) + LOOKUP([.$A29];Levels;RogueTraits)*2/3)" office:value-type="float" office:value="1" calcext:value-type="float">
            <text:p>1</text:p>
          </table:table-cell>
          <table:table-cell table:formula="of:=ROUND((LOOKUP([.$A29];Levels;FighterKnacks)/3) + LOOKUP([.$A29];Levels;RogueKnacks)*2/3)" office:value-type="float" office:value="1" calcext:value-type="float">
            <text:p>1</text:p>
          </table:table-cell>
          <table:table-cell table:style-name="ce7" table:formula="of:=LOOKUP(ROUND([.A29]*2/3);Levels;SneakAttack)" office:value-type="string" office:string-value="+1d4" calcext:value-type="string">
            <text:p>+1d4</text:p>
          </table:table-cell>
          <table:table-cell table:formula="of:=[.A29]*[.$M$5]" office:value-type="float" office:value="13.5" calcext:value-type="float">
            <text:p>13.5</text:p>
          </table:table-cell>
          <table:table-cell table:style-name="ce5" table:formula="of:=ROUND(AVERAGE([.F29:.H29]))" office:value-type="float" office:value="2" calcext:value-type="float">
            <text:p>+2</text:p>
          </table:table-cell>
          <table:table-cell table:style-name="ce5" table:formula="of:=SUM([.F29:.H29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30];Levels;FighterXP)/3) + (LOOKUP([.A30];Levels;RogueXP)*2/3);-2)" office:value-type="float" office:value="6700" calcext:value-type="float">
            <text:p>6,700</text:p>
          </table:table-cell>
          <table:table-cell table:formula="of:=[.A30]&amp;&quot;d6+&quot;&amp;[.A30]" office:value-type="string" office:string-value="4d6+4" calcext:value-type="string">
            <text:p>4d6+4</text:p>
          </table:table-cell>
          <table:table-cell table:formula="of:=ROUND((LOOKUP([.$A30];Levels;FighterAB)/3) + LOOKUP([.$A30];Levels;RogueAB)*2/3)" office:value-type="float" office:value="2" calcext:value-type="float">
            <text:p>+2</text:p>
          </table:table-cell>
          <table:table-cell table:formula="of:=ROUND((LOOKUP([.$A30];Levels;FighterInit)/3) + LOOKUP([.$A30];Levels;RogueInit)*2/3)" office:value-type="float" office:value="1" calcext:value-type="float">
            <text:p>+1</text:p>
          </table:table-cell>
          <table:table-cell table:formula="of:=ROUND((LOOKUP([.$A30];Levels;FighterEvade)/3) + LOOKUP([.$A30];Levels;RogueEvade)*2/3)" office:value-type="float" office:value="3" calcext:value-type="float">
            <text:p>+3</text:p>
          </table:table-cell>
          <table:table-cell table:formula="of:=ROUND((LOOKUP([.$A30];Levels;FighterHardy)/3) + LOOKUP([.$A30];Levels;RogueHardy)*2/3)" office:value-type="float" office:value="3" calcext:value-type="float">
            <text:p>+3</text:p>
          </table:table-cell>
          <table:table-cell table:formula="of:=ROUND((LOOKUP([.$A30];Levels;FighterSpirit)/3) + LOOKUP([.$A30];Levels;RogueSpirit)*2/3)" office:value-type="float" office:value="2" calcext:value-type="float">
            <text:p>+2</text:p>
          </table:table-cell>
          <table:table-cell table:formula="of:=ROUND((LOOKUP([.$A30];Levels;FighterSkills)/3) + LOOKUP([.$A30];Levels;RogueSkills)*2/3)" office:value-type="float" office:value="5" calcext:value-type="float">
            <text:p>5</text:p>
          </table:table-cell>
          <table:table-cell table:formula="of:=ROUND((LOOKUP([.$A30];Levels;FighterTraits)/3) + LOOKUP([.$A30];Levels;RogueTraits)*2/3)" office:value-type="float" office:value="1" calcext:value-type="float">
            <text:p>1</text:p>
          </table:table-cell>
          <table:table-cell table:formula="of:=ROUND((LOOKUP([.$A30];Levels;FighterKnacks)/3) + LOOKUP([.$A30];Levels;RogueKnacks)*2/3)" office:value-type="float" office:value="2" calcext:value-type="float">
            <text:p>2</text:p>
          </table:table-cell>
          <table:table-cell table:style-name="ce7" table:formula="of:=LOOKUP(ROUND([.A30]*2/3);Levels;SneakAttack)" office:value-type="string" office:string-value="+1d4" calcext:value-type="string">
            <text:p>+1d4</text:p>
          </table:table-cell>
          <table:table-cell table:formula="of:=[.A30]*[.$M$5]" office:value-type="float" office:value="18" calcext:value-type="float">
            <text:p>18</text:p>
          </table:table-cell>
          <table:table-cell table:style-name="ce5" table:formula="of:=ROUND(AVERAGE([.F30:.H30]))" office:value-type="float" office:value="3" calcext:value-type="float">
            <text:p>+3</text:p>
          </table:table-cell>
          <table:table-cell table:style-name="ce5" table:formula="of:=SUM([.F30:.H30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31];Levels;FighterXP)/3) + (LOOKUP([.A31];Levels;RogueXP)*2/3);-3)" office:value-type="float" office:value="13000" calcext:value-type="float">
            <text:p>13,000</text:p>
          </table:table-cell>
          <table:table-cell table:formula="of:=[.A31]&amp;&quot;d6+&quot;&amp;[.A31]" office:value-type="string" office:string-value="5d6+5" calcext:value-type="string">
            <text:p>5d6+5</text:p>
          </table:table-cell>
          <table:table-cell table:formula="of:=ROUND((LOOKUP([.$A31];Levels;FighterAB)/3) + LOOKUP([.$A31];Levels;RogueAB)*2/3)" office:value-type="float" office:value="3" calcext:value-type="float">
            <text:p>+3</text:p>
          </table:table-cell>
          <table:table-cell table:formula="of:=ROUND((LOOKUP([.$A31];Levels;FighterInit)/3) + LOOKUP([.$A31];Levels;RogueInit)*2/3)" office:value-type="float" office:value="1" calcext:value-type="float">
            <text:p>+1</text:p>
          </table:table-cell>
          <table:table-cell table:formula="of:=ROUND((LOOKUP([.$A31];Levels;FighterEvade)/3) + LOOKUP([.$A31];Levels;RogueEvade)*2/3)" office:value-type="float" office:value="4" calcext:value-type="float">
            <text:p>+4</text:p>
          </table:table-cell>
          <table:table-cell table:formula="of:=ROUND((LOOKUP([.$A31];Levels;FighterHardy)/3) + LOOKUP([.$A31];Levels;RogueHardy)*2/3)" office:value-type="float" office:value="3" calcext:value-type="float">
            <text:p>+3</text:p>
          </table:table-cell>
          <table:table-cell table:formula="of:=ROUND((LOOKUP([.$A31];Levels;FighterSpirit)/3) + LOOKUP([.$A31];Levels;RogueSpirit)*2/3)" office:value-type="float" office:value="3" calcext:value-type="float">
            <text:p>+3</text:p>
          </table:table-cell>
          <table:table-cell table:formula="of:=ROUND((LOOKUP([.$A31];Levels;FighterSkills)/3) + LOOKUP([.$A31];Levels;RogueSkills)*2/3)" office:value-type="float" office:value="7" calcext:value-type="float">
            <text:p>7</text:p>
          </table:table-cell>
          <table:table-cell table:formula="of:=ROUND((LOOKUP([.$A31];Levels;FighterTraits)/3) + LOOKUP([.$A31];Levels;RogueTraits)*2/3)" office:value-type="float" office:value="1" calcext:value-type="float">
            <text:p>1</text:p>
          </table:table-cell>
          <table:table-cell table:formula="of:=ROUND((LOOKUP([.$A31];Levels;FighterKnacks)/3) + LOOKUP([.$A31];Levels;RogueKnacks)*2/3)" office:value-type="float" office:value="2" calcext:value-type="float">
            <text:p>2</text:p>
          </table:table-cell>
          <table:table-cell table:style-name="ce7" table:formula="of:=LOOKUP(ROUND([.A31]*2/3);Levels;SneakAttack)" office:value-type="string" office:string-value="+1d4" calcext:value-type="string">
            <text:p>+1d4</text:p>
          </table:table-cell>
          <table:table-cell table:formula="of:=[.A31]*[.$M$5]" office:value-type="float" office:value="22.5" calcext:value-type="float">
            <text:p>22.5</text:p>
          </table:table-cell>
          <table:table-cell table:style-name="ce5" table:formula="of:=ROUND(AVERAGE([.F31:.H31]))" office:value-type="float" office:value="3" calcext:value-type="float">
            <text:p>+3</text:p>
          </table:table-cell>
          <table:table-cell table:style-name="ce5" table:formula="of:=SUM([.F31:.H31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32];Levels;FighterXP)/3) + (LOOKUP([.A32];Levels;RogueXP)*2/3);-3)" office:value-type="float" office:value="27000" calcext:value-type="float">
            <text:p>27,000</text:p>
          </table:table-cell>
          <table:table-cell table:formula="of:=[.A32]&amp;&quot;d6+&quot;&amp;[.A32]" office:value-type="string" office:string-value="6d6+6" calcext:value-type="string">
            <text:p>6d6+6</text:p>
          </table:table-cell>
          <table:table-cell table:formula="of:=ROUND((LOOKUP([.$A32];Levels;FighterAB)/3) + LOOKUP([.$A32];Levels;RogueAB)*2/3)" office:value-type="float" office:value="3" calcext:value-type="float">
            <text:p>+3</text:p>
          </table:table-cell>
          <table:table-cell table:formula="of:=ROUND((LOOKUP([.$A32];Levels;FighterInit)/3) + LOOKUP([.$A32];Levels;RogueInit)*2/3)" office:value-type="float" office:value="2" calcext:value-type="float">
            <text:p>+2</text:p>
          </table:table-cell>
          <table:table-cell table:formula="of:=ROUND((LOOKUP([.$A32];Levels;FighterEvade)/3) + LOOKUP([.$A32];Levels;RogueEvade)*2/3)" office:value-type="float" office:value="5" calcext:value-type="float">
            <text:p>+5</text:p>
          </table:table-cell>
          <table:table-cell table:formula="of:=ROUND((LOOKUP([.$A32];Levels;FighterHardy)/3) + LOOKUP([.$A32];Levels;RogueHardy)*2/3)" office:value-type="float" office:value="4" calcext:value-type="float">
            <text:p>+4</text:p>
          </table:table-cell>
          <table:table-cell table:formula="of:=ROUND((LOOKUP([.$A32];Levels;FighterSpirit)/3) + LOOKUP([.$A32];Levels;RogueSpirit)*2/3)" office:value-type="float" office:value="4" calcext:value-type="float">
            <text:p>+4</text:p>
          </table:table-cell>
          <table:table-cell table:formula="of:=ROUND((LOOKUP([.$A32];Levels;FighterSkills)/3) + LOOKUP([.$A32];Levels;RogueSkills)*2/3)" office:value-type="float" office:value="7" calcext:value-type="float">
            <text:p>7</text:p>
          </table:table-cell>
          <table:table-cell table:formula="of:=ROUND((LOOKUP([.$A32];Levels;FighterTraits)/3) + LOOKUP([.$A32];Levels;RogueTraits)*2/3)" office:value-type="float" office:value="2" calcext:value-type="float">
            <text:p>2</text:p>
          </table:table-cell>
          <table:table-cell table:formula="of:=ROUND((LOOKUP([.$A32];Levels;FighterKnacks)/3) + LOOKUP([.$A32];Levels;RogueKnacks)*2/3)" office:value-type="float" office:value="2" calcext:value-type="float">
            <text:p>2</text:p>
          </table:table-cell>
          <table:table-cell table:style-name="ce7" table:formula="of:=LOOKUP(ROUND([.A32]*2/3);Levels;SneakAttack)" office:value-type="string" office:string-value="+1d4" calcext:value-type="string">
            <text:p>+1d4</text:p>
          </table:table-cell>
          <table:table-cell table:formula="of:=[.A32]*[.$M$5]" office:value-type="float" office:value="27" calcext:value-type="float">
            <text:p>27</text:p>
          </table:table-cell>
          <table:table-cell table:style-name="ce5" table:formula="of:=ROUND(AVERAGE([.F32:.H32]))" office:value-type="float" office:value="4" calcext:value-type="float">
            <text:p>+4</text:p>
          </table:table-cell>
          <table:table-cell table:style-name="ce5" table:formula="of:=SUM([.F32:.H32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33];Levels;FighterXP)/3) + (LOOKUP([.A33];Levels;RogueXP)*2/3);-3)" office:value-type="float" office:value="53000" calcext:value-type="float">
            <text:p>53,000</text:p>
          </table:table-cell>
          <table:table-cell table:formula="of:=[.A33]&amp;&quot;d6+&quot;&amp;[.A33]" office:value-type="string" office:string-value="7d6+7" calcext:value-type="string">
            <text:p>7d6+7</text:p>
          </table:table-cell>
          <table:table-cell table:formula="of:=ROUND((LOOKUP([.$A33];Levels;FighterAB)/3) + LOOKUP([.$A33];Levels;RogueAB)*2/3)" office:value-type="float" office:value="4" calcext:value-type="float">
            <text:p>+4</text:p>
          </table:table-cell>
          <table:table-cell table:formula="of:=ROUND((LOOKUP([.$A33];Levels;FighterInit)/3) + LOOKUP([.$A33];Levels;RogueInit)*2/3)" office:value-type="float" office:value="2" calcext:value-type="float">
            <text:p>+2</text:p>
          </table:table-cell>
          <table:table-cell table:formula="of:=ROUND((LOOKUP([.$A33];Levels;FighterEvade)/3) + LOOKUP([.$A33];Levels;RogueEvade)*2/3)" office:value-type="float" office:value="6" calcext:value-type="float">
            <text:p>+6</text:p>
          </table:table-cell>
          <table:table-cell table:formula="of:=ROUND((LOOKUP([.$A33];Levels;FighterHardy)/3) + LOOKUP([.$A33];Levels;RogueHardy)*2/3)" office:value-type="float" office:value="5" calcext:value-type="float">
            <text:p>+5</text:p>
          </table:table-cell>
          <table:table-cell table:formula="of:=ROUND((LOOKUP([.$A33];Levels;FighterSpirit)/3) + LOOKUP([.$A33];Levels;RogueSpirit)*2/3)" office:value-type="float" office:value="4" calcext:value-type="float">
            <text:p>+4</text:p>
          </table:table-cell>
          <table:table-cell table:formula="of:=ROUND((LOOKUP([.$A33];Levels;FighterSkills)/3) + LOOKUP([.$A33];Levels;RogueSkills)*2/3)" office:value-type="float" office:value="8" calcext:value-type="float">
            <text:p>8</text:p>
          </table:table-cell>
          <table:table-cell table:formula="of:=ROUND((LOOKUP([.$A33];Levels;FighterTraits)/3) + LOOKUP([.$A33];Levels;RogueTraits)*2/3)" office:value-type="float" office:value="2" calcext:value-type="float">
            <text:p>2</text:p>
          </table:table-cell>
          <table:table-cell table:formula="of:=ROUND((LOOKUP([.$A33];Levels;FighterKnacks)/3) + LOOKUP([.$A33];Levels;RogueKnacks)*2/3)" office:value-type="float" office:value="3" calcext:value-type="float">
            <text:p>3</text:p>
          </table:table-cell>
          <table:table-cell table:style-name="ce7" table:formula="of:=LOOKUP(ROUND([.A33]*2/3);Levels;SneakAttack)" office:value-type="string" office:string-value="+2d4" calcext:value-type="string">
            <text:p>+2d4</text:p>
          </table:table-cell>
          <table:table-cell table:formula="of:=[.A33]*[.$M$5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5" calcext:value-type="float">
            <text:p>+5</text:p>
          </table:table-cell>
          <table:table-cell table:style-name="ce5" table:formula="of:=SUM([.F33:.H33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34];Levels;FighterXP)/3) + (LOOKUP([.A34];Levels;RogueXP)*2/3);-3)" office:value-type="float" office:value="104000" calcext:value-type="float">
            <text:p>104,000</text:p>
          </table:table-cell>
          <table:table-cell table:formula="of:=[.A34]&amp;&quot;d6+&quot;&amp;[.A34]" office:value-type="string" office:string-value="8d6+8" calcext:value-type="string">
            <text:p>8d6+8</text:p>
          </table:table-cell>
          <table:table-cell table:formula="of:=ROUND((LOOKUP([.$A34];Levels;FighterAB)/3) + LOOKUP([.$A34];Levels;RogueAB)*2/3)" office:value-type="float" office:value="5" calcext:value-type="float">
            <text:p>+5</text:p>
          </table:table-cell>
          <table:table-cell table:formula="of:=ROUND((LOOKUP([.$A34];Levels;FighterInit)/3) + LOOKUP([.$A34];Levels;RogueInit)*2/3)" office:value-type="float" office:value="2" calcext:value-type="float">
            <text:p>+2</text:p>
          </table:table-cell>
          <table:table-cell table:formula="of:=ROUND((LOOKUP([.$A34];Levels;FighterEvade)/3) + LOOKUP([.$A34];Levels;RogueEvade)*2/3)" office:value-type="float" office:value="6" calcext:value-type="float">
            <text:p>+6</text:p>
          </table:table-cell>
          <table:table-cell table:formula="of:=ROUND((LOOKUP([.$A34];Levels;FighterHardy)/3) + LOOKUP([.$A34];Levels;RogueHardy)*2/3)" office:value-type="float" office:value="5" calcext:value-type="float">
            <text:p>+5</text:p>
          </table:table-cell>
          <table:table-cell table:formula="of:=ROUND((LOOKUP([.$A34];Levels;FighterSpirit)/3) + LOOKUP([.$A34];Levels;RogueSpirit)*2/3)" office:value-type="float" office:value="5" calcext:value-type="float">
            <text:p>+5</text:p>
          </table:table-cell>
          <table:table-cell table:formula="of:=ROUND((LOOKUP([.$A34];Levels;FighterSkills)/3) + LOOKUP([.$A34];Levels;RogueSkills)*2/3)" office:value-type="float" office:value="9" calcext:value-type="float">
            <text:p>9</text:p>
          </table:table-cell>
          <table:table-cell table:formula="of:=ROUND((LOOKUP([.$A34];Levels;FighterTraits)/3) + LOOKUP([.$A34];Levels;RogueTraits)*2/3)" office:value-type="float" office:value="2" calcext:value-type="float">
            <text:p>2</text:p>
          </table:table-cell>
          <table:table-cell table:formula="of:=ROUND((LOOKUP([.$A34];Levels;FighterKnacks)/3) + LOOKUP([.$A34];Levels;RogueKnacks)*2/3)" office:value-type="float" office:value="3" calcext:value-type="float">
            <text:p>3</text:p>
          </table:table-cell>
          <table:table-cell table:style-name="ce7" table:formula="of:=LOOKUP(ROUND([.A34]*2/3);Levels;SneakAttack)" office:value-type="string" office:string-value="+2d4" calcext:value-type="string">
            <text:p>+2d4</text:p>
          </table:table-cell>
          <table:table-cell table:formula="of:=[.A34]*[.$M$5]" office:value-type="float" office:value="36" calcext:value-type="float">
            <text:p>36</text:p>
          </table:table-cell>
          <table:table-cell table:style-name="ce5" table:formula="of:=ROUND(AVERAGE([.F34:.H34]))" office:value-type="float" office:value="5" calcext:value-type="float">
            <text:p>+5</text:p>
          </table:table-cell>
          <table:table-cell table:style-name="ce5" table:formula="of:=SUM([.F34:.H34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35];Levels;FighterXP)/3) + (LOOKUP([.A35];Levels;RogueXP)*2/3);-4)" office:value-type="float" office:value="210000" calcext:value-type="float">
            <text:p>210,000</text:p>
          </table:table-cell>
          <table:table-cell table:formula="of:=[.A35]&amp;&quot;d6+&quot;&amp;[.A35]" office:value-type="string" office:string-value="9d6+9" calcext:value-type="string">
            <text:p>9d6+9</text:p>
          </table:table-cell>
          <table:table-cell table:formula="of:=ROUND((LOOKUP([.$A35];Levels;FighterAB)/3) + LOOKUP([.$A35];Levels;RogueAB)*2/3)" office:value-type="float" office:value="5" calcext:value-type="float">
            <text:p>+5</text:p>
          </table:table-cell>
          <table:table-cell table:formula="of:=ROUND((LOOKUP([.$A35];Levels;FighterInit)/3) + LOOKUP([.$A35];Levels;RogueInit)*2/3)" office:value-type="float" office:value="3" calcext:value-type="float">
            <text:p>+3</text:p>
          </table:table-cell>
          <table:table-cell table:formula="of:=ROUND((LOOKUP([.$A35];Levels;FighterEvade)/3) + LOOKUP([.$A35];Levels;RogueEvade)*2/3)" office:value-type="float" office:value="7" calcext:value-type="float">
            <text:p>+7</text:p>
          </table:table-cell>
          <table:table-cell table:formula="of:=ROUND((LOOKUP([.$A35];Levels;FighterHardy)/3) + LOOKUP([.$A35];Levels;RogueHardy)*2/3)" office:value-type="float" office:value="6" calcext:value-type="float">
            <text:p>+6</text:p>
          </table:table-cell>
          <table:table-cell table:formula="of:=ROUND((LOOKUP([.$A35];Levels;FighterSpirit)/3) + LOOKUP([.$A35];Levels;RogueSpirit)*2/3)" office:value-type="float" office:value="6" calcext:value-type="float">
            <text:p>+6</text:p>
          </table:table-cell>
          <table:table-cell table:formula="of:=ROUND((LOOKUP([.$A35];Levels;FighterSkills)/3) + LOOKUP([.$A35];Levels;RogueSkills)*2/3)" office:value-type="float" office:value="10" calcext:value-type="float">
            <text:p>10</text:p>
          </table:table-cell>
          <table:table-cell table:formula="of:=ROUND((LOOKUP([.$A35];Levels;FighterTraits)/3) + LOOKUP([.$A35];Levels;RogueTraits)*2/3)" office:value-type="float" office:value="2" calcext:value-type="float">
            <text:p>2</text:p>
          </table:table-cell>
          <table:table-cell table:formula="of:=ROUND((LOOKUP([.$A35];Levels;FighterKnacks)/3) + LOOKUP([.$A35];Levels;RogueKnacks)*2/3)" office:value-type="float" office:value="4" calcext:value-type="float">
            <text:p>4</text:p>
          </table:table-cell>
          <table:table-cell table:style-name="ce7" table:formula="of:=LOOKUP(ROUND([.A35]*2/3);Levels;SneakAttack)" office:value-type="string" office:string-value="+2d4" calcext:value-type="string">
            <text:p>+2d4</text:p>
          </table:table-cell>
          <table:table-cell table:formula="of:=[.A35]*[.$M$5]" office:value-type="float" office:value="40.5" calcext:value-type="float">
            <text:p>40.5</text:p>
          </table:table-cell>
          <table:table-cell table:style-name="ce5" table:formula="of:=ROUND(AVERAGE([.F35:.H35]))" office:value-type="float" office:value="6" calcext:value-type="float">
            <text:p>+6</text:p>
          </table:table-cell>
          <table:table-cell table:style-name="ce5" table:formula="of:=SUM([.F35:.H35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36];Levels;FighterXP)/3) + (LOOKUP([.A36];Levels;RogueXP)*2/3);-4)" office:value-type="float" office:value="310000" calcext:value-type="float">
            <text:p>310,000</text:p>
          </table:table-cell>
          <table:table-cell table:formula="of:=[.A36]&amp;&quot;d6+&quot;&amp;[.A36]" office:value-type="string" office:string-value="10d6+10" calcext:value-type="string">
            <text:p>10d6+10</text:p>
          </table:table-cell>
          <table:table-cell table:formula="of:=ROUND((LOOKUP([.$A36];Levels;FighterAB)/3) + LOOKUP([.$A36];Levels;RogueAB)*2/3)" office:value-type="float" office:value="6" calcext:value-type="float">
            <text:p>+6</text:p>
          </table:table-cell>
          <table:table-cell table:formula="of:=ROUND((LOOKUP([.$A36];Levels;FighterInit)/3) + LOOKUP([.$A36];Levels;RogueInit)*2/3)" office:value-type="float" office:value="3" calcext:value-type="float">
            <text:p>+3</text:p>
          </table:table-cell>
          <table:table-cell table:formula="of:=ROUND((LOOKUP([.$A36];Levels;FighterEvade)/3) + LOOKUP([.$A36];Levels;RogueEvade)*2/3)" office:value-type="float" office:value="8" calcext:value-type="float">
            <text:p>+8</text:p>
          </table:table-cell>
          <table:table-cell table:formula="of:=ROUND((LOOKUP([.$A36];Levels;FighterHardy)/3) + LOOKUP([.$A36];Levels;RogueHardy)*2/3)" office:value-type="float" office:value="7" calcext:value-type="float">
            <text:p>+7</text:p>
          </table:table-cell>
          <table:table-cell table:formula="of:=ROUND((LOOKUP([.$A36];Levels;FighterSpirit)/3) + LOOKUP([.$A36];Levels;RogueSpirit)*2/3)" office:value-type="float" office:value="6" calcext:value-type="float">
            <text:p>+6</text:p>
          </table:table-cell>
          <table:table-cell table:formula="of:=ROUND((LOOKUP([.$A36];Levels;FighterSkills)/3) + LOOKUP([.$A36];Levels;RogueSkills)*2/3)" office:value-type="float" office:value="10" calcext:value-type="float">
            <text:p>10</text:p>
          </table:table-cell>
          <table:table-cell table:formula="of:=ROUND((LOOKUP([.$A36];Levels;FighterTraits)/3) + LOOKUP([.$A36];Levels;RogueTraits)*2/3)" office:value-type="float" office:value="3" calcext:value-type="float">
            <text:p>3</text:p>
          </table:table-cell>
          <table:table-cell table:formula="of:=ROUND((LOOKUP([.$A36];Levels;FighterKnacks)/3) + LOOKUP([.$A36];Levels;RogueKnacks)*2/3)" office:value-type="float" office:value="4" calcext:value-type="float">
            <text:p>4</text:p>
          </table:table-cell>
          <table:table-cell table:style-name="ce7" table:formula="of:=LOOKUP(ROUND([.A36]*2/3);Levels;SneakAttack)" office:value-type="string" office:string-value="+2d4" calcext:value-type="string">
            <text:p>+2d4</text:p>
          </table:table-cell>
          <table:table-cell table:formula="of:=[.A36]*[.$M$5]" office:value-type="float" office:value="45" calcext:value-type="float">
            <text:p>45</text:p>
          </table:table-cell>
          <table:table-cell table:style-name="ce5" table:formula="of:=ROUND(AVERAGE([.F36:.H36]))" office:value-type="float" office:value="7" calcext:value-type="float">
            <text:p>+7</text:p>
          </table:table-cell>
          <table:table-cell table:style-name="ce5" table:formula="of:=SUM([.F36:.H36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37];Levels;FighterXP)/3) + (LOOKUP([.A37];Levels;RogueXP)*2/3);-4)" office:value-type="float" office:value="420000" calcext:value-type="float">
            <text:p>420,000</text:p>
          </table:table-cell>
          <table:table-cell table:formula="of:=[.A37]&amp;&quot;d6+&quot;&amp;[.A37]" office:value-type="string" office:string-value="11d6+11" calcext:value-type="string">
            <text:p>11d6+11</text:p>
          </table:table-cell>
          <table:table-cell table:formula="of:=ROUND((LOOKUP([.$A37];Levels;FighterAB)/3) + LOOKUP([.$A37];Levels;RogueAB)*2/3)" office:value-type="float" office:value="7" calcext:value-type="float">
            <text:p>+7</text:p>
          </table:table-cell>
          <table:table-cell table:formula="of:=ROUND((LOOKUP([.$A37];Levels;FighterInit)/3) + LOOKUP([.$A37];Levels;RogueInit)*2/3)" office:value-type="float" office:value="3" calcext:value-type="float">
            <text:p>+3</text:p>
          </table:table-cell>
          <table:table-cell table:formula="of:=ROUND((LOOKUP([.$A37];Levels;FighterEvade)/3) + LOOKUP([.$A37];Levels;RogueEvade)*2/3)" office:value-type="float" office:value="8" calcext:value-type="float">
            <text:p>+8</text:p>
          </table:table-cell>
          <table:table-cell table:formula="of:=ROUND((LOOKUP([.$A37];Levels;FighterHardy)/3) + LOOKUP([.$A37];Levels;RogueHardy)*2/3)" office:value-type="float" office:value="8" calcext:value-type="float">
            <text:p>+8</text:p>
          </table:table-cell>
          <table:table-cell table:formula="of:=ROUND((LOOKUP([.$A37];Levels;FighterSpirit)/3) + LOOKUP([.$A37];Levels;RogueSpirit)*2/3)" office:value-type="float" office:value="7" calcext:value-type="float">
            <text:p>+7</text:p>
          </table:table-cell>
          <table:table-cell table:formula="of:=ROUND((LOOKUP([.$A37];Levels;FighterSkills)/3) + LOOKUP([.$A37];Levels;RogueSkills)*2/3)" office:value-type="float" office:value="11" calcext:value-type="float">
            <text:p>11</text:p>
          </table:table-cell>
          <table:table-cell table:formula="of:=ROUND((LOOKUP([.$A37];Levels;FighterTraits)/3) + LOOKUP([.$A37];Levels;RogueTraits)*2/3)" office:value-type="float" office:value="3" calcext:value-type="float">
            <text:p>3</text:p>
          </table:table-cell>
          <table:table-cell table:formula="of:=ROUND((LOOKUP([.$A37];Levels;FighterKnacks)/3) + LOOKUP([.$A37];Levels;RogueKnacks)*2/3)" office:value-type="float" office:value="5" calcext:value-type="float">
            <text:p>5</text:p>
          </table:table-cell>
          <table:table-cell table:style-name="ce7" table:formula="of:=LOOKUP(ROUND([.A37]*2/3);Levels;SneakAttack)" office:value-type="string" office:string-value="+2d4" calcext:value-type="string">
            <text:p>+2d4</text:p>
          </table:table-cell>
          <table:table-cell table:formula="of:=[.M36]+1" office:value-type="float" office:value="46" calcext:value-type="float">
            <text:p>46</text:p>
          </table:table-cell>
          <table:table-cell table:style-name="ce5" table:formula="of:=ROUND(AVERAGE([.F37:.H37]))" office:value-type="float" office:value="8" calcext:value-type="float">
            <text:p>+8</text:p>
          </table:table-cell>
          <table:table-cell table:style-name="ce5" table:formula="of:=SUM([.F37:.H37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38];Levels;FighterXP)/3) + (LOOKUP([.A38];Levels;RogueXP)*2/3);-4)" office:value-type="float" office:value="530000" calcext:value-type="float">
            <text:p>530,000</text:p>
          </table:table-cell>
          <table:table-cell table:formula="of:=[.A38]&amp;&quot;d6+&quot;&amp;[.A38]" office:value-type="string" office:string-value="12d6+12" calcext:value-type="string">
            <text:p>12d6+12</text:p>
          </table:table-cell>
          <table:table-cell table:formula="of:=ROUND((LOOKUP([.$A38];Levels;FighterAB)/3) + LOOKUP([.$A38];Levels;RogueAB)*2/3)" office:value-type="float" office:value="7" calcext:value-type="float">
            <text:p>+7</text:p>
          </table:table-cell>
          <table:table-cell table:formula="of:=ROUND((LOOKUP([.$A38];Levels;FighterInit)/3) + LOOKUP([.$A38];Levels;RogueInit)*2/3)" office:value-type="float" office:value="4" calcext:value-type="float">
            <text:p>+4</text:p>
          </table:table-cell>
          <table:table-cell table:formula="of:=ROUND((LOOKUP([.$A38];Levels;FighterEvade)/3) + LOOKUP([.$A38];Levels;RogueEvade)*2/3)" office:value-type="float" office:value="9" calcext:value-type="float">
            <text:p>+9</text:p>
          </table:table-cell>
          <table:table-cell table:formula="of:=ROUND((LOOKUP([.$A38];Levels;FighterHardy)/3) + LOOKUP([.$A38];Levels;RogueHardy)*2/3)" office:value-type="float" office:value="8" calcext:value-type="float">
            <text:p>+8</text:p>
          </table:table-cell>
          <table:table-cell table:formula="of:=ROUND((LOOKUP([.$A38];Levels;FighterSpirit)/3) + LOOKUP([.$A38];Levels;RogueSpirit)*2/3)" office:value-type="float" office:value="8" calcext:value-type="float">
            <text:p>+8</text:p>
          </table:table-cell>
          <table:table-cell table:formula="of:=ROUND((LOOKUP([.$A38];Levels;FighterSkills)/3) + LOOKUP([.$A38];Levels;RogueSkills)*2/3)" office:value-type="float" office:value="12" calcext:value-type="float">
            <text:p>12</text:p>
          </table:table-cell>
          <table:table-cell table:formula="of:=ROUND((LOOKUP([.$A38];Levels;FighterTraits)/3) + LOOKUP([.$A38];Levels;RogueTraits)*2/3)" office:value-type="float" office:value="3" calcext:value-type="float">
            <text:p>3</text:p>
          </table:table-cell>
          <table:table-cell table:formula="of:=ROUND((LOOKUP([.$A38];Levels;FighterKnacks)/3) + LOOKUP([.$A38];Levels;RogueKnacks)*2/3)" office:value-type="float" office:value="5" calcext:value-type="float">
            <text:p>5</text:p>
          </table:table-cell>
          <table:table-cell table:style-name="ce7" table:formula="of:=LOOKUP(ROUND([.A38]*2/3);Levels;SneakAttack)" office:value-type="string" office:string-value="+2d4" calcext:value-type="string">
            <text:p>+2d4</text:p>
          </table:table-cell>
          <table:table-cell table:formula="of:=[.M37]+1" office:value-type="float" office:value="47" calcext:value-type="float">
            <text:p>47</text:p>
          </table:table-cell>
          <table:table-cell table:style-name="ce5" table:formula="of:=ROUND(AVERAGE([.F38:.H38]))" office:value-type="float" office:value="8" calcext:value-type="float">
            <text:p>+8</text:p>
          </table:table-cell>
          <table:table-cell table:style-name="ce5" table:formula="of:=SUM([.F38:.H38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39];Levels;FighterXP)/3) + (LOOKUP([.A39];Levels;RogueXP)*2/3);-4)" office:value-type="float" office:value="630000" calcext:value-type="float">
            <text:p>630,000</text:p>
          </table:table-cell>
          <table:table-cell table:formula="of:=[.A39]&amp;&quot;d6+&quot;&amp;[.A39]" office:value-type="string" office:string-value="13d6+13" calcext:value-type="string">
            <text:p>13d6+13</text:p>
          </table:table-cell>
          <table:table-cell table:formula="of:=ROUND((LOOKUP([.$A39];Levels;FighterAB)/3) + LOOKUP([.$A39];Levels;RogueAB)*2/3)" office:value-type="float" office:value="8" calcext:value-type="float">
            <text:p>+8</text:p>
          </table:table-cell>
          <table:table-cell table:formula="of:=ROUND((LOOKUP([.$A39];Levels;FighterInit)/3) + LOOKUP([.$A39];Levels;RogueInit)*2/3)" office:value-type="float" office:value="4" calcext:value-type="float">
            <text:p>+4</text:p>
          </table:table-cell>
          <table:table-cell table:formula="of:=ROUND((LOOKUP([.$A39];Levels;FighterEvade)/3) + LOOKUP([.$A39];Levels;RogueEvade)*2/3)" office:value-type="float" office:value="10" calcext:value-type="float">
            <text:p>+10</text:p>
          </table:table-cell>
          <table:table-cell table:formula="of:=ROUND((LOOKUP([.$A39];Levels;FighterHardy)/3) + LOOKUP([.$A39];Levels;RogueHardy)*2/3)" office:value-type="float" office:value="9" calcext:value-type="float">
            <text:p>+9</text:p>
          </table:table-cell>
          <table:table-cell table:formula="of:=ROUND((LOOKUP([.$A39];Levels;FighterSpirit)/3) + LOOKUP([.$A39];Levels;RogueSpirit)*2/3)" office:value-type="float" office:value="8" calcext:value-type="float">
            <text:p>+8</text:p>
          </table:table-cell>
          <table:table-cell table:formula="of:=ROUND((LOOKUP([.$A39];Levels;FighterSkills)/3) + LOOKUP([.$A39];Levels;RogueSkills)*2/3)" office:value-type="float" office:value="13" calcext:value-type="float">
            <text:p>13</text:p>
          </table:table-cell>
          <table:table-cell table:formula="of:=ROUND((LOOKUP([.$A39];Levels;FighterTraits)/3) + LOOKUP([.$A39];Levels;RogueTraits)*2/3)" office:value-type="float" office:value="3" calcext:value-type="float">
            <text:p>3</text:p>
          </table:table-cell>
          <table:table-cell table:formula="of:=ROUND((LOOKUP([.$A39];Levels;FighterKnacks)/3) + LOOKUP([.$A39];Levels;RogueKnacks)*2/3)" office:value-type="float" office:value="6" calcext:value-type="float">
            <text:p>6</text:p>
          </table:table-cell>
          <table:table-cell table:style-name="ce7" table:formula="of:=LOOKUP(ROUND([.A39]*2/3);Levels;SneakAttack)" office:value-type="string" office:string-value="+3d4" calcext:value-type="string">
            <text:p>+3d4</text:p>
          </table:table-cell>
          <table:table-cell table:formula="of:=[.M38]+1" office:value-type="float" office:value="48" calcext:value-type="float">
            <text:p>48</text:p>
          </table:table-cell>
          <table:table-cell table:style-name="ce5" table:formula="of:=ROUND(AVERAGE([.F39:.H39]))" office:value-type="float" office:value="9" calcext:value-type="float">
            <text:p>+9</text:p>
          </table:table-cell>
          <table:table-cell table:style-name="ce5" table:formula="of:=SUM([.F39:.H39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40];Levels;FighterXP)/3) + (LOOKUP([.A40];Levels;RogueXP)*2/3);-4)" office:value-type="float" office:value="740000" calcext:value-type="float">
            <text:p>740,000</text:p>
          </table:table-cell>
          <table:table-cell table:formula="of:=[.A40]&amp;&quot;d6+&quot;&amp;[.A40]" office:value-type="string" office:string-value="14d6+14" calcext:value-type="string">
            <text:p>14d6+14</text:p>
          </table:table-cell>
          <table:table-cell table:formula="of:=ROUND((LOOKUP([.$A40];Levels;FighterAB)/3) + LOOKUP([.$A40];Levels;RogueAB)*2/3)" office:value-type="float" office:value="8" calcext:value-type="float">
            <text:p>+8</text:p>
          </table:table-cell>
          <table:table-cell table:formula="of:=ROUND((LOOKUP([.$A40];Levels;FighterInit)/3) + LOOKUP([.$A40];Levels;RogueInit)*2/3)" office:value-type="float" office:value="4" calcext:value-type="float">
            <text:p>+4</text:p>
          </table:table-cell>
          <table:table-cell table:formula="of:=ROUND((LOOKUP([.$A40];Levels;FighterEvade)/3) + LOOKUP([.$A40];Levels;RogueEvade)*2/3)" office:value-type="float" office:value="10" calcext:value-type="float">
            <text:p>+10</text:p>
          </table:table-cell>
          <table:table-cell table:formula="of:=ROUND((LOOKUP([.$A40];Levels;FighterHardy)/3) + LOOKUP([.$A40];Levels;RogueHardy)*2/3)" office:value-type="float" office:value="10" calcext:value-type="float">
            <text:p>+10</text:p>
          </table:table-cell>
          <table:table-cell table:formula="of:=ROUND((LOOKUP([.$A40];Levels;FighterSpirit)/3) + LOOKUP([.$A40];Levels;RogueSpirit)*2/3)" office:value-type="float" office:value="9" calcext:value-type="float">
            <text:p>+9</text:p>
          </table:table-cell>
          <table:table-cell table:formula="of:=ROUND((LOOKUP([.$A40];Levels;FighterSkills)/3) + LOOKUP([.$A40];Levels;RogueSkills)*2/3)" office:value-type="float" office:value="13" calcext:value-type="float">
            <text:p>13</text:p>
          </table:table-cell>
          <table:table-cell table:formula="of:=ROUND((LOOKUP([.$A40];Levels;FighterTraits)/3) + LOOKUP([.$A40];Levels;RogueTraits)*2/3)" office:value-type="float" office:value="4" calcext:value-type="float">
            <text:p>4</text:p>
          </table:table-cell>
          <table:table-cell table:formula="of:=ROUND((LOOKUP([.$A40];Levels;FighterKnacks)/3) + LOOKUP([.$A40];Levels;RogueKnacks)*2/3)" office:value-type="float" office:value="6" calcext:value-type="float">
            <text:p>6</text:p>
          </table:table-cell>
          <table:table-cell table:style-name="ce7" table:formula="of:=LOOKUP(ROUND([.A40]*2/3);Levels;SneakAttack)" office:value-type="string" office:string-value="+3d4" calcext:value-type="string">
            <text:p>+3d4</text:p>
          </table:table-cell>
          <table:table-cell table:formula="of:=[.M39]+1" office:value-type="float" office:value="49" calcext:value-type="float">
            <text:p>49</text:p>
          </table:table-cell>
          <table:table-cell table:style-name="ce5" table:formula="of:=ROUND(AVERAGE([.F40:.H40]))" office:value-type="float" office:value="10" calcext:value-type="float">
            <text:p>+10</text:p>
          </table:table-cell>
          <table:table-cell table:style-name="ce5" table:formula="of:=SUM([.F40:.H40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41];Levels;FighterXP)/3) + (LOOKUP([.A41];Levels;RogueXP)*2/3);-4)" office:value-type="float" office:value="850000" calcext:value-type="float">
            <text:p>850,000</text:p>
          </table:table-cell>
          <table:table-cell table:formula="of:=[.A41]&amp;&quot;d6+&quot;&amp;[.A41]" office:value-type="string" office:string-value="15d6+15" calcext:value-type="string">
            <text:p>15d6+15</text:p>
          </table:table-cell>
          <table:table-cell table:formula="of:=ROUND((LOOKUP([.$A41];Levels;FighterAB)/3) + LOOKUP([.$A41];Levels;RogueAB)*2/3)" office:value-type="float" office:value="9" calcext:value-type="float">
            <text:p>+9</text:p>
          </table:table-cell>
          <table:table-cell table:formula="of:=ROUND((LOOKUP([.$A41];Levels;FighterInit)/3) + LOOKUP([.$A41];Levels;RogueInit)*2/3)" office:value-type="float" office:value="5" calcext:value-type="float">
            <text:p>+5</text:p>
          </table:table-cell>
          <table:table-cell table:formula="of:=ROUND((LOOKUP([.$A41];Levels;FighterEvade)/3) + LOOKUP([.$A41];Levels;RogueEvade)*2/3)" office:value-type="float" office:value="11" calcext:value-type="float">
            <text:p>+11</text:p>
          </table:table-cell>
          <table:table-cell table:formula="of:=ROUND((LOOKUP([.$A41];Levels;FighterHardy)/3) + LOOKUP([.$A41];Levels;RogueHardy)*2/3)" office:value-type="float" office:value="11" calcext:value-type="float">
            <text:p>+11</text:p>
          </table:table-cell>
          <table:table-cell table:formula="of:=ROUND((LOOKUP([.$A41];Levels;FighterSpirit)/3) + LOOKUP([.$A41];Levels;RogueSpirit)*2/3)" office:value-type="float" office:value="10" calcext:value-type="float">
            <text:p>+10</text:p>
          </table:table-cell>
          <table:table-cell table:formula="of:=ROUND((LOOKUP([.$A41];Levels;FighterSkills)/3) + LOOKUP([.$A41];Levels;RogueSkills)*2/3)" office:value-type="float" office:value="15" calcext:value-type="float">
            <text:p>15</text:p>
          </table:table-cell>
          <table:table-cell table:formula="of:=ROUND((LOOKUP([.$A41];Levels;FighterTraits)/3) + LOOKUP([.$A41];Levels;RogueTraits)*2/3)" office:value-type="float" office:value="4" calcext:value-type="float">
            <text:p>4</text:p>
          </table:table-cell>
          <table:table-cell table:formula="of:=ROUND((LOOKUP([.$A41];Levels;FighterKnacks)/3) + LOOKUP([.$A41];Levels;RogueKnacks)*2/3)" office:value-type="float" office:value="6" calcext:value-type="float">
            <text:p>6</text:p>
          </table:table-cell>
          <table:table-cell table:style-name="ce7" table:formula="of:=LOOKUP(ROUND([.A41]*2/3);Levels;SneakAttack)" office:value-type="string" office:string-value="+3d4" calcext:value-type="string">
            <text:p>+3d4</text:p>
          </table:table-cell>
          <table:table-cell table:formula="of:=[.M40]+1" office:value-type="float" office:value="50" calcext:value-type="float">
            <text:p>50</text:p>
          </table:table-cell>
          <table:table-cell table:style-name="ce5" table:formula="of:=ROUND(AVERAGE([.F41:.H41]))" office:value-type="float" office:value="11" calcext:value-type="float">
            <text:p>+11</text:p>
          </table:table-cell>
          <table:table-cell table:style-name="ce5" table:formula="of:=SUM([.F41:.H41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46];Levels;FighterXP)*2/3) + (LOOKUP([.A46];Levels;MageXP)/3);-2)" office:value-type="float" office:value="0" calcext:value-type="float">
            <text:p>0</text:p>
          </table:table-cell>
          <table:table-cell table:formula="of:=[.A46]&amp;&quot;d6&quot;" office:value-type="string" office:string-value="1d6" calcext:value-type="string">
            <text:p>1d6</text:p>
          </table:table-cell>
          <table:table-cell table:formula="of:=ROUND((LOOKUP([.$A46];Levels;FighterAB)*2/3) + LOOKUP([.$A46];Levels;MageAB)/3)" office:value-type="float" office:value="1" calcext:value-type="float">
            <text:p>+1</text:p>
          </table:table-cell>
          <table:table-cell table:formula="of:=ROUND((LOOKUP([.$A46];Levels;FighterInit)*2/3) + LOOKUP([.$A46];Levels;MageInit)/3)" office:value-type="float" office:value="0" calcext:value-type="float">
            <text:p>+0</text:p>
          </table:table-cell>
          <table:table-cell table:formula="of:=ROUND((LOOKUP([.$A46];Levels;FighterEvade)*2/3) + LOOKUP([.$A46];Levels;MageEvade)/3)" office:value-type="float" office:value="1" calcext:value-type="float">
            <text:p>+1</text:p>
          </table:table-cell>
          <table:table-cell table:formula="of:=ROUND((LOOKUP([.$A46];Levels;FighterHardy)*2/3) + LOOKUP([.$A46];Levels;MageHardy)/3)" office:value-type="float" office:value="1" calcext:value-type="float">
            <text:p>+1</text:p>
          </table:table-cell>
          <table:table-cell table:formula="of:=ROUND((LOOKUP([.$A46];Levels;FighterSpirit)*2/3) + LOOKUP([.$A46];Levels;MageSpirit)/3)" office:value-type="float" office:value="0" calcext:value-type="float">
            <text:p>+0</text:p>
          </table:table-cell>
          <table:table-cell table:formula="of:=ROUND((LOOKUP([.$A46];Levels;FighterSkills)*2/3) + LOOKUP([.$A46];Levels;MageSkills)/3)" office:value-type="float" office:value="2" calcext:value-type="float">
            <text:p>2</text:p>
          </table:table-cell>
          <table:table-cell table:formula="of:=ROUND((LOOKUP([.$A46];Levels;FighterTraits)*2/3) + LOOKUP([.$A46];Levels;MageTraits)/3)" office:value-type="float" office:value="0" calcext:value-type="float">
            <text:p>0</text:p>
          </table:table-cell>
          <table:table-cell table:formula="of:=ROUND((LOOKUP([.$A46];Levels;FighterKnacks)*2/3))" office:value-type="float" office:value="1" calcext:value-type="float">
            <text:p>1</text:p>
          </table:table-cell>
          <table:table-cell table:formula="of:=ROUND([.A46]/3)" office:value-type="float" office:value="0" calcext:value-type="float">
            <text:p>0</text:p>
          </table:table-cell>
          <table:table-cell table:formula="of:=[.L46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46:.H46]))" office:value-type="float" office:value="1" calcext:value-type="float">
            <text:p>+1</text:p>
          </table:table-cell>
          <table:table-cell table:style-name="ce5" table:formula="of:=SUM([.F46:.H46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47];Levels;FighterXP)*2/3) + (LOOKUP([.A47];Levels;MageXP)/3);-2)" office:value-type="float" office:value="2200" calcext:value-type="float">
            <text:p>2,200</text:p>
          </table:table-cell>
          <table:table-cell table:formula="of:=[.A47]&amp;&quot;d6&quot;" office:value-type="string" office:string-value="2d6" calcext:value-type="string">
            <text:p>2d6</text:p>
          </table:table-cell>
          <table:table-cell table:formula="of:=ROUND((LOOKUP([.$A47];Levels;FighterAB)*2/3) + LOOKUP([.$A47];Levels;MageAB)/3)" office:value-type="float" office:value="1" calcext:value-type="float">
            <text:p>+1</text:p>
          </table:table-cell>
          <table:table-cell table:formula="of:=ROUND((LOOKUP([.$A47];Levels;FighterInit)*2/3) + LOOKUP([.$A47];Levels;MageInit)/3)" office:value-type="float" office:value="0" calcext:value-type="float">
            <text:p>+0</text:p>
          </table:table-cell>
          <table:table-cell table:formula="of:=ROUND((LOOKUP([.$A47];Levels;FighterEvade)*2/3) + LOOKUP([.$A47];Levels;MageEvade)/3)" office:value-type="float" office:value="1" calcext:value-type="float">
            <text:p>+1</text:p>
          </table:table-cell>
          <table:table-cell table:formula="of:=ROUND((LOOKUP([.$A47];Levels;FighterHardy)*2/3) + LOOKUP([.$A47];Levels;MageHardy)/3)" office:value-type="float" office:value="2" calcext:value-type="float">
            <text:p>+2</text:p>
          </table:table-cell>
          <table:table-cell table:formula="of:=ROUND((LOOKUP([.$A47];Levels;FighterSpirit)*2/3) + LOOKUP([.$A47];Levels;MageSpirit)/3)" office:value-type="float" office:value="1" calcext:value-type="float">
            <text:p>+1</text:p>
          </table:table-cell>
          <table:table-cell table:formula="of:=ROUND((LOOKUP([.$A47];Levels;FighterSkills)*2/3) + LOOKUP([.$A47];Levels;MageSkills)/3)" office:value-type="float" office:value="2" calcext:value-type="float">
            <text:p>2</text:p>
          </table:table-cell>
          <table:table-cell table:formula="of:=ROUND((LOOKUP([.$A47];Levels;FighterTraits)*2/3) + LOOKUP([.$A47];Levels;MageTraits)/3)" office:value-type="float" office:value="1" calcext:value-type="float">
            <text:p>1</text:p>
          </table:table-cell>
          <table:table-cell table:formula="of:=ROUND((LOOKUP([.$A47];Levels;FighterKnacks)*2/3))" office:value-type="float" office:value="1" calcext:value-type="float">
            <text:p>1</text:p>
          </table:table-cell>
          <table:table-cell table:formula="of:=ROUND([.A47]/3)" office:value-type="float" office:value="1" calcext:value-type="float">
            <text:p>1</text:p>
          </table:table-cell>
          <table:table-cell table:formula="of:=[.L47]&amp;&quot;d6&quot;" office:value-type="string" office:string-value="1d6" calcext:value-type="string">
            <text:p>1d6</text:p>
          </table:table-cell>
          <table:table-cell table:formula="of:=LOOKUP([.$L47];Levels;L1Spells)" office:value-type="float" office:value="1" calcext:value-type="float">
            <text:p>1</text:p>
          </table:table-cell>
          <table:table-cell table:formula="of:=LOOKUP([.$L47];Levels;L2Spells)" office:value-type="string" office:string-value="--" calcext:value-type="string">
            <text:p>--</text:p>
          </table:table-cell>
          <table:table-cell table:formula="of:=LOOKUP([.$L47];Levels;L3Spells)" office:value-type="string" office:string-value="--" calcext:value-type="string">
            <text:p>--</text:p>
          </table:table-cell>
          <table:table-cell table:style-name="ce7" table:formula="of:=LOOKUP([.L47];Levels;SaveDiff)" office:value-type="float" office:value="11" calcext:value-type="float">
            <text:p>11+</text:p>
          </table:table-cell>
          <table:table-cell table:formula="of:=[.A47]*[.$R$43]" office:value-type="float" office:value="7" calcext:value-type="float">
            <text:p>7</text:p>
          </table:table-cell>
          <table:table-cell table:style-name="ce5" table:formula="of:=ROUND(AVERAGE([.F47:.H47]))" office:value-type="float" office:value="1" calcext:value-type="float">
            <text:p>+1</text:p>
          </table:table-cell>
          <table:table-cell table:style-name="ce5" table:formula="of:=SUM([.F47:.H47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48];Levels;FighterXP)*2/3) + (LOOKUP([.A48];Levels;MageXP)/3);-2)" office:value-type="float" office:value="4300" calcext:value-type="float">
            <text:p>4,300</text:p>
          </table:table-cell>
          <table:table-cell table:formula="of:=[.A48]&amp;&quot;d6&quot;" office:value-type="string" office:string-value="3d6" calcext:value-type="string">
            <text:p>3d6</text:p>
          </table:table-cell>
          <table:table-cell table:formula="of:=ROUND((LOOKUP([.$A48];Levels;FighterAB)*2/3) + LOOKUP([.$A48];Levels;MageAB)/3)" office:value-type="float" office:value="2" calcext:value-type="float">
            <text:p>+2</text:p>
          </table:table-cell>
          <table:table-cell table:formula="of:=ROUND((LOOKUP([.$A48];Levels;FighterInit)*2/3) + LOOKUP([.$A48];Levels;MageInit)/3)" office:value-type="float" office:value="0" calcext:value-type="float">
            <text:p>+0</text:p>
          </table:table-cell>
          <table:table-cell table:formula="of:=ROUND((LOOKUP([.$A48];Levels;FighterEvade)*2/3) + LOOKUP([.$A48];Levels;MageEvade)/3)" office:value-type="float" office:value="2" calcext:value-type="float">
            <text:p>+2</text:p>
          </table:table-cell>
          <table:table-cell table:formula="of:=ROUND((LOOKUP([.$A48];Levels;FighterHardy)*2/3) + LOOKUP([.$A48];Levels;MageHardy)/3)" office:value-type="float" office:value="3" calcext:value-type="float">
            <text:p>+3</text:p>
          </table:table-cell>
          <table:table-cell table:formula="of:=ROUND((LOOKUP([.$A48];Levels;FighterSpirit)*2/3) + LOOKUP([.$A48];Levels;MageSpirit)/3)" office:value-type="float" office:value="2" calcext:value-type="float">
            <text:p>+2</text:p>
          </table:table-cell>
          <table:table-cell table:formula="of:=ROUND((LOOKUP([.$A48];Levels;FighterSkills)*2/3) + LOOKUP([.$A48];Levels;MageSkills)/3)" office:value-type="float" office:value="2" calcext:value-type="float">
            <text:p>2</text:p>
          </table:table-cell>
          <table:table-cell table:formula="of:=ROUND((LOOKUP([.$A48];Levels;FighterTraits)*2/3) + LOOKUP([.$A48];Levels;MageTraits)/3)" office:value-type="float" office:value="1" calcext:value-type="float">
            <text:p>1</text:p>
          </table:table-cell>
          <table:table-cell table:formula="of:=ROUND((LOOKUP([.$A48];Levels;FighterKnacks)*2/3))" office:value-type="float" office:value="1" calcext:value-type="float">
            <text:p>1</text:p>
          </table:table-cell>
          <table:table-cell table:formula="of:=ROUND([.A48]/3)" office:value-type="float" office:value="1" calcext:value-type="float">
            <text:p>1</text:p>
          </table:table-cell>
          <table:table-cell table:formula="of:=[.L48]&amp;&quot;d6&quot;" office:value-type="string" office:string-value="1d6" calcext:value-type="string">
            <text:p>1d6</text:p>
          </table:table-cell>
          <table:table-cell table:formula="of:=LOOKUP([.$L48];Levels;L1Spells)" office:value-type="float" office:value="1" calcext:value-type="float">
            <text:p>1</text:p>
          </table:table-cell>
          <table:table-cell table:formula="of:=LOOKUP([.$L48];Levels;L2Spells)" office:value-type="string" office:string-value="--" calcext:value-type="string">
            <text:p>--</text:p>
          </table:table-cell>
          <table:table-cell table:formula="of:=LOOKUP([.$L48];Levels;L3Spells)" office:value-type="string" office:string-value="--" calcext:value-type="string">
            <text:p>--</text:p>
          </table:table-cell>
          <table:table-cell table:style-name="ce7" table:formula="of:=LOOKUP([.L48];Levels;SaveDiff)" office:value-type="float" office:value="11" calcext:value-type="float">
            <text:p>11+</text:p>
          </table:table-cell>
          <table:table-cell table:formula="of:=[.A48]*[.$R$43]" office:value-type="float" office:value="10.5" calcext:value-type="float">
            <text:p>10.5</text:p>
          </table:table-cell>
          <table:table-cell table:style-name="ce5" table:formula="of:=ROUND(AVERAGE([.F48:.H48]))" office:value-type="float" office:value="2" calcext:value-type="float">
            <text:p>+2</text:p>
          </table:table-cell>
          <table:table-cell table:style-name="ce5" table:formula="of:=SUM([.F48:.H48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49];Levels;FighterXP)*2/3) + (LOOKUP([.A49];Levels;MageXP)/3);-2)" office:value-type="float" office:value="8700" calcext:value-type="float">
            <text:p>8,700</text:p>
          </table:table-cell>
          <table:table-cell table:formula="of:=[.A49]&amp;&quot;d6&quot;" office:value-type="string" office:string-value="4d6" calcext:value-type="string">
            <text:p>4d6</text:p>
          </table:table-cell>
          <table:table-cell table:formula="of:=ROUND((LOOKUP([.$A49];Levels;FighterAB)*2/3) + LOOKUP([.$A49];Levels;MageAB)/3)" office:value-type="float" office:value="2" calcext:value-type="float">
            <text:p>+2</text:p>
          </table:table-cell>
          <table:table-cell table:formula="of:=ROUND((LOOKUP([.$A49];Levels;FighterInit)*2/3) + LOOKUP([.$A49];Levels;MageInit)/3)" office:value-type="float" office:value="1" calcext:value-type="float">
            <text:p>+1</text:p>
          </table:table-cell>
          <table:table-cell table:formula="of:=ROUND((LOOKUP([.$A49];Levels;FighterEvade)*2/3) + LOOKUP([.$A49];Levels;MageEvade)/3)" office:value-type="float" office:value="3" calcext:value-type="float">
            <text:p>+3</text:p>
          </table:table-cell>
          <table:table-cell table:formula="of:=ROUND((LOOKUP([.$A49];Levels;FighterHardy)*2/3) + LOOKUP([.$A49];Levels;MageHardy)/3)" office:value-type="float" office:value="3" calcext:value-type="float">
            <text:p>+3</text:p>
          </table:table-cell>
          <table:table-cell table:formula="of:=ROUND((LOOKUP([.$A49];Levels;FighterSpirit)*2/3) + LOOKUP([.$A49];Levels;MageSpirit)/3)" office:value-type="float" office:value="3" calcext:value-type="float">
            <text:p>+3</text:p>
          </table:table-cell>
          <table:table-cell table:formula="of:=ROUND((LOOKUP([.$A49];Levels;FighterSkills)*2/3) + LOOKUP([.$A49];Levels;MageSkills)/3)" office:value-type="float" office:value="4" calcext:value-type="float">
            <text:p>4</text:p>
          </table:table-cell>
          <table:table-cell table:formula="of:=ROUND((LOOKUP([.$A49];Levels;FighterTraits)*2/3) + LOOKUP([.$A49];Levels;MageTraits)/3)" office:value-type="float" office:value="1" calcext:value-type="float">
            <text:p>1</text:p>
          </table:table-cell>
          <table:table-cell table:formula="of:=ROUND((LOOKUP([.$A49];Levels;FighterKnacks)*2/3))" office:value-type="float" office:value="1" calcext:value-type="float">
            <text:p>1</text:p>
          </table:table-cell>
          <table:table-cell table:formula="of:=ROUND([.A49]/3)" office:value-type="float" office:value="1" calcext:value-type="float">
            <text:p>1</text:p>
          </table:table-cell>
          <table:table-cell table:formula="of:=[.L49]&amp;&quot;d6&quot;" office:value-type="string" office:string-value="1d6" calcext:value-type="string">
            <text:p>1d6</text:p>
          </table:table-cell>
          <table:table-cell table:formula="of:=LOOKUP([.$L49];Levels;L1Spells)" office:value-type="float" office:value="1" calcext:value-type="float">
            <text:p>1</text:p>
          </table:table-cell>
          <table:table-cell table:formula="of:=LOOKUP([.$L49];Levels;L2Spells)" office:value-type="string" office:string-value="--" calcext:value-type="string">
            <text:p>--</text:p>
          </table:table-cell>
          <table:table-cell table:formula="of:=LOOKUP([.$L49];Levels;L3Spells)" office:value-type="string" office:string-value="--" calcext:value-type="string">
            <text:p>--</text:p>
          </table:table-cell>
          <table:table-cell table:style-name="ce7" table:formula="of:=LOOKUP([.L49];Levels;SaveDiff)" office:value-type="float" office:value="11" calcext:value-type="float">
            <text:p>11+</text:p>
          </table:table-cell>
          <table:table-cell table:formula="of:=[.A49]*[.$R$43]" office:value-type="float" office:value="14" calcext:value-type="float">
            <text:p>14</text:p>
          </table:table-cell>
          <table:table-cell table:style-name="ce5" table:formula="of:=ROUND(AVERAGE([.F49:.H49]))" office:value-type="float" office:value="3" calcext:value-type="float">
            <text:p>+3</text:p>
          </table:table-cell>
          <table:table-cell table:style-name="ce5" table:formula="of:=SUM([.F49:.H49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50];Levels;FighterXP)*2/3) + (LOOKUP([.A50];Levels;MageXP)/3);-2)" office:value-type="float" office:value="17300" calcext:value-type="float">
            <text:p>17,300</text:p>
          </table:table-cell>
          <table:table-cell table:formula="of:=[.A50]&amp;&quot;d6&quot;" office:value-type="string" office:string-value="5d6" calcext:value-type="string">
            <text:p>5d6</text:p>
          </table:table-cell>
          <table:table-cell table:formula="of:=ROUND((LOOKUP([.$A50];Levels;FighterAB)*2/3) + LOOKUP([.$A50];Levels;MageAB)/3)" office:value-type="float" office:value="3" calcext:value-type="float">
            <text:p>+3</text:p>
          </table:table-cell>
          <table:table-cell table:formula="of:=ROUND((LOOKUP([.$A50];Levels;FighterInit)*2/3) + LOOKUP([.$A50];Levels;MageInit)/3)" office:value-type="float" office:value="1" calcext:value-type="float">
            <text:p>+1</text:p>
          </table:table-cell>
          <table:table-cell table:formula="of:=ROUND((LOOKUP([.$A50];Levels;FighterEvade)*2/3) + LOOKUP([.$A50];Levels;MageEvade)/3)" office:value-type="float" office:value="3" calcext:value-type="float">
            <text:p>+3</text:p>
          </table:table-cell>
          <table:table-cell table:formula="of:=ROUND((LOOKUP([.$A50];Levels;FighterHardy)*2/3) + LOOKUP([.$A50];Levels;MageHardy)/3)" office:value-type="float" office:value="4" calcext:value-type="float">
            <text:p>+4</text:p>
          </table:table-cell>
          <table:table-cell table:formula="of:=ROUND((LOOKUP([.$A50];Levels;FighterSpirit)*2/3) + LOOKUP([.$A50];Levels;MageSpirit)/3)" office:value-type="float" office:value="3" calcext:value-type="float">
            <text:p>+3</text:p>
          </table:table-cell>
          <table:table-cell table:formula="of:=ROUND((LOOKUP([.$A50];Levels;FighterSkills)*2/3) + LOOKUP([.$A50];Levels;MageSkills)/3)" office:value-type="float" office:value="4" calcext:value-type="float">
            <text:p>4</text:p>
          </table:table-cell>
          <table:table-cell table:formula="of:=ROUND((LOOKUP([.$A50];Levels;FighterTraits)*2/3) + LOOKUP([.$A50];Levels;MageTraits)/3)" office:value-type="float" office:value="1" calcext:value-type="float">
            <text:p>1</text:p>
          </table:table-cell>
          <table:table-cell table:formula="of:=ROUND((LOOKUP([.$A50];Levels;FighterKnacks)*2/3))" office:value-type="float" office:value="2" calcext:value-type="float">
            <text:p>2</text:p>
          </table:table-cell>
          <table:table-cell table:formula="of:=ROUND([.A50]/3)" office:value-type="float" office:value="2" calcext:value-type="float">
            <text:p>2</text:p>
          </table:table-cell>
          <table:table-cell table:formula="of:=[.L50]&amp;&quot;d6&quot;" office:value-type="string" office:string-value="2d6" calcext:value-type="string">
            <text:p>2d6</text:p>
          </table:table-cell>
          <table:table-cell table:formula="of:=LOOKUP([.$L50];Levels;L1Spells)" office:value-type="float" office:value="2" calcext:value-type="float">
            <text:p>2</text:p>
          </table:table-cell>
          <table:table-cell table:formula="of:=LOOKUP([.$L50];Levels;L2Spells)" office:value-type="string" office:string-value="--" calcext:value-type="string">
            <text:p>--</text:p>
          </table:table-cell>
          <table:table-cell table:formula="of:=LOOKUP([.$L50];Levels;L3Spells)" office:value-type="string" office:string-value="--" calcext:value-type="string">
            <text:p>--</text:p>
          </table:table-cell>
          <table:table-cell table:style-name="ce7" table:formula="of:=LOOKUP([.L50];Levels;SaveDiff)" office:value-type="float" office:value="11" calcext:value-type="float">
            <text:p>11+</text:p>
          </table:table-cell>
          <table:table-cell table:formula="of:=[.A50]*[.$R$43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3" calcext:value-type="float">
            <text:p>+3</text:p>
          </table:table-cell>
          <table:table-cell table:style-name="ce5" table:formula="of:=SUM([.F50:.H50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51];Levels;FighterXP)*2/3) + (LOOKUP([.A51];Levels;MageXP)/3);-3)" office:value-type="float" office:value="35000" calcext:value-type="float">
            <text:p>35,000</text:p>
          </table:table-cell>
          <table:table-cell table:formula="of:=[.A51]&amp;&quot;d6&quot;" office:value-type="string" office:string-value="6d6" calcext:value-type="string">
            <text:p>6d6</text:p>
          </table:table-cell>
          <table:table-cell table:formula="of:=ROUND((LOOKUP([.$A51];Levels;FighterAB)*2/3) + LOOKUP([.$A51];Levels;MageAB)/3)" office:value-type="float" office:value="3" calcext:value-type="float">
            <text:p>+3</text:p>
          </table:table-cell>
          <table:table-cell table:formula="of:=ROUND((LOOKUP([.$A51];Levels;FighterInit)*2/3) + LOOKUP([.$A51];Levels;MageInit)/3)" office:value-type="float" office:value="1" calcext:value-type="float">
            <text:p>+1</text:p>
          </table:table-cell>
          <table:table-cell table:formula="of:=ROUND((LOOKUP([.$A51];Levels;FighterEvade)*2/3) + LOOKUP([.$A51];Levels;MageEvade)/3)" office:value-type="float" office:value="4" calcext:value-type="float">
            <text:p>+4</text:p>
          </table:table-cell>
          <table:table-cell table:formula="of:=ROUND((LOOKUP([.$A51];Levels;FighterHardy)*2/3) + LOOKUP([.$A51];Levels;MageHardy)/3)" office:value-type="float" office:value="5" calcext:value-type="float">
            <text:p>+5</text:p>
          </table:table-cell>
          <table:table-cell table:formula="of:=ROUND((LOOKUP([.$A51];Levels;FighterSpirit)*2/3) + LOOKUP([.$A51];Levels;MageSpirit)/3)" office:value-type="float" office:value="4" calcext:value-type="float">
            <text:p>+4</text:p>
          </table:table-cell>
          <table:table-cell table:formula="of:=ROUND((LOOKUP([.$A51];Levels;FighterSkills)*2/3) + LOOKUP([.$A51];Levels;MageSkills)/3)" office:value-type="float" office:value="4" calcext:value-type="float">
            <text:p>4</text:p>
          </table:table-cell>
          <table:table-cell table:formula="of:=ROUND((LOOKUP([.$A51];Levels;FighterTraits)*2/3) + LOOKUP([.$A51];Levels;MageTraits)/3)" office:value-type="float" office:value="2" calcext:value-type="float">
            <text:p>2</text:p>
          </table:table-cell>
          <table:table-cell table:formula="of:=ROUND((LOOKUP([.$A51];Levels;FighterKnacks)*2/3))" office:value-type="float" office:value="2" calcext:value-type="float">
            <text:p>2</text:p>
          </table:table-cell>
          <table:table-cell table:formula="of:=ROUND([.A51]/3)" office:value-type="float" office:value="2" calcext:value-type="float">
            <text:p>2</text:p>
          </table:table-cell>
          <table:table-cell table:formula="of:=[.L51]&amp;&quot;d6&quot;" office:value-type="string" office:string-value="2d6" calcext:value-type="string">
            <text:p>2d6</text:p>
          </table:table-cell>
          <table:table-cell table:formula="of:=LOOKUP([.$L51];Levels;L1Spells)" office:value-type="float" office:value="2" calcext:value-type="float">
            <text:p>2</text:p>
          </table:table-cell>
          <table:table-cell table:formula="of:=LOOKUP([.$L51];Levels;L2Spells)" office:value-type="string" office:string-value="--" calcext:value-type="string">
            <text:p>--</text:p>
          </table:table-cell>
          <table:table-cell table:formula="of:=LOOKUP([.$L51];Levels;L3Spells)" office:value-type="string" office:string-value="--" calcext:value-type="string">
            <text:p>--</text:p>
          </table:table-cell>
          <table:table-cell table:style-name="ce7" table:formula="of:=LOOKUP([.L51];Levels;SaveDiff)" office:value-type="float" office:value="11" calcext:value-type="float">
            <text:p>11+</text:p>
          </table:table-cell>
          <table:table-cell table:formula="of:=[.A51]*[.$R$43]" office:value-type="float" office:value="21" calcext:value-type="float">
            <text:p>21</text:p>
          </table:table-cell>
          <table:table-cell table:style-name="ce5" table:formula="of:=ROUND(AVERAGE([.F51:.H51]))" office:value-type="float" office:value="4" calcext:value-type="float">
            <text:p>+4</text:p>
          </table:table-cell>
          <table:table-cell table:style-name="ce5" table:formula="of:=SUM([.F51:.H51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52];Levels;FighterXP)*2/3) + (LOOKUP([.A52];Levels;MageXP)/3);-3)" office:value-type="float" office:value="69000" calcext:value-type="float">
            <text:p>69,000</text:p>
          </table:table-cell>
          <table:table-cell table:formula="of:=[.A52]&amp;&quot;d6&quot;" office:value-type="string" office:string-value="7d6" calcext:value-type="string">
            <text:p>7d6</text:p>
          </table:table-cell>
          <table:table-cell table:formula="of:=ROUND((LOOKUP([.$A52];Levels;FighterAB)*2/3) + LOOKUP([.$A52];Levels;MageAB)/3)" office:value-type="float" office:value="4" calcext:value-type="float">
            <text:p>+4</text:p>
          </table:table-cell>
          <table:table-cell table:formula="of:=ROUND((LOOKUP([.$A52];Levels;FighterInit)*2/3) + LOOKUP([.$A52];Levels;MageInit)/3)" office:value-type="float" office:value="1" calcext:value-type="float">
            <text:p>+1</text:p>
          </table:table-cell>
          <table:table-cell table:formula="of:=ROUND((LOOKUP([.$A52];Levels;FighterEvade)*2/3) + LOOKUP([.$A52];Levels;MageEvade)/3)" office:value-type="float" office:value="5" calcext:value-type="float">
            <text:p>+5</text:p>
          </table:table-cell>
          <table:table-cell table:formula="of:=ROUND((LOOKUP([.$A52];Levels;FighterHardy)*2/3) + LOOKUP([.$A52];Levels;MageHardy)/3)" office:value-type="float" office:value="5" calcext:value-type="float">
            <text:p>+5</text:p>
          </table:table-cell>
          <table:table-cell table:formula="of:=ROUND((LOOKUP([.$A52];Levels;FighterSpirit)*2/3) + LOOKUP([.$A52];Levels;MageSpirit)/3)" office:value-type="float" office:value="5" calcext:value-type="float">
            <text:p>+5</text:p>
          </table:table-cell>
          <table:table-cell table:formula="of:=ROUND((LOOKUP([.$A52];Levels;FighterSkills)*2/3) + LOOKUP([.$A52];Levels;MageSkills)/3)" office:value-type="float" office:value="4" calcext:value-type="float">
            <text:p>4</text:p>
          </table:table-cell>
          <table:table-cell table:formula="of:=ROUND((LOOKUP([.$A52];Levels;FighterTraits)*2/3) + LOOKUP([.$A52];Levels;MageTraits)/3)" office:value-type="float" office:value="2" calcext:value-type="float">
            <text:p>2</text:p>
          </table:table-cell>
          <table:table-cell table:formula="of:=ROUND((LOOKUP([.$A52];Levels;FighterKnacks)*2/3))" office:value-type="float" office:value="3" calcext:value-type="float">
            <text:p>3</text:p>
          </table:table-cell>
          <table:table-cell table:formula="of:=ROUND([.A52]/3)" office:value-type="float" office:value="2" calcext:value-type="float">
            <text:p>2</text:p>
          </table:table-cell>
          <table:table-cell table:formula="of:=[.L52]&amp;&quot;d6&quot;" office:value-type="string" office:string-value="2d6" calcext:value-type="string">
            <text:p>2d6</text:p>
          </table:table-cell>
          <table:table-cell table:formula="of:=LOOKUP([.$L52];Levels;L1Spells)" office:value-type="float" office:value="2" calcext:value-type="float">
            <text:p>2</text:p>
          </table:table-cell>
          <table:table-cell table:formula="of:=LOOKUP([.$L52];Levels;L2Spells)" office:value-type="string" office:string-value="--" calcext:value-type="string">
            <text:p>--</text:p>
          </table:table-cell>
          <table:table-cell table:formula="of:=LOOKUP([.$L52];Levels;L3Spells)" office:value-type="string" office:string-value="--" calcext:value-type="string">
            <text:p>--</text:p>
          </table:table-cell>
          <table:table-cell table:style-name="ce7" table:formula="of:=LOOKUP([.L52];Levels;SaveDiff)" office:value-type="float" office:value="11" calcext:value-type="float">
            <text:p>11+</text:p>
          </table:table-cell>
          <table:table-cell table:formula="of:=[.A52]*[.$R$43]" office:value-type="float" office:value="24.5" calcext:value-type="float">
            <text:p>24.5</text:p>
          </table:table-cell>
          <table:table-cell table:style-name="ce5" table:formula="of:=ROUND(AVERAGE([.F52:.H52]))" office:value-type="float" office:value="5" calcext:value-type="float">
            <text:p>+5</text:p>
          </table:table-cell>
          <table:table-cell table:style-name="ce5" table:formula="of:=SUM([.F52:.H52])" office:value-type="float" office:value="15" calcext:value-type="float">
            <text:p>+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53];Levels;FighterXP)*2/3) + (LOOKUP([.A53];Levels;MageXP)/3);-3)" office:value-type="float" office:value="133000" calcext:value-type="float">
            <text:p>133,000</text:p>
          </table:table-cell>
          <table:table-cell table:formula="of:=[.A53]&amp;&quot;d6&quot;" office:value-type="string" office:string-value="8d6" calcext:value-type="string">
            <text:p>8d6</text:p>
          </table:table-cell>
          <table:table-cell table:formula="of:=ROUND((LOOKUP([.$A53];Levels;FighterAB)*2/3) + LOOKUP([.$A53];Levels;MageAB)/3)" office:value-type="float" office:value="5" calcext:value-type="float">
            <text:p>+5</text:p>
          </table:table-cell>
          <table:table-cell table:formula="of:=ROUND((LOOKUP([.$A53];Levels;FighterInit)*2/3) + LOOKUP([.$A53];Levels;MageInit)/3)" office:value-type="float" office:value="2" calcext:value-type="float">
            <text:p>+2</text:p>
          </table:table-cell>
          <table:table-cell table:formula="of:=ROUND((LOOKUP([.$A53];Levels;FighterEvade)*2/3) + LOOKUP([.$A53];Levels;MageEvade)/3)" office:value-type="float" office:value="5" calcext:value-type="float">
            <text:p>+5</text:p>
          </table:table-cell>
          <table:table-cell table:formula="of:=ROUND((LOOKUP([.$A53];Levels;FighterHardy)*2/3) + LOOKUP([.$A53];Levels;MageHardy)/3)" office:value-type="float" office:value="6" calcext:value-type="float">
            <text:p>+6</text:p>
          </table:table-cell>
          <table:table-cell table:formula="of:=ROUND((LOOKUP([.$A53];Levels;FighterSpirit)*2/3) + LOOKUP([.$A53];Levels;MageSpirit)/3)" office:value-type="float" office:value="5" calcext:value-type="float">
            <text:p>+5</text:p>
          </table:table-cell>
          <table:table-cell table:formula="of:=ROUND((LOOKUP([.$A53];Levels;FighterSkills)*2/3) + LOOKUP([.$A53];Levels;MageSkills)/3)" office:value-type="float" office:value="6" calcext:value-type="float">
            <text:p>6</text:p>
          </table:table-cell>
          <table:table-cell table:formula="of:=ROUND((LOOKUP([.$A53];Levels;FighterTraits)*2/3) + LOOKUP([.$A53];Levels;MageTraits)/3)" office:value-type="float" office:value="2" calcext:value-type="float">
            <text:p>2</text:p>
          </table:table-cell>
          <table:table-cell table:formula="of:=ROUND((LOOKUP([.$A53];Levels;FighterKnacks)*2/3))" office:value-type="float" office:value="3" calcext:value-type="float">
            <text:p>3</text:p>
          </table:table-cell>
          <table:table-cell table:formula="of:=ROUND([.A53]/3)" office:value-type="float" office:value="3" calcext:value-type="float">
            <text:p>3</text:p>
          </table:table-cell>
          <table:table-cell table:formula="of:=[.L53]&amp;&quot;d6&quot;" office:value-type="string" office:string-value="3d6" calcext:value-type="string">
            <text:p>3d6</text:p>
          </table:table-cell>
          <table:table-cell table:formula="of:=LOOKUP([.$L53];Levels;L1Spells)" office:value-type="float" office:value="2" calcext:value-type="float">
            <text:p>2</text:p>
          </table:table-cell>
          <table:table-cell table:formula="of:=LOOKUP([.$L53];Levels;L2Spells)" office:value-type="float" office:value="1" calcext:value-type="float">
            <text:p>1</text:p>
          </table:table-cell>
          <table:table-cell table:formula="of:=LOOKUP([.$L53];Levels;L3Spells)" office:value-type="string" office:string-value="--" calcext:value-type="string">
            <text:p>--</text:p>
          </table:table-cell>
          <table:table-cell table:style-name="ce7" table:formula="of:=LOOKUP([.L53];Levels;SaveDiff)" office:value-type="float" office:value="12" calcext:value-type="float">
            <text:p>12+</text:p>
          </table:table-cell>
          <table:table-cell table:formula="of:=[.A53]*[.$R$43]" office:value-type="float" office:value="28" calcext:value-type="float">
            <text:p>28</text:p>
          </table:table-cell>
          <table:table-cell table:style-name="ce5" table:formula="of:=ROUND(AVERAGE([.F53:.H53]))" office:value-type="float" office:value="5" calcext:value-type="float">
            <text:p>+5</text:p>
          </table:table-cell>
          <table:table-cell table:style-name="ce5" table:formula="of:=SUM([.F53:.H53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54];Levels;FighterXP)*2/3) + (LOOKUP([.A54];Levels;MageXP)/3);-4)" office:value-type="float" office:value="270000" calcext:value-type="float">
            <text:p>270,000</text:p>
          </table:table-cell>
          <table:table-cell table:formula="of:=[.A54]&amp;&quot;d6&quot;" office:value-type="string" office:string-value="9d6" calcext:value-type="string">
            <text:p>9d6</text:p>
          </table:table-cell>
          <table:table-cell table:formula="of:=ROUND((LOOKUP([.$A54];Levels;FighterAB)*2/3) + LOOKUP([.$A54];Levels;MageAB)/3)" office:value-type="float" office:value="5" calcext:value-type="float">
            <text:p>+5</text:p>
          </table:table-cell>
          <table:table-cell table:formula="of:=ROUND((LOOKUP([.$A54];Levels;FighterInit)*2/3) + LOOKUP([.$A54];Levels;MageInit)/3)" office:value-type="float" office:value="2" calcext:value-type="float">
            <text:p>+2</text:p>
          </table:table-cell>
          <table:table-cell table:formula="of:=ROUND((LOOKUP([.$A54];Levels;FighterEvade)*2/3) + LOOKUP([.$A54];Levels;MageEvade)/3)" office:value-type="float" office:value="6" calcext:value-type="float">
            <text:p>+6</text:p>
          </table:table-cell>
          <table:table-cell table:formula="of:=ROUND((LOOKUP([.$A54];Levels;FighterHardy)*2/3) + LOOKUP([.$A54];Levels;MageHardy)/3)" office:value-type="float" office:value="7" calcext:value-type="float">
            <text:p>+7</text:p>
          </table:table-cell>
          <table:table-cell table:formula="of:=ROUND((LOOKUP([.$A54];Levels;FighterSpirit)*2/3) + LOOKUP([.$A54];Levels;MageSpirit)/3)" office:value-type="float" office:value="6" calcext:value-type="float">
            <text:p>+6</text:p>
          </table:table-cell>
          <table:table-cell table:formula="of:=ROUND((LOOKUP([.$A54];Levels;FighterSkills)*2/3) + LOOKUP([.$A54];Levels;MageSkills)/3)" office:value-type="float" office:value="6" calcext:value-type="float">
            <text:p>6</text:p>
          </table:table-cell>
          <table:table-cell table:formula="of:=ROUND((LOOKUP([.$A54];Levels;FighterTraits)*2/3) + LOOKUP([.$A54];Levels;MageTraits)/3)" office:value-type="float" office:value="2" calcext:value-type="float">
            <text:p>2</text:p>
          </table:table-cell>
          <table:table-cell table:formula="of:=ROUND((LOOKUP([.$A54];Levels;FighterKnacks)*2/3))" office:value-type="float" office:value="3" calcext:value-type="float">
            <text:p>3</text:p>
          </table:table-cell>
          <table:table-cell table:formula="of:=ROUND([.A54]/3)" office:value-type="float" office:value="3" calcext:value-type="float">
            <text:p>3</text:p>
          </table:table-cell>
          <table:table-cell table:formula="of:=[.L54]&amp;&quot;d6&quot;" office:value-type="string" office:string-value="3d6" calcext:value-type="string">
            <text:p>3d6</text:p>
          </table:table-cell>
          <table:table-cell table:formula="of:=LOOKUP([.$L54];Levels;L1Spells)" office:value-type="float" office:value="2" calcext:value-type="float">
            <text:p>2</text:p>
          </table:table-cell>
          <table:table-cell table:formula="of:=LOOKUP([.$L54];Levels;L2Spells)" office:value-type="float" office:value="1" calcext:value-type="float">
            <text:p>1</text:p>
          </table:table-cell>
          <table:table-cell table:formula="of:=LOOKUP([.$L54];Levels;L3Spells)" office:value-type="string" office:string-value="--" calcext:value-type="string">
            <text:p>--</text:p>
          </table:table-cell>
          <table:table-cell table:style-name="ce7" table:formula="of:=LOOKUP([.L54];Levels;SaveDiff)" office:value-type="float" office:value="12" calcext:value-type="float">
            <text:p>12+</text:p>
          </table:table-cell>
          <table:table-cell table:formula="of:=[.A54]*[.$R$43]" office:value-type="float" office:value="31.5" calcext:value-type="float">
            <text:p>31.5</text:p>
          </table:table-cell>
          <table:table-cell table:style-name="ce5" table:formula="of:=ROUND(AVERAGE([.F54:.H54]))" office:value-type="float" office:value="6" calcext:value-type="float">
            <text:p>+6</text:p>
          </table:table-cell>
          <table:table-cell table:style-name="ce5" table:formula="of:=SUM([.F54:.H54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55];Levels;FighterXP)*2/3) + (LOOKUP([.A55];Levels;MageXP)/3);-4)" office:value-type="float" office:value="400000" calcext:value-type="float">
            <text:p>400,000</text:p>
          </table:table-cell>
          <table:table-cell table:formula="of:=[.A55]&amp;&quot;d6&quot;" office:value-type="string" office:string-value="10d6" calcext:value-type="string">
            <text:p>10d6</text:p>
          </table:table-cell>
          <table:table-cell table:formula="of:=ROUND((LOOKUP([.$A55];Levels;FighterAB)*2/3) + LOOKUP([.$A55];Levels;MageAB)/3)" office:value-type="float" office:value="6" calcext:value-type="float">
            <text:p>+6</text:p>
          </table:table-cell>
          <table:table-cell table:formula="of:=ROUND((LOOKUP([.$A55];Levels;FighterInit)*2/3) + LOOKUP([.$A55];Levels;MageInit)/3)" office:value-type="float" office:value="2" calcext:value-type="float">
            <text:p>+2</text:p>
          </table:table-cell>
          <table:table-cell table:formula="of:=ROUND((LOOKUP([.$A55];Levels;FighterEvade)*2/3) + LOOKUP([.$A55];Levels;MageEvade)/3)" office:value-type="float" office:value="7" calcext:value-type="float">
            <text:p>+7</text:p>
          </table:table-cell>
          <table:table-cell table:formula="of:=ROUND((LOOKUP([.$A55];Levels;FighterHardy)*2/3) + LOOKUP([.$A55];Levels;MageHardy)/3)" office:value-type="float" office:value="7" calcext:value-type="float">
            <text:p>+7</text:p>
          </table:table-cell>
          <table:table-cell table:formula="of:=ROUND((LOOKUP([.$A55];Levels;FighterSpirit)*2/3) + LOOKUP([.$A55];Levels;MageSpirit)/3)" office:value-type="float" office:value="7" calcext:value-type="float">
            <text:p>+7</text:p>
          </table:table-cell>
          <table:table-cell table:formula="of:=ROUND((LOOKUP([.$A55];Levels;FighterSkills)*2/3) + LOOKUP([.$A55];Levels;MageSkills)/3)" office:value-type="float" office:value="6" calcext:value-type="float">
            <text:p>6</text:p>
          </table:table-cell>
          <table:table-cell table:formula="of:=ROUND((LOOKUP([.$A55];Levels;FighterTraits)*2/3) + LOOKUP([.$A55];Levels;MageTraits)/3)" office:value-type="float" office:value="3" calcext:value-type="float">
            <text:p>3</text:p>
          </table:table-cell>
          <table:table-cell table:formula="of:=ROUND((LOOKUP([.$A55];Levels;FighterKnacks)*2/3))" office:value-type="float" office:value="3" calcext:value-type="float">
            <text:p>3</text:p>
          </table:table-cell>
          <table:table-cell table:formula="of:=ROUND([.A55]/3)" office:value-type="float" office:value="3" calcext:value-type="float">
            <text:p>3</text:p>
          </table:table-cell>
          <table:table-cell table:formula="of:=[.L55]&amp;&quot;d6&quot;" office:value-type="string" office:string-value="3d6" calcext:value-type="string">
            <text:p>3d6</text:p>
          </table:table-cell>
          <table:table-cell table:formula="of:=LOOKUP([.$L55];Levels;L1Spells)" office:value-type="float" office:value="2" calcext:value-type="float">
            <text:p>2</text:p>
          </table:table-cell>
          <table:table-cell table:formula="of:=LOOKUP([.$L55];Levels;L2Spells)" office:value-type="float" office:value="1" calcext:value-type="float">
            <text:p>1</text:p>
          </table:table-cell>
          <table:table-cell table:formula="of:=LOOKUP([.$L55];Levels;L3Spells)" office:value-type="string" office:string-value="--" calcext:value-type="string">
            <text:p>--</text:p>
          </table:table-cell>
          <table:table-cell table:style-name="ce7" table:formula="of:=LOOKUP([.L55];Levels;SaveDiff)" office:value-type="float" office:value="12" calcext:value-type="float">
            <text:p>12+</text:p>
          </table:table-cell>
          <table:table-cell table:formula="of:=[.A55]*[.$R$43]" office:value-type="float" office:value="35" calcext:value-type="float">
            <text:p>35</text:p>
          </table:table-cell>
          <table:table-cell table:style-name="ce5" table:formula="of:=ROUND(AVERAGE([.F55:.H55]))" office:value-type="float" office:value="7" calcext:value-type="float">
            <text:p>+7</text:p>
          </table:table-cell>
          <table:table-cell table:style-name="ce5" table:formula="of:=SUM([.F55:.H55])" office:value-type="float" office:value="21" calcext:value-type="float">
            <text:p>+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56];Levels;FighterXP)*2/3) + (LOOKUP([.A56];Levels;MageXP)/3);-4)" office:value-type="float" office:value="530000" calcext:value-type="float">
            <text:p>530,000</text:p>
          </table:table-cell>
          <table:table-cell table:formula="of:=[.$C$55] &amp; &quot;+&quot; &amp; (([.A56]-10)*2)" office:value-type="string" office:string-value="10d6+2" calcext:value-type="string">
            <text:p>10d6+2</text:p>
          </table:table-cell>
          <table:table-cell table:formula="of:=ROUND((LOOKUP([.$A56];Levels;FighterAB)*2/3) + LOOKUP([.$A56];Levels;MageAB)/3)" office:value-type="float" office:value="7" calcext:value-type="float">
            <text:p>+7</text:p>
          </table:table-cell>
          <table:table-cell table:formula="of:=ROUND((LOOKUP([.$A56];Levels;FighterInit)*2/3) + LOOKUP([.$A56];Levels;MageInit)/3)" office:value-type="float" office:value="2" calcext:value-type="float">
            <text:p>+2</text:p>
          </table:table-cell>
          <table:table-cell table:formula="of:=ROUND((LOOKUP([.$A56];Levels;FighterEvade)*2/3) + LOOKUP([.$A56];Levels;MageEvade)/3)" office:value-type="float" office:value="7" calcext:value-type="float">
            <text:p>+7</text:p>
          </table:table-cell>
          <table:table-cell table:formula="of:=ROUND((LOOKUP([.$A56];Levels;FighterHardy)*2/3) + LOOKUP([.$A56];Levels;MageHardy)/3)" office:value-type="float" office:value="8" calcext:value-type="float">
            <text:p>+8</text:p>
          </table:table-cell>
          <table:table-cell table:formula="of:=ROUND((LOOKUP([.$A56];Levels;FighterSpirit)*2/3) + LOOKUP([.$A56];Levels;MageSpirit)/3)" office:value-type="float" office:value="8" calcext:value-type="float">
            <text:p>+8</text:p>
          </table:table-cell>
          <table:table-cell table:formula="of:=ROUND((LOOKUP([.$A56];Levels;FighterSkills)*2/3) + LOOKUP([.$A56];Levels;MageSkills)/3)" office:value-type="float" office:value="6" calcext:value-type="float">
            <text:p>6</text:p>
          </table:table-cell>
          <table:table-cell table:formula="of:=ROUND((LOOKUP([.$A56];Levels;FighterTraits)*2/3) + LOOKUP([.$A56];Levels;MageTraits)/3)" office:value-type="float" office:value="3" calcext:value-type="float">
            <text:p>3</text:p>
          </table:table-cell>
          <table:table-cell table:formula="of:=ROUND((LOOKUP([.$A56];Levels;FighterKnacks)*2/3))" office:value-type="float" office:value="4" calcext:value-type="float">
            <text:p>4</text:p>
          </table:table-cell>
          <table:table-cell table:formula="of:=ROUND([.A56]/3)" office:value-type="float" office:value="4" calcext:value-type="float">
            <text:p>4</text:p>
          </table:table-cell>
          <table:table-cell table:formula="of:=[.L56]&amp;&quot;d6&quot;" office:value-type="string" office:string-value="4d6" calcext:value-type="string">
            <text:p>4d6</text:p>
          </table:table-cell>
          <table:table-cell table:formula="of:=LOOKUP([.$L56];Levels;L1Spells)" office:value-type="float" office:value="2" calcext:value-type="float">
            <text:p>2</text:p>
          </table:table-cell>
          <table:table-cell table:formula="of:=LOOKUP([.$L56];Levels;L2Spells)" office:value-type="float" office:value="2" calcext:value-type="float">
            <text:p>2</text:p>
          </table:table-cell>
          <table:table-cell table:formula="of:=LOOKUP([.$L56];Levels;L3Spells)" office:value-type="string" office:string-value="--" calcext:value-type="string">
            <text:p>--</text:p>
          </table:table-cell>
          <table:table-cell table:style-name="ce7" table:formula="of:=LOOKUP([.L56];Levels;SaveDiff)" office:value-type="float" office:value="13" calcext:value-type="float">
            <text:p>13+</text:p>
          </table:table-cell>
          <table:table-cell table:formula="of:=[.R55]+2" office:value-type="float" office:value="37" calcext:value-type="float">
            <text:p>37</text:p>
          </table:table-cell>
          <table:table-cell table:style-name="ce5" table:formula="of:=ROUND(AVERAGE([.F56:.H56]))" office:value-type="float" office:value="8" calcext:value-type="float">
            <text:p>+8</text:p>
          </table:table-cell>
          <table:table-cell table:style-name="ce5" table:formula="of:=SUM([.F56:.H56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57];Levels;FighterXP)*2/3) + (LOOKUP([.A57];Levels;MageXP)/3);-4)" office:value-type="float" office:value="660000" calcext:value-type="float">
            <text:p>660,000</text:p>
          </table:table-cell>
          <table:table-cell table:formula="of:=[.$C$55] &amp; &quot;+&quot; &amp; (([.A57]-10)*2)" office:value-type="string" office:string-value="10d6+4" calcext:value-type="string">
            <text:p>10d6+4</text:p>
          </table:table-cell>
          <table:table-cell table:formula="of:=ROUND((LOOKUP([.$A57];Levels;FighterAB)*2/3) + LOOKUP([.$A57];Levels;MageAB)/3)" office:value-type="float" office:value="7" calcext:value-type="float">
            <text:p>+7</text:p>
          </table:table-cell>
          <table:table-cell table:formula="of:=ROUND((LOOKUP([.$A57];Levels;FighterInit)*2/3) + LOOKUP([.$A57];Levels;MageInit)/3)" office:value-type="float" office:value="3" calcext:value-type="float">
            <text:p>+3</text:p>
          </table:table-cell>
          <table:table-cell table:formula="of:=ROUND((LOOKUP([.$A57];Levels;FighterEvade)*2/3) + LOOKUP([.$A57];Levels;MageEvade)/3)" office:value-type="float" office:value="8" calcext:value-type="float">
            <text:p>+8</text:p>
          </table:table-cell>
          <table:table-cell table:formula="of:=ROUND((LOOKUP([.$A57];Levels;FighterHardy)*2/3) + LOOKUP([.$A57];Levels;MageHardy)/3)" office:value-type="float" office:value="9" calcext:value-type="float">
            <text:p>+9</text:p>
          </table:table-cell>
          <table:table-cell table:formula="of:=ROUND((LOOKUP([.$A57];Levels;FighterSpirit)*2/3) + LOOKUP([.$A57];Levels;MageSpirit)/3)" office:value-type="float" office:value="8" calcext:value-type="float">
            <text:p>+8</text:p>
          </table:table-cell>
          <table:table-cell table:formula="of:=ROUND((LOOKUP([.$A57];Levels;FighterSkills)*2/3) + LOOKUP([.$A57];Levels;MageSkills)/3)" office:value-type="float" office:value="8" calcext:value-type="float">
            <text:p>8</text:p>
          </table:table-cell>
          <table:table-cell table:formula="of:=ROUND((LOOKUP([.$A57];Levels;FighterTraits)*2/3) + LOOKUP([.$A57];Levels;MageTraits)/3)" office:value-type="float" office:value="3" calcext:value-type="float">
            <text:p>3</text:p>
          </table:table-cell>
          <table:table-cell table:formula="of:=ROUND((LOOKUP([.$A57];Levels;FighterKnacks)*2/3))" office:value-type="float" office:value="4" calcext:value-type="float">
            <text:p>4</text:p>
          </table:table-cell>
          <table:table-cell table:formula="of:=ROUND([.A57]/3)" office:value-type="float" office:value="4" calcext:value-type="float">
            <text:p>4</text:p>
          </table:table-cell>
          <table:table-cell table:formula="of:=[.L57]&amp;&quot;d6&quot;" office:value-type="string" office:string-value="4d6" calcext:value-type="string">
            <text:p>4d6</text:p>
          </table:table-cell>
          <table:table-cell table:formula="of:=LOOKUP([.$L57];Levels;L1Spells)" office:value-type="float" office:value="2" calcext:value-type="float">
            <text:p>2</text:p>
          </table:table-cell>
          <table:table-cell table:formula="of:=LOOKUP([.$L57];Levels;L2Spells)" office:value-type="float" office:value="2" calcext:value-type="float">
            <text:p>2</text:p>
          </table:table-cell>
          <table:table-cell table:formula="of:=LOOKUP([.$L57];Levels;L3Spells)" office:value-type="string" office:string-value="--" calcext:value-type="string">
            <text:p>--</text:p>
          </table:table-cell>
          <table:table-cell table:style-name="ce7" table:formula="of:=LOOKUP([.L57];Levels;SaveDiff)" office:value-type="float" office:value="13" calcext:value-type="float">
            <text:p>13+</text:p>
          </table:table-cell>
          <table:table-cell table:formula="of:=[.R56]+2" office:value-type="float" office:value="39" calcext:value-type="float">
            <text:p>39</text:p>
          </table:table-cell>
          <table:table-cell table:style-name="ce5" table:formula="of:=ROUND(AVERAGE([.F57:.H57]))" office:value-type="float" office:value="8" calcext:value-type="float">
            <text:p>+8</text:p>
          </table:table-cell>
          <table:table-cell table:style-name="ce5" table:formula="of:=SUM([.F57:.H57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58];Levels;FighterXP)*2/3) + (LOOKUP([.A58];Levels;MageXP)/3);-4)" office:value-type="float" office:value="790000" calcext:value-type="float">
            <text:p>790,000</text:p>
          </table:table-cell>
          <table:table-cell table:formula="of:=[.$C$55] &amp; &quot;+&quot; &amp; (([.A58]-10)*2)" office:value-type="string" office:string-value="10d6+6" calcext:value-type="string">
            <text:p>10d6+6</text:p>
          </table:table-cell>
          <table:table-cell table:formula="of:=ROUND((LOOKUP([.$A58];Levels;FighterAB)*2/3) + LOOKUP([.$A58];Levels;MageAB)/3)" office:value-type="float" office:value="7" calcext:value-type="float">
            <text:p>+7</text:p>
          </table:table-cell>
          <table:table-cell table:formula="of:=ROUND((LOOKUP([.$A58];Levels;FighterInit)*2/3) + LOOKUP([.$A58];Levels;MageInit)/3)" office:value-type="float" office:value="3" calcext:value-type="float">
            <text:p>+3</text:p>
          </table:table-cell>
          <table:table-cell table:formula="of:=ROUND((LOOKUP([.$A58];Levels;FighterEvade)*2/3) + LOOKUP([.$A58];Levels;MageEvade)/3)" office:value-type="float" office:value="9" calcext:value-type="float">
            <text:p>+9</text:p>
          </table:table-cell>
          <table:table-cell table:formula="of:=ROUND((LOOKUP([.$A58];Levels;FighterHardy)*2/3) + LOOKUP([.$A58];Levels;MageHardy)/3)" office:value-type="float" office:value="9" calcext:value-type="float">
            <text:p>+9</text:p>
          </table:table-cell>
          <table:table-cell table:formula="of:=ROUND((LOOKUP([.$A58];Levels;FighterSpirit)*2/3) + LOOKUP([.$A58];Levels;MageSpirit)/3)" office:value-type="float" office:value="9" calcext:value-type="float">
            <text:p>+9</text:p>
          </table:table-cell>
          <table:table-cell table:formula="of:=ROUND((LOOKUP([.$A58];Levels;FighterSkills)*2/3) + LOOKUP([.$A58];Levels;MageSkills)/3)" office:value-type="float" office:value="8" calcext:value-type="float">
            <text:p>8</text:p>
          </table:table-cell>
          <table:table-cell table:formula="of:=ROUND((LOOKUP([.$A58];Levels;FighterTraits)*2/3) + LOOKUP([.$A58];Levels;MageTraits)/3)" office:value-type="float" office:value="3" calcext:value-type="float">
            <text:p>3</text:p>
          </table:table-cell>
          <table:table-cell table:formula="of:=ROUND((LOOKUP([.$A58];Levels;FighterKnacks)*2/3))" office:value-type="float" office:value="5" calcext:value-type="float">
            <text:p>5</text:p>
          </table:table-cell>
          <table:table-cell table:formula="of:=ROUND([.A58]/3)" office:value-type="float" office:value="4" calcext:value-type="float">
            <text:p>4</text:p>
          </table:table-cell>
          <table:table-cell table:formula="of:=[.L58]&amp;&quot;d6&quot;" office:value-type="string" office:string-value="4d6" calcext:value-type="string">
            <text:p>4d6</text:p>
          </table:table-cell>
          <table:table-cell table:formula="of:=LOOKUP([.$L58];Levels;L1Spells)" office:value-type="float" office:value="2" calcext:value-type="float">
            <text:p>2</text:p>
          </table:table-cell>
          <table:table-cell table:formula="of:=LOOKUP([.$L58];Levels;L2Spells)" office:value-type="float" office:value="2" calcext:value-type="float">
            <text:p>2</text:p>
          </table:table-cell>
          <table:table-cell table:formula="of:=LOOKUP([.$L58];Levels;L3Spells)" office:value-type="string" office:string-value="--" calcext:value-type="string">
            <text:p>--</text:p>
          </table:table-cell>
          <table:table-cell table:style-name="ce7" table:formula="of:=LOOKUP([.L58];Levels;SaveDiff)" office:value-type="float" office:value="13" calcext:value-type="float">
            <text:p>13+</text:p>
          </table:table-cell>
          <table:table-cell table:formula="of:=[.R57]+2" office:value-type="float" office:value="41" calcext:value-type="float">
            <text:p>41</text:p>
          </table:table-cell>
          <table:table-cell table:style-name="ce5" table:formula="of:=ROUND(AVERAGE([.F58:.H58]))" office:value-type="float" office:value="9" calcext:value-type="float">
            <text:p>+9</text:p>
          </table:table-cell>
          <table:table-cell table:style-name="ce5" table:formula="of:=SUM([.F58:.H58])" office:value-type="float" office:value="27" calcext:value-type="float">
            <text:p>+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59];Levels;FighterXP)*2/3) + (LOOKUP([.A59];Levels;MageXP)/3);-4)" office:value-type="float" office:value="920000" calcext:value-type="float">
            <text:p>920,000</text:p>
          </table:table-cell>
          <table:table-cell table:formula="of:=[.$C$55] &amp; &quot;+&quot; &amp; (([.A59]-10)*2)" office:value-type="string" office:string-value="10d6+8" calcext:value-type="string">
            <text:p>10d6+8</text:p>
          </table:table-cell>
          <table:table-cell table:formula="of:=ROUND((LOOKUP([.$A59];Levels;FighterAB)*2/3) + LOOKUP([.$A59];Levels;MageAB)/3)" office:value-type="float" office:value="8" calcext:value-type="float">
            <text:p>+8</text:p>
          </table:table-cell>
          <table:table-cell table:formula="of:=ROUND((LOOKUP([.$A59];Levels;FighterInit)*2/3) + LOOKUP([.$A59];Levels;MageInit)/3)" office:value-type="float" office:value="3" calcext:value-type="float">
            <text:p>+3</text:p>
          </table:table-cell>
          <table:table-cell table:formula="of:=ROUND((LOOKUP([.$A59];Levels;FighterEvade)*2/3) + LOOKUP([.$A59];Levels;MageEvade)/3)" office:value-type="float" office:value="9" calcext:value-type="float">
            <text:p>+9</text:p>
          </table:table-cell>
          <table:table-cell table:formula="of:=ROUND((LOOKUP([.$A59];Levels;FighterHardy)*2/3) + LOOKUP([.$A59];Levels;MageHardy)/3)" office:value-type="float" office:value="10" calcext:value-type="float">
            <text:p>+10</text:p>
          </table:table-cell>
          <table:table-cell table:formula="of:=ROUND((LOOKUP([.$A59];Levels;FighterSpirit)*2/3) + LOOKUP([.$A59];Levels;MageSpirit)/3)" office:value-type="float" office:value="10" calcext:value-type="float">
            <text:p>+10</text:p>
          </table:table-cell>
          <table:table-cell table:formula="of:=ROUND((LOOKUP([.$A59];Levels;FighterSkills)*2/3) + LOOKUP([.$A59];Levels;MageSkills)/3)" office:value-type="float" office:value="8" calcext:value-type="float">
            <text:p>8</text:p>
          </table:table-cell>
          <table:table-cell table:formula="of:=ROUND((LOOKUP([.$A59];Levels;FighterTraits)*2/3) + LOOKUP([.$A59];Levels;MageTraits)/3)" office:value-type="float" office:value="4" calcext:value-type="float">
            <text:p>4</text:p>
          </table:table-cell>
          <table:table-cell table:formula="of:=ROUND((LOOKUP([.$A59];Levels;FighterKnacks)*2/3))" office:value-type="float" office:value="5" calcext:value-type="float">
            <text:p>5</text:p>
          </table:table-cell>
          <table:table-cell table:formula="of:=ROUND([.A59]/3)" office:value-type="float" office:value="5" calcext:value-type="float">
            <text:p>5</text:p>
          </table:table-cell>
          <table:table-cell table:formula="of:=[.L59]&amp;&quot;d6&quot;" office:value-type="string" office:string-value="5d6" calcext:value-type="string">
            <text:p>5d6</text:p>
          </table:table-cell>
          <table:table-cell table:formula="of:=LOOKUP([.$L59];Levels;L1Spells)" office:value-type="float" office:value="2" calcext:value-type="float">
            <text:p>2</text:p>
          </table:table-cell>
          <table:table-cell table:formula="of:=LOOKUP([.$L59];Levels;L2Spells)" office:value-type="float" office:value="2" calcext:value-type="float">
            <text:p>2</text:p>
          </table:table-cell>
          <table:table-cell table:formula="of:=LOOKUP([.$L59];Levels;L3Spells)" office:value-type="float" office:value="1" calcext:value-type="float">
            <text:p>1</text:p>
          </table:table-cell>
          <table:table-cell table:style-name="ce7" table:formula="of:=LOOKUP([.L59];Levels;SaveDiff)" office:value-type="float" office:value="14" calcext:value-type="float">
            <text:p>14+</text:p>
          </table:table-cell>
          <table:table-cell table:formula="of:=[.R58]+2" office:value-type="float" office:value="43" calcext:value-type="float">
            <text:p>43</text:p>
          </table:table-cell>
          <table:table-cell table:style-name="ce5" table:formula="of:=ROUND(AVERAGE([.F59:.H59]))" office:value-type="float" office:value="10" calcext:value-type="float">
            <text:p>+10</text:p>
          </table:table-cell>
          <table:table-cell table:style-name="ce5" table:formula="of:=SUM([.F59:.H59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60];Levels;FighterXP)*2/3) + (LOOKUP([.A60];Levels;MageXP)/3);-4)" office:value-type="float" office:value="1050000" calcext:value-type="float">
            <text:p>1,050,000</text:p>
          </table:table-cell>
          <table:table-cell table:formula="of:=[.$C$55] &amp; &quot;+&quot; &amp; (([.A60]-10)*2)" office:value-type="string" office:string-value="10d6+10" calcext:value-type="string">
            <text:p>10d6+10</text:p>
          </table:table-cell>
          <table:table-cell table:formula="of:=ROUND((LOOKUP([.$A60];Levels;FighterAB)*2/3) + LOOKUP([.$A60];Levels;MageAB)/3)" office:value-type="float" office:value="8" calcext:value-type="float">
            <text:p>+8</text:p>
          </table:table-cell>
          <table:table-cell table:formula="of:=ROUND((LOOKUP([.$A60];Levels;FighterInit)*2/3) + LOOKUP([.$A60];Levels;MageInit)/3)" office:value-type="float" office:value="4" calcext:value-type="float">
            <text:p>+4</text:p>
          </table:table-cell>
          <table:table-cell table:formula="of:=ROUND((LOOKUP([.$A60];Levels;FighterEvade)*2/3) + LOOKUP([.$A60];Levels;MageEvade)/3)" office:value-type="float" office:value="10" calcext:value-type="float">
            <text:p>+10</text:p>
          </table:table-cell>
          <table:table-cell table:formula="of:=ROUND((LOOKUP([.$A60];Levels;FighterHardy)*2/3) + LOOKUP([.$A60];Levels;MageHardy)/3)" office:value-type="float" office:value="11" calcext:value-type="float">
            <text:p>+11</text:p>
          </table:table-cell>
          <table:table-cell table:formula="of:=ROUND((LOOKUP([.$A60];Levels;FighterSpirit)*2/3) + LOOKUP([.$A60];Levels;MageSpirit)/3)" office:value-type="float" office:value="11" calcext:value-type="float">
            <text:p>+11</text:p>
          </table:table-cell>
          <table:table-cell table:formula="of:=ROUND((LOOKUP([.$A60];Levels;FighterSkills)*2/3) + LOOKUP([.$A60];Levels;MageSkills)/3)" office:value-type="float" office:value="8" calcext:value-type="float">
            <text:p>8</text:p>
          </table:table-cell>
          <table:table-cell table:formula="of:=ROUND((LOOKUP([.$A60];Levels;FighterTraits)*2/3) + LOOKUP([.$A60];Levels;MageTraits)/3)" office:value-type="float" office:value="4" calcext:value-type="float">
            <text:p>4</text:p>
          </table:table-cell>
          <table:table-cell table:formula="of:=ROUND((LOOKUP([.$A60];Levels;FighterKnacks)*2/3))" office:value-type="float" office:value="5" calcext:value-type="float">
            <text:p>5</text:p>
          </table:table-cell>
          <table:table-cell table:formula="of:=ROUND([.A60]/3)" office:value-type="float" office:value="5" calcext:value-type="float">
            <text:p>5</text:p>
          </table:table-cell>
          <table:table-cell table:formula="of:=[.L60]&amp;&quot;d6&quot;" office:value-type="string" office:string-value="5d6" calcext:value-type="string">
            <text:p>5d6</text:p>
          </table:table-cell>
          <table:table-cell table:formula="of:=LOOKUP([.$L60];Levels;L1Spells)" office:value-type="float" office:value="2" calcext:value-type="float">
            <text:p>2</text:p>
          </table:table-cell>
          <table:table-cell table:formula="of:=LOOKUP([.$L60];Levels;L2Spells)" office:value-type="float" office:value="2" calcext:value-type="float">
            <text:p>2</text:p>
          </table:table-cell>
          <table:table-cell table:formula="of:=LOOKUP([.$L60];Levels;L3Spells)" office:value-type="float" office:value="1" calcext:value-type="float">
            <text:p>1</text:p>
          </table:table-cell>
          <table:table-cell table:style-name="ce7" table:formula="of:=LOOKUP([.L60];Levels;SaveDiff)" office:value-type="float" office:value="14" calcext:value-type="float">
            <text:p>14+</text:p>
          </table:table-cell>
          <table:table-cell table:formula="of:=[.R59]+2" office:value-type="float" office:value="45" calcext:value-type="float">
            <text:p>45</text:p>
          </table:table-cell>
          <table:table-cell table:style-name="ce5" table:formula="of:=ROUND(AVERAGE([.F60:.H60]))" office:value-type="float" office:value="11" calcext:value-type="float">
            <text:p>+11</text:p>
          </table:table-cell>
          <table:table-cell table:style-name="ce5" table:formula="of:=SUM([.F60:.H60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FIGHTER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65];Levels;FighterXP)/3) + (LOOKUP([.A65];Levels;MageXP)*2/3);-2)" office:value-type="float" office:value="0" calcext:value-type="float">
            <text:p>0</text:p>
          </table:table-cell>
          <table:table-cell table:formula="of:=[.A65]&amp;&quot;d6&quot;" office:value-type="string" office:string-value="1d6" calcext:value-type="string">
            <text:p>1d6</text:p>
          </table:table-cell>
          <table:table-cell table:formula="of:=ROUND((LOOKUP([.$A65];Levels;FighterAB)/3) + LOOKUP([.$A65];Levels;MageAB)*2/3)" office:value-type="float" office:value="0" calcext:value-type="float">
            <text:p>+0</text:p>
          </table:table-cell>
          <table:table-cell table:formula="of:=ROUND((LOOKUP([.$A65];Levels;FighterInit)/3) + LOOKUP([.$A65];Levels;MageInit)*2/3)" office:value-type="float" office:value="0" calcext:value-type="float">
            <text:p>+0</text:p>
          </table:table-cell>
          <table:table-cell table:formula="of:=ROUND((LOOKUP([.$A65];Levels;FighterEvade)/3) + LOOKUP([.$A65];Levels;MageEvade)*2/3)" office:value-type="float" office:value="1" calcext:value-type="float">
            <text:p>+1</text:p>
          </table:table-cell>
          <table:table-cell table:formula="of:=ROUND((LOOKUP([.$A65];Levels;FighterHardy)/3) + LOOKUP([.$A65];Levels;MageHardy)*2/3)" office:value-type="float" office:value="0" calcext:value-type="float">
            <text:p>+0</text:p>
          </table:table-cell>
          <table:table-cell table:formula="of:=ROUND((LOOKUP([.$A65];Levels;FighterSpirit)/3) + LOOKUP([.$A65];Levels;MageSpirit)*2/3)" office:value-type="float" office:value="1" calcext:value-type="float">
            <text:p>+1</text:p>
          </table:table-cell>
          <table:table-cell table:formula="of:=ROUND((LOOKUP([.$A65];Levels;FighterSkills)/3) + LOOKUP([.$A65];Levels;MageSkills)*2/3)" office:value-type="float" office:value="2" calcext:value-type="float">
            <text:p>2</text:p>
          </table:table-cell>
          <table:table-cell table:formula="of:=ROUND((LOOKUP([.$A65];Levels;FighterTraits)/3) + LOOKUP([.$A65];Levels;MageTraits)*2/3)" office:value-type="float" office:value="0" calcext:value-type="float">
            <text:p>0</text:p>
          </table:table-cell>
          <table:table-cell table:formula="of:=ROUND((LOOKUP([.$A65];Levels;Fighter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5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65:.H65]))" office:value-type="float" office:value="1" calcext:value-type="float">
            <text:p>+1</text:p>
          </table:table-cell>
          <table:table-cell table:style-name="ce5" table:formula="of:=SUM([.F65:.H65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66];Levels;FighterXP)/3) + (LOOKUP([.A66];Levels;MageXP)*2/3);-2)" office:value-type="float" office:value="2300" calcext:value-type="float">
            <text:p>2,300</text:p>
          </table:table-cell>
          <table:table-cell table:formula="of:=[.A66]&amp;&quot;d6&quot;" office:value-type="string" office:string-value="2d6" calcext:value-type="string">
            <text:p>2d6</text:p>
          </table:table-cell>
          <table:table-cell table:formula="of:=ROUND((LOOKUP([.$A66];Levels;FighterAB)/3) + LOOKUP([.$A66];Levels;MageAB)*2/3)" office:value-type="float" office:value="1" calcext:value-type="float">
            <text:p>+1</text:p>
          </table:table-cell>
          <table:table-cell table:formula="of:=ROUND((LOOKUP([.$A66];Levels;FighterInit)/3) + LOOKUP([.$A66];Levels;MageInit)*2/3)" office:value-type="float" office:value="0" calcext:value-type="float">
            <text:p>+0</text:p>
          </table:table-cell>
          <table:table-cell table:formula="of:=ROUND((LOOKUP([.$A66];Levels;FighterEvade)/3) + LOOKUP([.$A66];Levels;MageEvade)*2/3)" office:value-type="float" office:value="1" calcext:value-type="float">
            <text:p>+1</text:p>
          </table:table-cell>
          <table:table-cell table:formula="of:=ROUND((LOOKUP([.$A66];Levels;FighterHardy)/3) + LOOKUP([.$A66];Levels;MageHardy)*2/3)" office:value-type="float" office:value="1" calcext:value-type="float">
            <text:p>+1</text:p>
          </table:table-cell>
          <table:table-cell table:formula="of:=ROUND((LOOKUP([.$A66];Levels;FighterSpirit)/3) + LOOKUP([.$A66];Levels;MageSpirit)*2/3)" office:value-type="float" office:value="2" calcext:value-type="float">
            <text:p>+2</text:p>
          </table:table-cell>
          <table:table-cell table:formula="of:=ROUND((LOOKUP([.$A66];Levels;FighterSkills)/3) + LOOKUP([.$A66];Levels;MageSkills)*2/3)" office:value-type="float" office:value="2" calcext:value-type="float">
            <text:p>2</text:p>
          </table:table-cell>
          <table:table-cell table:formula="of:=ROUND((LOOKUP([.$A66];Levels;FighterTraits)/3) + LOOKUP([.$A66];Levels;MageTraits)*2/3)" office:value-type="float" office:value="1" calcext:value-type="float">
            <text:p>1</text:p>
          </table:table-cell>
          <table:table-cell table:formula="of:=ROUND((LOOKUP([.$A66];Levels;FighterKnacks)/3))" office:value-type="float" office:value="0" calcext:value-type="float">
            <text:p>0</text:p>
          </table:table-cell>
          <table:table-cell table:formula="of:=ROUNDDOWN([.A66]*2/3)" office:value-type="float" office:value="1" calcext:value-type="float">
            <text:p>1</text:p>
          </table:table-cell>
          <table:table-cell table:formula="of:=[.L66]&amp;&quot;d6&quot;" office:value-type="string" office:string-value="1d6" calcext:value-type="string">
            <text:p>1d6</text:p>
          </table:table-cell>
          <table:table-cell table:formula="of:=LOOKUP([.$L66];Levels;L1Spells)" office:value-type="float" office:value="1" calcext:value-type="float">
            <text:p>1</text:p>
          </table:table-cell>
          <table:table-cell table:formula="of:=LOOKUP([.$L66];Levels;L2Spells)" office:value-type="string" office:string-value="--" calcext:value-type="string">
            <text:p>--</text:p>
          </table:table-cell>
          <table:table-cell table:formula="of:=LOOKUP([.$L66];Levels;L3Spells)" office:value-type="string" office:string-value="--" calcext:value-type="string">
            <text:p>--</text:p>
          </table:table-cell>
          <table:table-cell table:style-name="ce3" table:formula="of:=LOOKUP([.$L66];Levels;L4Spells)" office:value-type="string" office:string-value="--" calcext:value-type="string">
            <text:p>--</text:p>
          </table:table-cell>
          <table:table-cell table:formula="of:=LOOKUP([.$L66];Levels;L5Spells)" office:value-type="string" office:string-value="--" calcext:value-type="string">
            <text:p>--</text:p>
          </table:table-cell>
          <table:table-cell table:style-name="ce7" table:formula="of:=LOOKUP([.L66];Levels;SaveDiff)" office:value-type="float" office:value="11" calcext:value-type="float">
            <text:p>11+</text:p>
          </table:table-cell>
          <table:table-cell table:style-name="ce3" table:formula="of:=[.A66]*[.$R$43]" office:value-type="float" office:value="7" calcext:value-type="float">
            <text:p>7</text:p>
          </table:table-cell>
          <table:table-cell table:style-name="ce5" table:formula="of:=ROUND(AVERAGE([.F66:.H66]))" office:value-type="float" office:value="1" calcext:value-type="float">
            <text:p>+1</text:p>
          </table:table-cell>
          <table:table-cell table:style-name="ce5" table:formula="of:=SUM([.F66:.H66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67];Levels;FighterXP)/3) + (LOOKUP([.A67];Levels;MageXP)*2/3);-2)" office:value-type="float" office:value="4700" calcext:value-type="float">
            <text:p>4,700</text:p>
          </table:table-cell>
          <table:table-cell table:formula="of:=[.A67]&amp;&quot;d6&quot;" office:value-type="string" office:string-value="3d6" calcext:value-type="string">
            <text:p>3d6</text:p>
          </table:table-cell>
          <table:table-cell table:formula="of:=ROUND((LOOKUP([.$A67];Levels;FighterAB)/3) + LOOKUP([.$A67];Levels;MageAB)*2/3)" office:value-type="float" office:value="1" calcext:value-type="float">
            <text:p>+1</text:p>
          </table:table-cell>
          <table:table-cell table:formula="of:=ROUND((LOOKUP([.$A67];Levels;FighterInit)/3) + LOOKUP([.$A67];Levels;MageInit)*2/3)" office:value-type="float" office:value="0" calcext:value-type="float">
            <text:p>+0</text:p>
          </table:table-cell>
          <table:table-cell table:formula="of:=ROUND((LOOKUP([.$A67];Levels;FighterEvade)/3) + LOOKUP([.$A67];Levels;MageEvade)*2/3)" office:value-type="float" office:value="2" calcext:value-type="float">
            <text:p>+2</text:p>
          </table:table-cell>
          <table:table-cell table:formula="of:=ROUND((LOOKUP([.$A67];Levels;FighterHardy)/3) + LOOKUP([.$A67];Levels;MageHardy)*2/3)" office:value-type="float" office:value="2" calcext:value-type="float">
            <text:p>+2</text:p>
          </table:table-cell>
          <table:table-cell table:formula="of:=ROUND((LOOKUP([.$A67];Levels;FighterSpirit)/3) + LOOKUP([.$A67];Levels;MageSpirit)*2/3)" office:value-type="float" office:value="3" calcext:value-type="float">
            <text:p>+3</text:p>
          </table:table-cell>
          <table:table-cell table:formula="of:=ROUND((LOOKUP([.$A67];Levels;FighterSkills)/3) + LOOKUP([.$A67];Levels;MageSkills)*2/3)" office:value-type="float" office:value="2" calcext:value-type="float">
            <text:p>2</text:p>
          </table:table-cell>
          <table:table-cell table:formula="of:=ROUND((LOOKUP([.$A67];Levels;FighterTraits)/3) + LOOKUP([.$A67];Levels;MageTraits)*2/3)" office:value-type="float" office:value="1" calcext:value-type="float">
            <text:p>1</text:p>
          </table:table-cell>
          <table:table-cell table:formula="of:=ROUND((LOOKUP([.$A67];Levels;FighterKnacks)/3))" office:value-type="float" office:value="1" calcext:value-type="float">
            <text:p>1</text:p>
          </table:table-cell>
          <table:table-cell table:formula="of:=ROUNDDOWN([.A67]*2/3)" office:value-type="float" office:value="2" calcext:value-type="float">
            <text:p>2</text:p>
          </table:table-cell>
          <table:table-cell table:formula="of:=[.L67]&amp;&quot;d6&quot;" office:value-type="string" office:string-value="2d6" calcext:value-type="string">
            <text:p>2d6</text:p>
          </table:table-cell>
          <table:table-cell table:formula="of:=LOOKUP([.$L67];Levels;L1Spells)" office:value-type="float" office:value="2" calcext:value-type="float">
            <text:p>2</text:p>
          </table:table-cell>
          <table:table-cell table:formula="of:=LOOKUP([.$L67];Levels;L2Spells)" office:value-type="string" office:string-value="--" calcext:value-type="string">
            <text:p>--</text:p>
          </table:table-cell>
          <table:table-cell table:formula="of:=LOOKUP([.$L67];Levels;L3Spells)" office:value-type="string" office:string-value="--" calcext:value-type="string">
            <text:p>--</text:p>
          </table:table-cell>
          <table:table-cell table:style-name="ce3" table:formula="of:=LOOKUP([.$L67];Levels;L4Spells)" office:value-type="string" office:string-value="--" calcext:value-type="string">
            <text:p>--</text:p>
          </table:table-cell>
          <table:table-cell table:formula="of:=LOOKUP([.$L67];Levels;L5Spells)" office:value-type="string" office:string-value="--" calcext:value-type="string">
            <text:p>--</text:p>
          </table:table-cell>
          <table:table-cell table:style-name="ce7" table:formula="of:=LOOKUP([.L67];Levels;SaveDiff)" office:value-type="float" office:value="11" calcext:value-type="float">
            <text:p>11+</text:p>
          </table:table-cell>
          <table:table-cell table:style-name="ce3" table:formula="of:=[.A67]*[.$R$43]" office:value-type="float" office:value="10.5" calcext:value-type="float">
            <text:p>10.5</text:p>
          </table:table-cell>
          <table:table-cell table:style-name="ce5" table:formula="of:=ROUND(AVERAGE([.F67:.H67]))" office:value-type="float" office:value="2" calcext:value-type="float">
            <text:p>+2</text:p>
          </table:table-cell>
          <table:table-cell table:style-name="ce5" table:formula="of:=SUM([.F67:.H67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68];Levels;FighterXP)/3) + (LOOKUP([.A68];Levels;MageXP)*2/3);-2)" office:value-type="float" office:value="9300" calcext:value-type="float">
            <text:p>9,300</text:p>
          </table:table-cell>
          <table:table-cell table:formula="of:=[.A68]&amp;&quot;d6&quot;" office:value-type="string" office:string-value="4d6" calcext:value-type="string">
            <text:p>4d6</text:p>
          </table:table-cell>
          <table:table-cell table:formula="of:=ROUND((LOOKUP([.$A68];Levels;FighterAB)/3) + LOOKUP([.$A68];Levels;MageAB)*2/3)" office:value-type="float" office:value="2" calcext:value-type="float">
            <text:p>+2</text:p>
          </table:table-cell>
          <table:table-cell table:formula="of:=ROUND((LOOKUP([.$A68];Levels;FighterInit)/3) + LOOKUP([.$A68];Levels;MageInit)*2/3)" office:value-type="float" office:value="0" calcext:value-type="float">
            <text:p>+0</text:p>
          </table:table-cell>
          <table:table-cell table:formula="of:=ROUND((LOOKUP([.$A68];Levels;FighterEvade)/3) + LOOKUP([.$A68];Levels;MageEvade)*2/3)" office:value-type="float" office:value="2" calcext:value-type="float">
            <text:p>+2</text:p>
          </table:table-cell>
          <table:table-cell table:formula="of:=ROUND((LOOKUP([.$A68];Levels;FighterHardy)/3) + LOOKUP([.$A68];Levels;MageHardy)*2/3)" office:value-type="float" office:value="2" calcext:value-type="float">
            <text:p>+2</text:p>
          </table:table-cell>
          <table:table-cell table:formula="of:=ROUND((LOOKUP([.$A68];Levels;FighterSpirit)/3) + LOOKUP([.$A68];Levels;MageSpirit)*2/3)" office:value-type="float" office:value="3" calcext:value-type="float">
            <text:p>+3</text:p>
          </table:table-cell>
          <table:table-cell table:formula="of:=ROUND((LOOKUP([.$A68];Levels;FighterSkills)/3) + LOOKUP([.$A68];Levels;MageSkills)*2/3)" office:value-type="float" office:value="4" calcext:value-type="float">
            <text:p>4</text:p>
          </table:table-cell>
          <table:table-cell table:formula="of:=ROUND((LOOKUP([.$A68];Levels;FighterTraits)/3) + LOOKUP([.$A68];Levels;MageTraits)*2/3)" office:value-type="float" office:value="1" calcext:value-type="float">
            <text:p>1</text:p>
          </table:table-cell>
          <table:table-cell table:formula="of:=ROUND((LOOKUP([.$A68];Levels;FighterKnacks)/3))" office:value-type="float" office:value="1" calcext:value-type="float">
            <text:p>1</text:p>
          </table:table-cell>
          <table:table-cell table:formula="of:=ROUNDDOWN([.A68]*2/3)" office:value-type="float" office:value="2" calcext:value-type="float">
            <text:p>2</text:p>
          </table:table-cell>
          <table:table-cell table:formula="of:=[.L68]&amp;&quot;d6&quot;" office:value-type="string" office:string-value="2d6" calcext:value-type="string">
            <text:p>2d6</text:p>
          </table:table-cell>
          <table:table-cell table:formula="of:=LOOKUP([.$L68];Levels;L1Spells)" office:value-type="float" office:value="2" calcext:value-type="float">
            <text:p>2</text:p>
          </table:table-cell>
          <table:table-cell table:formula="of:=LOOKUP([.$L68];Levels;L2Spells)" office:value-type="string" office:string-value="--" calcext:value-type="string">
            <text:p>--</text:p>
          </table:table-cell>
          <table:table-cell table:formula="of:=LOOKUP([.$L68];Levels;L3Spells)" office:value-type="string" office:string-value="--" calcext:value-type="string">
            <text:p>--</text:p>
          </table:table-cell>
          <table:table-cell table:style-name="ce3" table:formula="of:=LOOKUP([.$L68];Levels;L4Spells)" office:value-type="string" office:string-value="--" calcext:value-type="string">
            <text:p>--</text:p>
          </table:table-cell>
          <table:table-cell table:formula="of:=LOOKUP([.$L68];Levels;L5Spells)" office:value-type="string" office:string-value="--" calcext:value-type="string">
            <text:p>--</text:p>
          </table:table-cell>
          <table:table-cell table:style-name="ce7" table:formula="of:=LOOKUP([.L68];Levels;SaveDiff)" office:value-type="float" office:value="11" calcext:value-type="float">
            <text:p>11+</text:p>
          </table:table-cell>
          <table:table-cell table:style-name="ce3" table:formula="of:=[.A68]*[.$R$43]" office:value-type="float" office:value="14" calcext:value-type="float">
            <text:p>14</text:p>
          </table:table-cell>
          <table:table-cell table:style-name="ce5" table:formula="of:=ROUND(AVERAGE([.F68:.H68]))" office:value-type="float" office:value="2" calcext:value-type="float">
            <text:p>+2</text:p>
          </table:table-cell>
          <table:table-cell table:style-name="ce5" table:formula="of:=SUM([.F68:.H68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69];Levels;FighterXP)/3) + (LOOKUP([.A69];Levels;MageXP)*2/3);-3)" office:value-type="float" office:value="19000" calcext:value-type="float">
            <text:p>19,000</text:p>
          </table:table-cell>
          <table:table-cell table:formula="of:=[.A69]&amp;&quot;d6&quot;" office:value-type="string" office:string-value="5d6" calcext:value-type="string">
            <text:p>5d6</text:p>
          </table:table-cell>
          <table:table-cell table:formula="of:=ROUND((LOOKUP([.$A69];Levels;FighterAB)/3) + LOOKUP([.$A69];Levels;MageAB)*2/3)" office:value-type="float" office:value="2" calcext:value-type="float">
            <text:p>+2</text:p>
          </table:table-cell>
          <table:table-cell table:formula="of:=ROUND((LOOKUP([.$A69];Levels;FighterInit)/3) + LOOKUP([.$A69];Levels;MageInit)*2/3)" office:value-type="float" office:value="1" calcext:value-type="float">
            <text:p>+1</text:p>
          </table:table-cell>
          <table:table-cell table:formula="of:=ROUND((LOOKUP([.$A69];Levels;FighterEvade)/3) + LOOKUP([.$A69];Levels;MageEvade)*2/3)" office:value-type="float" office:value="3" calcext:value-type="float">
            <text:p>+3</text:p>
          </table:table-cell>
          <table:table-cell table:formula="of:=ROUND((LOOKUP([.$A69];Levels;FighterHardy)/3) + LOOKUP([.$A69];Levels;MageHardy)*2/3)" office:value-type="float" office:value="3" calcext:value-type="float">
            <text:p>+3</text:p>
          </table:table-cell>
          <table:table-cell table:formula="of:=ROUND((LOOKUP([.$A69];Levels;FighterSpirit)/3) + LOOKUP([.$A69];Levels;MageSpirit)*2/3)" office:value-type="float" office:value="4" calcext:value-type="float">
            <text:p>+4</text:p>
          </table:table-cell>
          <table:table-cell table:formula="of:=ROUND((LOOKUP([.$A69];Levels;FighterSkills)/3) + LOOKUP([.$A69];Levels;MageSkills)*2/3)" office:value-type="float" office:value="4" calcext:value-type="float">
            <text:p>4</text:p>
          </table:table-cell>
          <table:table-cell table:formula="of:=ROUND((LOOKUP([.$A69];Levels;FighterTraits)/3) + LOOKUP([.$A69];Levels;MageTraits)*2/3)" office:value-type="float" office:value="1" calcext:value-type="float">
            <text:p>1</text:p>
          </table:table-cell>
          <table:table-cell table:formula="of:=ROUND((LOOKUP([.$A69];Levels;FighterKnacks)/3))" office:value-type="float" office:value="1" calcext:value-type="float">
            <text:p>1</text:p>
          </table:table-cell>
          <table:table-cell table:formula="of:=ROUNDDOWN([.A69]*2/3)" office:value-type="float" office:value="3" calcext:value-type="float">
            <text:p>3</text:p>
          </table:table-cell>
          <table:table-cell table:formula="of:=[.L69]&amp;&quot;d6&quot;" office:value-type="string" office:string-value="3d6" calcext:value-type="string">
            <text:p>3d6</text:p>
          </table:table-cell>
          <table:table-cell table:formula="of:=LOOKUP([.$L69];Levels;L1Spells)" office:value-type="float" office:value="2" calcext:value-type="float">
            <text:p>2</text:p>
          </table:table-cell>
          <table:table-cell table:formula="of:=LOOKUP([.$L69];Levels;L2Spells)" office:value-type="float" office:value="1" calcext:value-type="float">
            <text:p>1</text:p>
          </table:table-cell>
          <table:table-cell table:formula="of:=LOOKUP([.$L69];Levels;L3Spells)" office:value-type="string" office:string-value="--" calcext:value-type="string">
            <text:p>--</text:p>
          </table:table-cell>
          <table:table-cell table:style-name="ce3" table:formula="of:=LOOKUP([.$L69];Levels;L4Spells)" office:value-type="string" office:string-value="--" calcext:value-type="string">
            <text:p>--</text:p>
          </table:table-cell>
          <table:table-cell table:formula="of:=LOOKUP([.$L69];Levels;L5Spells)" office:value-type="string" office:string-value="--" calcext:value-type="string">
            <text:p>--</text:p>
          </table:table-cell>
          <table:table-cell table:style-name="ce7" table:formula="of:=LOOKUP([.L69];Levels;SaveDiff)" office:value-type="float" office:value="12" calcext:value-type="float">
            <text:p>12+</text:p>
          </table:table-cell>
          <table:table-cell table:style-name="ce3" table:formula="of:=[.A69]*[.$R$43]" office:value-type="float" office:value="17.5" calcext:value-type="float">
            <text:p>17.5</text:p>
          </table:table-cell>
          <table:table-cell table:style-name="ce5" table:formula="of:=ROUND(AVERAGE([.F69:.H69]))" office:value-type="float" office:value="3" calcext:value-type="float">
            <text:p>+3</text:p>
          </table:table-cell>
          <table:table-cell table:style-name="ce5" table:formula="of:=SUM([.F69:.H69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70];Levels;FighterXP)/3) + (LOOKUP([.A70];Levels;MageXP)*2/3);-3)" office:value-type="float" office:value="37000" calcext:value-type="float">
            <text:p>37,000</text:p>
          </table:table-cell>
          <table:table-cell table:formula="of:=[.A70]&amp;&quot;d6&quot;" office:value-type="string" office:string-value="6d6" calcext:value-type="string">
            <text:p>6d6</text:p>
          </table:table-cell>
          <table:table-cell table:formula="of:=ROUND((LOOKUP([.$A70];Levels;FighterAB)/3) + LOOKUP([.$A70];Levels;MageAB)*2/3)" office:value-type="float" office:value="3" calcext:value-type="float">
            <text:p>+3</text:p>
          </table:table-cell>
          <table:table-cell table:formula="of:=ROUND((LOOKUP([.$A70];Levels;FighterInit)/3) + LOOKUP([.$A70];Levels;MageInit)*2/3)" office:value-type="float" office:value="1" calcext:value-type="float">
            <text:p>+1</text:p>
          </table:table-cell>
          <table:table-cell table:formula="of:=ROUND((LOOKUP([.$A70];Levels;FighterEvade)/3) + LOOKUP([.$A70];Levels;MageEvade)*2/3)" office:value-type="float" office:value="4" calcext:value-type="float">
            <text:p>+4</text:p>
          </table:table-cell>
          <table:table-cell table:formula="of:=ROUND((LOOKUP([.$A70];Levels;FighterHardy)/3) + LOOKUP([.$A70];Levels;MageHardy)*2/3)" office:value-type="float" office:value="4" calcext:value-type="float">
            <text:p>+4</text:p>
          </table:table-cell>
          <table:table-cell table:formula="of:=ROUND((LOOKUP([.$A70];Levels;FighterSpirit)/3) + LOOKUP([.$A70];Levels;MageSpirit)*2/3)" office:value-type="float" office:value="5" calcext:value-type="float">
            <text:p>+5</text:p>
          </table:table-cell>
          <table:table-cell table:formula="of:=ROUND((LOOKUP([.$A70];Levels;FighterSkills)/3) + LOOKUP([.$A70];Levels;MageSkills)*2/3)" office:value-type="float" office:value="4" calcext:value-type="float">
            <text:p>4</text:p>
          </table:table-cell>
          <table:table-cell table:formula="of:=ROUND((LOOKUP([.$A70];Levels;FighterTraits)/3) + LOOKUP([.$A70];Levels;MageTraits)*2/3)" office:value-type="float" office:value="2" calcext:value-type="float">
            <text:p>2</text:p>
          </table:table-cell>
          <table:table-cell table:formula="of:=ROUND((LOOKUP([.$A70];Levels;FighterKnacks)/3))" office:value-type="float" office:value="1" calcext:value-type="float">
            <text:p>1</text:p>
          </table:table-cell>
          <table:table-cell table:formula="of:=ROUNDDOWN([.A70]*2/3)" office:value-type="float" office:value="4" calcext:value-type="float">
            <text:p>4</text:p>
          </table:table-cell>
          <table:table-cell table:formula="of:=[.L70]&amp;&quot;d6&quot;" office:value-type="string" office:string-value="4d6" calcext:value-type="string">
            <text:p>4d6</text:p>
          </table:table-cell>
          <table:table-cell table:formula="of:=LOOKUP([.$L70];Levels;L1Spells)" office:value-type="float" office:value="2" calcext:value-type="float">
            <text:p>2</text:p>
          </table:table-cell>
          <table:table-cell table:formula="of:=LOOKUP([.$L70];Levels;L2Spells)" office:value-type="float" office:value="2" calcext:value-type="float">
            <text:p>2</text:p>
          </table:table-cell>
          <table:table-cell table:formula="of:=LOOKUP([.$L70];Levels;L3Spells)" office:value-type="string" office:string-value="--" calcext:value-type="string">
            <text:p>--</text:p>
          </table:table-cell>
          <table:table-cell table:style-name="ce3" table:formula="of:=LOOKUP([.$L70];Levels;L4Spells)" office:value-type="string" office:string-value="--" calcext:value-type="string">
            <text:p>--</text:p>
          </table:table-cell>
          <table:table-cell table:formula="of:=LOOKUP([.$L70];Levels;L5Spells)" office:value-type="string" office:string-value="--" calcext:value-type="string">
            <text:p>--</text:p>
          </table:table-cell>
          <table:table-cell table:style-name="ce7" table:formula="of:=LOOKUP([.L70];Levels;SaveDiff)" office:value-type="float" office:value="13" calcext:value-type="float">
            <text:p>13+</text:p>
          </table:table-cell>
          <table:table-cell table:style-name="ce3" table:formula="of:=[.A70]*[.$R$43]" office:value-type="float" office:value="21" calcext:value-type="float">
            <text:p>21</text:p>
          </table:table-cell>
          <table:table-cell table:style-name="ce5" table:formula="of:=ROUND(AVERAGE([.F70:.H70]))" office:value-type="float" office:value="4" calcext:value-type="float">
            <text:p>+4</text:p>
          </table:table-cell>
          <table:table-cell table:style-name="ce5" table:formula="of:=SUM([.F70:.H70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71];Levels;FighterXP)/3) + (LOOKUP([.A71];Levels;MageXP)*2/3);-3)" office:value-type="float" office:value="75000" calcext:value-type="float">
            <text:p>75,000</text:p>
          </table:table-cell>
          <table:table-cell table:formula="of:=[.A71]&amp;&quot;d6&quot;" office:value-type="string" office:string-value="7d6" calcext:value-type="string">
            <text:p>7d6</text:p>
          </table:table-cell>
          <table:table-cell table:formula="of:=ROUND((LOOKUP([.$A71];Levels;FighterAB)/3) + LOOKUP([.$A71];Levels;MageAB)*2/3)" office:value-type="float" office:value="3" calcext:value-type="float">
            <text:p>+3</text:p>
          </table:table-cell>
          <table:table-cell table:formula="of:=ROUND((LOOKUP([.$A71];Levels;FighterInit)/3) + LOOKUP([.$A71];Levels;MageInit)*2/3)" office:value-type="float" office:value="1" calcext:value-type="float">
            <text:p>+1</text:p>
          </table:table-cell>
          <table:table-cell table:formula="of:=ROUND((LOOKUP([.$A71];Levels;FighterEvade)/3) + LOOKUP([.$A71];Levels;MageEvade)*2/3)" office:value-type="float" office:value="5" calcext:value-type="float">
            <text:p>+5</text:p>
          </table:table-cell>
          <table:table-cell table:formula="of:=ROUND((LOOKUP([.$A71];Levels;FighterHardy)/3) + LOOKUP([.$A71];Levels;MageHardy)*2/3)" office:value-type="float" office:value="5" calcext:value-type="float">
            <text:p>+5</text:p>
          </table:table-cell>
          <table:table-cell table:formula="of:=ROUND((LOOKUP([.$A71];Levels;FighterSpirit)/3) + LOOKUP([.$A71];Levels;MageSpirit)*2/3)" office:value-type="float" office:value="5" calcext:value-type="float">
            <text:p>+5</text:p>
          </table:table-cell>
          <table:table-cell table:formula="of:=ROUND((LOOKUP([.$A71];Levels;FighterSkills)/3) + LOOKUP([.$A71];Levels;MageSkills)*2/3)" office:value-type="float" office:value="4" calcext:value-type="float">
            <text:p>4</text:p>
          </table:table-cell>
          <table:table-cell table:formula="of:=ROUND((LOOKUP([.$A71];Levels;FighterTraits)/3) + LOOKUP([.$A71];Levels;MageTraits)*2/3)" office:value-type="float" office:value="2" calcext:value-type="float">
            <text:p>2</text:p>
          </table:table-cell>
          <table:table-cell table:formula="of:=ROUND((LOOKUP([.$A71];Levels;FighterKnacks)/3))" office:value-type="float" office:value="1" calcext:value-type="float">
            <text:p>1</text:p>
          </table:table-cell>
          <table:table-cell table:formula="of:=ROUNDDOWN([.A71]*2/3)" office:value-type="float" office:value="4" calcext:value-type="float">
            <text:p>4</text:p>
          </table:table-cell>
          <table:table-cell table:formula="of:=[.L71]&amp;&quot;d6&quot;" office:value-type="string" office:string-value="4d6" calcext:value-type="string">
            <text:p>4d6</text:p>
          </table:table-cell>
          <table:table-cell table:formula="of:=LOOKUP([.$L71];Levels;L1Spells)" office:value-type="float" office:value="2" calcext:value-type="float">
            <text:p>2</text:p>
          </table:table-cell>
          <table:table-cell table:formula="of:=LOOKUP([.$L71];Levels;L2Spells)" office:value-type="float" office:value="2" calcext:value-type="float">
            <text:p>2</text:p>
          </table:table-cell>
          <table:table-cell table:formula="of:=LOOKUP([.$L71];Levels;L3Spells)" office:value-type="string" office:string-value="--" calcext:value-type="string">
            <text:p>--</text:p>
          </table:table-cell>
          <table:table-cell table:style-name="ce3" table:formula="of:=LOOKUP([.$L71];Levels;L4Spells)" office:value-type="string" office:string-value="--" calcext:value-type="string">
            <text:p>--</text:p>
          </table:table-cell>
          <table:table-cell table:formula="of:=LOOKUP([.$L71];Levels;L5Spells)" office:value-type="string" office:string-value="--" calcext:value-type="string">
            <text:p>--</text:p>
          </table:table-cell>
          <table:table-cell table:style-name="ce7" table:formula="of:=LOOKUP([.L71];Levels;SaveDiff)" office:value-type="float" office:value="13" calcext:value-type="float">
            <text:p>13+</text:p>
          </table:table-cell>
          <table:table-cell table:style-name="ce3" table:formula="of:=[.A71]*[.$R$43]" office:value-type="float" office:value="24.5" calcext:value-type="float">
            <text:p>24.5</text:p>
          </table:table-cell>
          <table:table-cell table:style-name="ce5" table:formula="of:=ROUND(AVERAGE([.F71:.H71]))" office:value-type="float" office:value="5" calcext:value-type="float">
            <text:p>+5</text:p>
          </table:table-cell>
          <table:table-cell table:style-name="ce5" table:formula="of:=SUM([.F71:.H71])" office:value-type="float" office:value="15" calcext:value-type="float">
            <text:p>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72];Levels;FighterXP)/3) + (LOOKUP([.A72];Levels;MageXP)*2/3);-3)" office:value-type="float" office:value="147000" calcext:value-type="float">
            <text:p>147,000</text:p>
          </table:table-cell>
          <table:table-cell table:formula="of:=[.A72]&amp;&quot;d6&quot;" office:value-type="string" office:string-value="8d6" calcext:value-type="string">
            <text:p>8d6</text:p>
          </table:table-cell>
          <table:table-cell table:formula="of:=ROUND((LOOKUP([.$A72];Levels;FighterAB)/3) + LOOKUP([.$A72];Levels;MageAB)*2/3)" office:value-type="float" office:value="4" calcext:value-type="float">
            <text:p>+4</text:p>
          </table:table-cell>
          <table:table-cell table:formula="of:=ROUND((LOOKUP([.$A72];Levels;FighterInit)/3) + LOOKUP([.$A72];Levels;MageInit)*2/3)" office:value-type="float" office:value="1" calcext:value-type="float">
            <text:p>+1</text:p>
          </table:table-cell>
          <table:table-cell table:formula="of:=ROUND((LOOKUP([.$A72];Levels;FighterEvade)/3) + LOOKUP([.$A72];Levels;MageEvade)*2/3)" office:value-type="float" office:value="5" calcext:value-type="float">
            <text:p>+5</text:p>
          </table:table-cell>
          <table:table-cell table:formula="of:=ROUND((LOOKUP([.$A72];Levels;FighterHardy)/3) + LOOKUP([.$A72];Levels;MageHardy)*2/3)" office:value-type="float" office:value="5" calcext:value-type="float">
            <text:p>+5</text:p>
          </table:table-cell>
          <table:table-cell table:formula="of:=ROUND((LOOKUP([.$A72];Levels;FighterSpirit)/3) + LOOKUP([.$A72];Levels;MageSpirit)*2/3)" office:value-type="float" office:value="6" calcext:value-type="float">
            <text:p>+6</text:p>
          </table:table-cell>
          <table:table-cell table:formula="of:=ROUND((LOOKUP([.$A72];Levels;FighterSkills)/3) + LOOKUP([.$A72];Levels;MageSkills)*2/3)" office:value-type="float" office:value="6" calcext:value-type="float">
            <text:p>6</text:p>
          </table:table-cell>
          <table:table-cell table:formula="of:=ROUND((LOOKUP([.$A72];Levels;FighterTraits)/3) + LOOKUP([.$A72];Levels;MageTraits)*2/3)" office:value-type="float" office:value="2" calcext:value-type="float">
            <text:p>2</text:p>
          </table:table-cell>
          <table:table-cell table:formula="of:=ROUND((LOOKUP([.$A72];Levels;FighterKnacks)/3))" office:value-type="float" office:value="1" calcext:value-type="float">
            <text:p>1</text:p>
          </table:table-cell>
          <table:table-cell table:formula="of:=ROUNDDOWN([.A72]*2/3)" office:value-type="float" office:value="5" calcext:value-type="float">
            <text:p>5</text:p>
          </table:table-cell>
          <table:table-cell table:formula="of:=[.L72]&amp;&quot;d6&quot;" office:value-type="string" office:string-value="5d6" calcext:value-type="string">
            <text:p>5d6</text:p>
          </table:table-cell>
          <table:table-cell table:formula="of:=LOOKUP([.$L72];Levels;L1Spells)" office:value-type="float" office:value="2" calcext:value-type="float">
            <text:p>2</text:p>
          </table:table-cell>
          <table:table-cell table:formula="of:=LOOKUP([.$L72];Levels;L2Spells)" office:value-type="float" office:value="2" calcext:value-type="float">
            <text:p>2</text:p>
          </table:table-cell>
          <table:table-cell table:formula="of:=LOOKUP([.$L72];Levels;L3Spells)" office:value-type="float" office:value="1" calcext:value-type="float">
            <text:p>1</text:p>
          </table:table-cell>
          <table:table-cell table:style-name="ce3" table:formula="of:=LOOKUP([.$L72];Levels;L4Spells)" office:value-type="string" office:string-value="--" calcext:value-type="string">
            <text:p>--</text:p>
          </table:table-cell>
          <table:table-cell table:formula="of:=LOOKUP([.$L72];Levels;L5Spells)" office:value-type="string" office:string-value="--" calcext:value-type="string">
            <text:p>--</text:p>
          </table:table-cell>
          <table:table-cell table:style-name="ce7" table:formula="of:=LOOKUP([.L72];Levels;SaveDiff)" office:value-type="float" office:value="14" calcext:value-type="float">
            <text:p>14+</text:p>
          </table:table-cell>
          <table:table-cell table:style-name="ce3" table:formula="of:=[.A72]*[.$R$43]" office:value-type="float" office:value="28" calcext:value-type="float">
            <text:p>28</text:p>
          </table:table-cell>
          <table:table-cell table:style-name="ce5" table:formula="of:=ROUND(AVERAGE([.F72:.H72]))" office:value-type="float" office:value="5" calcext:value-type="float">
            <text:p>+5</text:p>
          </table:table-cell>
          <table:table-cell table:style-name="ce5" table:formula="of:=SUM([.F72:.H72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73];Levels;FighterXP)/3) + (LOOKUP([.A73];Levels;MageXP)*2/3);-4)" office:value-type="float" office:value="290000" calcext:value-type="float">
            <text:p>290,000</text:p>
          </table:table-cell>
          <table:table-cell table:formula="of:=[.A73]&amp;&quot;d6&quot;" office:value-type="string" office:string-value="9d6" calcext:value-type="string">
            <text:p>9d6</text:p>
          </table:table-cell>
          <table:table-cell table:formula="of:=ROUND((LOOKUP([.$A73];Levels;FighterAB)/3) + LOOKUP([.$A73];Levels;MageAB)*2/3)" office:value-type="float" office:value="4" calcext:value-type="float">
            <text:p>+4</text:p>
          </table:table-cell>
          <table:table-cell table:formula="of:=ROUND((LOOKUP([.$A73];Levels;FighterInit)/3) + LOOKUP([.$A73];Levels;MageInit)*2/3)" office:value-type="float" office:value="1" calcext:value-type="float">
            <text:p>+1</text:p>
          </table:table-cell>
          <table:table-cell table:formula="of:=ROUND((LOOKUP([.$A73];Levels;FighterEvade)/3) + LOOKUP([.$A73];Levels;MageEvade)*2/3)" office:value-type="float" office:value="6" calcext:value-type="float">
            <text:p>+6</text:p>
          </table:table-cell>
          <table:table-cell table:formula="of:=ROUND((LOOKUP([.$A73];Levels;FighterHardy)/3) + LOOKUP([.$A73];Levels;MageHardy)*2/3)" office:value-type="float" office:value="6" calcext:value-type="float">
            <text:p>+6</text:p>
          </table:table-cell>
          <table:table-cell table:formula="of:=ROUND((LOOKUP([.$A73];Levels;FighterSpirit)/3) + LOOKUP([.$A73];Levels;MageSpirit)*2/3)" office:value-type="float" office:value="7" calcext:value-type="float">
            <text:p>+7</text:p>
          </table:table-cell>
          <table:table-cell table:formula="of:=ROUND((LOOKUP([.$A73];Levels;FighterSkills)/3) + LOOKUP([.$A73];Levels;MageSkills)*2/3)" office:value-type="float" office:value="6" calcext:value-type="float">
            <text:p>6</text:p>
          </table:table-cell>
          <table:table-cell table:formula="of:=ROUND((LOOKUP([.$A73];Levels;FighterTraits)/3) + LOOKUP([.$A73];Levels;MageTraits)*2/3)" office:value-type="float" office:value="2" calcext:value-type="float">
            <text:p>2</text:p>
          </table:table-cell>
          <table:table-cell table:formula="of:=ROUND((LOOKUP([.$A73];Levels;FighterKnacks)/3))" office:value-type="float" office:value="2" calcext:value-type="float">
            <text:p>2</text:p>
          </table:table-cell>
          <table:table-cell table:formula="of:=ROUNDDOWN([.A73]*2/3)" office:value-type="float" office:value="6" calcext:value-type="float">
            <text:p>6</text:p>
          </table:table-cell>
          <table:table-cell table:formula="of:=[.L73]&amp;&quot;d6&quot;" office:value-type="string" office:string-value="6d6" calcext:value-type="string">
            <text:p>6d6</text:p>
          </table:table-cell>
          <table:table-cell table:formula="of:=LOOKUP([.$L73];Levels;L1Spells)" office:value-type="float" office:value="3" calcext:value-type="float">
            <text:p>3</text:p>
          </table:table-cell>
          <table:table-cell table:formula="of:=LOOKUP([.$L73];Levels;L2Spells)" office:value-type="float" office:value="2" calcext:value-type="float">
            <text:p>2</text:p>
          </table:table-cell>
          <table:table-cell table:formula="of:=LOOKUP([.$L73];Levels;L3Spells)" office:value-type="float" office:value="2" calcext:value-type="float">
            <text:p>2</text:p>
          </table:table-cell>
          <table:table-cell table:style-name="ce3" table:formula="of:=LOOKUP([.$L73];Levels;L4Spells)" office:value-type="string" office:string-value="--" calcext:value-type="string">
            <text:p>--</text:p>
          </table:table-cell>
          <table:table-cell table:formula="of:=LOOKUP([.$L73];Levels;L5Spells)" office:value-type="string" office:string-value="--" calcext:value-type="string">
            <text:p>--</text:p>
          </table:table-cell>
          <table:table-cell table:style-name="ce7" table:formula="of:=LOOKUP([.L73];Levels;SaveDiff)" office:value-type="float" office:value="14" calcext:value-type="float">
            <text:p>14+</text:p>
          </table:table-cell>
          <table:table-cell table:style-name="ce3" table:formula="of:=[.A73]*[.$R$43]" office:value-type="float" office:value="31.5" calcext:value-type="float">
            <text:p>31.5</text:p>
          </table:table-cell>
          <table:table-cell table:style-name="ce5" table:formula="of:=ROUND(AVERAGE([.F73:.H73]))" office:value-type="float" office:value="6" calcext:value-type="float">
            <text:p>+6</text:p>
          </table:table-cell>
          <table:table-cell table:style-name="ce5" table:formula="of:=SUM([.F73:.H73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74];Levels;FighterXP)/3) + (LOOKUP([.A74];Levels;MageXP)*2/3);-4)" office:value-type="float" office:value="430000" calcext:value-type="float">
            <text:p>430,000</text:p>
          </table:table-cell>
          <table:table-cell table:formula="of:=[.A74]&amp;&quot;d6&quot;" office:value-type="string" office:string-value="10d6" calcext:value-type="string">
            <text:p>10d6</text:p>
          </table:table-cell>
          <table:table-cell table:formula="of:=ROUND((LOOKUP([.$A74];Levels;FighterAB)/3) + LOOKUP([.$A74];Levels;MageAB)*2/3)" office:value-type="float" office:value="4" calcext:value-type="float">
            <text:p>+4</text:p>
          </table:table-cell>
          <table:table-cell table:formula="of:=ROUND((LOOKUP([.$A74];Levels;FighterInit)/3) + LOOKUP([.$A74];Levels;MageInit)*2/3)" office:value-type="float" office:value="2" calcext:value-type="float">
            <text:p>+2</text:p>
          </table:table-cell>
          <table:table-cell table:formula="of:=ROUND((LOOKUP([.$A74];Levels;FighterEvade)/3) + LOOKUP([.$A74];Levels;MageEvade)*2/3)" office:value-type="float" office:value="7" calcext:value-type="float">
            <text:p>+7</text:p>
          </table:table-cell>
          <table:table-cell table:formula="of:=ROUND((LOOKUP([.$A74];Levels;FighterHardy)/3) + LOOKUP([.$A74];Levels;MageHardy)*2/3)" office:value-type="float" office:value="7" calcext:value-type="float">
            <text:p>+7</text:p>
          </table:table-cell>
          <table:table-cell table:formula="of:=ROUND((LOOKUP([.$A74];Levels;FighterSpirit)/3) + LOOKUP([.$A74];Levels;MageSpirit)*2/3)" office:value-type="float" office:value="7" calcext:value-type="float">
            <text:p>+7</text:p>
          </table:table-cell>
          <table:table-cell table:formula="of:=ROUND((LOOKUP([.$A74];Levels;FighterSkills)/3) + LOOKUP([.$A74];Levels;MageSkills)*2/3)" office:value-type="float" office:value="6" calcext:value-type="float">
            <text:p>6</text:p>
          </table:table-cell>
          <table:table-cell table:formula="of:=ROUND((LOOKUP([.$A74];Levels;FighterTraits)/3) + LOOKUP([.$A74];Levels;MageTraits)*2/3)" office:value-type="float" office:value="3" calcext:value-type="float">
            <text:p>3</text:p>
          </table:table-cell>
          <table:table-cell table:formula="of:=ROUND((LOOKUP([.$A74];Levels;FighterKnacks)/3))" office:value-type="float" office:value="2" calcext:value-type="float">
            <text:p>2</text:p>
          </table:table-cell>
          <table:table-cell table:formula="of:=ROUNDDOWN([.A74]*2/3)" office:value-type="float" office:value="6" calcext:value-type="float">
            <text:p>6</text:p>
          </table:table-cell>
          <table:table-cell table:formula="of:=[.L74]&amp;&quot;d6&quot;" office:value-type="string" office:string-value="6d6" calcext:value-type="string">
            <text:p>6d6</text:p>
          </table:table-cell>
          <table:table-cell table:formula="of:=LOOKUP([.$L74];Levels;L1Spells)" office:value-type="float" office:value="3" calcext:value-type="float">
            <text:p>3</text:p>
          </table:table-cell>
          <table:table-cell table:formula="of:=LOOKUP([.$L74];Levels;L2Spells)" office:value-type="float" office:value="2" calcext:value-type="float">
            <text:p>2</text:p>
          </table:table-cell>
          <table:table-cell table:formula="of:=LOOKUP([.$L74];Levels;L3Spells)" office:value-type="float" office:value="2" calcext:value-type="float">
            <text:p>2</text:p>
          </table:table-cell>
          <table:table-cell table:style-name="ce3" table:formula="of:=LOOKUP([.$L74];Levels;L4Spells)" office:value-type="string" office:string-value="--" calcext:value-type="string">
            <text:p>--</text:p>
          </table:table-cell>
          <table:table-cell table:formula="of:=LOOKUP([.$L74];Levels;L5Spells)" office:value-type="string" office:string-value="--" calcext:value-type="string">
            <text:p>--</text:p>
          </table:table-cell>
          <table:table-cell table:style-name="ce7" table:formula="of:=LOOKUP([.L74];Levels;SaveDiff)" office:value-type="float" office:value="14" calcext:value-type="float">
            <text:p>14+</text:p>
          </table:table-cell>
          <table:table-cell table:style-name="ce3" table:formula="of:=[.A74]*[.$R$43]" office:value-type="float" office:value="35" calcext:value-type="float">
            <text:p>35</text:p>
          </table:table-cell>
          <table:table-cell table:style-name="ce5" table:formula="of:=ROUND(AVERAGE([.F74:.H74]))" office:value-type="float" office:value="7" calcext:value-type="float">
            <text:p>+7</text:p>
          </table:table-cell>
          <table:table-cell table:style-name="ce5" table:formula="of:=SUM([.F74:.H74])" office:value-type="float" office:value="21" calcext:value-type="float">
            <text:p>+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75];Levels;FighterXP)/3) + (LOOKUP([.A75];Levels;MageXP)*2/3);-4)" office:value-type="float" office:value="570000" calcext:value-type="float">
            <text:p>570,000</text:p>
          </table:table-cell>
          <table:table-cell table:formula="of:=[.$C$55] &amp; &quot;+&quot; &amp; (([.A75]-10))" office:value-type="string" office:string-value="10d6+1" calcext:value-type="string">
            <text:p>10d6+1</text:p>
          </table:table-cell>
          <table:table-cell table:formula="of:=ROUND((LOOKUP([.$A75];Levels;FighterAB)/3) + LOOKUP([.$A75];Levels;MageAB)*2/3)" office:value-type="float" office:value="5" calcext:value-type="float">
            <text:p>+5</text:p>
          </table:table-cell>
          <table:table-cell table:formula="of:=ROUND((LOOKUP([.$A75];Levels;FighterInit)/3) + LOOKUP([.$A75];Levels;MageInit)*2/3)" office:value-type="float" office:value="2" calcext:value-type="float">
            <text:p>+2</text:p>
          </table:table-cell>
          <table:table-cell table:formula="of:=ROUND((LOOKUP([.$A75];Levels;FighterEvade)/3) + LOOKUP([.$A75];Levels;MageEvade)*2/3)" office:value-type="float" office:value="7" calcext:value-type="float">
            <text:p>+7</text:p>
          </table:table-cell>
          <table:table-cell table:formula="of:=ROUND((LOOKUP([.$A75];Levels;FighterHardy)/3) + LOOKUP([.$A75];Levels;MageHardy)*2/3)" office:value-type="float" office:value="8" calcext:value-type="float">
            <text:p>+8</text:p>
          </table:table-cell>
          <table:table-cell table:formula="of:=ROUND((LOOKUP([.$A75];Levels;FighterSpirit)/3) + LOOKUP([.$A75];Levels;MageSpirit)*2/3)" office:value-type="float" office:value="8" calcext:value-type="float">
            <text:p>+8</text:p>
          </table:table-cell>
          <table:table-cell table:formula="of:=ROUND((LOOKUP([.$A75];Levels;FighterSkills)/3) + LOOKUP([.$A75];Levels;MageSkills)*2/3)" office:value-type="float" office:value="6" calcext:value-type="float">
            <text:p>6</text:p>
          </table:table-cell>
          <table:table-cell table:formula="of:=ROUND((LOOKUP([.$A75];Levels;FighterTraits)/3) + LOOKUP([.$A75];Levels;MageTraits)*2/3)" office:value-type="float" office:value="3" calcext:value-type="float">
            <text:p>3</text:p>
          </table:table-cell>
          <table:table-cell table:formula="of:=ROUND((LOOKUP([.$A75];Levels;FighterKnacks)/3))" office:value-type="float" office:value="2" calcext:value-type="float">
            <text:p>2</text:p>
          </table:table-cell>
          <table:table-cell table:formula="of:=ROUNDDOWN([.A75]*2/3)" office:value-type="float" office:value="7" calcext:value-type="float">
            <text:p>7</text:p>
          </table:table-cell>
          <table:table-cell table:formula="of:=[.L75]&amp;&quot;d6&quot;" office:value-type="string" office:string-value="7d6" calcext:value-type="string">
            <text:p>7d6</text:p>
          </table:table-cell>
          <table:table-cell table:formula="of:=LOOKUP([.$L75];Levels;L1Spells)" office:value-type="float" office:value="3" calcext:value-type="float">
            <text:p>3</text:p>
          </table:table-cell>
          <table:table-cell table:formula="of:=LOOKUP([.$L75];Levels;L2Spells)" office:value-type="float" office:value="2" calcext:value-type="float">
            <text:p>2</text:p>
          </table:table-cell>
          <table:table-cell table:formula="of:=LOOKUP([.$L75];Levels;L3Spells)" office:value-type="float" office:value="2" calcext:value-type="float">
            <text:p>2</text:p>
          </table:table-cell>
          <table:table-cell table:style-name="ce3" table:formula="of:=LOOKUP([.$L75];Levels;L4Spells)" office:value-type="float" office:value="1" calcext:value-type="float">
            <text:p>1</text:p>
          </table:table-cell>
          <table:table-cell table:formula="of:=LOOKUP([.$L75];Levels;L5Spells)" office:value-type="string" office:string-value="--" calcext:value-type="string">
            <text:p>--</text:p>
          </table:table-cell>
          <table:table-cell table:style-name="ce7" table:formula="of:=LOOKUP([.L75];Levels;SaveDiff)" office:value-type="float" office:value="15" calcext:value-type="float">
            <text:p>15+</text:p>
          </table:table-cell>
          <table:table-cell table:style-name="ce3" table:formula="of:=[.T74]+1" office:value-type="float" office:value="36" calcext:value-type="float">
            <text:p>36</text:p>
          </table:table-cell>
          <table:table-cell table:style-name="ce5" table:formula="of:=ROUND(AVERAGE([.F75:.H75]))" office:value-type="float" office:value="8" calcext:value-type="float">
            <text:p>+8</text:p>
          </table:table-cell>
          <table:table-cell table:style-name="ce5" table:formula="of:=SUM([.F75:.H75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76];Levels;FighterXP)/3) + (LOOKUP([.A76];Levels;MageXP)*2/3);-4)" office:value-type="float" office:value="710000" calcext:value-type="float">
            <text:p>710,000</text:p>
          </table:table-cell>
          <table:table-cell table:formula="of:=[.$C$55] &amp; &quot;+&quot; &amp; (([.A76]-10))" office:value-type="string" office:string-value="10d6+2" calcext:value-type="string">
            <text:p>10d6+2</text:p>
          </table:table-cell>
          <table:table-cell table:formula="of:=ROUND((LOOKUP([.$A76];Levels;FighterAB)/3) + LOOKUP([.$A76];Levels;MageAB)*2/3)" office:value-type="float" office:value="5" calcext:value-type="float">
            <text:p>+5</text:p>
          </table:table-cell>
          <table:table-cell table:formula="of:=ROUND((LOOKUP([.$A76];Levels;FighterInit)/3) + LOOKUP([.$A76];Levels;MageInit)*2/3)" office:value-type="float" office:value="2" calcext:value-type="float">
            <text:p>+2</text:p>
          </table:table-cell>
          <table:table-cell table:formula="of:=ROUND((LOOKUP([.$A76];Levels;FighterEvade)/3) + LOOKUP([.$A76];Levels;MageEvade)*2/3)" office:value-type="float" office:value="8" calcext:value-type="float">
            <text:p>+8</text:p>
          </table:table-cell>
          <table:table-cell table:formula="of:=ROUND((LOOKUP([.$A76];Levels;FighterHardy)/3) + LOOKUP([.$A76];Levels;MageHardy)*2/3)" office:value-type="float" office:value="8" calcext:value-type="float">
            <text:p>+8</text:p>
          </table:table-cell>
          <table:table-cell table:formula="of:=ROUND((LOOKUP([.$A76];Levels;FighterSpirit)/3) + LOOKUP([.$A76];Levels;MageSpirit)*2/3)" office:value-type="float" office:value="9" calcext:value-type="float">
            <text:p>+9</text:p>
          </table:table-cell>
          <table:table-cell table:formula="of:=ROUND((LOOKUP([.$A76];Levels;FighterSkills)/3) + LOOKUP([.$A76];Levels;MageSkills)*2/3)" office:value-type="float" office:value="8" calcext:value-type="float">
            <text:p>8</text:p>
          </table:table-cell>
          <table:table-cell table:formula="of:=ROUND((LOOKUP([.$A76];Levels;FighterTraits)/3) + LOOKUP([.$A76];Levels;MageTraits)*2/3)" office:value-type="float" office:value="3" calcext:value-type="float">
            <text:p>3</text:p>
          </table:table-cell>
          <table:table-cell table:formula="of:=ROUND((LOOKUP([.$A76];Levels;FighterKnacks)/3))" office:value-type="float" office:value="2" calcext:value-type="float">
            <text:p>2</text:p>
          </table:table-cell>
          <table:table-cell table:formula="of:=ROUNDDOWN([.A76]*2/3)" office:value-type="float" office:value="8" calcext:value-type="float">
            <text:p>8</text:p>
          </table:table-cell>
          <table:table-cell table:formula="of:=[.L76]&amp;&quot;d6&quot;" office:value-type="string" office:string-value="8d6" calcext:value-type="string">
            <text:p>8d6</text:p>
          </table:table-cell>
          <table:table-cell table:formula="of:=LOOKUP([.$L76];Levels;L1Spells)" office:value-type="float" office:value="3" calcext:value-type="float">
            <text:p>3</text:p>
          </table:table-cell>
          <table:table-cell table:formula="of:=LOOKUP([.$L76];Levels;L2Spells)" office:value-type="float" office:value="3" calcext:value-type="float">
            <text:p>3</text:p>
          </table:table-cell>
          <table:table-cell table:formula="of:=LOOKUP([.$L76];Levels;L3Spells)" office:value-type="float" office:value="2" calcext:value-type="float">
            <text:p>2</text:p>
          </table:table-cell>
          <table:table-cell table:style-name="ce3" table:formula="of:=LOOKUP([.$L76];Levels;L4Spells)" office:value-type="float" office:value="2" calcext:value-type="float">
            <text:p>2</text:p>
          </table:table-cell>
          <table:table-cell table:formula="of:=LOOKUP([.$L76];Levels;L5Spells)" office:value-type="string" office:string-value="--" calcext:value-type="string">
            <text:p>--</text:p>
          </table:table-cell>
          <table:table-cell table:style-name="ce7" table:formula="of:=LOOKUP([.L76];Levels;SaveDiff)" office:value-type="float" office:value="16" calcext:value-type="float">
            <text:p>16+</text:p>
          </table:table-cell>
          <table:table-cell table:style-name="ce3" table:formula="of:=[.T75]+1" office:value-type="float" office:value="37" calcext:value-type="float">
            <text:p>37</text:p>
          </table:table-cell>
          <table:table-cell table:style-name="ce5" table:formula="of:=ROUND(AVERAGE([.F76:.H76]))" office:value-type="float" office:value="8" calcext:value-type="float">
            <text:p>+8</text:p>
          </table:table-cell>
          <table:table-cell table:style-name="ce5" table:formula="of:=SUM([.F76:.H76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77];Levels;FighterXP)/3) + (LOOKUP([.A77];Levels;MageXP)*2/3);-4)" office:value-type="float" office:value="850000" calcext:value-type="float">
            <text:p>850,000</text:p>
          </table:table-cell>
          <table:table-cell table:formula="of:=[.$C$55] &amp; &quot;+&quot; &amp; (([.A77]-10))" office:value-type="string" office:string-value="10d6+3" calcext:value-type="string">
            <text:p>10d6+3</text:p>
          </table:table-cell>
          <table:table-cell table:formula="of:=ROUND((LOOKUP([.$A77];Levels;FighterAB)/3) + LOOKUP([.$A77];Levels;MageAB)*2/3)" office:value-type="float" office:value="6" calcext:value-type="float">
            <text:p>+6</text:p>
          </table:table-cell>
          <table:table-cell table:formula="of:=ROUND((LOOKUP([.$A77];Levels;FighterInit)/3) + LOOKUP([.$A77];Levels;MageInit)*2/3)" office:value-type="float" office:value="2" calcext:value-type="float">
            <text:p>+2</text:p>
          </table:table-cell>
          <table:table-cell table:formula="of:=ROUND((LOOKUP([.$A77];Levels;FighterEvade)/3) + LOOKUP([.$A77];Levels;MageEvade)*2/3)" office:value-type="float" office:value="9" calcext:value-type="float">
            <text:p>+9</text:p>
          </table:table-cell>
          <table:table-cell table:formula="of:=ROUND((LOOKUP([.$A77];Levels;FighterHardy)/3) + LOOKUP([.$A77];Levels;MageHardy)*2/3)" office:value-type="float" office:value="9" calcext:value-type="float">
            <text:p>+9</text:p>
          </table:table-cell>
          <table:table-cell table:formula="of:=ROUND((LOOKUP([.$A77];Levels;FighterSpirit)/3) + LOOKUP([.$A77];Levels;MageSpirit)*2/3)" office:value-type="float" office:value="9" calcext:value-type="float">
            <text:p>+9</text:p>
          </table:table-cell>
          <table:table-cell table:formula="of:=ROUND((LOOKUP([.$A77];Levels;FighterSkills)/3) + LOOKUP([.$A77];Levels;MageSkills)*2/3)" office:value-type="float" office:value="8" calcext:value-type="float">
            <text:p>8</text:p>
          </table:table-cell>
          <table:table-cell table:formula="of:=ROUND((LOOKUP([.$A77];Levels;FighterTraits)/3) + LOOKUP([.$A77];Levels;MageTraits)*2/3)" office:value-type="float" office:value="3" calcext:value-type="float">
            <text:p>3</text:p>
          </table:table-cell>
          <table:table-cell table:formula="of:=ROUND((LOOKUP([.$A77];Levels;FighterKnacks)/3))" office:value-type="float" office:value="2" calcext:value-type="float">
            <text:p>2</text:p>
          </table:table-cell>
          <table:table-cell table:formula="of:=ROUNDDOWN([.A77]*2/3)" office:value-type="float" office:value="8" calcext:value-type="float">
            <text:p>8</text:p>
          </table:table-cell>
          <table:table-cell table:formula="of:=[.L77]&amp;&quot;d6&quot;" office:value-type="string" office:string-value="8d6" calcext:value-type="string">
            <text:p>8d6</text:p>
          </table:table-cell>
          <table:table-cell table:formula="of:=LOOKUP([.$L77];Levels;L1Spells)" office:value-type="float" office:value="3" calcext:value-type="float">
            <text:p>3</text:p>
          </table:table-cell>
          <table:table-cell table:formula="of:=LOOKUP([.$L77];Levels;L2Spells)" office:value-type="float" office:value="3" calcext:value-type="float">
            <text:p>3</text:p>
          </table:table-cell>
          <table:table-cell table:formula="of:=LOOKUP([.$L77];Levels;L3Spells)" office:value-type="float" office:value="2" calcext:value-type="float">
            <text:p>2</text:p>
          </table:table-cell>
          <table:table-cell table:style-name="ce3" table:formula="of:=LOOKUP([.$L77];Levels;L4Spells)" office:value-type="float" office:value="2" calcext:value-type="float">
            <text:p>2</text:p>
          </table:table-cell>
          <table:table-cell table:formula="of:=LOOKUP([.$L77];Levels;L5Spells)" office:value-type="string" office:string-value="--" calcext:value-type="string">
            <text:p>--</text:p>
          </table:table-cell>
          <table:table-cell table:style-name="ce7" table:formula="of:=LOOKUP([.L77];Levels;SaveDiff)" office:value-type="float" office:value="16" calcext:value-type="float">
            <text:p>16+</text:p>
          </table:table-cell>
          <table:table-cell table:style-name="ce3" table:formula="of:=[.T76]+1" office:value-type="float" office:value="38" calcext:value-type="float">
            <text:p>38</text:p>
          </table:table-cell>
          <table:table-cell table:style-name="ce5" table:formula="of:=ROUND(AVERAGE([.F77:.H77]))" office:value-type="float" office:value="9" calcext:value-type="float">
            <text:p>+9</text:p>
          </table:table-cell>
          <table:table-cell table:style-name="ce5" table:formula="of:=SUM([.F77:.H77])" office:value-type="float" office:value="27" calcext:value-type="float">
            <text:p>+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78];Levels;FighterXP)/3) + (LOOKUP([.A78];Levels;MageXP)*2/3);-4)" office:value-type="float" office:value="990000" calcext:value-type="float">
            <text:p>990,000</text:p>
          </table:table-cell>
          <table:table-cell table:formula="of:=[.$C$55] &amp; &quot;+&quot; &amp; (([.A78]-10))" office:value-type="string" office:string-value="10d6+4" calcext:value-type="string">
            <text:p>10d6+4</text:p>
          </table:table-cell>
          <table:table-cell table:formula="of:=ROUND((LOOKUP([.$A78];Levels;FighterAB)/3) + LOOKUP([.$A78];Levels;MageAB)*2/3)" office:value-type="float" office:value="7" calcext:value-type="float">
            <text:p>+7</text:p>
          </table:table-cell>
          <table:table-cell table:formula="of:=ROUND((LOOKUP([.$A78];Levels;FighterInit)/3) + LOOKUP([.$A78];Levels;MageInit)*2/3)" office:value-type="float" office:value="2" calcext:value-type="float">
            <text:p>+2</text:p>
          </table:table-cell>
          <table:table-cell table:formula="of:=ROUND((LOOKUP([.$A78];Levels;FighterEvade)/3) + LOOKUP([.$A78];Levels;MageEvade)*2/3)" office:value-type="float" office:value="9" calcext:value-type="float">
            <text:p>+9</text:p>
          </table:table-cell>
          <table:table-cell table:formula="of:=ROUND((LOOKUP([.$A78];Levels;FighterHardy)/3) + LOOKUP([.$A78];Levels;MageHardy)*2/3)" office:value-type="float" office:value="10" calcext:value-type="float">
            <text:p>+10</text:p>
          </table:table-cell>
          <table:table-cell table:formula="of:=ROUND((LOOKUP([.$A78];Levels;FighterSpirit)/3) + LOOKUP([.$A78];Levels;MageSpirit)*2/3)" office:value-type="float" office:value="10" calcext:value-type="float">
            <text:p>+10</text:p>
          </table:table-cell>
          <table:table-cell table:formula="of:=ROUND((LOOKUP([.$A78];Levels;FighterSkills)/3) + LOOKUP([.$A78];Levels;MageSkills)*2/3)" office:value-type="float" office:value="8" calcext:value-type="float">
            <text:p>8</text:p>
          </table:table-cell>
          <table:table-cell table:formula="of:=ROUND((LOOKUP([.$A78];Levels;FighterTraits)/3) + LOOKUP([.$A78];Levels;MageTraits)*2/3)" office:value-type="float" office:value="4" calcext:value-type="float">
            <text:p>4</text:p>
          </table:table-cell>
          <table:table-cell table:formula="of:=ROUND((LOOKUP([.$A78];Levels;FighterKnacks)/3))" office:value-type="float" office:value="2" calcext:value-type="float">
            <text:p>2</text:p>
          </table:table-cell>
          <table:table-cell table:formula="of:=ROUNDDOWN([.A78]*2/3)" office:value-type="float" office:value="9" calcext:value-type="float">
            <text:p>9</text:p>
          </table:table-cell>
          <table:table-cell table:formula="of:=[.L78]&amp;&quot;d6&quot;" office:value-type="string" office:string-value="9d6" calcext:value-type="string">
            <text:p>9d6</text:p>
          </table:table-cell>
          <table:table-cell table:formula="of:=LOOKUP([.$L78];Levels;L1Spells)" office:value-type="float" office:value="3" calcext:value-type="float">
            <text:p>3</text:p>
          </table:table-cell>
          <table:table-cell table:formula="of:=LOOKUP([.$L78];Levels;L2Spells)" office:value-type="float" office:value="3" calcext:value-type="float">
            <text:p>3</text:p>
          </table:table-cell>
          <table:table-cell table:formula="of:=LOOKUP([.$L78];Levels;L3Spells)" office:value-type="float" office:value="2" calcext:value-type="float">
            <text:p>2</text:p>
          </table:table-cell>
          <table:table-cell table:style-name="ce3" table:formula="of:=LOOKUP([.$L78];Levels;L4Spells)" office:value-type="float" office:value="2" calcext:value-type="float">
            <text:p>2</text:p>
          </table:table-cell>
          <table:table-cell table:formula="of:=LOOKUP([.$L78];Levels;L5Spells)" office:value-type="float" office:value="1" calcext:value-type="float">
            <text:p>1</text:p>
          </table:table-cell>
          <table:table-cell table:style-name="ce7" table:formula="of:=LOOKUP([.L78];Levels;SaveDiff)" office:value-type="float" office:value="16" calcext:value-type="float">
            <text:p>16+</text:p>
          </table:table-cell>
          <table:table-cell table:style-name="ce3" table:formula="of:=[.T77]+1" office:value-type="float" office:value="39" calcext:value-type="float">
            <text:p>39</text:p>
          </table:table-cell>
          <table:table-cell table:style-name="ce5" table:formula="of:=ROUND(AVERAGE([.F78:.H78]))" office:value-type="float" office:value="10" calcext:value-type="float">
            <text:p>+10</text:p>
          </table:table-cell>
          <table:table-cell table:style-name="ce5" table:formula="of:=SUM([.F78:.H78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79];Levels;FighterXP)/3) + (LOOKUP([.A79];Levels;MageXP)*2/3);-4)" office:value-type="float" office:value="1130000" calcext:value-type="float">
            <text:p>1,130,000</text:p>
          </table:table-cell>
          <table:table-cell table:formula="of:=[.$C$55] &amp; &quot;+&quot; &amp; (([.A79]-10))" office:value-type="string" office:string-value="10d6+5" calcext:value-type="string">
            <text:p>10d6+5</text:p>
          </table:table-cell>
          <table:table-cell table:formula="of:=ROUND((LOOKUP([.$A79];Levels;FighterAB)/3) + LOOKUP([.$A79];Levels;MageAB)*2/3)" office:value-type="float" office:value="7" calcext:value-type="float">
            <text:p>+7</text:p>
          </table:table-cell>
          <table:table-cell table:formula="of:=ROUND((LOOKUP([.$A79];Levels;FighterInit)/3) + LOOKUP([.$A79];Levels;MageInit)*2/3)" office:value-type="float" office:value="3" calcext:value-type="float">
            <text:p>+3</text:p>
          </table:table-cell>
          <table:table-cell table:formula="of:=ROUND((LOOKUP([.$A79];Levels;FighterEvade)/3) + LOOKUP([.$A79];Levels;MageEvade)*2/3)" office:value-type="float" office:value="10" calcext:value-type="float">
            <text:p>+10</text:p>
          </table:table-cell>
          <table:table-cell table:formula="of:=ROUND((LOOKUP([.$A79];Levels;FighterHardy)/3) + LOOKUP([.$A79];Levels;MageHardy)*2/3)" office:value-type="float" office:value="11" calcext:value-type="float">
            <text:p>+11</text:p>
          </table:table-cell>
          <table:table-cell table:formula="of:=ROUND((LOOKUP([.$A79];Levels;FighterSpirit)/3) + LOOKUP([.$A79];Levels;MageSpirit)*2/3)" office:value-type="float" office:value="11" calcext:value-type="float">
            <text:p>+11</text:p>
          </table:table-cell>
          <table:table-cell table:formula="of:=ROUND((LOOKUP([.$A79];Levels;FighterSkills)/3) + LOOKUP([.$A79];Levels;MageSkills)*2/3)" office:value-type="float" office:value="8" calcext:value-type="float">
            <text:p>8</text:p>
          </table:table-cell>
          <table:table-cell table:formula="of:=ROUND((LOOKUP([.$A79];Levels;FighterTraits)/3) + LOOKUP([.$A79];Levels;MageTraits)*2/3)" office:value-type="float" office:value="4" calcext:value-type="float">
            <text:p>4</text:p>
          </table:table-cell>
          <table:table-cell table:formula="of:=ROUND((LOOKUP([.$A79];Levels;FighterKnacks)/3))" office:value-type="float" office:value="3" calcext:value-type="float">
            <text:p>3</text:p>
          </table:table-cell>
          <table:table-cell table:formula="of:=ROUNDDOWN([.A79]*2/3)" office:value-type="float" office:value="10" calcext:value-type="float">
            <text:p>10</text:p>
          </table:table-cell>
          <table:table-cell table:formula="of:=[.L79]&amp;&quot;d6&quot;" office:value-type="string" office:string-value="10d6" calcext:value-type="string">
            <text:p>10d6</text:p>
          </table:table-cell>
          <table:table-cell table:formula="of:=LOOKUP([.$L79];Levels;L1Spells)" office:value-type="float" office:value="4" calcext:value-type="float">
            <text:p>4</text:p>
          </table:table-cell>
          <table:table-cell table:formula="of:=LOOKUP([.$L79];Levels;L2Spells)" office:value-type="float" office:value="3" calcext:value-type="float">
            <text:p>3</text:p>
          </table:table-cell>
          <table:table-cell table:formula="of:=LOOKUP([.$L79];Levels;L3Spells)" office:value-type="float" office:value="3" calcext:value-type="float">
            <text:p>3</text:p>
          </table:table-cell>
          <table:table-cell table:style-name="ce3" table:formula="of:=LOOKUP([.$L79];Levels;L4Spells)" office:value-type="float" office:value="2" calcext:value-type="float">
            <text:p>2</text:p>
          </table:table-cell>
          <table:table-cell table:formula="of:=LOOKUP([.$L79];Levels;L5Spells)" office:value-type="float" office:value="2" calcext:value-type="float">
            <text:p>2</text:p>
          </table:table-cell>
          <table:table-cell table:style-name="ce7" table:formula="of:=LOOKUP([.L79];Levels;SaveDiff)" office:value-type="float" office:value="17" calcext:value-type="float">
            <text:p>17+</text:p>
          </table:table-cell>
          <table:table-cell table:style-name="ce3" table:formula="of:=[.T78]+1" office:value-type="float" office:value="40" calcext:value-type="float">
            <text:p>40</text:p>
          </table:table-cell>
          <table:table-cell table:style-name="ce5" table:formula="of:=ROUND(AVERAGE([.F79:.H79]))" office:value-type="float" office:value="11" calcext:value-type="float">
            <text:p>+11</text:p>
          </table:table-cell>
          <table:table-cell table:style-name="ce5" table:formula="of:=SUM([.F79:.H79])" office:value-type="float" office:value="32" calcext:value-type="float">
            <text:p>+32</text:p>
          </table:table-cell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4];Levels;RogueXP)*2/3) + (LOOKUP([.A84];Levels;MageXP)/3);-2)" office:value-type="float" office:value="0" calcext:value-type="float">
            <text:p>0</text:p>
          </table:table-cell>
          <table:table-cell table:formula="of:=[.A84]&amp;&quot;d5&quot;" office:value-type="string" office:string-value="1d5" calcext:value-type="string">
            <text:p>1d5</text:p>
          </table:table-cell>
          <table:table-cell table:formula="of:=ROUND((LOOKUP([.$A84];Levels;RogueAB)*2/3) + LOOKUP([.$A84];Levels;MageAB)/3)" office:value-type="float" office:value="0" calcext:value-type="float">
            <text:p>+0</text:p>
          </table:table-cell>
          <table:table-cell table:formula="of:=ROUND((LOOKUP([.$A84];Levels;RogueInit)*2/3) + LOOKUP([.$A84];Levels;MageInit)/3)" office:value-type="float" office:value="0" calcext:value-type="float">
            <text:p>+0</text:p>
          </table:table-cell>
          <table:table-cell table:formula="of:=ROUND((LOOKUP([.$A84];Levels;RogueEvade)*2/3) + LOOKUP([.$A84];Levels;MageEvade)/3)" office:value-type="float" office:value="1" calcext:value-type="float">
            <text:p>+1</text:p>
          </table:table-cell>
          <table:table-cell table:formula="of:=ROUND((LOOKUP([.$A84];Levels;RogueHardy)*2/3) + LOOKUP([.$A84];Levels;MageHardy)/3)" office:value-type="float" office:value="1" calcext:value-type="float">
            <text:p>+1</text:p>
          </table:table-cell>
          <table:table-cell table:formula="of:=ROUND((LOOKUP([.$A84];Levels;RogueSpirit)*2/3) + LOOKUP([.$A84];Levels;MageSpirit)/3)" office:value-type="float" office:value="0" calcext:value-type="float">
            <text:p>+0</text:p>
          </table:table-cell>
          <table:table-cell table:formula="of:=ROUND((LOOKUP([.$A84];Levels;RogueSkills)*2/3) + LOOKUP([.$A84];Levels;MageSkills)/3)" office:value-type="float" office:value="3" calcext:value-type="float">
            <text:p>3</text:p>
          </table:table-cell>
          <table:table-cell table:formula="of:=ROUND((LOOKUP([.$A84];Levels;RogueTraits)*2/3) + LOOKUP([.$A84];Levels;MageTraits)/3)" office:value-type="float" office:value="0" calcext:value-type="float">
            <text:p>0</text:p>
          </table:table-cell>
          <table:table-cell table:formula="of:=ROUND((LOOKUP([.$A84];Levels;RogueKnacks)*2/3))" office:value-type="float" office:value="1" calcext:value-type="float">
            <text:p>1</text:p>
          </table:table-cell>
          <table:table-cell table:formula="of:=ROUND([.A84]/3)" office:value-type="float" office:value="0" calcext:value-type="float">
            <text:p>0</text:p>
          </table:table-cell>
          <table:table-cell table:formula="of:=[.L84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5" calcext:value-type="float">
            <text:p>5</text:p>
          </table:table-cell>
          <table:table-cell table:style-name="ce5" table:formula="of:=ROUND(AVERAGE([.F84:.H84]))" office:value-type="float" office:value="1" calcext:value-type="float">
            <text:p>+1</text:p>
          </table:table-cell>
          <table:table-cell table:style-name="ce5" table:formula="of:=SUM([.F84:.H84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85];Levels;RogueXP)*2/3) + (LOOKUP([.A85];Levels;MageXP)/3);-2)" office:value-type="float" office:value="1800" calcext:value-type="float">
            <text:p>1,800</text:p>
          </table:table-cell>
          <table:table-cell table:formula="of:=[.A85]&amp;&quot;d5&quot;" office:value-type="string" office:string-value="2d5" calcext:value-type="string">
            <text:p>2d5</text:p>
          </table:table-cell>
          <table:table-cell table:formula="of:=ROUND((LOOKUP([.$A85];Levels;RogueAB)*2/3) + LOOKUP([.$A85];Levels;MageAB)/3)" office:value-type="float" office:value="1" calcext:value-type="float">
            <text:p>+1</text:p>
          </table:table-cell>
          <table:table-cell table:formula="of:=ROUND((LOOKUP([.$A85];Levels;RogueInit)*2/3) + LOOKUP([.$A85];Levels;MageInit)/3)" office:value-type="float" office:value="0" calcext:value-type="float">
            <text:p>+0</text:p>
          </table:table-cell>
          <table:table-cell table:formula="of:=ROUND((LOOKUP([.$A85];Levels;RogueEvade)*2/3) + LOOKUP([.$A85];Levels;MageEvade)/3)" office:value-type="float" office:value="2" calcext:value-type="float">
            <text:p>+2</text:p>
          </table:table-cell>
          <table:table-cell table:formula="of:=ROUND((LOOKUP([.$A85];Levels;RogueHardy)*2/3) + LOOKUP([.$A85];Levels;MageHardy)/3)" office:value-type="float" office:value="1" calcext:value-type="float">
            <text:p>+1</text:p>
          </table:table-cell>
          <table:table-cell table:formula="of:=ROUND((LOOKUP([.$A85];Levels;RogueSpirit)*2/3) + LOOKUP([.$A85];Levels;MageSpirit)/3)" office:value-type="float" office:value="1" calcext:value-type="float">
            <text:p>+1</text:p>
          </table:table-cell>
          <table:table-cell table:formula="of:=ROUND((LOOKUP([.$A85];Levels;RogueSkills)*2/3) + LOOKUP([.$A85];Levels;MageSkills)/3)" office:value-type="float" office:value="3" calcext:value-type="float">
            <text:p>3</text:p>
          </table:table-cell>
          <table:table-cell table:formula="of:=ROUND((LOOKUP([.$A85];Levels;RogueTraits)*2/3) + LOOKUP([.$A85];Levels;MageTraits)/3)" office:value-type="float" office:value="1" calcext:value-type="float">
            <text:p>1</text:p>
          </table:table-cell>
          <table:table-cell table:formula="of:=ROUND((LOOKUP([.$A85];Levels;RogueKnacks)*2/3))" office:value-type="float" office:value="1" calcext:value-type="float">
            <text:p>1</text:p>
          </table:table-cell>
          <table:table-cell table:formula="of:=ROUND([.A85]/3)" office:value-type="float" office:value="1" calcext:value-type="float">
            <text:p>1</text:p>
          </table:table-cell>
          <table:table-cell table:formula="of:=[.L85]&amp;&quot;d6&quot;" office:value-type="string" office:string-value="1d6" calcext:value-type="string">
            <text:p>1d6</text:p>
          </table:table-cell>
          <table:table-cell table:formula="of:=LOOKUP([.$L85];Levels;L1Spells)" office:value-type="float" office:value="1" calcext:value-type="float">
            <text:p>1</text:p>
          </table:table-cell>
          <table:table-cell table:formula="of:=LOOKUP([.$L85];Levels;L2Spells)" office:value-type="string" office:string-value="--" calcext:value-type="string">
            <text:p>--</text:p>
          </table:table-cell>
          <table:table-cell table:formula="of:=LOOKUP([.$L85];Levels;L3Spells)" office:value-type="string" office:string-value="--" calcext:value-type="string">
            <text:p>--</text:p>
          </table:table-cell>
          <table:table-cell table:style-name="ce7" table:formula="of:=LOOKUP([.L85];Levels;SaveDiff)" office:value-type="float" office:value="11" calcext:value-type="float">
            <text:p>11+</text:p>
          </table:table-cell>
          <table:table-cell table:formula="of:=[.A85]*[.$R$81]" office:value-type="float" office:value="4" calcext:value-type="float">
            <text:p>4</text:p>
          </table:table-cell>
          <table:table-cell table:style-name="ce5" table:formula="of:=ROUND(AVERAGE([.F85:.H85]))" office:value-type="float" office:value="1" calcext:value-type="float">
            <text:p>+1</text:p>
          </table:table-cell>
          <table:table-cell table:style-name="ce5" table:formula="of:=SUM([.F85:.H85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86];Levels;RogueXP)*2/3) + (LOOKUP([.A86];Levels;MageXP)/3);-2)" office:value-type="float" office:value="3700" calcext:value-type="float">
            <text:p>3,700</text:p>
          </table:table-cell>
          <table:table-cell table:formula="of:=[.A86]&amp;&quot;d5&quot;" office:value-type="string" office:string-value="3d5" calcext:value-type="string">
            <text:p>3d5</text:p>
          </table:table-cell>
          <table:table-cell table:formula="of:=ROUND((LOOKUP([.$A86];Levels;RogueAB)*2/3) + LOOKUP([.$A86];Levels;MageAB)/3)" office:value-type="float" office:value="2" calcext:value-type="float">
            <text:p>+2</text:p>
          </table:table-cell>
          <table:table-cell table:formula="of:=ROUND((LOOKUP([.$A86];Levels;RogueInit)*2/3) + LOOKUP([.$A86];Levels;MageInit)/3)" office:value-type="float" office:value="1" calcext:value-type="float">
            <text:p>+1</text:p>
          </table:table-cell>
          <table:table-cell table:formula="of:=ROUND((LOOKUP([.$A86];Levels;RogueEvade)*2/3) + LOOKUP([.$A86];Levels;MageEvade)/3)" office:value-type="float" office:value="3" calcext:value-type="float">
            <text:p>+3</text:p>
          </table:table-cell>
          <table:table-cell table:formula="of:=ROUND((LOOKUP([.$A86];Levels;RogueHardy)*2/3) + LOOKUP([.$A86];Levels;MageHardy)/3)" office:value-type="float" office:value="2" calcext:value-type="float">
            <text:p>+2</text:p>
          </table:table-cell>
          <table:table-cell table:formula="of:=ROUND((LOOKUP([.$A86];Levels;RogueSpirit)*2/3) + LOOKUP([.$A86];Levels;MageSpirit)/3)" office:value-type="float" office:value="2" calcext:value-type="float">
            <text:p>+2</text:p>
          </table:table-cell>
          <table:table-cell table:formula="of:=ROUND((LOOKUP([.$A86];Levels;RogueSkills)*2/3) + LOOKUP([.$A86];Levels;MageSkills)/3)" office:value-type="float" office:value="5" calcext:value-type="float">
            <text:p>5</text:p>
          </table:table-cell>
          <table:table-cell table:formula="of:=ROUND((LOOKUP([.$A86];Levels;RogueTraits)*2/3) + LOOKUP([.$A86];Levels;MageTraits)/3)" office:value-type="float" office:value="1" calcext:value-type="float">
            <text:p>1</text:p>
          </table:table-cell>
          <table:table-cell table:formula="of:=ROUND((LOOKUP([.$A86];Levels;RogueKnacks)*2/3))" office:value-type="float" office:value="1" calcext:value-type="float">
            <text:p>1</text:p>
          </table:table-cell>
          <table:table-cell table:formula="of:=ROUND([.A86]/3)" office:value-type="float" office:value="1" calcext:value-type="float">
            <text:p>1</text:p>
          </table:table-cell>
          <table:table-cell table:formula="of:=[.L86]&amp;&quot;d6&quot;" office:value-type="string" office:string-value="1d6" calcext:value-type="string">
            <text:p>1d6</text:p>
          </table:table-cell>
          <table:table-cell table:formula="of:=LOOKUP([.$L86];Levels;L1Spells)" office:value-type="float" office:value="1" calcext:value-type="float">
            <text:p>1</text:p>
          </table:table-cell>
          <table:table-cell table:formula="of:=LOOKUP([.$L86];Levels;L2Spells)" office:value-type="string" office:string-value="--" calcext:value-type="string">
            <text:p>--</text:p>
          </table:table-cell>
          <table:table-cell table:formula="of:=LOOKUP([.$L86];Levels;L3Spells)" office:value-type="string" office:string-value="--" calcext:value-type="string">
            <text:p>--</text:p>
          </table:table-cell>
          <table:table-cell table:style-name="ce7" table:formula="of:=LOOKUP([.L86];Levels;SaveDiff)" office:value-type="float" office:value="11" calcext:value-type="float">
            <text:p>11+</text:p>
          </table:table-cell>
          <table:table-cell table:formula="of:=[.A86]*[.$R$81]" office:value-type="float" office:value="6" calcext:value-type="float">
            <text:p>6</text:p>
          </table:table-cell>
          <table:table-cell table:style-name="ce5" table:formula="of:=ROUND(AVERAGE([.F86:.H86]))" office:value-type="float" office:value="2" calcext:value-type="float">
            <text:p>+2</text:p>
          </table:table-cell>
          <table:table-cell table:style-name="ce5" table:formula="of:=SUM([.F86:.H86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87];Levels;RogueXP)*2/3) + (LOOKUP([.A87];Levels;MageXP)/3);-2)" office:value-type="float" office:value="7300" calcext:value-type="float">
            <text:p>7,300</text:p>
          </table:table-cell>
          <table:table-cell table:formula="of:=[.A87]&amp;&quot;d5&quot;" office:value-type="string" office:string-value="4d5" calcext:value-type="string">
            <text:p>4d5</text:p>
          </table:table-cell>
          <table:table-cell table:formula="of:=ROUND((LOOKUP([.$A87];Levels;RogueAB)*2/3) + LOOKUP([.$A87];Levels;MageAB)/3)" office:value-type="float" office:value="2" calcext:value-type="float">
            <text:p>+2</text:p>
          </table:table-cell>
          <table:table-cell table:formula="of:=ROUND((LOOKUP([.$A87];Levels;RogueInit)*2/3) + LOOKUP([.$A87];Levels;MageInit)/3)" office:value-type="float" office:value="1" calcext:value-type="float">
            <text:p>+1</text:p>
          </table:table-cell>
          <table:table-cell table:formula="of:=ROUND((LOOKUP([.$A87];Levels;RogueEvade)*2/3) + LOOKUP([.$A87];Levels;MageEvade)/3)" office:value-type="float" office:value="3" calcext:value-type="float">
            <text:p>+3</text:p>
          </table:table-cell>
          <table:table-cell table:formula="of:=ROUND((LOOKUP([.$A87];Levels;RogueHardy)*2/3) + LOOKUP([.$A87];Levels;MageHardy)/3)" office:value-type="float" office:value="3" calcext:value-type="float">
            <text:p>+3</text:p>
          </table:table-cell>
          <table:table-cell table:formula="of:=ROUND((LOOKUP([.$A87];Levels;RogueSpirit)*2/3) + LOOKUP([.$A87];Levels;MageSpirit)/3)" office:value-type="float" office:value="3" calcext:value-type="float">
            <text:p>+3</text:p>
          </table:table-cell>
          <table:table-cell table:formula="of:=ROUND((LOOKUP([.$A87];Levels;RogueSkills)*2/3) + LOOKUP([.$A87];Levels;MageSkills)/3)" office:value-type="float" office:value="5" calcext:value-type="float">
            <text:p>5</text:p>
          </table:table-cell>
          <table:table-cell table:formula="of:=ROUND((LOOKUP([.$A87];Levels;RogueTraits)*2/3) + LOOKUP([.$A87];Levels;MageTraits)/3)" office:value-type="float" office:value="1" calcext:value-type="float">
            <text:p>1</text:p>
          </table:table-cell>
          <table:table-cell table:formula="of:=ROUND((LOOKUP([.$A87];Levels;RogueKnacks)*2/3))" office:value-type="float" office:value="1" calcext:value-type="float">
            <text:p>1</text:p>
          </table:table-cell>
          <table:table-cell table:formula="of:=ROUND([.A87]/3)" office:value-type="float" office:value="1" calcext:value-type="float">
            <text:p>1</text:p>
          </table:table-cell>
          <table:table-cell table:formula="of:=[.L87]&amp;&quot;d6&quot;" office:value-type="string" office:string-value="1d6" calcext:value-type="string">
            <text:p>1d6</text:p>
          </table:table-cell>
          <table:table-cell table:formula="of:=LOOKUP([.$L87];Levels;L1Spells)" office:value-type="float" office:value="1" calcext:value-type="float">
            <text:p>1</text:p>
          </table:table-cell>
          <table:table-cell table:formula="of:=LOOKUP([.$L87];Levels;L2Spells)" office:value-type="string" office:string-value="--" calcext:value-type="string">
            <text:p>--</text:p>
          </table:table-cell>
          <table:table-cell table:formula="of:=LOOKUP([.$L87];Levels;L3Spells)" office:value-type="string" office:string-value="--" calcext:value-type="string">
            <text:p>--</text:p>
          </table:table-cell>
          <table:table-cell table:style-name="ce7" table:formula="of:=LOOKUP([.L87];Levels;SaveDiff)" office:value-type="float" office:value="11" calcext:value-type="float">
            <text:p>11+</text:p>
          </table:table-cell>
          <table:table-cell table:formula="of:=[.A87]*[.$R$81]" office:value-type="float" office:value="8" calcext:value-type="float">
            <text:p>8</text:p>
          </table:table-cell>
          <table:table-cell table:style-name="ce5" table:formula="of:=ROUND(AVERAGE([.F87:.H87]))" office:value-type="float" office:value="3" calcext:value-type="float">
            <text:p>+3</text:p>
          </table:table-cell>
          <table:table-cell table:style-name="ce5" table:formula="of:=SUM([.F87:.H87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88];Levels;RogueXP)*2/3) + (LOOKUP([.A88];Levels;MageXP)/3);-3)" office:value-type="float" office:value="15000" calcext:value-type="float">
            <text:p>15,000</text:p>
          </table:table-cell>
          <table:table-cell table:formula="of:=[.A88]&amp;&quot;d5&quot;" office:value-type="string" office:string-value="5d5" calcext:value-type="string">
            <text:p>5d5</text:p>
          </table:table-cell>
          <table:table-cell table:formula="of:=ROUND((LOOKUP([.$A88];Levels;RogueAB)*2/3) + LOOKUP([.$A88];Levels;MageAB)/3)" office:value-type="float" office:value="2" calcext:value-type="float">
            <text:p>+2</text:p>
          </table:table-cell>
          <table:table-cell table:formula="of:=ROUND((LOOKUP([.$A88];Levels;RogueInit)*2/3) + LOOKUP([.$A88];Levels;MageInit)/3)" office:value-type="float" office:value="1" calcext:value-type="float">
            <text:p>+1</text:p>
          </table:table-cell>
          <table:table-cell table:formula="of:=ROUND((LOOKUP([.$A88];Levels;RogueEvade)*2/3) + LOOKUP([.$A88];Levels;MageEvade)/3)" office:value-type="float" office:value="4" calcext:value-type="float">
            <text:p>+4</text:p>
          </table:table-cell>
          <table:table-cell table:formula="of:=ROUND((LOOKUP([.$A88];Levels;RogueHardy)*2/3) + LOOKUP([.$A88];Levels;MageHardy)/3)" office:value-type="float" office:value="3" calcext:value-type="float">
            <text:p>+3</text:p>
          </table:table-cell>
          <table:table-cell table:formula="of:=ROUND((LOOKUP([.$A88];Levels;RogueSpirit)*2/3) + LOOKUP([.$A88];Levels;MageSpirit)/3)" office:value-type="float" office:value="3" calcext:value-type="float">
            <text:p>+3</text:p>
          </table:table-cell>
          <table:table-cell table:formula="of:=ROUND((LOOKUP([.$A88];Levels;RogueSkills)*2/3) + LOOKUP([.$A88];Levels;MageSkills)/3)" office:value-type="float" office:value="7" calcext:value-type="float">
            <text:p>7</text:p>
          </table:table-cell>
          <table:table-cell table:formula="of:=ROUND((LOOKUP([.$A88];Levels;RogueTraits)*2/3) + LOOKUP([.$A88];Levels;MageTraits)/3)" office:value-type="float" office:value="1" calcext:value-type="float">
            <text:p>1</text:p>
          </table:table-cell>
          <table:table-cell table:formula="of:=ROUND((LOOKUP([.$A88];Levels;RogueKnacks)*2/3))" office:value-type="float" office:value="1" calcext:value-type="float">
            <text:p>1</text:p>
          </table:table-cell>
          <table:table-cell table:formula="of:=ROUND([.A88]/3)" office:value-type="float" office:value="2" calcext:value-type="float">
            <text:p>2</text:p>
          </table:table-cell>
          <table:table-cell table:formula="of:=[.L88]&amp;&quot;d6&quot;" office:value-type="string" office:string-value="2d6" calcext:value-type="string">
            <text:p>2d6</text:p>
          </table:table-cell>
          <table:table-cell table:formula="of:=LOOKUP([.$L88];Levels;L1Spells)" office:value-type="float" office:value="2" calcext:value-type="float">
            <text:p>2</text:p>
          </table:table-cell>
          <table:table-cell table:formula="of:=LOOKUP([.$L88];Levels;L2Spells)" office:value-type="string" office:string-value="--" calcext:value-type="string">
            <text:p>--</text:p>
          </table:table-cell>
          <table:table-cell table:formula="of:=LOOKUP([.$L88];Levels;L3Spells)" office:value-type="string" office:string-value="--" calcext:value-type="string">
            <text:p>--</text:p>
          </table:table-cell>
          <table:table-cell table:style-name="ce7" table:formula="of:=LOOKUP([.L88];Levels;SaveDiff)" office:value-type="float" office:value="11" calcext:value-type="float">
            <text:p>11+</text:p>
          </table:table-cell>
          <table:table-cell table:formula="of:=[.A88]*[.$R$81]" office:value-type="float" office:value="10" calcext:value-type="float">
            <text:p>10</text:p>
          </table:table-cell>
          <table:table-cell table:style-name="ce5" table:formula="of:=ROUND(AVERAGE([.F88:.H88]))" office:value-type="float" office:value="3" calcext:value-type="float">
            <text:p>+3</text:p>
          </table:table-cell>
          <table:table-cell table:style-name="ce5" table:formula="of:=SUM([.F88:.H88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89];Levels;RogueXP)*2/3) + (LOOKUP([.A89];Levels;MageXP)/3);-3)" office:value-type="float" office:value="29000" calcext:value-type="float">
            <text:p>29,000</text:p>
          </table:table-cell>
          <table:table-cell table:formula="of:=[.A89]&amp;&quot;d5&quot;" office:value-type="string" office:string-value="6d5" calcext:value-type="string">
            <text:p>6d5</text:p>
          </table:table-cell>
          <table:table-cell table:formula="of:=ROUND((LOOKUP([.$A89];Levels;RogueAB)*2/3) + LOOKUP([.$A89];Levels;MageAB)/3)" office:value-type="float" office:value="3" calcext:value-type="float">
            <text:p>+3</text:p>
          </table:table-cell>
          <table:table-cell table:formula="of:=ROUND((LOOKUP([.$A89];Levels;RogueInit)*2/3) + LOOKUP([.$A89];Levels;MageInit)/3)" office:value-type="float" office:value="2" calcext:value-type="float">
            <text:p>+2</text:p>
          </table:table-cell>
          <table:table-cell table:formula="of:=ROUND((LOOKUP([.$A89];Levels;RogueEvade)*2/3) + LOOKUP([.$A89];Levels;MageEvade)/3)" office:value-type="float" office:value="5" calcext:value-type="float">
            <text:p>+5</text:p>
          </table:table-cell>
          <table:table-cell table:formula="of:=ROUND((LOOKUP([.$A89];Levels;RogueHardy)*2/3) + LOOKUP([.$A89];Levels;MageHardy)/3)" office:value-type="float" office:value="4" calcext:value-type="float">
            <text:p>+4</text:p>
          </table:table-cell>
          <table:table-cell table:formula="of:=ROUND((LOOKUP([.$A89];Levels;RogueSpirit)*2/3) + LOOKUP([.$A89];Levels;MageSpirit)/3)" office:value-type="float" office:value="4" calcext:value-type="float">
            <text:p>+4</text:p>
          </table:table-cell>
          <table:table-cell table:formula="of:=ROUND((LOOKUP([.$A89];Levels;RogueSkills)*2/3) + LOOKUP([.$A89];Levels;MageSkills)/3)" office:value-type="float" office:value="7" calcext:value-type="float">
            <text:p>7</text:p>
          </table:table-cell>
          <table:table-cell table:formula="of:=ROUND((LOOKUP([.$A89];Levels;RogueTraits)*2/3) + LOOKUP([.$A89];Levels;MageTraits)/3)" office:value-type="float" office:value="2" calcext:value-type="float">
            <text:p>2</text:p>
          </table:table-cell>
          <table:table-cell table:formula="of:=ROUND((LOOKUP([.$A89];Levels;RogueKnacks)*2/3))" office:value-type="float" office:value="1" calcext:value-type="float">
            <text:p>1</text:p>
          </table:table-cell>
          <table:table-cell table:formula="of:=ROUND([.A89]/3)" office:value-type="float" office:value="2" calcext:value-type="float">
            <text:p>2</text:p>
          </table:table-cell>
          <table:table-cell table:formula="of:=[.L89]&amp;&quot;d6&quot;" office:value-type="string" office:string-value="2d6" calcext:value-type="string">
            <text:p>2d6</text:p>
          </table:table-cell>
          <table:table-cell table:formula="of:=LOOKUP([.$L89];Levels;L1Spells)" office:value-type="float" office:value="2" calcext:value-type="float">
            <text:p>2</text:p>
          </table:table-cell>
          <table:table-cell table:formula="of:=LOOKUP([.$L89];Levels;L2Spells)" office:value-type="string" office:string-value="--" calcext:value-type="string">
            <text:p>--</text:p>
          </table:table-cell>
          <table:table-cell table:formula="of:=LOOKUP([.$L89];Levels;L3Spells)" office:value-type="string" office:string-value="--" calcext:value-type="string">
            <text:p>--</text:p>
          </table:table-cell>
          <table:table-cell table:style-name="ce7" table:formula="of:=LOOKUP([.L89];Levels;SaveDiff)" office:value-type="float" office:value="11" calcext:value-type="float">
            <text:p>11+</text:p>
          </table:table-cell>
          <table:table-cell table:formula="of:=[.A89]*[.$R$81]" office:value-type="float" office:value="12" calcext:value-type="float">
            <text:p>12</text:p>
          </table:table-cell>
          <table:table-cell table:style-name="ce5" table:formula="of:=ROUND(AVERAGE([.F89:.H89]))" office:value-type="float" office:value="4" calcext:value-type="float">
            <text:p>+4</text:p>
          </table:table-cell>
          <table:table-cell table:style-name="ce5" table:formula="of:=SUM([.F89:.H89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90];Levels;RogueXP)*2/3) + (LOOKUP([.A90];Levels;MageXP)/3);-3)" office:value-type="float" office:value="59000" calcext:value-type="float">
            <text:p>59,000</text:p>
          </table:table-cell>
          <table:table-cell table:formula="of:=[.A90]&amp;&quot;d5&quot;" office:value-type="string" office:string-value="7d5" calcext:value-type="string">
            <text:p>7d5</text:p>
          </table:table-cell>
          <table:table-cell table:formula="of:=ROUND((LOOKUP([.$A90];Levels;RogueAB)*2/3) + LOOKUP([.$A90];Levels;MageAB)/3)" office:value-type="float" office:value="3" calcext:value-type="float">
            <text:p>+3</text:p>
          </table:table-cell>
          <table:table-cell table:formula="of:=ROUND((LOOKUP([.$A90];Levels;RogueInit)*2/3) + LOOKUP([.$A90];Levels;MageInit)/3)" office:value-type="float" office:value="2" calcext:value-type="float">
            <text:p>+2</text:p>
          </table:table-cell>
          <table:table-cell table:formula="of:=ROUND((LOOKUP([.$A90];Levels;RogueEvade)*2/3) + LOOKUP([.$A90];Levels;MageEvade)/3)" office:value-type="float" office:value="6" calcext:value-type="float">
            <text:p>+6</text:p>
          </table:table-cell>
          <table:table-cell table:formula="of:=ROUND((LOOKUP([.$A90];Levels;RogueHardy)*2/3) + LOOKUP([.$A90];Levels;MageHardy)/3)" office:value-type="float" office:value="5" calcext:value-type="float">
            <text:p>+5</text:p>
          </table:table-cell>
          <table:table-cell table:formula="of:=ROUND((LOOKUP([.$A90];Levels;RogueSpirit)*2/3) + LOOKUP([.$A90];Levels;MageSpirit)/3)" office:value-type="float" office:value="5" calcext:value-type="float">
            <text:p>+5</text:p>
          </table:table-cell>
          <table:table-cell table:formula="of:=ROUND((LOOKUP([.$A90];Levels;RogueSkills)*2/3) + LOOKUP([.$A90];Levels;MageSkills)/3)" office:value-type="float" office:value="8" calcext:value-type="float">
            <text:p>8</text:p>
          </table:table-cell>
          <table:table-cell table:formula="of:=ROUND((LOOKUP([.$A90];Levels;RogueTraits)*2/3) + LOOKUP([.$A90];Levels;MageTraits)/3)" office:value-type="float" office:value="2" calcext:value-type="float">
            <text:p>2</text:p>
          </table:table-cell>
          <table:table-cell table:formula="of:=ROUND((LOOKUP([.$A90];Levels;RogueKnacks)*2/3))" office:value-type="float" office:value="2" calcext:value-type="float">
            <text:p>2</text:p>
          </table:table-cell>
          <table:table-cell table:formula="of:=ROUND([.A90]/3)" office:value-type="float" office:value="2" calcext:value-type="float">
            <text:p>2</text:p>
          </table:table-cell>
          <table:table-cell table:formula="of:=[.L90]&amp;&quot;d6&quot;" office:value-type="string" office:string-value="2d6" calcext:value-type="string">
            <text:p>2d6</text:p>
          </table:table-cell>
          <table:table-cell table:formula="of:=LOOKUP([.$L90];Levels;L1Spells)" office:value-type="float" office:value="2" calcext:value-type="float">
            <text:p>2</text:p>
          </table:table-cell>
          <table:table-cell table:formula="of:=LOOKUP([.$L90];Levels;L2Spells)" office:value-type="string" office:string-value="--" calcext:value-type="string">
            <text:p>--</text:p>
          </table:table-cell>
          <table:table-cell table:formula="of:=LOOKUP([.$L90];Levels;L3Spells)" office:value-type="string" office:string-value="--" calcext:value-type="string">
            <text:p>--</text:p>
          </table:table-cell>
          <table:table-cell table:style-name="ce7" table:formula="of:=LOOKUP([.L90];Levels;SaveDiff)" office:value-type="float" office:value="11" calcext:value-type="float">
            <text:p>11+</text:p>
          </table:table-cell>
          <table:table-cell table:formula="of:=[.A90]*[.$R$81]" office:value-type="float" office:value="14" calcext:value-type="float">
            <text:p>14</text:p>
          </table:table-cell>
          <table:table-cell table:style-name="ce5" table:formula="of:=ROUND(AVERAGE([.F90:.H90]))" office:value-type="float" office:value="5" calcext:value-type="float">
            <text:p>+5</text:p>
          </table:table-cell>
          <table:table-cell table:style-name="ce5" table:formula="of:=SUM([.F90:.H90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91];Levels;RogueXP)*2/3) + (LOOKUP([.A91];Levels;MageXP)/3);-3)" office:value-type="float" office:value="117000" calcext:value-type="float">
            <text:p>117,000</text:p>
          </table:table-cell>
          <table:table-cell table:formula="of:=[.A91]&amp;&quot;d5&quot;" office:value-type="string" office:string-value="8d5" calcext:value-type="string">
            <text:p>8d5</text:p>
          </table:table-cell>
          <table:table-cell table:formula="of:=ROUND((LOOKUP([.$A91];Levels;RogueAB)*2/3) + LOOKUP([.$A91];Levels;MageAB)/3)" office:value-type="float" office:value="4" calcext:value-type="float">
            <text:p>+4</text:p>
          </table:table-cell>
          <table:table-cell table:formula="of:=ROUND((LOOKUP([.$A91];Levels;RogueInit)*2/3) + LOOKUP([.$A91];Levels;MageInit)/3)" office:value-type="float" office:value="2" calcext:value-type="float">
            <text:p>+2</text:p>
          </table:table-cell>
          <table:table-cell table:formula="of:=ROUND((LOOKUP([.$A91];Levels;RogueEvade)*2/3) + LOOKUP([.$A91];Levels;MageEvade)/3)" office:value-type="float" office:value="6" calcext:value-type="float">
            <text:p>+6</text:p>
          </table:table-cell>
          <table:table-cell table:formula="of:=ROUND((LOOKUP([.$A91];Levels;RogueHardy)*2/3) + LOOKUP([.$A91];Levels;MageHardy)/3)" office:value-type="float" office:value="5" calcext:value-type="float">
            <text:p>+5</text:p>
          </table:table-cell>
          <table:table-cell table:formula="of:=ROUND((LOOKUP([.$A91];Levels;RogueSpirit)*2/3) + LOOKUP([.$A91];Levels;MageSpirit)/3)" office:value-type="float" office:value="5" calcext:value-type="float">
            <text:p>+5</text:p>
          </table:table-cell>
          <table:table-cell table:formula="of:=ROUND((LOOKUP([.$A91];Levels;RogueSkills)*2/3) + LOOKUP([.$A91];Levels;MageSkills)/3)" office:value-type="float" office:value="9" calcext:value-type="float">
            <text:p>9</text:p>
          </table:table-cell>
          <table:table-cell table:formula="of:=ROUND((LOOKUP([.$A91];Levels;RogueTraits)*2/3) + LOOKUP([.$A91];Levels;MageTraits)/3)" office:value-type="float" office:value="2" calcext:value-type="float">
            <text:p>2</text:p>
          </table:table-cell>
          <table:table-cell table:formula="of:=ROUND((LOOKUP([.$A91];Levels;RogueKnacks)*2/3))" office:value-type="float" office:value="2" calcext:value-type="float">
            <text:p>2</text:p>
          </table:table-cell>
          <table:table-cell table:formula="of:=ROUND([.A91]/3)" office:value-type="float" office:value="3" calcext:value-type="float">
            <text:p>3</text:p>
          </table:table-cell>
          <table:table-cell table:formula="of:=[.L91]&amp;&quot;d6&quot;" office:value-type="string" office:string-value="3d6" calcext:value-type="string">
            <text:p>3d6</text:p>
          </table:table-cell>
          <table:table-cell table:formula="of:=LOOKUP([.$L91];Levels;L1Spells)" office:value-type="float" office:value="2" calcext:value-type="float">
            <text:p>2</text:p>
          </table:table-cell>
          <table:table-cell table:formula="of:=LOOKUP([.$L91];Levels;L2Spells)" office:value-type="float" office:value="1" calcext:value-type="float">
            <text:p>1</text:p>
          </table:table-cell>
          <table:table-cell table:formula="of:=LOOKUP([.$L91];Levels;L3Spells)" office:value-type="string" office:string-value="--" calcext:value-type="string">
            <text:p>--</text:p>
          </table:table-cell>
          <table:table-cell table:style-name="ce7" table:formula="of:=LOOKUP([.L91];Levels;SaveDiff)" office:value-type="float" office:value="12" calcext:value-type="float">
            <text:p>12+</text:p>
          </table:table-cell>
          <table:table-cell table:formula="of:=[.A91]*[.$R$81]" office:value-type="float" office:value="16" calcext:value-type="float">
            <text:p>16</text:p>
          </table:table-cell>
          <table:table-cell table:style-name="ce5" table:formula="of:=ROUND(AVERAGE([.F91:.H91]))" office:value-type="float" office:value="5" calcext:value-type="float">
            <text:p>+5</text:p>
          </table:table-cell>
          <table:table-cell table:style-name="ce5" table:formula="of:=SUM([.F91:.H91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92];Levels;RogueXP)*2/3) + (LOOKUP([.A92];Levels;MageXP)/3);-4)" office:value-type="float" office:value="230000" calcext:value-type="float">
            <text:p>230,000</text:p>
          </table:table-cell>
          <table:table-cell table:formula="of:=[.A92]&amp;&quot;d5&quot;" office:value-type="string" office:string-value="9d5" calcext:value-type="string">
            <text:p>9d5</text:p>
          </table:table-cell>
          <table:table-cell table:formula="of:=ROUND((LOOKUP([.$A92];Levels;RogueAB)*2/3) + LOOKUP([.$A92];Levels;MageAB)/3)" office:value-type="float" office:value="4" calcext:value-type="float">
            <text:p>+4</text:p>
          </table:table-cell>
          <table:table-cell table:formula="of:=ROUND((LOOKUP([.$A92];Levels;RogueInit)*2/3) + LOOKUP([.$A92];Levels;MageInit)/3)" office:value-type="float" office:value="2" calcext:value-type="float">
            <text:p>+2</text:p>
          </table:table-cell>
          <table:table-cell table:formula="of:=ROUND((LOOKUP([.$A92];Levels;RogueEvade)*2/3) + LOOKUP([.$A92];Levels;MageEvade)/3)" office:value-type="float" office:value="7" calcext:value-type="float">
            <text:p>+7</text:p>
          </table:table-cell>
          <table:table-cell table:formula="of:=ROUND((LOOKUP([.$A92];Levels;RogueHardy)*2/3) + LOOKUP([.$A92];Levels;MageHardy)/3)" office:value-type="float" office:value="6" calcext:value-type="float">
            <text:p>+6</text:p>
          </table:table-cell>
          <table:table-cell table:formula="of:=ROUND((LOOKUP([.$A92];Levels;RogueSpirit)*2/3) + LOOKUP([.$A92];Levels;MageSpirit)/3)" office:value-type="float" office:value="6" calcext:value-type="float">
            <text:p>+6</text:p>
          </table:table-cell>
          <table:table-cell table:formula="of:=ROUND((LOOKUP([.$A92];Levels;RogueSkills)*2/3) + LOOKUP([.$A92];Levels;MageSkills)/3)" office:value-type="float" office:value="10" calcext:value-type="float">
            <text:p>10</text:p>
          </table:table-cell>
          <table:table-cell table:formula="of:=ROUND((LOOKUP([.$A92];Levels;RogueTraits)*2/3) + LOOKUP([.$A92];Levels;MageTraits)/3)" office:value-type="float" office:value="2" calcext:value-type="float">
            <text:p>2</text:p>
          </table:table-cell>
          <table:table-cell table:formula="of:=ROUND((LOOKUP([.$A92];Levels;RogueKnacks)*2/3))" office:value-type="float" office:value="2" calcext:value-type="float">
            <text:p>2</text:p>
          </table:table-cell>
          <table:table-cell table:formula="of:=ROUND([.A92]/3)" office:value-type="float" office:value="3" calcext:value-type="float">
            <text:p>3</text:p>
          </table:table-cell>
          <table:table-cell table:formula="of:=[.L92]&amp;&quot;d6&quot;" office:value-type="string" office:string-value="3d6" calcext:value-type="string">
            <text:p>3d6</text:p>
          </table:table-cell>
          <table:table-cell table:formula="of:=LOOKUP([.$L92];Levels;L1Spells)" office:value-type="float" office:value="2" calcext:value-type="float">
            <text:p>2</text:p>
          </table:table-cell>
          <table:table-cell table:formula="of:=LOOKUP([.$L92];Levels;L2Spells)" office:value-type="float" office:value="1" calcext:value-type="float">
            <text:p>1</text:p>
          </table:table-cell>
          <table:table-cell table:formula="of:=LOOKUP([.$L92];Levels;L3Spells)" office:value-type="string" office:string-value="--" calcext:value-type="string">
            <text:p>--</text:p>
          </table:table-cell>
          <table:table-cell table:style-name="ce7" table:formula="of:=LOOKUP([.L92];Levels;SaveDiff)" office:value-type="float" office:value="12" calcext:value-type="float">
            <text:p>12+</text:p>
          </table:table-cell>
          <table:table-cell table:formula="of:=[.A92]*[.$R$81]" office:value-type="float" office:value="18" calcext:value-type="float">
            <text:p>18</text:p>
          </table:table-cell>
          <table:table-cell table:style-name="ce5" table:formula="of:=ROUND(AVERAGE([.F92:.H92]))" office:value-type="float" office:value="6" calcext:value-type="float">
            <text:p>+6</text:p>
          </table:table-cell>
          <table:table-cell table:style-name="ce5" table:formula="of:=SUM([.F92:.H92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93];Levels;RogueXP)*2/3) + (LOOKUP([.A93];Levels;MageXP)/3);-4)" office:value-type="float" office:value="350000" calcext:value-type="float">
            <text:p>350,000</text:p>
          </table:table-cell>
          <table:table-cell table:formula="of:=[.A93]&amp;&quot;d5&quot;" office:value-type="string" office:string-value="10d5" calcext:value-type="string">
            <text:p>10d5</text:p>
          </table:table-cell>
          <table:table-cell table:formula="of:=ROUND((LOOKUP([.$A93];Levels;RogueAB)*2/3) + LOOKUP([.$A93];Levels;MageAB)/3)" office:value-type="float" office:value="4" calcext:value-type="float">
            <text:p>+4</text:p>
          </table:table-cell>
          <table:table-cell table:formula="of:=ROUND((LOOKUP([.$A93];Levels;RogueInit)*2/3) + LOOKUP([.$A93];Levels;MageInit)/3)" office:value-type="float" office:value="3" calcext:value-type="float">
            <text:p>+3</text:p>
          </table:table-cell>
          <table:table-cell table:formula="of:=ROUND((LOOKUP([.$A93];Levels;RogueEvade)*2/3) + LOOKUP([.$A93];Levels;MageEvade)/3)" office:value-type="float" office:value="8" calcext:value-type="float">
            <text:p>+8</text:p>
          </table:table-cell>
          <table:table-cell table:formula="of:=ROUND((LOOKUP([.$A93];Levels;RogueHardy)*2/3) + LOOKUP([.$A93];Levels;MageHardy)/3)" office:value-type="float" office:value="7" calcext:value-type="float">
            <text:p>+7</text:p>
          </table:table-cell>
          <table:table-cell table:formula="of:=ROUND((LOOKUP([.$A93];Levels;RogueSpirit)*2/3) + LOOKUP([.$A93];Levels;MageSpirit)/3)" office:value-type="float" office:value="7" calcext:value-type="float">
            <text:p>+7</text:p>
          </table:table-cell>
          <table:table-cell table:formula="of:=ROUND((LOOKUP([.$A93];Levels;RogueSkills)*2/3) + LOOKUP([.$A93];Levels;MageSkills)/3)" office:value-type="float" office:value="10" calcext:value-type="float">
            <text:p>10</text:p>
          </table:table-cell>
          <table:table-cell table:formula="of:=ROUND((LOOKUP([.$A93];Levels;RogueTraits)*2/3) + LOOKUP([.$A93];Levels;MageTraits)/3)" office:value-type="float" office:value="3" calcext:value-type="float">
            <text:p>3</text:p>
          </table:table-cell>
          <table:table-cell table:formula="of:=ROUND((LOOKUP([.$A93];Levels;RogueKnacks)*2/3))" office:value-type="float" office:value="3" calcext:value-type="float">
            <text:p>3</text:p>
          </table:table-cell>
          <table:table-cell table:formula="of:=ROUND([.A93]/3)" office:value-type="float" office:value="3" calcext:value-type="float">
            <text:p>3</text:p>
          </table:table-cell>
          <table:table-cell table:formula="of:=[.L93]&amp;&quot;d6&quot;" office:value-type="string" office:string-value="3d6" calcext:value-type="string">
            <text:p>3d6</text:p>
          </table:table-cell>
          <table:table-cell table:formula="of:=LOOKUP([.$L93];Levels;L1Spells)" office:value-type="float" office:value="2" calcext:value-type="float">
            <text:p>2</text:p>
          </table:table-cell>
          <table:table-cell table:formula="of:=LOOKUP([.$L93];Levels;L2Spells)" office:value-type="float" office:value="1" calcext:value-type="float">
            <text:p>1</text:p>
          </table:table-cell>
          <table:table-cell table:formula="of:=LOOKUP([.$L93];Levels;L3Spells)" office:value-type="string" office:string-value="--" calcext:value-type="string">
            <text:p>--</text:p>
          </table:table-cell>
          <table:table-cell table:style-name="ce7" table:formula="of:=LOOKUP([.L93];Levels;SaveDiff)" office:value-type="float" office:value="12" calcext:value-type="float">
            <text:p>12+</text:p>
          </table:table-cell>
          <table:table-cell table:formula="of:=[.A93]*[.$R$81]" office:value-type="float" office:value="20" calcext:value-type="float">
            <text:p>20</text:p>
          </table:table-cell>
          <table:table-cell table:style-name="ce5" table:formula="of:=ROUND(AVERAGE([.F93:.H93]))" office:value-type="float" office:value="7" calcext:value-type="float">
            <text:p>+7</text:p>
          </table:table-cell>
          <table:table-cell table:style-name="ce5" table:formula="of:=SUM([.F93:.H93])" office:value-type="float" office:value="22" calcext:value-type="float">
            <text:p>+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94];Levels;RogueXP)*2/3) + (LOOKUP([.A94];Levels;MageXP)/3);-4)" office:value-type="float" office:value="470000" calcext:value-type="float">
            <text:p>470,000</text:p>
          </table:table-cell>
          <table:table-cell table:formula="of:=&quot;10d5+&quot; &amp; (([.A94]-10))" office:value-type="string" office:string-value="10d5+1" calcext:value-type="string">
            <text:p>10d5+1</text:p>
          </table:table-cell>
          <table:table-cell table:formula="of:=ROUND((LOOKUP([.$A94];Levels;RogueAB)*2/3) + LOOKUP([.$A94];Levels;MageAB)/3)" office:value-type="float" office:value="5" calcext:value-type="float">
            <text:p>+5</text:p>
          </table:table-cell>
          <table:table-cell table:formula="of:=ROUND((LOOKUP([.$A94];Levels;RogueInit)*2/3) + LOOKUP([.$A94];Levels;MageInit)/3)" office:value-type="float" office:value="3" calcext:value-type="float">
            <text:p>+3</text:p>
          </table:table-cell>
          <table:table-cell table:formula="of:=ROUND((LOOKUP([.$A94];Levels;RogueEvade)*2/3) + LOOKUP([.$A94];Levels;MageEvade)/3)" office:value-type="float" office:value="8" calcext:value-type="float">
            <text:p>+8</text:p>
          </table:table-cell>
          <table:table-cell table:formula="of:=ROUND((LOOKUP([.$A94];Levels;RogueHardy)*2/3) + LOOKUP([.$A94];Levels;MageHardy)/3)" office:value-type="float" office:value="7" calcext:value-type="float">
            <text:p>+7</text:p>
          </table:table-cell>
          <table:table-cell table:formula="of:=ROUND((LOOKUP([.$A94];Levels;RogueSpirit)*2/3) + LOOKUP([.$A94];Levels;MageSpirit)/3)" office:value-type="float" office:value="8" calcext:value-type="float">
            <text:p>+8</text:p>
          </table:table-cell>
          <table:table-cell table:formula="of:=ROUND((LOOKUP([.$A94];Levels;RogueSkills)*2/3) + LOOKUP([.$A94];Levels;MageSkills)/3)" office:value-type="float" office:value="11" calcext:value-type="float">
            <text:p>11</text:p>
          </table:table-cell>
          <table:table-cell table:formula="of:=ROUND((LOOKUP([.$A94];Levels;RogueTraits)*2/3) + LOOKUP([.$A94];Levels;MageTraits)/3)" office:value-type="float" office:value="3" calcext:value-type="float">
            <text:p>3</text:p>
          </table:table-cell>
          <table:table-cell table:formula="of:=ROUND((LOOKUP([.$A94];Levels;RogueKnacks)*2/3))" office:value-type="float" office:value="3" calcext:value-type="float">
            <text:p>3</text:p>
          </table:table-cell>
          <table:table-cell table:formula="of:=ROUND([.A94]/3)" office:value-type="float" office:value="4" calcext:value-type="float">
            <text:p>4</text:p>
          </table:table-cell>
          <table:table-cell table:formula="of:=[.L94]&amp;&quot;d6&quot;" office:value-type="string" office:string-value="4d6" calcext:value-type="string">
            <text:p>4d6</text:p>
          </table:table-cell>
          <table:table-cell table:formula="of:=LOOKUP([.$L94];Levels;L1Spells)" office:value-type="float" office:value="2" calcext:value-type="float">
            <text:p>2</text:p>
          </table:table-cell>
          <table:table-cell table:formula="of:=LOOKUP([.$L94];Levels;L2Spells)" office:value-type="float" office:value="2" calcext:value-type="float">
            <text:p>2</text:p>
          </table:table-cell>
          <table:table-cell table:formula="of:=LOOKUP([.$L94];Levels;L3Spells)" office:value-type="string" office:string-value="--" calcext:value-type="string">
            <text:p>--</text:p>
          </table:table-cell>
          <table:table-cell table:style-name="ce7" table:formula="of:=LOOKUP([.L94];Levels;SaveDiff)" office:value-type="float" office:value="13" calcext:value-type="float">
            <text:p>13+</text:p>
          </table:table-cell>
          <table:table-cell table:formula="of:=[.R93]+1" office:value-type="float" office:value="21" calcext:value-type="float">
            <text:p>21</text:p>
          </table:table-cell>
          <table:table-cell table:style-name="ce5" table:formula="of:=ROUND(AVERAGE([.F94:.H94]))" office:value-type="float" office:value="8" calcext:value-type="float">
            <text:p>+8</text:p>
          </table:table-cell>
          <table:table-cell table:style-name="ce5" table:formula="of:=SUM([.F94:.H94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95];Levels;RogueXP)*2/3) + (LOOKUP([.A95];Levels;MageXP)/3);-4)" office:value-type="float" office:value="580000" calcext:value-type="float">
            <text:p>580,000</text:p>
          </table:table-cell>
          <table:table-cell table:formula="of:=&quot;10d5+&quot; &amp; (([.A95]-10))" office:value-type="string" office:string-value="10d5+2" calcext:value-type="string">
            <text:p>10d5+2</text:p>
          </table:table-cell>
          <table:table-cell table:formula="of:=ROUND((LOOKUP([.$A95];Levels;RogueAB)*2/3) + LOOKUP([.$A95];Levels;MageAB)/3)" office:value-type="float" office:value="5" calcext:value-type="float">
            <text:p>+5</text:p>
          </table:table-cell>
          <table:table-cell table:formula="of:=ROUND((LOOKUP([.$A95];Levels;RogueInit)*2/3) + LOOKUP([.$A95];Levels;MageInit)/3)" office:value-type="float" office:value="3" calcext:value-type="float">
            <text:p>+3</text:p>
          </table:table-cell>
          <table:table-cell table:formula="of:=ROUND((LOOKUP([.$A95];Levels;RogueEvade)*2/3) + LOOKUP([.$A95];Levels;MageEvade)/3)" office:value-type="float" office:value="9" calcext:value-type="float">
            <text:p>+9</text:p>
          </table:table-cell>
          <table:table-cell table:formula="of:=ROUND((LOOKUP([.$A95];Levels;RogueHardy)*2/3) + LOOKUP([.$A95];Levels;MageHardy)/3)" office:value-type="float" office:value="8" calcext:value-type="float">
            <text:p>+8</text:p>
          </table:table-cell>
          <table:table-cell table:formula="of:=ROUND((LOOKUP([.$A95];Levels;RogueSpirit)*2/3) + LOOKUP([.$A95];Levels;MageSpirit)/3)" office:value-type="float" office:value="8" calcext:value-type="float">
            <text:p>+8</text:p>
          </table:table-cell>
          <table:table-cell table:formula="of:=ROUND((LOOKUP([.$A95];Levels;RogueSkills)*2/3) + LOOKUP([.$A95];Levels;MageSkills)/3)" office:value-type="float" office:value="12" calcext:value-type="float">
            <text:p>12</text:p>
          </table:table-cell>
          <table:table-cell table:formula="of:=ROUND((LOOKUP([.$A95];Levels;RogueTraits)*2/3) + LOOKUP([.$A95];Levels;MageTraits)/3)" office:value-type="float" office:value="3" calcext:value-type="float">
            <text:p>3</text:p>
          </table:table-cell>
          <table:table-cell table:formula="of:=ROUND((LOOKUP([.$A95];Levels;RogueKnacks)*2/3))" office:value-type="float" office:value="3" calcext:value-type="float">
            <text:p>3</text:p>
          </table:table-cell>
          <table:table-cell table:formula="of:=ROUND([.A95]/3)" office:value-type="float" office:value="4" calcext:value-type="float">
            <text:p>4</text:p>
          </table:table-cell>
          <table:table-cell table:formula="of:=[.L95]&amp;&quot;d6&quot;" office:value-type="string" office:string-value="4d6" calcext:value-type="string">
            <text:p>4d6</text:p>
          </table:table-cell>
          <table:table-cell table:formula="of:=LOOKUP([.$L95];Levels;L1Spells)" office:value-type="float" office:value="2" calcext:value-type="float">
            <text:p>2</text:p>
          </table:table-cell>
          <table:table-cell table:formula="of:=LOOKUP([.$L95];Levels;L2Spells)" office:value-type="float" office:value="2" calcext:value-type="float">
            <text:p>2</text:p>
          </table:table-cell>
          <table:table-cell table:formula="of:=LOOKUP([.$L95];Levels;L3Spells)" office:value-type="string" office:string-value="--" calcext:value-type="string">
            <text:p>--</text:p>
          </table:table-cell>
          <table:table-cell table:style-name="ce7" table:formula="of:=LOOKUP([.L95];Levels;SaveDiff)" office:value-type="float" office:value="13" calcext:value-type="float">
            <text:p>13+</text:p>
          </table:table-cell>
          <table:table-cell table:formula="of:=[.R94]+1" office:value-type="float" office:value="22" calcext:value-type="float">
            <text:p>22</text:p>
          </table:table-cell>
          <table:table-cell table:style-name="ce5" table:formula="of:=ROUND(AVERAGE([.F95:.H95]))" office:value-type="float" office:value="8" calcext:value-type="float">
            <text:p>+8</text:p>
          </table:table-cell>
          <table:table-cell table:style-name="ce5" table:formula="of:=SUM([.F95:.H95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96];Levels;RogueXP)*2/3) + (LOOKUP([.A96];Levels;MageXP)/3);-4)" office:value-type="float" office:value="700000" calcext:value-type="float">
            <text:p>700,000</text:p>
          </table:table-cell>
          <table:table-cell table:formula="of:=&quot;10d5+&quot; &amp; (([.A96]-10))" office:value-type="string" office:string-value="10d5+3" calcext:value-type="string">
            <text:p>10d5+3</text:p>
          </table:table-cell>
          <table:table-cell table:formula="of:=ROUND((LOOKUP([.$A96];Levels;RogueAB)*2/3) + LOOKUP([.$A96];Levels;MageAB)/3)" office:value-type="float" office:value="6" calcext:value-type="float">
            <text:p>+6</text:p>
          </table:table-cell>
          <table:table-cell table:formula="of:=ROUND((LOOKUP([.$A96];Levels;RogueInit)*2/3) + LOOKUP([.$A96];Levels;MageInit)/3)" office:value-type="float" office:value="3" calcext:value-type="float">
            <text:p>+3</text:p>
          </table:table-cell>
          <table:table-cell table:formula="of:=ROUND((LOOKUP([.$A96];Levels;RogueEvade)*2/3) + LOOKUP([.$A96];Levels;MageEvade)/3)" office:value-type="float" office:value="10" calcext:value-type="float">
            <text:p>+10</text:p>
          </table:table-cell>
          <table:table-cell table:formula="of:=ROUND((LOOKUP([.$A96];Levels;RogueHardy)*2/3) + LOOKUP([.$A96];Levels;MageHardy)/3)" office:value-type="float" office:value="9" calcext:value-type="float">
            <text:p>+9</text:p>
          </table:table-cell>
          <table:table-cell table:formula="of:=ROUND((LOOKUP([.$A96];Levels;RogueSpirit)*2/3) + LOOKUP([.$A96];Levels;MageSpirit)/3)" office:value-type="float" office:value="9" calcext:value-type="float">
            <text:p>+9</text:p>
          </table:table-cell>
          <table:table-cell table:formula="of:=ROUND((LOOKUP([.$A96];Levels;RogueSkills)*2/3) + LOOKUP([.$A96];Levels;MageSkills)/3)" office:value-type="float" office:value="13" calcext:value-type="float">
            <text:p>13</text:p>
          </table:table-cell>
          <table:table-cell table:formula="of:=ROUND((LOOKUP([.$A96];Levels;RogueTraits)*2/3) + LOOKUP([.$A96];Levels;MageTraits)/3)" office:value-type="float" office:value="3" calcext:value-type="float">
            <text:p>3</text:p>
          </table:table-cell>
          <table:table-cell table:formula="of:=ROUND((LOOKUP([.$A96];Levels;RogueKnacks)*2/3))" office:value-type="float" office:value="3" calcext:value-type="float">
            <text:p>3</text:p>
          </table:table-cell>
          <table:table-cell table:formula="of:=ROUND([.A96]/3)" office:value-type="float" office:value="4" calcext:value-type="float">
            <text:p>4</text:p>
          </table:table-cell>
          <table:table-cell table:formula="of:=[.L96]&amp;&quot;d6&quot;" office:value-type="string" office:string-value="4d6" calcext:value-type="string">
            <text:p>4d6</text:p>
          </table:table-cell>
          <table:table-cell table:formula="of:=LOOKUP([.$L96];Levels;L1Spells)" office:value-type="float" office:value="2" calcext:value-type="float">
            <text:p>2</text:p>
          </table:table-cell>
          <table:table-cell table:formula="of:=LOOKUP([.$L96];Levels;L2Spells)" office:value-type="float" office:value="2" calcext:value-type="float">
            <text:p>2</text:p>
          </table:table-cell>
          <table:table-cell table:formula="of:=LOOKUP([.$L96];Levels;L3Spells)" office:value-type="string" office:string-value="--" calcext:value-type="string">
            <text:p>--</text:p>
          </table:table-cell>
          <table:table-cell table:style-name="ce7" table:formula="of:=LOOKUP([.L96];Levels;SaveDiff)" office:value-type="float" office:value="13" calcext:value-type="float">
            <text:p>13+</text:p>
          </table:table-cell>
          <table:table-cell table:formula="of:=[.R95]+1" office:value-type="float" office:value="23" calcext:value-type="float">
            <text:p>23</text:p>
          </table:table-cell>
          <table:table-cell table:style-name="ce5" table:formula="of:=ROUND(AVERAGE([.F96:.H96]))" office:value-type="float" office:value="9" calcext:value-type="float">
            <text:p>+9</text:p>
          </table:table-cell>
          <table:table-cell table:style-name="ce5" table:formula="of:=SUM([.F96:.H96])" office:value-type="float" office:value="28" calcext:value-type="float">
            <text:p>+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97];Levels;RogueXP)*2/3) + (LOOKUP([.A97];Levels;MageXP)/3);-4)" office:value-type="float" office:value="820000" calcext:value-type="float">
            <text:p>820,000</text:p>
          </table:table-cell>
          <table:table-cell table:formula="of:=&quot;10d5+&quot; &amp; (([.A97]-10))" office:value-type="string" office:string-value="10d5+4" calcext:value-type="string">
            <text:p>10d5+4</text:p>
          </table:table-cell>
          <table:table-cell table:formula="of:=ROUND((LOOKUP([.$A97];Levels;RogueAB)*2/3) + LOOKUP([.$A97];Levels;MageAB)/3)" office:value-type="float" office:value="6" calcext:value-type="float">
            <text:p>+6</text:p>
          </table:table-cell>
          <table:table-cell table:formula="of:=ROUND((LOOKUP([.$A97];Levels;RogueInit)*2/3) + LOOKUP([.$A97];Levels;MageInit)/3)" office:value-type="float" office:value="3" calcext:value-type="float">
            <text:p>+3</text:p>
          </table:table-cell>
          <table:table-cell table:formula="of:=ROUND((LOOKUP([.$A97];Levels;RogueEvade)*2/3) + LOOKUP([.$A97];Levels;MageEvade)/3)" office:value-type="float" office:value="10" calcext:value-type="float">
            <text:p>+10</text:p>
          </table:table-cell>
          <table:table-cell table:formula="of:=ROUND((LOOKUP([.$A97];Levels;RogueHardy)*2/3) + LOOKUP([.$A97];Levels;MageHardy)/3)" office:value-type="float" office:value="9" calcext:value-type="float">
            <text:p>+9</text:p>
          </table:table-cell>
          <table:table-cell table:formula="of:=ROUND((LOOKUP([.$A97];Levels;RogueSpirit)*2/3) + LOOKUP([.$A97];Levels;MageSpirit)/3)" office:value-type="float" office:value="10" calcext:value-type="float">
            <text:p>+10</text:p>
          </table:table-cell>
          <table:table-cell table:formula="of:=ROUND((LOOKUP([.$A97];Levels;RogueSkills)*2/3) + LOOKUP([.$A97];Levels;MageSkills)/3)" office:value-type="float" office:value="13" calcext:value-type="float">
            <text:p>13</text:p>
          </table:table-cell>
          <table:table-cell table:formula="of:=ROUND((LOOKUP([.$A97];Levels;RogueTraits)*2/3) + LOOKUP([.$A97];Levels;MageTraits)/3)" office:value-type="float" office:value="4" calcext:value-type="float">
            <text:p>4</text:p>
          </table:table-cell>
          <table:table-cell table:formula="of:=ROUND((LOOKUP([.$A97];Levels;RogueKnacks)*2/3))" office:value-type="float" office:value="3" calcext:value-type="float">
            <text:p>3</text:p>
          </table:table-cell>
          <table:table-cell table:formula="of:=ROUND([.A97]/3)" office:value-type="float" office:value="5" calcext:value-type="float">
            <text:p>5</text:p>
          </table:table-cell>
          <table:table-cell table:formula="of:=[.L97]&amp;&quot;d6&quot;" office:value-type="string" office:string-value="5d6" calcext:value-type="string">
            <text:p>5d6</text:p>
          </table:table-cell>
          <table:table-cell table:formula="of:=LOOKUP([.$L97];Levels;L1Spells)" office:value-type="float" office:value="2" calcext:value-type="float">
            <text:p>2</text:p>
          </table:table-cell>
          <table:table-cell table:formula="of:=LOOKUP([.$L97];Levels;L2Spells)" office:value-type="float" office:value="2" calcext:value-type="float">
            <text:p>2</text:p>
          </table:table-cell>
          <table:table-cell table:formula="of:=LOOKUP([.$L97];Levels;L3Spells)" office:value-type="float" office:value="1" calcext:value-type="float">
            <text:p>1</text:p>
          </table:table-cell>
          <table:table-cell table:style-name="ce7" table:formula="of:=LOOKUP([.L97];Levels;SaveDiff)" office:value-type="float" office:value="14" calcext:value-type="float">
            <text:p>14+</text:p>
          </table:table-cell>
          <table:table-cell table:formula="of:=[.R96]+1" office:value-type="float" office:value="24" calcext:value-type="float">
            <text:p>24</text:p>
          </table:table-cell>
          <table:table-cell table:style-name="ce5" table:formula="of:=ROUND(AVERAGE([.F97:.H97]))" office:value-type="float" office:value="10" calcext:value-type="float">
            <text:p>+10</text:p>
          </table:table-cell>
          <table:table-cell table:style-name="ce5" table:formula="of:=SUM([.F97:.H97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98];Levels;RogueXP)*2/3) + (LOOKUP([.A98];Levels;MageXP)/3);-4)" office:value-type="float" office:value="930000" calcext:value-type="float">
            <text:p>930,000</text:p>
          </table:table-cell>
          <table:table-cell table:formula="of:=&quot;10d5+&quot; &amp; (([.A98]-10))" office:value-type="string" office:string-value="10d5+5" calcext:value-type="string">
            <text:p>10d5+5</text:p>
          </table:table-cell>
          <table:table-cell table:formula="of:=ROUND((LOOKUP([.$A98];Levels;RogueAB)*2/3) + LOOKUP([.$A98];Levels;MageAB)/3)" office:value-type="float" office:value="7" calcext:value-type="float">
            <text:p>+7</text:p>
          </table:table-cell>
          <table:table-cell table:formula="of:=ROUND((LOOKUP([.$A98];Levels;RogueInit)*2/3) + LOOKUP([.$A98];Levels;MageInit)/3)" office:value-type="float" office:value="4" calcext:value-type="float">
            <text:p>+4</text:p>
          </table:table-cell>
          <table:table-cell table:formula="of:=ROUND((LOOKUP([.$A98];Levels;RogueEvade)*2/3) + LOOKUP([.$A98];Levels;MageEvade)/3)" office:value-type="float" office:value="11" calcext:value-type="float">
            <text:p>+11</text:p>
          </table:table-cell>
          <table:table-cell table:formula="of:=ROUND((LOOKUP([.$A98];Levels;RogueHardy)*2/3) + LOOKUP([.$A98];Levels;MageHardy)/3)" office:value-type="float" office:value="10" calcext:value-type="float">
            <text:p>+10</text:p>
          </table:table-cell>
          <table:table-cell table:formula="of:=ROUND((LOOKUP([.$A98];Levels;RogueSpirit)*2/3) + LOOKUP([.$A98];Levels;MageSpirit)/3)" office:value-type="float" office:value="11" calcext:value-type="float">
            <text:p>+11</text:p>
          </table:table-cell>
          <table:table-cell table:formula="of:=ROUND((LOOKUP([.$A98];Levels;RogueSkills)*2/3) + LOOKUP([.$A98];Levels;MageSkills)/3)" office:value-type="float" office:value="15" calcext:value-type="float">
            <text:p>15</text:p>
          </table:table-cell>
          <table:table-cell table:formula="of:=ROUND((LOOKUP([.$A98];Levels;RogueTraits)*2/3) + LOOKUP([.$A98];Levels;MageTraits)/3)" office:value-type="float" office:value="4" calcext:value-type="float">
            <text:p>4</text:p>
          </table:table-cell>
          <table:table-cell table:formula="of:=ROUND((LOOKUP([.$A98];Levels;RogueKnacks)*2/3))" office:value-type="float" office:value="3" calcext:value-type="float">
            <text:p>3</text:p>
          </table:table-cell>
          <table:table-cell table:formula="of:=ROUND([.A98]/3)" office:value-type="float" office:value="5" calcext:value-type="float">
            <text:p>5</text:p>
          </table:table-cell>
          <table:table-cell table:formula="of:=[.L98]&amp;&quot;d6&quot;" office:value-type="string" office:string-value="5d6" calcext:value-type="string">
            <text:p>5d6</text:p>
          </table:table-cell>
          <table:table-cell table:formula="of:=LOOKUP([.$L98];Levels;L1Spells)" office:value-type="float" office:value="2" calcext:value-type="float">
            <text:p>2</text:p>
          </table:table-cell>
          <table:table-cell table:formula="of:=LOOKUP([.$L98];Levels;L2Spells)" office:value-type="float" office:value="2" calcext:value-type="float">
            <text:p>2</text:p>
          </table:table-cell>
          <table:table-cell table:formula="of:=LOOKUP([.$L98];Levels;L3Spells)" office:value-type="float" office:value="1" calcext:value-type="float">
            <text:p>1</text:p>
          </table:table-cell>
          <table:table-cell table:style-name="ce7" table:formula="of:=LOOKUP([.L98];Levels;SaveDiff)" office:value-type="float" office:value="14" calcext:value-type="float">
            <text:p>14+</text:p>
          </table:table-cell>
          <table:table-cell table:formula="of:=[.R97]+1" office:value-type="float" office:value="25" calcext:value-type="float">
            <text:p>25</text:p>
          </table:table-cell>
          <table:table-cell table:style-name="ce5" table:formula="of:=ROUND(AVERAGE([.F98:.H98]))" office:value-type="float" office:value="11" calcext:value-type="float">
            <text:p>+11</text:p>
          </table:table-cell>
          <table:table-cell table:style-name="ce5" table:formula="of:=SUM([.F98:.H98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ROGUE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103];Levels;RogueXP)/3) + (LOOKUP([.A103];Levels;MageXP)*2/3);-2)" office:value-type="float" office:value="0" calcext:value-type="float">
            <text:p>0</text:p>
          </table:table-cell>
          <table:table-cell table:formula="of:=[.A103]&amp;&quot;d5&quot;" office:value-type="string" office:string-value="1d5" calcext:value-type="string">
            <text:p>1d5</text:p>
          </table:table-cell>
          <table:table-cell table:formula="of:=ROUND((LOOKUP([.$A103];Levels;RogueAB)/3) + LOOKUP([.$A103];Levels;MageAB)*2/3)" office:value-type="float" office:value="0" calcext:value-type="float">
            <text:p>+0</text:p>
          </table:table-cell>
          <table:table-cell table:formula="of:=ROUND((LOOKUP([.$A103];Levels;RogueInit)/3) + LOOKUP([.$A103];Levels;MageInit)*2/3)" office:value-type="float" office:value="0" calcext:value-type="float">
            <text:p>+0</text:p>
          </table:table-cell>
          <table:table-cell table:formula="of:=ROUND((LOOKUP([.$A103];Levels;RogueEvade)/3) + LOOKUP([.$A103];Levels;MageEvade)*2/3)" office:value-type="float" office:value="1" calcext:value-type="float">
            <text:p>+1</text:p>
          </table:table-cell>
          <table:table-cell table:formula="of:=ROUND((LOOKUP([.$A103];Levels;RogueHardy)/3) + LOOKUP([.$A103];Levels;MageHardy)*2/3)" office:value-type="float" office:value="0" calcext:value-type="float">
            <text:p>+0</text:p>
          </table:table-cell>
          <table:table-cell table:formula="of:=ROUND((LOOKUP([.$A103];Levels;RogueSpirit)/3) + LOOKUP([.$A103];Levels;MageSpirit)*2/3)" office:value-type="float" office:value="1" calcext:value-type="float">
            <text:p>+1</text:p>
          </table:table-cell>
          <table:table-cell table:formula="of:=ROUND((LOOKUP([.$A103];Levels;RogueSkills)/3) + LOOKUP([.$A103];Levels;MageSkills)*2/3)" office:value-type="float" office:value="3" calcext:value-type="float">
            <text:p>3</text:p>
          </table:table-cell>
          <table:table-cell table:formula="of:=ROUND((LOOKUP([.$A103];Levels;RogueTraits)/3) + LOOKUP([.$A103];Levels;MageTraits)*2/3)" office:value-type="float" office:value="0" calcext:value-type="float">
            <text:p>0</text:p>
          </table:table-cell>
          <table:table-cell table:formula="of:=ROUND((LOOKUP([.$A103];Levels;Rogue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03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3:.H103]))" office:value-type="float" office:value="1" calcext:value-type="float">
            <text:p>+1</text:p>
          </table:table-cell>
          <table:table-cell table:style-name="ce5" table:formula="of:=SUM([.F103:.H103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104];Levels;RogueXP)/3) + (LOOKUP([.A104];Levels;MageXP)*2/3);-2)" office:value-type="float" office:value="2200" calcext:value-type="float">
            <text:p>2,200</text:p>
          </table:table-cell>
          <table:table-cell table:formula="of:=[.A104]&amp;&quot;d5&quot;" office:value-type="string" office:string-value="2d5" calcext:value-type="string">
            <text:p>2d5</text:p>
          </table:table-cell>
          <table:table-cell table:formula="of:=ROUND((LOOKUP([.$A104];Levels;RogueAB)/3) + LOOKUP([.$A104];Levels;MageAB)*2/3)" office:value-type="float" office:value="0" calcext:value-type="float">
            <text:p>+0</text:p>
          </table:table-cell>
          <table:table-cell table:formula="of:=ROUND((LOOKUP([.$A104];Levels;RogueInit)/3) + LOOKUP([.$A104];Levels;MageInit)*2/3)" office:value-type="float" office:value="0" calcext:value-type="float">
            <text:p>+0</text:p>
          </table:table-cell>
          <table:table-cell table:formula="of:=ROUND((LOOKUP([.$A104];Levels;RogueEvade)/3) + LOOKUP([.$A104];Levels;MageEvade)*2/3)" office:value-type="float" office:value="1" calcext:value-type="float">
            <text:p>+1</text:p>
          </table:table-cell>
          <table:table-cell table:formula="of:=ROUND((LOOKUP([.$A104];Levels;RogueHardy)/3) + LOOKUP([.$A104];Levels;MageHardy)*2/3)" office:value-type="float" office:value="1" calcext:value-type="float">
            <text:p>+1</text:p>
          </table:table-cell>
          <table:table-cell table:formula="of:=ROUND((LOOKUP([.$A104];Levels;RogueSpirit)/3) + LOOKUP([.$A104];Levels;MageSpirit)*2/3)" office:value-type="float" office:value="2" calcext:value-type="float">
            <text:p>+2</text:p>
          </table:table-cell>
          <table:table-cell table:formula="of:=ROUND((LOOKUP([.$A104];Levels;RogueSkills)/3) + LOOKUP([.$A104];Levels;MageSkills)*2/3)" office:value-type="float" office:value="3" calcext:value-type="float">
            <text:p>3</text:p>
          </table:table-cell>
          <table:table-cell table:formula="of:=ROUND((LOOKUP([.$A104];Levels;RogueTraits)/3) + LOOKUP([.$A104];Levels;MageTraits)*2/3)" office:value-type="float" office:value="1" calcext:value-type="float">
            <text:p>1</text:p>
          </table:table-cell>
          <table:table-cell table:formula="of:=ROUND((LOOKUP([.$A104];Levels;RogueKnacks)/3))" office:value-type="float" office:value="0" calcext:value-type="float">
            <text:p>0</text:p>
          </table:table-cell>
          <table:table-cell table:formula="of:=ROUNDDOWN([.A104]*2/3)" office:value-type="float" office:value="1" calcext:value-type="float">
            <text:p>1</text:p>
          </table:table-cell>
          <table:table-cell table:formula="of:=[.L104]&amp;&quot;d6&quot;" office:value-type="string" office:string-value="1d6" calcext:value-type="string">
            <text:p>1d6</text:p>
          </table:table-cell>
          <table:table-cell table:formula="of:=LOOKUP([.$L104];Levels;L1Spells)" office:value-type="float" office:value="1" calcext:value-type="float">
            <text:p>1</text:p>
          </table:table-cell>
          <table:table-cell table:formula="of:=LOOKUP([.$L104];Levels;L2Spells)" office:value-type="string" office:string-value="--" calcext:value-type="string">
            <text:p>--</text:p>
          </table:table-cell>
          <table:table-cell table:formula="of:=LOOKUP([.$L104];Levels;L3Spells)" office:value-type="string" office:string-value="--" calcext:value-type="string">
            <text:p>--</text:p>
          </table:table-cell>
          <table:table-cell table:style-name="ce3" table:formula="of:=LOOKUP([.$L104];Levels;L4Spells)" office:value-type="string" office:string-value="--" calcext:value-type="string">
            <text:p>--</text:p>
          </table:table-cell>
          <table:table-cell table:formula="of:=LOOKUP([.$L104];Levels;L5Spells)" office:value-type="string" office:string-value="--" calcext:value-type="string">
            <text:p>--</text:p>
          </table:table-cell>
          <table:table-cell table:style-name="ce7" table:formula="of:=LOOKUP([.L104];Levels;SaveDiff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104:.H104]))" office:value-type="float" office:value="1" calcext:value-type="float">
            <text:p>+1</text:p>
          </table:table-cell>
          <table:table-cell table:style-name="ce5" table:formula="of:=SUM([.F104:.H104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5];Levels;RogueXP)/3) + (LOOKUP([.A105];Levels;MageXP)*2/3);-2)" office:value-type="float" office:value="4300" calcext:value-type="float">
            <text:p>4,300</text:p>
          </table:table-cell>
          <table:table-cell table:formula="of:=[.A105]&amp;&quot;d5&quot;" office:value-type="string" office:string-value="3d5" calcext:value-type="string">
            <text:p>3d5</text:p>
          </table:table-cell>
          <table:table-cell table:formula="of:=ROUND((LOOKUP([.$A105];Levels;RogueAB)/3) + LOOKUP([.$A105];Levels;MageAB)*2/3)" office:value-type="float" office:value="1" calcext:value-type="float">
            <text:p>+1</text:p>
          </table:table-cell>
          <table:table-cell table:formula="of:=ROUND((LOOKUP([.$A105];Levels;RogueInit)/3) + LOOKUP([.$A105];Levels;MageInit)*2/3)" office:value-type="float" office:value="0" calcext:value-type="float">
            <text:p>+0</text:p>
          </table:table-cell>
          <table:table-cell table:formula="of:=ROUND((LOOKUP([.$A105];Levels;RogueEvade)/3) + LOOKUP([.$A105];Levels;MageEvade)*2/3)" office:value-type="float" office:value="2" calcext:value-type="float">
            <text:p>+2</text:p>
          </table:table-cell>
          <table:table-cell table:formula="of:=ROUND((LOOKUP([.$A105];Levels;RogueHardy)/3) + LOOKUP([.$A105];Levels;MageHardy)*2/3)" office:value-type="float" office:value="2" calcext:value-type="float">
            <text:p>+2</text:p>
          </table:table-cell>
          <table:table-cell table:formula="of:=ROUND((LOOKUP([.$A105];Levels;RogueSpirit)/3) + LOOKUP([.$A105];Levels;MageSpirit)*2/3)" office:value-type="float" office:value="3" calcext:value-type="float">
            <text:p>+3</text:p>
          </table:table-cell>
          <table:table-cell table:formula="of:=ROUND((LOOKUP([.$A105];Levels;RogueSkills)/3) + LOOKUP([.$A105];Levels;MageSkills)*2/3)" office:value-type="float" office:value="3" calcext:value-type="float">
            <text:p>3</text:p>
          </table:table-cell>
          <table:table-cell table:formula="of:=ROUND((LOOKUP([.$A105];Levels;RogueTraits)/3) + LOOKUP([.$A105];Levels;MageTraits)*2/3)" office:value-type="float" office:value="1" calcext:value-type="float">
            <text:p>1</text:p>
          </table:table-cell>
          <table:table-cell table:formula="of:=ROUND((LOOKUP([.$A105];Levels;RogueKnacks)/3))" office:value-type="float" office:value="0" calcext:value-type="float">
            <text:p>0</text:p>
          </table:table-cell>
          <table:table-cell table:formula="of:=ROUNDDOWN([.A105]*2/3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Levels;L1Spells)" office:value-type="float" office:value="2" calcext:value-type="float">
            <text:p>2</text:p>
          </table:table-cell>
          <table:table-cell table:formula="of:=LOOKUP([.$L105];Levels;L2Spells)" office:value-type="string" office:string-value="--" calcext:value-type="string">
            <text:p>--</text:p>
          </table:table-cell>
          <table:table-cell table:formula="of:=LOOKUP([.$L105];Levels;L3Spells)" office:value-type="string" office:string-value="--" calcext:value-type="string">
            <text:p>--</text:p>
          </table:table-cell>
          <table:table-cell table:style-name="ce3" table:formula="of:=LOOKUP([.$L105];Levels;L4Spells)" office:value-type="string" office:string-value="--" calcext:value-type="string">
            <text:p>--</text:p>
          </table:table-cell>
          <table:table-cell table:formula="of:=LOOKUP([.$L105];Levels;L5Spells)" office:value-type="string" office:string-value="--" calcext:value-type="string">
            <text:p>--</text:p>
          </table:table-cell>
          <table:table-cell table:style-name="ce7" table:formula="of:=LOOKUP([.L105];Levels;SaveDiff)" office:value-type="float" office:value="11" calcext:value-type="float">
            <text:p>11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105:.H105]))" office:value-type="float" office:value="2" calcext:value-type="float">
            <text:p>+2</text:p>
          </table:table-cell>
          <table:table-cell table:style-name="ce5" table:formula="of:=SUM([.F105:.H105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06];Levels;RogueXP)/3) + (LOOKUP([.A106];Levels;MageXP)*2/3);-2)" office:value-type="float" office:value="8700" calcext:value-type="float">
            <text:p>8,700</text:p>
          </table:table-cell>
          <table:table-cell table:formula="of:=[.A106]&amp;&quot;d5&quot;" office:value-type="string" office:string-value="4d5" calcext:value-type="string">
            <text:p>4d5</text:p>
          </table:table-cell>
          <table:table-cell table:formula="of:=ROUND((LOOKUP([.$A106];Levels;RogueAB)/3) + LOOKUP([.$A106];Levels;MageAB)*2/3)" office:value-type="float" office:value="1" calcext:value-type="float">
            <text:p>+1</text:p>
          </table:table-cell>
          <table:table-cell table:formula="of:=ROUND((LOOKUP([.$A106];Levels;RogueInit)/3) + LOOKUP([.$A106];Levels;MageInit)*2/3)" office:value-type="float" office:value="0" calcext:value-type="float">
            <text:p>+0</text:p>
          </table:table-cell>
          <table:table-cell table:formula="of:=ROUND((LOOKUP([.$A106];Levels;RogueEvade)/3) + LOOKUP([.$A106];Levels;MageEvade)*2/3)" office:value-type="float" office:value="2" calcext:value-type="float">
            <text:p>+2</text:p>
          </table:table-cell>
          <table:table-cell table:formula="of:=ROUND((LOOKUP([.$A106];Levels;RogueHardy)/3) + LOOKUP([.$A106];Levels;MageHardy)*2/3)" office:value-type="float" office:value="2" calcext:value-type="float">
            <text:p>+2</text:p>
          </table:table-cell>
          <table:table-cell table:formula="of:=ROUND((LOOKUP([.$A106];Levels;RogueSpirit)/3) + LOOKUP([.$A106];Levels;MageSpirit)*2/3)" office:value-type="float" office:value="3" calcext:value-type="float">
            <text:p>+3</text:p>
          </table:table-cell>
          <table:table-cell table:formula="of:=ROUND((LOOKUP([.$A106];Levels;RogueSkills)/3) + LOOKUP([.$A106];Levels;MageSkills)*2/3)" office:value-type="float" office:value="5" calcext:value-type="float">
            <text:p>5</text:p>
          </table:table-cell>
          <table:table-cell table:formula="of:=ROUND((LOOKUP([.$A106];Levels;RogueTraits)/3) + LOOKUP([.$A106];Levels;MageTraits)*2/3)" office:value-type="float" office:value="1" calcext:value-type="float">
            <text:p>1</text:p>
          </table:table-cell>
          <table:table-cell table:formula="of:=ROUND((LOOKUP([.$A106];Levels;RogueKnacks)/3))" office:value-type="float" office:value="1" calcext:value-type="float">
            <text:p>1</text:p>
          </table:table-cell>
          <table:table-cell table:formula="of:=ROUNDDOWN([.A106]*2/3)" office:value-type="float" office:value="2" calcext:value-type="float">
            <text:p>2</text:p>
          </table:table-cell>
          <table:table-cell table:formula="of:=[.L106]&amp;&quot;d6&quot;" office:value-type="string" office:string-value="2d6" calcext:value-type="string">
            <text:p>2d6</text:p>
          </table:table-cell>
          <table:table-cell table:formula="of:=LOOKUP([.$L106];Levels;L1Spells)" office:value-type="float" office:value="2" calcext:value-type="float">
            <text:p>2</text:p>
          </table:table-cell>
          <table:table-cell table:formula="of:=LOOKUP([.$L106];Levels;L2Spells)" office:value-type="string" office:string-value="--" calcext:value-type="string">
            <text:p>--</text:p>
          </table:table-cell>
          <table:table-cell table:formula="of:=LOOKUP([.$L106];Levels;L3Spells)" office:value-type="string" office:string-value="--" calcext:value-type="string">
            <text:p>--</text:p>
          </table:table-cell>
          <table:table-cell table:style-name="ce3" table:formula="of:=LOOKUP([.$L106];Levels;L4Spells)" office:value-type="string" office:string-value="--" calcext:value-type="string">
            <text:p>--</text:p>
          </table:table-cell>
          <table:table-cell table:formula="of:=LOOKUP([.$L106];Levels;L5Spells)" office:value-type="string" office:string-value="--" calcext:value-type="string">
            <text:p>--</text:p>
          </table:table-cell>
          <table:table-cell table:style-name="ce7" table:formula="of:=LOOKUP([.L106];Levels;SaveDiff)" office:value-type="float" office:value="11" calcext:value-type="float">
            <text:p>11+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ROUND(AVERAGE([.F106:.H106]))" office:value-type="float" office:value="2" calcext:value-type="float">
            <text:p>+2</text:p>
          </table:table-cell>
          <table:table-cell table:style-name="ce5" table:formula="of:=SUM([.F106:.H106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07];Levels;RogueXP)/3) + (LOOKUP([.A107];Levels;MageXP)*2/3);-3)" office:value-type="float" office:value="17000" calcext:value-type="float">
            <text:p>17,000</text:p>
          </table:table-cell>
          <table:table-cell table:formula="of:=[.A107]&amp;&quot;d5&quot;" office:value-type="string" office:string-value="5d5" calcext:value-type="string">
            <text:p>5d5</text:p>
          </table:table-cell>
          <table:table-cell table:formula="of:=ROUND((LOOKUP([.$A107];Levels;RogueAB)/3) + LOOKUP([.$A107];Levels;MageAB)*2/3)" office:value-type="float" office:value="2" calcext:value-type="float">
            <text:p>+2</text:p>
          </table:table-cell>
          <table:table-cell table:formula="of:=ROUND((LOOKUP([.$A107];Levels;RogueInit)/3) + LOOKUP([.$A107];Levels;MageInit)*2/3)" office:value-type="float" office:value="1" calcext:value-type="float">
            <text:p>+1</text:p>
          </table:table-cell>
          <table:table-cell table:formula="of:=ROUND((LOOKUP([.$A107];Levels;RogueEvade)/3) + LOOKUP([.$A107];Levels;MageEvade)*2/3)" office:value-type="float" office:value="3" calcext:value-type="float">
            <text:p>+3</text:p>
          </table:table-cell>
          <table:table-cell table:formula="of:=ROUND((LOOKUP([.$A107];Levels;RogueHardy)/3) + LOOKUP([.$A107];Levels;MageHardy)*2/3)" office:value-type="float" office:value="3" calcext:value-type="float">
            <text:p>+3</text:p>
          </table:table-cell>
          <table:table-cell table:formula="of:=ROUND((LOOKUP([.$A107];Levels;RogueSpirit)/3) + LOOKUP([.$A107];Levels;MageSpirit)*2/3)" office:value-type="float" office:value="4" calcext:value-type="float">
            <text:p>+4</text:p>
          </table:table-cell>
          <table:table-cell table:formula="of:=ROUND((LOOKUP([.$A107];Levels;RogueSkills)/3) + LOOKUP([.$A107];Levels;MageSkills)*2/3)" office:value-type="float" office:value="5" calcext:value-type="float">
            <text:p>5</text:p>
          </table:table-cell>
          <table:table-cell table:formula="of:=ROUND((LOOKUP([.$A107];Levels;RogueTraits)/3) + LOOKUP([.$A107];Levels;MageTraits)*2/3)" office:value-type="float" office:value="1" calcext:value-type="float">
            <text:p>1</text:p>
          </table:table-cell>
          <table:table-cell table:formula="of:=ROUND((LOOKUP([.$A107];Levels;RogueKnacks)/3))" office:value-type="float" office:value="1" calcext:value-type="float">
            <text:p>1</text:p>
          </table:table-cell>
          <table:table-cell table:formula="of:=ROUNDDOWN([.A107]*2/3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Levels;L1Spells)" office:value-type="float" office:value="2" calcext:value-type="float">
            <text:p>2</text:p>
          </table:table-cell>
          <table:table-cell table:formula="of:=LOOKUP([.$L107];Levels;L2Spells)" office:value-type="float" office:value="1" calcext:value-type="float">
            <text:p>1</text:p>
          </table:table-cell>
          <table:table-cell table:formula="of:=LOOKUP([.$L107];Levels;L3Spells)" office:value-type="string" office:string-value="--" calcext:value-type="string">
            <text:p>--</text:p>
          </table:table-cell>
          <table:table-cell table:style-name="ce3" table:formula="of:=LOOKUP([.$L107];Levels;L4Spells)" office:value-type="string" office:string-value="--" calcext:value-type="string">
            <text:p>--</text:p>
          </table:table-cell>
          <table:table-cell table:formula="of:=LOOKUP([.$L107];Levels;L5Spells)" office:value-type="string" office:string-value="--" calcext:value-type="string">
            <text:p>--</text:p>
          </table:table-cell>
          <table:table-cell table:style-name="ce7" table:formula="of:=LOOKUP([.L107];Levels;SaveDiff)" office:value-type="float" office:value="12" calcext:value-type="float">
            <text:p>12+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ROUND(AVERAGE([.F107:.H107]))" office:value-type="float" office:value="3" calcext:value-type="float">
            <text:p>+3</text:p>
          </table:table-cell>
          <table:table-cell table:style-name="ce5" table:formula="of:=SUM([.F107:.H107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08];Levels;RogueXP)/3) + (LOOKUP([.A108];Levels;MageXP)*2/3);-3)" office:value-type="float" office:value="35000" calcext:value-type="float">
            <text:p>35,000</text:p>
          </table:table-cell>
          <table:table-cell table:formula="of:=[.A108]&amp;&quot;d5&quot;" office:value-type="string" office:string-value="6d5" calcext:value-type="string">
            <text:p>6d5</text:p>
          </table:table-cell>
          <table:table-cell table:formula="of:=ROUND((LOOKUP([.$A108];Levels;RogueAB)/3) + LOOKUP([.$A108];Levels;MageAB)*2/3)" office:value-type="float" office:value="2" calcext:value-type="float">
            <text:p>+2</text:p>
          </table:table-cell>
          <table:table-cell table:formula="of:=ROUND((LOOKUP([.$A108];Levels;RogueInit)/3) + LOOKUP([.$A108];Levels;MageInit)*2/3)" office:value-type="float" office:value="1" calcext:value-type="float">
            <text:p>+1</text:p>
          </table:table-cell>
          <table:table-cell table:formula="of:=ROUND((LOOKUP([.$A108];Levels;RogueEvade)/3) + LOOKUP([.$A108];Levels;MageEvade)*2/3)" office:value-type="float" office:value="4" calcext:value-type="float">
            <text:p>+4</text:p>
          </table:table-cell>
          <table:table-cell table:formula="of:=ROUND((LOOKUP([.$A108];Levels;RogueHardy)/3) + LOOKUP([.$A108];Levels;MageHardy)*2/3)" office:value-type="float" office:value="4" calcext:value-type="float">
            <text:p>+4</text:p>
          </table:table-cell>
          <table:table-cell table:formula="of:=ROUND((LOOKUP([.$A108];Levels;RogueSpirit)/3) + LOOKUP([.$A108];Levels;MageSpirit)*2/3)" office:value-type="float" office:value="5" calcext:value-type="float">
            <text:p>+5</text:p>
          </table:table-cell>
          <table:table-cell table:formula="of:=ROUND((LOOKUP([.$A108];Levels;RogueSkills)/3) + LOOKUP([.$A108];Levels;MageSkills)*2/3)" office:value-type="float" office:value="5" calcext:value-type="float">
            <text:p>5</text:p>
          </table:table-cell>
          <table:table-cell table:formula="of:=ROUND((LOOKUP([.$A108];Levels;RogueTraits)/3) + LOOKUP([.$A108];Levels;MageTraits)*2/3)" office:value-type="float" office:value="2" calcext:value-type="float">
            <text:p>2</text:p>
          </table:table-cell>
          <table:table-cell table:formula="of:=ROUND((LOOKUP([.$A108];Levels;RogueKnacks)/3))" office:value-type="float" office:value="1" calcext:value-type="float">
            <text:p>1</text:p>
          </table:table-cell>
          <table:table-cell table:formula="of:=ROUNDDOWN([.A108]*2/3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Levels;L1Spells)" office:value-type="float" office:value="2" calcext:value-type="float">
            <text:p>2</text:p>
          </table:table-cell>
          <table:table-cell table:formula="of:=LOOKUP([.$L108];Levels;L2Spells)" office:value-type="float" office:value="2" calcext:value-type="float">
            <text:p>2</text:p>
          </table:table-cell>
          <table:table-cell table:formula="of:=LOOKUP([.$L108];Levels;L3Spells)" office:value-type="string" office:string-value="--" calcext:value-type="string">
            <text:p>--</text:p>
          </table:table-cell>
          <table:table-cell table:style-name="ce3" table:formula="of:=LOOKUP([.$L108];Levels;L4Spells)" office:value-type="string" office:string-value="--" calcext:value-type="string">
            <text:p>--</text:p>
          </table:table-cell>
          <table:table-cell table:formula="of:=LOOKUP([.$L108];Levels;L5Spells)" office:value-type="string" office:string-value="--" calcext:value-type="string">
            <text:p>--</text:p>
          </table:table-cell>
          <table:table-cell table:style-name="ce7" table:formula="of:=LOOKUP([.L108];Levels;SaveDiff)" office:value-type="float" office:value="13" calcext:value-type="float">
            <text:p>13+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ROUND(AVERAGE([.F108:.H108]))" office:value-type="float" office:value="4" calcext:value-type="float">
            <text:p>+4</text:p>
          </table:table-cell>
          <table:table-cell table:style-name="ce5" table:formula="of:=SUM([.F108:.H108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09];Levels;RogueXP)/3) + (LOOKUP([.A109];Levels;MageXP)*2/3);-3)" office:value-type="float" office:value="69000" calcext:value-type="float">
            <text:p>69,000</text:p>
          </table:table-cell>
          <table:table-cell table:formula="of:=[.A109]&amp;&quot;d5&quot;" office:value-type="string" office:string-value="7d5" calcext:value-type="string">
            <text:p>7d5</text:p>
          </table:table-cell>
          <table:table-cell table:formula="of:=ROUND((LOOKUP([.$A109];Levels;RogueAB)/3) + LOOKUP([.$A109];Levels;MageAB)*2/3)" office:value-type="float" office:value="3" calcext:value-type="float">
            <text:p>+3</text:p>
          </table:table-cell>
          <table:table-cell table:formula="of:=ROUND((LOOKUP([.$A109];Levels;RogueInit)/3) + LOOKUP([.$A109];Levels;MageInit)*2/3)" office:value-type="float" office:value="1" calcext:value-type="float">
            <text:p>+1</text:p>
          </table:table-cell>
          <table:table-cell table:formula="of:=ROUND((LOOKUP([.$A109];Levels;RogueEvade)/3) + LOOKUP([.$A109];Levels;MageEvade)*2/3)" office:value-type="float" office:value="5" calcext:value-type="float">
            <text:p>+5</text:p>
          </table:table-cell>
          <table:table-cell table:formula="of:=ROUND((LOOKUP([.$A109];Levels;RogueHardy)/3) + LOOKUP([.$A109];Levels;MageHardy)*2/3)" office:value-type="float" office:value="4" calcext:value-type="float">
            <text:p>+4</text:p>
          </table:table-cell>
          <table:table-cell table:formula="of:=ROUND((LOOKUP([.$A109];Levels;RogueSpirit)/3) + LOOKUP([.$A109];Levels;MageSpirit)*2/3)" office:value-type="float" office:value="5" calcext:value-type="float">
            <text:p>+5</text:p>
          </table:table-cell>
          <table:table-cell table:formula="of:=ROUND((LOOKUP([.$A109];Levels;RogueSkills)/3) + LOOKUP([.$A109];Levels;MageSkills)*2/3)" office:value-type="float" office:value="6" calcext:value-type="float">
            <text:p>6</text:p>
          </table:table-cell>
          <table:table-cell table:formula="of:=ROUND((LOOKUP([.$A109];Levels;RogueTraits)/3) + LOOKUP([.$A109];Levels;MageTraits)*2/3)" office:value-type="float" office:value="2" calcext:value-type="float">
            <text:p>2</text:p>
          </table:table-cell>
          <table:table-cell table:formula="of:=ROUND((LOOKUP([.$A109];Levels;RogueKnacks)/3))" office:value-type="float" office:value="1" calcext:value-type="float">
            <text:p>1</text:p>
          </table:table-cell>
          <table:table-cell table:formula="of:=ROUNDDOWN([.A109]*2/3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Levels;L1Spells)" office:value-type="float" office:value="2" calcext:value-type="float">
            <text:p>2</text:p>
          </table:table-cell>
          <table:table-cell table:formula="of:=LOOKUP([.$L109];Levels;L2Spells)" office:value-type="float" office:value="2" calcext:value-type="float">
            <text:p>2</text:p>
          </table:table-cell>
          <table:table-cell table:formula="of:=LOOKUP([.$L109];Levels;L3Spells)" office:value-type="string" office:string-value="--" calcext:value-type="string">
            <text:p>--</text:p>
          </table:table-cell>
          <table:table-cell table:style-name="ce3" table:formula="of:=LOOKUP([.$L109];Levels;L4Spells)" office:value-type="string" office:string-value="--" calcext:value-type="string">
            <text:p>--</text:p>
          </table:table-cell>
          <table:table-cell table:formula="of:=LOOKUP([.$L109];Levels;L5Spells)" office:value-type="string" office:string-value="--" calcext:value-type="string">
            <text:p>--</text:p>
          </table:table-cell>
          <table:table-cell table:style-name="ce7" table:formula="of:=LOOKUP([.L109];Levels;SaveDiff)" office:value-type="float" office:value="13" calcext:value-type="float">
            <text:p>13+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ROUND(AVERAGE([.F109:.H109]))" office:value-type="float" office:value="5" calcext:value-type="float">
            <text:p>+5</text:p>
          </table:table-cell>
          <table:table-cell table:style-name="ce5" table:formula="of:=SUM([.F109:.H109])" office:value-type="float" office:value="14" calcext:value-type="float">
            <text:p>+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10];Levels;RogueXP)/3) + (LOOKUP([.A110];Levels;MageXP)*2/3);-3)" office:value-type="float" office:value="139000" calcext:value-type="float">
            <text:p>139,000</text:p>
          </table:table-cell>
          <table:table-cell table:formula="of:=[.A110]&amp;&quot;d5&quot;" office:value-type="string" office:string-value="8d5" calcext:value-type="string">
            <text:p>8d5</text:p>
          </table:table-cell>
          <table:table-cell table:formula="of:=ROUND((LOOKUP([.$A110];Levels;RogueAB)/3) + LOOKUP([.$A110];Levels;MageAB)*2/3)" office:value-type="float" office:value="3" calcext:value-type="float">
            <text:p>+3</text:p>
          </table:table-cell>
          <table:table-cell table:formula="of:=ROUND((LOOKUP([.$A110];Levels;RogueInit)/3) + LOOKUP([.$A110];Levels;MageInit)*2/3)" office:value-type="float" office:value="1" calcext:value-type="float">
            <text:p>+1</text:p>
          </table:table-cell>
          <table:table-cell table:formula="of:=ROUND((LOOKUP([.$A110];Levels;RogueEvade)/3) + LOOKUP([.$A110];Levels;MageEvade)*2/3)" office:value-type="float" office:value="5" calcext:value-type="float">
            <text:p>+5</text:p>
          </table:table-cell>
          <table:table-cell table:formula="of:=ROUND((LOOKUP([.$A110];Levels;RogueHardy)/3) + LOOKUP([.$A110];Levels;MageHardy)*2/3)" office:value-type="float" office:value="5" calcext:value-type="float">
            <text:p>+5</text:p>
          </table:table-cell>
          <table:table-cell table:formula="of:=ROUND((LOOKUP([.$A110];Levels;RogueSpirit)/3) + LOOKUP([.$A110];Levels;MageSpirit)*2/3)" office:value-type="float" office:value="6" calcext:value-type="float">
            <text:p>+6</text:p>
          </table:table-cell>
          <table:table-cell table:formula="of:=ROUND((LOOKUP([.$A110];Levels;RogueSkills)/3) + LOOKUP([.$A110];Levels;MageSkills)*2/3)" office:value-type="float" office:value="7" calcext:value-type="float">
            <text:p>7</text:p>
          </table:table-cell>
          <table:table-cell table:formula="of:=ROUND((LOOKUP([.$A110];Levels;RogueTraits)/3) + LOOKUP([.$A110];Levels;MageTraits)*2/3)" office:value-type="float" office:value="2" calcext:value-type="float">
            <text:p>2</text:p>
          </table:table-cell>
          <table:table-cell table:formula="of:=ROUND((LOOKUP([.$A110];Levels;RogueKnacks)/3))" office:value-type="float" office:value="1" calcext:value-type="float">
            <text:p>1</text:p>
          </table:table-cell>
          <table:table-cell table:formula="of:=ROUNDDOWN([.A110]*2/3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Levels;L1Spells)" office:value-type="float" office:value="2" calcext:value-type="float">
            <text:p>2</text:p>
          </table:table-cell>
          <table:table-cell table:formula="of:=LOOKUP([.$L110];Levels;L2Spells)" office:value-type="float" office:value="2" calcext:value-type="float">
            <text:p>2</text:p>
          </table:table-cell>
          <table:table-cell table:formula="of:=LOOKUP([.$L110];Levels;L3Spells)" office:value-type="float" office:value="1" calcext:value-type="float">
            <text:p>1</text:p>
          </table:table-cell>
          <table:table-cell table:style-name="ce3" table:formula="of:=LOOKUP([.$L110];Levels;L4Spells)" office:value-type="string" office:string-value="--" calcext:value-type="string">
            <text:p>--</text:p>
          </table:table-cell>
          <table:table-cell table:formula="of:=LOOKUP([.$L110];Levels;L5Spells)" office:value-type="string" office:string-value="--" calcext:value-type="string">
            <text:p>--</text:p>
          </table:table-cell>
          <table:table-cell table:style-name="ce7" table:formula="of:=LOOKUP([.L110];Levels;SaveDiff)" office:value-type="float" office:value="14" calcext:value-type="float">
            <text:p>14+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ROUND(AVERAGE([.F110:.H110]))" office:value-type="float" office:value="5" calcext:value-type="float">
            <text:p>+5</text:p>
          </table:table-cell>
          <table:table-cell table:style-name="ce5" table:formula="of:=SUM([.F110:.H110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11];Levels;RogueXP)/3) + (LOOKUP([.A111];Levels;MageXP)*2/3);-4)" office:value-type="float" office:value="280000" calcext:value-type="float">
            <text:p>280,000</text:p>
          </table:table-cell>
          <table:table-cell table:formula="of:=[.A111]&amp;&quot;d5&quot;" office:value-type="string" office:string-value="9d5" calcext:value-type="string">
            <text:p>9d5</text:p>
          </table:table-cell>
          <table:table-cell table:formula="of:=ROUND((LOOKUP([.$A111];Levels;RogueAB)/3) + LOOKUP([.$A111];Levels;MageAB)*2/3)" office:value-type="float" office:value="4" calcext:value-type="float">
            <text:p>+4</text:p>
          </table:table-cell>
          <table:table-cell table:formula="of:=ROUND((LOOKUP([.$A111];Levels;RogueInit)/3) + LOOKUP([.$A111];Levels;MageInit)*2/3)" office:value-type="float" office:value="2" calcext:value-type="float">
            <text:p>+2</text:p>
          </table:table-cell>
          <table:table-cell table:formula="of:=ROUND((LOOKUP([.$A111];Levels;RogueEvade)/3) + LOOKUP([.$A111];Levels;MageEvade)*2/3)" office:value-type="float" office:value="6" calcext:value-type="float">
            <text:p>+6</text:p>
          </table:table-cell>
          <table:table-cell table:formula="of:=ROUND((LOOKUP([.$A111];Levels;RogueHardy)/3) + LOOKUP([.$A111];Levels;MageHardy)*2/3)" office:value-type="float" office:value="6" calcext:value-type="float">
            <text:p>+6</text:p>
          </table:table-cell>
          <table:table-cell table:formula="of:=ROUND((LOOKUP([.$A111];Levels;RogueSpirit)/3) + LOOKUP([.$A111];Levels;MageSpirit)*2/3)" office:value-type="float" office:value="7" calcext:value-type="float">
            <text:p>+7</text:p>
          </table:table-cell>
          <table:table-cell table:formula="of:=ROUND((LOOKUP([.$A111];Levels;RogueSkills)/3) + LOOKUP([.$A111];Levels;MageSkills)*2/3)" office:value-type="float" office:value="8" calcext:value-type="float">
            <text:p>8</text:p>
          </table:table-cell>
          <table:table-cell table:formula="of:=ROUND((LOOKUP([.$A111];Levels;RogueTraits)/3) + LOOKUP([.$A111];Levels;MageTraits)*2/3)" office:value-type="float" office:value="2" calcext:value-type="float">
            <text:p>2</text:p>
          </table:table-cell>
          <table:table-cell table:formula="of:=ROUND((LOOKUP([.$A111];Levels;RogueKnacks)/3))" office:value-type="float" office:value="1" calcext:value-type="float">
            <text:p>1</text:p>
          </table:table-cell>
          <table:table-cell table:formula="of:=ROUNDDOWN([.A111]*2/3)" office:value-type="float" office:value="6" calcext:value-type="float">
            <text:p>6</text:p>
          </table:table-cell>
          <table:table-cell table:formula="of:=[.L111]&amp;&quot;d6&quot;" office:value-type="string" office:string-value="6d6" calcext:value-type="string">
            <text:p>6d6</text:p>
          </table:table-cell>
          <table:table-cell table:formula="of:=LOOKUP([.$L111];Levels;L1Spells)" office:value-type="float" office:value="3" calcext:value-type="float">
            <text:p>3</text:p>
          </table:table-cell>
          <table:table-cell table:formula="of:=LOOKUP([.$L111];Levels;L2Spells)" office:value-type="float" office:value="2" calcext:value-type="float">
            <text:p>2</text:p>
          </table:table-cell>
          <table:table-cell table:formula="of:=LOOKUP([.$L111];Levels;L3Spells)" office:value-type="float" office:value="2" calcext:value-type="float">
            <text:p>2</text:p>
          </table:table-cell>
          <table:table-cell table:style-name="ce3" table:formula="of:=LOOKUP([.$L111];Levels;L4Spells)" office:value-type="string" office:string-value="--" calcext:value-type="string">
            <text:p>--</text:p>
          </table:table-cell>
          <table:table-cell table:formula="of:=LOOKUP([.$L111];Levels;L5Spells)" office:value-type="string" office:string-value="--" calcext:value-type="string">
            <text:p>--</text:p>
          </table:table-cell>
          <table:table-cell table:style-name="ce7" table:formula="of:=LOOKUP([.L111];Levels;SaveDiff)" office:value-type="float" office:value="14" calcext:value-type="float">
            <text:p>14+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ROUND(AVERAGE([.F111:.H111]))" office:value-type="float" office:value="6" calcext:value-type="float">
            <text:p>+6</text:p>
          </table:table-cell>
          <table:table-cell table:style-name="ce5" table:formula="of:=SUM([.F111:.H111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12];Levels;RogueXP)/3) + (LOOKUP([.A112];Levels;MageXP)*2/3);-4)" office:value-type="float" office:value="410000" calcext:value-type="float">
            <text:p>410,000</text:p>
          </table:table-cell>
          <table:table-cell table:formula="of:=[.A112]&amp;&quot;d5&quot;" office:value-type="string" office:string-value="10d5" calcext:value-type="string">
            <text:p>10d5</text:p>
          </table:table-cell>
          <table:table-cell table:formula="of:=ROUND((LOOKUP([.$A112];Levels;RogueAB)/3) + LOOKUP([.$A112];Levels;MageAB)*2/3)" office:value-type="float" office:value="4" calcext:value-type="float">
            <text:p>+4</text:p>
          </table:table-cell>
          <table:table-cell table:formula="of:=ROUND((LOOKUP([.$A112];Levels;RogueInit)/3) + LOOKUP([.$A112];Levels;MageInit)*2/3)" office:value-type="float" office:value="2" calcext:value-type="float">
            <text:p>+2</text:p>
          </table:table-cell>
          <table:table-cell table:formula="of:=ROUND((LOOKUP([.$A112];Levels;RogueEvade)/3) + LOOKUP([.$A112];Levels;MageEvade)*2/3)" office:value-type="float" office:value="7" calcext:value-type="float">
            <text:p>+7</text:p>
          </table:table-cell>
          <table:table-cell table:formula="of:=ROUND((LOOKUP([.$A112];Levels;RogueHardy)/3) + LOOKUP([.$A112];Levels;MageHardy)*2/3)" office:value-type="float" office:value="6" calcext:value-type="float">
            <text:p>+6</text:p>
          </table:table-cell>
          <table:table-cell table:formula="of:=ROUND((LOOKUP([.$A112];Levels;RogueSpirit)/3) + LOOKUP([.$A112];Levels;MageSpirit)*2/3)" office:value-type="float" office:value="7" calcext:value-type="float">
            <text:p>+7</text:p>
          </table:table-cell>
          <table:table-cell table:formula="of:=ROUND((LOOKUP([.$A112];Levels;RogueSkills)/3) + LOOKUP([.$A112];Levels;MageSkills)*2/3)" office:value-type="float" office:value="8" calcext:value-type="float">
            <text:p>8</text:p>
          </table:table-cell>
          <table:table-cell table:formula="of:=ROUND((LOOKUP([.$A112];Levels;RogueTraits)/3) + LOOKUP([.$A112];Levels;MageTraits)*2/3)" office:value-type="float" office:value="3" calcext:value-type="float">
            <text:p>3</text:p>
          </table:table-cell>
          <table:table-cell table:formula="of:=ROUND((LOOKUP([.$A112];Levels;RogueKnacks)/3))" office:value-type="float" office:value="1" calcext:value-type="float">
            <text:p>1</text:p>
          </table:table-cell>
          <table:table-cell table:formula="of:=ROUNDDOWN([.A112]*2/3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Levels;L1Spells)" office:value-type="float" office:value="3" calcext:value-type="float">
            <text:p>3</text:p>
          </table:table-cell>
          <table:table-cell table:formula="of:=LOOKUP([.$L112];Levels;L2Spells)" office:value-type="float" office:value="2" calcext:value-type="float">
            <text:p>2</text:p>
          </table:table-cell>
          <table:table-cell table:formula="of:=LOOKUP([.$L112];Levels;L3Spells)" office:value-type="float" office:value="2" calcext:value-type="float">
            <text:p>2</text:p>
          </table:table-cell>
          <table:table-cell table:style-name="ce3" table:formula="of:=LOOKUP([.$L112];Levels;L4Spells)" office:value-type="string" office:string-value="--" calcext:value-type="string">
            <text:p>--</text:p>
          </table:table-cell>
          <table:table-cell table:formula="of:=LOOKUP([.$L112];Levels;L5Spells)" office:value-type="string" office:string-value="--" calcext:value-type="string">
            <text:p>--</text:p>
          </table:table-cell>
          <table:table-cell table:style-name="ce7" table:formula="of:=LOOKUP([.L112];Levels;SaveDiff)" office:value-type="float" office:value="14" calcext:value-type="float">
            <text:p>14+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ROUND(AVERAGE([.F112:.H112]))" office:value-type="float" office:value="7" calcext:value-type="float">
            <text:p>+7</text:p>
          </table:table-cell>
          <table:table-cell table:style-name="ce5" table:formula="of:=SUM([.F112:.H112])" office:value-type="float" office:value="20" calcext:value-type="float">
            <text:p>+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13];Levels;RogueXP)/3) + (LOOKUP([.A113];Levels;MageXP)*2/3);-4)" office:value-type="float" office:value="540000" calcext:value-type="float">
            <text:p>540,000</text:p>
          </table:table-cell>
          <table:table-cell table:formula="of:=&quot;10d5+&quot; &amp; (([.A113]-10))" office:value-type="string" office:string-value="10d5+1" calcext:value-type="string">
            <text:p>10d5+1</text:p>
          </table:table-cell>
          <table:table-cell table:formula="of:=ROUND((LOOKUP([.$A113];Levels;RogueAB)/3) + LOOKUP([.$A113];Levels;MageAB)*2/3)" office:value-type="float" office:value="5" calcext:value-type="float">
            <text:p>+5</text:p>
          </table:table-cell>
          <table:table-cell table:formula="of:=ROUND((LOOKUP([.$A113];Levels;RogueInit)/3) + LOOKUP([.$A113];Levels;MageInit)*2/3)" office:value-type="float" office:value="2" calcext:value-type="float">
            <text:p>+2</text:p>
          </table:table-cell>
          <table:table-cell table:formula="of:=ROUND((LOOKUP([.$A113];Levels;RogueEvade)/3) + LOOKUP([.$A113];Levels;MageEvade)*2/3)" office:value-type="float" office:value="8" calcext:value-type="float">
            <text:p>+8</text:p>
          </table:table-cell>
          <table:table-cell table:formula="of:=ROUND((LOOKUP([.$A113];Levels;RogueHardy)/3) + LOOKUP([.$A113];Levels;MageHardy)*2/3)" office:value-type="float" office:value="7" calcext:value-type="float">
            <text:p>+7</text:p>
          </table:table-cell>
          <table:table-cell table:formula="of:=ROUND((LOOKUP([.$A113];Levels;RogueSpirit)/3) + LOOKUP([.$A113];Levels;MageSpirit)*2/3)" office:value-type="float" office:value="8" calcext:value-type="float">
            <text:p>+8</text:p>
          </table:table-cell>
          <table:table-cell table:formula="of:=ROUND((LOOKUP([.$A113];Levels;RogueSkills)/3) + LOOKUP([.$A113];Levels;MageSkills)*2/3)" office:value-type="float" office:value="9" calcext:value-type="float">
            <text:p>9</text:p>
          </table:table-cell>
          <table:table-cell table:formula="of:=ROUND((LOOKUP([.$A113];Levels;RogueTraits)/3) + LOOKUP([.$A113];Levels;MageTraits)*2/3)" office:value-type="float" office:value="3" calcext:value-type="float">
            <text:p>3</text:p>
          </table:table-cell>
          <table:table-cell table:formula="of:=ROUND((LOOKUP([.$A113];Levels;RogueKnacks)/3))" office:value-type="float" office:value="1" calcext:value-type="float">
            <text:p>1</text:p>
          </table:table-cell>
          <table:table-cell table:formula="of:=ROUNDDOWN([.A113]*2/3)" office:value-type="float" office:value="7" calcext:value-type="float">
            <text:p>7</text:p>
          </table:table-cell>
          <table:table-cell table:formula="of:=[.L113]&amp;&quot;d6&quot;" office:value-type="string" office:string-value="7d6" calcext:value-type="string">
            <text:p>7d6</text:p>
          </table:table-cell>
          <table:table-cell table:formula="of:=LOOKUP([.$L113];Levels;L1Spells)" office:value-type="float" office:value="3" calcext:value-type="float">
            <text:p>3</text:p>
          </table:table-cell>
          <table:table-cell table:formula="of:=LOOKUP([.$L113];Levels;L2Spells)" office:value-type="float" office:value="2" calcext:value-type="float">
            <text:p>2</text:p>
          </table:table-cell>
          <table:table-cell table:formula="of:=LOOKUP([.$L113];Levels;L3Spells)" office:value-type="float" office:value="2" calcext:value-type="float">
            <text:p>2</text:p>
          </table:table-cell>
          <table:table-cell table:style-name="ce3" table:formula="of:=LOOKUP([.$L113];Levels;L4Spells)" office:value-type="float" office:value="1" calcext:value-type="float">
            <text:p>1</text:p>
          </table:table-cell>
          <table:table-cell table:formula="of:=LOOKUP([.$L113];Levels;L5Spells)" office:value-type="string" office:string-value="--" calcext:value-type="string">
            <text:p>--</text:p>
          </table:table-cell>
          <table:table-cell table:style-name="ce7" table:formula="of:=LOOKUP([.L113];Levels;SaveDiff)" office:value-type="float" office:value="15" calcext:value-type="float">
            <text:p>15+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ROUND(AVERAGE([.F113:.H113]))" office:value-type="float" office:value="8" calcext:value-type="float">
            <text:p>+8</text:p>
          </table:table-cell>
          <table:table-cell table:style-name="ce5" table:formula="of:=SUM([.F113:.H113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14];Levels;RogueXP)/3) + (LOOKUP([.A114];Levels;MageXP)*2/3);-4)" office:value-type="float" office:value="680000" calcext:value-type="float">
            <text:p>680,000</text:p>
          </table:table-cell>
          <table:table-cell table:formula="of:=&quot;10d5+&quot; &amp; (([.A114]-10))" office:value-type="string" office:string-value="10d5+2" calcext:value-type="string">
            <text:p>10d5+2</text:p>
          </table:table-cell>
          <table:table-cell table:formula="of:=ROUND((LOOKUP([.$A114];Levels;RogueAB)/3) + LOOKUP([.$A114];Levels;MageAB)*2/3)" office:value-type="float" office:value="5" calcext:value-type="float">
            <text:p>+5</text:p>
          </table:table-cell>
          <table:table-cell table:formula="of:=ROUND((LOOKUP([.$A114];Levels;RogueInit)/3) + LOOKUP([.$A114];Levels;MageInit)*2/3)" office:value-type="float" office:value="3" calcext:value-type="float">
            <text:p>+3</text:p>
          </table:table-cell>
          <table:table-cell table:formula="of:=ROUND((LOOKUP([.$A114];Levels;RogueEvade)/3) + LOOKUP([.$A114];Levels;MageEvade)*2/3)" office:value-type="float" office:value="8" calcext:value-type="float">
            <text:p>+8</text:p>
          </table:table-cell>
          <table:table-cell table:formula="of:=ROUND((LOOKUP([.$A114];Levels;RogueHardy)/3) + LOOKUP([.$A114];Levels;MageHardy)*2/3)" office:value-type="float" office:value="8" calcext:value-type="float">
            <text:p>+8</text:p>
          </table:table-cell>
          <table:table-cell table:formula="of:=ROUND((LOOKUP([.$A114];Levels;RogueSpirit)/3) + LOOKUP([.$A114];Levels;MageSpirit)*2/3)" office:value-type="float" office:value="9" calcext:value-type="float">
            <text:p>+9</text:p>
          </table:table-cell>
          <table:table-cell table:formula="of:=ROUND((LOOKUP([.$A114];Levels;RogueSkills)/3) + LOOKUP([.$A114];Levels;MageSkills)*2/3)" office:value-type="float" office:value="10" calcext:value-type="float">
            <text:p>10</text:p>
          </table:table-cell>
          <table:table-cell table:formula="of:=ROUND((LOOKUP([.$A114];Levels;RogueTraits)/3) + LOOKUP([.$A114];Levels;MageTraits)*2/3)" office:value-type="float" office:value="3" calcext:value-type="float">
            <text:p>3</text:p>
          </table:table-cell>
          <table:table-cell table:formula="of:=ROUND((LOOKUP([.$A114];Levels;RogueKnacks)/3))" office:value-type="float" office:value="1" calcext:value-type="float">
            <text:p>1</text:p>
          </table:table-cell>
          <table:table-cell table:formula="of:=ROUNDDOWN([.A114]*2/3)" office:value-type="float" office:value="8" calcext:value-type="float">
            <text:p>8</text:p>
          </table:table-cell>
          <table:table-cell table:formula="of:=[.L114]&amp;&quot;d6&quot;" office:value-type="string" office:string-value="8d6" calcext:value-type="string">
            <text:p>8d6</text:p>
          </table:table-cell>
          <table:table-cell table:formula="of:=LOOKUP([.$L114];Levels;L1Spells)" office:value-type="float" office:value="3" calcext:value-type="float">
            <text:p>3</text:p>
          </table:table-cell>
          <table:table-cell table:formula="of:=LOOKUP([.$L114];Levels;L2Spells)" office:value-type="float" office:value="3" calcext:value-type="float">
            <text:p>3</text:p>
          </table:table-cell>
          <table:table-cell table:formula="of:=LOOKUP([.$L114];Levels;L3Spells)" office:value-type="float" office:value="2" calcext:value-type="float">
            <text:p>2</text:p>
          </table:table-cell>
          <table:table-cell table:style-name="ce3" table:formula="of:=LOOKUP([.$L114];Levels;L4Spells)" office:value-type="float" office:value="2" calcext:value-type="float">
            <text:p>2</text:p>
          </table:table-cell>
          <table:table-cell table:formula="of:=LOOKUP([.$L114];Levels;L5Spells)" office:value-type="string" office:string-value="--" calcext:value-type="string">
            <text:p>--</text:p>
          </table:table-cell>
          <table:table-cell table:style-name="ce7" table:formula="of:=LOOKUP([.L114];Levels;SaveDiff)" office:value-type="float" office:value="16" calcext:value-type="float">
            <text:p>16+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ROUND(AVERAGE([.F114:.H114]))" office:value-type="float" office:value="8" calcext:value-type="float">
            <text:p>+8</text:p>
          </table:table-cell>
          <table:table-cell table:style-name="ce5" table:formula="of:=SUM([.F114:.H114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115];Levels;RogueXP)/3) + (LOOKUP([.A115];Levels;MageXP)*2/3);-4)" office:value-type="float" office:value="810000" calcext:value-type="float">
            <text:p>810,000</text:p>
          </table:table-cell>
          <table:table-cell table:formula="of:=&quot;10d5+&quot; &amp; (([.A115]-10))" office:value-type="string" office:string-value="10d5+3" calcext:value-type="string">
            <text:p>10d5+3</text:p>
          </table:table-cell>
          <table:table-cell table:formula="of:=ROUND((LOOKUP([.$A115];Levels;RogueAB)/3) + LOOKUP([.$A115];Levels;MageAB)*2/3)" office:value-type="float" office:value="5" calcext:value-type="float">
            <text:p>+5</text:p>
          </table:table-cell>
          <table:table-cell table:formula="of:=ROUND((LOOKUP([.$A115];Levels;RogueInit)/3) + LOOKUP([.$A115];Levels;MageInit)*2/3)" office:value-type="float" office:value="3" calcext:value-type="float">
            <text:p>+3</text:p>
          </table:table-cell>
          <table:table-cell table:formula="of:=ROUND((LOOKUP([.$A115];Levels;RogueEvade)/3) + LOOKUP([.$A115];Levels;MageEvade)*2/3)" office:value-type="float" office:value="9" calcext:value-type="float">
            <text:p>+9</text:p>
          </table:table-cell>
          <table:table-cell table:formula="of:=ROUND((LOOKUP([.$A115];Levels;RogueHardy)/3) + LOOKUP([.$A115];Levels;MageHardy)*2/3)" office:value-type="float" office:value="8" calcext:value-type="float">
            <text:p>+8</text:p>
          </table:table-cell>
          <table:table-cell table:formula="of:=ROUND((LOOKUP([.$A115];Levels;RogueSpirit)/3) + LOOKUP([.$A115];Levels;MageSpirit)*2/3)" office:value-type="float" office:value="9" calcext:value-type="float">
            <text:p>+9</text:p>
          </table:table-cell>
          <table:table-cell table:formula="of:=ROUND((LOOKUP([.$A115];Levels;RogueSkills)/3) + LOOKUP([.$A115];Levels;MageSkills)*2/3)" office:value-type="float" office:value="11" calcext:value-type="float">
            <text:p>11</text:p>
          </table:table-cell>
          <table:table-cell table:formula="of:=ROUND((LOOKUP([.$A115];Levels;RogueTraits)/3) + LOOKUP([.$A115];Levels;MageTraits)*2/3)" office:value-type="float" office:value="3" calcext:value-type="float">
            <text:p>3</text:p>
          </table:table-cell>
          <table:table-cell table:formula="of:=ROUND((LOOKUP([.$A115];Levels;RogueKnacks)/3))" office:value-type="float" office:value="2" calcext:value-type="float">
            <text:p>2</text:p>
          </table:table-cell>
          <table:table-cell table:formula="of:=ROUNDDOWN([.A115]*2/3)" office:value-type="float" office:value="8" calcext:value-type="float">
            <text:p>8</text:p>
          </table:table-cell>
          <table:table-cell table:formula="of:=[.L115]&amp;&quot;d6&quot;" office:value-type="string" office:string-value="8d6" calcext:value-type="string">
            <text:p>8d6</text:p>
          </table:table-cell>
          <table:table-cell table:formula="of:=LOOKUP([.$L115];Levels;L1Spells)" office:value-type="float" office:value="3" calcext:value-type="float">
            <text:p>3</text:p>
          </table:table-cell>
          <table:table-cell table:formula="of:=LOOKUP([.$L115];Levels;L2Spells)" office:value-type="float" office:value="3" calcext:value-type="float">
            <text:p>3</text:p>
          </table:table-cell>
          <table:table-cell table:formula="of:=LOOKUP([.$L115];Levels;L3Spells)" office:value-type="float" office:value="2" calcext:value-type="float">
            <text:p>2</text:p>
          </table:table-cell>
          <table:table-cell table:style-name="ce3" table:formula="of:=LOOKUP([.$L115];Levels;L4Spells)" office:value-type="float" office:value="2" calcext:value-type="float">
            <text:p>2</text:p>
          </table:table-cell>
          <table:table-cell table:formula="of:=LOOKUP([.$L115];Levels;L5Spells)" office:value-type="string" office:string-value="--" calcext:value-type="string">
            <text:p>--</text:p>
          </table:table-cell>
          <table:table-cell table:style-name="ce7" table:formula="of:=LOOKUP([.L115];Levels;SaveDiff)" office:value-type="float" office:value="16" calcext:value-type="float">
            <text:p>16+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ROUND(AVERAGE([.F115:.H115]))" office:value-type="float" office:value="9" calcext:value-type="float">
            <text:p>+9</text:p>
          </table:table-cell>
          <table:table-cell table:style-name="ce5" table:formula="of:=SUM([.F115:.H115])" office:value-type="float" office:value="26" calcext:value-type="float">
            <text:p>+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116];Levels;RogueXP)/3) + (LOOKUP([.A116];Levels;MageXP)*2/3);-4)" office:value-type="float" office:value="940000" calcext:value-type="float">
            <text:p>940,000</text:p>
          </table:table-cell>
          <table:table-cell table:formula="of:=&quot;10d5+&quot; &amp; (([.A116]-10))" office:value-type="string" office:string-value="10d5+4" calcext:value-type="string">
            <text:p>10d5+4</text:p>
          </table:table-cell>
          <table:table-cell table:formula="of:=ROUND((LOOKUP([.$A116];Levels;RogueAB)/3) + LOOKUP([.$A116];Levels;MageAB)*2/3)" office:value-type="float" office:value="6" calcext:value-type="float">
            <text:p>+6</text:p>
          </table:table-cell>
          <table:table-cell table:formula="of:=ROUND((LOOKUP([.$A116];Levels;RogueInit)/3) + LOOKUP([.$A116];Levels;MageInit)*2/3)" office:value-type="float" office:value="3" calcext:value-type="float">
            <text:p>+3</text:p>
          </table:table-cell>
          <table:table-cell table:formula="of:=ROUND((LOOKUP([.$A116];Levels;RogueEvade)/3) + LOOKUP([.$A116];Levels;MageEvade)*2/3)" office:value-type="float" office:value="10" calcext:value-type="float">
            <text:p>+10</text:p>
          </table:table-cell>
          <table:table-cell table:formula="of:=ROUND((LOOKUP([.$A116];Levels;RogueHardy)/3) + LOOKUP([.$A116];Levels;MageHardy)*2/3)" office:value-type="float" office:value="9" calcext:value-type="float">
            <text:p>+9</text:p>
          </table:table-cell>
          <table:table-cell table:formula="of:=ROUND((LOOKUP([.$A116];Levels;RogueSpirit)/3) + LOOKUP([.$A116];Levels;MageSpirit)*2/3)" office:value-type="float" office:value="10" calcext:value-type="float">
            <text:p>+10</text:p>
          </table:table-cell>
          <table:table-cell table:formula="of:=ROUND((LOOKUP([.$A116];Levels;RogueSkills)/3) + LOOKUP([.$A116];Levels;MageSkills)*2/3)" office:value-type="float" office:value="11" calcext:value-type="float">
            <text:p>11</text:p>
          </table:table-cell>
          <table:table-cell table:formula="of:=ROUND((LOOKUP([.$A116];Levels;RogueTraits)/3) + LOOKUP([.$A116];Levels;MageTraits)*2/3)" office:value-type="float" office:value="4" calcext:value-type="float">
            <text:p>4</text:p>
          </table:table-cell>
          <table:table-cell table:formula="of:=ROUND((LOOKUP([.$A116];Levels;RogueKnacks)/3))" office:value-type="float" office:value="2" calcext:value-type="float">
            <text:p>2</text:p>
          </table:table-cell>
          <table:table-cell table:formula="of:=ROUNDDOWN([.A116]*2/3)" office:value-type="float" office:value="9" calcext:value-type="float">
            <text:p>9</text:p>
          </table:table-cell>
          <table:table-cell table:formula="of:=[.L116]&amp;&quot;d6&quot;" office:value-type="string" office:string-value="9d6" calcext:value-type="string">
            <text:p>9d6</text:p>
          </table:table-cell>
          <table:table-cell table:formula="of:=LOOKUP([.$L116];Levels;L1Spells)" office:value-type="float" office:value="3" calcext:value-type="float">
            <text:p>3</text:p>
          </table:table-cell>
          <table:table-cell table:formula="of:=LOOKUP([.$L116];Levels;L2Spells)" office:value-type="float" office:value="3" calcext:value-type="float">
            <text:p>3</text:p>
          </table:table-cell>
          <table:table-cell table:formula="of:=LOOKUP([.$L116];Levels;L3Spells)" office:value-type="float" office:value="2" calcext:value-type="float">
            <text:p>2</text:p>
          </table:table-cell>
          <table:table-cell table:style-name="ce3" table:formula="of:=LOOKUP([.$L116];Levels;L4Spells)" office:value-type="float" office:value="2" calcext:value-type="float">
            <text:p>2</text:p>
          </table:table-cell>
          <table:table-cell table:formula="of:=LOOKUP([.$L116];Levels;L5Spells)" office:value-type="float" office:value="1" calcext:value-type="float">
            <text:p>1</text:p>
          </table:table-cell>
          <table:table-cell table:style-name="ce7" table:formula="of:=LOOKUP([.L116];Levels;SaveDiff)" office:value-type="float" office:value="16" calcext:value-type="float">
            <text:p>16+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ROUND(AVERAGE([.F116:.H116]))" office:value-type="float" office:value="10" calcext:value-type="float">
            <text:p>+10</text:p>
          </table:table-cell>
          <table:table-cell table:style-name="ce5" table:formula="of:=SUM([.F116:.H116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117];Levels;RogueXP)/3) + (LOOKUP([.A117];Levels;MageXP)*2/3);-4)" office:value-type="float" office:value="1080000" calcext:value-type="float">
            <text:p>1,080,000</text:p>
          </table:table-cell>
          <table:table-cell table:formula="of:=&quot;10d5+&quot; &amp; (([.A117]-10))" office:value-type="string" office:string-value="10d5+5" calcext:value-type="string">
            <text:p>10d5+5</text:p>
          </table:table-cell>
          <table:table-cell table:formula="of:=ROUND((LOOKUP([.$A117];Levels;RogueAB)/3) + LOOKUP([.$A117];Levels;MageAB)*2/3)" office:value-type="float" office:value="6" calcext:value-type="float">
            <text:p>+6</text:p>
          </table:table-cell>
          <table:table-cell table:formula="of:=ROUND((LOOKUP([.$A117];Levels;RogueInit)/3) + LOOKUP([.$A117];Levels;MageInit)*2/3)" office:value-type="float" office:value="4" calcext:value-type="float">
            <text:p>+4</text:p>
          </table:table-cell>
          <table:table-cell table:formula="of:=ROUND((LOOKUP([.$A117];Levels;RogueEvade)/3) + LOOKUP([.$A117];Levels;MageEvade)*2/3)" office:value-type="float" office:value="11" calcext:value-type="float">
            <text:p>+11</text:p>
          </table:table-cell>
          <table:table-cell table:formula="of:=ROUND((LOOKUP([.$A117];Levels;RogueHardy)/3) + LOOKUP([.$A117];Levels;MageHardy)*2/3)" office:value-type="float" office:value="10" calcext:value-type="float">
            <text:p>+10</text:p>
          </table:table-cell>
          <table:table-cell table:formula="of:=ROUND((LOOKUP([.$A117];Levels;RogueSpirit)/3) + LOOKUP([.$A117];Levels;MageSpirit)*2/3)" office:value-type="float" office:value="11" calcext:value-type="float">
            <text:p>+11</text:p>
          </table:table-cell>
          <table:table-cell table:formula="of:=ROUND((LOOKUP([.$A117];Levels;RogueSkills)/3) + LOOKUP([.$A117];Levels;MageSkills)*2/3)" office:value-type="float" office:value="11" calcext:value-type="float">
            <text:p>11</text:p>
          </table:table-cell>
          <table:table-cell table:formula="of:=ROUND((LOOKUP([.$A117];Levels;RogueTraits)/3) + LOOKUP([.$A117];Levels;MageTraits)*2/3)" office:value-type="float" office:value="4" calcext:value-type="float">
            <text:p>4</text:p>
          </table:table-cell>
          <table:table-cell table:formula="of:=ROUND((LOOKUP([.$A117];Levels;RogueKnacks)/3))" office:value-type="float" office:value="2" calcext:value-type="float">
            <text:p>2</text:p>
          </table:table-cell>
          <table:table-cell table:formula="of:=ROUNDDOWN([.A117]*2/3)" office:value-type="float" office:value="10" calcext:value-type="float">
            <text:p>10</text:p>
          </table:table-cell>
          <table:table-cell table:formula="of:=[.L117]&amp;&quot;d6&quot;" office:value-type="string" office:string-value="10d6" calcext:value-type="string">
            <text:p>10d6</text:p>
          </table:table-cell>
          <table:table-cell table:formula="of:=LOOKUP([.$L117];Levels;L1Spells)" office:value-type="float" office:value="4" calcext:value-type="float">
            <text:p>4</text:p>
          </table:table-cell>
          <table:table-cell table:formula="of:=LOOKUP([.$L117];Levels;L2Spells)" office:value-type="float" office:value="3" calcext:value-type="float">
            <text:p>3</text:p>
          </table:table-cell>
          <table:table-cell table:formula="of:=LOOKUP([.$L117];Levels;L3Spells)" office:value-type="float" office:value="3" calcext:value-type="float">
            <text:p>3</text:p>
          </table:table-cell>
          <table:table-cell table:style-name="ce3" table:formula="of:=LOOKUP([.$L117];Levels;L4Spells)" office:value-type="float" office:value="2" calcext:value-type="float">
            <text:p>2</text:p>
          </table:table-cell>
          <table:table-cell table:formula="of:=LOOKUP([.$L117];Levels;L5Spells)" office:value-type="float" office:value="2" calcext:value-type="float">
            <text:p>2</text:p>
          </table:table-cell>
          <table:table-cell table:style-name="ce7" table:formula="of:=LOOKUP([.L117];Levels;SaveDiff)" office:value-type="float" office:value="17" calcext:value-type="float">
            <text:p>17+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ROUND(AVERAGE([.F117:.H117]))" office:value-type="float" office:value="11" calcext:value-type="float">
            <text:p>+11</text:p>
          </table:table-cell>
          <table:table-cell table:style-name="ce5" table:formula="of:=SUM([.F117:.H117])" office:value-type="float" office:value="32" calcext:value-type="float">
            <text:p>+32</text:p>
          </table:table-cell>
        </table:table-row>
      </table:table>
      <table:table table:name="Spell Study" table:style-name="ta1">
        <table:table-column table:style-name="co20" table:number-columns-repeated="5" table:default-cell-style-name="Default"/>
        <table:table-column table:style-name="co20" table:default-cell-style-name="ce16"/>
        <table:table-column table:style-name="co20" table:number-columns-repeated="4" table:default-cell-style-name="Default"/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mlet</text:p>
          </table:table-cell>
          <table:table-cell table:style-name="ce16" office:value-type="float" office:value="100" calcext:value-type="float">
            <text:p>1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llage</text:p>
          </table:table-cell>
          <table:table-cell table:style-name="ce16" office:value-type="float" office:value="500" calcext:value-type="float">
            <text:p>5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wn</text:p>
          </table:table-cell>
          <table:table-cell table:style-name="ce16" office:value-type="float" office:value="1000" calcext:value-type="float">
            <text:p>1,000s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style-name="ce16" office:value-type="float" office:value="5000" calcext:value-type="float">
            <text:p>5,000sp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Tier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Metropolis</text:p>
          </table:table-cell>
          <table:table-cell table:style-name="ce16" office:value-type="float" office:value="50000" calcext:value-type="float">
            <text:p>50,000sp</text:p>
          </table:table-cell>
          <table:table-cell office:value-type="float" office:value="1" calcext:value-type="float">
            <text:p>1</text:p>
          </table:table-cell>
          <table:table-cell table:formula="of:=ROUND([.C6]^[.$D$4])" office:value-type="float" office:value="1" calcext:value-type="float">
            <text:p>1</text:p>
          </table:table-cell>
          <table:table-cell table:formula="of:=[.D6]*10" office:value-type="float" office:value="10" calcext:value-type="float">
            <text:p>10</text:p>
          </table:table-cell>
          <table:table-cell table:formula="of:=[.D6]*100" office:value-type="float" office:value="100" calcext:value-type="float">
            <text:p>100s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6]*[.$J$4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C7]^[.$D$4])" office:value-type="float" office:value="4" calcext:value-type="float">
            <text:p>4</text:p>
          </table:table-cell>
          <table:table-cell table:formula="of:=[.D7]*10" office:value-type="float" office:value="40" calcext:value-type="float">
            <text:p>40</text:p>
          </table:table-cell>
          <table:table-cell table:formula="of:=[.D7]*100" office:value-type="float" office:value="400" calcext:value-type="float">
            <text:p>400s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7]*[.$J$4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[.C8]^[.$D$4])" office:value-type="float" office:value="9" calcext:value-type="float">
            <text:p>9</text:p>
          </table:table-cell>
          <table:table-cell table:formula="of:=[.D8]*10" office:value-type="float" office:value="90" calcext:value-type="float">
            <text:p>90</text:p>
          </table:table-cell>
          <table:table-cell table:formula="of:=[.D8]*100" office:value-type="float" office:value="900" calcext:value-type="float">
            <text:p>900s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8]*[.$J$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C9]^[.$D$4])" office:value-type="float" office:value="16" calcext:value-type="float">
            <text:p>16</text:p>
          </table:table-cell>
          <table:table-cell table:formula="of:=[.D9]*10" office:value-type="float" office:value="160" calcext:value-type="float">
            <text:p>160</text:p>
          </table:table-cell>
          <table:table-cell table:formula="of:=[.D9]*100" office:value-type="float" office:value="1600" calcext:value-type="float">
            <text:p>1,600s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9]*[.$J$4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10]*10" office:value-type="float" office:value="120" calcext:value-type="float">
            <text:p>120</text:p>
          </table:table-cell>
          <table:table-cell table:formula="of:=[.D10]*100" office:value-type="float" office:value="1200" calcext:value-type="float">
            <text:p>1,200s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I10]*[.$J$4]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C11]^[.$D$4])" office:value-type="float" office:value="36" calcext:value-type="float">
            <text:p>36</text:p>
          </table:table-cell>
          <table:table-cell table:formula="of:=[.D11]*10" office:value-type="float" office:value="360" calcext:value-type="float">
            <text:p>360</text:p>
          </table:table-cell>
          <table:table-cell table:formula="of:=[.D11]*100" office:value-type="float" office:value="3600" calcext:value-type="float">
            <text:p>3,600s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11]*[.$J$4]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D12]*10" office:value-type="float" office:value="200" calcext:value-type="float">
            <text:p>200</text:p>
          </table:table-cell>
          <table:table-cell table:formula="of:=[.D12]*100" office:value-type="float" office:value="2000" calcext:value-type="float">
            <text:p>2,000s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I12]*[.$J$4]"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13]*10" office:value-type="float" office:value="250" calcext:value-type="float">
            <text:p>250</text:p>
          </table:table-cell>
          <table:table-cell table:formula="of:=[.D13]*100" office:value-type="float" office:value="2500" calcext:value-type="float">
            <text:p>2,500s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13]*[.$J$4]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D14]*10" office:value-type="float" office:value="300" calcext:value-type="float">
            <text:p>300</text:p>
          </table:table-cell>
          <table:table-cell table:formula="of:=[.D14]*100" office:value-type="float" office:value="3000" calcext:value-type="float">
            <text:p>3,000s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I14]*[.$J$4]" office:value-type="float" office:value="135" calcext:value-type="float">
            <text:p>135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cenaries" table:style-name="ta1">
        <table:table-column table:style-name="co21" table:default-cell-style-name="Default"/>
        <table:table-column table:style-name="co22" table:default-cell-style-name="ce3"/>
        <table:table-column table:style-name="co3" table:default-cell-style-name="ce5"/>
        <table:table-column table:style-name="co3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visibility="collapse" table:default-cell-style-name="Default"/>
        <table:table-column table:style-name="co25" table:number-columns-repeated="2" table:default-cell-style-name="ce3"/>
        <table:table-column table:style-name="co26" table:default-cell-style-name="ce3"/>
        <table:table-column table:style-name="co17" table:default-cell-style-name="ce5"/>
        <table:table-column table:style-name="co27" table:default-cell-style-name="ce3"/>
        <table:table-column table:style-name="co20" table:default-cell-style-name="ce3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29" table:default-cell-style-name="ce5"/>
        <table:table-column table:style-name="co20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style-name="ce1"/>
          <table:table-cell table:style-name="ce2"/>
          <table:table-cell table:style-name="ce69"/>
          <table:table-cell table:style-name="ce12" office:value-type="string" calcext:value-type="string" table:number-columns-spanned="3" table:number-rows-spanned="1">
            <text:p>Costs</text:p>
          </table:table-cell>
          <table:covered-table-cell table:style-name="ce42"/>
          <table:covered-table-cell table:style-name="ce1"/>
          <table:table-cell table:style-name="ce1"/>
          <table:table-cell table:style-name="ce12" office:value-type="string" calcext:value-type="string" table:number-columns-spanned="3" table:number-rows-spanned="1">
            <text:p>Move</text:p>
          </table:table-cell>
          <table:covered-table-cell table:number-columns-repeated="2" table:style-name="ce2"/>
          <table:table-cell table:style-name="ce69" office:value-type="string" calcext:value-type="string">
            <text:p>Attack</text:p>
          </table:table-cell>
          <table:table-cell table:style-name="ce2" table:number-columns-repeated="2"/>
          <table:table-cell table:style-name="ce78" office:value-type="string" calcext:value-type="string" table:number-columns-spanned="3" table:number-rows-spanned="1">
            <text:p>Saves</text:p>
          </table:table-cell>
          <table:covered-table-cell table:number-columns-repeated="2" table:style-name="ce69"/>
          <table:table-cell table:style-name="ce78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69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Level</text:p>
          </table:table-cell>
          <table:table-cell table:style-name="ce69" office:value-type="string" calcext:value-type="string">
            <text:p>Morale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Equipment</text:p>
          </table:table-cell>
          <table:table-cell table:style-name="ce1"/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AC</text:p>
          </table:table-cell>
          <table:table-cell table:style-name="ce69" office:value-type="string" calcext:value-type="string">
            <text:p>Bonus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Range</text:p>
          </table:table-cell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Hardiness</text:p>
          </table:table-cell>
          <table:table-cell table:style-name="ce69" office:value-type="string" calcext:value-type="string">
            <text:p>Spirit</text:p>
          </table:table-cell>
          <table:table-cell table:style-name="ce69" office:value-type="string" calcext:value-type="string">
            <text:p>STR</text:p>
          </table:table-cell>
          <table:table-cell table:style-name="ce69" office:value-type="string" calcext:value-type="string">
            <text:p>DEX</text:p>
          </table:table-cell>
          <table:table-cell table:style-name="ce69" office:value-type="string" calcext:value-type="string">
            <text:p>CON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WIS</text:p>
          </table:table-cell>
          <table:table-cell table:style-name="ce69" office:value-type="string" calcext:value-type="string">
            <text:p>CH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rcher,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6]/30;1)" office:value-type="float" office:value="1.4" calcext:value-type="float">
            <text:p>1.4sp</text:p>
          </table:table-cell>
          <table:table-cell table:style-name="ce16" office:value-type="float" office:value="125" calcext:value-type="float">
            <text:p>125sp</text:p>
          </table:table-cell>
          <table:table-cell table:style-name="ce46" office:value-type="string" calcext:value-type="string">
            <text:p>Hardened Leather, Light Crossbow, Light Melee Weapon</text:p>
          </table:table-cell>
          <table:table-cell office:value-type="float" office:value="90" calcext:value-type="float">
            <text:p>90</text:p>
          </table:table-cell>
          <table:table-cell table:formula="of:=[.H6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Long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7]/30;1)" office:value-type="float" office:value="2.7" calcext:value-type="float">
            <text:p>2.7sp</text:p>
          </table:table-cell>
          <table:table-cell table:style-name="ce16" office:value-type="float" office:value="150" calcext:value-type="float">
            <text:p>150sp</text:p>
          </table:table-cell>
          <table:table-cell table:style-name="ce46" office:value-type="string" calcext:value-type="string">
            <text:p>Hardened Leather, Long Bow, Light Melee Weapon</text:p>
          </table:table-cell>
          <table:table-cell office:value-type="float" office:value="90" calcext:value-type="float">
            <text:p>90</text:p>
          </table:table-cell>
          <table:table-cell table:formula="of:=[.H7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Longbow)</text:p>
            <text:p>1d6 (LMW)</text:p>
          </table:table-cell>
          <table:table-cell office:value-type="string" calcext:value-type="string">
            <text:p>V. 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8]/30;1)" office:value-type="float" office:value="4" calcext:value-type="float">
            <text:p>4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ortbow, Light Melee Weapon</text:p>
          </table:table-cell>
          <table:table-cell office:value-type="float" office:value="240" calcext:value-type="float">
            <text:p>240</text:p>
          </table:table-cell>
          <table:table-cell table:formula="of:=[.H8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9]/30;1)" office:value-type="float" office:value="2.7" calcext:value-type="float">
            <text:p>2.7sp</text:p>
          </table:table-cell>
          <table:table-cell table:style-name="ce16" office:value-type="float" office:value="625" calcext:value-type="float">
            <text:p>625sp</text:p>
          </table:table-cell>
          <table:table-cell table:style-name="ce46" office:value-type="string" calcext:value-type="string">
            <text:p>Light Warhorse, Hardened Leather, Light Crossbow, Light Melee Weapon</text:p>
          </table:table-cell>
          <table:table-cell office:value-type="float" office:value="240" calcext:value-type="float">
            <text:p>240</text:p>
          </table:table-cell>
          <table:table-cell table:formula="of:=[.H9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Short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0]/30;1)" office:value-type="float" office:value="1.4" calcext:value-type="float">
            <text:p>1.4sp</text:p>
          </table:table-cell>
          <table:table-cell table:style-name="ce16" office:value-type="float" office:value="100" calcext:value-type="float">
            <text:p>100sp</text:p>
          </table:table-cell>
          <table:table-cell table:style-name="ce46" office:value-type="string" calcext:value-type="string">
            <text:p>Hardened Leather, Short Bow, Light Melee Weapon</text:p>
          </table:table-cell>
          <table:table-cell office:value-type="float" office:value="90" calcext:value-type="float">
            <text:p>90</text:p>
          </table:table-cell>
          <table:table-cell table:formula="of:=[.H10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tilleris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11]/30;1)" office:value-type="float" office:value="3.4" calcext:value-type="float">
            <text:p>3.4sp</text:p>
          </table:table-cell>
          <table:table-cell table:style-name="ce16" office:value-type="float" office:value="65" calcext:value-type="float">
            <text:p>65sp</text:p>
          </table:table-cell>
          <table:table-cell table:style-name="ce46" office:value-type="string" calcext:value-type="string">
            <text:p>Hardened Leather, Short Sword, Dagger</text:p>
          </table:table-cell>
          <table:table-cell office:value-type="float" office:value="90" calcext:value-type="float">
            <text:p>90</text:p>
          </table:table-cell>
          <table:table-cell table:formula="of:=[.H11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 Sword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ranged siege engine.</text:p>
          </table:table-cell>
        </table:table-row>
        <table:table-row table:style-name="ro2">
          <table:table-cell office:value-type="string" calcext:value-type="string">
            <text:p>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</text:p>
            <text:p>May command 5 lieutenants and 100 troops.</text:p>
          </table:table-cell>
        </table:table-row>
        <table:table-row table:style-name="ro3">
          <table:table-cell office:value-type="string" calcext:value-type="string">
            <text:p>Cavalry, Heavy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13]/30;1)" office:value-type="float" office:value="4" calcext:value-type="float">
            <text:p>4.0sp</text:p>
          </table:table-cell>
          <table:table-cell table:style-name="ce16" office:value-type="float" office:value="2680" calcext:value-type="float">
            <text:p>2,680sp</text:p>
          </table:table-cell>
          <table:table-cell table:style-name="ce46" office:value-type="string" calcext:value-type="string">
            <text:p>Heavy Warhorse, Chainmail, Shield, Lance, Arming Sword, Dagger</text:p>
          </table:table-cell>
          <table:table-cell office:value-type="float" office:value="150" calcext:value-type="float">
            <text:p>150</text:p>
          </table:table-cell>
          <table:table-cell table:formula="of:=[.H13]/3" office:value-type="float" office:value="50" calcext:value-type="float">
            <text:p>50</text:p>
          </table:table-cell>
          <table:table-cell office:value-type="string" calcext:value-type="string">
            <text:p>17 (Chain + Shield)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Heavy Warhorse</text:p>
          </table:table-cell>
        </table:table-row>
        <table:table-row table:style-name="ro3">
          <table:table-cell office:value-type="string" calcext:value-type="string">
            <text:p>Caval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4]/30;1)" office:value-type="float" office:value="2" calcext:value-type="float">
            <text:p>2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ield, Lance, Short Sword</text:p>
          </table:table-cell>
          <table:table-cell office:value-type="float" office:value="240" calcext:value-type="float">
            <text:p>240</text:p>
          </table:table-cell>
          <table:table-cell table:formula="of:=[.H14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Lanc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Light Warhose</text:p>
          </table:table-cell>
        </table:table-row>
        <table:table-row table:style-name="ro3">
          <table:table-cell office:value-type="string" calcext:value-type="string">
            <text:p>Cavalry, Medium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15]/30;1)" office:value-type="float" office:value="2.7" calcext:value-type="float">
            <text:p>2.7sp</text:p>
          </table:table-cell>
          <table:table-cell table:style-name="ce16" office:value-type="float" office:value="1375" calcext:value-type="float">
            <text:p>1,375sp</text:p>
          </table:table-cell>
          <table:table-cell table:style-name="ce46" office:value-type="string" calcext:value-type="string">
            <text:p>Medium Warhorse, Scale, Shield, Lance, Arming Sword, Dagger</text:p>
          </table:table-cell>
          <table:table-cell office:value-type="float" office:value="180" calcext:value-type="float">
            <text:p>180</text:p>
          </table:table-cell>
          <table:table-cell table:formula="of:=[.H15]/3" office:value-type="float" office:value="60" calcext:value-type="float">
            <text:p>60</text:p>
          </table:table-cell>
          <table:table-cell office:value-type="string" calcext:value-type="string">
            <text:p>16 (Scale + Shield)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7" office:value-type="float" office:value="0" calcext:value-type="float">
            <text:p>+0</text:p>
          </table:table-cell>
          <table:table-cell office:value-type="string" calcext:value-type="string">
            <text:p>Medium Warhorse</text:p>
          </table:table-cell>
        </table:table-row>
        <table:table-row table:style-name="ro2">
          <table:table-cell office:value-type="string" calcext:value-type="string">
            <text:p>Infantry, Heav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6]/30;1)" office:value-type="float" office:value="1.4" calcext:value-type="float">
            <text:p>1.4sp</text:p>
          </table:table-cell>
          <table:table-cell table:style-name="ce16" office:value-type="float" office:value="350" calcext:value-type="float">
            <text:p>350sp</text:p>
          </table:table-cell>
          <table:table-cell table:style-name="ce46" office:value-type="string" calcext:value-type="string">
            <text:p>Scale, Halberd, Light Melee Weapon</text:p>
          </table:table-cell>
          <table:table-cell office:value-type="float" office:value="60" calcext:value-type="float">
            <text:p>60</text:p>
          </table:table-cell>
          <table:table-cell table:formula="of:=[.H16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Infantry, Heavy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7]/30;1)" office:value-type="float" office:value="2" calcext:value-type="float">
            <text:p>2.0sp</text:p>
          </table:table-cell>
          <table:table-cell table:style-name="ce16" office:value-type="float" office:value="850" calcext:value-type="float">
            <text:p>850sp</text:p>
          </table:table-cell>
          <table:table-cell table:style-name="ce46" office:value-type="string" calcext:value-type="string">
            <text:p>Riding Horse, Scale, Halberd, Light Melee Weapon</text:p>
          </table:table-cell>
          <table:table-cell office:value-type="float" office:value="240" calcext:value-type="float">
            <text:p>240</text:p>
          </table:table-cell>
          <table:table-cell table:formula="of:=[.H17]/3" office:value-type="float" office:value="80" calcext:value-type="float">
            <text:p>8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Infant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20" calcext:value-type="float">
            <text:p>20sp</text:p>
          </table:table-cell>
          <table:table-cell table:style-name="ce43" table:formula="of:=ROUNDUP([.D18]/30;1)" office:value-type="float" office:value="0.7" calcext:value-type="float">
            <text:p>0.7sp</text:p>
          </table:table-cell>
          <table:table-cell table:style-name="ce16" office:value-type="float" office:value="75" calcext:value-type="float">
            <text:p>75sp</text:p>
          </table:table-cell>
          <table:table-cell table:style-name="ce46" office:value-type="string" calcext:value-type="string">
            <text:p>Hardened Leather, Shield, Spear, Light Melee Weapon</text:p>
          </table:table-cell>
          <table:table-cell office:value-type="float" office:value="90" calcext:value-type="float">
            <text:p>90</text:p>
          </table:table-cell>
          <table:table-cell table:formula="of:=[.H18]/3" office:value-type="float" office:value="30" calcext:value-type="float">
            <text:p>3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Infantry, Light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9]/30;1)" office:value-type="float" office:value="1.4" calcext:value-type="float">
            <text:p>1.4sp</text:p>
          </table:table-cell>
          <table:table-cell table:style-name="ce16" office:value-type="float" office:value="225" calcext:value-type="float">
            <text:p>225sp</text:p>
          </table:table-cell>
          <table:table-cell table:style-name="ce46" office:value-type="string" calcext:value-type="string">
            <text:p>Riding Horse, Hardened Leather, Shield, Spear, Light Melee Weapon</text:p>
          </table:table-cell>
          <table:table-cell office:value-type="float" office:value="240" calcext:value-type="float">
            <text:p>240</text:p>
          </table:table-cell>
          <table:table-cell table:formula="of:=[.H19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 </text:p>
            <text:p>May command 3 sergeants and 30 troops.</text:p>
          </table:table-cell>
        </table:table-row>
        <table:table-row table:style-name="ro1">
          <table:table-cell office:value-type="string" calcext:value-type="string">
            <text:p>Militi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10" calcext:value-type="float">
            <text:p>10sp</text:p>
          </table:table-cell>
          <table:table-cell table:style-name="ce43" table:formula="of:=ROUNDUP([.D21]/30;1)" office:value-type="float" office:value="0.4" calcext:value-type="float">
            <text:p>0.4sp</text:p>
          </table:table-cell>
          <table:table-cell table:style-name="ce16" office:value-type="float" office:value="10" calcext:value-type="float">
            <text:p>10sp</text:p>
          </table:table-cell>
          <table:table-cell table:style-name="ce46" office:value-type="string" calcext:value-type="string">
            <text:p>No armor, Improvised Weapons</text:p>
          </table:table-cell>
          <table:table-cell office:value-type="float" office:value="120" calcext:value-type="float">
            <text:p>120</text:p>
          </table:table-cell>
          <table:table-cell table:formula="of:=[.H21]/3" office:value-type="float" office:value="40" calcext:value-type="float">
            <text:p>40</text:p>
          </table:table-cell>
          <table:table-cell office:value-type="string" calcext:value-type="string">
            <text:p>10 (non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Imp. Weapon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Untrained troops.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2]/30;1)" office:value-type="float" office:value="2" calcext:value-type="float">
            <text:p>2.0sp</text:p>
          </table:table-cell>
          <table:table-cell table:style-name="ce16" office:value-type="float" office:value="330" calcext:value-type="float">
            <text:p>330sp</text:p>
          </table:table-cell>
          <table:table-cell table:style-name="ce46" office:value-type="string" calcext:value-type="string">
            <text:p>Scale, Pike, Shortsword</text:p>
          </table:table-cell>
          <table:table-cell office:value-type="float" office:value="60" calcext:value-type="float">
            <text:p>60</text:p>
          </table:table-cell>
          <table:table-cell table:formula="of:=[.H22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Pik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23]/30;1)" office:value-type="float" office:value="2.7" calcext:value-type="float">
            <text:p>2.7sp</text:p>
          </table:table-cell>
          <table:table-cell table:style-name="ce16" office:value-type="float" office:value="55" calcext:value-type="float">
            <text:p>55sp</text:p>
          </table:table-cell>
          <table:table-cell table:style-name="ce46" office:value-type="string" calcext:value-type="string">
            <text:p>Hardened Leather, Light Melee Weapon, Dagger</text:p>
          </table:table-cell>
          <table:table-cell office:value-type="float" office:value="90" calcext:value-type="float">
            <text:p>90</text:p>
          </table:table-cell>
          <table:table-cell table:formula="of:=[.H23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non-ranged siege engine.</text:p>
            <text:p>Required to supervise tunnelling.</text:p>
          </table:table-cell>
        </table:table-row>
        <table:table-row table:style-name="ro1">
          <table:table-cell office:value-type="string" calcext:value-type="string">
            <text:p>Sergeant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troops.</text:p>
          </table:table-cell>
        </table:table-row>
        <table:table-row table:style-name="ro2">
          <table:table-cell office:value-type="string" calcext:value-type="string">
            <text:p>Sling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5]/30;1)" office:value-type="float" office:value="2" calcext:value-type="float">
            <text:p>2.0sp</text:p>
          </table:table-cell>
          <table:table-cell table:style-name="ce16" office:value-type="float" office:value="60" calcext:value-type="float">
            <text:p>60sp</text:p>
          </table:table-cell>
          <table:table-cell table:style-name="ce46" office:value-type="string" calcext:value-type="string">
            <text:p>Hardened Leather, Buckler, Sling, Light Melee Weapon</text:p>
          </table:table-cell>
          <table:table-cell office:value-type="float" office:value="90" calcext:value-type="float">
            <text:p>90</text:p>
          </table:table-cell>
          <table:table-cell table:formula="of:=[.H25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ling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table:number-columns-repeated="3"/>
          <table:table-cell table:style-name="ce40"/>
          <table:table-cell table:style-name="ce43"/>
          <table:table-cell table:style-name="ce16"/>
          <table:table-cell table:style-name="ce46"/>
          <table:table-cell table:number-columns-repeated="16"/>
        </table:table-row>
        <table:table-row table:style-name="ro1">
          <table:table-cell table:style-name="ce36" office:value-type="string" calcext:value-type="string">
            <text:p>Naval</text:p>
          </table:table-cell>
          <table:table-cell table:style-name="ce37"/>
          <table:table-cell table:style-name="ce39"/>
          <table:table-cell table:style-name="ce41"/>
          <table:table-cell table:style-name="ce44"/>
          <table:table-cell table:style-name="ce45"/>
          <table:table-cell table:style-name="ce36"/>
          <table:table-cell table:style-name="ce37" table:number-columns-repeated="3"/>
          <table:table-cell table:style-name="ce39"/>
          <table:table-cell table:style-name="ce37" table:number-columns-repeated="2"/>
          <table:table-cell table:style-name="ce39" table:number-columns-repeated="9"/>
          <table:table-cell table:style-name="ce36"/>
        </table:table-row>
        <table:table-row table:style-name="ro2"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8]/30;1)" office:value-type="float" office:value="2" calcext:value-type="float">
            <text:p>2.0sp</text:p>
          </table:table-cell>
          <table:table-cell table:style-name="ce16" office:value-type="float" office:value="135" calcext:value-type="float">
            <text:p>135sp</text:p>
          </table:table-cell>
          <table:table-cell office:value-type="string" calcext:value-type="string">
            <text:p>Ringmail, Shield, Spear, LMW</text:p>
          </table:table-cell>
          <table:table-cell office:value-type="float" office:value="60" calcext:value-type="float">
            <text:p>60</text:p>
          </table:table-cell>
          <table:table-cell table:formula="of:=[.H28]/3" office:value-type="float" office:value="20" calcext:value-type="float">
            <text:p>20</text:p>
          </table:table-cell>
          <table:table-cell office:value-type="string" calcext:value-type="string">
            <text:p>15 (Ringmail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Row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29]/30;1)" office:value-type="float" office:value="3.4" calcext:value-type="float">
            <text:p>3.4sp</text:p>
          </table:table-cell>
          <table:table-cell table:style-name="ce16" office:value-type="float" office:value="60" calcext:value-type="float">
            <text:p>60sp</text:p>
          </table:table-cell>
          <table:table-cell office:value-type="string" calcext:value-type="string">
            <text:p>Hardened Leather, Buckler, LMW</text:p>
          </table:table-cell>
          <table:table-cell office:value-type="float" office:value="90" calcext:value-type="float">
            <text:p>90</text:p>
          </table:table-cell>
          <table:table-cell table:formula="of:=[.H29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ailo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30]/30;1)" office:value-type="float" office:value="1.4" calcext:value-type="float">
            <text:p>1.4sp</text:p>
          </table:table-cell>
          <table:table-cell table:style-name="ce16" office:value-type="float" office:value="20" calcext:value-type="float">
            <text:p>20sp</text:p>
          </table:table-cell>
          <table:table-cell office:value-type="string" calcext:value-type="string">
            <text:p>Buckler, LMW</text:p>
          </table:table-cell>
          <table:table-cell office:value-type="float" office:value="120" calcext:value-type="float">
            <text:p>120</text:p>
          </table:table-cell>
          <table:table-cell table:formula="of:=[.H30]/3" office:value-type="float" office:value="40" calcext:value-type="float">
            <text:p>40</text:p>
          </table:table-cell>
          <table:table-cell office:value-type="string" calcext:value-type="string">
            <text:p>13 (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hip’s 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ommands entire ship.</text:p>
          </table:table-cell>
        </table:table-row>
        <table:table-row table:style-name="ro1">
          <table:table-cell office:value-type="string" calcext:value-type="string">
            <text:p>Ship’s 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20 crew.</text:p>
          </table:table-cell>
        </table:table-row>
        <table:table-row table:style-name="ro1">
          <table:table-cell office:value-type="string" calcext:value-type="string">
            <text:p>Ship’s Ma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crew.</text:p>
          </table:table-cell>
        </table:table-row>
        <table:table-row table:style-name="ro1" table:number-rows-repeated="104854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nemyTables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ce3"/>
        <table:table-column table:style-name="co20" table:default-cell-style-name="ce3"/>
        <table:table-column table:style-name="co20" table:number-columns-repeated="2" table:default-cell-style-name="Default"/>
        <table:table-column table:style-name="co35" table:default-cell-style-name="ce3"/>
        <table:table-column table:style-name="co20" table:number-columns-repeated="2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ce3"/>
        <table:table-column table:style-name="co4" table:default-cell-style-name="ce3"/>
        <table:table-column table:style-name="co17" table:default-cell-style-name="ce3"/>
        <table:table-column table:style-name="co19" table:default-cell-style-name="ce3"/>
        <table:table-column table:style-name="co39" table:default-cell-style-name="ce3"/>
        <table:table-column table:style-name="co20" table:default-cell-style-name="Default"/>
        <table:table-column table:style-name="co40" table:default-cell-style-name="Default"/>
        <table:table-column table:style-name="co41" table:default-cell-style-name="ce3"/>
        <table:table-column table:style-name="co10" table:default-cell-style-name="ce3"/>
        <table:table-column table:style-name="co36" table:number-columns-repeated="2" table:default-cell-style-name="ce3"/>
        <table:table-column table:style-name="co20" table:default-cell-style-name="Default"/>
        <table:table-row table:style-name="ro1"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Damage</text:p>
          </table:table-cell>
          <table:table-cell/>
          <table:table-cell table:style-name="ce2" office:value-type="string" calcext:value-type="string">
            <text:p>Ability</text:p>
          </table:table-cell>
          <table:table-cell table:style-name="ce2" office:value-type="string" calcext:value-type="string">
            <text:p>Modifier</text:p>
          </table:table-cell>
          <table:table-cell/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BAB</text:p>
          </table:table-cell>
          <table:table-cell table:style-name="ce2" office:value-type="string" calcext:value-type="string">
            <text:p>Ev</text:p>
          </table:table-cell>
          <table:table-cell table:style-name="ce2" office:value-type="string" calcext:value-type="string">
            <text:p>H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Morale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Bonus XP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 Mod</text:p>
          </table:table-cell>
          <table:table-cell table:style-name="ce2" office:value-type="string" calcext:value-type="string">
            <text:p>CN Mod</text:p>
          </table:table-cell>
          <table:table-cell table:style-name="ce2" office:value-type="string" calcext:value-type="string">
            <text:p>DX Mod</text:p>
          </table:table-cell>
          <table:table-cell table:style-name="ce1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string" calcext:value-type="string">
            <text:p>1d4</text:p>
          </table:table-cell>
          <table:table-cell table:style-name="ce5" table:formula="of:=ROUND([.M2]*(2/3))" office:value-type="float" office:value="0" calcext:value-type="float">
            <text:p>+0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string" calcext:value-type="string">
            <text:p>Tin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+4</text:p>
          </table:table-cell>
          <table:table-cell/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R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-5" calcext:value-type="float">
            <text:p>-5</text:p>
          </table:table-cell>
          <table:table-cell/>
          <table:table-cell table:style-name="ce48" office:value-type="float" office:value="0.5" calcext:value-type="float">
            <text:p><text:s/>1/2</text:p>
          </table:table-cell>
          <table:table-cell table:style-name="ce3" office:value-type="string" calcext:value-type="string">
            <text:p>1d6</text:p>
          </table:table-cell>
          <table:table-cell table:style-name="ce5" table:formula="of:=ROUND([.M3]*(2/3)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+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+2</text:p>
          </table:table-cell>
          <table:table-cell/>
        </table:table-row>
        <table:table-row table:style-name="ro1">
          <table:table-cell office:value-type="string" calcext:value-type="string">
            <text:p>H. Leath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M4]&amp;&quot;d8&quot;" office:value-type="string" office:string-value="1d8" calcext:value-type="string">
            <text:p>1d8</text:p>
          </table:table-cell>
          <table:table-cell table:style-name="ce5" table:formula="of:=ROUND([.M4]*(2/3)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formula="of:=ROUNDUP([.M4]*4.5)" office:value-type="float" office:value="5" calcext:value-type="float">
            <text:p>5</text:p>
          </table:table-cell>
          <table:table-cell table:style-name="ce5" table:formula="of:=ROUNDDOWN([.M4]/3)" office:value-type="float" office:value="0" calcext:value-type="float">
            <text:p>+0</text:p>
          </table:table-cell>
          <table:table-cell table:style-name="ce5" table:formula="of:=ROUND([.M4]*4/15)" office:value-type="float" office:value="0" calcext:value-type="float">
            <text:p>+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Leather &amp; Buckl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M5]&amp;&quot;d8&quot;" office:value-type="string" office:string-value="2d8" calcext:value-type="string">
            <text:p>2d8</text:p>
          </table:table-cell>
          <table:table-cell table:style-name="ce5" table:formula="of:=ROUND([.M5]*(2/3))" office:value-type="float" office:value="1" calcext:value-type="float">
            <text:p>+1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formula="of:=ROUNDUP([.M5]*4.5)" office:value-type="float" office:value="9" calcext:value-type="float">
            <text:p>9</text:p>
          </table:table-cell>
          <table:table-cell table:style-name="ce5" table:formula="of:=ROUNDDOWN([.M5]/3)" office:value-type="float" office:value="0" calcext:value-type="float">
            <text:p>+0</text:p>
          </table:table-cell>
          <table:table-cell table:style-name="ce5" table:formula="of:=ROUND([.M5]*4/15)" office:value-type="float" office:value="1" calcext:value-type="float">
            <text:p>+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1" calcext:value-type="float">
            <text:p>+1</text:p>
          </table:table-cell>
          <table:table-cell table:style-name="ce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None &amp; Buckle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M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M6]&amp;&quot;d8&quot;" office:value-type="string" office:string-value="3d8" calcext:value-type="string">
            <text:p>3d8</text:p>
          </table:table-cell>
          <table:table-cell table:style-name="ce5" table:formula="of:=ROUND([.M6]*(2/3))" office:value-type="float" office:value="2" calcext:value-type="float">
            <text:p>+2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formula="of:=ROUNDUP([.M6]*4.5)" office:value-type="float" office:value="14" calcext:value-type="float">
            <text:p>14</text:p>
          </table:table-cell>
          <table:table-cell table:style-name="ce5" table:formula="of:=ROUNDDOWN([.M6]/3)" office:value-type="float" office:value="1" calcext:value-type="float">
            <text:p>+1</text:p>
          </table:table-cell>
          <table:table-cell table:style-name="ce5" table:formula="of:=ROUND([.M6]*4/15)" office:value-type="float" office:value="1" calcext:value-type="float">
            <text:p>+1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5" calcext:value-type="float">
            <text:p>15</text:p>
          </table:table-cell>
          <table:table-cell/>
          <table:table-cell office:value-type="string" calcext:value-type="string">
            <text:p>Hug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+4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R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M7]&amp;&quot;d8&quot;" office:value-type="string" office:string-value="4d8" calcext:value-type="string">
            <text:p>4d8</text:p>
          </table:table-cell>
          <table:table-cell table:style-name="ce5" table:formula="of:=ROUND([.M7]*(2/3)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formula="of:=ROUNDUP([.M7]*4.5)" office:value-type="float" office:value="18" calcext:value-type="float">
            <text:p>18</text:p>
          </table:table-cell>
          <table:table-cell table:style-name="ce5" table:formula="of:=ROUNDDOWN([.M7]/3)" office:value-type="float" office:value="1" calcext:value-type="float">
            <text:p>+1</text:p>
          </table:table-cell>
          <table:table-cell table:style-name="ce5" table:formula="of:=ROUND([.M7]*4/15)" office:value-type="float" office:value="1" calcext:value-type="float">
            <text:p>+1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Gargantua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+6</text:p>
          </table:table-cell>
          <table:table-cell table:style-name="ce5" office:value-type="float" office:value="3" calcext:value-type="float">
            <text:p>+3</text:p>
          </table:table-cell>
          <table:table-cell table:style-name="ce5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H. Leather &amp; Buckl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M8]&amp;&quot;d8&quot;" office:value-type="string" office:string-value="5d8" calcext:value-type="string">
            <text:p>5d8</text:p>
          </table:table-cell>
          <table:table-cell table:style-name="ce5" table:formula="of:=ROUND([.M8]*(2/3))" office:value-type="float" office:value="3" calcext:value-type="float">
            <text:p>+3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formula="of:=ROUNDUP([.M8]*4.5)" office:value-type="float" office:value="23" calcext:value-type="float">
            <text:p>23</text:p>
          </table:table-cell>
          <table:table-cell table:style-name="ce5" table:formula="of:=ROUNDDOWN([.M8]/3)" office:value-type="float" office:value="1" calcext:value-type="float">
            <text:p>+1</text:p>
          </table:table-cell>
          <table:table-cell table:style-name="ce5" table:formula="of:=ROUND([.M8]*4/15)" office:value-type="float" office:value="1" calcext:value-type="float">
            <text:p>+1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ther &amp; Shiel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table:formula="of:=[.M9]&amp;&quot;d8&quot;" office:value-type="string" office:string-value="6d8" calcext:value-type="string">
            <text:p>6d8</text:p>
          </table:table-cell>
          <table:table-cell table:style-name="ce5" table:formula="of:=ROUND([.M9]*(2/3))" office:value-type="float" office:value="4" calcext:value-type="float">
            <text:p>+4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formula="of:=ROUNDUP([.M9]*4.5)" office:value-type="float" office:value="27" calcext:value-type="float">
            <text:p>27</text:p>
          </table:table-cell>
          <table:table-cell table:style-name="ce5" table:formula="of:=ROUNDDOWN([.M9]/3)" office:value-type="float" office:value="2" calcext:value-type="float">
            <text:p>+2</text:p>
          </table:table-cell>
          <table:table-cell table:style-name="ce5" table:formula="of:=ROUND([.M9]*4/15)" office:value-type="float" office:value="2" calcext:value-type="float">
            <text:p>+2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e &amp; Shiel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R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M10]&amp;&quot;d8&quot;" office:value-type="string" office:string-value="7d8" calcext:value-type="string">
            <text:p>7d8</text:p>
          </table:table-cell>
          <table:table-cell table:style-name="ce5" table:formula="of:=ROUND([.M10]*(2/3))" office:value-type="float" office:value="5" calcext:value-type="float">
            <text:p>+5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formula="of:=ROUNDUP([.M10]*4.5)" office:value-type="float" office:value="32" calcext:value-type="float">
            <text:p>32</text:p>
          </table:table-cell>
          <table:table-cell table:style-name="ce5" table:formula="of:=ROUNDDOWN([.M10]/3)" office:value-type="float" office:value="2" calcext:value-type="float">
            <text:p>+2</text:p>
          </table:table-cell>
          <table:table-cell table:style-name="ce5" table:formula="of:=ROUND([.M10]*4/15)" office:value-type="float" office:value="2" calcext:value-type="float">
            <text:p>+2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00" calcext:value-type="float">
            <text:p>400</text:p>
          </table:table-cell>
          <table:table-cell/>
          <table:table-cell table:style-name="ce1" office:value-type="string" calcext:value-type="string">
            <text:p>Morale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string" calcext:value-type="string">
            <text:p>Ring &amp; Buckl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[.M11]&amp;&quot;d8&quot;" office:value-type="string" office:string-value="8d8" calcext:value-type="string">
            <text:p>8d8</text:p>
          </table:table-cell>
          <table:table-cell table:style-name="ce5" table:formula="of:=ROUND([.M11]*(2/3))" office:value-type="float" office:value="5" calcext:value-type="float">
            <text:p>+5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formula="of:=ROUNDUP([.M11]*4.5)" office:value-type="float" office:value="36" calcext:value-type="float">
            <text:p>36</text:p>
          </table:table-cell>
          <table:table-cell table:style-name="ce5" table:formula="of:=ROUNDDOWN([.M11]/3)" office:value-type="float" office:value="2" calcext:value-type="float">
            <text:p>+2</text:p>
          </table:table-cell>
          <table:table-cell table:style-name="ce5" table:formula="of:=ROUND([.M11]*4/15)" office:value-type="float" office:value="2" calcext:value-type="float">
            <text:p>+2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550" calcext:value-type="float">
            <text:p>550</text:p>
          </table:table-cell>
          <table:table-cell/>
          <table:table-cell table:style-name="ce1" office:value-type="string" calcext:value-type="string">
            <text:p>Basic</text:p>
          </table:table-cell>
          <table:table-cell table:style-name="ce2" table:number-columns-repeated="3"/>
          <table:table-cell table:style-name="ce2" office:value-type="string" calcext:value-type="string">
            <text:p>D20 vs 12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Default"/>
          <table:table-cell table:style-name="ce2" office:value-type="string" calcext:value-type="string">
            <text:p>ABBR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table:formula="of:=[.M12]&amp;&quot;d8&quot;" office:value-type="string" office:string-value="9d8" calcext:value-type="string">
            <text:p>9d8</text:p>
          </table:table-cell>
          <table:table-cell table:style-name="ce5" table:formula="of:=ROUND([.M12]*(2/3))" office:value-type="float" office:value="6" calcext:value-type="float">
            <text:p>+6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formula="of:=ROUNDUP([.M12]*4.5)" office:value-type="float" office:value="41" calcext:value-type="float">
            <text:p>41</text:p>
          </table:table-cell>
          <table:table-cell table:style-name="ce5" table:formula="of:=ROUNDDOWN([.M12]/3)" office:value-type="float" office:value="3" calcext:value-type="float">
            <text:p>+3</text:p>
          </table:table-cell>
          <table:table-cell table:style-name="ce5" table:formula="of:=ROUND([.M12]*4/15)" office:value-type="float" office:value="2" calcext:value-type="float">
            <text:p>+2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700" calcext:value-type="float">
            <text:p>7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0" table:formula="of:=[.Z12]/36" office:value-type="percentage" office:value="0.0277777777777778" calcext:value-type="percentage">
            <text:p>2.78%</text:p>
          </table:table-cell>
          <table:table-cell table:style-name="ce80" table:formula="of:=[.AA12]" office:value-type="percentage" office:value="0.0277777777777778" calcext:value-type="percentage">
            <text:p>2.78%</text:p>
          </table:table-cell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ighter</text:p>
          </table:table-cell>
          <table:table-cell table:style-name="Default"/>
          <table:table-cell table:style-name="ce3" office:value-type="string" calcext:value-type="string">
            <text:p>F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table:formula="of:=[.M13]&amp;&quot;d8&quot;" office:value-type="string" office:string-value="10d8" calcext:value-type="string">
            <text:p>10d8</text:p>
          </table:table-cell>
          <table:table-cell table:style-name="ce5" table:formula="of:=ROUND([.M13]*(2/3))" office:value-type="float" office:value="7" calcext:value-type="float">
            <text:p>+7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formula="of:=ROUNDUP([.M13]*4.5)" office:value-type="float" office:value="45" calcext:value-type="float">
            <text:p>45</text:p>
          </table:table-cell>
          <table:table-cell table:style-name="ce5" table:formula="of:=ROUNDDOWN([.M13]/3)" office:value-type="float" office:value="3" calcext:value-type="float">
            <text:p>+3</text:p>
          </table:table-cell>
          <table:table-cell table:style-name="ce5" table:formula="of:=ROUND([.M13]*4/15)" office:value-type="float" office:value="3" calcext:value-type="float">
            <text:p>+3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750" calcext:value-type="float">
            <text:p>7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0" table:formula="of:=[.Z13]/36" office:value-type="percentage" office:value="0.0555555555555556" calcext:value-type="percentage">
            <text:p>5.56%</text:p>
          </table:table-cell>
          <table:table-cell table:style-name="ce80" table:formula="of:=[.AB12]+[.AA13]" office:value-type="percentage" office:value="0.0833333333333333" calcext:value-type="percentage">
            <text:p>8.33%</text:p>
          </table:table-cell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string" calcext:value-type="string">
            <text:p>H. Leather &amp; Shiel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ighter-Rogue</text:p>
          </table:table-cell>
          <table:table-cell table:style-name="Default"/>
          <table:table-cell table:style-name="ce3" office:value-type="string" calcext:value-type="string">
            <text:p>FR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[.M14]&amp;&quot;d8&quot;" office:value-type="string" office:string-value="11d8" calcext:value-type="string">
            <text:p>11d8</text:p>
          </table:table-cell>
          <table:table-cell table:style-name="ce5" table:formula="of:=ROUND([.M14]*(2/3))" office:value-type="float" office:value="7" calcext:value-type="float">
            <text:p>+7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formula="of:=ROUNDUP([.M14]*4.5)" office:value-type="float" office:value="50" calcext:value-type="float">
            <text:p>50</text:p>
          </table:table-cell>
          <table:table-cell table:style-name="ce5" table:formula="of:=ROUNDDOWN([.M14]/3)" office:value-type="float" office:value="3" calcext:value-type="float">
            <text:p>+3</text:p>
          </table:table-cell>
          <table:table-cell table:style-name="ce5" table:formula="of:=ROUND([.M14]*4/15)" office:value-type="float" office:value="3" calcext:value-type="float">
            <text:p>+3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800" calcext:value-type="float">
            <text:p>8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0" table:formula="of:=[.Z14]/36" office:value-type="percentage" office:value="0.0833333333333333" calcext:value-type="percentage">
            <text:p>8.33%</text:p>
          </table:table-cell>
          <table:table-cell table:style-name="ce80" table:formula="of:=[.AB13]+[.AA14]" office:value-type="percentage" office:value="0.166666666666667" calcext:value-type="percentage">
            <text:p>16.67%</text:p>
          </table:table-cell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string" calcext:value-type="string">
            <text:p>Ring &amp; Shiel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ighter-Spellcaster</text:p>
          </table:table-cell>
          <table:table-cell table:style-name="Default"/>
          <table:table-cell table:style-name="ce3" office:value-type="string" calcext:value-type="string">
            <text:p>FS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table:formula="of:=[.M15]&amp;&quot;d8&quot;" office:value-type="string" office:string-value="12d8" calcext:value-type="string">
            <text:p>12d8</text:p>
          </table:table-cell>
          <table:table-cell table:style-name="ce5" table:formula="of:=ROUND([.M15]*(2/3))" office:value-type="float" office:value="8" calcext:value-type="float">
            <text:p>+8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formula="of:=ROUNDUP([.M15]*4.5)" office:value-type="float" office:value="54" calcext:value-type="float">
            <text:p>54</text:p>
          </table:table-cell>
          <table:table-cell table:style-name="ce5" table:formula="of:=ROUNDDOWN([.M15]/3)" office:value-type="float" office:value="4" calcext:value-type="float">
            <text:p>+4</text:p>
          </table:table-cell>
          <table:table-cell table:style-name="ce5" table:formula="of:=ROUND([.M15]*4/15)" office:value-type="float" office:value="3" calcext:value-type="float">
            <text:p>+3</text:p>
          </table:table-cell>
          <table:table-cell table:style-name="ce15" office:value-type="float" office:value="1200" calcext:value-type="float">
            <text:p>1,200</text:p>
          </table:table-cell>
          <table:table-cell table:style-name="ce15" office:value-type="float" office:value="900" calcext:value-type="float">
            <text:p>90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0" table:formula="of:=[.Z15]/36" office:value-type="percentage" office:value="0.111111111111111" calcext:value-type="percentage">
            <text:p>11.11%</text:p>
          </table:table-cell>
          <table:table-cell table:style-name="ce80" table:formula="of:=[.AB14]+[.AA15]" office:value-type="percentage" office:value="0.277777777777778" calcext:value-type="percentage">
            <text:p>27.78%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Scale &amp; Buckl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onster</text:p>
          </table:table-cell>
          <table:table-cell table:style-name="Default"/>
          <table:table-cell table:style-name="ce3"/>
          <table:table-cell/>
          <table:table-cell table:style-name="ce3" office:value-type="float" office:value="14" calcext:value-type="float">
            <text:p>14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table:formula="of:=[.M16]&amp;&quot;d8&quot;" office:value-type="string" office:string-value="13d8" calcext:value-type="string">
            <text:p>13d8</text:p>
          </table:table-cell>
          <table:table-cell table:style-name="ce5" table:formula="of:=ROUND([.M16]*(2/3))" office:value-type="float" office:value="9" calcext:value-type="float">
            <text:p>+9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formula="of:=ROUNDUP([.M16]*4.5)" office:value-type="float" office:value="59" calcext:value-type="float">
            <text:p>59</text:p>
          </table:table-cell>
          <table:table-cell table:style-name="ce5" table:formula="of:=ROUNDDOWN([.M16]/3)" office:value-type="float" office:value="4" calcext:value-type="float">
            <text:p>+4</text:p>
          </table:table-cell>
          <table:table-cell table:style-name="ce5" table:formula="of:=ROUND([.M16]*4/15)" office:value-type="float" office:value="3" calcext:value-type="float">
            <text:p>+3</text:p>
          </table:table-cell>
          <table:table-cell table:style-name="ce15" office:value-type="float" office:value="1350" calcext:value-type="float">
            <text:p>1,350</text:p>
          </table:table-cell>
          <table:table-cell table:style-name="ce15" office:value-type="float" office:value="950" calcext:value-type="float">
            <text:p>95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0" table:formula="of:=[.Z16]/36" office:value-type="percentage" office:value="0.138888888888889" calcext:value-type="percentage">
            <text:p>13.89%</text:p>
          </table:table-cell>
          <table:table-cell table:style-name="ce80" table:formula="of:=[.AB15]+[.AA16]" office:value-type="percentage" office:value="0.416666666666667" calcext:value-type="percentage">
            <text:p>41.67%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ain &amp; Buckl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ogue</text:p>
          </table:table-cell>
          <table:table-cell table:style-name="Default"/>
          <table:table-cell table:style-name="ce3" office:value-type="string" calcext:value-type="string">
            <text:p>R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table:formula="of:=[.M17]&amp;&quot;d8&quot;" office:value-type="string" office:string-value="14d8" calcext:value-type="string">
            <text:p>14d8</text:p>
          </table:table-cell>
          <table:table-cell table:style-name="ce5" table:formula="of:=ROUND([.M17]*(2/3))" office:value-type="float" office:value="9" calcext:value-type="float">
            <text:p>+9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formula="of:=ROUNDUP([.M17]*4.5)" office:value-type="float" office:value="63" calcext:value-type="float">
            <text:p>63</text:p>
          </table:table-cell>
          <table:table-cell table:style-name="ce5" table:formula="of:=ROUNDDOWN([.M17]/3)" office:value-type="float" office:value="4" calcext:value-type="float">
            <text:p>+4</text:p>
          </table:table-cell>
          <table:table-cell table:style-name="ce5" table:formula="of:=ROUND([.M17]*4/15)" office:value-type="float" office:value="4" calcext:value-type="float">
            <text:p>+4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000" calcext:value-type="float">
            <text:p>1,00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80" table:formula="of:=[.Z17]/36" office:value-type="percentage" office:value="0.166666666666667" calcext:value-type="percentage">
            <text:p>16.67%</text:p>
          </table:table-cell>
          <table:table-cell table:style-name="ce80" table:formula="of:=[.AB16]+[.AA17]" office:value-type="percentage" office:value="0.583333333333333" calcext:value-type="percentage">
            <text:p>58.33%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. Chai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ogue-Spellcaster</text:p>
          </table:table-cell>
          <table:table-cell table:style-name="Default"/>
          <table:table-cell table:style-name="ce3" office:value-type="string" calcext:value-type="string">
            <text:p>R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table:formula="of:=[.M18]&amp;&quot;d8&quot;" office:value-type="string" office:string-value="15d8" calcext:value-type="string">
            <text:p>15d8</text:p>
          </table:table-cell>
          <table:table-cell table:style-name="ce5" table:formula="of:=ROUND([.M18]*(2/3))" office:value-type="float" office:value="10" calcext:value-type="float">
            <text:p>+10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formula="of:=ROUNDUP([.M18]*4.5)" office:value-type="float" office:value="68" calcext:value-type="float">
            <text:p>68</text:p>
          </table:table-cell>
          <table:table-cell table:style-name="ce5" table:formula="of:=ROUNDDOWN([.M18]/3)" office:value-type="float" office:value="5" calcext:value-type="float">
            <text:p>+5</text:p>
          </table:table-cell>
          <table:table-cell table:style-name="ce5" table:formula="of:=ROUND([.M18]*4/15)" office:value-type="float" office:value="4" calcext:value-type="float">
            <text:p>+4</text:p>
          </table:table-cell>
          <table:table-cell table:style-name="ce15" office:value-type="float" office:value="1650" calcext:value-type="float">
            <text:p>1,650</text:p>
          </table:table-cell>
          <table:table-cell table:style-name="ce15" office:value-type="float" office:value="1050" calcext:value-type="float">
            <text:p>1,05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0" table:formula="of:=[.Z18]/36" office:value-type="percentage" office:value="0.138888888888889" calcext:value-type="percentage">
            <text:p>13.89%</text:p>
          </table:table-cell>
          <table:table-cell table:style-name="ce80" table:formula="of:=[.AB17]+[.AA18]" office:value-type="percentage" office:value="0.722222222222222" calcext:value-type="percentage">
            <text:p>72.22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ale &amp; Shield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pellcaster</text:p>
          </table:table-cell>
          <table:table-cell table:style-name="Default"/>
          <table:table-cell table:style-name="ce3" office:value-type="string" calcext:value-type="string">
            <text:p>S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M19]&amp;&quot;d8&quot;" office:value-type="string" office:string-value="16d8" calcext:value-type="string">
            <text:p>16d8</text:p>
          </table:table-cell>
          <table:table-cell table:style-name="ce5" table:formula="of:=ROUND([.M19]*(2/3))" office:value-type="float" office:value="11" calcext:value-type="float">
            <text:p>+11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formula="of:=ROUNDUP([.M19]*4.5)" office:value-type="float" office:value="72" calcext:value-type="float">
            <text:p>72</text:p>
          </table:table-cell>
          <table:table-cell table:style-name="ce5" table:formula="of:=ROUNDDOWN([.M19]/3)" office:value-type="float" office:value="5" calcext:value-type="float">
            <text:p>+5</text:p>
          </table:table-cell>
          <table:table-cell table:style-name="ce5" table:formula="of:=ROUND([.M19]*4/15)" office:value-type="float" office:value="4" calcext:value-type="float">
            <text:p>+4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1100" calcext:value-type="float">
            <text:p>1,10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0" table:formula="of:=[.Z19]/36" office:value-type="percentage" office:value="0.111111111111111" calcext:value-type="percentage">
            <text:p>11.11%</text:p>
          </table:table-cell>
          <table:table-cell table:style-name="ce80" table:formula="of:=[.AB18]+[.AA19]" office:value-type="percentage" office:value="0.833333333333333" calcext:value-type="percentage">
            <text:p>83.33%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hain &amp; Shield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3" calcext:value-type="float">
            <text:p>+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table:formula="of:=[.M20]&amp;&quot;d8&quot;" office:value-type="string" office:string-value="17d8" calcext:value-type="string">
            <text:p>17d8</text:p>
          </table:table-cell>
          <table:table-cell table:style-name="ce5" table:formula="of:=ROUND([.M20]*(2/3))" office:value-type="float" office:value="11" calcext:value-type="float">
            <text:p>+11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formula="of:=ROUNDUP([.M20]*4.5)" office:value-type="float" office:value="77" calcext:value-type="float">
            <text:p>77</text:p>
          </table:table-cell>
          <table:table-cell table:style-name="ce5" table:formula="of:=ROUNDDOWN([.M20]/3)" office:value-type="float" office:value="5" calcext:value-type="float">
            <text:p>+5</text:p>
          </table:table-cell>
          <table:table-cell table:style-name="ce5" table:formula="of:=ROUND([.M20]*4/15)" office:value-type="float" office:value="5" calcext:value-type="float">
            <text:p>+5</text:p>
          </table:table-cell>
          <table:table-cell table:style-name="ce15" office:value-type="float" office:value="2000" calcext:value-type="float">
            <text:p>2,000</text:p>
          </table:table-cell>
          <table:table-cell table:style-name="ce15" office:value-type="float" office:value="1150" calcext:value-type="float">
            <text:p>1,15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0" table:formula="of:=[.Z20]/36" office:value-type="percentage" office:value="0.0833333333333333" calcext:value-type="percentage">
            <text:p>8.33%</text:p>
          </table:table-cell>
          <table:table-cell table:style-name="ce80" table:formula="of:=[.AB19]+[.AA20]" office:value-type="percentage" office:value="0.916666666666667" calcext:value-type="percentage">
            <text:p>91.67%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mellar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19" calcext:value-type="float">
            <text:p>19</text:p>
          </table:table-cell>
          <table:table-cell table:style-name="ce5" office:value-type="float" office:value="4" calcext:value-type="float">
            <text:p>+4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table:formula="of:=[.M21]&amp;&quot;d8&quot;" office:value-type="string" office:string-value="18d8" calcext:value-type="string">
            <text:p>18d8</text:p>
          </table:table-cell>
          <table:table-cell table:style-name="ce5" table:formula="of:=ROUND([.M21]*(2/3))" office:value-type="float" office:value="12" calcext:value-type="float">
            <text:p>+12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formula="of:=ROUNDUP([.M21]*4.5)" office:value-type="float" office:value="81" calcext:value-type="float">
            <text:p>81</text:p>
          </table:table-cell>
          <table:table-cell table:style-name="ce5" table:formula="of:=ROUNDDOWN([.M21]/3)" office:value-type="float" office:value="6" calcext:value-type="float">
            <text:p>+6</text:p>
          </table:table-cell>
          <table:table-cell table:style-name="ce5" table:formula="of:=ROUND([.M21]*4/15)" office:value-type="float" office:value="5" calcext:value-type="float">
            <text:p>+5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1300" calcext:value-type="float">
            <text:p>1,30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0" table:formula="of:=[.Z21]/36" office:value-type="percentage" office:value="0.0555555555555556" calcext:value-type="percentage">
            <text:p>5.56%</text:p>
          </table:table-cell>
          <table:table-cell table:style-name="ce80" table:formula="of:=[.AB20]+[.AA21]" office:value-type="percentage" office:value="0.972222222222222" calcext:value-type="percentage">
            <text:p>97.22%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. Chain &amp; Shiel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5" calcext:value-type="float">
            <text:p>+5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table:formula="of:=[.M22]&amp;&quot;d8&quot;" office:value-type="string" office:string-value="19d8" calcext:value-type="string">
            <text:p>19d8</text:p>
          </table:table-cell>
          <table:table-cell table:style-name="ce5" table:formula="of:=ROUND([.M22]*(2/3))" office:value-type="float" office:value="13" calcext:value-type="float">
            <text:p>+13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formula="of:=ROUNDUP([.M22]*4.5)" office:value-type="float" office:value="86" calcext:value-type="float">
            <text:p>86</text:p>
          </table:table-cell>
          <table:table-cell table:style-name="ce5" table:formula="of:=ROUNDDOWN([.M22]/3)" office:value-type="float" office:value="6" calcext:value-type="float">
            <text:p>+6</text:p>
          </table:table-cell>
          <table:table-cell table:style-name="ce5" table:formula="of:=ROUND([.M22]*4/15)" office:value-type="float" office:value="5" calcext:value-type="float">
            <text:p>+5</text:p>
          </table:table-cell>
          <table:table-cell table:style-name="ce15" office:value-type="float" office:value="2200" calcext:value-type="float">
            <text:p>2,200</text:p>
          </table:table-cell>
          <table:table-cell table:style-name="ce15" office:value-type="float" office:value="1450" calcext:value-type="float">
            <text:p>1,450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0" table:formula="of:=[.Z22]/36" office:value-type="percentage" office:value="0.0277777777777778" calcext:value-type="percentage">
            <text:p>2.78%</text:p>
          </table:table-cell>
          <table:table-cell table:style-name="ce80" table:formula="of:=[.AB21]+[.AA22]" office:value-type="percentage" office:value="1" calcext:value-type="percentage">
            <text:p>100.00%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Lamellar &amp; Shiel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1" calcext:value-type="float">
            <text:p>21</text:p>
          </table:table-cell>
          <table:table-cell table:style-name="ce5" office:value-type="float" office:value="6" calcext:value-type="float">
            <text:p>+6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table:formula="of:=[.M23]&amp;&quot;d8&quot;" office:value-type="string" office:string-value="20d8" calcext:value-type="string">
            <text:p>20d8</text:p>
          </table:table-cell>
          <table:table-cell table:style-name="ce5" table:formula="of:=ROUND([.M23]*(2/3))" office:value-type="float" office:value="13" calcext:value-type="float">
            <text:p>+13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formula="of:=ROUNDUP([.M23]*4.5)" office:value-type="float" office:value="90" calcext:value-type="float">
            <text:p>90</text:p>
          </table:table-cell>
          <table:table-cell table:style-name="ce5" table:formula="of:=ROUNDDOWN([.M23]/3)" office:value-type="float" office:value="6" calcext:value-type="float">
            <text:p>+6</text:p>
          </table:table-cell>
          <table:table-cell table:style-name="ce5" table:formula="of:=ROUND([.M23]*4/15)" office:value-type="float" office:value="5" calcext:value-type="float">
            <text:p>+5</text:p>
          </table:table-cell>
          <table:table-cell table:style-name="ce15" office:value-type="float" office:value="2350" calcext:value-type="float">
            <text:p>2,350</text:p>
          </table:table-cell>
          <table:table-cell table:style-name="ce15" office:value-type="float" office:value="1750" calcext:value-type="float">
            <text:p>1,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2" calcext:value-type="float">
            <text:p>22</text:p>
          </table:table-cell>
          <table:table-cell table:style-name="ce5" office:value-type="float" office:value="7" calcext:value-type="float">
            <text:p>+7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table:formula="of:=[.M24]&amp;&quot;d8&quot;" office:value-type="string" office:string-value="21d8" calcext:value-type="string">
            <text:p>21d8</text:p>
          </table:table-cell>
          <table:table-cell table:style-name="ce5" table:formula="of:=ROUND([.M24]*(2/3))" office:value-type="float" office:value="14" calcext:value-type="float">
            <text:p>+14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formula="of:=ROUNDUP([.M24]*4.5)" office:value-type="float" office:value="95" calcext:value-type="float">
            <text:p>95</text:p>
          </table:table-cell>
          <table:table-cell table:style-name="ce5" table:formula="of:=ROUNDDOWN([.M24]/3)" office:value-type="float" office:value="7" calcext:value-type="float">
            <text:p>+7</text:p>
          </table:table-cell>
          <table:table-cell table:style-name="ce5" table:formula="of:=ROUND([.M24]*4/15)" office:value-type="float" office:value="6" calcext:value-type="float">
            <text:p>+6</text:p>
          </table:table-cell>
          <table:table-cell table:style-name="ce15" office:value-type="float" office:value="2500" calcext:value-type="float">
            <text:p>2,500</text:p>
          </table:table-cell>
          <table:table-cell table:style-name="ce15" office:value-type="float" office:value="2000" calcext:value-type="float">
            <text:p>2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e &amp; Shield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3" calcext:value-type="float">
            <text:p>23</text:p>
          </table:table-cell>
          <table:table-cell table:style-name="ce5" office:value-type="float" office:value="8" calcext:value-type="float">
            <text:p>+8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table:formula="of:=[.M25]&amp;&quot;d8&quot;" office:value-type="string" office:string-value="22d8" calcext:value-type="string">
            <text:p>22d8</text:p>
          </table:table-cell>
          <table:table-cell table:style-name="ce5" table:formula="of:=ROUND([.M25]*(2/3))" office:value-type="float" office:value="15" calcext:value-type="float">
            <text:p>+15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formula="of:=ROUNDUP([.M25]*4.5)" office:value-type="float" office:value="99" calcext:value-type="float">
            <text:p>99</text:p>
          </table:table-cell>
          <table:table-cell table:style-name="ce5" table:formula="of:=ROUNDDOWN([.M25]/3)" office:value-type="float" office:value="7" calcext:value-type="float">
            <text:p>+7</text:p>
          </table:table-cell>
          <table:table-cell table:style-name="ce5" table:formula="of:=ROUND([.M25]*4/15)" office:value-type="float" office:value="6" calcext:value-type="float">
            <text:p>+6</text:p>
          </table:table-cell>
          <table:table-cell table:style-name="ce15" table:formula="of:=[.V24]+250" office:value-type="float" office:value="2750" calcext:value-type="float">
            <text:p>2,750</text:p>
          </table:table-cell>
          <table:table-cell table:style-name="ce15" table:formula="of:=[.W24]+150" office:value-type="float" office:value="2150" calcext:value-type="float">
            <text:p>2,150</text:p>
          </table:table-cell>
          <table:table-cell/>
          <table:table-cell office:value-type="string" calcext:value-type="string">
            <text:p>D20 Mod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Percen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4" calcext:value-type="float">
            <text:p>24</text:p>
          </table:table-cell>
          <table:table-cell table:style-name="ce5" office:value-type="float" office:value="9" calcext:value-type="float">
            <text:p>+9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table:formula="of:=[.M26]&amp;&quot;d8&quot;" office:value-type="string" office:string-value="23d8" calcext:value-type="string">
            <text:p>23d8</text:p>
          </table:table-cell>
          <table:table-cell table:style-name="ce5" table:formula="of:=ROUND([.M26]*(2/3))" office:value-type="float" office:value="15" calcext:value-type="float">
            <text:p>+15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formula="of:=ROUNDUP([.M26]*4.5)" office:value-type="float" office:value="104" calcext:value-type="float">
            <text:p>104</text:p>
          </table:table-cell>
          <table:table-cell table:style-name="ce5" table:formula="of:=ROUNDDOWN([.M26]/3)" office:value-type="float" office:value="7" calcext:value-type="float">
            <text:p>+7</text:p>
          </table:table-cell>
          <table:table-cell table:style-name="ce5" table:formula="of:=ROUND([.M26]*4/15)" office:value-type="float" office:value="6" calcext:value-type="float">
            <text:p>+6</text:p>
          </table:table-cell>
          <table:table-cell table:style-name="ce15" table:formula="of:=[.V25]+250" office:value-type="float" office:value="3000" calcext:value-type="float">
            <text:p>3,000</text:p>
          </table:table-cell>
          <table:table-cell table:style-name="ce15" table:formula="of:=[.W25]+150" office:value-type="float" office:value="2300" calcext:value-type="float">
            <text:p>2,300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0" table:formula="of:=(21-([.AA26]-[.Y26]))*0.0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float" office:value="25" calcext:value-type="float">
            <text:p>25</text:p>
          </table:table-cell>
          <table:table-cell table:style-name="ce5" office:value-type="float" office:value="10" calcext:value-type="float">
            <text:p>+1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table:formula="of:=[.M27]&amp;&quot;d8&quot;" office:value-type="string" office:string-value="24d8" calcext:value-type="string">
            <text:p>24d8</text:p>
          </table:table-cell>
          <table:table-cell table:style-name="ce5" table:formula="of:=ROUND([.M27]*(2/3))" office:value-type="float" office:value="16" calcext:value-type="float">
            <text:p>+16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formula="of:=ROUNDUP([.M27]*4.5)" office:value-type="float" office:value="108" calcext:value-type="float">
            <text:p>108</text:p>
          </table:table-cell>
          <table:table-cell table:style-name="ce5" table:formula="of:=ROUNDDOWN([.M27]/3)" office:value-type="float" office:value="8" calcext:value-type="float">
            <text:p>+8</text:p>
          </table:table-cell>
          <table:table-cell table:style-name="ce5" table:formula="of:=ROUND([.M27]*4/15)" office:value-type="float" office:value="6" calcext:value-type="float">
            <text:p>+6</text:p>
          </table:table-cell>
          <table:table-cell table:style-name="ce15" table:formula="of:=[.V26]+250" office:value-type="float" office:value="3250" calcext:value-type="float">
            <text:p>3,250</text:p>
          </table:table-cell>
          <table:table-cell table:style-name="ce15" table:formula="of:=[.W26]+150" office:value-type="float" office:value="2450" calcext:value-type="float">
            <text:p>2,4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6" calcext:value-type="float">
            <text:p>26</text:p>
          </table:table-cell>
          <table:table-cell table:style-name="ce5" office:value-type="float" office:value="11" calcext:value-type="float">
            <text:p>+1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table:formula="of:=[.M28]&amp;&quot;d8&quot;" office:value-type="string" office:string-value="25d8" calcext:value-type="string">
            <text:p>25d8</text:p>
          </table:table-cell>
          <table:table-cell table:style-name="ce5" table:formula="of:=ROUND([.M28]*(2/3))" office:value-type="float" office:value="17" calcext:value-type="float">
            <text:p>+17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formula="of:=ROUNDUP([.M28]*4.5)" office:value-type="float" office:value="113" calcext:value-type="float">
            <text:p>113</text:p>
          </table:table-cell>
          <table:table-cell table:style-name="ce5" table:formula="of:=ROUNDDOWN([.M28]/3)" office:value-type="float" office:value="8" calcext:value-type="float">
            <text:p>+8</text:p>
          </table:table-cell>
          <table:table-cell table:style-name="ce5" table:formula="of:=ROUND([.M28]*4/15)" office:value-type="float" office:value="7" calcext:value-type="float">
            <text:p>+7</text:p>
          </table:table-cell>
          <table:table-cell table:style-name="ce15" table:formula="of:=[.V27]+250" office:value-type="float" office:value="3500" calcext:value-type="float">
            <text:p>3,500</text:p>
          </table:table-cell>
          <table:table-cell table:style-name="ce15" table:formula="of:=[.W27]+150" office:value-type="float" office:value="2600" calcext:value-type="float">
            <text:p>2,6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7" calcext:value-type="float">
            <text:p>27</text:p>
          </table:table-cell>
          <table:table-cell table:style-name="ce5" office:value-type="float" office:value="12" calcext:value-type="float">
            <text:p>+12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table:formula="of:=[.M29]&amp;&quot;d8&quot;" office:value-type="string" office:string-value="26d8" calcext:value-type="string">
            <text:p>26d8</text:p>
          </table:table-cell>
          <table:table-cell table:style-name="ce5" table:formula="of:=ROUND([.M29]*(2/3))" office:value-type="float" office:value="17" calcext:value-type="float">
            <text:p>+17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formula="of:=ROUNDUP([.M29]*4.5)" office:value-type="float" office:value="117" calcext:value-type="float">
            <text:p>117</text:p>
          </table:table-cell>
          <table:table-cell table:style-name="ce5" table:formula="of:=ROUNDDOWN([.M29]/3)" office:value-type="float" office:value="8" calcext:value-type="float">
            <text:p>+8</text:p>
          </table:table-cell>
          <table:table-cell table:style-name="ce5" table:formula="of:=ROUND([.M29]*4/15)" office:value-type="float" office:value="7" calcext:value-type="float">
            <text:p>+7</text:p>
          </table:table-cell>
          <table:table-cell table:style-name="ce15" table:formula="of:=[.V28]+250" office:value-type="float" office:value="3750" calcext:value-type="float">
            <text:p>3,750</text:p>
          </table:table-cell>
          <table:table-cell table:style-name="ce15" table:formula="of:=[.W28]+150" office:value-type="float" office:value="2750" calcext:value-type="float">
            <text:p>2,7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table:style-name="ce5" office:value-type="float" office:value="13" calcext:value-type="float">
            <text:p>+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table:formula="of:=[.M30]&amp;&quot;d8&quot;" office:value-type="string" office:string-value="27d8" calcext:value-type="string">
            <text:p>27d8</text:p>
          </table:table-cell>
          <table:table-cell table:style-name="ce5" table:formula="of:=ROUND([.M30]*(2/3))" office:value-type="float" office:value="18" calcext:value-type="float">
            <text:p>+18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formula="of:=ROUNDUP([.M30]*4.5)" office:value-type="float" office:value="122" calcext:value-type="float">
            <text:p>122</text:p>
          </table:table-cell>
          <table:table-cell table:style-name="ce5" table:formula="of:=ROUNDDOWN([.M30]/3)" office:value-type="float" office:value="9" calcext:value-type="float">
            <text:p>+9</text:p>
          </table:table-cell>
          <table:table-cell table:style-name="ce5" table:formula="of:=ROUND([.M30]*4/15)" office:value-type="float" office:value="7" calcext:value-type="float">
            <text:p>+7</text:p>
          </table:table-cell>
          <table:table-cell table:style-name="ce15" table:formula="of:=[.V29]+250" office:value-type="float" office:value="4000" calcext:value-type="float">
            <text:p>4,000</text:p>
          </table:table-cell>
          <table:table-cell table:style-name="ce15" table:formula="of:=[.W29]+150" office:value-type="float" office:value="2900" calcext:value-type="float">
            <text:p>2,9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table:style-name="ce5" office:value-type="float" office:value="14" calcext:value-type="float">
            <text:p>+14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table:formula="of:=[.M31]&amp;&quot;d8&quot;" office:value-type="string" office:string-value="28d8" calcext:value-type="string">
            <text:p>28d8</text:p>
          </table:table-cell>
          <table:table-cell table:style-name="ce5" table:formula="of:=ROUND([.M31]*(2/3))" office:value-type="float" office:value="19" calcext:value-type="float">
            <text:p>+19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formula="of:=ROUNDUP([.M31]*4.5)" office:value-type="float" office:value="126" calcext:value-type="float">
            <text:p>126</text:p>
          </table:table-cell>
          <table:table-cell table:style-name="ce5" table:formula="of:=ROUNDDOWN([.M31]/3)" office:value-type="float" office:value="9" calcext:value-type="float">
            <text:p>+9</text:p>
          </table:table-cell>
          <table:table-cell table:style-name="ce5" table:formula="of:=ROUND([.M31]*4/15)" office:value-type="float" office:value="7" calcext:value-type="float">
            <text:p>+7</text:p>
          </table:table-cell>
          <table:table-cell table:style-name="ce15" table:formula="of:=[.V30]+250" office:value-type="float" office:value="4250" calcext:value-type="float">
            <text:p>4,250</text:p>
          </table:table-cell>
          <table:table-cell table:style-name="ce15" table:formula="of:=[.W30]+150" office:value-type="float" office:value="3050" calcext:value-type="float">
            <text:p>3,0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30" calcext:value-type="float">
            <text:p>30</text:p>
          </table:table-cell>
          <table:table-cell table:style-name="ce5" office:value-type="float" office:value="15" calcext:value-type="float">
            <text:p>+15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table:formula="of:=[.M32]&amp;&quot;d8&quot;" office:value-type="string" office:string-value="29d8" calcext:value-type="string">
            <text:p>29d8</text:p>
          </table:table-cell>
          <table:table-cell table:style-name="ce5" table:formula="of:=ROUND([.M32]*(2/3))" office:value-type="float" office:value="19" calcext:value-type="float">
            <text:p>+19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formula="of:=ROUNDUP([.M32]*4.5)" office:value-type="float" office:value="131" calcext:value-type="float">
            <text:p>131</text:p>
          </table:table-cell>
          <table:table-cell table:style-name="ce5" table:formula="of:=ROUNDDOWN([.M32]/3)" office:value-type="float" office:value="9" calcext:value-type="float">
            <text:p>+9</text:p>
          </table:table-cell>
          <table:table-cell table:style-name="ce5" table:formula="of:=ROUND([.M32]*4/15)" office:value-type="float" office:value="8" calcext:value-type="float">
            <text:p>+8</text:p>
          </table:table-cell>
          <table:table-cell table:style-name="ce15" table:formula="of:=[.V31]+250" office:value-type="float" office:value="4500" calcext:value-type="float">
            <text:p>4,500</text:p>
          </table:table-cell>
          <table:table-cell table:style-name="ce15" table:formula="of:=[.W31]+150" office:value-type="float" office:value="3200" calcext:value-type="float">
            <text:p>3,200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3" office:value-type="float" office:value="30" calcext:value-type="float">
            <text:p>30</text:p>
          </table:table-cell>
          <table:table-cell table:style-name="ce3" table:formula="of:=[.M33]&amp;&quot;d8&quot;" office:value-type="string" office:string-value="30d8" calcext:value-type="string">
            <text:p>30d8</text:p>
          </table:table-cell>
          <table:table-cell table:style-name="ce5" table:formula="of:=ROUND([.M33]*(2/3))" office:value-type="float" office:value="20" calcext:value-type="float">
            <text:p>+20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formula="of:=ROUNDUP([.M33]*4.5)" office:value-type="float" office:value="135" calcext:value-type="float">
            <text:p>135</text:p>
          </table:table-cell>
          <table:table-cell table:style-name="ce5" table:formula="of:=ROUNDDOWN([.M33]/3)" office:value-type="float" office:value="10" calcext:value-type="float">
            <text:p>+10</text:p>
          </table:table-cell>
          <table:table-cell table:style-name="ce5" table:formula="of:=ROUND([.M33]*4/15)" office:value-type="float" office:value="8" calcext:value-type="float">
            <text:p>+8</text:p>
          </table:table-cell>
          <table:table-cell table:style-name="ce15" table:formula="of:=[.V32]+250" office:value-type="float" office:value="4750" calcext:value-type="float">
            <text:p>4,750</text:p>
          </table:table-cell>
          <table:table-cell table:style-name="ce15" table:formula="of:=[.W32]+150" office:value-type="float" office:value="3350" calcext:value-type="float">
            <text:p>3,350</text:p>
          </table:table-cell>
          <table:table-cell table:number-columns-repeated="7"/>
        </table:table-row>
        <table:table-row table:style-name="ro1" table:number-rows-repeated="104854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nemies" table:style-name="ta1">
        <table:table-column table:style-name="co42" table:default-cell-style-name="Default"/>
        <table:table-column table:style-name="co43" table:default-cell-style-name="Default"/>
        <table:table-column table:style-name="co12" table:default-cell-style-name="ce3"/>
        <table:table-column table:style-name="co31" table:default-cell-style-name="ce3"/>
        <table:table-column table:style-name="co44" table:default-cell-style-name="ce3"/>
        <table:table-column table:style-name="co12" table:default-cell-style-name="ce3"/>
        <table:table-column table:style-name="co18" table:default-cell-style-name="ce3"/>
        <table:table-column table:style-name="co45" table:default-cell-style-name="Default"/>
        <table:table-column table:style-name="co46" table:default-cell-style-name="ce3"/>
        <table:table-column table:style-name="co12" table:default-cell-style-name="ce5"/>
        <table:table-column table:style-name="co3" table:default-cell-style-name="ce3"/>
        <table:table-column table:style-name="co10" table:default-cell-style-name="ce3"/>
        <table:table-column table:style-name="co36" table:default-cell-style-name="ce50"/>
        <table:table-column table:style-name="co17" table:default-cell-style-name="ce5"/>
        <table:table-column table:style-name="co47" table:default-cell-style-name="ce5"/>
        <table:table-column table:style-name="co7" table:default-cell-style-name="ce5"/>
        <table:table-column table:style-name="co48" table:default-cell-style-name="ce5"/>
        <table:table-column table:style-name="co49" table:default-cell-style-name="Default"/>
        <table:table-column table:style-name="co50" table:default-cell-style-name="ce5"/>
        <table:table-column table:style-name="co12" table:number-columns-repeated="2" table:default-cell-style-name="ce5"/>
        <table:table-column table:style-name="co41" table:default-cell-style-name="ce5"/>
        <table:table-column table:style-name="co34" table:default-cell-style-name="ce5"/>
        <table:table-column table:style-name="co12" table:default-cell-style-name="ce5"/>
        <table:table-column table:style-name="co51" table:number-columns-repeated="100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1"/>
          <table:table-cell table:style-name="ce2"/>
          <table:table-cell table:style-name="ce69"/>
          <table:table-cell table:style-name="ce2"/>
          <table:table-cell table:style-name="ce2" office:value-type="string" calcext:value-type="string">
            <text:p>Damage</text:p>
          </table:table-cell>
          <table:table-cell table:style-name="ce51"/>
          <table:table-cell table:style-name="ce78" office:value-type="string" calcext:value-type="string" table:number-columns-spanned="3" table:number-rows-spanned="1">
            <text:p>Saves</text:p>
          </table:table-cell>
          <table:covered-table-cell table:number-columns-repeated="2" table:style-name="ce69"/>
          <table:table-cell table:style-name="ce69"/>
          <table:table-cell table:style-name="ce1"/>
          <table:table-cell table:style-name="ce78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69"/>
          <table:table-cell table:style-name="ce1" table:number-columns-repeated="40"/>
          <table:table-cell table:number-columns-repeated="960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peed</text:p>
          </table:table-cell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Finesse?</text:p>
          </table:table-cell>
          <table:table-cell table:style-name="ce69" office:value-type="string" calcext:value-type="string">
            <text:p>AB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Bonus</text:p>
          </table:table-cell>
          <table:table-cell table:style-name="ce51" office:value-type="string" calcext:value-type="string">
            <text:p>Number</text:p>
          </table:table-cell>
          <table:table-cell table:style-name="ce69" office:value-type="string" calcext:value-type="string">
            <text:p>Evade</text:p>
          </table:table-cell>
          <table:table-cell table:style-name="ce69" office:value-type="string" calcext:value-type="string">
            <text:p>Hardy</text:p>
          </table:table-cell>
          <table:table-cell table:style-name="ce69" office:value-type="string" calcext:value-type="string">
            <text:p>Spirit</text:p>
          </table:table-cell>
          <table:table-cell table:style-name="ce69" office:value-type="string" calcext:value-type="string">
            <text:p>Morale</text:p>
          </table:table-cell>
          <table:table-cell table:style-name="ce1" office:value-type="string" calcext:value-type="string">
            <text:p>Size</text:p>
          </table:table-cell>
          <table:table-cell table:style-name="ce69" office:value-type="string" calcext:value-type="string">
            <text:p>ST</text:p>
          </table:table-cell>
          <table:table-cell table:style-name="ce69" office:value-type="string" calcext:value-type="string">
            <text:p>DX</text:p>
          </table:table-cell>
          <table:table-cell table:style-name="ce69" office:value-type="string" calcext:value-type="string">
            <text:p>CN</text:p>
          </table:table-cell>
          <table:table-cell table:style-name="ce69" office:value-type="string" calcext:value-type="string">
            <text:p>IN</text:p>
          </table:table-cell>
          <table:table-cell table:style-name="ce69" office:value-type="string" calcext:value-type="string">
            <text:p>WI</text:p>
          </table:table-cell>
          <table:table-cell table:style-name="ce69" office:value-type="string" calcext:value-type="string">
            <text:p>CH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39"/>
          <table:table-cell table:number-columns-repeated="960"/>
        </table:table-row>
        <table:table-row table:style-name="ro1">
          <table:table-cell office:value-type="string" calcext:value-type="string">
            <text:p>Bandit</text:p>
          </table:table-cell>
          <table:table-cell table:content-validation-name="val1" office:value-type="string" calcext:value-type="string">
            <text:p>Leather &amp; Shield</text:p>
          </table:table-cell>
          <table:table-cell table:formula="of:=INDEX(ArmorClass;MATCH([.B6];ArmorType;0);1)+[.T6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];HitDice;HDDisplay) &amp; IF([.U6]&gt;0;&quot;+&quot; &amp; [.U6]*[.D6];IF([.U6]&lt;0;[.U6];&quot;&quot;))" office:value-type="string" office:string-value="1d8" calcext:value-type="string">
            <text:p>1d8</text:p>
          </table:table-cell>
          <table:table-cell table:formula="of:=LOOKUP([.D6];HitDice;AverageHP)+([.U6]*[.D6])" office:value-type="float" office:value="5" calcext:value-type="float">
            <text:p>5</text:p>
          </table:table-cell>
          <table:table-cell table:formula="of:=INDEX(ArmorSpeed;MATCH([.B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];HitDice;BAB) + IF([.I6]=&quot;Yes&quot;;[.T6];[.S6])" office:value-type="float" office:value="1" calcext:value-type="float">
            <text:p>+1</text:p>
          </table:table-cell>
          <table:table-cell table:formula="of:=INDEX(WeaponDamage;MATCH([.H6];Weapons;0);1)" office:value-type="string" office:string-value="1d8" calcext:value-type="string">
            <text:p>1d8</text:p>
          </table:table-cell>
          <table:table-cell table:style-name="ce5" table:formula="of:=IF([.I6]=&quot;Yes&quot;;[.T6];[.S6])" office:value-type="float" office:value="0" calcext:value-type="float">
            <text:p>+0</text:p>
          </table:table-cell>
          <table:table-cell office:value-type="string" calcext:value-type="string">
            <text:p>10d8</text:p>
          </table:table-cell>
          <table:table-cell table:formula="of:=LOOKUP([.D6];HitDice;Evasion) + MAX([.T6];[.V6])" office:value-type="float" office:value="1" calcext:value-type="float">
            <text:p>+1</text:p>
          </table:table-cell>
          <table:table-cell table:formula="of:=LOOKUP([.D6];HitDice;Hardy) + MAX([.S6];[.U6])" office:value-type="float" office:value="1" calcext:value-type="float">
            <text:p>+1</text:p>
          </table:table-cell>
          <table:table-cell table:formula="of:=LOOKUP([.D6];HitDice;Spirit)+MAX([.W6:.X6])" office:value-type="float" office:value="1" calcext:value-type="float">
            <text:p>+1</text:p>
          </table:table-cell>
          <table:table-cell table:formula="of:=LOOKUP([.D6];HitDice;Morale)+MAX([.W6];[.X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Archer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7];ArmorType;0);1)+[.T7]" office:value-type="float" office:value="11" calcext:value-type="float">
            <text:p>11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];HitDice;HDDisplay) &amp; IF([.U7]&gt;0;&quot;+&quot; &amp; [.U7]*[.D7];IF([.U7]&lt;0;[.U7];&quot;&quot;))" office:value-type="string" office:string-value="1d8" calcext:value-type="string">
            <text:p>1d8</text:p>
          </table:table-cell>
          <table:table-cell table:formula="of:=LOOKUP([.D7];HitDice;AverageHP)+([.U7]*[.D7])" office:value-type="float" office:value="5" calcext:value-type="float">
            <text:p>5</text:p>
          </table:table-cell>
          <table:table-cell table:formula="of:=INDEX(ArmorSpeed;MATCH([.B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R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7];HitDice;BAB) + IF([.I7]=&quot;Yes&quot;;[.T7];[.S7])" office:value-type="float" office:value="1" calcext:value-type="float">
            <text:p>+1</text:p>
          </table:table-cell>
          <table:table-cell table:formula="of:=INDEX(WeaponDamage;MATCH([.H7];Weapons;0);1)" office:value-type="string" office:string-value="1d8" calcext:value-type="string">
            <text:p>1d8</text:p>
          </table:table-cell>
          <table:table-cell table:style-name="ce5" table:formula="of:=IF([.I7]=&quot;Yes&quot;;[.T7];[.S7])" office:value-type="float" office:value="0" calcext:value-type="float">
            <text:p>+0</text:p>
          </table:table-cell>
          <table:table-cell office:value-type="string" calcext:value-type="string">
            <text:p>1:5</text:p>
          </table:table-cell>
          <table:table-cell table:formula="of:=LOOKUP([.D7];HitDice;Evasion) + MAX([.T7];[.V7])" office:value-type="float" office:value="1" calcext:value-type="float">
            <text:p>+1</text:p>
          </table:table-cell>
          <table:table-cell table:formula="of:=LOOKUP([.D7];HitDice;Hardy) + MAX([.S7];[.U7])" office:value-type="float" office:value="1" calcext:value-type="float">
            <text:p>+1</text:p>
          </table:table-cell>
          <table:table-cell table:formula="of:=LOOKUP([.D7];HitDice;Spirit)+MAX([.W7:.X7])" office:value-type="float" office:value="1" calcext:value-type="float">
            <text:p>+1</text:p>
          </table:table-cell>
          <table:table-cell table:formula="of:=LOOKUP([.D7];HitDice;Morale)+MAX([.W7];[.X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Sgt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8];ArmorType;0);1)+[.T8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8];HitDice;HDDisplay) &amp; IF([.U8]&gt;0;&quot;+&quot; &amp; [.U8]*[.D8];IF([.U8]&lt;0;[.U8];&quot;&quot;))" office:value-type="string" office:string-value="2d8" calcext:value-type="string">
            <text:p>2d8</text:p>
          </table:table-cell>
          <table:table-cell table:formula="of:=LOOKUP([.D8];HitDice;AverageHP)+([.U8]*[.D8])" office:value-type="float" office:value="9" calcext:value-type="float">
            <text:p>9</text:p>
          </table:table-cell>
          <table:table-cell table:formula="of:=INDEX(ArmorSpeed;MATCH([.B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8];HitDice;BAB) + IF([.I8]=&quot;Yes&quot;;[.T8];[.S8])" office:value-type="float" office:value="1" calcext:value-type="float">
            <text:p>+1</text:p>
          </table:table-cell>
          <table:table-cell table:formula="of:=INDEX(WeaponDamage;MATCH([.H8];Weapons;0);1)" office:value-type="string" office:string-value="1d8" calcext:value-type="string">
            <text:p>1d8</text:p>
          </table:table-cell>
          <table:table-cell table:style-name="ce5" table:formula="of:=IF([.I8]=&quot;Yes&quot;;[.T8];[.S8])" office:value-type="float" office:value="0" calcext:value-type="float">
            <text:p>+0</text:p>
          </table:table-cell>
          <table:table-cell office:value-type="string" calcext:value-type="string">
            <text:p>1:20</text:p>
          </table:table-cell>
          <table:table-cell table:formula="of:=LOOKUP([.D8];HitDice;Evasion) + MAX([.T8];[.V8])" office:value-type="float" office:value="2" calcext:value-type="float">
            <text:p>+2</text:p>
          </table:table-cell>
          <table:table-cell table:formula="of:=LOOKUP([.D8];HitDice;Hardy) + MAX([.S8];[.U8])" office:value-type="float" office:value="2" calcext:value-type="float">
            <text:p>+2</text:p>
          </table:table-cell>
          <table:table-cell table:formula="of:=LOOKUP([.D8];HitDice;Spirit)+MAX([.W8:.X8])" office:value-type="float" office:value="3" calcext:value-type="float">
            <text:p>+3</text:p>
          </table:table-cell>
          <table:table-cell table:formula="of:=LOOKUP([.D8];HitDice;Morale)+MAX([.W8];[.X8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Lt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9];ArmorType;0);1)+[.T9]" office:value-type="float" office:value="16" calcext:value-type="float">
            <text:p>16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9];HitDice;HDDisplay) &amp; IF([.U9]&gt;0;&quot;+&quot; &amp; [.U9]*[.D9];IF([.U9]&lt;0;[.U9];&quot;&quot;))" office:value-type="string" office:string-value="3d8" calcext:value-type="string">
            <text:p>3d8</text:p>
          </table:table-cell>
          <table:table-cell table:formula="of:=LOOKUP([.D9];HitDice;AverageHP)+([.U9]*[.D9])" office:value-type="float" office:value="14" calcext:value-type="float">
            <text:p>14</text:p>
          </table:table-cell>
          <table:table-cell table:formula="of:=INDEX(ArmorSpeed;MATCH([.B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9];HitDice;BAB) + IF([.I9]=&quot;Yes&quot;;[.T9];[.S9])" office:value-type="float" office:value="3" calcext:value-type="float">
            <text:p>+3</text:p>
          </table:table-cell>
          <table:table-cell table:formula="of:=INDEX(WeaponDamage;MATCH([.H9];Weapons;0);1)" office:value-type="string" office:string-value="1d8" calcext:value-type="string">
            <text:p>1d8</text:p>
          </table:table-cell>
          <table:table-cell table:style-name="ce5" table:formula="of:=IF([.I9]=&quot;Yes&quot;;[.T9];[.S9])" office:value-type="float" office:value="1" calcext:value-type="float">
            <text:p>+1</text:p>
          </table:table-cell>
          <table:table-cell office:value-type="string" calcext:value-type="string">
            <text:p>1:40</text:p>
          </table:table-cell>
          <table:table-cell table:formula="of:=LOOKUP([.D9];HitDice;Evasion) + MAX([.T9];[.V9])" office:value-type="float" office:value="3" calcext:value-type="float">
            <text:p>+3</text:p>
          </table:table-cell>
          <table:table-cell table:formula="of:=LOOKUP([.D9];HitDice;Hardy) + MAX([.S9];[.U9])" office:value-type="float" office:value="4" calcext:value-type="float">
            <text:p>+4</text:p>
          </table:table-cell>
          <table:table-cell table:formula="of:=LOOKUP([.D9];HitDice;Spirit)+MAX([.W9:.X9])" office:value-type="float" office:value="4" calcext:value-type="float">
            <text:p>+4</text:p>
          </table:table-cell>
          <table:table-cell table:formula="of:=LOOKUP([.D9];HitDice;Morale)+MAX([.W9];[.X9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Cpt.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0];ArmorType;0);1)+[.T10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0];HitDice;HDDisplay) &amp; IF([.U10]&gt;0;&quot;+&quot; &amp; [.U10]*[.D10];IF([.U10]&lt;0;[.U10];&quot;&quot;))" office:value-type="string" office:string-value="5d8+5" calcext:value-type="string">
            <text:p>5d8+5</text:p>
          </table:table-cell>
          <table:table-cell table:formula="of:=LOOKUP([.D10];HitDice;AverageHP)+([.U10]*[.D10])" office:value-type="float" office:value="28" calcext:value-type="float">
            <text:p>28</text:p>
          </table:table-cell>
          <table:table-cell table:formula="of:=INDEX(ArmorSpeed;MATCH([.B10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0];HitDice;BAB) + IF([.I10]=&quot;Yes&quot;;[.T10];[.S10])" office:value-type="float" office:value="4" calcext:value-type="float">
            <text:p>+4</text:p>
          </table:table-cell>
          <table:table-cell table:formula="of:=INDEX(WeaponDamage;MATCH([.H10];Weapons;0);1)" office:value-type="string" office:string-value="1d8" calcext:value-type="string">
            <text:p>1d8</text:p>
          </table:table-cell>
          <table:table-cell table:style-name="ce5" table:formula="of:=IF([.I10]=&quot;Yes&quot;;[.T10];[.S10])" office:value-type="float" office:value="1" calcext:value-type="float">
            <text:p>+1</text:p>
          </table:table-cell>
          <table:table-cell office:value-type="string" calcext:value-type="string">
            <text:p>1:70</text:p>
          </table:table-cell>
          <table:table-cell table:formula="of:=LOOKUP([.D10];HitDice;Evasion) + MAX([.T10];[.V10])" office:value-type="float" office:value="4" calcext:value-type="float">
            <text:p>+4</text:p>
          </table:table-cell>
          <table:table-cell table:formula="of:=LOOKUP([.D10];HitDice;Hardy) + MAX([.S10];[.U10])" office:value-type="float" office:value="5" calcext:value-type="float">
            <text:p>+5</text:p>
          </table:table-cell>
          <table:table-cell table:formula="of:=LOOKUP([.D10];HitDice;Spirit)+MAX([.W10:.X10])" office:value-type="float" office:value="6" calcext:value-type="float">
            <text:p>+6</text:p>
          </table:table-cell>
          <table:table-cell table:formula="of:=LOOKUP([.D10];HitDice;Morale)+MAX([.W10];[.X10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 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11];ArmorType;0);1)+[.T11]" office:value-type="float" office:value="12" calcext:value-type="float">
            <text:p>12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1];HitDice;HDDisplay) &amp; IF([.U11]&gt;0;&quot;+&quot; &amp; [.U11]*[.D11];IF([.U11]&lt;0;[.U11];&quot;&quot;))" office:value-type="string" office:string-value="1d8+1" calcext:value-type="string">
            <text:p>1d8+1</text:p>
          </table:table-cell>
          <table:table-cell table:formula="of:=LOOKUP([.D11];HitDice;AverageHP)+([.U11]*[.D11])" office:value-type="float" office:value="6" calcext:value-type="float">
            <text:p>6</text:p>
          </table:table-cell>
          <table:table-cell table:formula="of:=INDEX(ArmorSpeed;MATCH([.B1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1];HitDice;BAB) + IF([.I11]=&quot;Yes&quot;;[.T11];[.S11])" office:value-type="float" office:value="2" calcext:value-type="float">
            <text:p>+2</text:p>
          </table:table-cell>
          <table:table-cell table:formula="of:=INDEX(WeaponDamage;MATCH([.H11];Weapons;0);1)" office:value-type="string" office:string-value="1d10" calcext:value-type="string">
            <text:p>1d10</text:p>
          </table:table-cell>
          <table:table-cell table:style-name="ce5" table:formula="of:=IF([.I11]=&quot;Yes&quot;;[.T11];[.S11])" office:value-type="float" office:value="1" calcext:value-type="float">
            <text:p>+1</text:p>
          </table:table-cell>
          <table:table-cell office:value-type="string" calcext:value-type="string">
            <text:p>10d6</text:p>
          </table:table-cell>
          <table:table-cell table:formula="of:=LOOKUP([.D11];HitDice;Evasion) + MAX([.T11];[.V11])" office:value-type="float" office:value="1" calcext:value-type="float">
            <text:p>+1</text:p>
          </table:table-cell>
          <table:table-cell table:formula="of:=LOOKUP([.D11];HitDice;Hardy) + MAX([.S11];[.U11])" office:value-type="float" office:value="2" calcext:value-type="float">
            <text:p>+2</text:p>
          </table:table-cell>
          <table:table-cell table:formula="of:=LOOKUP([.D11];HitDice;Spirit)+MAX([.W11:.X11])" office:value-type="float" office:value="1" calcext:value-type="float">
            <text:p>+1</text:p>
          </table:table-cell>
          <table:table-cell table:formula="of:=LOOKUP([.D11];HitDice;Morale)+MAX([.W11];[.X1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Lead</text:p>
          </table:table-cell>
          <table:table-cell table:content-validation-name="val1" office:value-type="string" calcext:value-type="string">
            <text:p>Ring</text:p>
          </table:table-cell>
          <table:table-cell table:formula="of:=INDEX(ArmorClass;MATCH([.B12];ArmorType;0);1)+[.T12]" office:value-type="float" office:value="13" calcext:value-type="float">
            <text:p>13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2];HitDice;HDDisplay) &amp; IF([.U12]&gt;0;&quot;+&quot; &amp; [.U12]*[.D12];IF([.U12]&lt;0;[.U12];&quot;&quot;))" office:value-type="string" office:string-value="3d8+3" calcext:value-type="string">
            <text:p>3d8+3</text:p>
          </table:table-cell>
          <table:table-cell table:formula="of:=LOOKUP([.D12];HitDice;AverageHP)+([.U12]*[.D12])" office:value-type="float" office:value="17" calcext:value-type="float">
            <text:p>17</text:p>
          </table:table-cell>
          <table:table-cell table:formula="of:=INDEX(ArmorSpeed;MATCH([.B1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2];HitDice;BAB) + IF([.I12]=&quot;Yes&quot;;[.T12];[.S12])" office:value-type="float" office:value="3" calcext:value-type="float">
            <text:p>+3</text:p>
          </table:table-cell>
          <table:table-cell table:formula="of:=INDEX(WeaponDamage;MATCH([.H12];Weapons;0);1)" office:value-type="string" office:string-value="1d10" calcext:value-type="string">
            <text:p>1d10</text:p>
          </table:table-cell>
          <table:table-cell table:style-name="ce5" table:formula="of:=IF([.I12]=&quot;Yes&quot;;[.T12];[.S12])" office:value-type="float" office:value="1" calcext:value-type="float">
            <text:p>+1</text:p>
          </table:table-cell>
          <table:table-cell office:value-type="string" calcext:value-type="string">
            <text:p>1:20</text:p>
          </table:table-cell>
          <table:table-cell table:formula="of:=LOOKUP([.D12];HitDice;Evasion) + MAX([.T12];[.V12])" office:value-type="float" office:value="3" calcext:value-type="float">
            <text:p>+3</text:p>
          </table:table-cell>
          <table:table-cell table:formula="of:=LOOKUP([.D12];HitDice;Hardy) + MAX([.S12];[.U12])" office:value-type="float" office:value="4" calcext:value-type="float">
            <text:p>+4</text:p>
          </table:table-cell>
          <table:table-cell table:formula="of:=LOOKUP([.D12];HitDice;Spirit)+MAX([.W12:.X12])" office:value-type="float" office:value="4" calcext:value-type="float">
            <text:p>+4</text:p>
          </table:table-cell>
          <table:table-cell table:formula="of:=LOOKUP([.D12];HitDice;Morale)+MAX([.W12];[.X12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Chief</text:p>
          </table:table-cell>
          <table:table-cell table:content-validation-name="val1" office:value-type="string" calcext:value-type="string">
            <text:p>Chain</text:p>
          </table:table-cell>
          <table:table-cell table:formula="of:=INDEX(ArmorClass;MATCH([.B13];ArmorType;0);1)+[.T13]" office:value-type="float" office:value="15" calcext:value-type="float">
            <text:p>15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3];HitDice;HDDisplay) &amp; IF([.U13]&gt;0;&quot;+&quot; &amp; [.U13]*[.D13];IF([.U13]&lt;0;[.U13];&quot;&quot;))" office:value-type="string" office:string-value="5d8+5" calcext:value-type="string">
            <text:p>5d8+5</text:p>
          </table:table-cell>
          <table:table-cell table:formula="of:=LOOKUP([.D13];HitDice;AverageHP)+([.U13]*[.D13])" office:value-type="float" office:value="28" calcext:value-type="float">
            <text:p>28</text:p>
          </table:table-cell>
          <table:table-cell table:formula="of:=INDEX(ArmorSpeed;MATCH([.B13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3];HitDice;BAB) + IF([.I13]=&quot;Yes&quot;;[.T13];[.S13])" office:value-type="float" office:value="5" calcext:value-type="float">
            <text:p>+5</text:p>
          </table:table-cell>
          <table:table-cell table:formula="of:=INDEX(WeaponDamage;MATCH([.H13];Weapons;0);1)" office:value-type="string" office:string-value="1d10" calcext:value-type="string">
            <text:p>1d10</text:p>
          </table:table-cell>
          <table:table-cell table:style-name="ce5" table:formula="of:=IF([.I13]=&quot;Yes&quot;;[.T13];[.S13])" office:value-type="float" office:value="2" calcext:value-type="float">
            <text:p>+2</text:p>
          </table:table-cell>
          <table:table-cell office:value-type="string" calcext:value-type="string">
            <text:p>1:50</text:p>
          </table:table-cell>
          <table:table-cell table:formula="of:=LOOKUP([.D13];HitDice;Evasion) + MAX([.T13];[.V13])" office:value-type="float" office:value="4" calcext:value-type="float">
            <text:p>+4</text:p>
          </table:table-cell>
          <table:table-cell table:formula="of:=LOOKUP([.D13];HitDice;Hardy) + MAX([.S13];[.U13])" office:value-type="float" office:value="6" calcext:value-type="float">
            <text:p>+6</text:p>
          </table:table-cell>
          <table:table-cell table:formula="of:=LOOKUP([.D13];HitDice;Spirit)+MAX([.W13:.X13])" office:value-type="float" office:value="5" calcext:value-type="float">
            <text:p>+5</text:p>
          </table:table-cell>
          <table:table-cell table:formula="of:=LOOKUP([.D13];HitDice;Morale)+MAX([.W13];[.X13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</text:p>
          </table:table-cell>
          <table:table-cell table:content-validation-name="val1" office:value-type="string" calcext:value-type="string">
            <text:p>Leather &amp; Buckler</text:p>
          </table:table-cell>
          <table:table-cell table:formula="of:=INDEX(ArmorClass;MATCH([.B14];ArmorType;0);1)+[.T14]" office:value-type="float" office:value="13" calcext:value-type="float">
            <text:p>13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4];HitDice;HDDisplay) &amp; IF([.U14]&gt;0;&quot;+&quot; &amp; [.U14]*[.D14];IF([.U14]&lt;0;[.U14];&quot;&quot;))" office:value-type="string" office:string-value="1d8" calcext:value-type="string">
            <text:p>1d8</text:p>
          </table:table-cell>
          <table:table-cell table:formula="of:=LOOKUP([.D14];HitDice;AverageHP)+([.U14]*[.D14])" office:value-type="float" office:value="5" calcext:value-type="float">
            <text:p>5</text:p>
          </table:table-cell>
          <table:table-cell table:formula="of:=INDEX(ArmorSpeed;MATCH([.B1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4];HitDice;BAB) + IF([.I14]=&quot;Yes&quot;;[.T14];[.S14])" office:value-type="float" office:value="1" calcext:value-type="float">
            <text:p>+1</text:p>
          </table:table-cell>
          <table:table-cell table:formula="of:=INDEX(WeaponDamage;MATCH([.H14];Weapons;0);1)" office:value-type="string" office:string-value="1d8" calcext:value-type="string">
            <text:p>1d8</text:p>
          </table:table-cell>
          <table:table-cell table:style-name="ce5" table:formula="of:=IF([.I14]=&quot;Yes&quot;;[.T14];[.S14])" office:value-type="float" office:value="0" calcext:value-type="float">
            <text:p>+0</text:p>
          </table:table-cell>
          <table:table-cell office:value-type="string" calcext:value-type="string">
            <text:p>10d8</text:p>
          </table:table-cell>
          <table:table-cell table:formula="of:=LOOKUP([.D14];HitDice;Evasion) + MAX([.T14];[.V14])" office:value-type="float" office:value="1" calcext:value-type="float">
            <text:p>+1</text:p>
          </table:table-cell>
          <table:table-cell table:formula="of:=LOOKUP([.D14];HitDice;Hardy) + MAX([.S14];[.U14])" office:value-type="float" office:value="1" calcext:value-type="float">
            <text:p>+1</text:p>
          </table:table-cell>
          <table:table-cell table:formula="of:=LOOKUP([.D14];HitDice;Spirit)+MAX([.W14:.X14])" office:value-type="float" office:value="1" calcext:value-type="float">
            <text:p>+1</text:p>
          </table:table-cell>
          <table:table-cell table:formula="of:=LOOKUP([.D14];HitDice;Morale)+MAX([.W14];[.X1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Lead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5];ArmorType;0);1)+[.T15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5];HitDice;HDDisplay) &amp; IF([.U15]&gt;0;&quot;+&quot; &amp; [.U15]*[.D15];IF([.U15]&lt;0;[.U15];&quot;&quot;))" office:value-type="string" office:string-value="3d8+3" calcext:value-type="string">
            <text:p>3d8+3</text:p>
          </table:table-cell>
          <table:table-cell table:formula="of:=LOOKUP([.D15];HitDice;AverageHP)+([.U15]*[.D15])" office:value-type="float" office:value="17" calcext:value-type="float">
            <text:p>17</text:p>
          </table:table-cell>
          <table:table-cell table:formula="of:=INDEX(ArmorSpeed;MATCH([.B1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5];HitDice;BAB) + IF([.I15]=&quot;Yes&quot;;[.T15];[.S15])" office:value-type="float" office:value="3" calcext:value-type="float">
            <text:p>+3</text:p>
          </table:table-cell>
          <table:table-cell table:formula="of:=INDEX(WeaponDamage;MATCH([.H15];Weapons;0);1)" office:value-type="string" office:string-value="1d8" calcext:value-type="string">
            <text:p>1d8</text:p>
          </table:table-cell>
          <table:table-cell table:style-name="ce5" table:formula="of:=IF([.I15]=&quot;Yes&quot;;[.T15];[.S15])" office:value-type="float" office:value="1" calcext:value-type="float">
            <text:p>+1</text:p>
          </table:table-cell>
          <table:table-cell office:value-type="string" calcext:value-type="string">
            <text:p>1:20</text:p>
          </table:table-cell>
          <table:table-cell table:formula="of:=LOOKUP([.D15];HitDice;Evasion) + MAX([.T15];[.V15])" office:value-type="float" office:value="4" calcext:value-type="float">
            <text:p>+4</text:p>
          </table:table-cell>
          <table:table-cell table:formula="of:=LOOKUP([.D15];HitDice;Hardy) + MAX([.S15];[.U15])" office:value-type="float" office:value="4" calcext:value-type="float">
            <text:p>+4</text:p>
          </table:table-cell>
          <table:table-cell table:formula="of:=LOOKUP([.D15];HitDice;Spirit)+MAX([.W15:.X15])" office:value-type="float" office:value="4" calcext:value-type="float">
            <text:p>+4</text:p>
          </table:table-cell>
          <table:table-cell table:formula="of:=LOOKUP([.D15];HitDice;Morale)+MAX([.W15];[.X15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hief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6];ArmorType;0);1)+[.T16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6];HitDice;HDDisplay) &amp; IF([.U16]&gt;0;&quot;+&quot; &amp; [.U16]*[.D16];IF([.U16]&lt;0;[.U16];&quot;&quot;))" office:value-type="string" office:string-value="5d8+5" calcext:value-type="string">
            <text:p>5d8+5</text:p>
          </table:table-cell>
          <table:table-cell table:formula="of:=LOOKUP([.D16];HitDice;AverageHP)+([.U16]*[.D16])" office:value-type="float" office:value="28" calcext:value-type="float">
            <text:p>28</text:p>
          </table:table-cell>
          <table:table-cell table:formula="of:=INDEX(ArmorSpeed;MATCH([.B16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6];HitDice;BAB) + IF([.I16]=&quot;Yes&quot;;[.T16];[.S16])" office:value-type="float" office:value="4" calcext:value-type="float">
            <text:p>+4</text:p>
          </table:table-cell>
          <table:table-cell table:formula="of:=INDEX(WeaponDamage;MATCH([.H16];Weapons;0);1)" office:value-type="string" office:string-value="1d8" calcext:value-type="string">
            <text:p>1d8</text:p>
          </table:table-cell>
          <table:table-cell table:style-name="ce5" table:formula="of:=IF([.I16]=&quot;Yes&quot;;[.T16];[.S16])" office:value-type="float" office:value="1" calcext:value-type="float">
            <text:p>+1</text:p>
          </table:table-cell>
          <table:table-cell office:value-type="string" calcext:value-type="string">
            <text:p>1:50</text:p>
          </table:table-cell>
          <table:table-cell table:formula="of:=LOOKUP([.D16];HitDice;Evasion) + MAX([.T16];[.V16])" office:value-type="float" office:value="5" calcext:value-type="float">
            <text:p>+5</text:p>
          </table:table-cell>
          <table:table-cell table:formula="of:=LOOKUP([.D16];HitDice;Hardy) + MAX([.S16];[.U16])" office:value-type="float" office:value="5" calcext:value-type="float">
            <text:p>+5</text:p>
          </table:table-cell>
          <table:table-cell table:formula="of:=LOOKUP([.D16];HitDice;Spirit)+MAX([.W16:.X16])" office:value-type="float" office:value="6" calcext:value-type="float">
            <text:p>+6</text:p>
          </table:table-cell>
          <table:table-cell table:formula="of:=LOOKUP([.D16];HitDice;Morale)+MAX([.W16];[.X16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leric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7];ArmorType;0);1)+[.T17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7];HitDice;HDDisplay) &amp; IF([.U17]&gt;0;&quot;+&quot; &amp; [.U17]*[.D17];IF([.U17]&lt;0;[.U17];&quot;&quot;))" office:value-type="string" office:string-value="3d8+3" calcext:value-type="string">
            <text:p>3d8+3</text:p>
          </table:table-cell>
          <table:table-cell table:formula="of:=LOOKUP([.D17];HitDice;AverageHP)+([.U17]*[.D17])" office:value-type="float" office:value="17" calcext:value-type="float">
            <text:p>17</text:p>
          </table:table-cell>
          <table:table-cell table:formula="of:=INDEX(ArmorSpeed;MATCH([.B1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7];HitDice;BAB) + IF([.I17]=&quot;Yes&quot;;[.T17];[.S17])" office:value-type="float" office:value="3" calcext:value-type="float">
            <text:p>+3</text:p>
          </table:table-cell>
          <table:table-cell table:formula="of:=INDEX(WeaponDamage;MATCH([.H17];Weapons;0);1)" office:value-type="string" office:string-value="1d8" calcext:value-type="string">
            <text:p>1d8</text:p>
          </table:table-cell>
          <table:table-cell table:style-name="ce5" table:formula="of:=IF([.I17]=&quot;Yes&quot;;[.T17];[.S17])" office:value-type="float" office:value="1" calcext:value-type="float">
            <text:p>+1</text:p>
          </table:table-cell>
          <table:table-cell office:value-type="string" calcext:value-type="string">
            <text:p>1:50</text:p>
          </table:table-cell>
          <table:table-cell table:formula="of:=LOOKUP([.D17];HitDice;Evasion) + MAX([.T17];[.V17])" office:value-type="float" office:value="4" calcext:value-type="float">
            <text:p>+4</text:p>
          </table:table-cell>
          <table:table-cell table:formula="of:=LOOKUP([.D17];HitDice;Hardy) + MAX([.S17];[.U17])" office:value-type="float" office:value="4" calcext:value-type="float">
            <text:p>+4</text:p>
          </table:table-cell>
          <table:table-cell table:formula="of:=LOOKUP([.D17];HitDice;Spirit)+MAX([.W17:.X17])" office:value-type="float" office:value="4" calcext:value-type="float">
            <text:p>+4</text:p>
          </table:table-cell>
          <table:table-cell table:formula="of:=LOOKUP([.D17];HitDice;Morale)+MAX([.W17];[.X17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string" calcext:value-type="string">
            <text:p>Caster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High Cleric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8];ArmorType;0);1)+[.T18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8];HitDice;HDDisplay) &amp; IF([.U18]&gt;0;&quot;+&quot; &amp; [.U18]*[.D18];IF([.U18]&lt;0;[.U18];&quot;&quot;))" office:value-type="string" office:string-value="5d8+5" calcext:value-type="string">
            <text:p>5d8+5</text:p>
          </table:table-cell>
          <table:table-cell table:formula="of:=LOOKUP([.D18];HitDice;AverageHP)+([.U18]*[.D18])" office:value-type="float" office:value="28" calcext:value-type="float">
            <text:p>28</text:p>
          </table:table-cell>
          <table:table-cell table:formula="of:=INDEX(ArmorSpeed;MATCH([.B18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8];HitDice;BAB) + IF([.I18]=&quot;Yes&quot;;[.T18];[.S18])" office:value-type="float" office:value="4" calcext:value-type="float">
            <text:p>+4</text:p>
          </table:table-cell>
          <table:table-cell table:formula="of:=INDEX(WeaponDamage;MATCH([.H18];Weapons;0);1)" office:value-type="string" office:string-value="1d8" calcext:value-type="string">
            <text:p>1d8</text:p>
          </table:table-cell>
          <table:table-cell table:style-name="ce5" table:formula="of:=IF([.I18]=&quot;Yes&quot;;[.T18];[.S18])" office:value-type="float" office:value="1" calcext:value-type="float">
            <text:p>+1</text:p>
          </table:table-cell>
          <table:table-cell office:value-type="string" calcext:value-type="string">
            <text:p>1:100</text:p>
          </table:table-cell>
          <table:table-cell table:formula="of:=LOOKUP([.D18];HitDice;Evasion) + MAX([.T18];[.V18])" office:value-type="float" office:value="5" calcext:value-type="float">
            <text:p>+5</text:p>
          </table:table-cell>
          <table:table-cell table:formula="of:=LOOKUP([.D18];HitDice;Hardy) + MAX([.S18];[.U18])" office:value-type="float" office:value="5" calcext:value-type="float">
            <text:p>+5</text:p>
          </table:table-cell>
          <table:table-cell table:formula="of:=LOOKUP([.D18];HitDice;Spirit)+MAX([.W18:.X18])" office:value-type="float" office:value="6" calcext:value-type="float">
            <text:p>+6</text:p>
          </table:table-cell>
          <table:table-cell table:formula="of:=LOOKUP([.D18];HitDice;Morale)+MAX([.W18];[.X18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ster 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Kahn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9];ArmorType;0);1)+[.T19]" office:value-type="float" office:value="19" calcext:value-type="float">
            <text:p>19</text:p>
          </table:table-cell>
          <table:table-cell table:style-name="ce48" table:content-validation-name="val2" office:value-type="float" office:value="7" calcext:value-type="float">
            <text:p>7 <text:s text:c="3"/></text:p>
          </table:table-cell>
          <table:table-cell table:style-name="ce49" table:formula="of:=LOOKUP([.D19];HitDice;HDDisplay) &amp; IF([.U19]&gt;0;&quot;+&quot; &amp; [.U19]*[.D19];IF([.U19]&lt;0;[.U19];&quot;&quot;))" office:value-type="string" office:string-value="7d8+7" calcext:value-type="string">
            <text:p>7d8+7</text:p>
          </table:table-cell>
          <table:table-cell table:formula="of:=LOOKUP([.D19];HitDice;AverageHP)+([.U19]*[.D19])" office:value-type="float" office:value="39" calcext:value-type="float">
            <text:p>39</text:p>
          </table:table-cell>
          <table:table-cell table:formula="of:=INDEX(ArmorSpeed;MATCH([.B1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9];HitDice;BAB) + IF([.I19]=&quot;Yes&quot;;[.T19];[.S19])" office:value-type="float" office:value="7" calcext:value-type="float">
            <text:p>+7</text:p>
          </table:table-cell>
          <table:table-cell table:formula="of:=INDEX(WeaponDamage;MATCH([.H19];Weapons;0);1)" office:value-type="string" office:string-value="1d8" calcext:value-type="string">
            <text:p>1d8</text:p>
          </table:table-cell>
          <table:table-cell table:style-name="ce5" table:formula="of:=IF([.I19]=&quot;Yes&quot;;[.T19];[.S19])" office:value-type="float" office:value="2" calcext:value-type="float">
            <text:p>+2</text:p>
          </table:table-cell>
          <table:table-cell office:value-type="string" calcext:value-type="string">
            <text:p>1:100</text:p>
          </table:table-cell>
          <table:table-cell table:formula="of:=LOOKUP([.D19];HitDice;Evasion) + MAX([.T19];[.V19])" office:value-type="float" office:value="8" calcext:value-type="float">
            <text:p>+8</text:p>
          </table:table-cell>
          <table:table-cell table:formula="of:=LOOKUP([.D19];HitDice;Hardy) + MAX([.S19];[.U19])" office:value-type="float" office:value="7" calcext:value-type="float">
            <text:p>+7</text:p>
          </table:table-cell>
          <table:table-cell table:formula="of:=LOOKUP([.D19];HitDice;Spirit)+MAX([.W19:.X19])" office:value-type="float" office:value="8" calcext:value-type="float">
            <text:p>+8</text:p>
          </table:table-cell>
          <table:table-cell table:formula="of:=LOOKUP([.D19];HitDice;Morale)+MAX([.W19];[.X19])" office:value-type="float" office:value="4" calcext:value-type="float">
            <text:p>+4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aster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20];ArmorType;0);1)+[.T20]" office:value-type="float" office:value="11" calcext:value-type="float">
            <text:p>11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0];HitDice;HDDisplay) &amp; IF([.U20]&gt;0;&quot;+&quot; &amp; [.U20]*[.D20];IF([.U20]&lt;0;[.U20];&quot;&quot;))" office:value-type="string" office:string-value="3d8" calcext:value-type="string">
            <text:p>3d8</text:p>
          </table:table-cell>
          <table:table-cell table:formula="of:=LOOKUP([.D20];HitDice;AverageHP)+([.U20]*[.D20])" office:value-type="float" office:value="14" calcext:value-type="float">
            <text:p>14</text:p>
          </table:table-cell>
          <table:table-cell table:formula="of:=INDEX(ArmorSpeed;MATCH([.B2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0];HitDice;BAB) + IF([.I20]=&quot;Yes&quot;;[.T20];[.S20])" office:value-type="float" office:value="3" calcext:value-type="float">
            <text:p>+3</text:p>
          </table:table-cell>
          <table:table-cell table:formula="of:=INDEX(WeaponDamage;MATCH([.H20];Weapons;0);1)" office:value-type="string" office:string-value="1d6" calcext:value-type="string">
            <text:p>1d6</text:p>
          </table:table-cell>
          <table:table-cell table:style-name="ce5" table:formula="of:=IF([.I20]=&quot;Yes&quot;;[.T20];[.S20])" office:value-type="float" office:value="1" calcext:value-type="float">
            <text:p>+1</text:p>
          </table:table-cell>
          <table:table-cell office:value-type="string" calcext:value-type="string">
            <text:p>1:100</text:p>
          </table:table-cell>
          <table:table-cell table:formula="of:=LOOKUP([.D20];HitDice;Evasion) + MAX([.T20];[.V20])" office:value-type="float" office:value="5" calcext:value-type="float">
            <text:p>+5</text:p>
          </table:table-cell>
          <table:table-cell table:formula="of:=LOOKUP([.D20];HitDice;Hardy) + MAX([.S20];[.U20])" office:value-type="float" office:value="3" calcext:value-type="float">
            <text:p>+3</text:p>
          </table:table-cell>
          <table:table-cell table:formula="of:=LOOKUP([.D20];HitDice;Spirit)+MAX([.W20:.X20])" office:value-type="float" office:value="4" calcext:value-type="float">
            <text:p>+4</text:p>
          </table:table-cell>
          <table:table-cell table:formula="of:=LOOKUP([.D20];HitDice;Morale)+MAX([.W20];[.X20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Caster 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hant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21];ArmorType;0);1)+[.T21]" office:value-type="float" office:value="11" calcext:value-type="float">
            <text:p>11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21];HitDice;HDDisplay) &amp; IF([.U21]&gt;0;&quot;+&quot; &amp; [.U21]*[.D21];IF([.U21]&lt;0;[.U21];&quot;&quot;))" office:value-type="string" office:string-value="" calcext:value-type="error">
            <text:p>#N/A</text:p>
          </table:table-cell>
          <table:table-cell table:formula="of:=LOOKUP([.D21];HitDice;AverageHP)+([.U21]*[.D21])" office:value-type="string" office:string-value="" calcext:value-type="error">
            <text:p>#N/A</text:p>
          </table:table-cell>
          <table:table-cell table:formula="of:=INDEX(ArmorSpeed;MATCH([.B2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1];HitDice;BAB) + IF([.I21]=&quot;Yes&quot;;[.T21];[.S21])" office:value-type="string" office:string-value="" calcext:value-type="error">
            <text:p>#N/A</text:p>
          </table:table-cell>
          <table:table-cell table:formula="of:=INDEX(WeaponDamage;MATCH([.H21];Weapons;0);1)" office:value-type="string" office:string-value="1d6" calcext:value-type="string">
            <text:p>1d6</text:p>
          </table:table-cell>
          <table:table-cell table:style-name="ce5" table:formula="of:=IF([.I21]=&quot;Yes&quot;;[.T21];[.S21])" office:value-type="float" office:value="0" calcext:value-type="float">
            <text:p>+0</text:p>
          </table:table-cell>
          <table:table-cell office:value-type="string" calcext:value-type="string">
            <text:p>1d20</text:p>
          </table:table-cell>
          <table:table-cell table:formula="of:=LOOKUP([.D21];HitDice;Evasion) + MAX([.T21];[.V21])" office:value-type="string" office:string-value="" calcext:value-type="error">
            <text:p>#N/A</text:p>
          </table:table-cell>
          <table:table-cell table:formula="of:=LOOKUP([.D21];HitDice;Hardy) + MAX([.S21];[.U21])" office:value-type="string" office:string-value="" calcext:value-type="error">
            <text:p>#N/A</text:p>
          </table:table-cell>
          <table:table-cell table:formula="of:=LOOKUP([.D21];HitDice;Spirit)+MAX([.W21:.X21])" office:value-type="string" office:string-value="" calcext:value-type="error">
            <text:p>#N/A</text:p>
          </table:table-cell>
          <table:table-cell table:formula="of:=LOOKUP([.D21];HitDice;Morale)+MAX([.W21];[.X21])" office:value-type="string" office:string-value="" calcext:value-type="error">
            <text:p>#N/A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Guard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22];ArmorType;0);1)+[.T22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22];HitDice;HDDisplay) &amp; IF([.U22]&gt;0;&quot;+&quot; &amp; [.U22]*[.D22];IF([.U22]&lt;0;[.U22];&quot;&quot;))" office:value-type="string" office:string-value="1d8" calcext:value-type="string">
            <text:p>1d8</text:p>
          </table:table-cell>
          <table:table-cell table:formula="of:=LOOKUP([.D22];HitDice;AverageHP)+([.U22]*[.D22])" office:value-type="float" office:value="5" calcext:value-type="float">
            <text:p>5</text:p>
          </table:table-cell>
          <table:table-cell table:formula="of:=INDEX(ArmorSpeed;MATCH([.B2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2];HitDice;BAB) + IF([.I22]=&quot;Yes&quot;;[.T22];[.S22])" office:value-type="float" office:value="1" calcext:value-type="float">
            <text:p>+1</text:p>
          </table:table-cell>
          <table:table-cell table:formula="of:=INDEX(WeaponDamage;MATCH([.H22];Weapons;0);1)" office:value-type="string" office:string-value="1d8" calcext:value-type="string">
            <text:p>1d8</text:p>
          </table:table-cell>
          <table:table-cell table:style-name="ce5" table:formula="of:=IF([.I22]=&quot;Yes&quot;;[.T22];[.S22])" office:value-type="float" office:value="0" calcext:value-type="float">
            <text:p>+0</text:p>
          </table:table-cell>
          <table:table-cell office:value-type="string" calcext:value-type="string">
            <text:p>4:1</text:p>
          </table:table-cell>
          <table:table-cell table:formula="of:=LOOKUP([.D22];HitDice;Evasion) + MAX([.T22];[.V22])" office:value-type="float" office:value="1" calcext:value-type="float">
            <text:p>+1</text:p>
          </table:table-cell>
          <table:table-cell table:formula="of:=LOOKUP([.D22];HitDice;Hardy) + MAX([.S22];[.U22])" office:value-type="float" office:value="1" calcext:value-type="float">
            <text:p>+1</text:p>
          </table:table-cell>
          <table:table-cell table:formula="of:=LOOKUP([.D22];HitDice;Spirit)+MAX([.W22:.X22])" office:value-type="float" office:value="1" calcext:value-type="float">
            <text:p>+1</text:p>
          </table:table-cell>
          <table:table-cell table:formula="of:=LOOKUP([.D22];HitDice;Morale)+MAX([.W22];[.X2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Sgt Guard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23];ArmorType;0);1)+[.T23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23];HitDice;HDDisplay) &amp; IF([.U23]&gt;0;&quot;+&quot; &amp; [.U23]*[.D23];IF([.U23]&lt;0;[.U23];&quot;&quot;))" office:value-type="string" office:string-value="2d8" calcext:value-type="string">
            <text:p>2d8</text:p>
          </table:table-cell>
          <table:table-cell table:formula="of:=LOOKUP([.D23];HitDice;AverageHP)+([.U23]*[.D23])" office:value-type="float" office:value="9" calcext:value-type="float">
            <text:p>9</text:p>
          </table:table-cell>
          <table:table-cell table:formula="of:=INDEX(ArmorSpeed;MATCH([.B2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3];HitDice;BAB) + IF([.I23]=&quot;Yes&quot;;[.T23];[.S23])" office:value-type="float" office:value="1" calcext:value-type="float">
            <text:p>+1</text:p>
          </table:table-cell>
          <table:table-cell table:formula="of:=INDEX(WeaponDamage;MATCH([.H23];Weapons;0);1)" office:value-type="string" office:string-value="1d8" calcext:value-type="string">
            <text:p>1d8</text:p>
          </table:table-cell>
          <table:table-cell table:style-name="ce5" table:formula="of:=IF([.I23]=&quot;Yes&quot;;[.T23];[.S23])" office:value-type="float" office:value="0" calcext:value-type="float">
            <text:p>+0</text:p>
          </table:table-cell>
          <table:table-cell office:value-type="string" calcext:value-type="string">
            <text:p>20:1</text:p>
          </table:table-cell>
          <table:table-cell table:formula="of:=LOOKUP([.D23];HitDice;Evasion) + MAX([.T23];[.V23])" office:value-type="float" office:value="2" calcext:value-type="float">
            <text:p>+2</text:p>
          </table:table-cell>
          <table:table-cell table:formula="of:=LOOKUP([.D23];HitDice;Hardy) + MAX([.S23];[.U23])" office:value-type="float" office:value="2" calcext:value-type="float">
            <text:p>+2</text:p>
          </table:table-cell>
          <table:table-cell table:formula="of:=LOOKUP([.D23];HitDice;Spirit)+MAX([.W23:.X23])" office:value-type="float" office:value="3" calcext:value-type="float">
            <text:p>+3</text:p>
          </table:table-cell>
          <table:table-cell table:formula="of:=LOOKUP([.D23];HitDice;Morale)+MAX([.W23];[.X23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Lt Guard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24];ArmorType;0);1)+[.T24]" office:value-type="float" office:value="17" calcext:value-type="float">
            <text:p>17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4];HitDice;HDDisplay) &amp; IF([.U24]&gt;0;&quot;+&quot; &amp; [.U24]*[.D24];IF([.U24]&lt;0;[.U24];&quot;&quot;))" office:value-type="string" office:string-value="3d8+3" calcext:value-type="string">
            <text:p>3d8+3</text:p>
          </table:table-cell>
          <table:table-cell table:formula="of:=LOOKUP([.D24];HitDice;AverageHP)+([.U24]*[.D24])" office:value-type="float" office:value="17" calcext:value-type="float">
            <text:p>17</text:p>
          </table:table-cell>
          <table:table-cell table:formula="of:=INDEX(ArmorSpeed;MATCH([.B24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4];HitDice;BAB) + IF([.I24]=&quot;Yes&quot;;[.T24];[.S24])" office:value-type="float" office:value="3" calcext:value-type="float">
            <text:p>+3</text:p>
          </table:table-cell>
          <table:table-cell table:formula="of:=INDEX(WeaponDamage;MATCH([.H24];Weapons;0);1)" office:value-type="string" office:string-value="1d8" calcext:value-type="string">
            <text:p>1d8</text:p>
          </table:table-cell>
          <table:table-cell table:style-name="ce5" table:formula="of:=IF([.I24]=&quot;Yes&quot;;[.T24];[.S24])" office:value-type="float" office:value="1" calcext:value-type="float">
            <text:p>+1</text:p>
          </table:table-cell>
          <table:table-cell office:value-type="string" calcext:value-type="string">
            <text:p>40:1</text:p>
          </table:table-cell>
          <table:table-cell table:formula="of:=LOOKUP([.D24];HitDice;Evasion) + MAX([.T24];[.V24])" office:value-type="float" office:value="3" calcext:value-type="float">
            <text:p>+3</text:p>
          </table:table-cell>
          <table:table-cell table:formula="of:=LOOKUP([.D24];HitDice;Hardy) + MAX([.S24];[.U24])" office:value-type="float" office:value="4" calcext:value-type="float">
            <text:p>+4</text:p>
          </table:table-cell>
          <table:table-cell table:formula="of:=LOOKUP([.D24];HitDice;Spirit)+MAX([.W24:.X24])" office:value-type="float" office:value="4" calcext:value-type="float">
            <text:p>+4</text:p>
          </table:table-cell>
          <table:table-cell table:formula="of:=LOOKUP([.D24];HitDice;Morale)+MAX([.W24];[.X24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Cpt Guard</text:p>
          </table:table-cell>
          <table:table-cell table:content-validation-name="val1" office:value-type="string" calcext:value-type="string">
            <text:p>Plate</text:p>
          </table:table-cell>
          <table:table-cell table:formula="of:=INDEX(ArmorClass;MATCH([.B25];ArmorType;0);1)+[.T25]" office:value-type="float" office:value="18" calcext:value-type="float">
            <text:p>18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25];HitDice;HDDisplay) &amp; IF([.U25]&gt;0;&quot;+&quot; &amp; [.U25]*[.D25];IF([.U25]&lt;0;[.U25];&quot;&quot;))" office:value-type="string" office:string-value="5d8+10" calcext:value-type="string">
            <text:p>5d8+10</text:p>
          </table:table-cell>
          <table:table-cell table:formula="of:=LOOKUP([.D25];HitDice;AverageHP)+([.U25]*[.D25])" office:value-type="float" office:value="33" calcext:value-type="float">
            <text:p>33</text:p>
          </table:table-cell>
          <table:table-cell table:formula="of:=INDEX(ArmorSpeed;MATCH([.B25];ArmorType;0);1)" office:value-type="float" office:value="20" calcext:value-type="float">
            <text:p>2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5];HitDice;BAB) + IF([.I25]=&quot;Yes&quot;;[.T25];[.S25])" office:value-type="float" office:value="5" calcext:value-type="float">
            <text:p>+5</text:p>
          </table:table-cell>
          <table:table-cell table:formula="of:=INDEX(WeaponDamage;MATCH([.H25];Weapons;0);1)" office:value-type="string" office:string-value="1d10" calcext:value-type="string">
            <text:p>1d10</text:p>
          </table:table-cell>
          <table:table-cell table:style-name="ce5" table:formula="of:=IF([.I25]=&quot;Yes&quot;;[.T25];[.S25])" office:value-type="float" office:value="2" calcext:value-type="float">
            <text:p>+2</text:p>
          </table:table-cell>
          <table:table-cell office:value-type="string" calcext:value-type="string">
            <text:p>1</text:p>
          </table:table-cell>
          <table:table-cell table:formula="of:=LOOKUP([.D25];HitDice;Evasion) + MAX([.T25];[.V25])" office:value-type="float" office:value="4" calcext:value-type="float">
            <text:p>+4</text:p>
          </table:table-cell>
          <table:table-cell table:formula="of:=LOOKUP([.D25];HitDice;Hardy) + MAX([.S25];[.U25])" office:value-type="float" office:value="6" calcext:value-type="float">
            <text:p>+6</text:p>
          </table:table-cell>
          <table:table-cell table:formula="of:=LOOKUP([.D25];HitDice;Spirit)+MAX([.W25:.X25])" office:value-type="float" office:value="6" calcext:value-type="float">
            <text:p>+6</text:p>
          </table:table-cell>
          <table:table-cell table:formula="of:=LOOKUP([.D25];HitDice;Morale)+MAX([.W25];[.X25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Cross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6];ArmorType;0);1)+[.T26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6];HitDice;HDDisplay) &amp; IF([.U26]&gt;0;&quot;+&quot; &amp; [.U26]*[.D26];IF([.U26]&lt;0;[.U26];&quot;&quot;))" office:value-type="string" office:string-value="1d6" calcext:value-type="string">
            <text:p>1d6</text:p>
          </table:table-cell>
          <table:table-cell table:formula="of:=LOOKUP([.D26];HitDice;AverageHP)+([.U26]*[.D26])" office:value-type="float" office:value="4" calcext:value-type="float">
            <text:p>4</text:p>
          </table:table-cell>
          <table:table-cell table:formula="of:=INDEX(ArmorSpeed;MATCH([.B2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Cross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6];HitDice;BAB) + IF([.I26]=&quot;Yes&quot;;[.T26];[.S26])" office:value-type="float" office:value="0" calcext:value-type="float">
            <text:p>+0</text:p>
          </table:table-cell>
          <table:table-cell office:value-type="string" calcext:value-type="string">
            <text:p>1d8</text:p>
          </table:table-cell>
          <table:table-cell table:style-name="ce5" table:formula="of:=IF([.I26]=&quot;Yes&quot;;[.T26];[.S26])" office:value-type="float" office:value="0" calcext:value-type="float">
            <text:p>+0</text:p>
          </table:table-cell>
          <table:table-cell/>
          <table:table-cell table:formula="of:=LOOKUP([.D26];HitDice;Evasion) + MAX([.T26];[.V26])" office:value-type="float" office:value="0" calcext:value-type="float">
            <text:p>+0</text:p>
          </table:table-cell>
          <table:table-cell table:formula="of:=LOOKUP([.D26];HitDice;Hardy) + MAX([.S26];[.U26])" office:value-type="float" office:value="0" calcext:value-type="float">
            <text:p>+0</text:p>
          </table:table-cell>
          <table:table-cell table:formula="of:=LOOKUP([.D26];HitDice;Spirit)+MAX([.W26:.X26])" office:value-type="float" office:value="0" calcext:value-type="float">
            <text:p>+0</text:p>
          </table:table-cell>
          <table:table-cell table:formula="of:=LOOKUP([.D26];HitDice;Morale)+MAX([.W26];[.X2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hort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7];ArmorType;0);1)+[.T27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7];HitDice;HDDisplay) &amp; IF([.U27]&gt;0;&quot;+&quot; &amp; [.U27]*[.D27];IF([.U27]&lt;0;[.U27];&quot;&quot;))" office:value-type="string" office:string-value="1d6" calcext:value-type="string">
            <text:p>1d6</text:p>
          </table:table-cell>
          <table:table-cell table:formula="of:=LOOKUP([.D27];HitDice;AverageHP)+([.U27]*[.D27])" office:value-type="float" office:value="4" calcext:value-type="float">
            <text:p>4</text:p>
          </table:table-cell>
          <table:table-cell table:formula="of:=INDEX(ArmorSpeed;MATCH([.B2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hort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7];HitDice;BAB) + IF([.I27]=&quot;Yes&quot;;[.T27];[.S27])" office:value-type="float" office:value="0" calcext:value-type="float">
            <text:p>+0</text:p>
          </table:table-cell>
          <table:table-cell office:value-type="string" calcext:value-type="string">
            <text:p>1d6</text:p>
          </table:table-cell>
          <table:table-cell table:style-name="ce5" table:formula="of:=IF([.I27]=&quot;Yes&quot;;[.T27];[.S27])" office:value-type="float" office:value="0" calcext:value-type="float">
            <text:p>+0</text:p>
          </table:table-cell>
          <table:table-cell/>
          <table:table-cell table:formula="of:=LOOKUP([.D27];HitDice;Evasion) + MAX([.T27];[.V27])" office:value-type="float" office:value="0" calcext:value-type="float">
            <text:p>+0</text:p>
          </table:table-cell>
          <table:table-cell table:formula="of:=LOOKUP([.D27];HitDice;Hardy) + MAX([.S27];[.U27])" office:value-type="float" office:value="0" calcext:value-type="float">
            <text:p>+0</text:p>
          </table:table-cell>
          <table:table-cell table:formula="of:=LOOKUP([.D27];HitDice;Spirit)+MAX([.W27:.X27])" office:value-type="float" office:value="0" calcext:value-type="float">
            <text:p>+0</text:p>
          </table:table-cell>
          <table:table-cell table:formula="of:=LOOKUP([.D27];HitDice;Morale)+MAX([.W27];[.X2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ong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8];ArmorType;0);1)+[.T28]" office:value-type="float" office:value="13" calcext:value-type="float">
            <text:p>13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28];HitDice;HDDisplay) &amp; IF([.U28]&gt;0;&quot;+&quot; &amp; [.U28]*[.D28];IF([.U28]&lt;0;[.U28];&quot;&quot;))" office:value-type="string" office:string-value="1d8" calcext:value-type="string">
            <text:p>1d8</text:p>
          </table:table-cell>
          <table:table-cell table:formula="of:=LOOKUP([.D28];HitDice;AverageHP)+([.U28]*[.D28])" office:value-type="float" office:value="5" calcext:value-type="float">
            <text:p>5</text:p>
          </table:table-cell>
          <table:table-cell table:formula="of:=INDEX(ArmorSpeed;MATCH([.B2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ong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8];HitDice;BAB) + IF([.I28]=&quot;Yes&quot;;[.T28];[.S28])" office:value-type="float" office:value="2" calcext:value-type="float">
            <text:p>+2</text:p>
          </table:table-cell>
          <table:table-cell office:value-type="string" calcext:value-type="string">
            <text:p>1d8</text:p>
          </table:table-cell>
          <table:table-cell table:style-name="ce5" table:formula="of:=IF([.I28]=&quot;Yes&quot;;[.T28];[.S28])" office:value-type="float" office:value="1" calcext:value-type="float">
            <text:p>+1</text:p>
          </table:table-cell>
          <table:table-cell/>
          <table:table-cell table:formula="of:=LOOKUP([.D28];HitDice;Evasion) + MAX([.T28];[.V28])" office:value-type="float" office:value="2" calcext:value-type="float">
            <text:p>+2</text:p>
          </table:table-cell>
          <table:table-cell table:formula="of:=LOOKUP([.D28];HitDice;Hardy) + MAX([.S28];[.U28])" office:value-type="float" office:value="1" calcext:value-type="float">
            <text:p>+1</text:p>
          </table:table-cell>
          <table:table-cell table:formula="of:=LOOKUP([.D28];HitDice;Spirit)+MAX([.W28:.X28])" office:value-type="float" office:value="1" calcext:value-type="float">
            <text:p>+1</text:p>
          </table:table-cell>
          <table:table-cell table:formula="of:=LOOKUP([.D28];HitDice;Morale)+MAX([.W28];[.X2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Artillerist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9];ArmorType;0);1)+[.T29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9];HitDice;HDDisplay) &amp; IF([.U29]&gt;0;&quot;+&quot; &amp; [.U29]*[.D29];IF([.U29]&lt;0;[.U29];&quot;&quot;))" office:value-type="string" office:string-value="1d6" calcext:value-type="string">
            <text:p>1d6</text:p>
          </table:table-cell>
          <table:table-cell table:formula="of:=LOOKUP([.D29];HitDice;AverageHP)+([.U29]*[.D29])" office:value-type="float" office:value="4" calcext:value-type="float">
            <text:p>4</text:p>
          </table:table-cell>
          <table:table-cell table:formula="of:=INDEX(ArmorSpeed;MATCH([.B2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9];HitDice;BAB) + IF([.I29]=&quot;Yes&quot;;[.T29];[.S29])" office:value-type="float" office:value="0" calcext:value-type="float">
            <text:p>+0</text:p>
          </table:table-cell>
          <table:table-cell table:formula="of:=INDEX(WeaponDamage;MATCH([.H29];Weapons;0);1)" office:value-type="string" office:string-value="1d6" calcext:value-type="string">
            <text:p>1d6</text:p>
          </table:table-cell>
          <table:table-cell table:style-name="ce5" table:formula="of:=IF([.I29]=&quot;Yes&quot;;[.T29];[.S29])" office:value-type="float" office:value="0" calcext:value-type="float">
            <text:p>+0</text:p>
          </table:table-cell>
          <table:table-cell/>
          <table:table-cell table:formula="of:=LOOKUP([.D29];HitDice;Evasion) + MAX([.T29];[.V29])" office:value-type="float" office:value="1" calcext:value-type="float">
            <text:p>+1</text:p>
          </table:table-cell>
          <table:table-cell table:formula="of:=LOOKUP([.D29];HitDice;Hardy) + MAX([.S29];[.U29])" office:value-type="float" office:value="0" calcext:value-type="float">
            <text:p>+0</text:p>
          </table:table-cell>
          <table:table-cell table:formula="of:=LOOKUP([.D29];HitDice;Spirit)+MAX([.W29:.X29])" office:value-type="float" office:value="0" calcext:value-type="float">
            <text:p>+0</text:p>
          </table:table-cell>
          <table:table-cell table:formula="of:=LOOKUP([.D29];HitDice;Morale)+MAX([.W29];[.X2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Heavy Cav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30];ArmorType;0);1)+[.T30]" office:value-type="float" office:value="17" calcext:value-type="float">
            <text:p>17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30];HitDice;HDDisplay) &amp; IF([.U30]&gt;0;&quot;+&quot; &amp; [.U30]*[.D30];IF([.U30]&lt;0;[.U30];&quot;&quot;))" office:value-type="string" office:string-value="2d8+2" calcext:value-type="string">
            <text:p>2d8+2</text:p>
          </table:table-cell>
          <table:table-cell table:formula="of:=LOOKUP([.D30];HitDice;AverageHP)+([.U30]*[.D30])" office:value-type="float" office:value="11" calcext:value-type="float">
            <text:p>11</text:p>
          </table:table-cell>
          <table:table-cell table:formula="of:=INDEX(ArmorSpeed;MATCH([.B30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0];HitDice;BAB) + IF([.I30]=&quot;Yes&quot;;[.T30];[.S30])" office:value-type="float" office:value="2" calcext:value-type="float">
            <text:p>+2</text:p>
          </table:table-cell>
          <table:table-cell office:value-type="string" calcext:value-type="string">
            <text:p>1d10</text:p>
          </table:table-cell>
          <table:table-cell table:style-name="ce5" table:formula="of:=IF([.I30]=&quot;Yes&quot;;[.T30];[.S30])" office:value-type="float" office:value="1" calcext:value-type="float">
            <text:p>+1</text:p>
          </table:table-cell>
          <table:table-cell/>
          <table:table-cell table:formula="of:=LOOKUP([.D30];HitDice;Evasion) + MAX([.T30];[.V30])" office:value-type="float" office:value="2" calcext:value-type="float">
            <text:p>+2</text:p>
          </table:table-cell>
          <table:table-cell table:formula="of:=LOOKUP([.D30];HitDice;Hardy) + MAX([.S30];[.U30])" office:value-type="float" office:value="3" calcext:value-type="float">
            <text:p>+3</text:p>
          </table:table-cell>
          <table:table-cell table:formula="of:=LOOKUP([.D30];HitDice;Spirit)+MAX([.W30:.X30])" office:value-type="float" office:value="2" calcext:value-type="float">
            <text:p>+2</text:p>
          </table:table-cell>
          <table:table-cell table:formula="of:=LOOKUP([.D30];HitDice;Morale)+MAX([.W30];[.X3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Hvy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Light Cav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1];ArmorType;0);1)+[.T31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1];HitDice;HDDisplay) &amp; IF([.U31]&gt;0;&quot;+&quot; &amp; [.U31]*[.D31];IF([.U31]&lt;0;[.U31];&quot;&quot;))" office:value-type="string" office:string-value="1d6" calcext:value-type="string">
            <text:p>1d6</text:p>
          </table:table-cell>
          <table:table-cell table:formula="of:=LOOKUP([.D31];HitDice;AverageHP)+([.U31]*[.D31])" office:value-type="float" office:value="4" calcext:value-type="float">
            <text:p>4</text:p>
          </table:table-cell>
          <table:table-cell table:formula="of:=INDEX(ArmorSpeed;MATCH([.B3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1];HitDice;BAB) + IF([.I31]=&quot;Yes&quot;;[.T31];[.S31])" office:value-type="float" office:value="0" calcext:value-type="float">
            <text:p>+0</text:p>
          </table:table-cell>
          <table:table-cell office:value-type="string" calcext:value-type="string">
            <text:p>1d10</text:p>
          </table:table-cell>
          <table:table-cell table:style-name="ce5" table:formula="of:=IF([.I31]=&quot;Yes&quot;;[.T31];[.S31])" office:value-type="float" office:value="0" calcext:value-type="float">
            <text:p>+0</text:p>
          </table:table-cell>
          <table:table-cell/>
          <table:table-cell table:formula="of:=LOOKUP([.D31];HitDice;Evasion) + MAX([.T31];[.V31])" office:value-type="float" office:value="0" calcext:value-type="float">
            <text:p>+0</text:p>
          </table:table-cell>
          <table:table-cell table:formula="of:=LOOKUP([.D31];HitDice;Hardy) + MAX([.S31];[.U31])" office:value-type="float" office:value="0" calcext:value-type="float">
            <text:p>+0</text:p>
          </table:table-cell>
          <table:table-cell table:formula="of:=LOOKUP([.D31];HitDice;Spirit)+MAX([.W31:.X31])" office:value-type="float" office:value="0" calcext:value-type="float">
            <text:p>+0</text:p>
          </table:table-cell>
          <table:table-cell table:formula="of:=LOOKUP([.D31];HitDice;Morale)+MAX([.W31];[.X3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Lt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Med. Cav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32];ArmorType;0);1)+[.T32]" office:value-type="float" office:value="16" calcext:value-type="float">
            <text:p>16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2];HitDice;HDDisplay) &amp; IF([.U32]&gt;0;&quot;+&quot; &amp; [.U32]*[.D32];IF([.U32]&lt;0;[.U32];&quot;&quot;))" office:value-type="string" office:string-value="1d8+1" calcext:value-type="string">
            <text:p>1d8+1</text:p>
          </table:table-cell>
          <table:table-cell table:formula="of:=LOOKUP([.D32];HitDice;AverageHP)+([.U32]*[.D32])" office:value-type="float" office:value="6" calcext:value-type="float">
            <text:p>6</text:p>
          </table:table-cell>
          <table:table-cell table:formula="of:=INDEX(ArmorSpeed;MATCH([.B32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2];HitDice;BAB) + IF([.I32]=&quot;Yes&quot;;[.T32];[.S32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2]=&quot;Yes&quot;;[.T32];[.S32])" office:value-type="float" office:value="0" calcext:value-type="float">
            <text:p>+0</text:p>
          </table:table-cell>
          <table:table-cell/>
          <table:table-cell table:formula="of:=LOOKUP([.D32];HitDice;Evasion) + MAX([.T32];[.V32])" office:value-type="float" office:value="1" calcext:value-type="float">
            <text:p>+1</text:p>
          </table:table-cell>
          <table:table-cell table:formula="of:=LOOKUP([.D32];HitDice;Hardy) + MAX([.S32];[.U32])" office:value-type="float" office:value="2" calcext:value-type="float">
            <text:p>+2</text:p>
          </table:table-cell>
          <table:table-cell table:formula="of:=LOOKUP([.D32];HitDice;Spirit)+MAX([.W32:.X32])" office:value-type="float" office:value="1" calcext:value-type="float">
            <text:p>+1</text:p>
          </table:table-cell>
          <table:table-cell table:formula="of:=LOOKUP([.D32];HitDice;Morale)+MAX([.W32];[.X3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Med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Heavy Inf.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3];ArmorType;0);1)+[.T33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3];HitDice;HDDisplay) &amp; IF([.U33]&gt;0;&quot;+&quot; &amp; [.U33]*[.D33];IF([.U33]&lt;0;[.U33];&quot;&quot;))" office:value-type="string" office:string-value="1d8+1" calcext:value-type="string">
            <text:p>1d8+1</text:p>
          </table:table-cell>
          <table:table-cell table:formula="of:=LOOKUP([.D33];HitDice;AverageHP)+([.U33]*[.D33])" office:value-type="float" office:value="6" calcext:value-type="float">
            <text:p>6</text:p>
          </table:table-cell>
          <table:table-cell table:formula="of:=INDEX(ArmorSpeed;MATCH([.B33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alberd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3];HitDice;BAB) + IF([.I33]=&quot;Yes&quot;;[.T33];[.S33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3]=&quot;Yes&quot;;[.T33];[.S33])" office:value-type="float" office:value="0" calcext:value-type="float">
            <text:p>+0</text:p>
          </table:table-cell>
          <table:table-cell/>
          <table:table-cell table:formula="of:=LOOKUP([.D33];HitDice;Evasion) + MAX([.T33];[.V33])" office:value-type="float" office:value="1" calcext:value-type="float">
            <text:p>+1</text:p>
          </table:table-cell>
          <table:table-cell table:formula="of:=LOOKUP([.D33];HitDice;Hardy) + MAX([.S33];[.U33])" office:value-type="float" office:value="2" calcext:value-type="float">
            <text:p>+2</text:p>
          </table:table-cell>
          <table:table-cell table:formula="of:=LOOKUP([.D33];HitDice;Spirit)+MAX([.W33:.X33])" office:value-type="float" office:value="1" calcext:value-type="float">
            <text:p>+1</text:p>
          </table:table-cell>
          <table:table-cell table:formula="of:=LOOKUP([.D33];HitDice;Morale)+MAX([.W33];[.X3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ight Inf.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4];ArmorType;0);1)+[.T34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4];HitDice;HDDisplay) &amp; IF([.U34]&gt;0;&quot;+&quot; &amp; [.U34]*[.D34];IF([.U34]&lt;0;[.U34];&quot;&quot;))" office:value-type="string" office:string-value="1d6" calcext:value-type="string">
            <text:p>1d6</text:p>
          </table:table-cell>
          <table:table-cell table:formula="of:=LOOKUP([.D34];HitDice;AverageHP)+([.U34]*[.D34])" office:value-type="float" office:value="4" calcext:value-type="float">
            <text:p>4</text:p>
          </table:table-cell>
          <table:table-cell table:formula="of:=INDEX(ArmorSpeed;MATCH([.B3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pear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4];HitDice;BAB) + IF([.I34]=&quot;Yes&quot;;[.T34];[.S34])" office:value-type="float" office:value="0" calcext:value-type="float">
            <text:p>+0</text:p>
          </table:table-cell>
          <table:table-cell office:value-type="string" calcext:value-type="string">
            <text:p>1d8</text:p>
          </table:table-cell>
          <table:table-cell table:style-name="ce5" table:formula="of:=IF([.I34]=&quot;Yes&quot;;[.T34];[.S34])" office:value-type="float" office:value="0" calcext:value-type="float">
            <text:p>+0</text:p>
          </table:table-cell>
          <table:table-cell/>
          <table:table-cell table:formula="of:=LOOKUP([.D34];HitDice;Evasion) + MAX([.T34];[.V34])" office:value-type="float" office:value="0" calcext:value-type="float">
            <text:p>+0</text:p>
          </table:table-cell>
          <table:table-cell table:formula="of:=LOOKUP([.D34];HitDice;Hardy) + MAX([.S34];[.U34])" office:value-type="float" office:value="0" calcext:value-type="float">
            <text:p>+0</text:p>
          </table:table-cell>
          <table:table-cell table:formula="of:=LOOKUP([.D34];HitDice;Spirit)+MAX([.W34:.X34])" office:value-type="float" office:value="0" calcext:value-type="float">
            <text:p>+0</text:p>
          </table:table-cell>
          <table:table-cell table:formula="of:=LOOKUP([.D34];HitDice;Morale)+MAX([.W34];[.X3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Militia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35];ArmorType;0);1)+[.T35]" office:value-type="float" office:value="10" calcext:value-type="float">
            <text:p>10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35];HitDice;HDDisplay) &amp; IF([.U35]&gt;0;&quot;+&quot; &amp; [.U35]*[.D35];IF([.U35]&lt;0;[.U35];&quot;&quot;))" office:value-type="string" office:string-value="" calcext:value-type="error">
            <text:p>#N/A</text:p>
          </table:table-cell>
          <table:table-cell table:formula="of:=LOOKUP([.D35];HitDice;AverageHP)+([.U35]*[.D35])" office:value-type="string" office:string-value="" calcext:value-type="error">
            <text:p>#N/A</text:p>
          </table:table-cell>
          <table:table-cell table:formula="of:=INDEX(ArmorSpeed;MATCH([.B3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Improvised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5];HitDice;BAB) + IF([.I35]=&quot;Yes&quot;;[.T35];[.S35])" office:value-type="string" office:string-value="" calcext:value-type="error">
            <text:p>#N/A</text:p>
          </table:table-cell>
          <table:table-cell office:value-type="string" calcext:value-type="string">
            <text:p>1d6</text:p>
          </table:table-cell>
          <table:table-cell table:style-name="ce5" table:formula="of:=IF([.I35]=&quot;Yes&quot;;[.T35];[.S35])" office:value-type="float" office:value="0" calcext:value-type="float">
            <text:p>+0</text:p>
          </table:table-cell>
          <table:table-cell/>
          <table:table-cell table:formula="of:=LOOKUP([.D35];HitDice;Evasion) + MAX([.T35];[.V35])" office:value-type="string" office:string-value="" calcext:value-type="error">
            <text:p>#N/A</text:p>
          </table:table-cell>
          <table:table-cell table:formula="of:=LOOKUP([.D35];HitDice;Hardy) + MAX([.S35];[.U35])" office:value-type="string" office:string-value="" calcext:value-type="error">
            <text:p>#N/A</text:p>
          </table:table-cell>
          <table:table-cell table:formula="of:=LOOKUP([.D35];HitDice;Spirit)+MAX([.W35:.X35])" office:value-type="string" office:string-value="" calcext:value-type="error">
            <text:p>#N/A</text:p>
          </table:table-cell>
          <table:table-cell table:formula="of:=LOOKUP([.D35];HitDice;Morale)+MAX([.W35];[.X35])" office:value-type="string" office:string-value="" calcext:value-type="error">
            <text:p>#N/A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Pike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6];ArmorType;0);1)+[.T36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6];HitDice;HDDisplay) &amp; IF([.U36]&gt;0;&quot;+&quot; &amp; [.U36]*[.D36];IF([.U36]&lt;0;[.U36];&quot;&quot;))" office:value-type="string" office:string-value="1d8+1" calcext:value-type="string">
            <text:p>1d8+1</text:p>
          </table:table-cell>
          <table:table-cell table:formula="of:=LOOKUP([.D36];HitDice;AverageHP)+([.U36]*[.D36])" office:value-type="float" office:value="6" calcext:value-type="float">
            <text:p>6</text:p>
          </table:table-cell>
          <table:table-cell table:formula="of:=INDEX(ArmorSpeed;MATCH([.B36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Pik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6];HitDice;BAB) + IF([.I36]=&quot;Yes&quot;;[.T36];[.S36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6]=&quot;Yes&quot;;[.T36];[.S36])" office:value-type="float" office:value="0" calcext:value-type="float">
            <text:p>+0</text:p>
          </table:table-cell>
          <table:table-cell/>
          <table:table-cell table:formula="of:=LOOKUP([.D36];HitDice;Evasion) + MAX([.T36];[.V36])" office:value-type="float" office:value="1" calcext:value-type="float">
            <text:p>+1</text:p>
          </table:table-cell>
          <table:table-cell table:formula="of:=LOOKUP([.D36];HitDice;Hardy) + MAX([.S36];[.U36])" office:value-type="float" office:value="2" calcext:value-type="float">
            <text:p>+2</text:p>
          </table:table-cell>
          <table:table-cell table:formula="of:=LOOKUP([.D36];HitDice;Spirit)+MAX([.W36:.X36])" office:value-type="float" office:value="1" calcext:value-type="float">
            <text:p>+1</text:p>
          </table:table-cell>
          <table:table-cell table:formula="of:=LOOKUP([.D36];HitDice;Morale)+MAX([.W36];[.X3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apper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37];ArmorType;0);1)+[.T37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7];HitDice;HDDisplay) &amp; IF([.U37]&gt;0;&quot;+&quot; &amp; [.U37]*[.D37];IF([.U37]&lt;0;[.U37];&quot;&quot;))" office:value-type="string" office:string-value="1d6" calcext:value-type="string">
            <text:p>1d6</text:p>
          </table:table-cell>
          <table:table-cell table:formula="of:=LOOKUP([.D37];HitDice;AverageHP)+([.U37]*[.D37])" office:value-type="float" office:value="4" calcext:value-type="float">
            <text:p>4</text:p>
          </table:table-cell>
          <table:table-cell table:formula="of:=INDEX(ArmorSpeed;MATCH([.B3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7];HitDice;BAB) + IF([.I37]=&quot;Yes&quot;;[.T37];[.S37])" office:value-type="float" office:value="0" calcext:value-type="float">
            <text:p>+0</text:p>
          </table:table-cell>
          <table:table-cell table:formula="of:=INDEX(WeaponDamage;MATCH([.H37];Weapons;0);1)" office:value-type="string" office:string-value="1d6" calcext:value-type="string">
            <text:p>1d6</text:p>
          </table:table-cell>
          <table:table-cell table:style-name="ce5" table:formula="of:=IF([.I37]=&quot;Yes&quot;;[.T37];[.S37])" office:value-type="float" office:value="0" calcext:value-type="float">
            <text:p>+0</text:p>
          </table:table-cell>
          <table:table-cell/>
          <table:table-cell table:formula="of:=LOOKUP([.D37];HitDice;Evasion) + MAX([.T37];[.V37])" office:value-type="float" office:value="1" calcext:value-type="float">
            <text:p>+1</text:p>
          </table:table-cell>
          <table:table-cell table:formula="of:=LOOKUP([.D37];HitDice;Hardy) + MAX([.S37];[.U37])" office:value-type="float" office:value="0" calcext:value-type="float">
            <text:p>+0</text:p>
          </table:table-cell>
          <table:table-cell table:formula="of:=LOOKUP([.D37];HitDice;Spirit)+MAX([.W37:.X37])" office:value-type="float" office:value="0" calcext:value-type="float">
            <text:p>+0</text:p>
          </table:table-cell>
          <table:table-cell table:formula="of:=LOOKUP([.D37];HitDice;Morale)+MAX([.W37];[.X3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linger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38];ArmorType;0);1)+[.T38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8];HitDice;HDDisplay) &amp; IF([.U38]&gt;0;&quot;+&quot; &amp; [.U38]*[.D38];IF([.U38]&lt;0;[.U38];&quot;&quot;))" office:value-type="string" office:string-value="1d6" calcext:value-type="string">
            <text:p>1d6</text:p>
          </table:table-cell>
          <table:table-cell table:formula="of:=LOOKUP([.D38];HitDice;AverageHP)+([.U38]*[.D38])" office:value-type="float" office:value="4" calcext:value-type="float">
            <text:p>4</text:p>
          </table:table-cell>
          <table:table-cell table:formula="of:=INDEX(ArmorSpeed;MATCH([.B3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ling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38];HitDice;BAB) + IF([.I38]=&quot;Yes&quot;;[.T38];[.S38])" office:value-type="float" office:value="1" calcext:value-type="float">
            <text:p>+1</text:p>
          </table:table-cell>
          <table:table-cell office:value-type="string" calcext:value-type="string">
            <text:p>1d6</text:p>
          </table:table-cell>
          <table:table-cell table:style-name="ce5" table:formula="of:=IF([.I38]=&quot;Yes&quot;;[.T38];[.S38])" office:value-type="float" office:value="1" calcext:value-type="float">
            <text:p>+1</text:p>
          </table:table-cell>
          <table:table-cell/>
          <table:table-cell table:formula="of:=LOOKUP([.D38];HitDice;Evasion) + MAX([.T38];[.V38])" office:value-type="float" office:value="1" calcext:value-type="float">
            <text:p>+1</text:p>
          </table:table-cell>
          <table:table-cell table:formula="of:=LOOKUP([.D38];HitDice;Hardy) + MAX([.S38];[.U38])" office:value-type="float" office:value="0" calcext:value-type="float">
            <text:p>+0</text:p>
          </table:table-cell>
          <table:table-cell table:formula="of:=LOOKUP([.D38];HitDice;Spirit)+MAX([.W38:.X38])" office:value-type="float" office:value="0" calcext:value-type="float">
            <text:p>+0</text:p>
          </table:table-cell>
          <table:table-cell table:formula="of:=LOOKUP([.D38];HitDice;Morale)+MAX([.W38];[.X3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gt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9];ArmorType;0);1)+[.T39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9];HitDice;HDDisplay) &amp; IF([.U39]&gt;0;&quot;+&quot; &amp; [.U39]*[.D39];IF([.U39]&lt;0;[.U39];&quot;&quot;))" office:value-type="string" office:string-value="1d8" calcext:value-type="string">
            <text:p>1d8</text:p>
          </table:table-cell>
          <table:table-cell table:formula="of:=LOOKUP([.D39];HitDice;AverageHP)+([.U39]*[.D39])" office:value-type="float" office:value="5" calcext:value-type="float">
            <text:p>5</text:p>
          </table:table-cell>
          <table:table-cell table:formula="of:=INDEX(ArmorSpeed;MATCH([.B3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9];HitDice;BAB) + IF([.I39]=&quot;Yes&quot;;[.T39];[.S39])" office:value-type="float" office:value="1" calcext:value-type="float">
            <text:p>+1</text:p>
          </table:table-cell>
          <table:table-cell table:formula="of:=INDEX(WeaponDamage;MATCH([.H39];Weapons;0);1)" office:value-type="string" office:string-value="1d8" calcext:value-type="string">
            <text:p>1d8</text:p>
          </table:table-cell>
          <table:table-cell table:style-name="ce5" table:formula="of:=IF([.I39]=&quot;Yes&quot;;[.T39];[.S39])" office:value-type="float" office:value="0" calcext:value-type="float">
            <text:p>+0</text:p>
          </table:table-cell>
          <table:table-cell/>
          <table:table-cell table:formula="of:=LOOKUP([.D39];HitDice;Evasion) + MAX([.T39];[.V39])" office:value-type="float" office:value="1" calcext:value-type="float">
            <text:p>+1</text:p>
          </table:table-cell>
          <table:table-cell table:formula="of:=LOOKUP([.D39];HitDice;Hardy) + MAX([.S39];[.U39])" office:value-type="float" office:value="1" calcext:value-type="float">
            <text:p>+1</text:p>
          </table:table-cell>
          <table:table-cell table:formula="of:=LOOKUP([.D39];HitDice;Spirit)+MAX([.W39:.X39])" office:value-type="float" office:value="2" calcext:value-type="float">
            <text:p>+2</text:p>
          </table:table-cell>
          <table:table-cell table:formula="of:=LOOKUP([.D39];HitDice;Morale)+MAX([.W39];[.X39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t.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0];ArmorType;0);1)+[.T40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40];HitDice;HDDisplay) &amp; IF([.U40]&gt;0;&quot;+&quot; &amp; [.U40]*[.D40];IF([.U40]&lt;0;[.U40];&quot;&quot;))" office:value-type="string" office:string-value="3d8" calcext:value-type="string">
            <text:p>3d8</text:p>
          </table:table-cell>
          <table:table-cell table:formula="of:=LOOKUP([.D40];HitDice;AverageHP)+([.U40]*[.D40])" office:value-type="float" office:value="14" calcext:value-type="float">
            <text:p>14</text:p>
          </table:table-cell>
          <table:table-cell table:formula="of:=INDEX(ArmorSpeed;MATCH([.B4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0];HitDice;BAB) + IF([.I40]=&quot;Yes&quot;;[.T40];[.S40])" office:value-type="float" office:value="3" calcext:value-type="float">
            <text:p>+3</text:p>
          </table:table-cell>
          <table:table-cell table:formula="of:=INDEX(WeaponDamage;MATCH([.H40];Weapons;0);1)" office:value-type="string" office:string-value="1d8" calcext:value-type="string">
            <text:p>1d8</text:p>
          </table:table-cell>
          <table:table-cell table:style-name="ce5" table:formula="of:=IF([.I40]=&quot;Yes&quot;;[.T40];[.S40])" office:value-type="float" office:value="1" calcext:value-type="float">
            <text:p>+1</text:p>
          </table:table-cell>
          <table:table-cell/>
          <table:table-cell table:formula="of:=LOOKUP([.D40];HitDice;Evasion) + MAX([.T40];[.V40])" office:value-type="float" office:value="3" calcext:value-type="float">
            <text:p>+3</text:p>
          </table:table-cell>
          <table:table-cell table:formula="of:=LOOKUP([.D40];HitDice;Hardy) + MAX([.S40];[.U40])" office:value-type="float" office:value="4" calcext:value-type="float">
            <text:p>+4</text:p>
          </table:table-cell>
          <table:table-cell table:formula="of:=LOOKUP([.D40];HitDice;Spirit)+MAX([.W40:.X40])" office:value-type="float" office:value="4" calcext:value-type="float">
            <text:p>+4</text:p>
          </table:table-cell>
          <table:table-cell table:formula="of:=LOOKUP([.D40];HitDice;Morale)+MAX([.W40];[.X40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Cpt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41];ArmorType;0);1)+[.T41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41];HitDice;HDDisplay) &amp; IF([.U41]&gt;0;&quot;+&quot; &amp; [.U41]*[.D41];IF([.U41]&lt;0;[.U41];&quot;&quot;))" office:value-type="string" office:string-value="5d8+5" calcext:value-type="string">
            <text:p>5d8+5</text:p>
          </table:table-cell>
          <table:table-cell table:formula="of:=LOOKUP([.D41];HitDice;AverageHP)+([.U41]*[.D41])" office:value-type="float" office:value="28" calcext:value-type="float">
            <text:p>28</text:p>
          </table:table-cell>
          <table:table-cell table:formula="of:=INDEX(ArmorSpeed;MATCH([.B41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1];HitDice;BAB) + IF([.I41]=&quot;Yes&quot;;[.T41];[.S41])" office:value-type="float" office:value="4" calcext:value-type="float">
            <text:p>+4</text:p>
          </table:table-cell>
          <table:table-cell table:formula="of:=INDEX(WeaponDamage;MATCH([.H41];Weapons;0);1)" office:value-type="string" office:string-value="1d8" calcext:value-type="string">
            <text:p>1d8</text:p>
          </table:table-cell>
          <table:table-cell table:style-name="ce5" table:formula="of:=IF([.I41]=&quot;Yes&quot;;[.T41];[.S41])" office:value-type="float" office:value="1" calcext:value-type="float">
            <text:p>+1</text:p>
          </table:table-cell>
          <table:table-cell/>
          <table:table-cell table:formula="of:=LOOKUP([.D41];HitDice;Evasion) + MAX([.T41];[.V41])" office:value-type="float" office:value="4" calcext:value-type="float">
            <text:p>+4</text:p>
          </table:table-cell>
          <table:table-cell table:formula="of:=LOOKUP([.D41];HitDice;Hardy) + MAX([.S41];[.U41])" office:value-type="float" office:value="5" calcext:value-type="float">
            <text:p>+5</text:p>
          </table:table-cell>
          <table:table-cell table:formula="of:=LOOKUP([.D41];HitDice;Spirit)+MAX([.W41:.X41])" office:value-type="float" office:value="6" calcext:value-type="float">
            <text:p>+6</text:p>
          </table:table-cell>
          <table:table-cell table:formula="of:=LOOKUP([.D41];HitDice;Morale)+MAX([.W41];[.X41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Marine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2];ArmorType;0);1)+[.T42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2];HitDice;HDDisplay) &amp; IF([.U42]&gt;0;&quot;+&quot; &amp; [.U42]*[.D42];IF([.U42]&lt;0;[.U42];&quot;&quot;))" office:value-type="string" office:string-value="1d8+1" calcext:value-type="string">
            <text:p>1d8+1</text:p>
          </table:table-cell>
          <table:table-cell table:formula="of:=LOOKUP([.D42];HitDice;AverageHP)+([.U42]*[.D42])" office:value-type="float" office:value="6" calcext:value-type="float">
            <text:p>6</text:p>
          </table:table-cell>
          <table:table-cell table:formula="of:=INDEX(ArmorSpeed;MATCH([.B4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2];HitDice;BAB) + IF([.I42]=&quot;Yes&quot;;[.T42];[.S42])" office:value-type="float" office:value="1" calcext:value-type="float">
            <text:p>+1</text:p>
          </table:table-cell>
          <table:table-cell table:formula="of:=INDEX(WeaponDamage;MATCH([.H42];Weapons;0);1)" office:value-type="string" office:string-value="1d8" calcext:value-type="string">
            <text:p>1d8</text:p>
          </table:table-cell>
          <table:table-cell table:style-name="ce5" table:formula="of:=IF([.I42]=&quot;Yes&quot;;[.T42];[.S42])" office:value-type="float" office:value="0" calcext:value-type="float">
            <text:p>+0</text:p>
          </table:table-cell>
          <table:table-cell/>
          <table:table-cell table:formula="of:=LOOKUP([.D42];HitDice;Evasion) + MAX([.T42];[.V42])" office:value-type="float" office:value="1" calcext:value-type="float">
            <text:p>+1</text:p>
          </table:table-cell>
          <table:table-cell table:formula="of:=LOOKUP([.D42];HitDice;Hardy) + MAX([.S42];[.U42])" office:value-type="float" office:value="2" calcext:value-type="float">
            <text:p>+2</text:p>
          </table:table-cell>
          <table:table-cell table:formula="of:=LOOKUP([.D42];HitDice;Spirit)+MAX([.W42:.X42])" office:value-type="float" office:value="1" calcext:value-type="float">
            <text:p>+1</text:p>
          </table:table-cell>
          <table:table-cell table:formula="of:=LOOKUP([.D42];HitDice;Morale)+MAX([.W42];[.X4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Rower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43];ArmorType;0);1)+[.T43]" office:value-type="float" office:value="14" calcext:value-type="float">
            <text:p>14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43];HitDice;HDDisplay) &amp; IF([.U43]&gt;0;&quot;+&quot; &amp; [.U43]*[.D43];IF([.U43]&lt;0;[.U43];&quot;&quot;))" office:value-type="string" office:string-value="1d6" calcext:value-type="string">
            <text:p>1d6</text:p>
          </table:table-cell>
          <table:table-cell table:formula="of:=LOOKUP([.D43];HitDice;AverageHP)+([.U43]*[.D43])" office:value-type="float" office:value="4" calcext:value-type="float">
            <text:p>4</text:p>
          </table:table-cell>
          <table:table-cell table:formula="of:=INDEX(ArmorSpeed;MATCH([.B4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3];HitDice;BAB) + IF([.I43]=&quot;Yes&quot;;[.T43];[.S43])" office:value-type="float" office:value="1" calcext:value-type="float">
            <text:p>+1</text:p>
          </table:table-cell>
          <table:table-cell table:formula="of:=INDEX(WeaponDamage;MATCH([.H43];Weapons;0);1)" office:value-type="string" office:string-value="1d6" calcext:value-type="string">
            <text:p>1d6</text:p>
          </table:table-cell>
          <table:table-cell table:style-name="ce5" table:formula="of:=IF([.I43]=&quot;Yes&quot;;[.T43];[.S43])" office:value-type="float" office:value="1" calcext:value-type="float">
            <text:p>+1</text:p>
          </table:table-cell>
          <table:table-cell/>
          <table:table-cell table:formula="of:=LOOKUP([.D43];HitDice;Evasion) + MAX([.T43];[.V43])" office:value-type="float" office:value="0" calcext:value-type="float">
            <text:p>+0</text:p>
          </table:table-cell>
          <table:table-cell table:formula="of:=LOOKUP([.D43];HitDice;Hardy) + MAX([.S43];[.U43])" office:value-type="float" office:value="1" calcext:value-type="float">
            <text:p>+1</text:p>
          </table:table-cell>
          <table:table-cell table:formula="of:=LOOKUP([.D43];HitDice;Spirit)+MAX([.W43:.X43])" office:value-type="float" office:value="0" calcext:value-type="float">
            <text:p>+0</text:p>
          </table:table-cell>
          <table:table-cell table:formula="of:=LOOKUP([.D43];HitDice;Morale)+MAX([.W43];[.X4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5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</text:p>
          </table:table-cell>
          <table:table-cell table:content-validation-name="val1" office:value-type="string" calcext:value-type="string">
            <text:p>None &amp; Buckler</text:p>
          </table:table-cell>
          <table:table-cell table:formula="of:=INDEX(ArmorClass;MATCH([.B44];ArmorType;0);1)+[.T44]" office:value-type="float" office:value="14" calcext:value-type="float">
            <text:p>14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44];HitDice;HDDisplay) &amp; IF([.U44]&gt;0;&quot;+&quot; &amp; [.U44]*[.D44];IF([.U44]&lt;0;[.U44];&quot;&quot;))" office:value-type="string" office:string-value="" calcext:value-type="error">
            <text:p>#N/A</text:p>
          </table:table-cell>
          <table:table-cell table:formula="of:=LOOKUP([.D44];HitDice;AverageHP)+([.U44]*[.D44])" office:value-type="string" office:string-value="" calcext:value-type="error">
            <text:p>#N/A</text:p>
          </table:table-cell>
          <table:table-cell table:formula="of:=INDEX(ArmorSpeed;MATCH([.B4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44];HitDice;BAB) + IF([.I44]=&quot;Yes&quot;;[.T44];[.S44])" office:value-type="string" office:string-value="" calcext:value-type="error">
            <text:p>#N/A</text:p>
          </table:table-cell>
          <table:table-cell table:formula="of:=INDEX(WeaponDamage;MATCH([.H44];Weapons;0);1)" office:value-type="string" office:string-value="1d6" calcext:value-type="string">
            <text:p>1d6</text:p>
          </table:table-cell>
          <table:table-cell table:style-name="ce5" table:formula="of:=IF([.I44]=&quot;Yes&quot;;[.T44];[.S44])" office:value-type="float" office:value="1" calcext:value-type="float">
            <text:p>+1</text:p>
          </table:table-cell>
          <table:table-cell/>
          <table:table-cell table:formula="of:=LOOKUP([.D44];HitDice;Evasion) + MAX([.T44];[.V44])" office:value-type="string" office:string-value="" calcext:value-type="error">
            <text:p>#N/A</text:p>
          </table:table-cell>
          <table:table-cell table:formula="of:=LOOKUP([.D44];HitDice;Hardy) + MAX([.S44];[.U44])" office:value-type="string" office:string-value="" calcext:value-type="error">
            <text:p>#N/A</text:p>
          </table:table-cell>
          <table:table-cell table:formula="of:=LOOKUP([.D44];HitDice;Spirit)+MAX([.W44:.X44])" office:value-type="string" office:string-value="" calcext:value-type="error">
            <text:p>#N/A</text:p>
          </table:table-cell>
          <table:table-cell table:formula="of:=LOOKUP([.D44];HitDice;Morale)+MAX([.W44];[.X44])" office:value-type="string" office:string-value="" calcext:value-type="error">
            <text:p>#N/A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Mate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45];ArmorType;0);1)+[.T45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5];HitDice;HDDisplay) &amp; IF([.U45]&gt;0;&quot;+&quot; &amp; [.U45]*[.D45];IF([.U45]&lt;0;[.U45];&quot;&quot;))" office:value-type="string" office:string-value="1d8+1" calcext:value-type="string">
            <text:p>1d8+1</text:p>
          </table:table-cell>
          <table:table-cell table:formula="of:=LOOKUP([.D45];HitDice;AverageHP)+([.U45]*[.D45])" office:value-type="float" office:value="6" calcext:value-type="float">
            <text:p>6</text:p>
          </table:table-cell>
          <table:table-cell table:formula="of:=INDEX(ArmorSpeed;MATCH([.B4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5];HitDice;BAB) + IF([.I45]=&quot;Yes&quot;;[.T45];[.S45])" office:value-type="float" office:value="1" calcext:value-type="float">
            <text:p>+1</text:p>
          </table:table-cell>
          <table:table-cell table:formula="of:=INDEX(WeaponDamage;MATCH([.H45];Weapons;0);1)" office:value-type="string" office:string-value="1d8" calcext:value-type="string">
            <text:p>1d8</text:p>
          </table:table-cell>
          <table:table-cell table:style-name="ce5" table:formula="of:=IF([.I45]=&quot;Yes&quot;;[.T45];[.S45])" office:value-type="float" office:value="0" calcext:value-type="float">
            <text:p>+0</text:p>
          </table:table-cell>
          <table:table-cell/>
          <table:table-cell table:formula="of:=LOOKUP([.D45];HitDice;Evasion) + MAX([.T45];[.V45])" office:value-type="float" office:value="1" calcext:value-type="float">
            <text:p>+1</text:p>
          </table:table-cell>
          <table:table-cell table:formula="of:=LOOKUP([.D45];HitDice;Hardy) + MAX([.S45];[.U45])" office:value-type="float" office:value="2" calcext:value-type="float">
            <text:p>+2</text:p>
          </table:table-cell>
          <table:table-cell table:formula="of:=LOOKUP([.D45];HitDice;Spirit)+MAX([.W45:.X45])" office:value-type="float" office:value="2" calcext:value-type="float">
            <text:p>+2</text:p>
          </table:table-cell>
          <table:table-cell table:formula="of:=LOOKUP([.D45];HitDice;Morale)+MAX([.W45];[.X45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Lieutenant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6];ArmorType;0);1)+[.T46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46];HitDice;HDDisplay) &amp; IF([.U46]&gt;0;&quot;+&quot; &amp; [.U46]*[.D46];IF([.U46]&lt;0;[.U46];&quot;&quot;))" office:value-type="string" office:string-value="3d8+3" calcext:value-type="string">
            <text:p>3d8+3</text:p>
          </table:table-cell>
          <table:table-cell table:formula="of:=LOOKUP([.D46];HitDice;AverageHP)+([.U46]*[.D46])" office:value-type="float" office:value="17" calcext:value-type="float">
            <text:p>17</text:p>
          </table:table-cell>
          <table:table-cell table:formula="of:=INDEX(ArmorSpeed;MATCH([.B4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6];HitDice;BAB) + IF([.I46]=&quot;Yes&quot;;[.T46];[.S46])" office:value-type="float" office:value="2" calcext:value-type="float">
            <text:p>+2</text:p>
          </table:table-cell>
          <table:table-cell table:formula="of:=INDEX(WeaponDamage;MATCH([.H46];Weapons;0);1)" office:value-type="string" office:string-value="1d8" calcext:value-type="string">
            <text:p>1d8</text:p>
          </table:table-cell>
          <table:table-cell table:style-name="ce5" table:formula="of:=IF([.I46]=&quot;Yes&quot;;[.T46];[.S46])" office:value-type="float" office:value="0" calcext:value-type="float">
            <text:p>+0</text:p>
          </table:table-cell>
          <table:table-cell/>
          <table:table-cell table:formula="of:=LOOKUP([.D46];HitDice;Evasion) + MAX([.T46];[.V46])" office:value-type="float" office:value="3" calcext:value-type="float">
            <text:p>+3</text:p>
          </table:table-cell>
          <table:table-cell table:formula="of:=LOOKUP([.D46];HitDice;Hardy) + MAX([.S46];[.U46])" office:value-type="float" office:value="4" calcext:value-type="float">
            <text:p>+4</text:p>
          </table:table-cell>
          <table:table-cell table:formula="of:=LOOKUP([.D46];HitDice;Spirit)+MAX([.W46:.X46])" office:value-type="float" office:value="4" calcext:value-type="float">
            <text:p>+4</text:p>
          </table:table-cell>
          <table:table-cell table:formula="of:=LOOKUP([.D46];HitDice;Morale)+MAX([.W46];[.X46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Captain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47];ArmorType;0);1)+[.T47]" office:value-type="float" office:value="16" calcext:value-type="float">
            <text:p>16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47];HitDice;HDDisplay) &amp; IF([.U47]&gt;0;&quot;+&quot; &amp; [.U47]*[.D47];IF([.U47]&lt;0;[.U47];&quot;&quot;))" office:value-type="string" office:string-value="5d8+5" calcext:value-type="string">
            <text:p>5d8+5</text:p>
          </table:table-cell>
          <table:table-cell table:formula="of:=LOOKUP([.D47];HitDice;AverageHP)+([.U47]*[.D47])" office:value-type="float" office:value="28" calcext:value-type="float">
            <text:p>28</text:p>
          </table:table-cell>
          <table:table-cell table:formula="of:=INDEX(ArmorSpeed;MATCH([.B47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7];HitDice;BAB) + IF([.I47]=&quot;Yes&quot;;[.T47];[.S47])" office:value-type="float" office:value="4" calcext:value-type="float">
            <text:p>+4</text:p>
          </table:table-cell>
          <table:table-cell table:formula="of:=INDEX(WeaponDamage;MATCH([.H47];Weapons;0);1)" office:value-type="string" office:string-value="1d8" calcext:value-type="string">
            <text:p>1d8</text:p>
          </table:table-cell>
          <table:table-cell table:style-name="ce5" table:formula="of:=IF([.I47]=&quot;Yes&quot;;[.T47];[.S47])" office:value-type="float" office:value="1" calcext:value-type="float">
            <text:p>+1</text:p>
          </table:table-cell>
          <table:table-cell/>
          <table:table-cell table:formula="of:=LOOKUP([.D47];HitDice;Evasion) + MAX([.T47];[.V47])" office:value-type="float" office:value="4" calcext:value-type="float">
            <text:p>+4</text:p>
          </table:table-cell>
          <table:table-cell table:formula="of:=LOOKUP([.D47];HitDice;Hardy) + MAX([.S47];[.U47])" office:value-type="float" office:value="5" calcext:value-type="float">
            <text:p>+5</text:p>
          </table:table-cell>
          <table:table-cell table:formula="of:=LOOKUP([.D47];HitDice;Spirit)+MAX([.W47:.X47])" office:value-type="float" office:value="6" calcext:value-type="float">
            <text:p>+6</text:p>
          </table:table-cell>
          <table:table-cell table:formula="of:=LOOKUP([.D47];HitDice;Morale)+MAX([.W47];[.X47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/>
          <table:table-cell table:style-name="ce48" table:content-validation-name="val2"/>
          <table:table-cell table:style-name="ce49"/>
          <table:table-cell table:number-columns-repeated="2"/>
          <table:table-cell table:content-validation-name="val3"/>
          <table:table-cell table:content-validation-name="val4"/>
          <table:table-cell table:number-columns-repeated="2"/>
          <table:table-cell table:style-name="ce5"/>
          <table:table-cell table:number-columns-repeated="5"/>
          <table:table-cell table:content-validation-name="val5"/>
          <table:table-cell table:number-columns-repeated="1006"/>
        </table:table-row>
        <table:table-row table:style-name="ro1">
          <table:table-cell office:value-type="string" calcext:value-type="string">
            <text:p>Caveman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49];ArmorType;0);1)+[.T49]" office:value-type="float" office:value="11" calcext:value-type="float">
            <text:p>11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49];HitDice;HDDisplay) &amp; IF([.U49]&gt;0;&quot;+&quot; &amp; [.U49]*[.D49];IF([.U49]&lt;0;[.U49];&quot;&quot;))" office:value-type="string" office:string-value="2d8+2" calcext:value-type="string">
            <text:p>2d8+2</text:p>
          </table:table-cell>
          <table:table-cell table:formula="of:=LOOKUP([.D49];HitDice;AverageHP)+([.U49]*[.D49])" office:value-type="float" office:value="11" calcext:value-type="float">
            <text:p>11</text:p>
          </table:table-cell>
          <table:table-cell table:formula="of:=INDEX(ArmorSpeed;MATCH([.B4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9];HitDice;BAB) + IF([.I49]=&quot;Yes&quot;;[.T49];[.S49])" office:value-type="float" office:value="2" calcext:value-type="float">
            <text:p>+2</text:p>
          </table:table-cell>
          <table:table-cell table:formula="of:=INDEX(WeaponDamage;MATCH([.H49];Weapons;0);1)" office:value-type="string" office:string-value="1d8" calcext:value-type="string">
            <text:p>1d8</text:p>
          </table:table-cell>
          <table:table-cell table:style-name="ce5" table:formula="of:=IF([.I49]=&quot;Yes&quot;;[.T49];[.S49])" office:value-type="float" office:value="1" calcext:value-type="float">
            <text:p>+1</text:p>
          </table:table-cell>
          <table:table-cell office:value-type="string" calcext:value-type="string">
            <text:p>10d6</text:p>
          </table:table-cell>
          <table:table-cell table:formula="of:=LOOKUP([.D49];HitDice;Evasion) + MAX([.T49];[.V49])" office:value-type="float" office:value="3" calcext:value-type="float">
            <text:p>+3</text:p>
          </table:table-cell>
          <table:table-cell table:formula="of:=LOOKUP([.D49];HitDice;Hardy) + MAX([.S49];[.U49])" office:value-type="float" office:value="3" calcext:value-type="float">
            <text:p>+3</text:p>
          </table:table-cell>
          <table:table-cell table:formula="of:=LOOKUP([.D49];HitDice;Spirit)+MAX([.W49:.X49])" office:value-type="float" office:value="2" calcext:value-type="float">
            <text:p>+2</text:p>
          </table:table-cell>
          <table:table-cell table:formula="of:=LOOKUP([.D49];HitDice;Morale)+MAX([.W49];[.X4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1" calcext:value-type="float">
            <text:p>+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Leader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50];ArmorType;0);1)+[.T50]" office:value-type="float" office:value="12" calcext:value-type="float">
            <text:p>12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50];HitDice;HDDisplay) &amp; IF([.U50]&gt;0;&quot;+&quot; &amp; [.U50]*[.D50];IF([.U50]&lt;0;[.U50];&quot;&quot;))" office:value-type="string" office:string-value="3d8+3" calcext:value-type="string">
            <text:p>3d8+3</text:p>
          </table:table-cell>
          <table:table-cell table:formula="of:=LOOKUP([.D50];HitDice;AverageHP)+([.U50]*[.D50])" office:value-type="float" office:value="17" calcext:value-type="float">
            <text:p>17</text:p>
          </table:table-cell>
          <table:table-cell table:formula="of:=INDEX(ArmorSpeed;MATCH([.B5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0];HitDice;BAB) + IF([.I50]=&quot;Yes&quot;;[.T50];[.S50])" office:value-type="float" office:value="3" calcext:value-type="float">
            <text:p>+3</text:p>
          </table:table-cell>
          <table:table-cell table:formula="of:=INDEX(WeaponDamage;MATCH([.H50];Weapons;0);1)" office:value-type="string" office:string-value="1d10" calcext:value-type="string">
            <text:p>1d10</text:p>
          </table:table-cell>
          <table:table-cell table:style-name="ce5" table:formula="of:=IF([.I50]=&quot;Yes&quot;;[.T50];[.S50])" office:value-type="float" office:value="1" calcext:value-type="float">
            <text:p>+1</text:p>
          </table:table-cell>
          <table:table-cell office:value-type="string" calcext:value-type="string">
            <text:p>1:10</text:p>
          </table:table-cell>
          <table:table-cell table:formula="of:=LOOKUP([.D50];HitDice;Evasion) + MAX([.T50];[.V50])" office:value-type="float" office:value="4" calcext:value-type="float">
            <text:p>+4</text:p>
          </table:table-cell>
          <table:table-cell table:formula="of:=LOOKUP([.D50];HitDice;Hardy) + MAX([.S50];[.U50])" office:value-type="float" office:value="4" calcext:value-type="float">
            <text:p>+4</text:p>
          </table:table-cell>
          <table:table-cell table:formula="of:=LOOKUP([.D50];HitDice;Spirit)+MAX([.W50:.X50])" office:value-type="float" office:value="3" calcext:value-type="float">
            <text:p>+3</text:p>
          </table:table-cell>
          <table:table-cell table:formula="of:=LOOKUP([.D50];HitDice;Morale)+MAX([.W50];[.X50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Chief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51];ArmorType;0);1)+[.T51]" office:value-type="float" office:value="13" calcext:value-type="float">
            <text:p>13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51];HitDice;HDDisplay) &amp; IF([.U51]&gt;0;&quot;+&quot; &amp; [.U51]*[.D51];IF([.U51]&lt;0;[.U51];&quot;&quot;))" office:value-type="string" office:string-value="5d8+10" calcext:value-type="string">
            <text:p>5d8+10</text:p>
          </table:table-cell>
          <table:table-cell table:formula="of:=LOOKUP([.D51];HitDice;AverageHP)+([.U51]*[.D51])" office:value-type="float" office:value="33" calcext:value-type="float">
            <text:p>33</text:p>
          </table:table-cell>
          <table:table-cell table:formula="of:=INDEX(ArmorSpeed;MATCH([.B5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1];HitDice;BAB) + IF([.I51]=&quot;Yes&quot;;[.T51];[.S51])" office:value-type="float" office:value="5" calcext:value-type="float">
            <text:p>+5</text:p>
          </table:table-cell>
          <table:table-cell table:formula="of:=INDEX(WeaponDamage;MATCH([.H51];Weapons;0);1)" office:value-type="string" office:string-value="1d10" calcext:value-type="string">
            <text:p>1d10</text:p>
          </table:table-cell>
          <table:table-cell table:style-name="ce5" table:formula="of:=IF([.I51]=&quot;Yes&quot;;[.T51];[.S51])" office:value-type="float" office:value="2" calcext:value-type="float">
            <text:p>+2</text:p>
          </table:table-cell>
          <table:table-cell office:value-type="string" calcext:value-type="string">
            <text:p>1</text:p>
          </table:table-cell>
          <table:table-cell table:formula="of:=LOOKUP([.D51];HitDice;Evasion) + MAX([.T51];[.V51])" office:value-type="float" office:value="5" calcext:value-type="float">
            <text:p>+5</text:p>
          </table:table-cell>
          <table:table-cell table:formula="of:=LOOKUP([.D51];HitDice;Hardy) + MAX([.S51];[.U51])" office:value-type="float" office:value="6" calcext:value-type="float">
            <text:p>+6</text:p>
          </table:table-cell>
          <table:table-cell table:formula="of:=LOOKUP([.D51];HitDice;Spirit)+MAX([.W51:.X51])" office:value-type="float" office:value="5" calcext:value-type="float">
            <text:p>+5</text:p>
          </table:table-cell>
          <table:table-cell table:formula="of:=LOOKUP([.D51];HitDice;Morale)+MAX([.W51];[.X51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Sub-Chief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52];ArmorType;0);1)+[.T52]" office:value-type="float" office:value="13" calcext:value-type="float">
            <text:p>13</text:p>
          </table:table-cell>
          <table:table-cell table:style-name="ce48" table:content-validation-name="val2" office:value-type="float" office:value="4" calcext:value-type="float">
            <text:p>4 <text:s text:c="3"/></text:p>
          </table:table-cell>
          <table:table-cell table:style-name="ce49" table:formula="of:=LOOKUP([.D52];HitDice;HDDisplay) &amp; IF([.U52]&gt;0;&quot;+&quot; &amp; [.U52]*[.D52];IF([.U52]&lt;0;[.U52];&quot;&quot;))" office:value-type="string" office:string-value="4d8+8" calcext:value-type="string">
            <text:p>4d8+8</text:p>
          </table:table-cell>
          <table:table-cell table:formula="of:=LOOKUP([.D52];HitDice;AverageHP)+([.U52]*[.D52])" office:value-type="float" office:value="26" calcext:value-type="float">
            <text:p>26</text:p>
          </table:table-cell>
          <table:table-cell table:formula="of:=INDEX(ArmorSpeed;MATCH([.B5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2];HitDice;BAB) + IF([.I52]=&quot;Yes&quot;;[.T52];[.S52])" office:value-type="float" office:value="5" calcext:value-type="float">
            <text:p>+5</text:p>
          </table:table-cell>
          <table:table-cell table:formula="of:=INDEX(WeaponDamage;MATCH([.H52];Weapons;0);1)" office:value-type="string" office:string-value="1d10" calcext:value-type="string">
            <text:p>1d10</text:p>
          </table:table-cell>
          <table:table-cell table:style-name="ce5" table:formula="of:=IF([.I52]=&quot;Yes&quot;;[.T52];[.S52])" office:value-type="float" office:value="2" calcext:value-type="float">
            <text:p>+2</text:p>
          </table:table-cell>
          <table:table-cell office:value-type="string" calcext:value-type="string">
            <text:p>1d4</text:p>
          </table:table-cell>
          <table:table-cell table:formula="of:=LOOKUP([.D52];HitDice;Evasion) + MAX([.T52];[.V52])" office:value-type="float" office:value="4" calcext:value-type="float">
            <text:p>+4</text:p>
          </table:table-cell>
          <table:table-cell table:formula="of:=LOOKUP([.D52];HitDice;Hardy) + MAX([.S52];[.U52])" office:value-type="float" office:value="5" calcext:value-type="float">
            <text:p>+5</text:p>
          </table:table-cell>
          <table:table-cell table:formula="of:=LOOKUP([.D52];HitDice;Spirit)+MAX([.W52:.X52])" office:value-type="float" office:value="3" calcext:value-type="float">
            <text:p>+3</text:p>
          </table:table-cell>
          <table:table-cell table:formula="of:=LOOKUP([.D52];HitDice;Morale)+MAX([.W52];[.X52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3];ArmorType;0);1)+[.T5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3];HitDice;HDDisplay) &amp; IF([.U53]&gt;0;&quot;+&quot; &amp; [.U53]*[.D53];IF([.U53]&lt;0;[.U53];&quot;&quot;))" office:value-type="string" office:string-value="1d8" calcext:value-type="string">
            <text:p>1d8</text:p>
          </table:table-cell>
          <table:table-cell table:formula="of:=LOOKUP([.D53];HitDice;AverageHP)+([.U53]*[.D53])" office:value-type="float" office:value="5" calcext:value-type="float">
            <text:p>5</text:p>
          </table:table-cell>
          <table:table-cell table:formula="of:=INDEX(ArmorSpeed;MATCH([.B5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3];HitDice;BAB) + IF([.I53]=&quot;Yes&quot;;[.T53];[.S53])" office:value-type="float" office:value="1" calcext:value-type="float">
            <text:p>+1</text:p>
          </table:table-cell>
          <table:table-cell table:formula="of:=INDEX(WeaponDamage;MATCH([.H53];Weapons;0);1)" office:value-type="string" office:string-value="1d4" calcext:value-type="string">
            <text:p>1d4</text:p>
          </table:table-cell>
          <table:table-cell table:style-name="ce5" table:formula="of:=IF([.I53]=&quot;Yes&quot;;[.T53];[.S53])" office:value-type="float" office:value="0" calcext:value-type="float">
            <text:p>+0</text:p>
          </table:table-cell>
          <table:table-cell/>
          <table:table-cell table:formula="of:=LOOKUP([.D53];HitDice;Evasion) + MAX([.T53];[.V53])" office:value-type="float" office:value="1" calcext:value-type="float">
            <text:p>+1</text:p>
          </table:table-cell>
          <table:table-cell table:formula="of:=LOOKUP([.D53];HitDice;Hardy) + MAX([.S53];[.U53])" office:value-type="float" office:value="1" calcext:value-type="float">
            <text:p>+1</text:p>
          </table:table-cell>
          <table:table-cell table:formula="of:=LOOKUP([.D53];HitDice;Spirit)+MAX([.W53:.X53])" office:value-type="float" office:value="1" calcext:value-type="float">
            <text:p>+1</text:p>
          </table:table-cell>
          <table:table-cell table:formula="of:=LOOKUP([.D53];HitDice;Morale)+MAX([.W53];[.X5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4];ArmorType;0);1)+[.T5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4];HitDice;HDDisplay) &amp; IF([.U54]&gt;0;&quot;+&quot; &amp; [.U54]*[.D54];IF([.U54]&lt;0;[.U54];&quot;&quot;))" office:value-type="string" office:string-value="1d8" calcext:value-type="string">
            <text:p>1d8</text:p>
          </table:table-cell>
          <table:table-cell table:formula="of:=LOOKUP([.D54];HitDice;AverageHP)+([.U54]*[.D54])" office:value-type="float" office:value="5" calcext:value-type="float">
            <text:p>5</text:p>
          </table:table-cell>
          <table:table-cell table:formula="of:=INDEX(ArmorSpeed;MATCH([.B5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4];HitDice;BAB) + IF([.I54]=&quot;Yes&quot;;[.T54];[.S54])" office:value-type="float" office:value="1" calcext:value-type="float">
            <text:p>+1</text:p>
          </table:table-cell>
          <table:table-cell table:formula="of:=INDEX(WeaponDamage;MATCH([.H54];Weapons;0);1)" office:value-type="string" office:string-value="1d4" calcext:value-type="string">
            <text:p>1d4</text:p>
          </table:table-cell>
          <table:table-cell table:style-name="ce5" table:formula="of:=IF([.I54]=&quot;Yes&quot;;[.T54];[.S54])" office:value-type="float" office:value="0" calcext:value-type="float">
            <text:p>+0</text:p>
          </table:table-cell>
          <table:table-cell/>
          <table:table-cell table:formula="of:=LOOKUP([.D54];HitDice;Evasion) + MAX([.T54];[.V54])" office:value-type="float" office:value="1" calcext:value-type="float">
            <text:p>+1</text:p>
          </table:table-cell>
          <table:table-cell table:formula="of:=LOOKUP([.D54];HitDice;Hardy) + MAX([.S54];[.U54])" office:value-type="float" office:value="1" calcext:value-type="float">
            <text:p>+1</text:p>
          </table:table-cell>
          <table:table-cell table:formula="of:=LOOKUP([.D54];HitDice;Spirit)+MAX([.W54:.X54])" office:value-type="float" office:value="1" calcext:value-type="float">
            <text:p>+1</text:p>
          </table:table-cell>
          <table:table-cell table:formula="of:=LOOKUP([.D54];HitDice;Morale)+MAX([.W54];[.X5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5];ArmorType;0);1)+[.T5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5];HitDice;HDDisplay) &amp; IF([.U55]&gt;0;&quot;+&quot; &amp; [.U55]*[.D55];IF([.U55]&lt;0;[.U55];&quot;&quot;))" office:value-type="string" office:string-value="1d8" calcext:value-type="string">
            <text:p>1d8</text:p>
          </table:table-cell>
          <table:table-cell table:formula="of:=LOOKUP([.D55];HitDice;AverageHP)+([.U55]*[.D55])" office:value-type="float" office:value="5" calcext:value-type="float">
            <text:p>5</text:p>
          </table:table-cell>
          <table:table-cell table:formula="of:=INDEX(ArmorSpeed;MATCH([.B5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5];HitDice;BAB) + IF([.I55]=&quot;Yes&quot;;[.T55];[.S55])" office:value-type="float" office:value="1" calcext:value-type="float">
            <text:p>+1</text:p>
          </table:table-cell>
          <table:table-cell table:formula="of:=INDEX(WeaponDamage;MATCH([.H55];Weapons;0);1)" office:value-type="string" office:string-value="1d4" calcext:value-type="string">
            <text:p>1d4</text:p>
          </table:table-cell>
          <table:table-cell table:style-name="ce5" table:formula="of:=IF([.I55]=&quot;Yes&quot;;[.T55];[.S55])" office:value-type="float" office:value="0" calcext:value-type="float">
            <text:p>+0</text:p>
          </table:table-cell>
          <table:table-cell/>
          <table:table-cell table:formula="of:=LOOKUP([.D55];HitDice;Evasion) + MAX([.T55];[.V55])" office:value-type="float" office:value="1" calcext:value-type="float">
            <text:p>+1</text:p>
          </table:table-cell>
          <table:table-cell table:formula="of:=LOOKUP([.D55];HitDice;Hardy) + MAX([.S55];[.U55])" office:value-type="float" office:value="1" calcext:value-type="float">
            <text:p>+1</text:p>
          </table:table-cell>
          <table:table-cell table:formula="of:=LOOKUP([.D55];HitDice;Spirit)+MAX([.W55:.X55])" office:value-type="float" office:value="1" calcext:value-type="float">
            <text:p>+1</text:p>
          </table:table-cell>
          <table:table-cell table:formula="of:=LOOKUP([.D55];HitDice;Morale)+MAX([.W55];[.X5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6];ArmorType;0);1)+[.T56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6];HitDice;HDDisplay) &amp; IF([.U56]&gt;0;&quot;+&quot; &amp; [.U56]*[.D56];IF([.U56]&lt;0;[.U56];&quot;&quot;))" office:value-type="string" office:string-value="1d8" calcext:value-type="string">
            <text:p>1d8</text:p>
          </table:table-cell>
          <table:table-cell table:formula="of:=LOOKUP([.D56];HitDice;AverageHP)+([.U56]*[.D56])" office:value-type="float" office:value="5" calcext:value-type="float">
            <text:p>5</text:p>
          </table:table-cell>
          <table:table-cell table:formula="of:=INDEX(ArmorSpeed;MATCH([.B5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6];HitDice;BAB) + IF([.I56]=&quot;Yes&quot;;[.T56];[.S56])" office:value-type="float" office:value="1" calcext:value-type="float">
            <text:p>+1</text:p>
          </table:table-cell>
          <table:table-cell table:formula="of:=INDEX(WeaponDamage;MATCH([.H56];Weapons;0);1)" office:value-type="string" office:string-value="1d4" calcext:value-type="string">
            <text:p>1d4</text:p>
          </table:table-cell>
          <table:table-cell table:style-name="ce5" table:formula="of:=IF([.I56]=&quot;Yes&quot;;[.T56];[.S56])" office:value-type="float" office:value="0" calcext:value-type="float">
            <text:p>+0</text:p>
          </table:table-cell>
          <table:table-cell/>
          <table:table-cell table:formula="of:=LOOKUP([.D56];HitDice;Evasion) + MAX([.T56];[.V56])" office:value-type="float" office:value="1" calcext:value-type="float">
            <text:p>+1</text:p>
          </table:table-cell>
          <table:table-cell table:formula="of:=LOOKUP([.D56];HitDice;Hardy) + MAX([.S56];[.U56])" office:value-type="float" office:value="1" calcext:value-type="float">
            <text:p>+1</text:p>
          </table:table-cell>
          <table:table-cell table:formula="of:=LOOKUP([.D56];HitDice;Spirit)+MAX([.W56:.X56])" office:value-type="float" office:value="1" calcext:value-type="float">
            <text:p>+1</text:p>
          </table:table-cell>
          <table:table-cell table:formula="of:=LOOKUP([.D56];HitDice;Morale)+MAX([.W56];[.X5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7];ArmorType;0);1)+[.T57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7];HitDice;HDDisplay) &amp; IF([.U57]&gt;0;&quot;+&quot; &amp; [.U57]*[.D57];IF([.U57]&lt;0;[.U57];&quot;&quot;))" office:value-type="string" office:string-value="1d8" calcext:value-type="string">
            <text:p>1d8</text:p>
          </table:table-cell>
          <table:table-cell table:formula="of:=LOOKUP([.D57];HitDice;AverageHP)+([.U57]*[.D57])" office:value-type="float" office:value="5" calcext:value-type="float">
            <text:p>5</text:p>
          </table:table-cell>
          <table:table-cell table:formula="of:=INDEX(ArmorSpeed;MATCH([.B5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7];HitDice;BAB) + IF([.I57]=&quot;Yes&quot;;[.T57];[.S57])" office:value-type="float" office:value="1" calcext:value-type="float">
            <text:p>+1</text:p>
          </table:table-cell>
          <table:table-cell table:formula="of:=INDEX(WeaponDamage;MATCH([.H57];Weapons;0);1)" office:value-type="string" office:string-value="1d4" calcext:value-type="string">
            <text:p>1d4</text:p>
          </table:table-cell>
          <table:table-cell table:style-name="ce5" table:formula="of:=IF([.I57]=&quot;Yes&quot;;[.T57];[.S57])" office:value-type="float" office:value="0" calcext:value-type="float">
            <text:p>+0</text:p>
          </table:table-cell>
          <table:table-cell/>
          <table:table-cell table:formula="of:=LOOKUP([.D57];HitDice;Evasion) + MAX([.T57];[.V57])" office:value-type="float" office:value="1" calcext:value-type="float">
            <text:p>+1</text:p>
          </table:table-cell>
          <table:table-cell table:formula="of:=LOOKUP([.D57];HitDice;Hardy) + MAX([.S57];[.U57])" office:value-type="float" office:value="1" calcext:value-type="float">
            <text:p>+1</text:p>
          </table:table-cell>
          <table:table-cell table:formula="of:=LOOKUP([.D57];HitDice;Spirit)+MAX([.W57:.X57])" office:value-type="float" office:value="1" calcext:value-type="float">
            <text:p>+1</text:p>
          </table:table-cell>
          <table:table-cell table:formula="of:=LOOKUP([.D57];HitDice;Morale)+MAX([.W57];[.X5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8];ArmorType;0);1)+[.T58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8];HitDice;HDDisplay) &amp; IF([.U58]&gt;0;&quot;+&quot; &amp; [.U58]*[.D58];IF([.U58]&lt;0;[.U58];&quot;&quot;))" office:value-type="string" office:string-value="1d8" calcext:value-type="string">
            <text:p>1d8</text:p>
          </table:table-cell>
          <table:table-cell table:formula="of:=LOOKUP([.D58];HitDice;AverageHP)+([.U58]*[.D58])" office:value-type="float" office:value="5" calcext:value-type="float">
            <text:p>5</text:p>
          </table:table-cell>
          <table:table-cell table:formula="of:=INDEX(ArmorSpeed;MATCH([.B5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8];HitDice;BAB) + IF([.I58]=&quot;Yes&quot;;[.T58];[.S58])" office:value-type="float" office:value="1" calcext:value-type="float">
            <text:p>+1</text:p>
          </table:table-cell>
          <table:table-cell table:formula="of:=INDEX(WeaponDamage;MATCH([.H58];Weapons;0);1)" office:value-type="string" office:string-value="1d4" calcext:value-type="string">
            <text:p>1d4</text:p>
          </table:table-cell>
          <table:table-cell table:style-name="ce5" table:formula="of:=IF([.I58]=&quot;Yes&quot;;[.T58];[.S58])" office:value-type="float" office:value="0" calcext:value-type="float">
            <text:p>+0</text:p>
          </table:table-cell>
          <table:table-cell/>
          <table:table-cell table:formula="of:=LOOKUP([.D58];HitDice;Evasion) + MAX([.T58];[.V58])" office:value-type="float" office:value="1" calcext:value-type="float">
            <text:p>+1</text:p>
          </table:table-cell>
          <table:table-cell table:formula="of:=LOOKUP([.D58];HitDice;Hardy) + MAX([.S58];[.U58])" office:value-type="float" office:value="1" calcext:value-type="float">
            <text:p>+1</text:p>
          </table:table-cell>
          <table:table-cell table:formula="of:=LOOKUP([.D58];HitDice;Spirit)+MAX([.W58:.X58])" office:value-type="float" office:value="1" calcext:value-type="float">
            <text:p>+1</text:p>
          </table:table-cell>
          <table:table-cell table:formula="of:=LOOKUP([.D58];HitDice;Morale)+MAX([.W58];[.X5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9];ArmorType;0);1)+[.T59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9];HitDice;HDDisplay) &amp; IF([.U59]&gt;0;&quot;+&quot; &amp; [.U59]*[.D59];IF([.U59]&lt;0;[.U59];&quot;&quot;))" office:value-type="string" office:string-value="1d8" calcext:value-type="string">
            <text:p>1d8</text:p>
          </table:table-cell>
          <table:table-cell table:formula="of:=LOOKUP([.D59];HitDice;AverageHP)+([.U59]*[.D59])" office:value-type="float" office:value="5" calcext:value-type="float">
            <text:p>5</text:p>
          </table:table-cell>
          <table:table-cell table:formula="of:=INDEX(ArmorSpeed;MATCH([.B5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9];HitDice;BAB) + IF([.I59]=&quot;Yes&quot;;[.T59];[.S59])" office:value-type="float" office:value="1" calcext:value-type="float">
            <text:p>+1</text:p>
          </table:table-cell>
          <table:table-cell table:formula="of:=INDEX(WeaponDamage;MATCH([.H59];Weapons;0);1)" office:value-type="string" office:string-value="1d4" calcext:value-type="string">
            <text:p>1d4</text:p>
          </table:table-cell>
          <table:table-cell table:style-name="ce5" table:formula="of:=IF([.I59]=&quot;Yes&quot;;[.T59];[.S59])" office:value-type="float" office:value="0" calcext:value-type="float">
            <text:p>+0</text:p>
          </table:table-cell>
          <table:table-cell/>
          <table:table-cell table:formula="of:=LOOKUP([.D59];HitDice;Evasion) + MAX([.T59];[.V59])" office:value-type="float" office:value="1" calcext:value-type="float">
            <text:p>+1</text:p>
          </table:table-cell>
          <table:table-cell table:formula="of:=LOOKUP([.D59];HitDice;Hardy) + MAX([.S59];[.U59])" office:value-type="float" office:value="1" calcext:value-type="float">
            <text:p>+1</text:p>
          </table:table-cell>
          <table:table-cell table:formula="of:=LOOKUP([.D59];HitDice;Spirit)+MAX([.W59:.X59])" office:value-type="float" office:value="1" calcext:value-type="float">
            <text:p>+1</text:p>
          </table:table-cell>
          <table:table-cell table:formula="of:=LOOKUP([.D59];HitDice;Morale)+MAX([.W59];[.X5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0];ArmorType;0);1)+[.T60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0];HitDice;HDDisplay) &amp; IF([.U60]&gt;0;&quot;+&quot; &amp; [.U60]*[.D60];IF([.U60]&lt;0;[.U60];&quot;&quot;))" office:value-type="string" office:string-value="1d8" calcext:value-type="string">
            <text:p>1d8</text:p>
          </table:table-cell>
          <table:table-cell table:formula="of:=LOOKUP([.D60];HitDice;AverageHP)+([.U60]*[.D60])" office:value-type="float" office:value="5" calcext:value-type="float">
            <text:p>5</text:p>
          </table:table-cell>
          <table:table-cell table:formula="of:=INDEX(ArmorSpeed;MATCH([.B6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0];HitDice;BAB) + IF([.I60]=&quot;Yes&quot;;[.T60];[.S60])" office:value-type="float" office:value="1" calcext:value-type="float">
            <text:p>+1</text:p>
          </table:table-cell>
          <table:table-cell table:formula="of:=INDEX(WeaponDamage;MATCH([.H60];Weapons;0);1)" office:value-type="string" office:string-value="1d4" calcext:value-type="string">
            <text:p>1d4</text:p>
          </table:table-cell>
          <table:table-cell table:style-name="ce5" table:formula="of:=IF([.I60]=&quot;Yes&quot;;[.T60];[.S60])" office:value-type="float" office:value="0" calcext:value-type="float">
            <text:p>+0</text:p>
          </table:table-cell>
          <table:table-cell/>
          <table:table-cell table:formula="of:=LOOKUP([.D60];HitDice;Evasion) + MAX([.T60];[.V60])" office:value-type="float" office:value="1" calcext:value-type="float">
            <text:p>+1</text:p>
          </table:table-cell>
          <table:table-cell table:formula="of:=LOOKUP([.D60];HitDice;Hardy) + MAX([.S60];[.U60])" office:value-type="float" office:value="1" calcext:value-type="float">
            <text:p>+1</text:p>
          </table:table-cell>
          <table:table-cell table:formula="of:=LOOKUP([.D60];HitDice;Spirit)+MAX([.W60:.X60])" office:value-type="float" office:value="1" calcext:value-type="float">
            <text:p>+1</text:p>
          </table:table-cell>
          <table:table-cell table:formula="of:=LOOKUP([.D60];HitDice;Morale)+MAX([.W60];[.X6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1];ArmorType;0);1)+[.T61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1];HitDice;HDDisplay) &amp; IF([.U61]&gt;0;&quot;+&quot; &amp; [.U61]*[.D61];IF([.U61]&lt;0;[.U61];&quot;&quot;))" office:value-type="string" office:string-value="1d8" calcext:value-type="string">
            <text:p>1d8</text:p>
          </table:table-cell>
          <table:table-cell table:formula="of:=LOOKUP([.D61];HitDice;AverageHP)+([.U61]*[.D61])" office:value-type="float" office:value="5" calcext:value-type="float">
            <text:p>5</text:p>
          </table:table-cell>
          <table:table-cell table:formula="of:=INDEX(ArmorSpeed;MATCH([.B6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1];HitDice;BAB) + IF([.I61]=&quot;Yes&quot;;[.T61];[.S61])" office:value-type="float" office:value="1" calcext:value-type="float">
            <text:p>+1</text:p>
          </table:table-cell>
          <table:table-cell table:formula="of:=INDEX(WeaponDamage;MATCH([.H61];Weapons;0);1)" office:value-type="string" office:string-value="1d4" calcext:value-type="string">
            <text:p>1d4</text:p>
          </table:table-cell>
          <table:table-cell table:style-name="ce5" table:formula="of:=IF([.I61]=&quot;Yes&quot;;[.T61];[.S61])" office:value-type="float" office:value="0" calcext:value-type="float">
            <text:p>+0</text:p>
          </table:table-cell>
          <table:table-cell/>
          <table:table-cell table:formula="of:=LOOKUP([.D61];HitDice;Evasion) + MAX([.T61];[.V61])" office:value-type="float" office:value="1" calcext:value-type="float">
            <text:p>+1</text:p>
          </table:table-cell>
          <table:table-cell table:formula="of:=LOOKUP([.D61];HitDice;Hardy) + MAX([.S61];[.U61])" office:value-type="float" office:value="1" calcext:value-type="float">
            <text:p>+1</text:p>
          </table:table-cell>
          <table:table-cell table:formula="of:=LOOKUP([.D61];HitDice;Spirit)+MAX([.W61:.X61])" office:value-type="float" office:value="1" calcext:value-type="float">
            <text:p>+1</text:p>
          </table:table-cell>
          <table:table-cell table:formula="of:=LOOKUP([.D61];HitDice;Morale)+MAX([.W61];[.X6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2];ArmorType;0);1)+[.T62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2];HitDice;HDDisplay) &amp; IF([.U62]&gt;0;&quot;+&quot; &amp; [.U62]*[.D62];IF([.U62]&lt;0;[.U62];&quot;&quot;))" office:value-type="string" office:string-value="1d8" calcext:value-type="string">
            <text:p>1d8</text:p>
          </table:table-cell>
          <table:table-cell table:formula="of:=LOOKUP([.D62];HitDice;AverageHP)+([.U62]*[.D62])" office:value-type="float" office:value="5" calcext:value-type="float">
            <text:p>5</text:p>
          </table:table-cell>
          <table:table-cell table:formula="of:=INDEX(ArmorSpeed;MATCH([.B6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2];HitDice;BAB) + IF([.I62]=&quot;Yes&quot;;[.T62];[.S62])" office:value-type="float" office:value="1" calcext:value-type="float">
            <text:p>+1</text:p>
          </table:table-cell>
          <table:table-cell table:formula="of:=INDEX(WeaponDamage;MATCH([.H62];Weapons;0);1)" office:value-type="string" office:string-value="1d4" calcext:value-type="string">
            <text:p>1d4</text:p>
          </table:table-cell>
          <table:table-cell table:style-name="ce5" table:formula="of:=IF([.I62]=&quot;Yes&quot;;[.T62];[.S62])" office:value-type="float" office:value="0" calcext:value-type="float">
            <text:p>+0</text:p>
          </table:table-cell>
          <table:table-cell/>
          <table:table-cell table:formula="of:=LOOKUP([.D62];HitDice;Evasion) + MAX([.T62];[.V62])" office:value-type="float" office:value="1" calcext:value-type="float">
            <text:p>+1</text:p>
          </table:table-cell>
          <table:table-cell table:formula="of:=LOOKUP([.D62];HitDice;Hardy) + MAX([.S62];[.U62])" office:value-type="float" office:value="1" calcext:value-type="float">
            <text:p>+1</text:p>
          </table:table-cell>
          <table:table-cell table:formula="of:=LOOKUP([.D62];HitDice;Spirit)+MAX([.W62:.X62])" office:value-type="float" office:value="1" calcext:value-type="float">
            <text:p>+1</text:p>
          </table:table-cell>
          <table:table-cell table:formula="of:=LOOKUP([.D62];HitDice;Morale)+MAX([.W62];[.X6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3];ArmorType;0);1)+[.T6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3];HitDice;HDDisplay) &amp; IF([.U63]&gt;0;&quot;+&quot; &amp; [.U63]*[.D63];IF([.U63]&lt;0;[.U63];&quot;&quot;))" office:value-type="string" office:string-value="1d8" calcext:value-type="string">
            <text:p>1d8</text:p>
          </table:table-cell>
          <table:table-cell table:formula="of:=LOOKUP([.D63];HitDice;AverageHP)+([.U63]*[.D63])" office:value-type="float" office:value="5" calcext:value-type="float">
            <text:p>5</text:p>
          </table:table-cell>
          <table:table-cell table:formula="of:=INDEX(ArmorSpeed;MATCH([.B6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3];HitDice;BAB) + IF([.I63]=&quot;Yes&quot;;[.T63];[.S63])" office:value-type="float" office:value="1" calcext:value-type="float">
            <text:p>+1</text:p>
          </table:table-cell>
          <table:table-cell table:formula="of:=INDEX(WeaponDamage;MATCH([.H63];Weapons;0);1)" office:value-type="string" office:string-value="1d4" calcext:value-type="string">
            <text:p>1d4</text:p>
          </table:table-cell>
          <table:table-cell table:style-name="ce5" table:formula="of:=IF([.I63]=&quot;Yes&quot;;[.T63];[.S63])" office:value-type="float" office:value="0" calcext:value-type="float">
            <text:p>+0</text:p>
          </table:table-cell>
          <table:table-cell/>
          <table:table-cell table:formula="of:=LOOKUP([.D63];HitDice;Evasion) + MAX([.T63];[.V63])" office:value-type="float" office:value="1" calcext:value-type="float">
            <text:p>+1</text:p>
          </table:table-cell>
          <table:table-cell table:formula="of:=LOOKUP([.D63];HitDice;Hardy) + MAX([.S63];[.U63])" office:value-type="float" office:value="1" calcext:value-type="float">
            <text:p>+1</text:p>
          </table:table-cell>
          <table:table-cell table:formula="of:=LOOKUP([.D63];HitDice;Spirit)+MAX([.W63:.X63])" office:value-type="float" office:value="1" calcext:value-type="float">
            <text:p>+1</text:p>
          </table:table-cell>
          <table:table-cell table:formula="of:=LOOKUP([.D63];HitDice;Morale)+MAX([.W63];[.X6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4];ArmorType;0);1)+[.T6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4];HitDice;HDDisplay) &amp; IF([.U64]&gt;0;&quot;+&quot; &amp; [.U64]*[.D64];IF([.U64]&lt;0;[.U64];&quot;&quot;))" office:value-type="string" office:string-value="1d8" calcext:value-type="string">
            <text:p>1d8</text:p>
          </table:table-cell>
          <table:table-cell table:formula="of:=LOOKUP([.D64];HitDice;AverageHP)+([.U64]*[.D64])" office:value-type="float" office:value="5" calcext:value-type="float">
            <text:p>5</text:p>
          </table:table-cell>
          <table:table-cell table:formula="of:=INDEX(ArmorSpeed;MATCH([.B6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4];HitDice;BAB) + IF([.I64]=&quot;Yes&quot;;[.T64];[.S64])" office:value-type="float" office:value="1" calcext:value-type="float">
            <text:p>+1</text:p>
          </table:table-cell>
          <table:table-cell table:formula="of:=INDEX(WeaponDamage;MATCH([.H64];Weapons;0);1)" office:value-type="string" office:string-value="1d4" calcext:value-type="string">
            <text:p>1d4</text:p>
          </table:table-cell>
          <table:table-cell table:style-name="ce5" table:formula="of:=IF([.I64]=&quot;Yes&quot;;[.T64];[.S64])" office:value-type="float" office:value="0" calcext:value-type="float">
            <text:p>+0</text:p>
          </table:table-cell>
          <table:table-cell/>
          <table:table-cell table:formula="of:=LOOKUP([.D64];HitDice;Evasion) + MAX([.T64];[.V64])" office:value-type="float" office:value="1" calcext:value-type="float">
            <text:p>+1</text:p>
          </table:table-cell>
          <table:table-cell table:formula="of:=LOOKUP([.D64];HitDice;Hardy) + MAX([.S64];[.U64])" office:value-type="float" office:value="1" calcext:value-type="float">
            <text:p>+1</text:p>
          </table:table-cell>
          <table:table-cell table:formula="of:=LOOKUP([.D64];HitDice;Spirit)+MAX([.W64:.X64])" office:value-type="float" office:value="1" calcext:value-type="float">
            <text:p>+1</text:p>
          </table:table-cell>
          <table:table-cell table:formula="of:=LOOKUP([.D64];HitDice;Morale)+MAX([.W64];[.X6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5];ArmorType;0);1)+[.T6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5];HitDice;HDDisplay) &amp; IF([.U65]&gt;0;&quot;+&quot; &amp; [.U65]*[.D65];IF([.U65]&lt;0;[.U65];&quot;&quot;))" office:value-type="string" office:string-value="1d8" calcext:value-type="string">
            <text:p>1d8</text:p>
          </table:table-cell>
          <table:table-cell table:formula="of:=LOOKUP([.D65];HitDice;AverageHP)+([.U65]*[.D65])" office:value-type="float" office:value="5" calcext:value-type="float">
            <text:p>5</text:p>
          </table:table-cell>
          <table:table-cell table:formula="of:=INDEX(ArmorSpeed;MATCH([.B6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5];HitDice;BAB) + IF([.I65]=&quot;Yes&quot;;[.T65];[.S65])" office:value-type="float" office:value="1" calcext:value-type="float">
            <text:p>+1</text:p>
          </table:table-cell>
          <table:table-cell table:formula="of:=INDEX(WeaponDamage;MATCH([.H65];Weapons;0);1)" office:value-type="string" office:string-value="1d4" calcext:value-type="string">
            <text:p>1d4</text:p>
          </table:table-cell>
          <table:table-cell table:style-name="ce5" table:formula="of:=IF([.I65]=&quot;Yes&quot;;[.T65];[.S65])" office:value-type="float" office:value="0" calcext:value-type="float">
            <text:p>+0</text:p>
          </table:table-cell>
          <table:table-cell/>
          <table:table-cell table:formula="of:=LOOKUP([.D65];HitDice;Evasion) + MAX([.T65];[.V65])" office:value-type="float" office:value="1" calcext:value-type="float">
            <text:p>+1</text:p>
          </table:table-cell>
          <table:table-cell table:formula="of:=LOOKUP([.D65];HitDice;Hardy) + MAX([.S65];[.U65])" office:value-type="float" office:value="1" calcext:value-type="float">
            <text:p>+1</text:p>
          </table:table-cell>
          <table:table-cell table:formula="of:=LOOKUP([.D65];HitDice;Spirit)+MAX([.W65:.X65])" office:value-type="float" office:value="1" calcext:value-type="float">
            <text:p>+1</text:p>
          </table:table-cell>
          <table:table-cell table:formula="of:=LOOKUP([.D65];HitDice;Morale)+MAX([.W65];[.X6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6];ArmorType;0);1)+[.T66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6];HitDice;HDDisplay) &amp; IF([.U66]&gt;0;&quot;+&quot; &amp; [.U66]*[.D66];IF([.U66]&lt;0;[.U66];&quot;&quot;))" office:value-type="string" office:string-value="1d8" calcext:value-type="string">
            <text:p>1d8</text:p>
          </table:table-cell>
          <table:table-cell table:formula="of:=LOOKUP([.D66];HitDice;AverageHP)+([.U66]*[.D66])" office:value-type="float" office:value="5" calcext:value-type="float">
            <text:p>5</text:p>
          </table:table-cell>
          <table:table-cell table:formula="of:=INDEX(ArmorSpeed;MATCH([.B6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6];HitDice;BAB) + IF([.I66]=&quot;Yes&quot;;[.T66];[.S66])" office:value-type="float" office:value="1" calcext:value-type="float">
            <text:p>+1</text:p>
          </table:table-cell>
          <table:table-cell table:formula="of:=INDEX(WeaponDamage;MATCH([.H66];Weapons;0);1)" office:value-type="string" office:string-value="1d4" calcext:value-type="string">
            <text:p>1d4</text:p>
          </table:table-cell>
          <table:table-cell table:style-name="ce5" table:formula="of:=IF([.I66]=&quot;Yes&quot;;[.T66];[.S66])" office:value-type="float" office:value="0" calcext:value-type="float">
            <text:p>+0</text:p>
          </table:table-cell>
          <table:table-cell/>
          <table:table-cell table:formula="of:=LOOKUP([.D66];HitDice;Evasion) + MAX([.T66];[.V66])" office:value-type="float" office:value="1" calcext:value-type="float">
            <text:p>+1</text:p>
          </table:table-cell>
          <table:table-cell table:formula="of:=LOOKUP([.D66];HitDice;Hardy) + MAX([.S66];[.U66])" office:value-type="float" office:value="1" calcext:value-type="float">
            <text:p>+1</text:p>
          </table:table-cell>
          <table:table-cell table:formula="of:=LOOKUP([.D66];HitDice;Spirit)+MAX([.W66:.X66])" office:value-type="float" office:value="1" calcext:value-type="float">
            <text:p>+1</text:p>
          </table:table-cell>
          <table:table-cell table:formula="of:=LOOKUP([.D66];HitDice;Morale)+MAX([.W66];[.X6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7];ArmorType;0);1)+[.T67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7];HitDice;HDDisplay) &amp; IF([.U67]&gt;0;&quot;+&quot; &amp; [.U67]*[.D67];IF([.U67]&lt;0;[.U67];&quot;&quot;))" office:value-type="string" office:string-value="1d8" calcext:value-type="string">
            <text:p>1d8</text:p>
          </table:table-cell>
          <table:table-cell table:formula="of:=LOOKUP([.D67];HitDice;AverageHP)+([.U67]*[.D67])" office:value-type="float" office:value="5" calcext:value-type="float">
            <text:p>5</text:p>
          </table:table-cell>
          <table:table-cell table:formula="of:=INDEX(ArmorSpeed;MATCH([.B6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7];HitDice;BAB) + IF([.I67]=&quot;Yes&quot;;[.T67];[.S67])" office:value-type="float" office:value="1" calcext:value-type="float">
            <text:p>+1</text:p>
          </table:table-cell>
          <table:table-cell table:formula="of:=INDEX(WeaponDamage;MATCH([.H67];Weapons;0);1)" office:value-type="string" office:string-value="1d4" calcext:value-type="string">
            <text:p>1d4</text:p>
          </table:table-cell>
          <table:table-cell table:style-name="ce5" table:formula="of:=IF([.I67]=&quot;Yes&quot;;[.T67];[.S67])" office:value-type="float" office:value="0" calcext:value-type="float">
            <text:p>+0</text:p>
          </table:table-cell>
          <table:table-cell/>
          <table:table-cell table:formula="of:=LOOKUP([.D67];HitDice;Evasion) + MAX([.T67];[.V67])" office:value-type="float" office:value="1" calcext:value-type="float">
            <text:p>+1</text:p>
          </table:table-cell>
          <table:table-cell table:formula="of:=LOOKUP([.D67];HitDice;Hardy) + MAX([.S67];[.U67])" office:value-type="float" office:value="1" calcext:value-type="float">
            <text:p>+1</text:p>
          </table:table-cell>
          <table:table-cell table:formula="of:=LOOKUP([.D67];HitDice;Spirit)+MAX([.W67:.X67])" office:value-type="float" office:value="1" calcext:value-type="float">
            <text:p>+1</text:p>
          </table:table-cell>
          <table:table-cell table:formula="of:=LOOKUP([.D67];HitDice;Morale)+MAX([.W67];[.X6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8];ArmorType;0);1)+[.T68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8];HitDice;HDDisplay) &amp; IF([.U68]&gt;0;&quot;+&quot; &amp; [.U68]*[.D68];IF([.U68]&lt;0;[.U68];&quot;&quot;))" office:value-type="string" office:string-value="1d8" calcext:value-type="string">
            <text:p>1d8</text:p>
          </table:table-cell>
          <table:table-cell table:formula="of:=LOOKUP([.D68];HitDice;AverageHP)+([.U68]*[.D68])" office:value-type="float" office:value="5" calcext:value-type="float">
            <text:p>5</text:p>
          </table:table-cell>
          <table:table-cell table:formula="of:=INDEX(ArmorSpeed;MATCH([.B6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8];HitDice;BAB) + IF([.I68]=&quot;Yes&quot;;[.T68];[.S68])" office:value-type="float" office:value="1" calcext:value-type="float">
            <text:p>+1</text:p>
          </table:table-cell>
          <table:table-cell table:formula="of:=INDEX(WeaponDamage;MATCH([.H68];Weapons;0);1)" office:value-type="string" office:string-value="1d4" calcext:value-type="string">
            <text:p>1d4</text:p>
          </table:table-cell>
          <table:table-cell table:style-name="ce5" table:formula="of:=IF([.I68]=&quot;Yes&quot;;[.T68];[.S68])" office:value-type="float" office:value="0" calcext:value-type="float">
            <text:p>+0</text:p>
          </table:table-cell>
          <table:table-cell/>
          <table:table-cell table:formula="of:=LOOKUP([.D68];HitDice;Evasion) + MAX([.T68];[.V68])" office:value-type="float" office:value="1" calcext:value-type="float">
            <text:p>+1</text:p>
          </table:table-cell>
          <table:table-cell table:formula="of:=LOOKUP([.D68];HitDice;Hardy) + MAX([.S68];[.U68])" office:value-type="float" office:value="1" calcext:value-type="float">
            <text:p>+1</text:p>
          </table:table-cell>
          <table:table-cell table:formula="of:=LOOKUP([.D68];HitDice;Spirit)+MAX([.W68:.X68])" office:value-type="float" office:value="1" calcext:value-type="float">
            <text:p>+1</text:p>
          </table:table-cell>
          <table:table-cell table:formula="of:=LOOKUP([.D68];HitDice;Morale)+MAX([.W68];[.X6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9];ArmorType;0);1)+[.T69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9];HitDice;HDDisplay) &amp; IF([.U69]&gt;0;&quot;+&quot; &amp; [.U69]*[.D69];IF([.U69]&lt;0;[.U69];&quot;&quot;))" office:value-type="string" office:string-value="1d8" calcext:value-type="string">
            <text:p>1d8</text:p>
          </table:table-cell>
          <table:table-cell table:formula="of:=LOOKUP([.D69];HitDice;AverageHP)+([.U69]*[.D69])" office:value-type="float" office:value="5" calcext:value-type="float">
            <text:p>5</text:p>
          </table:table-cell>
          <table:table-cell table:formula="of:=INDEX(ArmorSpeed;MATCH([.B6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9];HitDice;BAB) + IF([.I69]=&quot;Yes&quot;;[.T69];[.S69])" office:value-type="float" office:value="1" calcext:value-type="float">
            <text:p>+1</text:p>
          </table:table-cell>
          <table:table-cell table:formula="of:=INDEX(WeaponDamage;MATCH([.H69];Weapons;0);1)" office:value-type="string" office:string-value="1d4" calcext:value-type="string">
            <text:p>1d4</text:p>
          </table:table-cell>
          <table:table-cell table:style-name="ce5" table:formula="of:=IF([.I69]=&quot;Yes&quot;;[.T69];[.S69])" office:value-type="float" office:value="0" calcext:value-type="float">
            <text:p>+0</text:p>
          </table:table-cell>
          <table:table-cell/>
          <table:table-cell table:formula="of:=LOOKUP([.D69];HitDice;Evasion) + MAX([.T69];[.V69])" office:value-type="float" office:value="1" calcext:value-type="float">
            <text:p>+1</text:p>
          </table:table-cell>
          <table:table-cell table:formula="of:=LOOKUP([.D69];HitDice;Hardy) + MAX([.S69];[.U69])" office:value-type="float" office:value="1" calcext:value-type="float">
            <text:p>+1</text:p>
          </table:table-cell>
          <table:table-cell table:formula="of:=LOOKUP([.D69];HitDice;Spirit)+MAX([.W69:.X69])" office:value-type="float" office:value="1" calcext:value-type="float">
            <text:p>+1</text:p>
          </table:table-cell>
          <table:table-cell table:formula="of:=LOOKUP([.D69];HitDice;Morale)+MAX([.W69];[.X6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0];ArmorType;0);1)+[.T70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0];HitDice;HDDisplay) &amp; IF([.U70]&gt;0;&quot;+&quot; &amp; [.U70]*[.D70];IF([.U70]&lt;0;[.U70];&quot;&quot;))" office:value-type="string" office:string-value="1d8" calcext:value-type="string">
            <text:p>1d8</text:p>
          </table:table-cell>
          <table:table-cell table:formula="of:=LOOKUP([.D70];HitDice;AverageHP)+([.U70]*[.D70])" office:value-type="float" office:value="5" calcext:value-type="float">
            <text:p>5</text:p>
          </table:table-cell>
          <table:table-cell table:formula="of:=INDEX(ArmorSpeed;MATCH([.B7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0];HitDice;BAB) + IF([.I70]=&quot;Yes&quot;;[.T70];[.S70])" office:value-type="float" office:value="1" calcext:value-type="float">
            <text:p>+1</text:p>
          </table:table-cell>
          <table:table-cell table:formula="of:=INDEX(WeaponDamage;MATCH([.H70];Weapons;0);1)" office:value-type="string" office:string-value="1d4" calcext:value-type="string">
            <text:p>1d4</text:p>
          </table:table-cell>
          <table:table-cell table:style-name="ce5" table:formula="of:=IF([.I70]=&quot;Yes&quot;;[.T70];[.S70])" office:value-type="float" office:value="0" calcext:value-type="float">
            <text:p>+0</text:p>
          </table:table-cell>
          <table:table-cell/>
          <table:table-cell table:formula="of:=LOOKUP([.D70];HitDice;Evasion) + MAX([.T70];[.V70])" office:value-type="float" office:value="1" calcext:value-type="float">
            <text:p>+1</text:p>
          </table:table-cell>
          <table:table-cell table:formula="of:=LOOKUP([.D70];HitDice;Hardy) + MAX([.S70];[.U70])" office:value-type="float" office:value="1" calcext:value-type="float">
            <text:p>+1</text:p>
          </table:table-cell>
          <table:table-cell table:formula="of:=LOOKUP([.D70];HitDice;Spirit)+MAX([.W70:.X70])" office:value-type="float" office:value="1" calcext:value-type="float">
            <text:p>+1</text:p>
          </table:table-cell>
          <table:table-cell table:formula="of:=LOOKUP([.D70];HitDice;Morale)+MAX([.W70];[.X7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1];ArmorType;0);1)+[.T71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1];HitDice;HDDisplay) &amp; IF([.U71]&gt;0;&quot;+&quot; &amp; [.U71]*[.D71];IF([.U71]&lt;0;[.U71];&quot;&quot;))" office:value-type="string" office:string-value="1d8" calcext:value-type="string">
            <text:p>1d8</text:p>
          </table:table-cell>
          <table:table-cell table:formula="of:=LOOKUP([.D71];HitDice;AverageHP)+([.U71]*[.D71])" office:value-type="float" office:value="5" calcext:value-type="float">
            <text:p>5</text:p>
          </table:table-cell>
          <table:table-cell table:formula="of:=INDEX(ArmorSpeed;MATCH([.B7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1];HitDice;BAB) + IF([.I71]=&quot;Yes&quot;;[.T71];[.S71])" office:value-type="float" office:value="1" calcext:value-type="float">
            <text:p>+1</text:p>
          </table:table-cell>
          <table:table-cell table:formula="of:=INDEX(WeaponDamage;MATCH([.H71];Weapons;0);1)" office:value-type="string" office:string-value="1d4" calcext:value-type="string">
            <text:p>1d4</text:p>
          </table:table-cell>
          <table:table-cell table:style-name="ce5" table:formula="of:=IF([.I71]=&quot;Yes&quot;;[.T71];[.S71])" office:value-type="float" office:value="0" calcext:value-type="float">
            <text:p>+0</text:p>
          </table:table-cell>
          <table:table-cell/>
          <table:table-cell table:formula="of:=LOOKUP([.D71];HitDice;Evasion) + MAX([.T71];[.V71])" office:value-type="float" office:value="1" calcext:value-type="float">
            <text:p>+1</text:p>
          </table:table-cell>
          <table:table-cell table:formula="of:=LOOKUP([.D71];HitDice;Hardy) + MAX([.S71];[.U71])" office:value-type="float" office:value="1" calcext:value-type="float">
            <text:p>+1</text:p>
          </table:table-cell>
          <table:table-cell table:formula="of:=LOOKUP([.D71];HitDice;Spirit)+MAX([.W71:.X71])" office:value-type="float" office:value="1" calcext:value-type="float">
            <text:p>+1</text:p>
          </table:table-cell>
          <table:table-cell table:formula="of:=LOOKUP([.D71];HitDice;Morale)+MAX([.W71];[.X7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2];ArmorType;0);1)+[.T72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2];HitDice;HDDisplay) &amp; IF([.U72]&gt;0;&quot;+&quot; &amp; [.U72]*[.D72];IF([.U72]&lt;0;[.U72];&quot;&quot;))" office:value-type="string" office:string-value="1d8" calcext:value-type="string">
            <text:p>1d8</text:p>
          </table:table-cell>
          <table:table-cell table:formula="of:=LOOKUP([.D72];HitDice;AverageHP)+([.U72]*[.D72])" office:value-type="float" office:value="5" calcext:value-type="float">
            <text:p>5</text:p>
          </table:table-cell>
          <table:table-cell table:formula="of:=INDEX(ArmorSpeed;MATCH([.B7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2];HitDice;BAB) + IF([.I72]=&quot;Yes&quot;;[.T72];[.S72])" office:value-type="float" office:value="1" calcext:value-type="float">
            <text:p>+1</text:p>
          </table:table-cell>
          <table:table-cell table:formula="of:=INDEX(WeaponDamage;MATCH([.H72];Weapons;0);1)" office:value-type="string" office:string-value="1d4" calcext:value-type="string">
            <text:p>1d4</text:p>
          </table:table-cell>
          <table:table-cell table:style-name="ce5" table:formula="of:=IF([.I72]=&quot;Yes&quot;;[.T72];[.S72])" office:value-type="float" office:value="0" calcext:value-type="float">
            <text:p>+0</text:p>
          </table:table-cell>
          <table:table-cell/>
          <table:table-cell table:formula="of:=LOOKUP([.D72];HitDice;Evasion) + MAX([.T72];[.V72])" office:value-type="float" office:value="1" calcext:value-type="float">
            <text:p>+1</text:p>
          </table:table-cell>
          <table:table-cell table:formula="of:=LOOKUP([.D72];HitDice;Hardy) + MAX([.S72];[.U72])" office:value-type="float" office:value="1" calcext:value-type="float">
            <text:p>+1</text:p>
          </table:table-cell>
          <table:table-cell table:formula="of:=LOOKUP([.D72];HitDice;Spirit)+MAX([.W72:.X72])" office:value-type="float" office:value="1" calcext:value-type="float">
            <text:p>+1</text:p>
          </table:table-cell>
          <table:table-cell table:formula="of:=LOOKUP([.D72];HitDice;Morale)+MAX([.W72];[.X7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3];ArmorType;0);1)+[.T7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3];HitDice;HDDisplay) &amp; IF([.U73]&gt;0;&quot;+&quot; &amp; [.U73]*[.D73];IF([.U73]&lt;0;[.U73];&quot;&quot;))" office:value-type="string" office:string-value="1d8" calcext:value-type="string">
            <text:p>1d8</text:p>
          </table:table-cell>
          <table:table-cell table:formula="of:=LOOKUP([.D73];HitDice;AverageHP)+([.U73]*[.D73])" office:value-type="float" office:value="5" calcext:value-type="float">
            <text:p>5</text:p>
          </table:table-cell>
          <table:table-cell table:formula="of:=INDEX(ArmorSpeed;MATCH([.B7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3];HitDice;BAB) + IF([.I73]=&quot;Yes&quot;;[.T73];[.S73])" office:value-type="float" office:value="1" calcext:value-type="float">
            <text:p>+1</text:p>
          </table:table-cell>
          <table:table-cell table:formula="of:=INDEX(WeaponDamage;MATCH([.H73];Weapons;0);1)" office:value-type="string" office:string-value="1d4" calcext:value-type="string">
            <text:p>1d4</text:p>
          </table:table-cell>
          <table:table-cell table:style-name="ce5" table:formula="of:=IF([.I73]=&quot;Yes&quot;;[.T73];[.S73])" office:value-type="float" office:value="0" calcext:value-type="float">
            <text:p>+0</text:p>
          </table:table-cell>
          <table:table-cell/>
          <table:table-cell table:formula="of:=LOOKUP([.D73];HitDice;Evasion) + MAX([.T73];[.V73])" office:value-type="float" office:value="1" calcext:value-type="float">
            <text:p>+1</text:p>
          </table:table-cell>
          <table:table-cell table:formula="of:=LOOKUP([.D73];HitDice;Hardy) + MAX([.S73];[.U73])" office:value-type="float" office:value="1" calcext:value-type="float">
            <text:p>+1</text:p>
          </table:table-cell>
          <table:table-cell table:formula="of:=LOOKUP([.D73];HitDice;Spirit)+MAX([.W73:.X73])" office:value-type="float" office:value="1" calcext:value-type="float">
            <text:p>+1</text:p>
          </table:table-cell>
          <table:table-cell table:formula="of:=LOOKUP([.D73];HitDice;Morale)+MAX([.W73];[.X7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4];ArmorType;0);1)+[.T7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4];HitDice;HDDisplay) &amp; IF([.U74]&gt;0;&quot;+&quot; &amp; [.U74]*[.D74];IF([.U74]&lt;0;[.U74];&quot;&quot;))" office:value-type="string" office:string-value="1d8" calcext:value-type="string">
            <text:p>1d8</text:p>
          </table:table-cell>
          <table:table-cell table:formula="of:=LOOKUP([.D74];HitDice;AverageHP)+([.U74]*[.D74])" office:value-type="float" office:value="5" calcext:value-type="float">
            <text:p>5</text:p>
          </table:table-cell>
          <table:table-cell table:formula="of:=INDEX(ArmorSpeed;MATCH([.B7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4];HitDice;BAB) + IF([.I74]=&quot;Yes&quot;;[.T74];[.S74])" office:value-type="float" office:value="1" calcext:value-type="float">
            <text:p>+1</text:p>
          </table:table-cell>
          <table:table-cell table:formula="of:=INDEX(WeaponDamage;MATCH([.H74];Weapons;0);1)" office:value-type="string" office:string-value="1d4" calcext:value-type="string">
            <text:p>1d4</text:p>
          </table:table-cell>
          <table:table-cell table:style-name="ce5" table:formula="of:=IF([.I74]=&quot;Yes&quot;;[.T74];[.S74])" office:value-type="float" office:value="0" calcext:value-type="float">
            <text:p>+0</text:p>
          </table:table-cell>
          <table:table-cell/>
          <table:table-cell table:formula="of:=LOOKUP([.D74];HitDice;Evasion) + MAX([.T74];[.V74])" office:value-type="float" office:value="1" calcext:value-type="float">
            <text:p>+1</text:p>
          </table:table-cell>
          <table:table-cell table:formula="of:=LOOKUP([.D74];HitDice;Hardy) + MAX([.S74];[.U74])" office:value-type="float" office:value="1" calcext:value-type="float">
            <text:p>+1</text:p>
          </table:table-cell>
          <table:table-cell table:formula="of:=LOOKUP([.D74];HitDice;Spirit)+MAX([.W74:.X74])" office:value-type="float" office:value="1" calcext:value-type="float">
            <text:p>+1</text:p>
          </table:table-cell>
          <table:table-cell table:formula="of:=LOOKUP([.D74];HitDice;Morale)+MAX([.W74];[.X7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5];ArmorType;0);1)+[.T7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5];HitDice;HDDisplay) &amp; IF([.U75]&gt;0;&quot;+&quot; &amp; [.U75]*[.D75];IF([.U75]&lt;0;[.U75];&quot;&quot;))" office:value-type="string" office:string-value="1d8" calcext:value-type="string">
            <text:p>1d8</text:p>
          </table:table-cell>
          <table:table-cell table:formula="of:=LOOKUP([.D75];HitDice;AverageHP)+([.U75]*[.D75])" office:value-type="float" office:value="5" calcext:value-type="float">
            <text:p>5</text:p>
          </table:table-cell>
          <table:table-cell table:formula="of:=INDEX(ArmorSpeed;MATCH([.B7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5];HitDice;BAB) + IF([.I75]=&quot;Yes&quot;;[.T75];[.S75])" office:value-type="float" office:value="1" calcext:value-type="float">
            <text:p>+1</text:p>
          </table:table-cell>
          <table:table-cell table:formula="of:=INDEX(WeaponDamage;MATCH([.H75];Weapons;0);1)" office:value-type="string" office:string-value="1d4" calcext:value-type="string">
            <text:p>1d4</text:p>
          </table:table-cell>
          <table:table-cell table:style-name="ce5" table:formula="of:=IF([.I75]=&quot;Yes&quot;;[.T75];[.S75])" office:value-type="float" office:value="0" calcext:value-type="float">
            <text:p>+0</text:p>
          </table:table-cell>
          <table:table-cell/>
          <table:table-cell table:formula="of:=LOOKUP([.D75];HitDice;Evasion) + MAX([.T75];[.V75])" office:value-type="float" office:value="1" calcext:value-type="float">
            <text:p>+1</text:p>
          </table:table-cell>
          <table:table-cell table:formula="of:=LOOKUP([.D75];HitDice;Hardy) + MAX([.S75];[.U75])" office:value-type="float" office:value="1" calcext:value-type="float">
            <text:p>+1</text:p>
          </table:table-cell>
          <table:table-cell table:formula="of:=LOOKUP([.D75];HitDice;Spirit)+MAX([.W75:.X75])" office:value-type="float" office:value="1" calcext:value-type="float">
            <text:p>+1</text:p>
          </table:table-cell>
          <table:table-cell table:formula="of:=LOOKUP([.D75];HitDice;Morale)+MAX([.W75];[.X7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Builder" table:style-name="ta1">
        <office:forms form:automatic-focus="false" form:apply-design-mode="false"/>
        <table:table-column table:style-name="co52" table:default-cell-style-name="Default"/>
        <table:table-column table:style-name="co33" table:default-cell-style-name="ce3"/>
        <table:table-column table:style-name="co53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20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3"/>
        <table:table-column table:style-name="co60" table:default-cell-style-name="Default"/>
        <table:table-column table:style-name="co61" table:default-cell-style-name="Default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ce3"/>
        <table:table-column table:style-name="co19" table:default-cell-style-name="ce3"/>
        <table:table-column table:style-name="co68" table:number-columns-repeated="3" table:default-cell-style-name="Default"/>
        <table:table-column table:style-name="co57" table:default-cell-style-name="Default"/>
        <table:table-column table:style-name="co68" table:default-cell-style-name="Default"/>
        <table:table-column table:style-name="co20" table:number-columns-repeated="2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table:style-name="ce83" office:value-type="string" calcext:value-type="string" table:number-columns-spanned="10" table:number-rows-spanned="1">
            <text:p>Bishop</text:p>
          </table:table-cell>
          <table:covered-table-cell table:number-columns-repeated="9"/>
          <table:table-cell/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H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aves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XP</text:p>
          </table:table-cell>
          <table:table-cell table:style-name="ce1" office:value-type="string" calcext:value-type="string">
            <text:p>Atta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reasure</text:p>
          </table:table-cell>
          <table:table-cell/>
          <table:table-cell table:style-name="ce1" office:value-type="string" calcext:value-type="string">
            <text:p>Summary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Type:</text:p>
          </table:table-cell>
          <table:table-cell table:style-name="ce114" table:content-validation-name="val6" office:value-type="string" calcext:value-type="string">
            <text:p>Spellcaster</text:p>
          </table:table-cell>
          <table:table-cell table:number-columns-repeated="10"/>
          <table:table-cell table:style-name="ce101" table:formula="of:=[.B1] &amp; REPT(&quot;*&quot;;[.B19])" office:value-type="string" office:string-value="Bishop*****" calcext:value-type="string">
            <text:p>Bishop*****</text:p>
          </table:table-cell>
          <table:table-cell table:style-name="ce104" table:formula="of:=[.B3]" office:value-type="string" office:string-value="Humanoid (human)" calcext:value-type="string">
            <text:p>Humanoid (human)</text:p>
          </table:table-cell>
          <table:table-cell table:style-name="ce102" table:formula="of:=[.B4]" office:value-type="string" office:string-value="1 in 100" calcext:value-type="string">
            <text:p>1 in 100</text:p>
          </table:table-cell>
          <table:table-cell table:style-name="ce103" table:formula="of:=EnemyInit" office:value-type="float" office:value="0" calcext:value-type="float">
            <text:p>+0</text:p>
          </table:table-cell>
          <table:table-cell table:style-name="ce104" table:formula="of:=TRIM(LOOKUP(EnemyType;EnemyClass;ClassAbbr)) &amp; IF([.B6]=0.25; &quot; d4&quot;; IF([.B6]=0.5;&quot; d6&quot;; &quot; &quot; &amp; EnemyLevel &amp; &quot;d8&quot;)) &amp; IF(CON=0;&quot;&quot;;TEXT(CON*EnemyLevel;&quot;+#0;-#0&quot;)) &amp; &quot; (&quot; &amp; [.C6] &amp; &quot;)&quot;" office:value-type="string" office:string-value="S 9d8 (41)" calcext:value-type="string">
            <text:p>S 9d8 (41)</text:p>
          </table:table-cell>
          <table:table-cell table:style-name="ce104" table:formula="of:=LEFT([.B7];1)" office:value-type="string" office:string-value="M" calcext:value-type="string">
            <text:p>M</text:p>
          </table:table-cell>
          <table:table-cell table:style-name="ce104" table:formula="of:=[.C8] &amp; &quot; (&quot; &amp; [.B8] &amp; &quot;)&quot;" office:value-type="string" office:string-value="10 (None)" calcext:value-type="string">
            <text:p>10 (None)</text:p>
          </table:table-cell>
          <table:table-cell table:style-name="ce104" table:formula="of:=[.B9]" office:value-type="string" office:string-value="+7/+6/+9" calcext:value-type="string">
            <text:p>+7/+6/+9</text:p>
          </table:table-cell>
          <table:table-cell table:style-name="ce104" table:formula="of:=TEXT([.B10];&quot;+0;-0&quot;)" office:value-type="string" office:string-value="+5" calcext:value-type="string">
            <text:p>+5</text:p>
          </table:table-cell>
          <table:table-cell table:style-name="ce104" table:formula="of:=[.B11]" office:value-type="float" office:value="40" calcext:value-type="float">
            <text:p>40</text:p>
          </table:table-cell>
          <table:table-cell table:style-name="ce104" table:formula="of:=[.B12]" office:value-type="string" office:string-value="+0/+0/+0/+1/+2/+2" calcext:value-type="string">
            <text:p>+0/+0/+0/+1/+2/+2</text:p>
          </table:table-cell>
          <table:table-cell table:style-name="ce142" table:formula="of:=[.B13]" office:value-type="float" office:value="4400" calcext:value-type="float">
            <text:p>4,400</text:p>
          </table:table-cell>
          <table:table-cell table:style-name="ce105" table:formula="of:=[.B17]" office:value-type="string" office:string-value="LMW (+3 1d6)" calcext:value-type="string">
            <text:p>LMW (+3 1d6)</text:p>
          </table:table-cell>
          <table:table-cell table:style-name="ce105" table:formula="of:=IF([.B20]=&quot;&quot;;&quot;&quot;;[.B20])" office:value-type="string" office:string-value="Spellcaster L9: May prepare Thaumaturgy spells and cast them with 11 Invocation Die.  Save diff is 17+.  Rank 1: 4 spells  Rank 2: 3 spells Rank 3: 2 spells  Rank4: 2 spells  Rank 5: 1 spell" calcext:value-type="string">
            <text:p>Spellcaster L9: May prepare Thaumaturgy spells and cast them with 11 Invocation Die. <text:s/>Save diff is 17+. <text:s/>Rank 1: 4 spells <text:s/>Rank 2: 3 spells Rank 3: 2 spells <text:s/>Rank4: 2 spells <text:s/>Rank 5: 1 spell</text:p>
          </table:table-cell>
          <table:table-cell table:style-name="ce105" table:formula="of:=IF([.B24]=&quot;&quot;;&quot;&quot;;[.B24])" office:value-type="string" office:string-value="3d6gp" calcext:value-type="string">
            <text:p>3d6gp</text:p>
          </table:table-cell>
          <table:table-cell table:style-name="ce101"/>
          <table:table-cell table:style-name="ce106" table:formula="of:=[.B1] &amp; REPT(&quot;*&quot;;[.B19]) &amp; &quot; {&quot; &amp; TRIM(LOOKUP(EnemyType;EnemyClass;ClassAbbr)) &amp; IF([.B6]=0.25; &quot; d4&quot;; IF([.B6]=0.5;&quot; d6&quot;; &quot; &quot; &amp; EnemyLevel  &amp;&quot;d8&quot;)) &amp; IF(CON=0;&quot;&quot;;TEXT(CON*EnemyLevel;&quot;+#0;-#0&quot;)) &amp; &quot; (&quot; &amp; [.C6] &amp; &quot;), &quot; &amp; LEFT([.B7];1) &amp; &quot;,  I &quot; &amp; TEXT(EnemyInit;&quot;+0;-0&quot;) &amp; &quot;, AC &quot; &amp; [.C8] &amp; &quot; (&quot; &amp; [.B8] &amp; &quot;), Sv (&quot; &amp; [.B9] &amp; &quot;), ML &quot; &amp; TEXT([.B10];&quot;+0;-0&quot;) &amp; &quot;, MV &quot; &amp; [.B11] &amp; &quot;, ABL (&quot; &amp; [.B12] &amp; &quot;), Att: [&quot; &amp; [.B17] &amp; &quot;]&quot; &amp; &quot;, XP &quot; &amp; TEXT([.B13];&quot;#,##0&quot; &amp; &quot;}&quot;)" office:value-type="string" office:string-value="Bishop***** {S 9d8 (41), M,  I +0, AC 10 (None), Sv (+7/+6/+9), ML +5, MV 40, ABL (+0/+0/+0/+1/+2/+2), Att: [LMW (+3 1d6)], XP 4,400}" calcext:value-type="string">
            <text:p>Bishop***** {S 9d8 (41), M, <text:s/>I +0, AC 10 (None), Sv (+7/+6/+9), ML +5, MV 40, ABL (+0/+0/+0/+1/+2/+2), Att: [LMW (+3 1d6)], XP 4,400}</text:p>
          </table:table-cell>
          <table:table-cell table:style-name="ce101" table:number-columns-repeated="2"/>
        </table:table-row>
        <table:table-row table:style-name="ro1">
          <table:table-cell table:style-name="ce1" office:value-type="string" calcext:value-type="string">
            <text:p>Tags:</text:p>
          </table:table-cell>
          <table:table-cell table:style-name="ce114" table:content-validation-name="val7" office:value-type="string" calcext:value-type="string">
            <text:p>Humanoid (human)</text:p>
          </table:table-cell>
          <table:table-cell table:number-columns-repeated="10"/>
          <table:table-cell table:style-name="ce101"/>
          <table:table-cell table:style-name="ce104"/>
          <table:table-cell table:style-name="ce102"/>
          <table:table-cell table:style-name="ce103"/>
          <table:table-cell table:style-name="ce104" table:number-columns-repeated="7"/>
          <table:table-cell table:style-name="ce142"/>
          <table:table-cell table:style-name="ce105" table:number-columns-repeated="3"/>
          <table:table-cell table:style-name="ce101"/>
          <table:table-cell table:style-name="ce106"/>
          <table:table-cell table:style-name="ce101" table:number-columns-repeated="2"/>
        </table:table-row>
        <table:table-row table:style-name="ro1">
          <table:table-cell table:style-name="ce1" office:value-type="string" calcext:value-type="string">
            <text:p>Number:</text:p>
          </table:table-cell>
          <table:table-cell table:style-name="ce114" office:value-type="string" calcext:value-type="string">
            <text:p>1 in 100</text:p>
          </table:table-cell>
          <table:table-cell table:number-columns-repeated="10"/>
          <table:table-cell table:style-name="ce101"/>
          <table:table-cell table:style-name="ce104"/>
          <table:table-cell table:style-name="ce102"/>
          <table:table-cell table:style-name="ce103"/>
          <table:table-cell table:style-name="ce104" table:number-columns-repeated="7"/>
          <table:table-cell table:style-name="ce142"/>
          <table:table-cell table:style-name="ce105" table:number-columns-repeated="3"/>
          <table:table-cell table:style-name="ce101"/>
          <table:table-cell table:style-name="ce106"/>
          <table:table-cell table:style-name="ce101" table:number-columns-repeated="2"/>
        </table:table-row>
        <table:table-row table:style-name="ro1">
          <table:table-cell table:style-name="ce1" office:value-type="string" calcext:value-type="string">
            <text:p>Initiative:</text:p>
          </table:table-cell>
          <table:table-cell table:style-name="ce86" table:formula="of:=IF(OR([.B2]=&quot;Monster&quot;;[.C9]&lt;1);LOOKUP([.C9];HitDice;MonsterInit)) + IF(AND([.B2]=&quot;Fighter&quot;;[.C9]&gt;=1);LOOKUP([.C9];Levels;FighterInit)  + IF(AND([.B2]=&quot;Rogue&quot;;[.C9]&gt;=1);LOOKUP([.C9];Levels;RogueInit)  + IF(AND([.B2]=&quot;Spellcaster&quot;;[.C9]&gt;=1);LOOKUP([.C9];Levels;MageInit) + IF(AND([.B2]=&quot;Fighter-Rogue&quot;;[.C9]&gt;=1);LOOKUP([.C9];Levels;FRInit) + IF(AND([.B2]=&quot;Fighter-Spellcaster&quot;;[.C9]&gt;=1);LOOKUP([.C9];Levels;FMInit) + IF(AND([.B2]=&quot;Rogue-Spellcaster&quot;;[.C9]&gt;=1);LOOKUP([.C9];Levels;RMInit))))))) + DEX" office:value-type="float" office:value="0" calcext:value-type="float">
            <text:p>+0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Hit Dice:</text:p>
          </table:table-cell>
          <table:table-cell table:style-name="ce85" table:content-validation-name="val8" office:value-type="float" office:value="9" calcext:value-type="float">
            <text:p>9 <text:s text:c="3"/></text:p>
          </table:table-cell>
          <table:table-cell table:style-name="ce3" table:formula="of:=LOOKUP(MonsterHD;HitDice;AverageHP) + (CON * EnemyLevel)" office:value-type="float" office:value="41" calcext:value-type="float">
            <text:p>41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Size:</text:p>
          </table:table-cell>
          <table:table-cell table:style-name="ce114" table:content-validation-name="val9" office:value-type="string" calcext:value-type="string">
            <text:p>Medium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Armor:</text:p>
          </table:table-cell>
          <table:table-cell table:style-name="ce114" table:content-validation-name="val10" office:value-type="string" calcext:value-type="string">
            <text:p>None</text:p>
          </table:table-cell>
          <table:table-cell table:style-name="ce129" table:formula="of:=INDEX(ArmorClass;MATCH([.B8];ArmorType;0);1) + DEX" office:value-type="float" office:value="10" calcext:value-type="float">
            <text:p>10</text:p>
          </table:table-cell>
          <table:table-cell table:style-name="ce97"/>
          <table:table-cell table:style-name="ce99" table:formula="of:=[.C9]&lt;1" office:value-type="boolean" office:boolean-value="false" calcext:value-type="boolean">
            <text:p>FALSE</text:p>
          </table:table-cell>
          <table:table-cell table:style-name="ce97"/>
          <table:table-cell table:number-columns-repeated="25"/>
        </table:table-row>
        <table:table-row table:style-name="ro1">
          <table:table-cell table:style-name="ce1" office:value-type="string" calcext:value-type="string">
            <text:p>Saves (Ev/Ha/Sp):</text:p>
          </table:table-cell>
          <table:table-cell table:style-name="ce87" table:formula="of:=TEXT([.D9];&quot;+0;-0&quot;) &amp; &quot;/&quot; &amp; TEXT([.E9];&quot;+0;-0&quot;) &amp; &quot;/&quot; &amp; TEXT([.F9];&quot;+0;-0&quot;)" office:value-type="string" office:string-value="+7/+6/+9" calcext:value-type="string">
            <text:p>+7/+6/+9</text:p>
          </table:table-cell>
          <table:table-cell table:style-name="ce130" table:formula="of:=IF([.B2]&lt;&gt;&quot;Monster&quot;;MIN(15;MonsterHD);MonsterHD)" office:value-type="float" office:value="9" calcext:value-type="float">
            <text:p>9</text:p>
          </table:table-cell>
          <table:table-cell table:style-name="ce95" table:formula="of:=IF(OR([.$B$2]=&quot;Monster&quot;;EnemyLevel&lt;1);LOOKUP([.$C$9];HitDice;Evasion); 0) + IF(AND([.$B$2]=&quot;Fighter&quot;;EnemyLevel&gt;=1); LOOKUP(EnemyLevel;Levels;FighterEvade); 0) + IF(AND([.$B$2]=&quot;Rogue&quot;;EnemyLevel&gt;=1); LOOKUP(EnemyLevel;Levels;RogueEvade); 0) +  IF(AND([.$B$2]=&quot;Spellcaster&quot;;EnemyLevel&gt;=1); LOOKUP(EnemyLevel;Levels;MageEvade); 0) + IF(AND([.$B$2];EnemyLevel&gt;=1)=&quot;Fighter-Rogue&quot;; LOOKUP(EnemyLevel;Levels;FREvade); 0) + IF(AND([.$B$2]=&quot;Fighter-Spellcaster&quot;;EnemyLevel&gt;=1); LOOKUP(EnemyLevel;Levels;FMEvasion); 0) + IF(AND([.$B$2]=&quot;Rogue-Spellcaster&quot;;EnemyLevel&gt;=1); LOOKUP(EnemyLevel;Levels;RMEvade); 0) + MAX(DEX;INT)" office:value-type="float" office:value="7" calcext:value-type="float">
            <text:p>+7</text:p>
          </table:table-cell>
          <table:table-cell table:style-name="ce95" table:formula="of:=IF(OR([.$B$2]=&quot;Monster&quot;;EnemyLevel&lt;1);LOOKUP([.$C$9];HitDice;Hardy); 0) + IF(AND([.$B$2]=&quot;Fighter&quot;;EnemyLevel&gt;=1); LOOKUP(EnemyLevel;Levels;FighterHardy); 0) + IF(AND([.$B$2]=&quot;Rogue&quot;;EnemyLevel&gt;=1); LOOKUP(EnemyLevel;Levels;RogueHardy); 0) +  IF(AND([.$B$2]=&quot;Spellcaster&quot;;EnemyLevel&gt;=1); LOOKUP(EnemyLevel;Levels;MageHardy); 0) + IF(AND([.$B$2];EnemyLevel&gt;=1)=&quot;Fighter-Rogue&quot;; LOOKUP(EnemyLevel;Levels;FRHardy); 0) + IF(AND([.$B$2]=&quot;Fighter-Spellcaster&quot;;EnemyLevel&gt;=1); LOOKUP(EnemyLevel;Levels;FMHardy); 0) + IF(AND([.$B$2]=&quot;Rogue-Spellcaster&quot;;EnemyLevel&gt;=1); LOOKUP(EnemyLevel;Levels;RMHardy); 0) + MAX(STR;CON)" office:value-type="float" office:value="6" calcext:value-type="float">
            <text:p>+6</text:p>
          </table:table-cell>
          <table:table-cell table:style-name="ce95" table:formula="of:=IF(OR([.$B$2]=&quot;Monster&quot;;EnemyLevel&lt;1);LOOKUP([.$C$9];HitDice;Spirit); 0) + IF(AND([.$B$2]=&quot;Fighter&quot;;EnemyLevel&gt;=1); LOOKUP(EnemyLevel;Levels;FighterSpirit); 0) + IF(AND([.$B$2]=&quot;Rogue&quot;;EnemyLevel&gt;=1); LOOKUP(EnemyLevel;Levels;RogueSpirit); 0) +  IF(AND([.$B$2]=&quot;Spellcaster&quot;;EnemyLevel&gt;=1); LOOKUP(EnemyLevel;Levels;MageSpirit); 0) + IF(AND([.$B$2];EnemyLevel&gt;=1)=&quot;Fighter-Rogue&quot;; LOOKUP(EnemyLevel;Levels;FRSpirit); 0) + IF(AND([.$B$2]=&quot;Fighter-Spellcaster&quot;;EnemyLevel&gt;=1); LOOKUP(EnemyLevel;Levels;FMSpirit); 0) + IF(AND([.$B$2]=&quot;Rogue-Spellcaster&quot;;EnemyLevel&gt;=1); LOOKUP(EnemyLevel;Levels;RMSpirit); 0) + MAX(WIS;CHA)" office:value-type="float" office:value="9" calcext:value-type="float">
            <text:p>+9</text:p>
          </table:table-cell>
          <table:table-cell table:style-name="ce100" table:number-columns-repeated="3"/>
          <table:table-cell table:number-columns-repeated="22"/>
        </table:table-row>
        <table:table-row table:style-name="ro1">
          <table:table-cell table:style-name="ce1" office:value-type="string" calcext:value-type="string">
            <text:p>Morale:</text:p>
          </table:table-cell>
          <table:table-cell table:style-name="ce86" table:formula="of:=LOOKUP(MonsterHD;HitDice;Morale) + MAX(WIS; CHA) + MoraleBonus" office:value-type="float" office:value="5" calcext:value-type="float">
            <text:p>+5</text:p>
          </table:table-cell>
          <table:table-cell table:style-name="ce98" office:value-type="float" office:value="0" calcext:value-type="float">
            <text:p>+0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Move:</text:p>
          </table:table-cell>
          <table:table-cell table:style-name="ce114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CN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H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bilities (ST/DX/CN/IN/WI/CH):</text:p>
          </table:table-cell>
          <table:table-cell table:style-name="ce88" table:formula="of:=COM.MICROSOFT.TEXTJOIN(&quot;/&quot;; 0 ;TEXT([.D12];&quot;+0;-0&quot;);TEXT([.E12];&quot;+0;-0&quot;);TEXT([.F12];&quot;+0;-0&quot;);TEXT([.G12];&quot;+0;-0&quot;);TEXT([.H12];&quot;+0;-0&quot;);TEXT([.I12];&quot;+0;-0&quot;))" office:value-type="string" office:string-value="+0/+0/+0/+1/+2/+2" calcext:value-type="string">
            <text:p>+0/+0/+0/+1/+2/+2</text:p>
          </table:table-cell>
          <table:table-cell/>
          <table:table-cell table:number-columns-repeated="3" table:style-name="ce98" office:value-type="float" office:value="0" calcext:value-type="float">
            <text:p>+0</text:p>
          </table:table-cell>
          <table:table-cell table:style-name="ce98" office:value-type="float" office:value="1" calcext:value-type="float">
            <text:p>+1</text:p>
          </table:table-cell>
          <table:table-cell table:number-columns-repeated="2" table:style-name="ce98" office:value-type="float" office:value="2" calcext:value-type="float">
            <text:p>+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XP:</text:p>
          </table:table-cell>
          <table:table-cell table:style-name="ce119" table:formula="of:=LOOKUP([.B6];HitDice;MonsterXP) + ([.B19]*LOOKUP([.B6];HitDice;SpecialXP))" office:value-type="float" office:value="4400" calcext:value-type="float">
            <text:p>4,400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inesse:</text:p>
          </table:table-cell>
          <table:table-cell table:style-name="ce114" table:content-validation-name="val11" office:value-type="string" calcext:value-type="string">
            <text:p>No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Attack Bonus:</text:p>
          </table:table-cell>
          <table:table-cell table:style-name="ce86" table:formula="of:=TEXT(IF(OR(EnemyType=&quot;Monster&quot;;EnemyLevel&lt;1);LOOKUP(MonsterHD;HitDice;BAB);0) + IF(AND(EnemyType=&quot;Fighter&quot;;EnemyLevel&gt;=1);LOOKUP(EnemyLevel;Levels;FighterAB);0) + IF(AND(EnemyType=&quot;Rogue&quot;;EnemyLevel&gt;=1);LOOKUP(EnemyLevel;Levels;RogueAB);0) + IF(AND(EnemyType=&quot;Spellcaster&quot;;EnemyLevel&gt;=1);LOOKUP(EnemyLevel;Levels;MageAB);0) + IF(AND(EnemyType=&quot;Fighter-Rogue&quot;;EnemyLevel&gt;=1);LOOKUP(EnemyLevel;Levels;FRAB);0) + IF(AND(EnemyType=&quot;Fighter-Spellcaster&quot;;EnemyLevel&gt;=1);LOOKUP(EnemyLevel;Levels;FMAB);0) + IF(AND(EnemyType=&quot;Rogue-Spellcaster&quot;;EnemyLevel&gt;=1);LOOKUP(EnemyLevel;Levels;RMAB);0) + IF(Finesse=&quot;Yes&quot;;DEX;STR);&quot;+0;-0&quot;)" office:value-type="string" office:string-value="+3" calcext:value-type="string">
            <text:p>+3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Damage Bonus:</text:p>
          </table:table-cell>
          <table:table-cell table:style-name="ce86" table:formula="of:=IF([.B14]=&quot;Yes&quot;;DEX;STR)" office:value-type="float" office:value="0" calcext:value-type="float">
            <text:p>+0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Attacks:</text:p>
          </table:table-cell>
          <table:table-cell table:style-name="ce91" office:value-type="string" calcext:value-type="string" table:number-columns-spanned="10" table:number-rows-spanned="1">
            <text:p>LMW (+3 1d6)</text:p>
          </table:table-cell>
          <table:covered-table-cell table:number-columns-repeated="6" table:style-name="ce131"/>
          <table:covered-table-cell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Special Defenses:</text:p>
          </table:table-cell>
          <table:table-cell table:style-name="ce114" office:value-type="string" calcext:value-type="string">
            <text:p>none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# Special Abilities: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Special Abilities</text:p>
          </table:table-cell>
          <table:table-cell table:style-name="ce92" office:value-type="string" calcext:value-type="string" table:number-columns-spanned="10" table:number-rows-spanned="4">
            <text:p>Spellcaster L9: May prepare Thaumaturgy spells and cast them with 11 Invocation Die. <text:s/>Save diff is 17+. <text:s/>Rank 1: 4 spells <text:s/>Rank 2: 3 spells Rank 3: 2 spells <text:s/>Rank4: 2 spells <text:s/>Rank 5: 1 spell</text:p>
          </table:table-cell>
          <table:covered-table-cell table:number-columns-repeated="6" table:style-name="ce131"/>
          <table:covered-table-cell table:number-columns-repeated="3"/>
          <table:table-cell table:number-columns-repeated="20"/>
        </table:table-row>
        <table:table-row table:style-name="ro1">
          <table:table-cell/>
          <table:covered-table-cell table:style-name="ce93"/>
          <table:covered-table-cell table:number-columns-repeated="6" table:style-name="ce131"/>
          <table:covered-table-cell table:number-columns-repeated="3"/>
          <table:table-cell table:number-columns-repeated="20"/>
        </table:table-row>
        <table:table-row table:style-name="ro1">
          <table:table-cell/>
          <table:covered-table-cell table:style-name="ce93"/>
          <table:covered-table-cell table:number-columns-repeated="6" table:style-name="ce131"/>
          <table:covered-table-cell table:number-columns-repeated="3"/>
          <table:table-cell table:number-columns-repeated="20"/>
        </table:table-row>
        <table:table-row table:style-name="ro1">
          <table:table-cell/>
          <table:covered-table-cell table:style-name="ce93"/>
          <table:covered-table-cell table:number-columns-repeated="6" table:style-name="ce131"/>
          <table:covered-table-cell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Treasure:</text:p>
          </table:table-cell>
          <table:table-cell table:style-name="ce114" office:value-type="string" calcext:value-type="string">
            <text:p>3d6gp</text:p>
          </table:table-cell>
          <table:table-cell table:number-columns-repeated="29"/>
        </table:table-row>
        <table:table-row table:style-name="ro1">
          <table:table-cell/>
          <table:table-cell table:style-name="Default"/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 table:number-rows-repeated="3">
          <table:table-cell/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OSE / BX</text:p>
          </table:table-cell>
          <table:table-cell table:number-columns-repeated="11"/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H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aves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XP</text:p>
          </table:table-cell>
          <table:table-cell table:style-name="ce1" office:value-type="string" calcext:value-type="string">
            <text:p>Atta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reasure</text:p>
          </table:table-cell>
          <table:table-cell/>
          <table:table-cell table:style-name="ce1" office:value-type="string" calcext:value-type="string">
            <text:p>Summary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Name:</text:p>
          </table:table-cell>
          <table:table-cell table:style-name="ce124" office:value-type="string" calcext:value-type="string">
            <text:p>Pilgrim</text:p>
          </table:table-cell>
          <table:table-cell table:number-columns-repeated="10"/>
          <table:table-cell table:style-name="ce101" table:formula="of:=[.B31] &amp; REPT(&quot;*&quot;;[.B36])" office:value-type="string" office:string-value="Pilgrim" calcext:value-type="string">
            <text:p>Pilgrim</text:p>
          </table:table-cell>
          <table:table-cell table:style-name="ce104" table:formula="of:=[.B33]" office:value-type="string" office:string-value="Humanoid (human)" calcext:value-type="string">
            <text:p>Humanoid (human)</text:p>
          </table:table-cell>
          <table:table-cell table:style-name="ce140" table:formula="of:=[.B42]" office:value-type="string" office:string-value="1 (wandering) / 1d3 (lair)" calcext:value-type="string">
            <text:p>1 (wandering) / 1d3 (lair)</text:p>
          </table:table-cell>
          <table:table-cell table:style-name="ce103" table:formula="of:=IF(OR([.B32]=&quot;Monster&quot;;[.C9]&lt;1);LOOKUP([.C9];HitDice;MonsterInit)) + IF(AND([.B2]=&quot;Fighter&quot;;[.C9]&gt;=1);LOOKUP([.C9];Levels;FighterInit)  + IF(AND([.B2]=&quot;Rogue&quot;;[.C9]&gt;=1);LOOKUP([.C9];Levels;RogueInit)  + IF(AND([.B2]=&quot;Spellcaster&quot;;[.C9]&gt;=1);LOOKUP([.C9];Levels;MageInit) + IF(AND([.B2]=&quot;Fighter-Rogue&quot;;[.C9]&gt;=1);LOOKUP([.C9];Levels;FRInit) + IF(AND([.B2]=&quot;Fighter-Spellcaster&quot;;[.C9]&gt;=1);LOOKUP([.C9];Levels;FMInit) + IF(AND([.B2]=&quot;Rogue-Spellcaster&quot;;[.C9]&gt;=1);LOOKUP([.C9];Levels;RMInit))))))) + [.E43]" office:value-type="float" office:value="0" calcext:value-type="float">
            <text:p>+0</text:p>
          </table:table-cell>
          <table:table-cell table:style-name="ce102" table:formula="of:=TRIM(LOOKUP([.B32];EnemyClass;ClassAbbr)) &amp; IF([.B35]=0.25; &quot; d4&quot;; IF([.B35]=0.5;&quot; d6&quot;; &quot; &quot; &amp; [.D35] &amp; &quot;d8&quot;)) &amp; IF([.F43]=0;&quot;&quot;;TEXT([.F43]*[.D35];&quot;+#0;-#0&quot;)) &amp; &quot; (&quot; &amp; [.C35] &amp; &quot;)&quot;" office:value-type="string" office:string-value="S d4 (3)" calcext:value-type="string">
            <text:p>S d4 (3)</text:p>
          </table:table-cell>
          <table:table-cell table:style-name="ce104" table:formula="of:=LEFT([.B45];1)" office:value-type="string" office:string-value="L" calcext:value-type="string">
            <text:p>L</text:p>
          </table:table-cell>
          <table:table-cell table:style-name="ce104" table:formula="of:=[.B34]" office:value-type="string" office:string-value="10 (none)" calcext:value-type="string">
            <text:p>10 (none)</text:p>
          </table:table-cell>
          <table:table-cell table:style-name="ce104" table:formula="of:=TEXT([.D41];&quot;+0;-0&quot;) &amp; &quot;/&quot; &amp; TEXT([.E41];&quot;+0;-0&quot;) &amp; &quot;/&quot; &amp; TEXT([.F41];&quot;+0;-0&quot;)" office:value-type="string" office:string-value="+7/+7/+7" calcext:value-type="string">
            <text:p>+7/+7/+7</text:p>
          </table:table-cell>
          <table:table-cell table:style-name="ce103" table:formula="of:=LOOKUP([.B41];BXMorale;CCMorale)" office:value-type="float" office:value="5" calcext:value-type="float">
            <text:p>+5</text:p>
          </table:table-cell>
          <table:table-cell table:style-name="ce104" table:formula="of:=[.B39]" office:value-type="float" office:value="40" calcext:value-type="float">
            <text:p>40</text:p>
          </table:table-cell>
          <table:table-cell table:style-name="ce104" table:formula="of:=[.B43]" office:value-type="string" office:string-value="+0/+0/+0/+0/+0/+0" calcext:value-type="string">
            <text:p>+0/+0/+0/+0/+0/+0</text:p>
          </table:table-cell>
          <table:table-cell table:style-name="ce142" table:formula="of:=LOOKUP([.B35];HitDice;MonsterXP) + ([.B36]*LOOKUP([.B35];HitDice;SpecialXP))" office:value-type="float" office:value="5" calcext:value-type="float">
            <text:p>5</text:p>
          </table:table-cell>
          <table:table-cell table:style-name="ce105" table:formula="of:=IF([.B37]=&quot;&quot;;&quot;&quot;;[.B37])" office:value-type="string" office:string-value="Staff (+0 1d6b Adv)" calcext:value-type="string">
            <text:p>Staff (+0 1d6b Adv)</text:p>
          </table:table-cell>
          <table:table-cell table:style-name="ce105" table:formula="of:=IF([.B46]=&quot;&quot;;&quot;&quot;;[.B46])">
            <text:p/>
          </table:table-cell>
          <table:table-cell table:style-name="ce105" table:formula="of:=IF([.B44]=&quot;&quot;;&quot;&quot;;[.B44])" office:value-type="string" office:string-value="Lair: 1d12x100cp (20%), 1d6x100sp (30%), 1d4*100ep (10%), 1d6 gems (25%), 1d3 jewellery (20%), 1 magic item (10%)" calcext:value-type="string">
            <text:p>Lair: 1d12x100cp (20%), 1d6x100sp (30%), 1d4*100ep (10%), 1d6 gems (25%), 1d3 jewellery (20%), 1 magic item (10%)</text:p>
          </table:table-cell>
          <table:table-cell table:style-name="ce101"/>
          <table:table-cell table:style-name="ce106" table:formula="of:=[.M31] &amp; &quot; {&quot; &amp; [.Q31] &amp; &quot;, &quot; &amp; [.R31] &amp; &quot;, I &quot; &amp; TEXT([.P31];&quot;+0;-0&quot;) &amp; &quot;, AC &quot; &amp; [.S31] &amp; &quot;, Sv (&quot; &amp; [.T31] &amp; &quot;), ML &quot; &amp; TEXT([.U31];&quot;+0;-0&quot;) &amp; &quot;, MV &quot; &amp; [.V31] &amp; &quot;, ABL (&quot; &amp; [.W31] &amp; &quot;), Att: [&quot; &amp; [.Y31] &amp; &quot;], XP &quot; &amp; [.X31] &amp; &quot;}&quot;" office:value-type="string" office:string-value="Pilgrim {S d4 (3), L, I +0, AC 10 (none), Sv (+7/+7/+7), ML +5, MV 40, ABL (+0/+0/+0/+0/+0/+0), Att: [Staff (+0 1d6b Adv)], XP 5}" calcext:value-type="string">
            <text:p>Pilgrim {S d4 (3), L, I +0, AC 10 (none), Sv (+7/+7/+7), ML +5, MV 40, ABL (+0/+0/+0/+0/+0/+0), Att: [Staff (+0 1d6b Adv)], XP 5}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ype:</text:p>
          </table:table-cell>
          <table:table-cell table:style-name="ce114" table:content-validation-name="val6" office:value-type="string" calcext:value-type="string">
            <text:p>Spellcaster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Tags:</text:p>
          </table:table-cell>
          <table:table-cell table:style-name="ce125" office:value-type="string" calcext:value-type="string">
            <text:p>Humanoid (human)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AC:</text:p>
          </table:table-cell>
          <table:table-cell table:style-name="ce125" office:value-type="string" calcext:value-type="string">
            <text:p>10 (none)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HD:</text:p>
          </table:table-cell>
          <table:table-cell table:style-name="ce126" office:value-type="float" office:value="0.25" calcext:value-type="float">
            <text:p>0.25</text:p>
          </table:table-cell>
          <table:table-cell table:style-name="ce3" table:formula="of:=LOOKUP([.B35];HitDice;AverageHP) + ([.F43] * EnemyLevel)" office:value-type="float" office:value="3" calcext:value-type="float">
            <text:p>3</text:p>
          </table:table-cell>
          <table:table-cell table:formula="of:=IF([.B32]&lt;&gt;&quot;Monster&quot;;MIN(15;[.B35]);[.B35])" office:value-type="float" office:value="0.25" calcext:value-type="float">
            <text:p>0.25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# Special Abilities:</text:p>
          </table:table-cell>
          <table:table-cell table:style-name="ce121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Attacks:</text:p>
          </table:table-cell>
          <table:table-cell table:style-name="ce91" office:value-type="string" calcext:value-type="string" table:number-columns-spanned="10" table:number-rows-spanned="1">
            <text:p>Staff (+0 1d6b Adv)</text:p>
          </table:table-cell>
          <table:covered-table-cell table:number-columns-repeated="9"/>
          <table:table-cell table:number-columns-repeated="20"/>
        </table:table-row>
        <table:table-row table:style-name="ro1">
          <table:table-cell table:style-name="ce1" office:value-type="string" calcext:value-type="string">
            <text:p>To Hit:</text:p>
          </table:table-cell>
          <table:table-cell table:style-name="ce98" office:value-type="float" office:value="3" calcext:value-type="float">
            <text:p>+3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Move:</text:p>
          </table:table-cell>
          <table:table-cell table:style-name="ce124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aves (D/W/P/B/S):</text:p>
          </table:table-cell>
          <table:table-cell table:formula="of:=COM.MICROSOFT.TEXTJOIN(&quot;/&quot;; 0; [.D40:.H40])" office:value-type="string" office:string-value="12/13/14/15/16" calcext:value-type="string">
            <text:p>12/13/14/15/16</text:p>
          </table:table-cell>
          <table:table-cell/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15" calcext:value-type="float">
            <text:p>15</text:p>
          </table:table-cell>
          <table:table-cell table:style-name="ce124"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orale:</text:p>
          </table:table-cell>
          <table:table-cell table:style-name="ce124" office:value-type="float" office:value="8" calcext:value-type="float">
            <text:p>8</text:p>
          </table:table-cell>
          <table:table-cell/>
          <table:table-cell table:style-name="ce134" table:formula="of:=IF(OR([.$B$2]=&quot;Monster&quot;;[.D35]&lt;1);LOOKUP([.$C$9];HitDice;Evasion); 0) + IF(AND([.$B$2]=&quot;Fighter&quot;;[.D35]&gt;=1); LOOKUP([.D35];Levels;FighterEvade); 0) + IF(AND([.$B$2]=&quot;Rogue&quot;;[.D35]&gt;=1); LOOKUP([.D35];Levels;RogueEvade); 0) +  IF(AND([.$B$2]=&quot;Spellcaster&quot;;[.D35]&gt;=1); LOOKUP([.D35];Levels;MageEvade); 0) + IF(AND([.$B$2];[.D35]&gt;=1)=&quot;Fighter-Rogue&quot;; LOOKUP([.D35];Levels;FREvade); 0) + IF(AND([.$B$2]=&quot;Fighter-Spellcaster&quot;;[.D35]&gt;=1); LOOKUP([.D35];Levels;FMEvasion); 0) + IF(AND([.$B$2]=&quot;Rogue-Spellcaster&quot;;[.D35]&gt;=1); LOOKUP([.D35];Levels;RMEvade); 0) + MAX([.E43];[.G43])" office:value-type="float" office:value="7" calcext:value-type="float">
            <text:p>+7</text:p>
          </table:table-cell>
          <table:table-cell table:style-name="ce134" table:formula="of:=IF(OR([.$B$2]=&quot;Monster&quot;;[.D35]&lt;1);LOOKUP([.$C$9];HitDice;Hardy); 0) + IF(AND([.$B$2]=&quot;Fighter&quot;;[.D35]&gt;=1); LOOKUP([.D35];Levels;FighterHardy); 0) + IF(AND([.$B$2]=&quot;Rogue&quot;;[.D35]&gt;=1); LOOKUP([.D35];Levels;RogueHardy); 0) +  IF(AND([.$B$2]=&quot;Spellcaster&quot;;[.D35]&gt;=1); LOOKUP([.D35];Levels;MageHardy); 0) + IF(AND([.$B$2];[.D35]&gt;=1)=&quot;Fighter-Rogue&quot;; LOOKUP([.D35];Levels;FRHardy); 0) + IF(AND([.$B$2]=&quot;Fighter-Spellcaster&quot;;[.D35]&gt;=1); LOOKUP([.D35];Levels;FMHardy); 0) + IF(AND([.$B$2]=&quot;Rogue-Spellcaster&quot;;[.D35]&gt;=1); LOOKUP([.D35];Levels;RMHardy); 0) + MAX([.D43];[.F43])" office:value-type="float" office:value="7" calcext:value-type="float">
            <text:p>+7</text:p>
          </table:table-cell>
          <table:table-cell table:style-name="ce134" table:formula="of:=IF(OR([.$B$2]=&quot;Monster&quot;;[.D35]&lt;1);LOOKUP([.$C$9];HitDice;Spirit); 0) + IF(AND([.$B$2]=&quot;Fighter&quot;;[.D35]&gt;=1); LOOKUP([.D35];Levels;FighterSpirit); 0) + IF(AND([.$B$2]=&quot;Rogue&quot;;[.D35]&gt;=1); LOOKUP([.D35];Levels;RogueSpirit); 0) +  IF(AND([.$B$2]=&quot;Spellcaster&quot;;[.D35]&gt;=1); LOOKUP([.D35];Levels;MageSpirit); 0) + IF(AND([.$B$2];[.D35]&gt;=1)=&quot;Fighter-Rogue&quot;; LOOKUP([.D35];Levels;FRSpirit); 0) + IF(AND([.$B$2]=&quot;Fighter-Spellcaster&quot;;[.D35]&gt;=1); LOOKUP([.D35];Levels;FMSpirit); 0) + IF(AND([.$B$2]=&quot;Rogue-Spellcaster&quot;;[.D35]&gt;=1); LOOKUP([.D35];Levels;RMSpirit); 0) + MAX([.H43];[.P433])" office:value-type="float" office:value="7" calcext:value-type="float">
            <text:p>+7</text:p>
          </table:table-cell>
          <table:table-cell table:number-columns-repeated="25"/>
        </table:table-row>
        <table:table-row table:style-name="ro2">
          <table:table-cell table:style-name="ce1" office:value-type="string" calcext:value-type="string">
            <text:p>Number:</text:p>
          </table:table-cell>
          <table:table-cell table:style-name="ce128" office:value-type="string" calcext:value-type="string">
            <text:p>1 (wandering) / 1d3 (lair)</text:p>
          </table:table-cell>
          <table:table-cell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CN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H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Ability Scores:</text:p>
          </table:table-cell>
          <table:table-cell table:style-name="ce125" table:formula="of:=TEXT([.D43];&quot;+0;-0&quot;) &amp; &quot;/&quot; &amp;TEXT([.E43];&quot;+0;-0&quot;) &amp; &quot;/&quot; &amp;TEXT([.F43];&quot;+0;-0&quot;) &amp; &quot;/&quot; &amp;TEXT([.G43];&quot;+0;-0&quot;) &amp; &quot;/&quot; &amp;TEXT([.H43];&quot;+0;-0&quot;) &amp; &quot;/&quot; &amp;TEXT([.I43];&quot;+0;-0&quot;)" office:value-type="string" office:string-value="+0/+0/+0/+0/+0/+0" calcext:value-type="string">
            <text:p>+0/+0/+0/+0/+0/+0</text:p>
          </table:table-cell>
          <table:table-cell/>
          <table:table-cell table:number-columns-repeated="6" table:style-name="ce98" office:value-type="float" office:value="0" calcext:value-type="float">
            <text:p>+0</text:p>
          </table:table-cell>
          <table:table-cell table:number-columns-repeated="22"/>
        </table:table-row>
        <table:table-row table:style-name="ro4">
          <table:table-cell table:style-name="ce1" office:value-type="string" calcext:value-type="string">
            <text:p>Treasure:</text:p>
          </table:table-cell>
          <table:table-cell table:style-name="ce128" office:value-type="string" calcext:value-type="string">
            <text:p>Lair: 1d12x100cp (20%), 1d6x100sp (30%), 1d4*100ep (10%), 1d6 gems (25%), 1d3 jewellery (20%), 1 magic item (10%)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Size:</text:p>
          </table:table-cell>
          <table:table-cell table:style-name="ce114" table:content-validation-name="val9" office:value-type="string" calcext:value-type="string">
            <text:p>Large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Special Abilities:</text:p>
          </table:table-cell>
          <table:table-cell table:style-name="ce92" table:number-columns-spanned="10" table:number-rows-spanned="4"/>
          <table:covered-table-cell table:number-columns-repeated="9"/>
          <table:table-cell table:number-columns-repeated="20"/>
        </table:table-row>
        <table:table-row table:style-name="ro1">
          <table:table-cell/>
          <table:covered-table-cell table:number-columns-repeated="10"/>
          <table:table-cell table:number-columns-repeated="20"/>
        </table:table-row>
        <table:table-row table:style-name="ro1">
          <table:table-cell/>
          <table:covered-table-cell table:number-columns-repeated="10"/>
          <table:table-cell table:number-columns-repeated="20"/>
        </table:table-row>
        <table:table-row table:style-name="ro1">
          <table:table-cell/>
          <table:covered-table-cell table:number-columns-repeated="10"/>
          <table:table-cell table:number-columns-repeated="20"/>
        </table:table-row>
        <table:table-row table:style-name="ro1" table:number-rows-repeated="1048526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oldiers" table:style-name="ta1">
        <office:forms form:automatic-focus="false" form:apply-design-mode="false"/>
        <table:table-column table:style-name="co69" table:default-cell-style-name="ce101"/>
        <table:table-column table:style-name="co70" table:default-cell-style-name="ce104"/>
        <table:table-column table:style-name="co71" table:default-cell-style-name="ce103"/>
        <table:table-column table:style-name="co61" table:default-cell-style-name="ce104"/>
        <table:table-column table:style-name="co62" table:default-cell-style-name="ce104"/>
        <table:table-column table:style-name="co72" table:default-cell-style-name="ce104"/>
        <table:table-column table:style-name="co64" table:default-cell-style-name="ce150"/>
        <table:table-column table:style-name="co65" table:default-cell-style-name="ce103"/>
        <table:table-column table:style-name="co73" table:default-cell-style-name="ce104"/>
        <table:table-column table:style-name="co67" table:default-cell-style-name="ce104"/>
        <table:table-column table:style-name="co74" table:default-cell-style-name="ce104"/>
        <table:table-column table:style-name="co75" table:number-columns-repeated="2" table:default-cell-style-name="ce113"/>
        <table:table-column table:style-name="co57" table:default-cell-style-name="ce113"/>
        <table:table-column table:style-name="co76" table:default-cell-style-name="ce113"/>
        <table:table-row table:style-name="ro1">
          <table:table-cell table:style-name="ce107" office:value-type="string" calcext:value-type="string">
            <text:p>Name</text:p>
          </table:table-cell>
          <table:table-cell table:style-name="ce109" office:value-type="string" calcext:value-type="string">
            <text:p>Number</text:p>
          </table:table-cell>
          <table:table-cell table:style-name="ce110" office:value-type="string" calcext:value-type="string">
            <text:p>Init</text:p>
          </table:table-cell>
          <table:table-cell table:style-name="ce109" office:value-type="string" calcext:value-type="string">
            <text:p>HD</text:p>
          </table:table-cell>
          <table:table-cell table:style-name="ce109" office:value-type="string" calcext:value-type="string">
            <text:p>Size</text:p>
          </table:table-cell>
          <table:table-cell table:style-name="ce109" office:value-type="string" calcext:value-type="string">
            <text:p>AC</text:p>
          </table:table-cell>
          <table:table-cell table:style-name="ce149" office:value-type="string" calcext:value-type="string">
            <text:p>Saves</text:p>
          </table:table-cell>
          <table:table-cell table:style-name="ce110" office:value-type="string" calcext:value-type="string">
            <text:p>ML</text:p>
          </table:table-cell>
          <table:table-cell table:style-name="ce109" office:value-type="string" calcext:value-type="string">
            <text:p>MV</text:p>
          </table:table-cell>
          <table:table-cell table:style-name="ce109" office:value-type="string" calcext:value-type="string">
            <text:p>Abilities</text:p>
          </table:table-cell>
          <table:table-cell table:style-name="ce109" office:value-type="string" calcext:value-type="string">
            <text:p>XP</text:p>
          </table:table-cell>
          <table:table-cell table:style-name="ce111" office:value-type="string" calcext:value-type="string">
            <text:p>Attacks</text:p>
          </table:table-cell>
          <table:table-cell table:style-name="ce111" office:value-type="string" calcext:value-type="string">
            <text:p>Notes</text:p>
          </table:table-cell>
          <table:table-cell table:style-name="ce111"/>
          <table:table-cell table:style-name="ce111" office:value-type="string" calcext:value-type="string">
            <text:p>Summary</text:p>
          </table:table-cell>
        </table:table-row>
        <table:table-row table:style-name="ro3">
          <table:table-cell table:style-name="ce108" office:value-type="string" calcext:value-type="string">
            <text:p>Archer, Crossbow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Crossbow (+0 / 1d8p) or LMW (+0 / 1d6)</text:p>
          </table:table-cell>
          <table:table-cell table:style-name="ce112" table:number-columns-repeated="2"/>
          <table:table-cell table:style-name="ce105" office:value-type="string" calcext:value-type="string">
            <text:p>Archer, Crossbow {F d6 (4), M, I +0, AC 12 (H. Leather), Sv (+0/+0/+0), ML +0, MV 30, ABL (+0/+0/+0/+0/+0/+0), Att: [Crossbow (+0 / 1d8p) or LMW (+0 / 1d6)], XP 5} </text:p>
          </table:table-cell>
        </table:table-row>
        <table:table-row table:style-name="ro3">
          <table:table-cell table:style-name="ce108" office:value-type="string" calcext:value-type="string">
            <text:p>Archer, Crossbow (Mounted)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1/+1/+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80/30</text:p>
          </table:table-cell>
          <table:table-cell office:value-type="string" calcext:value-type="string">
            <text:p>+0/+0/+0/+0/+0/+0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Crossbow (+1 / 1d8p) or LMW (+1 / 1d6)</text:p>
          </table:table-cell>
          <table:table-cell table:style-name="ce112" office:value-type="string" calcext:value-type="string">
            <text:p>Riding Horse</text:p>
          </table:table-cell>
          <table:table-cell table:style-name="ce112"/>
          <table:table-cell table:style-name="ce105" office:value-type="string" calcext:value-type="string">
            <text:p>Archer, Mounted Crossbow {F d8 (5), M, I +0, AC 12 (H. Leather), Sv (+1/+1/+0), ML +0, MV 80/30, ABL (+0/+0/+0/+0/+0/+0), Att: [Crossbow (+1 / 1d8p) or LMW (+1 / 1d6)], XP 13}</text:p>
          </table:table-cell>
        </table:table-row>
        <table:table-row table:style-name="ro3">
          <table:table-cell table:style-name="ce108" office:value-type="string" calcext:value-type="string">
            <text:p>Archer, Longbow</text:p>
          </table:table-cell>
          <table:table-cell office:value-type="string" calcext:value-type="string">
            <text:p>3d1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H. Leather)</text:p>
          </table:table-cell>
          <table:table-cell office:value-type="string" calcext:value-type="string">
            <text:p>+2/+1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1/+0/+0/+0/+0</text:p>
          </table:table-cell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Longbow (+3 / 1d8+3p) or LMW (+2 / 1d6+1)</text:p>
          </table:table-cell>
          <table:table-cell table:style-name="ce112" table:number-columns-repeated="2"/>
          <table:table-cell table:style-name="ce105" office:value-type="string" calcext:value-type="string">
            <text:p>Archer, Longbow {F d8 (5), M, I +1, AC 13 (H. Leather), Sv (+2/+1/+0), ML +0, MV 30, ABL (+0/+1/+0/+0/+0/+0), Att: [Longbow (+3 / 1d8+3p) or LMW (+2 / 1d6+1)], XP 10}</text:p>
          </table:table-cell>
        </table:table-row>
        <table:table-row table:style-name="ro3">
          <table:table-cell table:style-name="ce108" office:value-type="string" calcext:value-type="string">
            <text:p>Archer, Shortbow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Shortbow (+0 / 1d6p) or LMW (+0 / 1d6)</text:p>
          </table:table-cell>
          <table:table-cell table:style-name="ce112" table:number-columns-repeated="2"/>
          <table:table-cell table:style-name="ce105" office:value-type="string" calcext:value-type="string">
            <text:p>Archer, Shortbow {F d6 (4), M, I +0, AC 12 (H. Leather), Sv (+0/+0/+0), ML +0, MV 30, ABL (+0/+0/+0/+0/+0/+0), Att: [Shortbow (+0 / 1d6p) or LMW (+0 / 1d6)], XP 5}</text:p>
          </table:table-cell>
        </table:table-row>
        <table:table-row table:style-name="ro3">
          <table:table-cell table:style-name="ce108" office:value-type="string" calcext:value-type="string">
            <text:p>Archer, Shortbow (Mounted)</text:p>
          </table:table-cell>
          <table:table-cell office:value-type="string" calcext:value-type="string">
            <text:p>3d1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H. Leather)</text:p>
          </table:table-cell>
          <table:table-cell office:value-type="string" calcext:value-type="string">
            <text:p>+2/+1/+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80/30</text:p>
          </table:table-cell>
          <table:table-cell office:value-type="string" calcext:value-type="string">
            <text:p>+0/+1/+0/+0/+0/+0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Shortbow (+2 / 1d6+1p) or LMW (+2 / 1d6+1)</text:p>
          </table:table-cell>
          <table:table-cell table:style-name="ce112" office:value-type="string" calcext:value-type="string">
            <text:p>Riding Horse</text:p>
          </table:table-cell>
          <table:table-cell table:style-name="ce112"/>
          <table:table-cell table:style-name="ce105" office:value-type="string" calcext:value-type="string">
            <text:p>Archer, Shortbow (Mounted) {F d8 (5), M, I +1, AC 13 (H. Leather), Sv (+2/+1/+0), ML +0, MV 80/30, ABL (+0/+1/+0/+0/+0/+0), Att: [Shortbow (+2 / 1d6+1p) or LMW (+2 / 1d6+1)], XP 13}</text:p>
          </table:table-cell>
        </table:table-row>
        <table:table-row table:style-name="ro2">
          <table:table-cell table:style-name="ce108" office:value-type="string" calcext:value-type="string">
            <text:p>Artilleris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1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1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LMW (+0 / 1d6)</text:p>
          </table:table-cell>
          <table:table-cell table:style-name="ce112" office:value-type="string" calcext:value-type="string">
            <text:p>One is required per ranged siege weapon (catapult, ballista, trebuchet, etc).</text:p>
          </table:table-cell>
          <table:table-cell table:style-name="ce112"/>
          <table:table-cell table:style-name="ce105" office:value-type="string" calcext:value-type="string">
            <text:p>Artillerist {F d6 (4), M, I +0, AC 12 (H. Leather), Sv (+1/+0/+0), ML +0, MV 30, ABL (+0/+0/+0/+1/+0/+0), Att: [LMW (+0 / 1d6)], XP 5}</text:p>
          </table:table-cell>
        </table:table-row>
        <table:table-row table:style-name="ro5">
          <table:table-cell table:style-name="ce108" office:value-type="string" calcext:value-type="string">
            <text:p>Cavalry, Heavy</text:p>
          </table:table-cell>
          <table:table-cell office:value-type="string" calcext:value-type="string">
            <text:p>2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2d8+2 (11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 (Chain &amp; Shield)</text:p>
          </table:table-cell>
          <table:table-cell office:value-type="string" calcext:value-type="string">
            <text:p>+1/+3/+1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50/20</text:p>
          </table:table-cell>
          <table:table-cell office:value-type="string" calcext:value-type="string">
            <text:p>+1/+0/+1/+0/+0/+0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Lance (+3 1d10+1p); Arming Sword (+3 1d8+1s/p); LMW (+3 1d6+1)</text:p>
          </table:table-cell>
          <table:table-cell table:style-name="ce112" office:value-type="string" calcext:value-type="string">
            <text:p>Has heavy warhorse.</text:p>
          </table:table-cell>
          <table:table-cell table:style-name="ce112"/>
          <table:table-cell table:style-name="ce105" office:value-type="string" calcext:value-type="string">
            <text:p>Cavalry, Heavy {F 2d8+2 (11), M, I +0, AC 17 (Chain &amp; Shield), Sv (+1/+3/+1), ML +0, MV 50/20, ABL (+1/+0/+1/+0/+0/+0), Att: [Lance (+3 1d10+1p); Arming Sword (+3 1d8+1s/p); LMW (+3 1d6+1)], XP 25}</text:p>
          </table:table-cell>
        </table:table-row>
        <table:table-row table:style-name="ro3">
          <table:table-cell table:style-name="ce108" office:value-type="string" calcext:value-type="string">
            <text:p>Cavalry, Light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Shield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80/30</text:p>
          </table:table-cell>
          <table:table-cell office:value-type="string" calcext:value-type="string">
            <text:p>+0/+0/+0/+0/+0/+0</text:p>
          </table:table-cell>
          <table:table-cell office:value-type="float" office:value="7" calcext:value-type="float">
            <text:p>7</text:p>
          </table:table-cell>
          <table:table-cell table:style-name="ce112" office:value-type="string" calcext:value-type="string">
            <text:p>Lance (+0 1d10p); LMW (+0 1d6)</text:p>
          </table:table-cell>
          <table:table-cell table:style-name="ce112" office:value-type="string" calcext:value-type="string">
            <text:p>Has light warhorse.</text:p>
          </table:table-cell>
          <table:table-cell table:style-name="ce112"/>
          <table:table-cell table:style-name="ce105" office:value-type="string" calcext:value-type="string">
            <text:p>Cavalry, Light {F d6 (4), M, I +0, AC 15 (H. Leather &amp; Shield), Sv (+0/+0/+0), ML +0, MV 80/30, ABL (+0/+0/+0/+0/+0/+0), Att: [Lance (+0 1d10p); LMW (+0 1d6)], XP 7}</text:p>
          </table:table-cell>
        </table:table-row>
        <table:table-row table:style-name="ro3">
          <table:table-cell table:style-name="ce108" office:value-type="string" calcext:value-type="string">
            <text:p>Cavalry, Medium</text:p>
          </table:table-cell>
          <table:table-cell office:value-type="string" calcext:value-type="string">
            <text:p>3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+1 (6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 (Scale &amp; Shield)</text:p>
          </table:table-cell>
          <table:table-cell office:value-type="string" calcext:value-type="string">
            <text:p>+1/+2/+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60/20</text:p>
          </table:table-cell>
          <table:table-cell office:value-type="string" calcext:value-type="string">
            <text:p>+0/+0/+1/+0/+0/+0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Lance (+1 1d10p); Arming Sword (+1 1d8s/p); LMW (+1 1d6)</text:p>
          </table:table-cell>
          <table:table-cell table:style-name="ce112" office:value-type="string" calcext:value-type="string">
            <text:p>Has medium warhorse.</text:p>
          </table:table-cell>
          <table:table-cell table:style-name="ce112"/>
          <table:table-cell table:style-name="ce105" office:value-type="string" calcext:value-type="string">
            <text:p>Cavalry, Medium {F 1d8+1 (6), M, I +0, AC 16 (Scale &amp; Shield), Sv (+1/+2/+0), ML +0, MV 60/20, ABL (+0/+0/+1/+0/+0/+0), Att: [Lance (+1 1d10p); Arming Sword (+1 1d8s/p); LMW (+1 1d6)], XP 13}</text:p>
          </table:table-cell>
        </table:table-row>
        <table:table-row table:style-name="ro3">
          <table:table-cell table:style-name="ce108" office:value-type="string" calcext:value-type="string">
            <text:p>Infantry, Heavy </text:p>
          </table:table-cell>
          <table:table-cell office:value-type="string" calcext:value-type="string">
            <text:p>3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+1 (6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Scale)</text:p>
          </table:table-cell>
          <table:table-cell office:value-type="string" calcext:value-type="string">
            <text:p>+1/+2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1/+0/+1/+0/+0/+0</text:p>
          </table:table-cell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Halberd (+2 1d10+1s/p); LMW (+2 1d6+1)</text:p>
          </table:table-cell>
          <table:table-cell table:style-name="ce112" table:number-columns-repeated="2"/>
          <table:table-cell table:style-name="ce105" office:value-type="string" calcext:value-type="string">
            <text:p>Infantry, Heavy <text:s/>{F 1d8+1 (6), M, I +0, AC 14 (Scale), Sv (+1/+2/+0), ML +0, MV 20, ABL (+1/+0/+1/+0/+0/+0), Att: [Halberd (+2 1d10+1s/p); LMW (+2 1d6+1)], XP 10}</text:p>
          </table:table-cell>
        </table:table-row>
        <table:table-row table:style-name="ro3">
          <table:table-cell table:style-name="ce108" office:value-type="string" calcext:value-type="string">
            <text:p>Infantry, Heavy (Mounted)</text:p>
          </table:table-cell>
          <table:table-cell office:value-type="string" calcext:value-type="string">
            <text:p>3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+1 (6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Scale)</text:p>
          </table:table-cell>
          <table:table-cell office:value-type="string" calcext:value-type="string">
            <text:p>+1/+2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1/+0/+1/+0/+0/+0</text:p>
          </table:table-cell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Halberd (+2 1d10+1s/p); LMW (+2 1d6+1)</text:p>
          </table:table-cell>
          <table:table-cell table:style-name="ce112" office:value-type="string" calcext:value-type="string">
            <text:p>Riding horse. <text:s/>Dismount before battle.</text:p>
          </table:table-cell>
          <table:table-cell table:style-name="ce112"/>
          <table:table-cell table:style-name="ce105" office:value-type="string" calcext:value-type="string">
            <text:p>Infantry, Heavy Mounted {F 1d8+1 (6), M, I +0, AC 14 (Scale), Sv (+1/+2/+0), ML +0, MV 20, ABL (+1/+0/+1/+0/+0/+0), Att: [Halberd (+2 1d10+1s/p); LMW (+2 1d6+1)], XP 10}</text:p>
          </table:table-cell>
        </table:table-row>
        <table:table-row table:style-name="ro3">
          <table:table-cell table:style-name="ce108" office:value-type="string" calcext:value-type="string">
            <text:p>Infantry, Light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Shield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Spear (+0 1d8p); LMW (+0 1d6)</text:p>
          </table:table-cell>
          <table:table-cell table:style-name="ce112" table:number-columns-repeated="2"/>
          <table:table-cell table:style-name="ce105" office:value-type="string" calcext:value-type="string">
            <text:p>Infantry, Light {F d6 (4), M, I +0, AC 15 (H. Leather &amp; Shield), Sv (+0/+0/+0), ML +0, MV 30, ABL (+0/+0/+0/+0/+0/+0), Att: [Spear (+0 1d8p); LMW (+0 1d6)], XP 5} </text:p>
          </table:table-cell>
        </table:table-row>
        <table:table-row table:style-name="ro3">
          <table:table-cell table:style-name="ce108" office:value-type="string" calcext:value-type="string">
            <text:p>Infantry, Light (Mounted)</text:p>
          </table:table-cell>
          <table:table-cell office:value-type="string" calcext:value-type="string">
            <text:p>1d10 + 2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Shield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Spear (+0 1d8p); LMW (+0 1d6)</text:p>
          </table:table-cell>
          <table:table-cell table:style-name="ce112" office:value-type="string" calcext:value-type="string">
            <text:p>Riding horse. <text:s/>Dismount before battle.</text:p>
          </table:table-cell>
          <table:table-cell table:style-name="ce112"/>
          <table:table-cell table:style-name="ce105" office:value-type="string" calcext:value-type="string">
            <text:p>Infantry, Light Mounted {F d6 (4), M, I +0, AC 15 (H. Leather &amp; Shield), Sv (+0/+0/+0), ML +0, MV 30, ABL (+0/+0/+0/+0/+0/+0), Att: [Spear (+0 1d8p); LMW (+0 1d6)], XP 5} </text:p>
          </table:table-cell>
        </table:table-row>
        <table:table-row table:style-name="ro2">
          <table:table-cell table:style-name="ce108" office:value-type="string" calcext:value-type="string">
            <text:p>Militia</text:p>
          </table:table-cell>
          <table:table-cell office:value-type="string" calcext:value-type="string">
            <text:p>4d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 d4 (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 (None)</text:p>
          </table:table-cell>
          <table:table-cell office:value-type="string" calcext:value-type="string">
            <text:p>-1/-1/-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Improvised (+0 1d6)</text:p>
          </table:table-cell>
          <table:table-cell table:style-name="ce112" table:number-columns-repeated="2"/>
          <table:table-cell table:style-name="ce105" office:value-type="string" calcext:value-type="string">
            <text:p>Militia {F d4 (3), M, I -1, AC 10 (None), Sv (-1/-1/-1), ML -1, MV 40, ABL (+0/+0/+0/+0/+0/+0), Att: [Improvised (+0 1d6)], XP 5}</text:p>
          </table:table-cell>
        </table:table-row>
        <table:table-row table:style-name="ro3">
          <table:table-cell office:value-type="string" calcext:value-type="string">
            <text:p>Pike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Scale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ke (+0 1d10p); LMW (+0 1d6)</text:p>
          </table:table-cell>
          <table:table-cell table:number-columns-repeated="2"/>
          <table:table-cell office:value-type="string" calcext:value-type="string">
            <text:p>Pike {F d6 (4), M, I +0, I +0, AC 14 (Scale), Sv (+0/+0/+0), ML +0, MV 20, ABL (+0/+0/+0/+0/+0/+0), Att: [Pike (+0 1d10p); LMW (+0 1d6)], XP 5} </text:p>
          </table:table-cell>
        </table:table-row>
        <table:table-row table:style-name="ro2">
          <table:table-cell office:value-type="string" calcext:value-type="string">
            <text:p>Sapper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1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1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W (+0 1d6)</text:p>
          </table:table-cell>
          <table:table-cell office:value-type="string" calcext:value-type="string">
            <text:p>One required per non-ranged siege weapon and to oversee tunneling.</text:p>
          </table:table-cell>
          <table:table-cell/>
          <table:table-cell office:value-type="string" calcext:value-type="string">
            <text:p>Sapper {F d6 (4), M, I +0, AC 12 (H. Leather), Sv (+1/+0/+0), ML +0, MV 30, ABL (+0/+0/+0/+1/+0/+0), Att: [LMW (+0 1d6)], XP 5} </text:p>
          </table:table-cell>
        </table:table-row>
        <table:table-row table:style-name="ro3">
          <table:table-cell office:value-type="string" calcext:value-type="string">
            <text:p>Slinger</text:p>
          </table:table-cell>
          <table:table-cell office:value-type="string" calcext:value-type="string">
            <text:p>3d1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Buckler)</text:p>
          </table:table-cell>
          <table:table-cell office:value-type="string" calcext:value-type="string">
            <text:p>+1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1/+0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ing (+1 1d6+1b); LMW (+1 1d6+1)</text:p>
          </table:table-cell>
          <table:table-cell table:number-columns-repeated="2"/>
          <table:table-cell office:value-type="string" calcext:value-type="string">
            <text:p>Slinger {F d6 (4), M, <text:s/>I +1, AC 15 (H. Leather &amp; Buckler), Sv (+1/+0/+0), ML +0, MV 30, ABL (+0/+1/+0/+0/+0/+0), Att: [Sling (+1 1d6+1b); LMW (+1 1d6+1)], XP 5} <text:s/></text:p>
          </table:table-cell>
        </table:table-row>
        <table:table-row table:style-name="ro3">
          <table:table-cell office:value-type="string" calcext:value-type="string">
            <text:p>Sergean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2d8 (9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1/+2/+2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0/+0/+0/+0/+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One required per 10 troops.</text:p>
          </table:table-cell>
          <table:table-cell/>
          <table:table-cell table:style-name="ce46" office:value-type="string" calcext:value-type="string">
            <text:p>Sergeant {F 2d8 (9), M, <text:s/>I +0, AC as troop type, Sv (+1/+2/+2), ML +1, MV as troop type, ABL (+0/+0/+0/+0/+0/+1), Att: [as troop type], XP 20} </text:p>
          </table:table-cell>
        </table:table-row>
        <table:table-row table:style-name="ro3">
          <table:table-cell office:value-type="string" calcext:value-type="string">
            <text:p>Lieutenan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3d8 (1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2/+4/+3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1/+0/+0/+0/+0/+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 troop type +2 TH &amp; +1 Dmg</text:p>
          </table:table-cell>
          <table:table-cell office:value-type="string" calcext:value-type="string">
            <text:p>One required per 30 troops. <text:s/>Can also command 3 Sergeants. <text:s/>May swap STR &amp; DEX for ranged troops.</text:p>
          </table:table-cell>
          <table:table-cell/>
          <table:table-cell office:value-type="string" calcext:value-type="string">
            <text:p>Lieutenant {F 3d8 (14), M, <text:s/>I +0, AC as troop type, Sv (+2/+4/+3), ML +2, MV as troop type, ABL (+1/+0/+0/+0/+0/+1), Att: [as troop type +2 TH &amp; +1 Dmg], XP 35} </text:p>
          </table:table-cell>
        </table:table-row>
        <table:table-row table:style-name="ro3">
          <table:table-cell office:value-type="string" calcext:value-type="string">
            <text:p>Captain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5d8 (2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Ring)</text:p>
          </table:table-cell>
          <table:table-cell office:value-type="string" calcext:value-type="string">
            <text:p>+3/+5/+4</text:p>
          </table:table-cell>
          <table:table-cell office:value-type="float" office:value="2" calcext:value-type="float">
            <text:p>+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1/+0/+0/+0/+0/+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s troop type +4 TH &amp; +1 Dmg</text:p>
          </table:table-cell>
          <table:table-cell office:value-type="string" calcext:value-type="string">
            <text:p>One required per 100 troops. <text:s/>Can also command 5 Lieutenants. <text:s/>May swap STR &amp; DEX for ranged troops.</text:p>
          </table:table-cell>
          <table:table-cell/>
          <table:table-cell office:value-type="string" calcext:value-type="string">
            <text:p>Captain {F 5d8 (23), M, <text:s/>I +1, AC as troop type, Sv (+3/+5/+4), ML +2, MV as troop type, ABL (+1/+0/+0/+0/+0/+1), Att: [as troop type +4 TH &amp; +1 Dmg], XP 175} </text:p>
          </table:table-cell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Naval" table:style-name="ta1">
        <office:forms form:automatic-focus="false" form:apply-design-mode="false"/>
        <table:table-column table:style-name="co77" table:default-cell-style-name="ce101"/>
        <table:table-column table:style-name="co78" table:default-cell-style-name="ce104"/>
        <table:table-column table:style-name="co50" table:default-cell-style-name="ce103"/>
        <table:table-column table:style-name="co79" table:default-cell-style-name="ce104"/>
        <table:table-column table:style-name="co32" table:default-cell-style-name="ce104"/>
        <table:table-column table:style-name="co80" table:default-cell-style-name="ce104"/>
        <table:table-column table:style-name="co81" table:default-cell-style-name="ce104"/>
        <table:table-column table:style-name="co50" table:default-cell-style-name="ce103"/>
        <table:table-column table:style-name="co20" table:default-cell-style-name="ce104"/>
        <table:table-column table:style-name="co67" table:default-cell-style-name="ce104"/>
        <table:table-column table:style-name="co38" table:default-cell-style-name="ce104"/>
        <table:table-column table:style-name="co68" table:number-columns-repeated="2" table:default-cell-style-name="ce113"/>
        <table:table-column table:style-name="co57" table:default-cell-style-name="ce101"/>
        <table:table-column table:style-name="co68" table:default-cell-style-name="ce113"/>
        <table:table-row table:style-name="ro1">
          <table:table-cell table:style-name="ce107" office:value-type="string" calcext:value-type="string">
            <text:p>Name</text:p>
          </table:table-cell>
          <table:table-cell table:style-name="ce109" office:value-type="string" calcext:value-type="string">
            <text:p>Number</text:p>
          </table:table-cell>
          <table:table-cell table:style-name="ce110" office:value-type="string" calcext:value-type="string">
            <text:p>Init</text:p>
          </table:table-cell>
          <table:table-cell table:style-name="ce109" office:value-type="string" calcext:value-type="string">
            <text:p>HD</text:p>
          </table:table-cell>
          <table:table-cell table:style-name="ce109" office:value-type="string" calcext:value-type="string">
            <text:p>Size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Saves</text:p>
          </table:table-cell>
          <table:table-cell table:style-name="ce110" office:value-type="string" calcext:value-type="string">
            <text:p>ML</text:p>
          </table:table-cell>
          <table:table-cell table:style-name="ce109" office:value-type="string" calcext:value-type="string">
            <text:p>MV</text:p>
          </table:table-cell>
          <table:table-cell table:style-name="ce109" office:value-type="string" calcext:value-type="string">
            <text:p>Abilities</text:p>
          </table:table-cell>
          <table:table-cell table:style-name="ce109" office:value-type="string" calcext:value-type="string">
            <text:p>XP</text:p>
          </table:table-cell>
          <table:table-cell table:style-name="ce111" office:value-type="string" calcext:value-type="string">
            <text:p>Attacks</text:p>
          </table:table-cell>
          <table:table-cell table:style-name="ce111" office:value-type="string" calcext:value-type="string">
            <text:p>Notes</text:p>
          </table:table-cell>
          <table:table-cell table:style-name="ce111"/>
          <table:table-cell table:style-name="ce111" office:value-type="string" calcext:value-type="string">
            <text:p>Summary</text:p>
          </table:table-cell>
        </table:table-row>
        <table:table-row table:style-name="ro3">
          <table:table-cell office:value-type="string" calcext:value-type="string">
            <text:p>Marine</text:p>
          </table:table-cell>
          <table:table-cell office:value-type="string" calcext:value-type="string">
            <text:p>1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Ring &amp; Shield)</text:p>
          </table:table-cell>
          <table:table-cell office:value-type="string" calcext:value-type="string">
            <text:p>+1/+1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0/+0/+0/+0/+0/+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ar (+1 1d8p); LMW (+1 1d6)</text:p>
          </table:table-cell>
          <table:table-cell table:number-columns-repeated="2"/>
          <table:table-cell office:value-type="string" calcext:value-type="string">
            <text:p>Marine {F 1d8 (5), M, <text:s/>I +0, AC 15 (Ring &amp; Shield), Sv (+1/+1/+0), ML +0, MV 20, ABL (+0/+0/+0/+0/+0/+0), Att: [Spear (+1 1d8p); LMW (+1 1d6)], XP 10}</text:p>
          </table:table-cell>
        </table:table-row>
        <table:table-row table:style-name="ro3">
          <table:table-cell office:value-type="string" calcext:value-type="string">
            <text:p>Rower</text:p>
          </table:table-cell>
          <table:table-cell office:value-type="string" calcext:value-type="string">
            <text:p>2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+1 (4.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H. Leather &amp; Buckler)</text:p>
          </table:table-cell>
          <table:table-cell office:value-type="string" calcext:value-type="string">
            <text:p>+0/+1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1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W (+0 1d6)</text:p>
          </table:table-cell>
          <table:table-cell table:number-columns-repeated="2"/>
          <table:table-cell office:value-type="string" calcext:value-type="string">
            <text:p>Rower {F d6+1 (4.5), M, <text:s/>I +0, AC 14 (H. Leather &amp; Buckler), Sv (+0/+1/+0), ML +0, MV 30, ABL (+0/+0/+1/+0/+0/+0), Att: [LMW (+0 1d6)], XP 5}</text:p>
          </table:table-cell>
        </table:table-row>
        <table:table-row table:style-name="ro2">
          <table:table-cell office:value-type="string" calcext:value-type="string">
            <text:p>Sailor</text:p>
          </table:table-cell>
          <table:table-cell office:value-type="string" calcext:value-type="string">
            <text:p>3d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 d4 (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None &amp; Buckler)</text:p>
          </table:table-cell>
          <table:table-cell office:value-type="string" calcext:value-type="string">
            <text:p>-1/-1/-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W (+0 1d6)</text:p>
          </table:table-cell>
          <table:table-cell table:number-columns-repeated="2"/>
          <table:table-cell office:value-type="string" calcext:value-type="string">
            <text:p>Sailor {F d4 (3), M, <text:s/>I -1, AC 13 (None &amp; Buckler), Sv (-1/-1/-1), ML -1, MV 40, ABL (+0/+0/+0/+0/+0/+0), Att: [LMW (+0 1d6)], XP 5}</text:p>
          </table:table-cell>
        </table:table-row>
        <table:table-row table:style-name="ro3">
          <table:table-cell office:value-type="string" calcext:value-type="string">
            <text:p>Ship’s Mate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1/+1/+1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0/+0/+0/+0/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Required one per 10 crew.</text:p>
          </table:table-cell>
          <table:table-cell/>
          <table:table-cell office:value-type="string" calcext:value-type="string">
            <text:p>Ship’s Mate {F 1d8 (5), M, <text:s/>I +0, AC as troop type, Sv (+1/+1/+1), ML +1, MV as troop type, ABL (+0/+0/+0/+0/+0/+1), Att: as troop type, XP 10}</text:p>
          </table:table-cell>
        </table:table-row>
        <table:table-row table:style-name="ro3">
          <table:table-cell office:value-type="string" calcext:value-type="string">
            <text:p>Ship’s Lieutenan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3d8 (1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3/+3/+3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1/+0/+0/+0/+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 troop type +3 to hit, +1 damage</text:p>
          </table:table-cell>
          <table:table-cell office:value-type="string" calcext:value-type="string">
            <text:p>Required one per 20 crew.</text:p>
          </table:table-cell>
          <table:table-cell/>
          <table:table-cell office:value-type="string" calcext:value-type="string">
            <text:p>Ship’s Lieutenant {F 3d8 (14), M, <text:s/>I +0, AC as troop type, Sv (+3/+3/+3), ML +2, MV as troop type, ABL (+0/+1/+0/+0/+0/+1), Att: as troop type +3 to hit, +1 damage, XP 35}</text:p>
          </table:table-cell>
        </table:table-row>
        <table:table-row table:style-name="ro3">
          <table:table-cell office:value-type="string" calcext:value-type="string">
            <text:p>Ship’s Captain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5d8+5 (28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4/+5/+4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1/+1/+0/+0/+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s troop type +5 to hit, +1 damage</text:p>
          </table:table-cell>
          <table:table-cell office:value-type="string" calcext:value-type="string">
            <text:p>Required one per ship.</text:p>
          </table:table-cell>
          <table:table-cell/>
          <table:table-cell office:value-type="string" calcext:value-type="string">
            <text:p>Ship’s Captain {F 5d8+5 (28), M, <text:s/>I +1, as troop type, Sv (+4/+5/+4), ML +2, MV as troop type, ABL (+0/+1/+1/+0/+0/+1), Att: as troop type +5 to hit, +1 damage, XP 175}</text:p>
          </table:table-cell>
        </table:table-row>
        <table:table-row table:style-name="ro1" table:number-rows-repeated="104856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negades" table:style-name="ta1">
        <office:forms form:automatic-focus="false" form:apply-design-mode="false"/>
        <table:table-column table:style-name="co82" table:default-cell-style-name="ce101"/>
        <table:table-column table:style-name="co36" table:default-cell-style-name="ce155"/>
        <table:table-column table:style-name="co83" table:default-cell-style-name="ce103"/>
        <table:table-column table:style-name="co84" table:default-cell-style-name="ce104"/>
        <table:table-column table:style-name="co29" table:default-cell-style-name="ce104"/>
        <table:table-column table:style-name="co85" table:default-cell-style-name="ce104"/>
        <table:table-column table:style-name="co5" table:default-cell-style-name="ce104"/>
        <table:table-column table:style-name="co86" table:default-cell-style-name="ce103"/>
        <table:table-column table:style-name="co83" table:default-cell-style-name="ce104"/>
        <table:table-column table:style-name="co87" table:default-cell-style-name="ce150"/>
        <table:table-column table:style-name="co19" table:default-cell-style-name="ce142"/>
        <table:table-column table:style-name="co68" table:number-columns-repeated="2" table:default-cell-style-name="ce113"/>
        <table:table-column table:style-name="co57" table:default-cell-style-name="Default"/>
        <table:table-column table:style-name="co68" table:default-cell-style-name="ce113"/>
        <table:table-row table:style-name="ro1">
          <table:table-cell table:style-name="ce107" office:value-type="string" calcext:value-type="string">
            <text:p>Name</text:p>
          </table:table-cell>
          <table:table-cell table:style-name="ce154" office:value-type="string" calcext:value-type="string">
            <text:p>Number</text:p>
          </table:table-cell>
          <table:table-cell table:style-name="ce110" office:value-type="string" calcext:value-type="string">
            <text:p>Init</text:p>
          </table:table-cell>
          <table:table-cell table:style-name="ce109" office:value-type="string" calcext:value-type="string">
            <text:p>HD</text:p>
          </table:table-cell>
          <table:table-cell table:style-name="ce109" office:value-type="string" calcext:value-type="string">
            <text:p>Size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Saves</text:p>
          </table:table-cell>
          <table:table-cell table:style-name="ce110" office:value-type="string" calcext:value-type="string">
            <text:p>ML</text:p>
          </table:table-cell>
          <table:table-cell table:style-name="ce109" office:value-type="string" calcext:value-type="string">
            <text:p>MV</text:p>
          </table:table-cell>
          <table:table-cell table:style-name="ce149" office:value-type="string" calcext:value-type="string">
            <text:p>Abilities</text:p>
          </table:table-cell>
          <table:table-cell table:style-name="ce156" office:value-type="string" calcext:value-type="string">
            <text:p>XP</text:p>
          </table:table-cell>
          <table:table-cell table:style-name="ce111" office:value-type="string" calcext:value-type="string">
            <text:p>Attacks</text:p>
          </table:table-cell>
          <table:table-cell table:style-name="ce111" office:value-type="string" calcext:value-type="string">
            <text:p>Notes</text:p>
          </table:table-cell>
          <table:table-cell table:style-name="ce111"/>
          <table:table-cell table:style-name="ce111" office:value-type="string" calcext:value-type="string">
            <text:p>Summary</text:p>
          </table:table-cell>
        </table:table-row>
        <table:table-row table:style-name="ro3">
          <table:table-cell office:value-type="string" calcext:value-type="string">
            <text:p>Bandit</text:p>
          </table:table-cell>
          <table:table-cell office:value-type="string" calcext:value-type="string">
            <text:p>4d10 / 5d6*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Leather &amp; Buckler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bow (+0 1d6p); LMW (+0 1d6)</text:p>
          </table:table-cell>
          <table:table-cell table:number-columns-repeated="2"/>
          <table:table-cell office:value-type="string" calcext:value-type="string">
            <text:p>Bandit {F d6 (4), M, <text:s/>I +0, AC 13 (Leather &amp; Buckler), Sv (+0/+0/+0), ML +0, MV 40, ABL (+0/+0/+0/+0/+0/+0), Att: [Shortbow (+0 1d6p); LMW (+0 1d6)], XP 5}</text:p>
          </table:table-cell>
        </table:table-row>
        <table:table-row table:style-name="ro3">
          <table:table-cell office:value-type="string" calcext:value-type="string">
            <text:p>Bandit, Leader</text:p>
          </table:table-cell>
          <table:table-cell office:value-type="string" calcext:value-type="string">
            <text:p>1 in 2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2d8 (9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Ring &amp; Buckler)</text:p>
          </table:table-cell>
          <table:table-cell office:value-type="string" calcext:value-type="string">
            <text:p>+2/+2/+2</text:p>
          </table:table-cell>
          <table:table-cell office:value-type="string" calcext:value-type="string">
            <text:p>+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1/+0/+0/+0/+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ossbow (+3 1d8+1p); MMW (+3 1d8+1)</text:p>
          </table:table-cell>
          <table:table-cell office:value-type="string" calcext:value-type="string">
            <text:p>50% has a horse (1-4 = Riding; 5-6 = Light Warhorse)</text:p>
          </table:table-cell>
          <table:table-cell/>
          <table:table-cell office:value-type="string" calcext:value-type="string">
            <text:p>Bandit, Leader {F 2d8 (9), M, <text:s/>I +1, AC 15 (Ring &amp; Buckler), Sv (+2/+2/+2), ML +1, MV 30, ABL (+0/+1/+0/+0/+0/+1), Att: [Crossbow (+3 1d8+1p); MMW (+3 1d8+1)], XP 20}</text:p>
          </table:table-cell>
        </table:table-row>
        <table:table-row table:style-name="ro3">
          <table:table-cell office:value-type="string" calcext:value-type="string">
            <text:p>Bandit, Commander</text:p>
          </table:table-cell>
          <table:table-cell office:value-type="string" calcext:value-type="string">
            <text:p>1 in 40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F 4d8+4 (22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(Chain &amp; Shield)</text:p>
          </table:table-cell>
          <table:table-cell office:value-type="string" calcext:value-type="string">
            <text:p>+4/+4/+4</text:p>
          </table:table-cell>
          <table:table-cell office:value-type="float" office:value="3" calcext:value-type="float">
            <text:p>+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1/+1/+0/+0/+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. Crossbow (+4 1d10+1p); MMW (+4 1d8+1)</text:p>
          </table:table-cell>
          <table:table-cell office:value-type="string" calcext:value-type="string">
            <text:p>80% has a horse (1-3 Riding; 4-5 Light Warhorse; 6 Med. Warhorse)</text:p>
          </table:table-cell>
          <table:table-cell/>
          <table:table-cell office:value-type="string" calcext:value-type="string">
            <text:p>Bandit, Commander {F 4d8+4 (22), M, <text:s/>I +2, AC 18 (Chain &amp; Shield), Sv (+4/+4/+4), ML +3, MV 30, ABL (+0/+1/+1/+0/+0/+2), Att: [H. Crossbow (+4 1d10+1p); MMW (+4 1d8+1)], XP 75}</text:p>
          </table:table-cell>
        </table:table-row>
        <table:table-row table:style-name="ro3">
          <table:table-cell office:value-type="string" calcext:value-type="string">
            <text:p>Bandit, Lord</text:p>
          </table:table-cell>
          <table:table-cell office:value-type="string" calcext:value-type="string">
            <text:p>1 in 50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F 5d8+10 (3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(R. Chain &amp; Shield)</text:p>
          </table:table-cell>
          <table:table-cell office:value-type="string" calcext:value-type="string">
            <text:p>+4/+6/+5</text:p>
          </table:table-cell>
          <table:table-cell office:value-type="float" office:value="3" calcext:value-type="float">
            <text:p>+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1/+1/+2/+0/+0/+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. Crossbow (+4 1d10+1p); MMW (+4 1d8+1)</text:p>
          </table:table-cell>
          <table:table-cell office:value-type="string" calcext:value-type="string">
            <text:p>Always has a horse (1-2 Riding, 3-4 Light Warhorse, 5 Med Warhorse, 6 Heavy Warhorse)</text:p>
          </table:table-cell>
          <table:table-cell/>
          <table:table-cell office:value-type="string" calcext:value-type="string">
            <text:p>Bandit, Lord {F 5d8+10 (33), M, <text:s/>I +2, AC 18 (R. Chain &amp; Shield), Sv (+4/+6/+5), ML +3, MV 20, ABL (+1/+1/+2/+0/+0/+2), Att: [H. Crossbow (+4 1d10+1p); MMW (+4 1d8+1)], XP 175}</text:p>
          </table:table-cell>
        </table:table-row>
        <table:table-row table:style-name="ro5">
          <table:table-cell office:value-type="string" calcext:value-type="string">
            <text:p>Bandit, Prince</text:p>
          </table:table-cell>
          <table:table-cell office:value-type="string" calcext:value-type="string">
            <text:p>1 in 100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F 9d8+18 (59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 (Lamellar)</text:p>
          </table:table-cell>
          <table:table-cell office:value-type="string" calcext:value-type="string">
            <text:p>+7/+9/+9</text:p>
          </table:table-cell>
          <table:table-cell office:value-type="float" office:value="6" calcext:value-type="float">
            <text:p>+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2/+1/+2/+0/+0/+3</text:p>
          </table:table-cell>
          <table:table-cell office:value-type="float" office:value="2300" calcext:value-type="float">
            <text:p>2,300</text:p>
          </table:table-cell>
          <table:table-cell office:value-type="string" calcext:value-type="string">
            <text:p>H. Crossbow (+7 1d10+1p); HMW (+8 1d10+4)</text:p>
          </table:table-cell>
          <table:table-cell office:value-type="string" calcext:value-type="string">
            <text:p>Cleave, Great Damage, Weapon Specialization</text:p>
            <text:p>Always has a horse (1 Riding, 2-3 Light Warhorse, 4-5 Med Warhorse, 6 Heavy Warhorse)</text:p>
          </table:table-cell>
          <table:table-cell/>
          <table:table-cell office:value-type="string" calcext:value-type="string">
            <text:p>Bandit, Prince {F 9d8+18 (59), M, <text:s/>I +3, AC 18 (Lamellar), Sv (+7/+9/+9), ML +6, MV 20, ABL (+2/+1/+2/+0/+0/+3), Att: [H. Crossbow (+7 1d10+1p); HMW (+8 1d10+4); Cleave; Great Damage], XP 2,300}</text:p>
          </table:table-cell>
        </table:table-row>
        <table:table-row table:style-name="ro3">
          <table:table-cell office:value-type="string" calcext:value-type="string">
            <text:p>Bandit Mage</text:p>
          </table:table-cell>
          <table:table-cell office:value-type="string" calcext:value-type="string">
            <text:p>0-1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S 5d8 (2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 (None)</text:p>
          </table:table-cell>
          <table:table-cell office:value-type="string" calcext:value-type="string">
            <text:p>+5/+3/+4</text:p>
          </table:table-cell>
          <table:table-cell office:value-type="float" office:value="1" calcext:value-type="float">
            <text:p>+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1/+0/+2/+0/+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Staff (+1 1d6b); Dagger (+2 1d6+1p)</text:p>
          </table:table-cell>
          <table:table-cell office:value-type="string" calcext:value-type="string">
            <text:p>Casts spells as a 5 level Spellcaster (7d6 Inv. Dice; 14+ Sv; Spells 4 / 2/ 1)</text:p>
          </table:table-cell>
          <table:table-cell/>
          <table:table-cell office:value-type="string" calcext:value-type="string">
            <text:p>Bandit Mage {S 5d8 (23), M, <text:s/>I +1, AC 11 (None), Sv (+5/+3/+4), ML +1, MV 40, ABL (+0/+1/+0/+2/+0/+0), Att: [Staff (+1 1d6b); Dagger (+2 1d6+1p)], L5 Spellcaster, XP 550}</text:p>
          </table:table-cell>
        </table:table-row>
        <table:table-row table:style-name="ro3">
          <table:table-cell office:value-type="string" calcext:value-type="string">
            <text:p>Bandit Scout</text:p>
          </table:table-cell>
          <table:table-cell office:value-type="string" calcext:value-type="string">
            <text:p>1d6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R 1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Leather &amp; Buckler)</text:p>
          </table:table-cell>
          <table:table-cell office:value-type="string" calcext:value-type="string">
            <text:p>+2/+1/+0</text:p>
          </table:table-cell>
          <table:table-cell office:value-type="float" office:value="0" calcext:value-type="float">
            <text:p>+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1/+0/+0/+0/+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hortbow (+1 1d6+1p); LMW (+1 1d6+1)</text:p>
          </table:table-cell>
          <table:table-cell office:value-type="string" calcext:value-type="string">
            <text:p>Athletics +0, Deception +3, Perception +3, Legerdemain +3, Stealth +3; Sneak Attack +1d4</text:p>
          </table:table-cell>
          <table:table-cell/>
          <table:table-cell office:value-type="string" calcext:value-type="string">
            <text:p>Bandit Scout {R 1d8 (5), M, <text:s/>I +1, AC 14 (Leather &amp; Buckler), Sv (+2/+1/+0), ML +0, MV 40, ABL (+0/+1/+0/+0/+0/+0), Att: [Shortbow (+1 1d6+1p); LMW (+1 1d6+1)], XP 13}</text:p>
          </table:table-cell>
        </table:table-row>
        <table:table-row table:style-name="ro3">
          <table:table-cell office:value-type="string" calcext:value-type="string">
            <text:p>Bandit Scout Leader</text:p>
          </table:table-cell>
          <table:table-cell office:value-type="string" calcext:value-type="string">
            <text:p>1d6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R 3d8 (1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Leather &amp; Buckler)</text:p>
          </table:table-cell>
          <table:table-cell office:value-type="string" calcext:value-type="string">
            <text:p>+5/+2/+2</text:p>
          </table:table-cell>
          <table:table-cell office:value-type="float" office:value="1" calcext:value-type="float">
            <text:p>+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2/+0/+0/+0/+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ortbow (+4 1d6+2p); LMW (+4 1d6+2)</text:p>
          </table:table-cell>
          <table:table-cell office:value-type="string" calcext:value-type="string">
            <text:p>Athletics +0, Deception +3, Perception +3, Legerdemain +3, Stealth +3; Sneak Attack +1d4</text:p>
          </table:table-cell>
          <table:table-cell/>
          <table:table-cell office:value-type="string" calcext:value-type="string">
            <text:p>Bandit Scout {R 3d8 (14), M, <text:s/>I +2, AC 15 (Leather &amp; Buckler), Sv (+5/+2/+2), ML +1, MV 40, ABL (+0/+2/+0/+0/+0/+0), Att: [Shortbow (+4 1d6+2p); LMW (+4 1d6+2)], Sneak Att +1d4, XP 50}</text:p>
          </table:table-cell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Berserker</text:p>
          </table:table-cell>
          <table:table-cell office:value-type="string" calcext:value-type="string">
            <text:p>1d6 / 10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+1 (6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1/+3/+1</text:p>
          </table:table-cell>
          <table:table-cell office:value-type="float" office:value="5" calcext:value-type="float">
            <text:p>+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2/+0/+1/+0/+0/+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MW (+3 1d8+2 Adv)</text:p>
          </table:table-cell>
          <table:table-cell office:value-type="string" calcext:value-type="string">
            <text:p>Berserk (+2 TH, +2 Dmg, +5 ML, will attack nearest friend/foe)</text:p>
          </table:table-cell>
          <table:table-cell/>
          <table:table-cell office:value-type="string" calcext:value-type="string">
            <text:p>Berserker {F 1d8+1 (6), M, <text:s/>I +0, AC 12 (H. Leather), Sv (+1/+3/+1), ML +5, MV 40, ABL (+2/+0/+1/+0/+0/+0), Att: [MMW (+3 1d8+2 Adv)], Berserk, XP 13}</text:p>
          </table:table-cell>
        </table:table-row>
        <table:table-row table:style-name="ro3">
          <table:table-cell office:value-type="string" calcext:value-type="string">
            <text:p>Berserker Champion</text:p>
          </table:table-cell>
          <table:table-cell office:value-type="string" calcext:value-type="string">
            <text:p>1 in 2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3d8+6 (20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Ring)</text:p>
          </table:table-cell>
          <table:table-cell office:value-type="string" calcext:value-type="string">
            <text:p>+2/+5/+2</text:p>
          </table:table-cell>
          <table:table-cell office:value-type="float" office:value="6" calcext:value-type="float">
            <text:p>+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2/+0/+2/+0/+0/+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MW (+4 1d10+2 Adv)</text:p>
          </table:table-cell>
          <table:table-cell office:value-type="string" calcext:value-type="string">
            <text:p>Berserk (+2 TH, +2 Dmg, +5 ML, will attack nearest friend/foe)</text:p>
          </table:table-cell>
          <table:table-cell/>
          <table:table-cell office:value-type="string" calcext:value-type="string">
            <text:p>Berserker Champion {F 3d8+6 (20), M, <text:s/>I +0, AC 13 (Ring), Sv (+2/+5/+2), ML +6, MV 30, ABL (+2/+0/+2/+0/+0/+0), Att: [HMW (+4 1d10+2 Adv)], Berserk, XP 50}</text:p>
          </table:table-cell>
        </table:table-row>
        <table:table-row table:style-name="ro3">
          <table:table-cell office:value-type="string" calcext:value-type="string">
            <text:p>Berserker Hero</text:p>
          </table:table-cell>
          <table:table-cell office:value-type="string" calcext:value-type="string">
            <text:p>1 in 50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F 5d8+10 (3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Scale)</text:p>
          </table:table-cell>
          <table:table-cell office:value-type="string" calcext:value-type="string">
            <text:p>+4/+7/+3</text:p>
          </table:table-cell>
          <table:table-cell office:value-type="float" office:value="6" calcext:value-type="float">
            <text:p>+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3/+1/+2/+0/+0/+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MW (+7 1d12+3)</text:p>
          </table:table-cell>
          <table:table-cell office:value-type="string" calcext:value-type="string">
            <text:p>Berserk (+2 TH, +2 Dmg, +5 ML, will attack nearest friend/foe)</text:p>
          </table:table-cell>
          <table:table-cell/>
          <table:table-cell office:value-type="string" calcext:value-type="string">
            <text:p>Berserker Hero {F 5d8+10 (33), M, <text:s/>I +2, AC 15 (Scale), Sv (+4/+7/+3), ML +6, MV 30, ABL (+3/+1/+2/+0/+0/+0), Att: [HMW (+7 1d12+3)], Berserk, XP 425}</text:p>
          </table:table-cell>
        </table:table-row>
        <table:table-row table:style-name="ro3">
          <table:table-cell office:value-type="string" calcext:value-type="string">
            <text:p>Berserker War Chie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F 9d8+27 (68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Scale)</text:p>
          </table:table-cell>
          <table:table-cell office:value-type="string" calcext:value-type="string">
            <text:p>+7/+10/+7</text:p>
          </table:table-cell>
          <table:table-cell office:value-type="float" office:value="9" calcext:value-type="float">
            <text:p>+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3/+1/+3/+0/+0/+1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HMW (+9 1d12+3 Adv)</text:p>
          </table:table-cell>
          <table:table-cell office:value-type="string" calcext:value-type="string">
            <text:p>Berserk (+2 TH, +2 Dmg, +5 ML, will attack nearest friend/foe)</text:p>
          </table:table-cell>
          <table:table-cell/>
          <table:table-cell office:value-type="string" calcext:value-type="string">
            <text:p>Berserker War Chief {F 9d8+27 (68), M, <text:s/>I +3, AC 15 (Scale), Sv (+7/+10/+7), ML +9, MV 30, ABL (+3/+1/+3/+0/+0/+1), Att: [HMW (+9 1d12+3 Adv)], Berserk, XP 3,000}</text:p>
          </table:table-cell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nimals" table:style-name="ta1">
        <office:forms form:automatic-focus="false" form:apply-design-mode="false"/>
        <table:table-column table:style-name="co82" table:default-cell-style-name="ce101"/>
        <table:table-column table:style-name="co88" table:default-cell-style-name="ce104"/>
        <table:table-column table:style-name="co89" table:default-cell-style-name="ce155"/>
        <table:table-column table:style-name="co83" table:default-cell-style-name="ce103"/>
        <table:table-column table:style-name="co84" table:default-cell-style-name="ce104"/>
        <table:table-column table:style-name="co29" table:default-cell-style-name="ce104"/>
        <table:table-column table:style-name="co85" table:default-cell-style-name="ce104"/>
        <table:table-column table:style-name="co5" table:default-cell-style-name="ce104"/>
        <table:table-column table:style-name="co86" table:default-cell-style-name="ce103"/>
        <table:table-column table:style-name="co83" table:default-cell-style-name="ce104"/>
        <table:table-column table:style-name="co87" table:default-cell-style-name="ce150"/>
        <table:table-column table:style-name="co19" table:default-cell-style-name="ce142"/>
        <table:table-column table:style-name="co68" table:number-columns-repeated="3" table:default-cell-style-name="ce113"/>
        <table:table-column table:style-name="co57" table:default-cell-style-name="Default"/>
        <table:table-column table:style-name="co68" table:default-cell-style-name="ce113"/>
        <table:table-row table:style-name="ro1">
          <table:table-cell table:style-name="ce107" office:value-type="string" calcext:value-type="string">
            <text:p>Name</text:p>
          </table:table-cell>
          <table:table-cell table:style-name="ce109" office:value-type="string" calcext:value-type="string">
            <text:p>Tags</text:p>
          </table:table-cell>
          <table:table-cell table:style-name="ce154" office:value-type="string" calcext:value-type="string">
            <text:p>Number</text:p>
          </table:table-cell>
          <table:table-cell table:style-name="ce110" office:value-type="string" calcext:value-type="string">
            <text:p>Init</text:p>
          </table:table-cell>
          <table:table-cell table:style-name="ce109" office:value-type="string" calcext:value-type="string">
            <text:p>HD</text:p>
          </table:table-cell>
          <table:table-cell table:style-name="ce109" office:value-type="string" calcext:value-type="string">
            <text:p>Size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Saves</text:p>
          </table:table-cell>
          <table:table-cell table:style-name="ce110" office:value-type="string" calcext:value-type="string">
            <text:p>ML</text:p>
          </table:table-cell>
          <table:table-cell table:style-name="ce109" office:value-type="string" calcext:value-type="string">
            <text:p>MV</text:p>
          </table:table-cell>
          <table:table-cell table:style-name="ce149" office:value-type="string" calcext:value-type="string">
            <text:p>Abilities</text:p>
          </table:table-cell>
          <table:table-cell table:style-name="ce156" office:value-type="string" calcext:value-type="string">
            <text:p>XP</text:p>
          </table:table-cell>
          <table:table-cell table:style-name="ce111" office:value-type="string" calcext:value-type="string">
            <text:p>Attacks</text:p>
          </table:table-cell>
          <table:table-cell table:style-name="ce111" office:value-type="string" calcext:value-type="string">
            <text:p>Notes</text:p>
          </table:table-cell>
          <table:table-cell table:style-name="ce111" office:value-type="string" calcext:value-type="string">
            <text:p>Treasure</text:p>
          </table:table-cell>
          <table:table-cell table:style-name="ce111"/>
          <table:table-cell table:style-name="ce111" office:value-type="string" calcext:value-type="string">
            <text:p>Summary</text:p>
          </table:table-cell>
        </table:table-row>
        <table:table-row table:style-name="ro3">
          <table:table-cell office:value-type="string" calcext:value-type="string">
            <text:p>Ape, Medium</text:p>
          </table:table-cell>
          <table:table-cell office:value-type="string" calcext:value-type="string">
            <text:p>Beast (ape)</text:p>
          </table:table-cell>
          <table:table-cell office:value-type="string" calcext:value-type="string">
            <text:p>1 (wandering) / 2d6 (lair)</text:p>
          </table:table-cell>
          <table:table-cell office:value-type="float" office:value="6" calcext:value-type="float">
            <text:p>+6</text:p>
          </table:table-cell>
          <table:table-cell office:value-type="string" calcext:value-type="string">
            <text:p><text:s/>2d8+2 (18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none)</text:p>
          </table:table-cell>
          <table:table-cell office:value-type="string" calcext:value-type="string">
            <text:p>+3/+4/+2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2/+2/+1/-2/+1/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aw (+4 1d3+2s), Thrown Rock (+4 1d4+2b Near)</text:p>
          </table:table-cell>
          <table:table-cell table:number-columns-repeated="3"/>
          <table:table-cell office:value-type="string" calcext:value-type="string">
            <text:p>Ape, Medium { 2d8+2 (18), M, I +6, AC 12 (none), Sv (+3/+4/+2), ML -3, MV 40, ABL (+2/+2/+1/-2/+1/+0), Att: [Claw (+4 1d4+2s), Thrown Rock (+4 1d6+2b Near)], XP 20}</text:p>
          </table:table-cell>
        </table:table-row>
        <table:table-row table:style-name="ro3">
          <table:table-cell office:value-type="string" calcext:value-type="string">
            <text:p>Ape, Large</text:p>
          </table:table-cell>
          <table:table-cell office:value-type="string" calcext:value-type="string">
            <text:p>Beast (ape)</text:p>
          </table:table-cell>
          <table:table-cell office:value-type="string" calcext:value-type="string">
            <text:p>1 (wandering) / 2d6 (lair)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<text:s/>3d8+3 (2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none)</text:p>
          </table:table-cell>
          <table:table-cell office:value-type="string" calcext:value-type="string">
            <text:p>+3/+6/+3</text:p>
          </table:table-cell>
          <table:table-cell office:value-type="float" office:value="0" calcext:value-type="float">
            <text:p>+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3/+1/+1/-2/+1/+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aw (+4 1d4+3s), Thrown Rock (+4 1d6+3b Near)</text:p>
          </table:table-cell>
          <table:table-cell table:number-columns-repeated="3"/>
          <table:table-cell office:value-type="string" calcext:value-type="string">
            <text:p>Ape, Large { 3d8+3 (23), M, I +5, AC 12 (none), Sv (+3/+6/+3), ML +0, MV 40, ABL (+3/+1/+1/-2/+1/+0), Att: [Claw (+4 1d4+2s), Thrown Rock (+4 1d6+2b Near)], XP 35}</text:p>
          </table:table-cell>
        </table:table-row>
        <table:table-row table:style-name="ro3">
          <table:table-cell office:value-type="string" calcext:value-type="string">
            <text:p>Ape, Carnivorous</text:p>
          </table:table-cell>
          <table:table-cell office:value-type="string" calcext:value-type="string">
            <text:p>Beast (ape)</text:p>
          </table:table-cell>
          <table:table-cell office:value-type="string" calcext:value-type="string">
            <text:p>1 (wandering) / 2d6 (lair)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<text:s/>4d8+4 (27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none)</text:p>
          </table:table-cell>
          <table:table-cell office:value-type="string" calcext:value-type="string">
            <text:p>+4/+6/+3</text:p>
          </table:table-cell>
          <table:table-cell office:value-type="float" office:value="3" calcext:value-type="float">
            <text:p>+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3/+1/+1/-2/+1/+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law (+6 1d5+3s), Thrown Rock (+6 1d8+3b Near)</text:p>
          </table:table-cell>
          <table:table-cell/>
          <table:table-cell office:value-type="string" calcext:value-type="string">
            <text:p>Lair: 1d6x100cp (20%), 1d3x100sp (30%), 1d3 gems (25%), 1d2 jewellery (20%), 1 magic item (5%)</text:p>
          </table:table-cell>
          <table:table-cell/>
          <table:table-cell office:value-type="string" calcext:value-type="string">
            <text:p>Ape, Carnivorous { 4d8+4 (27), M, I +5, AC 13 (none), Sv (+4/+6/+3), ML +3, MV 40, ABL (+3/+1/+1/-2/+1/+0), Att: [Claw (+6 1d4+3s), Thrown Rock (+6 1d6+3b Near)], XP 75}</text:p>
          </table:table-cell>
        </table:table-row>
        <table:table-row table:style-name="ro3">
          <table:table-cell office:value-type="string" calcext:value-type="string">
            <text:p>Ape, Giant</text:p>
          </table:table-cell>
          <table:table-cell office:value-type="string" calcext:value-type="string">
            <text:p>Beast (ape, giant)</text:p>
          </table:table-cell>
          <table:table-cell office:value-type="string" calcext:value-type="string">
            <text:p>1 (wandering) / 1d3 (lair)</text:p>
          </table:table-cell>
          <table:table-cell office:value-type="float" office:value="4" calcext:value-type="float">
            <text:p>+4</text:p>
          </table:table-cell>
          <table:table-cell office:value-type="string" calcext:value-type="string">
            <text:p><text:s/>5d8+10 (41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4 (none)</text:p>
          </table:table-cell>
          <table:table-cell office:value-type="string" calcext:value-type="string">
            <text:p>+3/+8/+4</text:p>
          </table:table-cell>
          <table:table-cell office:value-type="float" office:value="5" calcext:value-type="float">
            <text:p>+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4/+0/+2/-2/+1/+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law (+7 1d6+4s), Thrown Rock (+7 1d10+4b Near)</text:p>
          </table:table-cell>
          <table:table-cell/>
          <table:table-cell office:value-type="string" calcext:value-type="string">
            <text:p>Lair: 1d12x100cp (20%), 1d6x100sp (30%), 1d4*100ep (10%), 1d6 gems (25%), 1d3 jewellery (20%), 1 magic item (10%)</text:p>
          </table:table-cell>
          <table:table-cell/>
          <table:table-cell office:value-type="string" calcext:value-type="string">
            <text:p>Ape, Giant { 5d8+10 (41), L, I +4, AC 14 (none), Sv (+3/+8/+4), ML +5, MV 40, ABL (+4/+0/+2/-2/+1/+0), Att: [Claw (+7 1d6+4s), Thrown Rock (+7 1d10+4b Near)], XP 175}</text:p>
          </table:table-cell>
        </table:table-row>
        <table:table-row table:style-name="ro1" table:number-rows-repeated="104857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riests and Pilgrims" table:style-name="ta1">
        <office:forms form:automatic-focus="false" form:apply-design-mode="false"/>
        <table:table-column table:style-name="co82" table:default-cell-style-name="ce101"/>
        <table:table-column table:style-name="co88" table:default-cell-style-name="ce104"/>
        <table:table-column table:style-name="co89" table:default-cell-style-name="ce155"/>
        <table:table-column table:style-name="co83" table:default-cell-style-name="ce103"/>
        <table:table-column table:style-name="co84" table:default-cell-style-name="ce104"/>
        <table:table-column table:style-name="co29" table:default-cell-style-name="ce104"/>
        <table:table-column table:style-name="co85" table:default-cell-style-name="ce155"/>
        <table:table-column table:style-name="co5" table:default-cell-style-name="ce104"/>
        <table:table-column table:style-name="co86" table:default-cell-style-name="ce103"/>
        <table:table-column table:style-name="co83" table:default-cell-style-name="ce104"/>
        <table:table-column table:style-name="co87" table:default-cell-style-name="ce150"/>
        <table:table-column table:style-name="co19" table:default-cell-style-name="ce142"/>
        <table:table-column table:style-name="co68" table:number-columns-repeated="3" table:default-cell-style-name="ce113"/>
        <table:table-column table:style-name="co57" table:default-cell-style-name="Default"/>
        <table:table-column table:style-name="co68" table:default-cell-style-name="ce113"/>
        <table:table-row table:style-name="ro1">
          <table:table-cell table:style-name="ce107" office:value-type="string" calcext:value-type="string">
            <text:p>Name</text:p>
          </table:table-cell>
          <table:table-cell table:style-name="ce109" office:value-type="string" calcext:value-type="string">
            <text:p>Tags</text:p>
          </table:table-cell>
          <table:table-cell table:style-name="ce154" office:value-type="string" calcext:value-type="string">
            <text:p>Number</text:p>
          </table:table-cell>
          <table:table-cell table:style-name="ce110" office:value-type="string" calcext:value-type="string">
            <text:p>Init</text:p>
          </table:table-cell>
          <table:table-cell table:style-name="ce109" office:value-type="string" calcext:value-type="string">
            <text:p>HD</text:p>
          </table:table-cell>
          <table:table-cell table:style-name="ce109" office:value-type="string" calcext:value-type="string">
            <text:p>Size</text:p>
          </table:table-cell>
          <table:table-cell table:style-name="ce154" office:value-type="string" calcext:value-type="string">
            <text:p>AC</text:p>
          </table:table-cell>
          <table:table-cell table:style-name="ce109" office:value-type="string" calcext:value-type="string">
            <text:p>Saves</text:p>
          </table:table-cell>
          <table:table-cell table:style-name="ce110" office:value-type="string" calcext:value-type="string">
            <text:p>ML</text:p>
          </table:table-cell>
          <table:table-cell table:style-name="ce109" office:value-type="string" calcext:value-type="string">
            <text:p>MV</text:p>
          </table:table-cell>
          <table:table-cell table:style-name="ce149" office:value-type="string" calcext:value-type="string">
            <text:p>Abilities</text:p>
          </table:table-cell>
          <table:table-cell table:style-name="ce156" office:value-type="string" calcext:value-type="string">
            <text:p>XP</text:p>
          </table:table-cell>
          <table:table-cell table:style-name="ce111" office:value-type="string" calcext:value-type="string">
            <text:p>Attacks</text:p>
          </table:table-cell>
          <table:table-cell table:style-name="ce111" office:value-type="string" calcext:value-type="string">
            <text:p>Notes</text:p>
          </table:table-cell>
          <table:table-cell table:style-name="ce111" office:value-type="string" calcext:value-type="string">
            <text:p>Treasure</text:p>
          </table:table-cell>
          <table:table-cell table:style-name="ce111"/>
          <table:table-cell table:style-name="ce111" office:value-type="string" calcext:value-type="string">
            <text:p>Summary</text:p>
          </table:table-cell>
        </table:table-row>
        <table:table-row table:style-name="ro2">
          <table:table-cell office:value-type="string" calcext:value-type="string">
            <text:p>Pilgrim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d8 / 1d2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<text:s/>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 (None)</text:p>
          </table:table-cell>
          <table:table-cell office:value-type="string" calcext:value-type="string">
            <text:p>+0/+0/+1</text:p>
          </table:table-cell>
          <table:table-cell office:value-type="float" office:value="1" calcext:value-type="float">
            <text:p>+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0/+1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W (+0 1d6)</text:p>
          </table:table-cell>
          <table:table-cell/>
          <table:table-cell office:value-type="string" calcext:value-type="string">
            <text:p>3d6 cp</text:p>
          </table:table-cell>
          <table:table-cell/>
          <table:table-cell office:value-type="string" calcext:value-type="string">
            <text:p>Pilgrim { d6 (4), M, <text:s/>I +0, AC 10 (None), Sv (+0/+0/+1), ML +1, MV 40, ABL (+0/+0/+0/+0/+1/+0), Att: [LMW (+0 1d6)], XP 5}</text:p>
          </table:table-cell>
        </table:table-row>
        <table:table-row table:style-name="ro3">
          <table:table-cell office:value-type="string" calcext:value-type="string">
            <text:p>Acolyte*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 in 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S 1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H. Leather &amp; Buckler)</text:p>
          </table:table-cell>
          <table:table-cell office:value-type="string" calcext:value-type="string">
            <text:p>+1/+1/+2</text:p>
          </table:table-cell>
          <table:table-cell office:value-type="float" office:value="1" calcext:value-type="float">
            <text:p>+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0/+1/+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MW (+1 1d8)</text:p>
          </table:table-cell>
          <table:table-cell office:value-type="string" calcext:value-type="string">
            <text:p>Spellcaster L1: May prepare 1 rank 1 Thaumaturgy spell and cast it with 1 Invocation Die. <text:s/>Save diff is 10+</text:p>
          </table:table-cell>
          <table:table-cell office:value-type="string" calcext:value-type="string">
            <text:p>1d6 sp</text:p>
          </table:table-cell>
          <table:table-cell/>
          <table:table-cell office:value-type="string" calcext:value-type="string">
            <text:p>Acolyte* {FS 1d8 (5), M, <text:s/>I +0, AC 14 (H. Leather &amp; Buckler), Sv (+1/+1/+2), ML +1, MV 40, ABL (+0/+0/+0/+0/+1/+0), Att: [MMW (+1 1d8)], XP 13}</text:p>
          </table:table-cell>
        </table:table-row>
        <table:table-row table:style-name="ro2">
          <table:table-cell office:value-type="string" calcext:value-type="string">
            <text:p>Priest*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 in 3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S 3d8 (1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Scale &amp; Buckler)</text:p>
          </table:table-cell>
          <table:table-cell office:value-type="string" calcext:value-type="string">
            <text:p>+2/+3/+4</text:p>
          </table:table-cell>
          <table:table-cell office:value-type="float" office:value="2" calcext:value-type="float">
            <text:p>+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1/+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W (+2 1d8)</text:p>
          </table:table-cell>
          <table:table-cell office:value-type="string" calcext:value-type="string">
            <text:p>Spellcaster L1: May prepare 1 rank 1 Thaumaturgy spell and cast it with 2 Invocation Die. <text:s/>Save diff is 12+</text:p>
          </table:table-cell>
          <table:table-cell office:value-type="string" calcext:value-type="string">
            <text:p>2d6 sp</text:p>
          </table:table-cell>
          <table:table-cell/>
          <table:table-cell office:value-type="string" calcext:value-type="string">
            <text:p>Priest* {FS 3d8 (14), M, <text:s/>I +0, AC 15 (Scale &amp; Buckler), Sv (+2/+3/+4), ML +2, MV 30, ABL (+0/+0/+0/+0/+1/+1), Att: [MMW (+2 1d8)], XP 50}</text:p>
          </table:table-cell>
        </table:table-row>
        <table:table-row table:style-name="ro3">
          <table:table-cell office:value-type="string" calcext:value-type="string">
            <text:p>Curate*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 in 5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S 5d8+5 (28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Scale &amp; Buckler)</text:p>
          </table:table-cell>
          <table:table-cell office:value-type="string" calcext:value-type="string">
            <text:p>+3/+5/+5</text:p>
          </table:table-cell>
          <table:table-cell office:value-type="float" office:value="2" calcext:value-type="float">
            <text:p>+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1/+0/+1/+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MW (+3 1d8)</text:p>
          </table:table-cell>
          <table:table-cell office:value-type="string" calcext:value-type="string">
            <text:p>Spellcaster L2: May prepare 2 rank 1 Thaumaturgy spells and cast them with 3 Invocation Die. <text:s/>Save diff is 13+</text:p>
          </table:table-cell>
          <table:table-cell office:value-type="string" calcext:value-type="string">
            <text:p>3d6 sp</text:p>
          </table:table-cell>
          <table:table-cell/>
          <table:table-cell office:value-type="string" calcext:value-type="string">
            <text:p>Curate* {FS 5d8+5 (28), M, <text:s/>I +0, AC 15 (Scale &amp; Buckler), Sv (+3/+5/+5), ML +2, MV 30, ABL (+0/+0/+1/+0/+1/+1), Att: [MMW (+3 1d8)], XP 300}</text:p>
          </table:table-cell>
        </table:table-row>
        <table:table-row table:style-name="ro2">
          <table:table-cell office:value-type="string" calcext:value-type="string">
            <text:p>Adept*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 in 2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S 1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 (None)</text:p>
          </table:table-cell>
          <table:table-cell office:value-type="string" calcext:value-type="string">
            <text:p>+2/+0/+2</text:p>
          </table:table-cell>
          <table:table-cell office:value-type="float" office:value="1" calcext:value-type="float">
            <text:p>+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1/+1/+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MW (+0 1d6)</text:p>
          </table:table-cell>
          <table:table-cell office:value-type="string" calcext:value-type="string">
            <text:p>Spellcaster L1: May prepare 2 rank 1 Thaumaturgy spells and cast them with 2 Invocation Die. <text:s/>Save diff is 12+</text:p>
          </table:table-cell>
          <table:table-cell office:value-type="string" calcext:value-type="string">
            <text:p>1d6 sp</text:p>
          </table:table-cell>
          <table:table-cell/>
          <table:table-cell office:value-type="string" calcext:value-type="string">
            <text:p>Adept* {S 1d8 (5), M, <text:s/>I +0, AC 10 (None), Sv (+2/+0/+2), ML +1, MV 40, ABL (+0/+0/+0/+1/+1/+1), Att: [LMW (+0 1d6)], XP 13}</text:p>
          </table:table-cell>
        </table:table-row>
        <table:table-row table:style-name="ro2">
          <table:table-cell office:value-type="string" calcext:value-type="string">
            <text:p>Vicar**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 in 3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S 3d8 (1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 (None)</text:p>
          </table:table-cell>
          <table:table-cell office:value-type="string" calcext:value-type="string">
            <text:p>+3/+2/+4</text:p>
          </table:table-cell>
          <table:table-cell office:value-type="float" office:value="2" calcext:value-type="float">
            <text:p>+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1/+1/+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MW (+1 1d6)</text:p>
          </table:table-cell>
          <table:table-cell office:value-type="string" calcext:value-type="string">
            <text:p>Spellcaster L3: May prepare Thaumaturgy spells and cast them with 4 Invocation Die. <text:s/>Save diff is 13+. <text:s/>Rank 1: 3 spells <text:s/>Rank 2: 1 spell</text:p>
          </table:table-cell>
          <table:table-cell office:value-type="string" calcext:value-type="string">
            <text:p>2d6sp</text:p>
          </table:table-cell>
          <table:table-cell/>
          <table:table-cell office:value-type="string" calcext:value-type="string">
            <text:p>Vicar** {S 3d8 (14), M, <text:s/>I +0, AC 10 (None), Sv (+3/+2/+4), ML +2, MV 40, ABL (+0/+0/+0/+1/+1/+1), Att: [LMW (+1 1d6)], XP 65}</text:p>
          </table:table-cell>
        </table:table-row>
        <table:table-row table:style-name="ro3">
          <table:table-cell office:value-type="string" calcext:value-type="string">
            <text:p>Elder***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 in 5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S 5d8 (2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 (None)</text:p>
          </table:table-cell>
          <table:table-cell office:value-type="string" calcext:value-type="string">
            <text:p>+4/+3/+6</text:p>
          </table:table-cell>
          <table:table-cell office:value-type="float" office:value="3" calcext:value-type="float">
            <text:p>+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1/+2/+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MW (+1 1d6)</text:p>
          </table:table-cell>
          <table:table-cell office:value-type="string" calcext:value-type="string">
            <text:p>Spellcaster L5: May prepare Thaumaturgy spells and cast them with 7 Invocation Die. <text:s/>Save diff is 15+. <text:s/>Rank 1: 3 spells <text:s/>Rank 2: 2 spells Rank 3: 1 spell</text:p>
          </table:table-cell>
          <table:table-cell office:value-type="string" calcext:value-type="string">
            <text:p>3d6sp</text:p>
          </table:table-cell>
          <table:table-cell/>
          <table:table-cell office:value-type="string" calcext:value-type="string">
            <text:p>Elder*** {S 5d8 (23), M, <text:s/>I +0, AC 10 (None), Sv (+4/+3/+6), ML +3, MV 40, ABL (+0/+0/+0/+1/+2/+1), Att: [LMW (+1 1d6)], XP 550}</text:p>
          </table:table-cell>
        </table:table-row>
        <table:table-row table:style-name="ro3">
          <table:table-cell office:value-type="string" calcext:value-type="string">
            <text:p>Bishop*****</text:p>
          </table:table-cell>
          <table:table-cell office:value-type="string" calcext:value-type="string">
            <text:p>Humanoid (human)</text:p>
          </table:table-cell>
          <table:table-cell office:value-type="string" calcext:value-type="string">
            <text:p>1 in 10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S 9d8 (41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 (None)</text:p>
          </table:table-cell>
          <table:table-cell office:value-type="string" calcext:value-type="string">
            <text:p>+7/+6/+9</text:p>
          </table:table-cell>
          <table:table-cell office:value-type="float" office:value="5" calcext:value-type="float">
            <text:p>+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1/+2/+2</text:p>
          </table:table-cell>
          <table:table-cell office:value-type="float" office:value="4400" calcext:value-type="float">
            <text:p>4,400</text:p>
          </table:table-cell>
          <table:table-cell office:value-type="string" calcext:value-type="string">
            <text:p>LMW (+3 1d6)</text:p>
          </table:table-cell>
          <table:table-cell office:value-type="string" calcext:value-type="string">
            <text:p>Spellcaster L9: May prepare Thaumaturgy spells and cast them with 11 Invocation Die. <text:s/>Save diff is 17+. <text:s/>Rank 1: 4 spells <text:s/>Rank 2: 3 spells Rank 3: 2 spells <text:s/>Rank4: 2 spells <text:s/>Rank 5: 1 spell</text:p>
          </table:table-cell>
          <table:table-cell office:value-type="string" calcext:value-type="string">
            <text:p>3d6gp</text:p>
          </table:table-cell>
          <table:table-cell/>
          <table:table-cell office:value-type="string" calcext:value-type="string">
            <text:p>Bishop***** {S 9d8 (41), M, <text:s/>I +0, AC 10 (None), Sv (+7/+6/+9), ML +5, MV 40, ABL (+0/+0/+0/+1/+2/+2), Att: [LMW (+3 1d6)], XP 4,400}</text:p>
          </table:table-cell>
        </table:table-row>
        <table:table-row table:style-name="ro1" table:number-rows-repeated="104856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>
        <table:named-range table:name="ArmorClass" table:base-cell-address="$EnemyTables.$B$2" table:cell-range-address="$EnemyTables.$C$2:.$C$25"/>
        <table:named-range table:name="ArmorID" table:base-cell-address="$EnemyTables.$B$2" table:cell-range-address="$EnemyTables.$B$2:.$B$25"/>
        <table:named-range table:name="ArmorSpeed" table:base-cell-address="$EnemyTables.$C$25" table:cell-range-address="$EnemyTables.$D$2:.$D$25"/>
        <table:named-range table:name="ArmorType" table:base-cell-address="$EnemyTables.$A$2" table:cell-range-address="$EnemyTables.$A$2:.$A$25"/>
        <table:named-range table:name="AverageHP" table:base-cell-address="$EnemyTables.$O$2" table:cell-range-address="$EnemyTables.$S$2:.$S$33"/>
        <table:named-range table:name="BAB" table:base-cell-address="$EnemyTables.$K$2" table:cell-range-address="$EnemyTables.$O$2:.$O$33"/>
        <table:named-range table:name="BXMorale" table:base-cell-address="$EnemyTables.$Y$12" table:cell-range-address="$EnemyTables.$Y$12:.$Y$22"/>
        <table:named-range table:name="CCMorale" table:base-cell-address="$EnemyTables.$AC$12" table:cell-range-address="$EnemyTables.$AC$12:.$AC$22"/>
        <table:named-range table:name="CHA" table:base-cell-address="$EnemyBuilder.$H$11" table:cell-range-address="$EnemyBuilder.$I$12"/>
        <table:named-range table:name="ClassAbbr" table:base-cell-address="$EnemyTables.$H$13" table:cell-range-address="$EnemyTables.$H$13:.$H$19"/>
        <table:named-range table:name="CombatMastery" table:base-cell-address="$Classes.$L$6" table:cell-range-address="$Classes.$L$6:.$L$20"/>
        <table:named-range table:name="CON" table:base-cell-address="$EnemyBuilder.$H$11" table:cell-range-address="$EnemyBuilder.$F$12"/>
        <table:named-range table:name="DEX" table:base-cell-address="$EnemyBuilder.$D$11" table:cell-range-address="$EnemyBuilder.$E$12"/>
        <table:named-range table:name="EnemyClass" table:base-cell-address="$EnemyTables.$F$13" table:cell-range-address="$EnemyTables.$F$13:.$F$19"/>
        <table:named-range table:name="EnemyInit" table:base-cell-address="$EnemyBuilder.$B$6" table:cell-range-address="$EnemyBuilder.$B$5"/>
        <table:named-range table:name="EnemyLevel" table:base-cell-address="$EnemyBuilder.$C$7" table:cell-range-address="$EnemyBuilder.$C$9"/>
        <table:named-range table:name="EnemyType" table:base-cell-address="$EnemyBuilder.$B$2" table:cell-range-address="$EnemyBuilder.$B$2"/>
        <table:named-range table:name="Evasion" table:base-cell-address="$EnemyTables.$L$2" table:cell-range-address="$EnemyTables.$P$2:.$P$33"/>
        <table:named-range table:name="FighterAB" table:base-cell-address="$Classes.$D$6" table:cell-range-address="$Classes.$D$6:.$D$20"/>
        <table:named-range table:name="FighterEvade" table:base-cell-address="$Classes.$F$6" table:cell-range-address="$Classes.$F$6:.$F$20"/>
        <table:named-range table:name="FighterHardy" table:base-cell-address="$Classes.$G$6" table:cell-range-address="$Classes.$G$6:.$G$20"/>
        <table:named-range table:name="FighterInit" table:base-cell-address="$Classes.$E$6" table:cell-range-address="$Classes.$E$6:.$E$20"/>
        <table:named-range table:name="FighterKnacks" table:base-cell-address="$Classes.$K$6" table:cell-range-address="$Classes.$K$6:.$K$20"/>
        <table:named-range table:name="FighterSkills" table:base-cell-address="$Classes.$I$6" table:cell-range-address="$Classes.$I$6:.$I$20"/>
        <table:named-range table:name="FighterSpirit" table:base-cell-address="$Classes.$H$6" table:cell-range-address="$Classes.$H$6:.$H$20"/>
        <table:named-range table:name="FighterTraits" table:base-cell-address="$Classes.$J$6" table:cell-range-address="$Classes.$J$6:.$J$20"/>
        <table:named-range table:name="FighterXP" table:base-cell-address="$Classes.$B$6" table:cell-range-address="$Classes.$B$6:.$B$20"/>
        <table:named-range table:name="Finesse" table:base-cell-address="$EnemyBuilder.$B$15" table:cell-range-address="$EnemyBuilder.$B$14"/>
        <table:named-range table:name="FMAB" table:base-cell-address="$Classes.$D$82" table:cell-range-address="$Classes.$D$82:.$D$96"/>
        <table:named-range table:name="FMEvasion" table:base-cell-address="$Classes.$F$82" table:cell-range-address="$Classes.$F$82:.$F$96"/>
        <table:named-range table:name="FMHardy" table:base-cell-address="$Classes.$G$82" table:cell-range-address="$Classes.$G$82:.$G$96"/>
        <table:named-range table:name="FMInit" table:base-cell-address="$Classes.$E$82" table:cell-range-address="$Classes.$E$82:.$E$96"/>
        <table:named-range table:name="FMSpirit" table:base-cell-address="$Classes.$H$82" table:cell-range-address="$Classes.$H$82:.$H$96"/>
        <table:named-range table:name="FRAB" table:base-cell-address="$Classes.$D$63" table:cell-range-address="$Classes.$D$63:.$D$77"/>
        <table:named-range table:name="FREvade" table:base-cell-address="$Classes.$F$63" table:cell-range-address="$Classes.$F$63:.$F$77"/>
        <table:named-range table:name="FRHardy" table:base-cell-address="$Classes.$G$63" table:cell-range-address="$Classes.$G$63:.$G$77"/>
        <table:named-range table:name="FRInit" table:base-cell-address="$Classes.$E$63" table:cell-range-address="$Classes.$E$63:.$E$77"/>
        <table:named-range table:name="FRSpirit" table:base-cell-address="$Classes.$H$63" table:cell-range-address="$Classes.$H$63:.$H$77"/>
        <table:named-range table:name="Hardy" table:base-cell-address="$EnemyTables.$M$2" table:cell-range-address="$EnemyTables.$Q$2:.$Q$33"/>
        <table:named-range table:name="HDDisplay" table:base-cell-address="$EnemyTables.$N$2" table:cell-range-address="$EnemyTables.$N$2:.$N$33"/>
        <table:named-range table:name="HitDice" table:base-cell-address="$EnemyTables.$J$2" table:cell-range-address="$EnemyTables.$M$2:.$M$33"/>
        <table:named-range table:name="INT" table:base-cell-address="$EnemyBuilder.$H$11" table:cell-range-address="$EnemyBuilder.$G$12"/>
        <table:named-range table:name="Invocation" table:base-cell-address="$Classes.$K$44" table:cell-range-address="$Classes.$K$44:.$K$58"/>
        <table:named-range table:name="L1Spells" table:base-cell-address="$Classes.$L$44" table:cell-range-address="$Classes.$L$44:.$L$58"/>
        <table:named-range table:name="L2Spells" table:base-cell-address="$Classes.$M$44" table:cell-range-address="$Classes.$M$44:.$M$58"/>
        <table:named-range table:name="L3Spells" table:base-cell-address="$Classes.$N$44" table:cell-range-address="$Classes.$N$44:.$N$58"/>
        <table:named-range table:name="L4Spells" table:base-cell-address="$Classes.$O$44" table:cell-range-address="$Classes.$O$44:.$O$58"/>
        <table:named-range table:name="L5Spells" table:base-cell-address="$Classes.$P$44" table:cell-range-address="$Classes.$P$44:.$P$58"/>
        <table:named-range table:name="L6Spells" table:base-cell-address="$Classes.$Q$44" table:cell-range-address="$Classes.$Q$44:.$Q$58"/>
        <table:named-range table:name="Levels" table:base-cell-address="$Classes.$A$6" table:cell-range-address="$Classes.$A$6:.$A$20"/>
        <table:named-range table:name="MageAB" table:base-cell-address="$Classes.$D$44" table:cell-range-address="$Classes.$D$44:.$D$58"/>
        <table:named-range table:name="MageEvade" table:base-cell-address="$Classes.$F$44" table:cell-range-address="$Classes.$F$44:.$F$58"/>
        <table:named-range table:name="MageHardy" table:base-cell-address="$Classes.$G$44" table:cell-range-address="$Classes.$G$44:.$G$58"/>
        <table:named-range table:name="MageInit" table:base-cell-address="$Classes.$E$44" table:cell-range-address="$Classes.$E$44:.$E$58"/>
        <table:named-range table:name="MageSkills" table:base-cell-address="$Classes.$I$44" table:cell-range-address="$Classes.$I$44:.$I$58"/>
        <table:named-range table:name="MageSpirit" table:base-cell-address="$Classes.$H$44" table:cell-range-address="$Classes.$H$44:.$H$58"/>
        <table:named-range table:name="MageTraits" table:base-cell-address="$Classes.$J$44" table:cell-range-address="$Classes.$J$44:.$J$58"/>
        <table:named-range table:name="MageXP" table:base-cell-address="$Classes.$B$44" table:cell-range-address="$Classes.$B$44:.$B$58"/>
        <table:named-range table:name="MonsterHD" table:base-cell-address="$EnemyBuilder.$C$2" table:cell-range-address="$EnemyBuilder.$B$6"/>
        <table:named-range table:name="MonsterInit" table:base-cell-address="$EnemyTables.$U$2" table:cell-range-address="$EnemyTables.$U$2:.$U$33"/>
        <table:named-range table:name="MonsterXP" table:base-cell-address="$EnemyTables.$U$2" table:cell-range-address="$EnemyTables.$V$2:.$V$33"/>
        <table:named-range table:name="Morale" table:base-cell-address="$EnemyTables.$T$2" table:cell-range-address="$EnemyTables.$T$2:.$T$33"/>
        <table:named-range table:name="MoraleBonus" table:base-cell-address="$EnemyBuilder.$C$9" table:cell-range-address="$EnemyBuilder.$C$10"/>
        <table:named-range table:name="RMAB" table:base-cell-address="$Classes.$D$101" table:cell-range-address="$Classes.$D$101:.$D$115"/>
        <table:named-range table:name="RMEvade" table:base-cell-address="$Classes.$F$101" table:cell-range-address="$Classes.$F$101:.$F$115"/>
        <table:named-range table:name="RMHardy" table:base-cell-address="$Classes.$G$101" table:cell-range-address="$Classes.$G$101:.$G$115"/>
        <table:named-range table:name="RMInit" table:base-cell-address="$Classes.$E$101" table:cell-range-address="$Classes.$E$101:.$E$115"/>
        <table:named-range table:name="RMSpirit" table:base-cell-address="$Classes.$H$101" table:cell-range-address="$Classes.$H$101:.$H$115"/>
        <table:named-range table:name="RogueAB" table:base-cell-address="$Classes.$D$25" table:cell-range-address="$Classes.$D$25:.$D$39"/>
        <table:named-range table:name="RogueEvade" table:base-cell-address="$Classes.$F$25" table:cell-range-address="$Classes.$F$25:.$F$39"/>
        <table:named-range table:name="RogueHardy" table:base-cell-address="$Classes.$G$25" table:cell-range-address="$Classes.$G$25:.$G$39"/>
        <table:named-range table:name="RogueInit" table:base-cell-address="$Classes.$E$25" table:cell-range-address="$Classes.$E$25:.$E$39"/>
        <table:named-range table:name="RogueKnacks" table:base-cell-address="$Classes.$K$25" table:cell-range-address="$Classes.$K$25:.$K$39"/>
        <table:named-range table:name="RogueSkills" table:base-cell-address="$Classes.$I$25" table:cell-range-address="$Classes.$I$25:.$I$39"/>
        <table:named-range table:name="RogueSpirit" table:base-cell-address="$Classes.$H$25" table:cell-range-address="$Classes.$H$25:.$H$39"/>
        <table:named-range table:name="RogueTraits" table:base-cell-address="$Classes.$J$25" table:cell-range-address="$Classes.$J$25:.$J$39"/>
        <table:named-range table:name="RogueXP" table:base-cell-address="$Classes.$B$25" table:cell-range-address="$Classes.$B$25:.$B$39"/>
        <table:named-range table:name="SaveDiff" table:base-cell-address="$Classes.$R$44" table:cell-range-address="$Classes.$R$44:.$R$58"/>
        <table:named-range table:name="Size" table:base-cell-address="$EnemyTables.$R$2" table:cell-range-address="$EnemyTables.$Y$2:.$Y$7"/>
        <table:named-range table:name="SizeID" table:base-cell-address="$EnemyTables.$U$2" table:cell-range-address="$EnemyTables.$Z$2:.$Z$7"/>
        <table:named-range table:name="SneakAttack" table:base-cell-address="$Classes.$L$25" table:cell-range-address="$Classes.$L$25:.$L$39"/>
        <table:named-range table:name="SpecialXP" table:base-cell-address="$EnemyTables.$V$33" table:cell-range-address="$EnemyTables.$W$2:.$W$33"/>
        <table:named-range table:name="Spells" table:base-cell-address="$Classes.$L$44" table:cell-range-address="$Classes.$L$44:.$Q$58"/>
        <table:named-range table:name="Spirit" table:base-cell-address="$EnemyTables.$N$2" table:cell-range-address="$EnemyTables.$R$2:.$R$33"/>
        <table:named-range table:name="STR" table:base-cell-address="$EnemyBuilder.$C$11" table:cell-range-address="$EnemyBuilder.$D$12"/>
        <table:named-range table:name="WeaponDamage" table:base-cell-address="$EnemyTables.$E$2" table:cell-range-address="$EnemyTables.$H$2:.$H$10"/>
        <table:named-range table:name="WeaponID" table:base-cell-address="$EnemyTables.$G$2" table:cell-range-address="$EnemyTables.$G$2:.$G$10"/>
        <table:named-range table:name="Weapons" table:base-cell-address="$EnemyTables.$D$2" table:cell-range-address="$EnemyTables.$F$2:.$F$10"/>
        <table:named-range table:name="WIS" table:base-cell-address="$EnemyBuilder.$G$11" table:cell-range-address="$EnemyBuilder.$H$12"/>
      </table:named-expressions>
      <table:database-ranges>
        <table:database-range table:name="__Anonymous_Sheet_DB__3" table:target-range-address="Mercenaries.A6:Mercenaries.W2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nemyTables.F12:EnemyTables.H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fraction number:min-integer-digits="0" number:min-numerator-digits="1" loext:max-numerator-digits="1" number:min-denominator-digits="1" number:max-denominator-value="9"/>
    </number:number-style>
    <number:number-style style:name="N122" number:title="User-defined">
      <number:number number:decimal-places="0" number:min-decimal-places="0" number:min-integer-digits="1" number:grouping="true"/>
      <number:text>d8</number:text>
    </number:number-style>
    <number:number-style style:name="N123">
      <number:number number:decimal-places="1" number:min-decimal-places="1" number:min-integer-digits="1" number:grouping="true"/>
      <number:text>sp</number:text>
    </number:number-style>
    <number:number-style style:name="N124" number:title="User-defined">
      <number:number number:decimal-places="1" number:min-decimal-places="1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0" number:min-decimal-places="0" number:min-integer-digits="1" number:grouping="true"/>
      <number:text>h</number:text>
    </number:number-style>
    <number:number-style style:name="N138" number:title="User-defined">
      <number:number number:decimal-places="0" number:min-decimal-places="0" number:min-integer-digits="1" number:grouping="true"/>
      <number:text>sp</number:text>
    </number:number-style>
    <number:number-style style:name="N139" number:title="User-defined">
      <number:number number:decimal-places="1" number:min-decimal-places="1" number:min-integer-digits="1" number:grouping="true"/>
    </number:number-style>
    <number:number-style style:name="N140" number:title="User-defined">
      <number:number number:decimal-places="0" number:min-decimal-places="0" number:min-integer-digits="1" number:grouping="true"/>
      <number:text>+</number:text>
    </number:number-style>
    <number:number-style style:name="N142P0" style:volatile="true">
      <number:text>+</number:text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6T14:18:24.274000000</meta:creation-date>
    <dc:date>2025-01-24T16:56:13.388000000</dc:date>
    <meta:editing-duration>P1DT6H4M2S</meta:editing-duration>
    <meta:editing-cycles>20</meta:editing-cycles>
    <meta:generator>LibreOffice/7.0.1.2$Windows_X86_64 LibreOffice_project/7cbcfc562f6eb6708b5ff7d7397325de9e764452</meta:generator>
    <meta:document-statistic meta:table-count="12" meta:cell-count="7705" meta:object-count="0"/>
  </office:meta>
</office:document-meta>
</file>